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_n100_B500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0.325506844525936" calcext:value-type="float">
            <text:p>0.325506844525936</text:p>
          </table:table-cell>
          <table:table-cell office:value-type="float" office:value="1.30783522173237" calcext:value-type="float">
            <text:p>1.30783522173237</text:p>
          </table:table-cell>
          <table:table-cell office:value-type="float" office:value="0.52180211612523" calcext:value-type="float">
            <text:p>0.52180211612523</text:p>
          </table:table-cell>
          <table:table-cell office:value-type="float" office:value="0.217836181680722" calcext:value-type="float">
            <text:p>0.217836181680722</text:p>
          </table:table-cell>
          <table:table-cell office:value-type="float" office:value="0.140219267263866" calcext:value-type="float">
            <text:p>0.140219267263866</text:p>
          </table:table-cell>
          <table:table-cell office:value-type="float" office:value="0.0986818530714654" calcext:value-type="float">
            <text:p>0.0986818530714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755867179768" calcext:value-type="float">
            <text:p>0.42755867179768</text:p>
          </table:table-cell>
          <table:table-cell office:value-type="float" office:value="1.24549652485087" calcext:value-type="float">
            <text:p>1.24549652485087</text:p>
          </table:table-cell>
          <table:table-cell office:value-type="float" office:value="0.508344204485475" calcext:value-type="float">
            <text:p>0.508344204485475</text:p>
          </table:table-cell>
          <table:table-cell office:value-type="float" office:value="0.206602162526649" calcext:value-type="float">
            <text:p>0.206602162526649</text:p>
          </table:table-cell>
          <table:table-cell office:value-type="float" office:value="0.143308735288759" calcext:value-type="float">
            <text:p>0.143308735288759</text:p>
          </table:table-cell>
          <table:table-cell office:value-type="float" office:value="0.12600493007169" calcext:value-type="float">
            <text:p>0.1260049300716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14471435055099" calcext:value-type="float">
            <text:p>0.314471435055099</text:p>
          </table:table-cell>
          <table:table-cell office:value-type="float" office:value="1.44489806292177" calcext:value-type="float">
            <text:p>1.44489806292177</text:p>
          </table:table-cell>
          <table:table-cell office:value-type="float" office:value="0.489202596314201" calcext:value-type="float">
            <text:p>0.489202596314201</text:p>
          </table:table-cell>
          <table:table-cell office:value-type="float" office:value="0.214448191804981" calcext:value-type="float">
            <text:p>0.214448191804981</text:p>
          </table:table-cell>
          <table:table-cell office:value-type="float" office:value="0.149763638226155" calcext:value-type="float">
            <text:p>0.149763638226155</text:p>
          </table:table-cell>
          <table:table-cell office:value-type="float" office:value="0.0644361176831495" calcext:value-type="float">
            <text:p>0.064436117683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6107717714543" calcext:value-type="float">
            <text:p>0.456107717714543</text:p>
          </table:table-cell>
          <table:table-cell office:value-type="float" office:value="1.34476166860961" calcext:value-type="float">
            <text:p>1.34476166860961</text:p>
          </table:table-cell>
          <table:table-cell office:value-type="float" office:value="0.406775072381778" calcext:value-type="float">
            <text:p>0.406775072381778</text:p>
          </table:table-cell>
          <table:table-cell office:value-type="float" office:value="0.173213249510534" calcext:value-type="float">
            <text:p>0.173213249510534</text:p>
          </table:table-cell>
          <table:table-cell office:value-type="float" office:value="0.131568680314258" calcext:value-type="float">
            <text:p>0.131568680314258</text:p>
          </table:table-cell>
          <table:table-cell office:value-type="float" office:value="0.0464896869612734" calcext:value-type="float">
            <text:p>0.0464896869612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1294938029103" calcext:value-type="float">
            <text:p>0.171294938029103</text:p>
          </table:table-cell>
          <table:table-cell office:value-type="float" office:value="1.40472574555312" calcext:value-type="float">
            <text:p>1.40472574555312</text:p>
          </table:table-cell>
          <table:table-cell office:value-type="float" office:value="0.577822133183555" calcext:value-type="float">
            <text:p>0.577822133183555</text:p>
          </table:table-cell>
          <table:table-cell office:value-type="float" office:value="0.197173911948994" calcext:value-type="float">
            <text:p>0.197173911948994</text:p>
          </table:table-cell>
          <table:table-cell office:value-type="float" office:value="0.133730422521189" calcext:value-type="float">
            <text:p>0.133730422521189</text:p>
          </table:table-cell>
          <table:table-cell office:value-type="float" office:value="0.0762354028114523" calcext:value-type="float">
            <text:p>0.0762354028114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0468944614928" calcext:value-type="float">
            <text:p>0.300468944614928</text:p>
          </table:table-cell>
          <table:table-cell office:value-type="float" office:value="1.32237487853146" calcext:value-type="float">
            <text:p>1.32237487853146</text:p>
          </table:table-cell>
          <table:table-cell office:value-type="float" office:value="0.504490693361956" calcext:value-type="float">
            <text:p>0.504490693361956</text:p>
          </table:table-cell>
          <table:table-cell office:value-type="float" office:value="0.157745728782064" calcext:value-type="float">
            <text:p>0.157745728782064</text:p>
          </table:table-cell>
          <table:table-cell office:value-type="float" office:value="0.11852085568319" calcext:value-type="float">
            <text:p>0.11852085568319</text:p>
          </table:table-cell>
          <table:table-cell office:value-type="float" office:value="0.0898625594853849" calcext:value-type="float">
            <text:p>0.08986255948538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80821912261762" calcext:value-type="float">
            <text:p>0.780821912261762</text:p>
          </table:table-cell>
          <table:table-cell office:value-type="float" office:value="1.00710876607601" calcext:value-type="float">
            <text:p>1.00710876607601</text:p>
          </table:table-cell>
          <table:table-cell office:value-type="float" office:value="0.630111232319061" calcext:value-type="float">
            <text:p>0.630111232319061</text:p>
          </table:table-cell>
          <table:table-cell office:value-type="float" office:value="0.178033673481554" calcext:value-type="float">
            <text:p>0.178033673481554</text:p>
          </table:table-cell>
          <table:table-cell office:value-type="float" office:value="0.124807673822161" calcext:value-type="float">
            <text:p>0.124807673822161</text:p>
          </table:table-cell>
          <table:table-cell office:value-type="float" office:value="0.07813513241715" calcext:value-type="float">
            <text:p>0.078135132417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16908338854827" calcext:value-type="float">
            <text:p>0.916908338854827</text:p>
          </table:table-cell>
          <table:table-cell office:value-type="float" office:value="0.883470096192979" calcext:value-type="float">
            <text:p>0.883470096192979</text:p>
          </table:table-cell>
          <table:table-cell office:value-type="float" office:value="0.670127122185999" calcext:value-type="float">
            <text:p>0.670127122185999</text:p>
          </table:table-cell>
          <table:table-cell office:value-type="float" office:value="0.197328239165651" calcext:value-type="float">
            <text:p>0.197328239165651</text:p>
          </table:table-cell>
          <table:table-cell office:value-type="float" office:value="0.150957279416943" calcext:value-type="float">
            <text:p>0.150957279416943</text:p>
          </table:table-cell>
          <table:table-cell office:value-type="float" office:value="0.0929742273151673" calcext:value-type="float">
            <text:p>0.092974227315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8274003677073" calcext:value-type="float">
            <text:p>0.538274003677073</text:p>
          </table:table-cell>
          <table:table-cell office:value-type="float" office:value="1.23740733921593" calcext:value-type="float">
            <text:p>1.23740733921593</text:p>
          </table:table-cell>
          <table:table-cell office:value-type="float" office:value="0.629338094063757" calcext:value-type="float">
            <text:p>0.629338094063757</text:p>
          </table:table-cell>
          <table:table-cell office:value-type="float" office:value="0.192542373233304" calcext:value-type="float">
            <text:p>0.192542373233304</text:p>
          </table:table-cell>
          <table:table-cell office:value-type="float" office:value="0.134296550952244" calcext:value-type="float">
            <text:p>0.134296550952244</text:p>
          </table:table-cell>
          <table:table-cell office:value-type="float" office:value="0.0911104804231748" calcext:value-type="float">
            <text:p>0.0911104804231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1879902495883" calcext:value-type="float">
            <text:p>0.31879902495883</text:p>
          </table:table-cell>
          <table:table-cell office:value-type="float" office:value="1.43312026201054" calcext:value-type="float">
            <text:p>1.43312026201054</text:p>
          </table:table-cell>
          <table:table-cell office:value-type="float" office:value="0.673566964094901" calcext:value-type="float">
            <text:p>0.673566964094901</text:p>
          </table:table-cell>
          <table:table-cell office:value-type="float" office:value="0.284985962876386" calcext:value-type="float">
            <text:p>0.284985962876386</text:p>
          </table:table-cell>
          <table:table-cell office:value-type="float" office:value="0.206039653379421" calcext:value-type="float">
            <text:p>0.206039653379421</text:p>
          </table:table-cell>
          <table:table-cell office:value-type="float" office:value="0.106718351187034" calcext:value-type="float">
            <text:p>0.1067183511870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7214845429707" calcext:value-type="float">
            <text:p>0.387214845429707</text:p>
          </table:table-cell>
          <table:table-cell office:value-type="float" office:value="1.33740733358431" calcext:value-type="float">
            <text:p>1.33740733358431</text:p>
          </table:table-cell>
          <table:table-cell office:value-type="float" office:value="0.471419801474833" calcext:value-type="float">
            <text:p>0.471419801474833</text:p>
          </table:table-cell>
          <table:table-cell office:value-type="float" office:value="0.194541698818097" calcext:value-type="float">
            <text:p>0.194541698818097</text:p>
          </table:table-cell>
          <table:table-cell office:value-type="float" office:value="0.120715678517002" calcext:value-type="float">
            <text:p>0.120715678517002</text:p>
          </table:table-cell>
          <table:table-cell office:value-type="float" office:value="0.0750041656444319" calcext:value-type="float">
            <text:p>0.0750041656444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7255600657951" calcext:value-type="float">
            <text:p>0.417255600657951</text:p>
          </table:table-cell>
          <table:table-cell office:value-type="float" office:value="1.32347359833361" calcext:value-type="float">
            <text:p>1.32347359833361</text:p>
          </table:table-cell>
          <table:table-cell office:value-type="float" office:value="0.40445879282677" calcext:value-type="float">
            <text:p>0.40445879282677</text:p>
          </table:table-cell>
          <table:table-cell office:value-type="float" office:value="0.165354269679651" calcext:value-type="float">
            <text:p>0.165354269679651</text:p>
          </table:table-cell>
          <table:table-cell office:value-type="float" office:value="0.125231349069691" calcext:value-type="float">
            <text:p>0.125231349069691</text:p>
          </table:table-cell>
          <table:table-cell office:value-type="float" office:value="0.0516587703064773" calcext:value-type="float">
            <text:p>0.05165877030647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3392189618703" calcext:value-type="float">
            <text:p>0.633392189618703</text:p>
          </table:table-cell>
          <table:table-cell office:value-type="float" office:value="1.20808248597239" calcext:value-type="float">
            <text:p>1.20808248597239</text:p>
          </table:table-cell>
          <table:table-cell office:value-type="float" office:value="0.481153329122023" calcext:value-type="float">
            <text:p>0.481153329122023</text:p>
          </table:table-cell>
          <table:table-cell office:value-type="float" office:value="0.163348178561059" calcext:value-type="float">
            <text:p>0.163348178561059</text:p>
          </table:table-cell>
          <table:table-cell office:value-type="float" office:value="0.120093618455768" calcext:value-type="float">
            <text:p>0.120093618455768</text:p>
          </table:table-cell>
          <table:table-cell office:value-type="float" office:value="0.0669186984419615" calcext:value-type="float">
            <text:p>0.0669186984419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8661488707564" calcext:value-type="float">
            <text:p>0.538661488707564</text:p>
          </table:table-cell>
          <table:table-cell office:value-type="float" office:value="1.29475585869139" calcext:value-type="float">
            <text:p>1.29475585869139</text:p>
          </table:table-cell>
          <table:table-cell office:value-type="float" office:value="0.576625578200585" calcext:value-type="float">
            <text:p>0.576625578200585</text:p>
          </table:table-cell>
          <table:table-cell office:value-type="float" office:value="0.2176968974774" calcext:value-type="float">
            <text:p>0.2176968974774</text:p>
          </table:table-cell>
          <table:table-cell office:value-type="float" office:value="0.144804146906185" calcext:value-type="float">
            <text:p>0.144804146906185</text:p>
          </table:table-cell>
          <table:table-cell office:value-type="float" office:value="0.124901935951647" calcext:value-type="float">
            <text:p>0.1249019359516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6859260025413" calcext:value-type="float">
            <text:p>0.566859260025413</text:p>
          </table:table-cell>
          <table:table-cell office:value-type="float" office:value="1.18382126387491" calcext:value-type="float">
            <text:p>1.18382126387491</text:p>
          </table:table-cell>
          <table:table-cell office:value-type="float" office:value="0.445417418902358" calcext:value-type="float">
            <text:p>0.445417418902358</text:p>
          </table:table-cell>
          <table:table-cell office:value-type="float" office:value="0.182965219417506" calcext:value-type="float">
            <text:p>0.182965219417506</text:p>
          </table:table-cell>
          <table:table-cell office:value-type="float" office:value="0.12445316540612" calcext:value-type="float">
            <text:p>0.12445316540612</text:p>
          </table:table-cell>
          <table:table-cell office:value-type="float" office:value="0.0611854662256258" calcext:value-type="float">
            <text:p>0.0611854662256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7954969591036" calcext:value-type="float">
            <text:p>0.567954969591036</text:p>
          </table:table-cell>
          <table:table-cell office:value-type="float" office:value="1.19365737656585" calcext:value-type="float">
            <text:p>1.19365737656585</text:p>
          </table:table-cell>
          <table:table-cell office:value-type="float" office:value="0.464963949105457" calcext:value-type="float">
            <text:p>0.464963949105457</text:p>
          </table:table-cell>
          <table:table-cell office:value-type="float" office:value="0.19537861357725" calcext:value-type="float">
            <text:p>0.19537861357725</text:p>
          </table:table-cell>
          <table:table-cell office:value-type="float" office:value="0.14089783679967" calcext:value-type="float">
            <text:p>0.14089783679967</text:p>
          </table:table-cell>
          <table:table-cell office:value-type="float" office:value="0.108600439540448" calcext:value-type="float">
            <text:p>0.1086004395404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21127440803126" calcext:value-type="float">
            <text:p>0.221127440803126</text:p>
          </table:table-cell>
          <table:table-cell office:value-type="float" office:value="1.48240521092993" calcext:value-type="float">
            <text:p>1.48240521092993</text:p>
          </table:table-cell>
          <table:table-cell office:value-type="float" office:value="0.575285415874056" calcext:value-type="float">
            <text:p>0.575285415874056</text:p>
          </table:table-cell>
          <table:table-cell office:value-type="float" office:value="0.186393172736664" calcext:value-type="float">
            <text:p>0.186393172736664</text:p>
          </table:table-cell>
          <table:table-cell office:value-type="float" office:value="0.157406978661103" calcext:value-type="float">
            <text:p>0.157406978661103</text:p>
          </table:table-cell>
          <table:table-cell office:value-type="float" office:value="0.0866239594426446" calcext:value-type="float">
            <text:p>0.0866239594426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57629711991724" calcext:value-type="float">
            <text:p>0.357629711991724</text:p>
          </table:table-cell>
          <table:table-cell office:value-type="float" office:value="1.35279888757843" calcext:value-type="float">
            <text:p>1.35279888757843</text:p>
          </table:table-cell>
          <table:table-cell office:value-type="float" office:value="0.442939543177978" calcext:value-type="float">
            <text:p>0.442939543177978</text:p>
          </table:table-cell>
          <table:table-cell office:value-type="float" office:value="0.146464645279604" calcext:value-type="float">
            <text:p>0.146464645279604</text:p>
          </table:table-cell>
          <table:table-cell office:value-type="float" office:value="0.130784253677701" calcext:value-type="float">
            <text:p>0.130784253677701</text:p>
          </table:table-cell>
          <table:table-cell office:value-type="float" office:value="0.0750376115477626" calcext:value-type="float">
            <text:p>0.0750376115477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2323324844156" calcext:value-type="float">
            <text:p>0.372323324844156</text:p>
          </table:table-cell>
          <table:table-cell office:value-type="float" office:value="1.41696958604435" calcext:value-type="float">
            <text:p>1.41696958604435</text:p>
          </table:table-cell>
          <table:table-cell office:value-type="float" office:value="0.453390849940923" calcext:value-type="float">
            <text:p>0.453390849940923</text:p>
          </table:table-cell>
          <table:table-cell office:value-type="float" office:value="0.170822032245468" calcext:value-type="float">
            <text:p>0.170822032245468</text:p>
          </table:table-cell>
          <table:table-cell office:value-type="float" office:value="0.126460951283101" calcext:value-type="float">
            <text:p>0.126460951283101</text:p>
          </table:table-cell>
          <table:table-cell office:value-type="float" office:value="0.0718294925374074" calcext:value-type="float">
            <text:p>0.0718294925374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2945462870472" calcext:value-type="float">
            <text:p>0.412945462870472</text:p>
          </table:table-cell>
          <table:table-cell office:value-type="float" office:value="1.37657781111082" calcext:value-type="float">
            <text:p>1.37657781111082</text:p>
          </table:table-cell>
          <table:table-cell office:value-type="float" office:value="0.412735648986349" calcext:value-type="float">
            <text:p>0.412735648986349</text:p>
          </table:table-cell>
          <table:table-cell office:value-type="float" office:value="0.171115876933473" calcext:value-type="float">
            <text:p>0.171115876933473</text:p>
          </table:table-cell>
          <table:table-cell office:value-type="float" office:value="0.131691967548612" calcext:value-type="float">
            <text:p>0.131691967548612</text:p>
          </table:table-cell>
          <table:table-cell office:value-type="float" office:value="0.0539072226632723" calcext:value-type="float">
            <text:p>0.0539072226632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6372445965527" calcext:value-type="float">
            <text:p>0.426372445965527</text:p>
          </table:table-cell>
          <table:table-cell office:value-type="float" office:value="1.32848931073139" calcext:value-type="float">
            <text:p>1.32848931073139</text:p>
          </table:table-cell>
          <table:table-cell office:value-type="float" office:value="0.52467834993403" calcext:value-type="float">
            <text:p>0.52467834993403</text:p>
          </table:table-cell>
          <table:table-cell office:value-type="float" office:value="0.186803894441224" calcext:value-type="float">
            <text:p>0.186803894441224</text:p>
          </table:table-cell>
          <table:table-cell office:value-type="float" office:value="0.126725862142127" calcext:value-type="float">
            <text:p>0.126725862142127</text:p>
          </table:table-cell>
          <table:table-cell office:value-type="float" office:value="0.067658071690072" calcext:value-type="float">
            <text:p>0.0676580716900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2775639713212" calcext:value-type="float">
            <text:p>0.662775639713212</text:p>
          </table:table-cell>
          <table:table-cell office:value-type="float" office:value="1.16460523512866" calcext:value-type="float">
            <text:p>1.16460523512866</text:p>
          </table:table-cell>
          <table:table-cell office:value-type="float" office:value="0.470029380212362" calcext:value-type="float">
            <text:p>0.470029380212362</text:p>
          </table:table-cell>
          <table:table-cell office:value-type="float" office:value="0.155137183816624" calcext:value-type="float">
            <text:p>0.155137183816624</text:p>
          </table:table-cell>
          <table:table-cell office:value-type="float" office:value="0.118471782308479" calcext:value-type="float">
            <text:p>0.118471782308479</text:p>
          </table:table-cell>
          <table:table-cell office:value-type="float" office:value="0.0878501556653677" calcext:value-type="float">
            <text:p>0.08785015566536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44576438160273" calcext:value-type="float">
            <text:p>0.244576438160273</text:p>
          </table:table-cell>
          <table:table-cell office:value-type="float" office:value="1.40165971077716" calcext:value-type="float">
            <text:p>1.40165971077716</text:p>
          </table:table-cell>
          <table:table-cell office:value-type="float" office:value="0.561268064343736" calcext:value-type="float">
            <text:p>0.561268064343736</text:p>
          </table:table-cell>
          <table:table-cell office:value-type="float" office:value="0.229274404146706" calcext:value-type="float">
            <text:p>0.229274404146706</text:p>
          </table:table-cell>
          <table:table-cell office:value-type="float" office:value="0.17220048648948" calcext:value-type="float">
            <text:p>0.17220048648948</text:p>
          </table:table-cell>
          <table:table-cell office:value-type="float" office:value="0.0971487578532274" calcext:value-type="float">
            <text:p>0.0971487578532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501742454554" calcext:value-type="float">
            <text:p>0.37501742454554</text:p>
          </table:table-cell>
          <table:table-cell office:value-type="float" office:value="1.31786706124414" calcext:value-type="float">
            <text:p>1.31786706124414</text:p>
          </table:table-cell>
          <table:table-cell office:value-type="float" office:value="0.537151372516064" calcext:value-type="float">
            <text:p>0.537151372516064</text:p>
          </table:table-cell>
          <table:table-cell office:value-type="float" office:value="0.201829343999604" calcext:value-type="float">
            <text:p>0.201829343999604</text:p>
          </table:table-cell>
          <table:table-cell office:value-type="float" office:value="0.15293662589814" calcext:value-type="float">
            <text:p>0.15293662589814</text:p>
          </table:table-cell>
          <table:table-cell office:value-type="float" office:value="0.0881888352584606" calcext:value-type="float">
            <text:p>0.08818883525846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1068785423893" calcext:value-type="float">
            <text:p>0.321068785423893</text:p>
          </table:table-cell>
          <table:table-cell office:value-type="float" office:value="1.42878899107448" calcext:value-type="float">
            <text:p>1.42878899107448</text:p>
          </table:table-cell>
          <table:table-cell office:value-type="float" office:value="0.544421153165737" calcext:value-type="float">
            <text:p>0.544421153165737</text:p>
          </table:table-cell>
          <table:table-cell office:value-type="float" office:value="0.247230918298829" calcext:value-type="float">
            <text:p>0.247230918298829</text:p>
          </table:table-cell>
          <table:table-cell office:value-type="float" office:value="0.161000226801806" calcext:value-type="float">
            <text:p>0.161000226801806</text:p>
          </table:table-cell>
          <table:table-cell office:value-type="float" office:value="0.0807072786963924" calcext:value-type="float">
            <text:p>0.0807072786963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52625947581257" calcext:value-type="float">
            <text:p>0.152625947581257</text:p>
          </table:table-cell>
          <table:table-cell office:value-type="float" office:value="1.56790205808219" calcext:value-type="float">
            <text:p>1.56790205808219</text:p>
          </table:table-cell>
          <table:table-cell office:value-type="float" office:value="0.436253581813585" calcext:value-type="float">
            <text:p>0.436253581813585</text:p>
          </table:table-cell>
          <table:table-cell office:value-type="float" office:value="0.17570528918354" calcext:value-type="float">
            <text:p>0.17570528918354</text:p>
          </table:table-cell>
          <table:table-cell office:value-type="float" office:value="0.12896984716639" calcext:value-type="float">
            <text:p>0.12896984716639</text:p>
          </table:table-cell>
          <table:table-cell office:value-type="float" office:value="0.0590801034324266" calcext:value-type="float">
            <text:p>0.059080103432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03491788348703" calcext:value-type="float">
            <text:p>0.303491788348703</text:p>
          </table:table-cell>
          <table:table-cell office:value-type="float" office:value="1.41810179996439" calcext:value-type="float">
            <text:p>1.41810179996439</text:p>
          </table:table-cell>
          <table:table-cell office:value-type="float" office:value="0.530746441481928" calcext:value-type="float">
            <text:p>0.530746441481928</text:p>
          </table:table-cell>
          <table:table-cell office:value-type="float" office:value="0.180500361543583" calcext:value-type="float">
            <text:p>0.180500361543583</text:p>
          </table:table-cell>
          <table:table-cell office:value-type="float" office:value="0.119984104870067" calcext:value-type="float">
            <text:p>0.119984104870067</text:p>
          </table:table-cell>
          <table:table-cell office:value-type="float" office:value="0.0649499406645033" calcext:value-type="float">
            <text:p>0.0649499406645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3272087268147" calcext:value-type="float">
            <text:p>0.463272087268147</text:p>
          </table:table-cell>
          <table:table-cell office:value-type="float" office:value="1.29634651254995" calcext:value-type="float">
            <text:p>1.29634651254995</text:p>
          </table:table-cell>
          <table:table-cell office:value-type="float" office:value="0.442927069362226" calcext:value-type="float">
            <text:p>0.442927069362226</text:p>
          </table:table-cell>
          <table:table-cell office:value-type="float" office:value="0.106942737853616" calcext:value-type="float">
            <text:p>0.106942737853616</text:p>
          </table:table-cell>
          <table:table-cell office:value-type="float" office:value="0.0990253778431436" calcext:value-type="float">
            <text:p>0.099025377843144</text:p>
          </table:table-cell>
          <table:table-cell office:value-type="float" office:value="0.0737551477175402" calcext:value-type="float">
            <text:p>0.073755147717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7455013427199" calcext:value-type="float">
            <text:p>0.607455013427199</text:p>
          </table:table-cell>
          <table:table-cell office:value-type="float" office:value="1.28654702288253" calcext:value-type="float">
            <text:p>1.28654702288253</text:p>
          </table:table-cell>
          <table:table-cell office:value-type="float" office:value="0.415071654348637" calcext:value-type="float">
            <text:p>0.415071654348637</text:p>
          </table:table-cell>
          <table:table-cell office:value-type="float" office:value="0.170291052168374" calcext:value-type="float">
            <text:p>0.170291052168374</text:p>
          </table:table-cell>
          <table:table-cell office:value-type="float" office:value="0.132190788783496" calcext:value-type="float">
            <text:p>0.132190788783496</text:p>
          </table:table-cell>
          <table:table-cell office:value-type="float" office:value="0.0541142817808465" calcext:value-type="float">
            <text:p>0.0541142817808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6384347494902" calcext:value-type="float">
            <text:p>0.576384347494902</text:p>
          </table:table-cell>
          <table:table-cell office:value-type="float" office:value="1.33661595121646" calcext:value-type="float">
            <text:p>1.33661595121646</text:p>
          </table:table-cell>
          <table:table-cell office:value-type="float" office:value="0.379205880585711" calcext:value-type="float">
            <text:p>0.379205880585711</text:p>
          </table:table-cell>
          <table:table-cell office:value-type="float" office:value="0.193910966426898" calcext:value-type="float">
            <text:p>0.193910966426898</text:p>
          </table:table-cell>
          <table:table-cell office:value-type="float" office:value="0.139656155378555" calcext:value-type="float">
            <text:p>0.139656155378555</text:p>
          </table:table-cell>
          <table:table-cell office:value-type="float" office:value="0.0620048468743531" calcext:value-type="float">
            <text:p>0.06200484687435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9277344653795" calcext:value-type="float">
            <text:p>0.419277344653795</text:p>
          </table:table-cell>
          <table:table-cell office:value-type="float" office:value="1.3256201712011" calcext:value-type="float">
            <text:p>1.3256201712011</text:p>
          </table:table-cell>
          <table:table-cell office:value-type="float" office:value="0.612710850852172" calcext:value-type="float">
            <text:p>0.612710850852172</text:p>
          </table:table-cell>
          <table:table-cell office:value-type="float" office:value="0.190793130151972" calcext:value-type="float">
            <text:p>0.190793130151972</text:p>
          </table:table-cell>
          <table:table-cell office:value-type="float" office:value="0.155177342509282" calcext:value-type="float">
            <text:p>0.155177342509282</text:p>
          </table:table-cell>
          <table:table-cell office:value-type="float" office:value="0.0823716337183943" calcext:value-type="float">
            <text:p>0.0823716337183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7207536875234" calcext:value-type="float">
            <text:p>0.487207536875234</text:p>
          </table:table-cell>
          <table:table-cell office:value-type="float" office:value="1.24800212554522" calcext:value-type="float">
            <text:p>1.24800212554522</text:p>
          </table:table-cell>
          <table:table-cell office:value-type="float" office:value="0.63165749354692" calcext:value-type="float">
            <text:p>0.63165749354692</text:p>
          </table:table-cell>
          <table:table-cell office:value-type="float" office:value="0.213327073899318" calcext:value-type="float">
            <text:p>0.213327073899318</text:p>
          </table:table-cell>
          <table:table-cell office:value-type="float" office:value="0.146240436608157" calcext:value-type="float">
            <text:p>0.146240436608157</text:p>
          </table:table-cell>
          <table:table-cell office:value-type="float" office:value="0.10149952057344" calcext:value-type="float">
            <text:p>0.1014995205734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58899019442076" calcext:value-type="float">
            <text:p>0.358899019442076</text:p>
          </table:table-cell>
          <table:table-cell office:value-type="float" office:value="1.3989126679761" calcext:value-type="float">
            <text:p>1.3989126679761</text:p>
          </table:table-cell>
          <table:table-cell office:value-type="float" office:value="0.520371684165944" calcext:value-type="float">
            <text:p>0.520371684165944</text:p>
          </table:table-cell>
          <table:table-cell office:value-type="float" office:value="0.181141622800291" calcext:value-type="float">
            <text:p>0.181141622800291</text:p>
          </table:table-cell>
          <table:table-cell office:value-type="float" office:value="0.132675261573999" calcext:value-type="float">
            <text:p>0.132675261573999</text:p>
          </table:table-cell>
          <table:table-cell office:value-type="float" office:value="0.077862645029751" calcext:value-type="float">
            <text:p>0.0778626450297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0090473711641" calcext:value-type="float">
            <text:p>0.500090473711641</text:p>
          </table:table-cell>
          <table:table-cell office:value-type="float" office:value="1.23087705868508" calcext:value-type="float">
            <text:p>1.23087705868508</text:p>
          </table:table-cell>
          <table:table-cell office:value-type="float" office:value="0.477351228544175" calcext:value-type="float">
            <text:p>0.477351228544175</text:p>
          </table:table-cell>
          <table:table-cell office:value-type="float" office:value="0.148084318896266" calcext:value-type="float">
            <text:p>0.148084318896266</text:p>
          </table:table-cell>
          <table:table-cell office:value-type="float" office:value="0.112515548525775" calcext:value-type="float">
            <text:p>0.112515548525775</text:p>
          </table:table-cell>
          <table:table-cell office:value-type="float" office:value="0.0694721143914815" calcext:value-type="float">
            <text:p>0.06947211439148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5930982677776" calcext:value-type="float">
            <text:p>0.535930982677776</text:p>
          </table:table-cell>
          <table:table-cell office:value-type="float" office:value="1.32005542778378" calcext:value-type="float">
            <text:p>1.32005542778378</text:p>
          </table:table-cell>
          <table:table-cell office:value-type="float" office:value="0.381793018564351" calcext:value-type="float">
            <text:p>0.381793018564351</text:p>
          </table:table-cell>
          <table:table-cell office:value-type="float" office:value="0.159173097083696" calcext:value-type="float">
            <text:p>0.159173097083696</text:p>
          </table:table-cell>
          <table:table-cell office:value-type="float" office:value="0.114512668760948" calcext:value-type="float">
            <text:p>0.114512668760948</text:p>
          </table:table-cell>
          <table:table-cell office:value-type="float" office:value="0.0479094834218671" calcext:value-type="float">
            <text:p>0.0479094834218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9572254231155" calcext:value-type="float">
            <text:p>0.659572254231155</text:p>
          </table:table-cell>
          <table:table-cell office:value-type="float" office:value="1.21979492542372" calcext:value-type="float">
            <text:p>1.21979492542372</text:p>
          </table:table-cell>
          <table:table-cell office:value-type="float" office:value="0.305414398636837" calcext:value-type="float">
            <text:p>0.305414398636837</text:p>
          </table:table-cell>
          <table:table-cell office:value-type="float" office:value="0.090166808731797" calcext:value-type="float">
            <text:p>0.090166808731797</text:p>
          </table:table-cell>
          <table:table-cell office:value-type="float" office:value="0.0793545607862773" calcext:value-type="float">
            <text:p>0.079354560786277</text:p>
          </table:table-cell>
          <table:table-cell office:value-type="float" office:value="0.0555779063744001" calcext:value-type="float">
            <text:p>0.05557790637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3606664765344" calcext:value-type="float">
            <text:p>0.143606664765344</text:p>
          </table:table-cell>
          <table:table-cell office:value-type="float" office:value="1.53822003875233" calcext:value-type="float">
            <text:p>1.53822003875233</text:p>
          </table:table-cell>
          <table:table-cell office:value-type="float" office:value="0.596190601760365" calcext:value-type="float">
            <text:p>0.596190601760365</text:p>
          </table:table-cell>
          <table:table-cell office:value-type="float" office:value="0.180282427348239" calcext:value-type="float">
            <text:p>0.180282427348239</text:p>
          </table:table-cell>
          <table:table-cell office:value-type="float" office:value="0.136231023726889" calcext:value-type="float">
            <text:p>0.136231023726889</text:p>
          </table:table-cell>
          <table:table-cell office:value-type="float" office:value="0.0824576547680489" calcext:value-type="float">
            <text:p>0.0824576547680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42982775596681" calcext:value-type="float">
            <text:p>0.342982775596681</text:p>
          </table:table-cell>
          <table:table-cell office:value-type="float" office:value="1.4068369230382" calcext:value-type="float">
            <text:p>1.4068369230382</text:p>
          </table:table-cell>
          <table:table-cell office:value-type="float" office:value="0.438116538931639" calcext:value-type="float">
            <text:p>0.438116538931639</text:p>
          </table:table-cell>
          <table:table-cell office:value-type="float" office:value="0.144206547555161" calcext:value-type="float">
            <text:p>0.144206547555161</text:p>
          </table:table-cell>
          <table:table-cell office:value-type="float" office:value="0.110916138303535" calcext:value-type="float">
            <text:p>0.110916138303535</text:p>
          </table:table-cell>
          <table:table-cell office:value-type="float" office:value="0.0550275240456963" calcext:value-type="float">
            <text:p>0.05502752404569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068268348316" calcext:value-type="float">
            <text:p>0.49068268348316</text:p>
          </table:table-cell>
          <table:table-cell office:value-type="float" office:value="1.33272263797512" calcext:value-type="float">
            <text:p>1.33272263797512</text:p>
          </table:table-cell>
          <table:table-cell office:value-type="float" office:value="0.468674625522715" calcext:value-type="float">
            <text:p>0.468674625522715</text:p>
          </table:table-cell>
          <table:table-cell office:value-type="float" office:value="0.184214038033384" calcext:value-type="float">
            <text:p>0.184214038033384</text:p>
          </table:table-cell>
          <table:table-cell office:value-type="float" office:value="0.130074098322051" calcext:value-type="float">
            <text:p>0.130074098322051</text:p>
          </table:table-cell>
          <table:table-cell office:value-type="float" office:value="0.0680172601566341" calcext:value-type="float">
            <text:p>0.0680172601566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1168390744212" calcext:value-type="float">
            <text:p>0.601168390744212</text:p>
          </table:table-cell>
          <table:table-cell office:value-type="float" office:value="1.23306900686772" calcext:value-type="float">
            <text:p>1.23306900686772</text:p>
          </table:table-cell>
          <table:table-cell office:value-type="float" office:value="0.405383334808638" calcext:value-type="float">
            <text:p>0.405383334808638</text:p>
          </table:table-cell>
          <table:table-cell office:value-type="float" office:value="0.168507284215693" calcext:value-type="float">
            <text:p>0.168507284215693</text:p>
          </table:table-cell>
          <table:table-cell office:value-type="float" office:value="0.132106391679765" calcext:value-type="float">
            <text:p>0.132106391679765</text:p>
          </table:table-cell>
          <table:table-cell office:value-type="float" office:value="0.0605827146572245" calcext:value-type="float">
            <text:p>0.0605827146572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9429919915954" calcext:value-type="float">
            <text:p>0.509429919915954</text:p>
          </table:table-cell>
          <table:table-cell office:value-type="float" office:value="1.2694399504593" calcext:value-type="float">
            <text:p>1.2694399504593</text:p>
          </table:table-cell>
          <table:table-cell office:value-type="float" office:value="0.422023170058185" calcext:value-type="float">
            <text:p>0.422023170058185</text:p>
          </table:table-cell>
          <table:table-cell office:value-type="float" office:value="0.183866827958417" calcext:value-type="float">
            <text:p>0.183866827958417</text:p>
          </table:table-cell>
          <table:table-cell office:value-type="float" office:value="0.142993441270193" calcext:value-type="float">
            <text:p>0.142993441270193</text:p>
          </table:table-cell>
          <table:table-cell office:value-type="float" office:value="0.0549099555339202" calcext:value-type="float">
            <text:p>0.054909955533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67349902839227" calcext:value-type="float">
            <text:p>0.267349902839227</text:p>
          </table:table-cell>
          <table:table-cell office:value-type="float" office:value="1.4695054765343" calcext:value-type="float">
            <text:p>1.4695054765343</text:p>
          </table:table-cell>
          <table:table-cell office:value-type="float" office:value="0.456736598335208" calcext:value-type="float">
            <text:p>0.456736598335208</text:p>
          </table:table-cell>
          <table:table-cell office:value-type="float" office:value="0.305776220464381" calcext:value-type="float">
            <text:p>0.305776220464381</text:p>
          </table:table-cell>
          <table:table-cell office:value-type="float" office:value="0.212032589776358" calcext:value-type="float">
            <text:p>0.212032589776358</text:p>
          </table:table-cell>
          <table:table-cell office:value-type="float" office:value="0.121611232726765" calcext:value-type="float">
            <text:p>0.12161123272676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6723675135143" calcext:value-type="float">
            <text:p>0.976723675135143</text:p>
          </table:table-cell>
          <table:table-cell office:value-type="float" office:value="1.05685289397723" calcext:value-type="float">
            <text:p>1.05685289397723</text:p>
          </table:table-cell>
          <table:table-cell office:value-type="float" office:value="0.476592974744967" calcext:value-type="float">
            <text:p>0.476592974744967</text:p>
          </table:table-cell>
          <table:table-cell office:value-type="float" office:value="0.173116930457351" calcext:value-type="float">
            <text:p>0.173116930457351</text:p>
          </table:table-cell>
          <table:table-cell office:value-type="float" office:value="0.119358594698509" calcext:value-type="float">
            <text:p>0.119358594698509</text:p>
          </table:table-cell>
          <table:table-cell office:value-type="float" office:value="0.0676735734283389" calcext:value-type="float">
            <text:p>0.06767357342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69978198591277" calcext:value-type="float">
            <text:p>0.969978198591277</text:p>
          </table:table-cell>
          <table:table-cell office:value-type="float" office:value="1.07006315176311" calcext:value-type="float">
            <text:p>1.07006315176311</text:p>
          </table:table-cell>
          <table:table-cell office:value-type="float" office:value="0.482017509466509" calcext:value-type="float">
            <text:p>0.482017509466509</text:p>
          </table:table-cell>
          <table:table-cell office:value-type="float" office:value="0.229341343850952" calcext:value-type="float">
            <text:p>0.229341343850952</text:p>
          </table:table-cell>
          <table:table-cell office:value-type="float" office:value="0.166909337153312" calcext:value-type="float">
            <text:p>0.166909337153312</text:p>
          </table:table-cell>
          <table:table-cell office:value-type="float" office:value="0.0876189896988423" calcext:value-type="float">
            <text:p>0.0876189896988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9541849576902" calcext:value-type="float">
            <text:p>0.679541849576902</text:p>
          </table:table-cell>
          <table:table-cell office:value-type="float" office:value="1.11303354220909" calcext:value-type="float">
            <text:p>1.11303354220909</text:p>
          </table:table-cell>
          <table:table-cell office:value-type="float" office:value="0.565278044798004" calcext:value-type="float">
            <text:p>0.565278044798004</text:p>
          </table:table-cell>
          <table:table-cell office:value-type="float" office:value="0.189333027419753" calcext:value-type="float">
            <text:p>0.189333027419753</text:p>
          </table:table-cell>
          <table:table-cell office:value-type="float" office:value="0.143595179846498" calcext:value-type="float">
            <text:p>0.143595179846498</text:p>
          </table:table-cell>
          <table:table-cell office:value-type="float" office:value="0.0886466852459001" calcext:value-type="float">
            <text:p>0.08864668524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1046525780172" calcext:value-type="float">
            <text:p>0.641046525780172</text:p>
          </table:table-cell>
          <table:table-cell office:value-type="float" office:value="1.14912470842913" calcext:value-type="float">
            <text:p>1.14912470842913</text:p>
          </table:table-cell>
          <table:table-cell office:value-type="float" office:value="0.530743242434074" calcext:value-type="float">
            <text:p>0.530743242434074</text:p>
          </table:table-cell>
          <table:table-cell office:value-type="float" office:value="0.220662636740437" calcext:value-type="float">
            <text:p>0.220662636740437</text:p>
          </table:table-cell>
          <table:table-cell office:value-type="float" office:value="0.151497346616947" calcext:value-type="float">
            <text:p>0.151497346616947</text:p>
          </table:table-cell>
          <table:table-cell office:value-type="float" office:value="0.0725602392690324" calcext:value-type="float">
            <text:p>0.0725602392690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5079281522281" calcext:value-type="float">
            <text:p>0.335079281522281</text:p>
          </table:table-cell>
          <table:table-cell office:value-type="float" office:value="1.48672065182742" calcext:value-type="float">
            <text:p>1.48672065182742</text:p>
          </table:table-cell>
          <table:table-cell office:value-type="float" office:value="0.631729998673514" calcext:value-type="float">
            <text:p>0.631729998673514</text:p>
          </table:table-cell>
          <table:table-cell office:value-type="float" office:value="0.189701700016123" calcext:value-type="float">
            <text:p>0.189701700016123</text:p>
          </table:table-cell>
          <table:table-cell office:value-type="float" office:value="0.176059473877958" calcext:value-type="float">
            <text:p>0.176059473877958</text:p>
          </table:table-cell>
          <table:table-cell office:value-type="float" office:value="0.106997439162439" calcext:value-type="float">
            <text:p>0.106997439162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4687961107454" calcext:value-type="float">
            <text:p>0.484687961107454</text:p>
          </table:table-cell>
          <table:table-cell office:value-type="float" office:value="1.36436571740142" calcext:value-type="float">
            <text:p>1.36436571740142</text:p>
          </table:table-cell>
          <table:table-cell office:value-type="float" office:value="0.526621473232267" calcext:value-type="float">
            <text:p>0.526621473232267</text:p>
          </table:table-cell>
          <table:table-cell office:value-type="float" office:value="0.210416537754242" calcext:value-type="float">
            <text:p>0.210416537754242</text:p>
          </table:table-cell>
          <table:table-cell office:value-type="float" office:value="0.160830250004985" calcext:value-type="float">
            <text:p>0.160830250004985</text:p>
          </table:table-cell>
          <table:table-cell office:value-type="float" office:value="0.0756359595307112" calcext:value-type="float">
            <text:p>0.0756359595307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5683580776151" calcext:value-type="float">
            <text:p>0.365683580776151</text:p>
          </table:table-cell>
          <table:table-cell office:value-type="float" office:value="1.38388966481804" calcext:value-type="float">
            <text:p>1.38388966481804</text:p>
          </table:table-cell>
          <table:table-cell office:value-type="float" office:value="0.531670453736239" calcext:value-type="float">
            <text:p>0.531670453736239</text:p>
          </table:table-cell>
          <table:table-cell office:value-type="float" office:value="0.208137006962946" calcext:value-type="float">
            <text:p>0.208137006962946</text:p>
          </table:table-cell>
          <table:table-cell office:value-type="float" office:value="0.132746684494237" calcext:value-type="float">
            <text:p>0.132746684494237</text:p>
          </table:table-cell>
          <table:table-cell office:value-type="float" office:value="0.0919282871361104" calcext:value-type="float">
            <text:p>0.091928287136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2142040647252" calcext:value-type="float">
            <text:p>0.372142040647252</text:p>
          </table:table-cell>
          <table:table-cell office:value-type="float" office:value="1.40392627756689" calcext:value-type="float">
            <text:p>1.40392627756689</text:p>
          </table:table-cell>
          <table:table-cell office:value-type="float" office:value="0.454866252934306" calcext:value-type="float">
            <text:p>0.454866252934306</text:p>
          </table:table-cell>
          <table:table-cell office:value-type="float" office:value="0.186429294675079" calcext:value-type="float">
            <text:p>0.186429294675079</text:p>
          </table:table-cell>
          <table:table-cell office:value-type="float" office:value="0.135443626484949" calcext:value-type="float">
            <text:p>0.135443626484949</text:p>
          </table:table-cell>
          <table:table-cell office:value-type="float" office:value="0.0531300810001684" calcext:value-type="float">
            <text:p>0.05313008100016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0958770290142" calcext:value-type="float">
            <text:p>0.640958770290142</text:p>
          </table:table-cell>
          <table:table-cell office:value-type="float" office:value="1.2000685955919" calcext:value-type="float">
            <text:p>1.2000685955919</text:p>
          </table:table-cell>
          <table:table-cell office:value-type="float" office:value="0.564526151460379" calcext:value-type="float">
            <text:p>0.564526151460379</text:p>
          </table:table-cell>
          <table:table-cell office:value-type="float" office:value="0.148331244157231" calcext:value-type="float">
            <text:p>0.148331244157231</text:p>
          </table:table-cell>
          <table:table-cell office:value-type="float" office:value="0.136869236800556" calcext:value-type="float">
            <text:p>0.136869236800556</text:p>
          </table:table-cell>
          <table:table-cell office:value-type="float" office:value="0.0792031020105424" calcext:value-type="float">
            <text:p>0.0792031020105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4780049163296" calcext:value-type="float">
            <text:p>0.544780049163296</text:p>
          </table:table-cell>
          <table:table-cell office:value-type="float" office:value="1.29038901534252" calcext:value-type="float">
            <text:p>1.29038901534252</text:p>
          </table:table-cell>
          <table:table-cell office:value-type="float" office:value="0.628695092939704" calcext:value-type="float">
            <text:p>0.628695092939704</text:p>
          </table:table-cell>
          <table:table-cell office:value-type="float" office:value="0.251422166362944" calcext:value-type="float">
            <text:p>0.251422166362944</text:p>
          </table:table-cell>
          <table:table-cell office:value-type="float" office:value="0.180887829472229" calcext:value-type="float">
            <text:p>0.180887829472229</text:p>
          </table:table-cell>
          <table:table-cell office:value-type="float" office:value="0.107717298138041" calcext:value-type="float">
            <text:p>0.10771729813804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8482757878002" calcext:value-type="float">
            <text:p>0.498482757878002</text:p>
          </table:table-cell>
          <table:table-cell office:value-type="float" office:value="1.32262433905651" calcext:value-type="float">
            <text:p>1.32262433905651</text:p>
          </table:table-cell>
          <table:table-cell office:value-type="float" office:value="0.50454276406047" calcext:value-type="float">
            <text:p>0.50454276406047</text:p>
          </table:table-cell>
          <table:table-cell office:value-type="float" office:value="0.194377124982031" calcext:value-type="float">
            <text:p>0.194377124982031</text:p>
          </table:table-cell>
          <table:table-cell office:value-type="float" office:value="0.134135164166329" calcext:value-type="float">
            <text:p>0.134135164166329</text:p>
          </table:table-cell>
          <table:table-cell office:value-type="float" office:value="0.0648276302047982" calcext:value-type="float">
            <text:p>0.0648276302047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3832364327034" calcext:value-type="float">
            <text:p>0.343832364327034</text:p>
          </table:table-cell>
          <table:table-cell office:value-type="float" office:value="1.435525246579" calcext:value-type="float">
            <text:p>1.435525246579</text:p>
          </table:table-cell>
          <table:table-cell office:value-type="float" office:value="0.598182805501296" calcext:value-type="float">
            <text:p>0.598182805501296</text:p>
          </table:table-cell>
          <table:table-cell office:value-type="float" office:value="0.241104998635128" calcext:value-type="float">
            <text:p>0.241104998635128</text:p>
          </table:table-cell>
          <table:table-cell office:value-type="float" office:value="0.162048044742796" calcext:value-type="float">
            <text:p>0.162048044742796</text:p>
          </table:table-cell>
          <table:table-cell office:value-type="float" office:value="0.0990914680709297" calcext:value-type="float">
            <text:p>0.0990914680709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3332847610944" calcext:value-type="float">
            <text:p>0.563332847610944</text:p>
          </table:table-cell>
          <table:table-cell office:value-type="float" office:value="1.3222568199556" calcext:value-type="float">
            <text:p>1.3222568199556</text:p>
          </table:table-cell>
          <table:table-cell office:value-type="float" office:value="0.439195317392173" calcext:value-type="float">
            <text:p>0.439195317392173</text:p>
          </table:table-cell>
          <table:table-cell office:value-type="float" office:value="0.160840242995452" calcext:value-type="float">
            <text:p>0.160840242995452</text:p>
          </table:table-cell>
          <table:table-cell office:value-type="float" office:value="0.109682908754914" calcext:value-type="float">
            <text:p>0.109682908754914</text:p>
          </table:table-cell>
          <table:table-cell office:value-type="float" office:value="0.070143058959354" calcext:value-type="float">
            <text:p>0.0701430589593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2886819210932" calcext:value-type="float">
            <text:p>0.692886819210932</text:p>
          </table:table-cell>
          <table:table-cell office:value-type="float" office:value="1.20245869288607" calcext:value-type="float">
            <text:p>1.20245869288607</text:p>
          </table:table-cell>
          <table:table-cell office:value-type="float" office:value="0.316281605765253" calcext:value-type="float">
            <text:p>0.316281605765253</text:p>
          </table:table-cell>
          <table:table-cell office:value-type="float" office:value="0.108349181814827" calcext:value-type="float">
            <text:p>0.108349181814827</text:p>
          </table:table-cell>
          <table:table-cell office:value-type="float" office:value="0.0935162956298798" calcext:value-type="float">
            <text:p>0.09351629562988</text:p>
          </table:table-cell>
          <table:table-cell office:value-type="float" office:value="0.0482302576155846" calcext:value-type="float">
            <text:p>0.0482302576155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1025398357758" calcext:value-type="float">
            <text:p>0.401025398357758</text:p>
          </table:table-cell>
          <table:table-cell office:value-type="float" office:value="1.35556410479356" calcext:value-type="float">
            <text:p>1.35556410479356</text:p>
          </table:table-cell>
          <table:table-cell office:value-type="float" office:value="0.526893088695193" calcext:value-type="float">
            <text:p>0.526893088695193</text:p>
          </table:table-cell>
          <table:table-cell office:value-type="float" office:value="0.193490950419707" calcext:value-type="float">
            <text:p>0.193490950419707</text:p>
          </table:table-cell>
          <table:table-cell office:value-type="float" office:value="0.156548509209874" calcext:value-type="float">
            <text:p>0.156548509209874</text:p>
          </table:table-cell>
          <table:table-cell office:value-type="float" office:value="0.0755487056720687" calcext:value-type="float">
            <text:p>0.0755487056720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6249242870205" calcext:value-type="float">
            <text:p>0.346249242870205</text:p>
          </table:table-cell>
          <table:table-cell office:value-type="float" office:value="1.42188954651006" calcext:value-type="float">
            <text:p>1.42188954651006</text:p>
          </table:table-cell>
          <table:table-cell office:value-type="float" office:value="0.487353388985233" calcext:value-type="float">
            <text:p>0.487353388985233</text:p>
          </table:table-cell>
          <table:table-cell office:value-type="float" office:value="0.158823695336087" calcext:value-type="float">
            <text:p>0.158823695336087</text:p>
          </table:table-cell>
          <table:table-cell office:value-type="float" office:value="0.125234105249919" calcext:value-type="float">
            <text:p>0.125234105249919</text:p>
          </table:table-cell>
          <table:table-cell office:value-type="float" office:value="0.0758392849165264" calcext:value-type="float">
            <text:p>0.0758392849165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15364689065714" calcext:value-type="float">
            <text:p>0.215364689065714</text:p>
          </table:table-cell>
          <table:table-cell office:value-type="float" office:value="1.5312831730977" calcext:value-type="float">
            <text:p>1.5312831730977</text:p>
          </table:table-cell>
          <table:table-cell office:value-type="float" office:value="0.520176519449729" calcext:value-type="float">
            <text:p>0.520176519449729</text:p>
          </table:table-cell>
          <table:table-cell office:value-type="float" office:value="0.163471315529909" calcext:value-type="float">
            <text:p>0.163471315529909</text:p>
          </table:table-cell>
          <table:table-cell office:value-type="float" office:value="0.122751301414028" calcext:value-type="float">
            <text:p>0.122751301414028</text:p>
          </table:table-cell>
          <table:table-cell office:value-type="float" office:value="0.0872444166482982" calcext:value-type="float">
            <text:p>0.0872444166482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73880553936436" calcext:value-type="float">
            <text:p>0.273880553936436</text:p>
          </table:table-cell>
          <table:table-cell office:value-type="float" office:value="1.4845327514347" calcext:value-type="float">
            <text:p>1.4845327514347</text:p>
          </table:table-cell>
          <table:table-cell office:value-type="float" office:value="0.469748264777037" calcext:value-type="float">
            <text:p>0.469748264777037</text:p>
          </table:table-cell>
          <table:table-cell office:value-type="float" office:value="0.200534153490425" calcext:value-type="float">
            <text:p>0.200534153490425</text:p>
          </table:table-cell>
          <table:table-cell office:value-type="float" office:value="0.161322437387726" calcext:value-type="float">
            <text:p>0.161322437387726</text:p>
          </table:table-cell>
          <table:table-cell office:value-type="float" office:value="0.0756787945194943" calcext:value-type="float">
            <text:p>0.0756787945194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01504810007438" calcext:value-type="float">
            <text:p>0.201504810007438</text:p>
          </table:table-cell>
          <table:table-cell office:value-type="float" office:value="1.42688580790865" calcext:value-type="float">
            <text:p>1.42688580790865</text:p>
          </table:table-cell>
          <table:table-cell office:value-type="float" office:value="0.783514166005524" calcext:value-type="float">
            <text:p>0.783514166005524</text:p>
          </table:table-cell>
          <table:table-cell office:value-type="float" office:value="0.231976749079834" calcext:value-type="float">
            <text:p>0.231976749079834</text:p>
          </table:table-cell>
          <table:table-cell office:value-type="float" office:value="0.169214659305788" calcext:value-type="float">
            <text:p>0.169214659305788</text:p>
          </table:table-cell>
          <table:table-cell office:value-type="float" office:value="0.117559306035072" calcext:value-type="float">
            <text:p>0.1175593060350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2027129885742" calcext:value-type="float">
            <text:p>0.452027129885742</text:p>
          </table:table-cell>
          <table:table-cell office:value-type="float" office:value="1.23512559234356" calcext:value-type="float">
            <text:p>1.23512559234356</text:p>
          </table:table-cell>
          <table:table-cell office:value-type="float" office:value="0.73256228507606" calcext:value-type="float">
            <text:p>0.73256228507606</text:p>
          </table:table-cell>
          <table:table-cell office:value-type="float" office:value="0.209926104581215" calcext:value-type="float">
            <text:p>0.209926104581215</text:p>
          </table:table-cell>
          <table:table-cell office:value-type="float" office:value="0.173780656600946" calcext:value-type="float">
            <text:p>0.173780656600946</text:p>
          </table:table-cell>
          <table:table-cell office:value-type="float" office:value="0.12853293545984" calcext:value-type="float">
            <text:p>0.1285329354598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8310290776521" calcext:value-type="float">
            <text:p>0.528310290776521</text:p>
          </table:table-cell>
          <table:table-cell office:value-type="float" office:value="1.33685919751345" calcext:value-type="float">
            <text:p>1.33685919751345</text:p>
          </table:table-cell>
          <table:table-cell office:value-type="float" office:value="0.45328475680692" calcext:value-type="float">
            <text:p>0.45328475680692</text:p>
          </table:table-cell>
          <table:table-cell office:value-type="float" office:value="0.187190527991524" calcext:value-type="float">
            <text:p>0.187190527991524</text:p>
          </table:table-cell>
          <table:table-cell office:value-type="float" office:value="0.121589820570335" calcext:value-type="float">
            <text:p>0.121589820570335</text:p>
          </table:table-cell>
          <table:table-cell office:value-type="float" office:value="0.0395795196580644" calcext:value-type="float">
            <text:p>0.0395795196580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1695460255363" calcext:value-type="float">
            <text:p>0.661695460255363</text:p>
          </table:table-cell>
          <table:table-cell office:value-type="float" office:value="1.24424125707328" calcext:value-type="float">
            <text:p>1.24424125707328</text:p>
          </table:table-cell>
          <table:table-cell office:value-type="float" office:value="0.378300759065109" calcext:value-type="float">
            <text:p>0.378300759065109</text:p>
          </table:table-cell>
          <table:table-cell office:value-type="float" office:value="0.173573243339712" calcext:value-type="float">
            <text:p>0.173573243339712</text:p>
          </table:table-cell>
          <table:table-cell office:value-type="float" office:value="0.13079010800821" calcext:value-type="float">
            <text:p>0.13079010800821</text:p>
          </table:table-cell>
          <table:table-cell office:value-type="float" office:value="0.0498661698926663" calcext:value-type="float">
            <text:p>0.0498661698926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3625286610705" calcext:value-type="float">
            <text:p>0.263625286610705</text:p>
          </table:table-cell>
          <table:table-cell office:value-type="float" office:value="1.31651313848656" calcext:value-type="float">
            <text:p>1.31651313848656</text:p>
          </table:table-cell>
          <table:table-cell office:value-type="float" office:value="0.592618184346659" calcext:value-type="float">
            <text:p>0.592618184346659</text:p>
          </table:table-cell>
          <table:table-cell office:value-type="float" office:value="0.186883800610426" calcext:value-type="float">
            <text:p>0.186883800610426</text:p>
          </table:table-cell>
          <table:table-cell office:value-type="float" office:value="0.146908831925436" calcext:value-type="float">
            <text:p>0.146908831925436</text:p>
          </table:table-cell>
          <table:table-cell office:value-type="float" office:value="0.0891097695334949" calcext:value-type="float">
            <text:p>0.0891097695334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60148757522737" calcext:value-type="float">
            <text:p>0.260148757522737</text:p>
          </table:table-cell>
          <table:table-cell office:value-type="float" office:value="1.36103479576599" calcext:value-type="float">
            <text:p>1.36103479576599</text:p>
          </table:table-cell>
          <table:table-cell office:value-type="float" office:value="0.526503025832519" calcext:value-type="float">
            <text:p>0.526503025832519</text:p>
          </table:table-cell>
          <table:table-cell office:value-type="float" office:value="0.169000334970888" calcext:value-type="float">
            <text:p>0.169000334970888</text:p>
          </table:table-cell>
          <table:table-cell office:value-type="float" office:value="0.132328302012253" calcext:value-type="float">
            <text:p>0.132328302012253</text:p>
          </table:table-cell>
          <table:table-cell office:value-type="float" office:value="0.0650494905514107" calcext:value-type="float">
            <text:p>0.0650494905514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7864597285038" calcext:value-type="float">
            <text:p>0.547864597285038</text:p>
          </table:table-cell>
          <table:table-cell office:value-type="float" office:value="1.32316842694662" calcext:value-type="float">
            <text:p>1.32316842694662</text:p>
          </table:table-cell>
          <table:table-cell office:value-type="float" office:value="0.430526409359097" calcext:value-type="float">
            <text:p>0.430526409359097</text:p>
          </table:table-cell>
          <table:table-cell office:value-type="float" office:value="0.148767557211718" calcext:value-type="float">
            <text:p>0.148767557211718</text:p>
          </table:table-cell>
          <table:table-cell office:value-type="float" office:value="0.145656216297096" calcext:value-type="float">
            <text:p>0.145656216297096</text:p>
          </table:table-cell>
          <table:table-cell office:value-type="float" office:value="0.0398762008256709" calcext:value-type="float">
            <text:p>0.0398762008256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3300162275309" calcext:value-type="float">
            <text:p>0.543300162275309</text:p>
          </table:table-cell>
          <table:table-cell office:value-type="float" office:value="1.33666135662732" calcext:value-type="float">
            <text:p>1.33666135662732</text:p>
          </table:table-cell>
          <table:table-cell office:value-type="float" office:value="0.404295947313308" calcext:value-type="float">
            <text:p>0.404295947313308</text:p>
          </table:table-cell>
          <table:table-cell office:value-type="float" office:value="0.226003949486761" calcext:value-type="float">
            <text:p>0.226003949486761</text:p>
          </table:table-cell>
          <table:table-cell office:value-type="float" office:value="0.165305622507055" calcext:value-type="float">
            <text:p>0.165305622507055</text:p>
          </table:table-cell>
          <table:table-cell office:value-type="float" office:value="0.0484177298716148" calcext:value-type="float">
            <text:p>0.0484177298716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0451104973801" calcext:value-type="float">
            <text:p>0.660451104973801</text:p>
          </table:table-cell>
          <table:table-cell office:value-type="float" office:value="1.21091654031714" calcext:value-type="float">
            <text:p>1.21091654031714</text:p>
          </table:table-cell>
          <table:table-cell office:value-type="float" office:value="0.528689849158498" calcext:value-type="float">
            <text:p>0.528689849158498</text:p>
          </table:table-cell>
          <table:table-cell office:value-type="float" office:value="0.220173303702829" calcext:value-type="float">
            <text:p>0.220173303702829</text:p>
          </table:table-cell>
          <table:table-cell office:value-type="float" office:value="0.143625122041196" calcext:value-type="float">
            <text:p>0.143625122041196</text:p>
          </table:table-cell>
          <table:table-cell office:value-type="float" office:value="0.0822157158037588" calcext:value-type="float">
            <text:p>0.0822157158037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13244501116724" calcext:value-type="float">
            <text:p>0.813244501116724</text:p>
          </table:table-cell>
          <table:table-cell office:value-type="float" office:value="1.11763160475216" calcext:value-type="float">
            <text:p>1.11763160475216</text:p>
          </table:table-cell>
          <table:table-cell office:value-type="float" office:value="0.4716779032018" calcext:value-type="float">
            <text:p>0.4716779032018</text:p>
          </table:table-cell>
          <table:table-cell office:value-type="float" office:value="0.119785835347529" calcext:value-type="float">
            <text:p>0.119785835347529</text:p>
          </table:table-cell>
          <table:table-cell office:value-type="float" office:value="0.0975521931166736" calcext:value-type="float">
            <text:p>0.097552193116674</text:p>
          </table:table-cell>
          <table:table-cell office:value-type="float" office:value="0.0792620206953197" calcext:value-type="float">
            <text:p>0.079262020695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1097128603028" calcext:value-type="float">
            <text:p>0.521097128603028</text:p>
          </table:table-cell>
          <table:table-cell office:value-type="float" office:value="1.21638642121668" calcext:value-type="float">
            <text:p>1.21638642121668</text:p>
          </table:table-cell>
          <table:table-cell office:value-type="float" office:value="0.475170324810624" calcext:value-type="float">
            <text:p>0.475170324810624</text:p>
          </table:table-cell>
          <table:table-cell office:value-type="float" office:value="0.184560212483122" calcext:value-type="float">
            <text:p>0.184560212483122</text:p>
          </table:table-cell>
          <table:table-cell office:value-type="float" office:value="0.120525669279735" calcext:value-type="float">
            <text:p>0.120525669279735</text:p>
          </table:table-cell>
          <table:table-cell office:value-type="float" office:value="0.0562697326689399" calcext:value-type="float">
            <text:p>0.056269732668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3972751251932" calcext:value-type="float">
            <text:p>0.663972751251932</text:p>
          </table:table-cell>
          <table:table-cell office:value-type="float" office:value="1.11778923117442" calcext:value-type="float">
            <text:p>1.11778923117442</text:p>
          </table:table-cell>
          <table:table-cell office:value-type="float" office:value="0.379818148754016" calcext:value-type="float">
            <text:p>0.379818148754016</text:p>
          </table:table-cell>
          <table:table-cell office:value-type="float" office:value="0.121276866971552" calcext:value-type="float">
            <text:p>0.121276866971552</text:p>
          </table:table-cell>
          <table:table-cell office:value-type="float" office:value="0.0973849059330506" calcext:value-type="float">
            <text:p>0.097384905933051</text:p>
          </table:table-cell>
          <table:table-cell office:value-type="float" office:value="0.0450140677966644" calcext:value-type="float">
            <text:p>0.0450140677966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5208982715311" calcext:value-type="float">
            <text:p>0.535208982715311</text:p>
          </table:table-cell>
          <table:table-cell office:value-type="float" office:value="1.23073256806847" calcext:value-type="float">
            <text:p>1.23073256806847</text:p>
          </table:table-cell>
          <table:table-cell office:value-type="float" office:value="0.536117642574319" calcext:value-type="float">
            <text:p>0.536117642574319</text:p>
          </table:table-cell>
          <table:table-cell office:value-type="float" office:value="0.173859167664108" calcext:value-type="float">
            <text:p>0.173859167664108</text:p>
          </table:table-cell>
          <table:table-cell office:value-type="float" office:value="0.144618995336423" calcext:value-type="float">
            <text:p>0.144618995336423</text:p>
          </table:table-cell>
          <table:table-cell office:value-type="float" office:value="0.0861090827029525" calcext:value-type="float">
            <text:p>0.0861090827029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1900496371031" calcext:value-type="float">
            <text:p>0.541900496371031</text:p>
          </table:table-cell>
          <table:table-cell office:value-type="float" office:value="1.26482804857665" calcext:value-type="float">
            <text:p>1.26482804857665</text:p>
          </table:table-cell>
          <table:table-cell office:value-type="float" office:value="0.407650732098123" calcext:value-type="float">
            <text:p>0.407650732098123</text:p>
          </table:table-cell>
          <table:table-cell office:value-type="float" office:value="0.165602428849436" calcext:value-type="float">
            <text:p>0.165602428849436</text:p>
          </table:table-cell>
          <table:table-cell office:value-type="float" office:value="0.120546061512005" calcext:value-type="float">
            <text:p>0.120546061512005</text:p>
          </table:table-cell>
          <table:table-cell office:value-type="float" office:value="0.0687768181168105" calcext:value-type="float">
            <text:p>0.0687768181168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90198537235426" calcext:value-type="float">
            <text:p>0.790198537235426</text:p>
          </table:table-cell>
          <table:table-cell office:value-type="float" office:value="1.1567581278735" calcext:value-type="float">
            <text:p>1.1567581278735</text:p>
          </table:table-cell>
          <table:table-cell office:value-type="float" office:value="0.459866081882054" calcext:value-type="float">
            <text:p>0.459866081882054</text:p>
          </table:table-cell>
          <table:table-cell office:value-type="float" office:value="0.196158980493321" calcext:value-type="float">
            <text:p>0.196158980493321</text:p>
          </table:table-cell>
          <table:table-cell office:value-type="float" office:value="0.131319595537972" calcext:value-type="float">
            <text:p>0.131319595537972</text:p>
          </table:table-cell>
          <table:table-cell office:value-type="float" office:value="0.0782506846279061" calcext:value-type="float">
            <text:p>0.0782506846279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3855266395195" calcext:value-type="float">
            <text:p>0.603855266395195</text:p>
          </table:table-cell>
          <table:table-cell office:value-type="float" office:value="1.3269837235903" calcext:value-type="float">
            <text:p>1.3269837235903</text:p>
          </table:table-cell>
          <table:table-cell office:value-type="float" office:value="0.443823646770837" calcext:value-type="float">
            <text:p>0.443823646770837</text:p>
          </table:table-cell>
          <table:table-cell office:value-type="float" office:value="0.275283595936648" calcext:value-type="float">
            <text:p>0.275283595936648</text:p>
          </table:table-cell>
          <table:table-cell office:value-type="float" office:value="0.195224662300567" calcext:value-type="float">
            <text:p>0.195224662300567</text:p>
          </table:table-cell>
          <table:table-cell office:value-type="float" office:value="0.060502750287496" calcext:value-type="float">
            <text:p>0.06050275028749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5091450942233" calcext:value-type="float">
            <text:p>0.655091450942233</text:p>
          </table:table-cell>
          <table:table-cell office:value-type="float" office:value="1.23070061919067" calcext:value-type="float">
            <text:p>1.23070061919067</text:p>
          </table:table-cell>
          <table:table-cell office:value-type="float" office:value="0.469393574672" calcext:value-type="float">
            <text:p>0.469393574672</text:p>
          </table:table-cell>
          <table:table-cell office:value-type="float" office:value="0.179270141477924" calcext:value-type="float">
            <text:p>0.179270141477924</text:p>
          </table:table-cell>
          <table:table-cell office:value-type="float" office:value="0.128602047363527" calcext:value-type="float">
            <text:p>0.128602047363527</text:p>
          </table:table-cell>
          <table:table-cell office:value-type="float" office:value="0.082236826174301" calcext:value-type="float">
            <text:p>0.0822368261743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825103987781" calcext:value-type="float">
            <text:p>0.77825103987781</text:p>
          </table:table-cell>
          <table:table-cell office:value-type="float" office:value="1.1520737131069" calcext:value-type="float">
            <text:p>1.1520737131069</text:p>
          </table:table-cell>
          <table:table-cell office:value-type="float" office:value="0.39298584068541" calcext:value-type="float">
            <text:p>0.39298584068541</text:p>
          </table:table-cell>
          <table:table-cell office:value-type="float" office:value="0.12894717487116" calcext:value-type="float">
            <text:p>0.12894717487116</text:p>
          </table:table-cell>
          <table:table-cell office:value-type="float" office:value="0.109451844352498" calcext:value-type="float">
            <text:p>0.109451844352498</text:p>
          </table:table-cell>
          <table:table-cell office:value-type="float" office:value="0.0586683930761351" calcext:value-type="float">
            <text:p>0.0586683930761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8474974530396" calcext:value-type="float">
            <text:p>0.378474974530396</text:p>
          </table:table-cell>
          <table:table-cell office:value-type="float" office:value="1.30384254329907" calcext:value-type="float">
            <text:p>1.30384254329907</text:p>
          </table:table-cell>
          <table:table-cell office:value-type="float" office:value="0.622890674735157" calcext:value-type="float">
            <text:p>0.622890674735157</text:p>
          </table:table-cell>
          <table:table-cell office:value-type="float" office:value="0.207899030565403" calcext:value-type="float">
            <text:p>0.207899030565403</text:p>
          </table:table-cell>
          <table:table-cell office:value-type="float" office:value="0.133881485617875" calcext:value-type="float">
            <text:p>0.133881485617875</text:p>
          </table:table-cell>
          <table:table-cell office:value-type="float" office:value="0.0863068220319804" calcext:value-type="float">
            <text:p>0.086306822031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1758380048065" calcext:value-type="float">
            <text:p>0.381758380048065</text:p>
          </table:table-cell>
          <table:table-cell office:value-type="float" office:value="1.3360610209339" calcext:value-type="float">
            <text:p>1.3360610209339</text:p>
          </table:table-cell>
          <table:table-cell office:value-type="float" office:value="0.534625350662606" calcext:value-type="float">
            <text:p>0.534625350662606</text:p>
          </table:table-cell>
          <table:table-cell office:value-type="float" office:value="0.165973845724097" calcext:value-type="float">
            <text:p>0.165973845724097</text:p>
          </table:table-cell>
          <table:table-cell office:value-type="float" office:value="0.130265401727986" calcext:value-type="float">
            <text:p>0.130265401727986</text:p>
          </table:table-cell>
          <table:table-cell office:value-type="float" office:value="0.0729185835178009" calcext:value-type="float">
            <text:p>0.0729185835178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7589900181514" calcext:value-type="float">
            <text:p>0.507589900181514</text:p>
          </table:table-cell>
          <table:table-cell office:value-type="float" office:value="1.26237660678671" calcext:value-type="float">
            <text:p>1.26237660678671</text:p>
          </table:table-cell>
          <table:table-cell office:value-type="float" office:value="0.492767847945373" calcext:value-type="float">
            <text:p>0.492767847945373</text:p>
          </table:table-cell>
          <table:table-cell office:value-type="float" office:value="0.159725412765502" calcext:value-type="float">
            <text:p>0.159725412765502</text:p>
          </table:table-cell>
          <table:table-cell office:value-type="float" office:value="0.154813900480186" calcext:value-type="float">
            <text:p>0.154813900480186</text:p>
          </table:table-cell>
          <table:table-cell office:value-type="float" office:value="0.0740049671455215" calcext:value-type="float">
            <text:p>0.0740049671455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5416843088318" calcext:value-type="float">
            <text:p>0.565416843088318</text:p>
          </table:table-cell>
          <table:table-cell office:value-type="float" office:value="1.25268312114542" calcext:value-type="float">
            <text:p>1.25268312114542</text:p>
          </table:table-cell>
          <table:table-cell office:value-type="float" office:value="0.477337360276973" calcext:value-type="float">
            <text:p>0.477337360276973</text:p>
          </table:table-cell>
          <table:table-cell office:value-type="float" office:value="0.187706863878359" calcext:value-type="float">
            <text:p>0.187706863878359</text:p>
          </table:table-cell>
          <table:table-cell office:value-type="float" office:value="0.143367326560115" calcext:value-type="float">
            <text:p>0.143367326560115</text:p>
          </table:table-cell>
          <table:table-cell office:value-type="float" office:value="0.0633788795180313" calcext:value-type="float">
            <text:p>0.0633788795180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6943258689802" calcext:value-type="float">
            <text:p>0.946943258689802</text:p>
          </table:table-cell>
          <table:table-cell office:value-type="float" office:value="0.985352799495937" calcext:value-type="float">
            <text:p>0.985352799495937</text:p>
          </table:table-cell>
          <table:table-cell office:value-type="float" office:value="0.401650840501355" calcext:value-type="float">
            <text:p>0.401650840501355</text:p>
          </table:table-cell>
          <table:table-cell office:value-type="float" office:value="0.147588198635183" calcext:value-type="float">
            <text:p>0.147588198635183</text:p>
          </table:table-cell>
          <table:table-cell office:value-type="float" office:value="0.120644745694798" calcext:value-type="float">
            <text:p>0.120644745694798</text:p>
          </table:table-cell>
          <table:table-cell office:value-type="float" office:value="0.0560577136403545" calcext:value-type="float">
            <text:p>0.056057713640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32706389104349" calcext:value-type="float">
            <text:p>0.832706389104349</text:p>
          </table:table-cell>
          <table:table-cell office:value-type="float" office:value="1.1043473425939" calcext:value-type="float">
            <text:p>1.1043473425939</text:p>
          </table:table-cell>
          <table:table-cell office:value-type="float" office:value="0.355316310407864" calcext:value-type="float">
            <text:p>0.355316310407864</text:p>
          </table:table-cell>
          <table:table-cell office:value-type="float" office:value="0.172010170617771" calcext:value-type="float">
            <text:p>0.172010170617771</text:p>
          </table:table-cell>
          <table:table-cell office:value-type="float" office:value="0.131499202378826" calcext:value-type="float">
            <text:p>0.131499202378826</text:p>
          </table:table-cell>
          <table:table-cell office:value-type="float" office:value="0.0514132014432142" calcext:value-type="float">
            <text:p>0.0514132014432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7813611711026" calcext:value-type="float">
            <text:p>0.457813611711026</text:p>
          </table:table-cell>
          <table:table-cell office:value-type="float" office:value="1.36673654073498" calcext:value-type="float">
            <text:p>1.36673654073498</text:p>
          </table:table-cell>
          <table:table-cell office:value-type="float" office:value="0.302162980736502" calcext:value-type="float">
            <text:p>0.302162980736502</text:p>
          </table:table-cell>
          <table:table-cell office:value-type="float" office:value="0.165217989085714" calcext:value-type="float">
            <text:p>0.165217989085714</text:p>
          </table:table-cell>
          <table:table-cell office:value-type="float" office:value="0.122573615264687" calcext:value-type="float">
            <text:p>0.122573615264687</text:p>
          </table:table-cell>
          <table:table-cell office:value-type="float" office:value="0.0464739249567532" calcext:value-type="float">
            <text:p>0.0464739249567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7102893848525" calcext:value-type="float">
            <text:p>0.467102893848525</text:p>
          </table:table-cell>
          <table:table-cell office:value-type="float" office:value="1.36550359005015" calcext:value-type="float">
            <text:p>1.36550359005015</text:p>
          </table:table-cell>
          <table:table-cell office:value-type="float" office:value="0.269526614828582" calcext:value-type="float">
            <text:p>0.269526614828582</text:p>
          </table:table-cell>
          <table:table-cell office:value-type="float" office:value="0.163809392483903" calcext:value-type="float">
            <text:p>0.163809392483903</text:p>
          </table:table-cell>
          <table:table-cell office:value-type="float" office:value="0.117841635026933" calcext:value-type="float">
            <text:p>0.117841635026933</text:p>
          </table:table-cell>
          <table:table-cell office:value-type="float" office:value="0.0396526375222811" calcext:value-type="float">
            <text:p>0.0396526375222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4458177937602" calcext:value-type="float">
            <text:p>0.344458177937602</text:p>
          </table:table-cell>
          <table:table-cell office:value-type="float" office:value="1.35611413892635" calcext:value-type="float">
            <text:p>1.35611413892635</text:p>
          </table:table-cell>
          <table:table-cell office:value-type="float" office:value="0.477499532181562" calcext:value-type="float">
            <text:p>0.477499532181562</text:p>
          </table:table-cell>
          <table:table-cell office:value-type="float" office:value="0.158805756096641" calcext:value-type="float">
            <text:p>0.158805756096641</text:p>
          </table:table-cell>
          <table:table-cell office:value-type="float" office:value="0.125684938820595" calcext:value-type="float">
            <text:p>0.125684938820595</text:p>
          </table:table-cell>
          <table:table-cell office:value-type="float" office:value="0.0731141206865089" calcext:value-type="float">
            <text:p>0.0731141206865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1049001765008" calcext:value-type="float">
            <text:p>0.321049001765008</text:p>
          </table:table-cell>
          <table:table-cell office:value-type="float" office:value="1.38408541622725" calcext:value-type="float">
            <text:p>1.38408541622725</text:p>
          </table:table-cell>
          <table:table-cell office:value-type="float" office:value="0.422082096389899" calcext:value-type="float">
            <text:p>0.422082096389899</text:p>
          </table:table-cell>
          <table:table-cell office:value-type="float" office:value="0.165697556519582" calcext:value-type="float">
            <text:p>0.165697556519582</text:p>
          </table:table-cell>
          <table:table-cell office:value-type="float" office:value="0.132331399205153" calcext:value-type="float">
            <text:p>0.132331399205153</text:p>
          </table:table-cell>
          <table:table-cell office:value-type="float" office:value="0.0596255443827328" calcext:value-type="float">
            <text:p>0.0596255443827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5046015900804" calcext:value-type="float">
            <text:p>0.535046015900804</text:p>
          </table:table-cell>
          <table:table-cell office:value-type="float" office:value="1.27111291142316" calcext:value-type="float">
            <text:p>1.27111291142316</text:p>
          </table:table-cell>
          <table:table-cell office:value-type="float" office:value="0.431300350906997" calcext:value-type="float">
            <text:p>0.431300350906997</text:p>
          </table:table-cell>
          <table:table-cell office:value-type="float" office:value="0.190327284012319" calcext:value-type="float">
            <text:p>0.190327284012319</text:p>
          </table:table-cell>
          <table:table-cell office:value-type="float" office:value="0.117302402030159" calcext:value-type="float">
            <text:p>0.117302402030159</text:p>
          </table:table-cell>
          <table:table-cell office:value-type="float" office:value="0.0669753505539436" calcext:value-type="float">
            <text:p>0.0669753505539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127921464571" calcext:value-type="float">
            <text:p>0.52127921464571</text:p>
          </table:table-cell>
          <table:table-cell office:value-type="float" office:value="1.31593684717187" calcext:value-type="float">
            <text:p>1.31593684717187</text:p>
          </table:table-cell>
          <table:table-cell office:value-type="float" office:value="0.382549139395399" calcext:value-type="float">
            <text:p>0.382549139395399</text:p>
          </table:table-cell>
          <table:table-cell office:value-type="float" office:value="0.152759741665323" calcext:value-type="float">
            <text:p>0.152759741665323</text:p>
          </table:table-cell>
          <table:table-cell office:value-type="float" office:value="0.110376105666301" calcext:value-type="float">
            <text:p>0.110376105666301</text:p>
          </table:table-cell>
          <table:table-cell office:value-type="float" office:value="0.0752651643792345" calcext:value-type="float">
            <text:p>0.07526516437923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7684375351883" calcext:value-type="float">
            <text:p>0.587684375351883</text:p>
          </table:table-cell>
          <table:table-cell office:value-type="float" office:value="1.25514060387704" calcext:value-type="float">
            <text:p>1.25514060387704</text:p>
          </table:table-cell>
          <table:table-cell office:value-type="float" office:value="0.449793516245029" calcext:value-type="float">
            <text:p>0.449793516245029</text:p>
          </table:table-cell>
          <table:table-cell office:value-type="float" office:value="0.184384466005704" calcext:value-type="float">
            <text:p>0.184384466005704</text:p>
          </table:table-cell>
          <table:table-cell office:value-type="float" office:value="0.143693094220425" calcext:value-type="float">
            <text:p>0.143693094220425</text:p>
          </table:table-cell>
          <table:table-cell office:value-type="float" office:value="0.0686708211950247" calcext:value-type="float">
            <text:p>0.0686708211950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0419085679585" calcext:value-type="float">
            <text:p>0.590419085679585</text:p>
          </table:table-cell>
          <table:table-cell office:value-type="float" office:value="1.26937896846597" calcext:value-type="float">
            <text:p>1.26937896846597</text:p>
          </table:table-cell>
          <table:table-cell office:value-type="float" office:value="0.394279105673852" calcext:value-type="float">
            <text:p>0.394279105673852</text:p>
          </table:table-cell>
          <table:table-cell office:value-type="float" office:value="0.150233134949324" calcext:value-type="float">
            <text:p>0.150233134949324</text:p>
          </table:table-cell>
          <table:table-cell office:value-type="float" office:value="0.112160618025446" calcext:value-type="float">
            <text:p>0.112160618025446</text:p>
          </table:table-cell>
          <table:table-cell office:value-type="float" office:value="0.0486427065970254" calcext:value-type="float">
            <text:p>0.0486427065970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6378666759352" calcext:value-type="float">
            <text:p>0.676378666759352</text:p>
          </table:table-cell>
          <table:table-cell office:value-type="float" office:value="1.14010528549524" calcext:value-type="float">
            <text:p>1.14010528549524</text:p>
          </table:table-cell>
          <table:table-cell office:value-type="float" office:value="0.542042687872006" calcext:value-type="float">
            <text:p>0.542042687872006</text:p>
          </table:table-cell>
          <table:table-cell office:value-type="float" office:value="0.201244230047774" calcext:value-type="float">
            <text:p>0.201244230047774</text:p>
          </table:table-cell>
          <table:table-cell office:value-type="float" office:value="0.151963025976617" calcext:value-type="float">
            <text:p>0.151963025976617</text:p>
          </table:table-cell>
          <table:table-cell office:value-type="float" office:value="0.068614901337543" calcext:value-type="float">
            <text:p>0.0686149013375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6883927834985" calcext:value-type="float">
            <text:p>0.536883927834985</text:p>
          </table:table-cell>
          <table:table-cell office:value-type="float" office:value="1.25530892174569" calcext:value-type="float">
            <text:p>1.25530892174569</text:p>
          </table:table-cell>
          <table:table-cell office:value-type="float" office:value="0.546372985978785" calcext:value-type="float">
            <text:p>0.546372985978785</text:p>
          </table:table-cell>
          <table:table-cell office:value-type="float" office:value="0.234182418732614" calcext:value-type="float">
            <text:p>0.234182418732614</text:p>
          </table:table-cell>
          <table:table-cell office:value-type="float" office:value="0.175391586093528" calcext:value-type="float">
            <text:p>0.175391586093528</text:p>
          </table:table-cell>
          <table:table-cell office:value-type="float" office:value="0.0978683142273994" calcext:value-type="float">
            <text:p>0.097868314227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22846849156341" calcext:value-type="float">
            <text:p>0.222846849156341</text:p>
          </table:table-cell>
          <table:table-cell office:value-type="float" office:value="1.4892385071607" calcext:value-type="float">
            <text:p>1.4892385071607</text:p>
          </table:table-cell>
          <table:table-cell office:value-type="float" office:value="0.614725073402116" calcext:value-type="float">
            <text:p>0.614725073402116</text:p>
          </table:table-cell>
          <table:table-cell office:value-type="float" office:value="0.204147167058217" calcext:value-type="float">
            <text:p>0.204147167058217</text:p>
          </table:table-cell>
          <table:table-cell office:value-type="float" office:value="0.177059601946264" calcext:value-type="float">
            <text:p>0.177059601946264</text:p>
          </table:table-cell>
          <table:table-cell office:value-type="float" office:value="0.101407116591953" calcext:value-type="float">
            <text:p>0.1014071165919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58009403943109" calcext:value-type="float">
            <text:p>0.358009403943109</text:p>
          </table:table-cell>
          <table:table-cell office:value-type="float" office:value="1.42276526151746" calcext:value-type="float">
            <text:p>1.42276526151746</text:p>
          </table:table-cell>
          <table:table-cell office:value-type="float" office:value="0.446859166525977" calcext:value-type="float">
            <text:p>0.446859166525977</text:p>
          </table:table-cell>
          <table:table-cell office:value-type="float" office:value="0.182807619253137" calcext:value-type="float">
            <text:p>0.182807619253137</text:p>
          </table:table-cell>
          <table:table-cell office:value-type="float" office:value="0.151497740326186" calcext:value-type="float">
            <text:p>0.151497740326186</text:p>
          </table:table-cell>
          <table:table-cell office:value-type="float" office:value="0.0717652528524524" calcext:value-type="float">
            <text:p>0.0717652528524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03954179738329" calcext:value-type="float">
            <text:p>0.803954179738329</text:p>
          </table:table-cell>
          <table:table-cell office:value-type="float" office:value="1.05952617034802" calcext:value-type="float">
            <text:p>1.05952617034802</text:p>
          </table:table-cell>
          <table:table-cell office:value-type="float" office:value="0.533564185176876" calcext:value-type="float">
            <text:p>0.533564185176876</text:p>
          </table:table-cell>
          <table:table-cell office:value-type="float" office:value="0.213867521110343" calcext:value-type="float">
            <text:p>0.213867521110343</text:p>
          </table:table-cell>
          <table:table-cell office:value-type="float" office:value="0.163083160440319" calcext:value-type="float">
            <text:p>0.163083160440319</text:p>
          </table:table-cell>
          <table:table-cell office:value-type="float" office:value="0.055549146726429" calcext:value-type="float">
            <text:p>0.0555491467264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78835433008013" calcext:value-type="float">
            <text:p>0.978835433008013</text:p>
          </table:table-cell>
          <table:table-cell office:value-type="float" office:value="0.922086927420238" calcext:value-type="float">
            <text:p>0.922086927420238</text:p>
          </table:table-cell>
          <table:table-cell office:value-type="float" office:value="0.438799125536064" calcext:value-type="float">
            <text:p>0.438799125536064</text:p>
          </table:table-cell>
          <table:table-cell office:value-type="float" office:value="0.186420617544615" calcext:value-type="float">
            <text:p>0.186420617544615</text:p>
          </table:table-cell>
          <table:table-cell office:value-type="float" office:value="0.137474126552202" calcext:value-type="float">
            <text:p>0.137474126552202</text:p>
          </table:table-cell>
          <table:table-cell office:value-type="float" office:value="0.0661439269232544" calcext:value-type="float">
            <text:p>0.066143926923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3657805823455" calcext:value-type="float">
            <text:p>0.653657805823455</text:p>
          </table:table-cell>
          <table:table-cell office:value-type="float" office:value="1.23904460875466" calcext:value-type="float">
            <text:p>1.23904460875466</text:p>
          </table:table-cell>
          <table:table-cell office:value-type="float" office:value="0.542846067803155" calcext:value-type="float">
            <text:p>0.542846067803155</text:p>
          </table:table-cell>
          <table:table-cell office:value-type="float" office:value="0.184190499809219" calcext:value-type="float">
            <text:p>0.184190499809219</text:p>
          </table:table-cell>
          <table:table-cell office:value-type="float" office:value="0.131045720827412" calcext:value-type="float">
            <text:p>0.131045720827412</text:p>
          </table:table-cell>
          <table:table-cell office:value-type="float" office:value="0.0697092216673175" calcext:value-type="float">
            <text:p>0.0697092216673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75484686400013" calcext:value-type="float">
            <text:p>0.875484686400013</text:p>
          </table:table-cell>
          <table:table-cell office:value-type="float" office:value="1.06795546892489" calcext:value-type="float">
            <text:p>1.06795546892489</text:p>
          </table:table-cell>
          <table:table-cell office:value-type="float" office:value="0.449069286532977" calcext:value-type="float">
            <text:p>0.449069286532977</text:p>
          </table:table-cell>
          <table:table-cell office:value-type="float" office:value="0.139342337499549" calcext:value-type="float">
            <text:p>0.139342337499549</text:p>
          </table:table-cell>
          <table:table-cell office:value-type="float" office:value="0.110197515629526" calcext:value-type="float">
            <text:p>0.110197515629526</text:p>
          </table:table-cell>
          <table:table-cell office:value-type="float" office:value="0.0609566503297763" calcext:value-type="float">
            <text:p>0.060956650329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3423368065973" calcext:value-type="float">
            <text:p>0.363423368065973</text:p>
          </table:table-cell>
          <table:table-cell office:value-type="float" office:value="1.38730848016016" calcext:value-type="float">
            <text:p>1.38730848016016</text:p>
          </table:table-cell>
          <table:table-cell office:value-type="float" office:value="0.621202891217678" calcext:value-type="float">
            <text:p>0.621202891217678</text:p>
          </table:table-cell>
          <table:table-cell office:value-type="float" office:value="0.210631463882205" calcext:value-type="float">
            <text:p>0.210631463882205</text:p>
          </table:table-cell>
          <table:table-cell office:value-type="float" office:value="0.144645495574505" calcext:value-type="float">
            <text:p>0.144645495574505</text:p>
          </table:table-cell>
          <table:table-cell office:value-type="float" office:value="0.0703570343768166" calcext:value-type="float">
            <text:p>0.0703570343768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19343976255492" calcext:value-type="float">
            <text:p>0.319343976255492</text:p>
          </table:table-cell>
          <table:table-cell office:value-type="float" office:value="1.43698166145505" calcext:value-type="float">
            <text:p>1.43698166145505</text:p>
          </table:table-cell>
          <table:table-cell office:value-type="float" office:value="0.53830433561303" calcext:value-type="float">
            <text:p>0.53830433561303</text:p>
          </table:table-cell>
          <table:table-cell office:value-type="float" office:value="0.187199857516781" calcext:value-type="float">
            <text:p>0.187199857516781</text:p>
          </table:table-cell>
          <table:table-cell office:value-type="float" office:value="0.143090282704766" calcext:value-type="float">
            <text:p>0.143090282704766</text:p>
          </table:table-cell>
          <table:table-cell office:value-type="float" office:value="0.0669319555243125" calcext:value-type="float">
            <text:p>0.06693195552431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4395557994405" calcext:value-type="float">
            <text:p>0.444395557994405</text:p>
          </table:table-cell>
          <table:table-cell office:value-type="float" office:value="1.35186765778074" calcext:value-type="float">
            <text:p>1.35186765778074</text:p>
          </table:table-cell>
          <table:table-cell office:value-type="float" office:value="0.541782416553833" calcext:value-type="float">
            <text:p>0.541782416553833</text:p>
          </table:table-cell>
          <table:table-cell office:value-type="float" office:value="0.197349745015078" calcext:value-type="float">
            <text:p>0.197349745015078</text:p>
          </table:table-cell>
          <table:table-cell office:value-type="float" office:value="0.13637837042013" calcext:value-type="float">
            <text:p>0.13637837042013</text:p>
          </table:table-cell>
          <table:table-cell office:value-type="float" office:value="0.0613970113853551" calcext:value-type="float">
            <text:p>0.0613970113853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37777745607" calcext:value-type="float">
            <text:p>0.3937777745607</text:p>
          </table:table-cell>
          <table:table-cell office:value-type="float" office:value="1.39293170215589" calcext:value-type="float">
            <text:p>1.39293170215589</text:p>
          </table:table-cell>
          <table:table-cell office:value-type="float" office:value="0.543687623831997" calcext:value-type="float">
            <text:p>0.543687623831997</text:p>
          </table:table-cell>
          <table:table-cell office:value-type="float" office:value="0.195263102758295" calcext:value-type="float">
            <text:p>0.195263102758295</text:p>
          </table:table-cell>
          <table:table-cell office:value-type="float" office:value="0.145958319098137" calcext:value-type="float">
            <text:p>0.145958319098137</text:p>
          </table:table-cell>
          <table:table-cell office:value-type="float" office:value="0.084700942930002" calcext:value-type="float">
            <text:p>0.0847009429300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09829504715121" calcext:value-type="float">
            <text:p>0.809829504715121</text:p>
          </table:table-cell>
          <table:table-cell office:value-type="float" office:value="1.0705483044345" calcext:value-type="float">
            <text:p>1.0705483044345</text:p>
          </table:table-cell>
          <table:table-cell office:value-type="float" office:value="0.523570976292469" calcext:value-type="float">
            <text:p>0.523570976292469</text:p>
          </table:table-cell>
          <table:table-cell office:value-type="float" office:value="0.219639887110348" calcext:value-type="float">
            <text:p>0.219639887110348</text:p>
          </table:table-cell>
          <table:table-cell office:value-type="float" office:value="0.153531151742507" calcext:value-type="float">
            <text:p>0.153531151742507</text:p>
          </table:table-cell>
          <table:table-cell office:value-type="float" office:value="0.053464597279496" calcext:value-type="float">
            <text:p>0.0534645972794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0512115047763" calcext:value-type="float">
            <text:p>0.730512115047763</text:p>
          </table:table-cell>
          <table:table-cell office:value-type="float" office:value="1.143163754886" calcext:value-type="float">
            <text:p>1.143163754886</text:p>
          </table:table-cell>
          <table:table-cell office:value-type="float" office:value="0.485816022435847" calcext:value-type="float">
            <text:p>0.485816022435847</text:p>
          </table:table-cell>
          <table:table-cell office:value-type="float" office:value="0.188464851180427" calcext:value-type="float">
            <text:p>0.188464851180427</text:p>
          </table:table-cell>
          <table:table-cell office:value-type="float" office:value="0.132658774398057" calcext:value-type="float">
            <text:p>0.132658774398057</text:p>
          </table:table-cell>
          <table:table-cell office:value-type="float" office:value="0.0717760015885263" calcext:value-type="float">
            <text:p>0.07177600158852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8278788064631" calcext:value-type="float">
            <text:p>0.718278788064631</text:p>
          </table:table-cell>
          <table:table-cell office:value-type="float" office:value="1.13996227369505" calcext:value-type="float">
            <text:p>1.13996227369505</text:p>
          </table:table-cell>
          <table:table-cell office:value-type="float" office:value="0.439887530372545" calcext:value-type="float">
            <text:p>0.439887530372545</text:p>
          </table:table-cell>
          <table:table-cell office:value-type="float" office:value="0.197478552568745" calcext:value-type="float">
            <text:p>0.197478552568745</text:p>
          </table:table-cell>
          <table:table-cell office:value-type="float" office:value="0.137756119776361" calcext:value-type="float">
            <text:p>0.137756119776361</text:p>
          </table:table-cell>
          <table:table-cell office:value-type="float" office:value="0.070330519642157" calcext:value-type="float">
            <text:p>0.0703305196421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2699492196316" calcext:value-type="float">
            <text:p>0.772699492196316</text:p>
          </table:table-cell>
          <table:table-cell office:value-type="float" office:value="1.12336304909515" calcext:value-type="float">
            <text:p>1.12336304909515</text:p>
          </table:table-cell>
          <table:table-cell office:value-type="float" office:value="0.357573870621144" calcext:value-type="float">
            <text:p>0.357573870621144</text:p>
          </table:table-cell>
          <table:table-cell office:value-type="float" office:value="0.147919728401524" calcext:value-type="float">
            <text:p>0.147919728401524</text:p>
          </table:table-cell>
          <table:table-cell office:value-type="float" office:value="0.113569762428298" calcext:value-type="float">
            <text:p>0.113569762428298</text:p>
          </table:table-cell>
          <table:table-cell office:value-type="float" office:value="0.0518871564901199" calcext:value-type="float">
            <text:p>0.051887156490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6216243432911" calcext:value-type="float">
            <text:p>0.546216243432911</text:p>
          </table:table-cell>
          <table:table-cell office:value-type="float" office:value="1.31754864130862" calcext:value-type="float">
            <text:p>1.31754864130862</text:p>
          </table:table-cell>
          <table:table-cell office:value-type="float" office:value="0.53762473516936" calcext:value-type="float">
            <text:p>0.53762473516936</text:p>
          </table:table-cell>
          <table:table-cell office:value-type="float" office:value="0.156165827777262" calcext:value-type="float">
            <text:p>0.156165827777262</text:p>
          </table:table-cell>
          <table:table-cell office:value-type="float" office:value="0.113580508266833" calcext:value-type="float">
            <text:p>0.113580508266833</text:p>
          </table:table-cell>
          <table:table-cell office:value-type="float" office:value="0.0708512478023511" calcext:value-type="float">
            <text:p>0.0708512478023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2152713863145" calcext:value-type="float">
            <text:p>0.712152713863145</text:p>
          </table:table-cell>
          <table:table-cell office:value-type="float" office:value="1.17114402004988" calcext:value-type="float">
            <text:p>1.17114402004988</text:p>
          </table:table-cell>
          <table:table-cell office:value-type="float" office:value="0.39455278106538" calcext:value-type="float">
            <text:p>0.39455278106538</text:p>
          </table:table-cell>
          <table:table-cell office:value-type="float" office:value="0.121904470882083" calcext:value-type="float">
            <text:p>0.121904470882083</text:p>
          </table:table-cell>
          <table:table-cell office:value-type="float" office:value="0.102788486599873" calcext:value-type="float">
            <text:p>0.102788486599873</text:p>
          </table:table-cell>
          <table:table-cell office:value-type="float" office:value="0.0512449449353973" calcext:value-type="float">
            <text:p>0.0512449449353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0787494209306" calcext:value-type="float">
            <text:p>0.410787494209306</text:p>
          </table:table-cell>
          <table:table-cell office:value-type="float" office:value="1.40049584723117" calcext:value-type="float">
            <text:p>1.40049584723117</text:p>
          </table:table-cell>
          <table:table-cell office:value-type="float" office:value="0.484163515714714" calcext:value-type="float">
            <text:p>0.484163515714714</text:p>
          </table:table-cell>
          <table:table-cell office:value-type="float" office:value="0.16202142265069" calcext:value-type="float">
            <text:p>0.16202142265069</text:p>
          </table:table-cell>
          <table:table-cell office:value-type="float" office:value="0.122033348767008" calcext:value-type="float">
            <text:p>0.122033348767008</text:p>
          </table:table-cell>
          <table:table-cell office:value-type="float" office:value="0.0605425025388241" calcext:value-type="float">
            <text:p>0.0605425025388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816788665516" calcext:value-type="float">
            <text:p>0.45816788665516</text:p>
          </table:table-cell>
          <table:table-cell office:value-type="float" office:value="1.35848589522809" calcext:value-type="float">
            <text:p>1.35848589522809</text:p>
          </table:table-cell>
          <table:table-cell office:value-type="float" office:value="0.427523402615812" calcext:value-type="float">
            <text:p>0.427523402615812</text:p>
          </table:table-cell>
          <table:table-cell office:value-type="float" office:value="0.131070649311123" calcext:value-type="float">
            <text:p>0.131070649311123</text:p>
          </table:table-cell>
          <table:table-cell office:value-type="float" office:value="0.107197680259156" calcext:value-type="float">
            <text:p>0.107197680259156</text:p>
          </table:table-cell>
          <table:table-cell office:value-type="float" office:value="0.0660706566498578" calcext:value-type="float">
            <text:p>0.06607065664985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4670602655546" calcext:value-type="float">
            <text:p>1.04670602655546</text:p>
          </table:table-cell>
          <table:table-cell office:value-type="float" office:value="0.938812568556742" calcext:value-type="float">
            <text:p>0.938812568556742</text:p>
          </table:table-cell>
          <table:table-cell office:value-type="float" office:value="0.366878822784754" calcext:value-type="float">
            <text:p>0.366878822784754</text:p>
          </table:table-cell>
          <table:table-cell office:value-type="float" office:value="0.171767011582157" calcext:value-type="float">
            <text:p>0.171767011582157</text:p>
          </table:table-cell>
          <table:table-cell office:value-type="float" office:value="0.118928898483049" calcext:value-type="float">
            <text:p>0.118928898483049</text:p>
          </table:table-cell>
          <table:table-cell office:value-type="float" office:value="0.062028074313931" calcext:value-type="float">
            <text:p>0.0620280743139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8139262791107" calcext:value-type="float">
            <text:p>1.08139262791107</text:p>
          </table:table-cell>
          <table:table-cell office:value-type="float" office:value="0.920742057322857" calcext:value-type="float">
            <text:p>0.920742057322857</text:p>
          </table:table-cell>
          <table:table-cell office:value-type="float" office:value="0.318900555683221" calcext:value-type="float">
            <text:p>0.318900555683221</text:p>
          </table:table-cell>
          <table:table-cell office:value-type="float" office:value="0.162643530924044" calcext:value-type="float">
            <text:p>0.162643530924044</text:p>
          </table:table-cell>
          <table:table-cell office:value-type="float" office:value="0.133368381871063" calcext:value-type="float">
            <text:p>0.133368381871063</text:p>
          </table:table-cell>
          <table:table-cell office:value-type="float" office:value="0.0561048766400691" calcext:value-type="float">
            <text:p>0.0561048766400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8048724681973" calcext:value-type="float">
            <text:p>0.348048724681973</text:p>
          </table:table-cell>
          <table:table-cell office:value-type="float" office:value="1.37567847330585" calcext:value-type="float">
            <text:p>1.37567847330585</text:p>
          </table:table-cell>
          <table:table-cell office:value-type="float" office:value="0.672263401037598" calcext:value-type="float">
            <text:p>0.672263401037598</text:p>
          </table:table-cell>
          <table:table-cell office:value-type="float" office:value="0.191651585586602" calcext:value-type="float">
            <text:p>0.191651585586602</text:p>
          </table:table-cell>
          <table:table-cell office:value-type="float" office:value="0.165561876146599" calcext:value-type="float">
            <text:p>0.165561876146599</text:p>
          </table:table-cell>
          <table:table-cell office:value-type="float" office:value="0.101066691977586" calcext:value-type="float">
            <text:p>0.1010666919775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0070873579763" calcext:value-type="float">
            <text:p>0.400070873579763</text:p>
          </table:table-cell>
          <table:table-cell office:value-type="float" office:value="1.34696697856636" calcext:value-type="float">
            <text:p>1.34696697856636</text:p>
          </table:table-cell>
          <table:table-cell office:value-type="float" office:value="0.577713076745408" calcext:value-type="float">
            <text:p>0.577713076745408</text:p>
          </table:table-cell>
          <table:table-cell office:value-type="float" office:value="0.161927363863428" calcext:value-type="float">
            <text:p>0.161927363863428</text:p>
          </table:table-cell>
          <table:table-cell office:value-type="float" office:value="0.128487071450859" calcext:value-type="float">
            <text:p>0.128487071450859</text:p>
          </table:table-cell>
          <table:table-cell office:value-type="float" office:value="0.0912704631971347" calcext:value-type="float">
            <text:p>0.09127046319713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06824596273698" calcext:value-type="float">
            <text:p>0.306824596273698</text:p>
          </table:table-cell>
          <table:table-cell office:value-type="float" office:value="1.389185529335" calcext:value-type="float">
            <text:p>1.389185529335</text:p>
          </table:table-cell>
          <table:table-cell office:value-type="float" office:value="0.769700843320474" calcext:value-type="float">
            <text:p>0.769700843320474</text:p>
          </table:table-cell>
          <table:table-cell office:value-type="float" office:value="0.19920247818625" calcext:value-type="float">
            <text:p>0.19920247818625</text:p>
          </table:table-cell>
          <table:table-cell office:value-type="float" office:value="0.170550516573671" calcext:value-type="float">
            <text:p>0.170550516573671</text:p>
          </table:table-cell>
          <table:table-cell office:value-type="float" office:value="0.108731966188254" calcext:value-type="float">
            <text:p>0.108731966188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31031570820169" calcext:value-type="float">
            <text:p>0.231031570820169</text:p>
          </table:table-cell>
          <table:table-cell office:value-type="float" office:value="1.45861906635726" calcext:value-type="float">
            <text:p>1.45861906635726</text:p>
          </table:table-cell>
          <table:table-cell office:value-type="float" office:value="0.881602450223826" calcext:value-type="float">
            <text:p>0.881602450223826</text:p>
          </table:table-cell>
          <table:table-cell office:value-type="float" office:value="0.343774832426047" calcext:value-type="float">
            <text:p>0.343774832426047</text:p>
          </table:table-cell>
          <table:table-cell office:value-type="float" office:value="0.243973070322895" calcext:value-type="float">
            <text:p>0.243973070322895</text:p>
          </table:table-cell>
          <table:table-cell office:value-type="float" office:value="0.212597042273453" calcext:value-type="float">
            <text:p>0.21259704227345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5430591261805" calcext:value-type="float">
            <text:p>0.695430591261805</text:p>
          </table:table-cell>
          <table:table-cell office:value-type="float" office:value="1.14702495716407" calcext:value-type="float">
            <text:p>1.14702495716407</text:p>
          </table:table-cell>
          <table:table-cell office:value-type="float" office:value="0.490229959540373" calcext:value-type="float">
            <text:p>0.490229959540373</text:p>
          </table:table-cell>
          <table:table-cell office:value-type="float" office:value="0.141490865797151" calcext:value-type="float">
            <text:p>0.141490865797151</text:p>
          </table:table-cell>
          <table:table-cell office:value-type="float" office:value="0.117746687122329" calcext:value-type="float">
            <text:p>0.117746687122329</text:p>
          </table:table-cell>
          <table:table-cell office:value-type="float" office:value="0.0722182233073611" calcext:value-type="float">
            <text:p>0.0722182233073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0030459189919" calcext:value-type="float">
            <text:p>0.790030459189919</text:p>
          </table:table-cell>
          <table:table-cell office:value-type="float" office:value="1.06883866089765" calcext:value-type="float">
            <text:p>1.06883866089765</text:p>
          </table:table-cell>
          <table:table-cell office:value-type="float" office:value="0.439853601313346" calcext:value-type="float">
            <text:p>0.439853601313346</text:p>
          </table:table-cell>
          <table:table-cell office:value-type="float" office:value="0.14346232717534" calcext:value-type="float">
            <text:p>0.14346232717534</text:p>
          </table:table-cell>
          <table:table-cell office:value-type="float" office:value="0.112797034431063" calcext:value-type="float">
            <text:p>0.112797034431063</text:p>
          </table:table-cell>
          <table:table-cell office:value-type="float" office:value="0.0509514135454589" calcext:value-type="float">
            <text:p>0.050951413545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3442453218197" calcext:value-type="float">
            <text:p>0.343442453218197</text:p>
          </table:table-cell>
          <table:table-cell office:value-type="float" office:value="1.35877165075674" calcext:value-type="float">
            <text:p>1.35877165075674</text:p>
          </table:table-cell>
          <table:table-cell office:value-type="float" office:value="0.534665059033214" calcext:value-type="float">
            <text:p>0.534665059033214</text:p>
          </table:table-cell>
          <table:table-cell office:value-type="float" office:value="0.251465644553392" calcext:value-type="float">
            <text:p>0.251465644553392</text:p>
          </table:table-cell>
          <table:table-cell office:value-type="float" office:value="0.148248418552729" calcext:value-type="float">
            <text:p>0.148248418552729</text:p>
          </table:table-cell>
          <table:table-cell office:value-type="float" office:value="0.0722914292264621" calcext:value-type="float">
            <text:p>0.0722914292264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28870621910671" calcext:value-type="float">
            <text:p>0.228870621910671</text:p>
          </table:table-cell>
          <table:table-cell office:value-type="float" office:value="1.4663653411429" calcext:value-type="float">
            <text:p>1.4663653411429</text:p>
          </table:table-cell>
          <table:table-cell office:value-type="float" office:value="0.51050559642473" calcext:value-type="float">
            <text:p>0.51050559642473</text:p>
          </table:table-cell>
          <table:table-cell office:value-type="float" office:value="0.253142634801363" calcext:value-type="float">
            <text:p>0.253142634801363</text:p>
          </table:table-cell>
          <table:table-cell office:value-type="float" office:value="0.179205330850909" calcext:value-type="float">
            <text:p>0.179205330850909</text:p>
          </table:table-cell>
          <table:table-cell office:value-type="float" office:value="0.0666467695522711" calcext:value-type="float">
            <text:p>0.0666467695522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7500604955885" calcext:value-type="float">
            <text:p>0.507500604955885</text:p>
          </table:table-cell>
          <table:table-cell office:value-type="float" office:value="1.29887286430081" calcext:value-type="float">
            <text:p>1.29887286430081</text:p>
          </table:table-cell>
          <table:table-cell office:value-type="float" office:value="0.539080538226292" calcext:value-type="float">
            <text:p>0.539080538226292</text:p>
          </table:table-cell>
          <table:table-cell office:value-type="float" office:value="0.210896169001439" calcext:value-type="float">
            <text:p>0.210896169001439</text:p>
          </table:table-cell>
          <table:table-cell office:value-type="float" office:value="0.153007495291874" calcext:value-type="float">
            <text:p>0.153007495291874</text:p>
          </table:table-cell>
          <table:table-cell office:value-type="float" office:value="0.0653475317225656" calcext:value-type="float">
            <text:p>0.0653475317225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5900388330922" calcext:value-type="float">
            <text:p>0.515900388330922</text:p>
          </table:table-cell>
          <table:table-cell office:value-type="float" office:value="1.3103047322611" calcext:value-type="float">
            <text:p>1.3103047322611</text:p>
          </table:table-cell>
          <table:table-cell office:value-type="float" office:value="0.442908069848563" calcext:value-type="float">
            <text:p>0.442908069848563</text:p>
          </table:table-cell>
          <table:table-cell office:value-type="float" office:value="0.160915650084246" calcext:value-type="float">
            <text:p>0.160915650084246</text:p>
          </table:table-cell>
          <table:table-cell office:value-type="float" office:value="0.125931932418345" calcext:value-type="float">
            <text:p>0.125931932418345</text:p>
          </table:table-cell>
          <table:table-cell office:value-type="float" office:value="0.0720988162042716" calcext:value-type="float">
            <text:p>0.0720988162042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9723782062214" calcext:value-type="float">
            <text:p>0.579723782062214</text:p>
          </table:table-cell>
          <table:table-cell office:value-type="float" office:value="1.19859154356109" calcext:value-type="float">
            <text:p>1.19859154356109</text:p>
          </table:table-cell>
          <table:table-cell office:value-type="float" office:value="0.556565436586894" calcext:value-type="float">
            <text:p>0.556565436586894</text:p>
          </table:table-cell>
          <table:table-cell office:value-type="float" office:value="0.196439859480087" calcext:value-type="float">
            <text:p>0.196439859480087</text:p>
          </table:table-cell>
          <table:table-cell office:value-type="float" office:value="0.149353513461543" calcext:value-type="float">
            <text:p>0.149353513461543</text:p>
          </table:table-cell>
          <table:table-cell office:value-type="float" office:value="0.0937141411422816" calcext:value-type="float">
            <text:p>0.0937141411422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7339034543846" calcext:value-type="float">
            <text:p>0.577339034543846</text:p>
          </table:table-cell>
          <table:table-cell office:value-type="float" office:value="1.22028983033385" calcext:value-type="float">
            <text:p>1.22028983033385</text:p>
          </table:table-cell>
          <table:table-cell office:value-type="float" office:value="0.528856578370543" calcext:value-type="float">
            <text:p>0.528856578370543</text:p>
          </table:table-cell>
          <table:table-cell office:value-type="float" office:value="0.220924390458822" calcext:value-type="float">
            <text:p>0.220924390458822</text:p>
          </table:table-cell>
          <table:table-cell office:value-type="float" office:value="0.181084981859665" calcext:value-type="float">
            <text:p>0.181084981859665</text:p>
          </table:table-cell>
          <table:table-cell office:value-type="float" office:value="0.0828435978408594" calcext:value-type="float">
            <text:p>0.0828435978408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469058566423" calcext:value-type="float">
            <text:p>0.38469058566423</text:p>
          </table:table-cell>
          <table:table-cell office:value-type="float" office:value="1.31612299740002" calcext:value-type="float">
            <text:p>1.31612299740002</text:p>
          </table:table-cell>
          <table:table-cell office:value-type="float" office:value="0.65057117045736" calcext:value-type="float">
            <text:p>0.65057117045736</text:p>
          </table:table-cell>
          <table:table-cell office:value-type="float" office:value="0.184579061521324" calcext:value-type="float">
            <text:p>0.184579061521324</text:p>
          </table:table-cell>
          <table:table-cell office:value-type="float" office:value="0.140517066586221" calcext:value-type="float">
            <text:p>0.140517066586221</text:p>
          </table:table-cell>
          <table:table-cell office:value-type="float" office:value="0.085591508984848" calcext:value-type="float">
            <text:p>0.0855915089848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1438311895143" calcext:value-type="float">
            <text:p>0.391438311895143</text:p>
          </table:table-cell>
          <table:table-cell office:value-type="float" office:value="1.31966870261741" calcext:value-type="float">
            <text:p>1.31966870261741</text:p>
          </table:table-cell>
          <table:table-cell office:value-type="float" office:value="0.562701495138402" calcext:value-type="float">
            <text:p>0.562701495138402</text:p>
          </table:table-cell>
          <table:table-cell office:value-type="float" office:value="0.186226738717987" calcext:value-type="float">
            <text:p>0.186226738717987</text:p>
          </table:table-cell>
          <table:table-cell office:value-type="float" office:value="0.149409392676356" calcext:value-type="float">
            <text:p>0.149409392676356</text:p>
          </table:table-cell>
          <table:table-cell office:value-type="float" office:value="0.0760152072819591" calcext:value-type="float">
            <text:p>0.0760152072819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8877797331618" calcext:value-type="float">
            <text:p>0.518877797331618</text:p>
          </table:table-cell>
          <table:table-cell office:value-type="float" office:value="1.32979127647284" calcext:value-type="float">
            <text:p>1.32979127647284</text:p>
          </table:table-cell>
          <table:table-cell office:value-type="float" office:value="0.383498462223909" calcext:value-type="float">
            <text:p>0.383498462223909</text:p>
          </table:table-cell>
          <table:table-cell office:value-type="float" office:value="0.209751663076526" calcext:value-type="float">
            <text:p>0.209751663076526</text:p>
          </table:table-cell>
          <table:table-cell office:value-type="float" office:value="0.137422275137753" calcext:value-type="float">
            <text:p>0.137422275137753</text:p>
          </table:table-cell>
          <table:table-cell office:value-type="float" office:value="0.0496118209033364" calcext:value-type="float">
            <text:p>0.0496118209033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802032606874" calcext:value-type="float">
            <text:p>0.46802032606874</text:p>
          </table:table-cell>
          <table:table-cell office:value-type="float" office:value="1.38489411058827" calcext:value-type="float">
            <text:p>1.38489411058827</text:p>
          </table:table-cell>
          <table:table-cell office:value-type="float" office:value="0.320534871210209" calcext:value-type="float">
            <text:p>0.320534871210209</text:p>
          </table:table-cell>
          <table:table-cell office:value-type="float" office:value="0.199486871115332" calcext:value-type="float">
            <text:p>0.199486871115332</text:p>
          </table:table-cell>
          <table:table-cell office:value-type="float" office:value="0.147053271377407" calcext:value-type="float">
            <text:p>0.147053271377407</text:p>
          </table:table-cell>
          <table:table-cell office:value-type="float" office:value="0.0441642811640024" calcext:value-type="float">
            <text:p>0.044164281164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6121461866436" calcext:value-type="float">
            <text:p>0.996121461866436</text:p>
          </table:table-cell>
          <table:table-cell office:value-type="float" office:value="0.897283247364658" calcext:value-type="float">
            <text:p>0.897283247364658</text:p>
          </table:table-cell>
          <table:table-cell office:value-type="float" office:value="0.648732550476876" calcext:value-type="float">
            <text:p>0.648732550476876</text:p>
          </table:table-cell>
          <table:table-cell office:value-type="float" office:value="0.235740603569385" calcext:value-type="float">
            <text:p>0.235740603569385</text:p>
          </table:table-cell>
          <table:table-cell office:value-type="float" office:value="0.178575263559477" calcext:value-type="float">
            <text:p>0.178575263559477</text:p>
          </table:table-cell>
          <table:table-cell office:value-type="float" office:value="0.0911513367240644" calcext:value-type="float">
            <text:p>0.091151336724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1849280529807" calcext:value-type="float">
            <text:p>1.11849280529807</text:p>
          </table:table-cell>
          <table:table-cell office:value-type="float" office:value="0.848009612893188" calcext:value-type="float">
            <text:p>0.848009612893188</text:p>
          </table:table-cell>
          <table:table-cell office:value-type="float" office:value="0.49621131541247" calcext:value-type="float">
            <text:p>0.49621131541247</text:p>
          </table:table-cell>
          <table:table-cell office:value-type="float" office:value="0.202358931112682" calcext:value-type="float">
            <text:p>0.202358931112682</text:p>
          </table:table-cell>
          <table:table-cell office:value-type="float" office:value="0.142799775310279" calcext:value-type="float">
            <text:p>0.142799775310279</text:p>
          </table:table-cell>
          <table:table-cell office:value-type="float" office:value="0.0677455409084546" calcext:value-type="float">
            <text:p>0.067745540908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527886137668" calcext:value-type="float">
            <text:p>0.33527886137668</text:p>
          </table:table-cell>
          <table:table-cell office:value-type="float" office:value="1.43362786918732" calcext:value-type="float">
            <text:p>1.43362786918732</text:p>
          </table:table-cell>
          <table:table-cell office:value-type="float" office:value="0.433706362626681" calcext:value-type="float">
            <text:p>0.433706362626681</text:p>
          </table:table-cell>
          <table:table-cell office:value-type="float" office:value="0.158503551833085" calcext:value-type="float">
            <text:p>0.158503551833085</text:p>
          </table:table-cell>
          <table:table-cell office:value-type="float" office:value="0.108971406383364" calcext:value-type="float">
            <text:p>0.108971406383364</text:p>
          </table:table-cell>
          <table:table-cell office:value-type="float" office:value="0.0625928790197952" calcext:value-type="float">
            <text:p>0.0625928790197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13211685922645" calcext:value-type="float">
            <text:p>0.213211685922645</text:p>
          </table:table-cell>
          <table:table-cell office:value-type="float" office:value="1.52074559705522" calcext:value-type="float">
            <text:p>1.52074559705522</text:p>
          </table:table-cell>
          <table:table-cell office:value-type="float" office:value="0.46217510047415" calcext:value-type="float">
            <text:p>0.46217510047415</text:p>
          </table:table-cell>
          <table:table-cell office:value-type="float" office:value="0.236440789258635" calcext:value-type="float">
            <text:p>0.236440789258635</text:p>
          </table:table-cell>
          <table:table-cell office:value-type="float" office:value="0.172058817049267" calcext:value-type="float">
            <text:p>0.172058817049267</text:p>
          </table:table-cell>
          <table:table-cell office:value-type="float" office:value="0.0655134867598868" calcext:value-type="float">
            <text:p>0.06551348675988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2249912928386" calcext:value-type="float">
            <text:p>0.552249912928386</text:p>
          </table:table-cell>
          <table:table-cell office:value-type="float" office:value="1.30067149352527" calcext:value-type="float">
            <text:p>1.30067149352527</text:p>
          </table:table-cell>
          <table:table-cell office:value-type="float" office:value="0.483193599766348" calcext:value-type="float">
            <text:p>0.483193599766348</text:p>
          </table:table-cell>
          <table:table-cell office:value-type="float" office:value="0.171794722059556" calcext:value-type="float">
            <text:p>0.171794722059556</text:p>
          </table:table-cell>
          <table:table-cell office:value-type="float" office:value="0.129555123703486" calcext:value-type="float">
            <text:p>0.129555123703486</text:p>
          </table:table-cell>
          <table:table-cell office:value-type="float" office:value="0.0571701678664301" calcext:value-type="float">
            <text:p>0.057170167866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6647363781946" calcext:value-type="float">
            <text:p>0.556647363781946</text:p>
          </table:table-cell>
          <table:table-cell office:value-type="float" office:value="1.30604656385498" calcext:value-type="float">
            <text:p>1.30604656385498</text:p>
          </table:table-cell>
          <table:table-cell office:value-type="float" office:value="0.422290564437343" calcext:value-type="float">
            <text:p>0.422290564437343</text:p>
          </table:table-cell>
          <table:table-cell office:value-type="float" office:value="0.152112123179329" calcext:value-type="float">
            <text:p>0.152112123179329</text:p>
          </table:table-cell>
          <table:table-cell office:value-type="float" office:value="0.111173627797599" calcext:value-type="float">
            <text:p>0.111173627797599</text:p>
          </table:table-cell>
          <table:table-cell office:value-type="float" office:value="0.0713143626708152" calcext:value-type="float">
            <text:p>0.0713143626708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0756462452692" calcext:value-type="float">
            <text:p>0.490756462452692</text:p>
          </table:table-cell>
          <table:table-cell office:value-type="float" office:value="1.2881227878787" calcext:value-type="float">
            <text:p>1.2881227878787</text:p>
          </table:table-cell>
          <table:table-cell office:value-type="float" office:value="0.623611469192595" calcext:value-type="float">
            <text:p>0.623611469192595</text:p>
          </table:table-cell>
          <table:table-cell office:value-type="float" office:value="0.19913135293508" calcext:value-type="float">
            <text:p>0.19913135293508</text:p>
          </table:table-cell>
          <table:table-cell office:value-type="float" office:value="0.136434788499823" calcext:value-type="float">
            <text:p>0.136434788499823</text:p>
          </table:table-cell>
          <table:table-cell office:value-type="float" office:value="0.0850229939167637" calcext:value-type="float">
            <text:p>0.0850229939167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5153674148198" calcext:value-type="float">
            <text:p>0.575153674148198</text:p>
          </table:table-cell>
          <table:table-cell office:value-type="float" office:value="1.23428222702717" calcext:value-type="float">
            <text:p>1.23428222702717</text:p>
          </table:table-cell>
          <table:table-cell office:value-type="float" office:value="0.49514141620748" calcext:value-type="float">
            <text:p>0.49514141620748</text:p>
          </table:table-cell>
          <table:table-cell office:value-type="float" office:value="0.165138683124995" calcext:value-type="float">
            <text:p>0.165138683124995</text:p>
          </table:table-cell>
          <table:table-cell office:value-type="float" office:value="0.128318203913758" calcext:value-type="float">
            <text:p>0.128318203913758</text:p>
          </table:table-cell>
          <table:table-cell office:value-type="float" office:value="0.0671963749400709" calcext:value-type="float">
            <text:p>0.0671963749400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4703096574731" calcext:value-type="float">
            <text:p>0.444703096574731</text:p>
          </table:table-cell>
          <table:table-cell office:value-type="float" office:value="1.27847740673056" calcext:value-type="float">
            <text:p>1.27847740673056</text:p>
          </table:table-cell>
          <table:table-cell office:value-type="float" office:value="0.570474220061493" calcext:value-type="float">
            <text:p>0.570474220061493</text:p>
          </table:table-cell>
          <table:table-cell office:value-type="float" office:value="0.208203357100538" calcext:value-type="float">
            <text:p>0.208203357100538</text:p>
          </table:table-cell>
          <table:table-cell office:value-type="float" office:value="0.129700404308194" calcext:value-type="float">
            <text:p>0.129700404308194</text:p>
          </table:table-cell>
          <table:table-cell office:value-type="float" office:value="0.0778530291168676" calcext:value-type="float">
            <text:p>0.0778530291168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626378263627" calcext:value-type="float">
            <text:p>0.57626378263627</text:p>
          </table:table-cell>
          <table:table-cell office:value-type="float" office:value="1.18216580072929" calcext:value-type="float">
            <text:p>1.18216580072929</text:p>
          </table:table-cell>
          <table:table-cell office:value-type="float" office:value="0.465150944165" calcext:value-type="float">
            <text:p>0.465150944165</text:p>
          </table:table-cell>
          <table:table-cell office:value-type="float" office:value="0.147328214402966" calcext:value-type="float">
            <text:p>0.147328214402966</text:p>
          </table:table-cell>
          <table:table-cell office:value-type="float" office:value="0.111869033911762" calcext:value-type="float">
            <text:p>0.111869033911762</text:p>
          </table:table-cell>
          <table:table-cell office:value-type="float" office:value="0.0682084646330815" calcext:value-type="float">
            <text:p>0.06820846463308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6116842005534" calcext:value-type="float">
            <text:p>0.626116842005534</text:p>
          </table:table-cell>
          <table:table-cell office:value-type="float" office:value="1.18961846751793" calcext:value-type="float">
            <text:p>1.18961846751793</text:p>
          </table:table-cell>
          <table:table-cell office:value-type="float" office:value="0.46591519272014" calcext:value-type="float">
            <text:p>0.46591519272014</text:p>
          </table:table-cell>
          <table:table-cell office:value-type="float" office:value="0.159851487316043" calcext:value-type="float">
            <text:p>0.159851487316043</text:p>
          </table:table-cell>
          <table:table-cell office:value-type="float" office:value="0.113902515946165" calcext:value-type="float">
            <text:p>0.113902515946165</text:p>
          </table:table-cell>
          <table:table-cell office:value-type="float" office:value="0.0663452571193967" calcext:value-type="float">
            <text:p>0.0663452571193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726208065547" calcext:value-type="float">
            <text:p>0.53726208065547</text:p>
          </table:table-cell>
          <table:table-cell office:value-type="float" office:value="1.29755072586877" calcext:value-type="float">
            <text:p>1.29755072586877</text:p>
          </table:table-cell>
          <table:table-cell office:value-type="float" office:value="0.488074594997122" calcext:value-type="float">
            <text:p>0.488074594997122</text:p>
          </table:table-cell>
          <table:table-cell office:value-type="float" office:value="0.254662579662249" calcext:value-type="float">
            <text:p>0.254662579662249</text:p>
          </table:table-cell>
          <table:table-cell office:value-type="float" office:value="0.191083752008065" calcext:value-type="float">
            <text:p>0.191083752008065</text:p>
          </table:table-cell>
          <table:table-cell office:value-type="float" office:value="0.107364174289802" calcext:value-type="float">
            <text:p>0.1073641742898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60032361353196" calcext:value-type="float">
            <text:p>0.760032361353196</text:p>
          </table:table-cell>
          <table:table-cell office:value-type="float" office:value="1.05688632487782" calcext:value-type="float">
            <text:p>1.05688632487782</text:p>
          </table:table-cell>
          <table:table-cell office:value-type="float" office:value="0.505236134213281" calcext:value-type="float">
            <text:p>0.505236134213281</text:p>
          </table:table-cell>
          <table:table-cell office:value-type="float" office:value="0.210351487116933" calcext:value-type="float">
            <text:p>0.210351487116933</text:p>
          </table:table-cell>
          <table:table-cell office:value-type="float" office:value="0.143264276513626" calcext:value-type="float">
            <text:p>0.143264276513626</text:p>
          </table:table-cell>
          <table:table-cell office:value-type="float" office:value="0.0861229913868741" calcext:value-type="float">
            <text:p>0.0861229913868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2356185562808" calcext:value-type="float">
            <text:p>0.602356185562808</text:p>
          </table:table-cell>
          <table:table-cell office:value-type="float" office:value="1.21929575538803" calcext:value-type="float">
            <text:p>1.21929575538803</text:p>
          </table:table-cell>
          <table:table-cell office:value-type="float" office:value="0.420429357881132" calcext:value-type="float">
            <text:p>0.420429357881132</text:p>
          </table:table-cell>
          <table:table-cell office:value-type="float" office:value="0.193490137894162" calcext:value-type="float">
            <text:p>0.193490137894162</text:p>
          </table:table-cell>
          <table:table-cell office:value-type="float" office:value="0.141546937564826" calcext:value-type="float">
            <text:p>0.141546937564826</text:p>
          </table:table-cell>
          <table:table-cell office:value-type="float" office:value="0.0729882646212163" calcext:value-type="float">
            <text:p>0.0729882646212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3491994612252" calcext:value-type="float">
            <text:p>0.403491994612252</text:p>
          </table:table-cell>
          <table:table-cell office:value-type="float" office:value="1.34655027408601" calcext:value-type="float">
            <text:p>1.34655027408601</text:p>
          </table:table-cell>
          <table:table-cell office:value-type="float" office:value="0.531289700093047" calcext:value-type="float">
            <text:p>0.531289700093047</text:p>
          </table:table-cell>
          <table:table-cell office:value-type="float" office:value="0.208844082644388" calcext:value-type="float">
            <text:p>0.208844082644388</text:p>
          </table:table-cell>
          <table:table-cell office:value-type="float" office:value="0.137419215530458" calcext:value-type="float">
            <text:p>0.137419215530458</text:p>
          </table:table-cell>
          <table:table-cell office:value-type="float" office:value="0.0732853966805599" calcext:value-type="float">
            <text:p>0.073285396680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7668494450647" calcext:value-type="float">
            <text:p>0.327668494450647</text:p>
          </table:table-cell>
          <table:table-cell office:value-type="float" office:value="1.39709100417308" calcext:value-type="float">
            <text:p>1.39709100417308</text:p>
          </table:table-cell>
          <table:table-cell office:value-type="float" office:value="0.51921375553896" calcext:value-type="float">
            <text:p>0.51921375553896</text:p>
          </table:table-cell>
          <table:table-cell office:value-type="float" office:value="0.219967045496844" calcext:value-type="float">
            <text:p>0.219967045496844</text:p>
          </table:table-cell>
          <table:table-cell office:value-type="float" office:value="0.153703749800812" calcext:value-type="float">
            <text:p>0.153703749800812</text:p>
          </table:table-cell>
          <table:table-cell office:value-type="float" office:value="0.097457241050616" calcext:value-type="float">
            <text:p>0.0974572410506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1765374033141" calcext:value-type="float">
            <text:p>0.91765374033141</text:p>
          </table:table-cell>
          <table:table-cell office:value-type="float" office:value="1.00190826170301" calcext:value-type="float">
            <text:p>1.00190826170301</text:p>
          </table:table-cell>
          <table:table-cell office:value-type="float" office:value="0.52874922790825" calcext:value-type="float">
            <text:p>0.52874922790825</text:p>
          </table:table-cell>
          <table:table-cell office:value-type="float" office:value="0.171796774566008" calcext:value-type="float">
            <text:p>0.171796774566008</text:p>
          </table:table-cell>
          <table:table-cell office:value-type="float" office:value="0.132207354542711" calcext:value-type="float">
            <text:p>0.132207354542711</text:p>
          </table:table-cell>
          <table:table-cell office:value-type="float" office:value="0.0724869747817254" calcext:value-type="float">
            <text:p>0.072486974781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77681852820891" calcext:value-type="float">
            <text:p>0.877681852820891</text:p>
          </table:table-cell>
          <table:table-cell office:value-type="float" office:value="1.05773979657742" calcext:value-type="float">
            <text:p>1.05773979657742</text:p>
          </table:table-cell>
          <table:table-cell office:value-type="float" office:value="0.474471653344941" calcext:value-type="float">
            <text:p>0.474471653344941</text:p>
          </table:table-cell>
          <table:table-cell office:value-type="float" office:value="0.213028149492555" calcext:value-type="float">
            <text:p>0.213028149492555</text:p>
          </table:table-cell>
          <table:table-cell office:value-type="float" office:value="0.143969301510151" calcext:value-type="float">
            <text:p>0.143969301510151</text:p>
          </table:table-cell>
          <table:table-cell office:value-type="float" office:value="0.0520352919662179" calcext:value-type="float">
            <text:p>0.05203529196621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5233562548142" calcext:value-type="float">
            <text:p>0.425233562548142</text:p>
          </table:table-cell>
          <table:table-cell office:value-type="float" office:value="1.2809234274232" calcext:value-type="float">
            <text:p>1.2809234274232</text:p>
          </table:table-cell>
          <table:table-cell office:value-type="float" office:value="0.472461042795898" calcext:value-type="float">
            <text:p>0.472461042795898</text:p>
          </table:table-cell>
          <table:table-cell office:value-type="float" office:value="0.189421975691073" calcext:value-type="float">
            <text:p>0.189421975691073</text:p>
          </table:table-cell>
          <table:table-cell office:value-type="float" office:value="0.128554246025056" calcext:value-type="float">
            <text:p>0.128554246025056</text:p>
          </table:table-cell>
          <table:table-cell office:value-type="float" office:value="0.0695595157523737" calcext:value-type="float">
            <text:p>0.0695595157523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996831851036" calcext:value-type="float">
            <text:p>0.54996831851036</text:p>
          </table:table-cell>
          <table:table-cell office:value-type="float" office:value="1.19143113832255" calcext:value-type="float">
            <text:p>1.19143113832255</text:p>
          </table:table-cell>
          <table:table-cell office:value-type="float" office:value="0.393509960910859" calcext:value-type="float">
            <text:p>0.393509960910859</text:p>
          </table:table-cell>
          <table:table-cell office:value-type="float" office:value="0.139974915673735" calcext:value-type="float">
            <text:p>0.139974915673735</text:p>
          </table:table-cell>
          <table:table-cell office:value-type="float" office:value="0.104977201021064" calcext:value-type="float">
            <text:p>0.104977201021064</text:p>
          </table:table-cell>
          <table:table-cell office:value-type="float" office:value="0.0562291959610585" calcext:value-type="float">
            <text:p>0.0562291959610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8387262541019" calcext:value-type="float">
            <text:p>0.68387262541019</text:p>
          </table:table-cell>
          <table:table-cell office:value-type="float" office:value="1.20008290334685" calcext:value-type="float">
            <text:p>1.20008290334685</text:p>
          </table:table-cell>
          <table:table-cell office:value-type="float" office:value="0.496877662481478" calcext:value-type="float">
            <text:p>0.496877662481478</text:p>
          </table:table-cell>
          <table:table-cell office:value-type="float" office:value="0.15873993227987" calcext:value-type="float">
            <text:p>0.15873993227987</text:p>
          </table:table-cell>
          <table:table-cell office:value-type="float" office:value="0.113371189594955" calcext:value-type="float">
            <text:p>0.113371189594955</text:p>
          </table:table-cell>
          <table:table-cell office:value-type="float" office:value="0.0685969789191158" calcext:value-type="float">
            <text:p>0.0685969789191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7810313443418" calcext:value-type="float">
            <text:p>0.657810313443418</text:p>
          </table:table-cell>
          <table:table-cell office:value-type="float" office:value="1.24279624690972" calcext:value-type="float">
            <text:p>1.24279624690972</text:p>
          </table:table-cell>
          <table:table-cell office:value-type="float" office:value="0.485927580953293" calcext:value-type="float">
            <text:p>0.485927580953293</text:p>
          </table:table-cell>
          <table:table-cell office:value-type="float" office:value="0.211674786442205" calcext:value-type="float">
            <text:p>0.211674786442205</text:p>
          </table:table-cell>
          <table:table-cell office:value-type="float" office:value="0.145170436449146" calcext:value-type="float">
            <text:p>0.145170436449146</text:p>
          </table:table-cell>
          <table:table-cell office:value-type="float" office:value="0.105366021277136" calcext:value-type="float">
            <text:p>0.10536602127713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2605854726523" calcext:value-type="float">
            <text:p>0.372605854726523</text:p>
          </table:table-cell>
          <table:table-cell office:value-type="float" office:value="1.38062669187806" calcext:value-type="float">
            <text:p>1.38062669187806</text:p>
          </table:table-cell>
          <table:table-cell office:value-type="float" office:value="0.448900617676367" calcext:value-type="float">
            <text:p>0.448900617676367</text:p>
          </table:table-cell>
          <table:table-cell office:value-type="float" office:value="0.192914192434391" calcext:value-type="float">
            <text:p>0.192914192434391</text:p>
          </table:table-cell>
          <table:table-cell office:value-type="float" office:value="0.128691692531801" calcext:value-type="float">
            <text:p>0.128691692531801</text:p>
          </table:table-cell>
          <table:table-cell office:value-type="float" office:value="0.0647039358495104" calcext:value-type="float">
            <text:p>0.064703935849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55745773421745" calcext:value-type="float">
            <text:p>0.355745773421745</text:p>
          </table:table-cell>
          <table:table-cell office:value-type="float" office:value="1.4106742574704" calcext:value-type="float">
            <text:p>1.4106742574704</text:p>
          </table:table-cell>
          <table:table-cell office:value-type="float" office:value="0.392955978261721" calcext:value-type="float">
            <text:p>0.392955978261721</text:p>
          </table:table-cell>
          <table:table-cell office:value-type="float" office:value="0.169424168130568" calcext:value-type="float">
            <text:p>0.169424168130568</text:p>
          </table:table-cell>
          <table:table-cell office:value-type="float" office:value="0.131835250352855" calcext:value-type="float">
            <text:p>0.131835250352855</text:p>
          </table:table-cell>
          <table:table-cell office:value-type="float" office:value="0.0542453515610846" calcext:value-type="float">
            <text:p>0.0542453515610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8848598989149" calcext:value-type="float">
            <text:p>0.128848598989149</text:p>
          </table:table-cell>
          <table:table-cell office:value-type="float" office:value="1.409660131726" calcext:value-type="float">
            <text:p>1.409660131726</text:p>
          </table:table-cell>
          <table:table-cell office:value-type="float" office:value="0.630739618261055" calcext:value-type="float">
            <text:p>0.630739618261055</text:p>
          </table:table-cell>
          <table:table-cell office:value-type="float" office:value="0.199804276444227" calcext:value-type="float">
            <text:p>0.199804276444227</text:p>
          </table:table-cell>
          <table:table-cell office:value-type="float" office:value="0.148834438593748" calcext:value-type="float">
            <text:p>0.148834438593748</text:p>
          </table:table-cell>
          <table:table-cell office:value-type="float" office:value="0.0947150567339658" calcext:value-type="float">
            <text:p>0.0947150567339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2771591046254" calcext:value-type="float">
            <text:p>0.102771591046254</text:p>
          </table:table-cell>
          <table:table-cell office:value-type="float" office:value="1.45607977930856" calcext:value-type="float">
            <text:p>1.45607977930856</text:p>
          </table:table-cell>
          <table:table-cell office:value-type="float" office:value="0.628636075713997" calcext:value-type="float">
            <text:p>0.628636075713997</text:p>
          </table:table-cell>
          <table:table-cell office:value-type="float" office:value="0.249045902346471" calcext:value-type="float">
            <text:p>0.249045902346471</text:p>
          </table:table-cell>
          <table:table-cell office:value-type="float" office:value="0.188803308883184" calcext:value-type="float">
            <text:p>0.188803308883184</text:p>
          </table:table-cell>
          <table:table-cell office:value-type="float" office:value="0.113990681388844" calcext:value-type="float">
            <text:p>0.11399068138884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6842517161468" calcext:value-type="float">
            <text:p>0.506842517161468</text:p>
          </table:table-cell>
          <table:table-cell office:value-type="float" office:value="1.21738475128043" calcext:value-type="float">
            <text:p>1.21738475128043</text:p>
          </table:table-cell>
          <table:table-cell office:value-type="float" office:value="0.450776523628233" calcext:value-type="float">
            <text:p>0.450776523628233</text:p>
          </table:table-cell>
          <table:table-cell office:value-type="float" office:value="0.195346219906791" calcext:value-type="float">
            <text:p>0.195346219906791</text:p>
          </table:table-cell>
          <table:table-cell office:value-type="float" office:value="0.136507015043193" calcext:value-type="float">
            <text:p>0.136507015043193</text:p>
          </table:table-cell>
          <table:table-cell office:value-type="float" office:value="0.0861925751969821" calcext:value-type="float">
            <text:p>0.0861925751969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6989850221833" calcext:value-type="float">
            <text:p>0.536989850221833</text:p>
          </table:table-cell>
          <table:table-cell office:value-type="float" office:value="1.21346987958091" calcext:value-type="float">
            <text:p>1.21346987958091</text:p>
          </table:table-cell>
          <table:table-cell office:value-type="float" office:value="0.427556617060677" calcext:value-type="float">
            <text:p>0.427556617060677</text:p>
          </table:table-cell>
          <table:table-cell office:value-type="float" office:value="0.194824561703832" calcext:value-type="float">
            <text:p>0.194824561703832</text:p>
          </table:table-cell>
          <table:table-cell office:value-type="float" office:value="0.145966683751592" calcext:value-type="float">
            <text:p>0.145966683751592</text:p>
          </table:table-cell>
          <table:table-cell office:value-type="float" office:value="0.0892234230011399" calcext:value-type="float">
            <text:p>0.089223423001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5664893925394" calcext:value-type="float">
            <text:p>0.295664893925394</text:p>
          </table:table-cell>
          <table:table-cell office:value-type="float" office:value="1.41049657942356" calcext:value-type="float">
            <text:p>1.41049657942356</text:p>
          </table:table-cell>
          <table:table-cell office:value-type="float" office:value="0.393950381716249" calcext:value-type="float">
            <text:p>0.393950381716249</text:p>
          </table:table-cell>
          <table:table-cell office:value-type="float" office:value="0.150114519040939" calcext:value-type="float">
            <text:p>0.150114519040939</text:p>
          </table:table-cell>
          <table:table-cell office:value-type="float" office:value="0.103528111913219" calcext:value-type="float">
            <text:p>0.103528111913219</text:p>
          </table:table-cell>
          <table:table-cell office:value-type="float" office:value="0.0581825014267967" calcext:value-type="float">
            <text:p>0.0581825014267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2138378755096" calcext:value-type="float">
            <text:p>0.402138378755096</text:p>
          </table:table-cell>
          <table:table-cell office:value-type="float" office:value="1.30011799610949" calcext:value-type="float">
            <text:p>1.30011799610949</text:p>
          </table:table-cell>
          <table:table-cell office:value-type="float" office:value="0.38258294036971" calcext:value-type="float">
            <text:p>0.38258294036971</text:p>
          </table:table-cell>
          <table:table-cell office:value-type="float" office:value="0.132149481644808" calcext:value-type="float">
            <text:p>0.132149481644808</text:p>
          </table:table-cell>
          <table:table-cell office:value-type="float" office:value="0.102178493536795" calcext:value-type="float">
            <text:p>0.102178493536795</text:p>
          </table:table-cell>
          <table:table-cell office:value-type="float" office:value="0.0602310384404923" calcext:value-type="float">
            <text:p>0.06023103844049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104843689255" calcext:value-type="float">
            <text:p>0.375104843689255</text:p>
          </table:table-cell>
          <table:table-cell office:value-type="float" office:value="1.3329066188117" calcext:value-type="float">
            <text:p>1.3329066188117</text:p>
          </table:table-cell>
          <table:table-cell office:value-type="float" office:value="0.504400527502769" calcext:value-type="float">
            <text:p>0.504400527502769</text:p>
          </table:table-cell>
          <table:table-cell office:value-type="float" office:value="0.17058220144131" calcext:value-type="float">
            <text:p>0.17058220144131</text:p>
          </table:table-cell>
          <table:table-cell office:value-type="float" office:value="0.123754356797373" calcext:value-type="float">
            <text:p>0.123754356797373</text:p>
          </table:table-cell>
          <table:table-cell office:value-type="float" office:value="0.0700300161682579" calcext:value-type="float">
            <text:p>0.0700300161682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78710790277575" calcext:value-type="float">
            <text:p>0.278710790277575</text:p>
          </table:table-cell>
          <table:table-cell office:value-type="float" office:value="1.42596760456457" calcext:value-type="float">
            <text:p>1.42596760456457</text:p>
          </table:table-cell>
          <table:table-cell office:value-type="float" office:value="0.485003911188126" calcext:value-type="float">
            <text:p>0.485003911188126</text:p>
          </table:table-cell>
          <table:table-cell office:value-type="float" office:value="0.20928843788679" calcext:value-type="float">
            <text:p>0.20928843788679</text:p>
          </table:table-cell>
          <table:table-cell office:value-type="float" office:value="0.144842440482494" calcext:value-type="float">
            <text:p>0.144842440482494</text:p>
          </table:table-cell>
          <table:table-cell office:value-type="float" office:value="0.0743963447512113" calcext:value-type="float">
            <text:p>0.0743963447512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7610078366086" calcext:value-type="float">
            <text:p>0.377610078366086</text:p>
          </table:table-cell>
          <table:table-cell office:value-type="float" office:value="1.34244471482889" calcext:value-type="float">
            <text:p>1.34244471482889</text:p>
          </table:table-cell>
          <table:table-cell office:value-type="float" office:value="0.513320609549325" calcext:value-type="float">
            <text:p>0.513320609549325</text:p>
          </table:table-cell>
          <table:table-cell office:value-type="float" office:value="0.213918045971625" calcext:value-type="float">
            <text:p>0.213918045971625</text:p>
          </table:table-cell>
          <table:table-cell office:value-type="float" office:value="0.140556517019659" calcext:value-type="float">
            <text:p>0.140556517019659</text:p>
          </table:table-cell>
          <table:table-cell office:value-type="float" office:value="0.0644794242585581" calcext:value-type="float">
            <text:p>0.0644794242585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1908586140356" calcext:value-type="float">
            <text:p>0.301908586140356</text:p>
          </table:table-cell>
          <table:table-cell office:value-type="float" office:value="1.405706296002" calcext:value-type="float">
            <text:p>1.405706296002</text:p>
          </table:table-cell>
          <table:table-cell office:value-type="float" office:value="0.531012514953224" calcext:value-type="float">
            <text:p>0.531012514953224</text:p>
          </table:table-cell>
          <table:table-cell office:value-type="float" office:value="0.252620788497533" calcext:value-type="float">
            <text:p>0.252620788497533</text:p>
          </table:table-cell>
          <table:table-cell office:value-type="float" office:value="0.170777440994401" calcext:value-type="float">
            <text:p>0.170777440994401</text:p>
          </table:table-cell>
          <table:table-cell office:value-type="float" office:value="0.0823886943879602" calcext:value-type="float">
            <text:p>0.0823886943879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0612520238859" calcext:value-type="float">
            <text:p>0.430612520238859</text:p>
          </table:table-cell>
          <table:table-cell office:value-type="float" office:value="1.30482751022446" calcext:value-type="float">
            <text:p>1.30482751022446</text:p>
          </table:table-cell>
          <table:table-cell office:value-type="float" office:value="0.544059853813158" calcext:value-type="float">
            <text:p>0.544059853813158</text:p>
          </table:table-cell>
          <table:table-cell office:value-type="float" office:value="0.177840675539161" calcext:value-type="float">
            <text:p>0.177840675539161</text:p>
          </table:table-cell>
          <table:table-cell office:value-type="float" office:value="0.11598563114312" calcext:value-type="float">
            <text:p>0.11598563114312</text:p>
          </table:table-cell>
          <table:table-cell office:value-type="float" office:value="0.0785451166005355" calcext:value-type="float">
            <text:p>0.0785451166005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7187298866731" calcext:value-type="float">
            <text:p>0.447187298866731</text:p>
          </table:table-cell>
          <table:table-cell office:value-type="float" office:value="1.29810936457431" calcext:value-type="float">
            <text:p>1.29810936457431</text:p>
          </table:table-cell>
          <table:table-cell office:value-type="float" office:value="0.489464239806236" calcext:value-type="float">
            <text:p>0.489464239806236</text:p>
          </table:table-cell>
          <table:table-cell office:value-type="float" office:value="0.164574381249855" calcext:value-type="float">
            <text:p>0.164574381249855</text:p>
          </table:table-cell>
          <table:table-cell office:value-type="float" office:value="0.129642960471955" calcext:value-type="float">
            <text:p>0.129642960471955</text:p>
          </table:table-cell>
          <table:table-cell office:value-type="float" office:value="0.0610941169317832" calcext:value-type="float">
            <text:p>0.0610941169317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4332264607348" calcext:value-type="float">
            <text:p>0.414332264607348</text:p>
          </table:table-cell>
          <table:table-cell office:value-type="float" office:value="1.36662452234779" calcext:value-type="float">
            <text:p>1.36662452234779</text:p>
          </table:table-cell>
          <table:table-cell office:value-type="float" office:value="0.346772205412436" calcext:value-type="float">
            <text:p>0.346772205412436</text:p>
          </table:table-cell>
          <table:table-cell office:value-type="float" office:value="0.13466632052256" calcext:value-type="float">
            <text:p>0.13466632052256</text:p>
          </table:table-cell>
          <table:table-cell office:value-type="float" office:value="0.0977146804562848" calcext:value-type="float">
            <text:p>0.097714680456285</text:p>
          </table:table-cell>
          <table:table-cell office:value-type="float" office:value="0.0466644573906971" calcext:value-type="float">
            <text:p>0.0466644573906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3477516189702" calcext:value-type="float">
            <text:p>0.433477516189702</text:p>
          </table:table-cell>
          <table:table-cell office:value-type="float" office:value="1.35328461265792" calcext:value-type="float">
            <text:p>1.35328461265792</text:p>
          </table:table-cell>
          <table:table-cell office:value-type="float" office:value="0.309275197768196" calcext:value-type="float">
            <text:p>0.309275197768196</text:p>
          </table:table-cell>
          <table:table-cell office:value-type="float" office:value="0.158392673554475" calcext:value-type="float">
            <text:p>0.158392673554475</text:p>
          </table:table-cell>
          <table:table-cell office:value-type="float" office:value="0.116476861924025" calcext:value-type="float">
            <text:p>0.116476861924025</text:p>
          </table:table-cell>
          <table:table-cell office:value-type="float" office:value="0.0424885865521961" calcext:value-type="float">
            <text:p>0.042488586552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9845895924151" calcext:value-type="float">
            <text:p>0.179845895924151</text:p>
          </table:table-cell>
          <table:table-cell office:value-type="float" office:value="1.47039783016119" calcext:value-type="float">
            <text:p>1.47039783016119</text:p>
          </table:table-cell>
          <table:table-cell office:value-type="float" office:value="0.484371725268532" calcext:value-type="float">
            <text:p>0.484371725268532</text:p>
          </table:table-cell>
          <table:table-cell office:value-type="float" office:value="0.210781829684704" calcext:value-type="float">
            <text:p>0.210781829684704</text:p>
          </table:table-cell>
          <table:table-cell office:value-type="float" office:value="0.153537206155825" calcext:value-type="float">
            <text:p>0.153537206155825</text:p>
          </table:table-cell>
          <table:table-cell office:value-type="float" office:value="0.0746108579954048" calcext:value-type="float">
            <text:p>0.0746108579954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7241417665967" calcext:value-type="float">
            <text:p>0.117241417665967</text:p>
          </table:table-cell>
          <table:table-cell office:value-type="float" office:value="1.51934207640552" calcext:value-type="float">
            <text:p>1.51934207640552</text:p>
          </table:table-cell>
          <table:table-cell office:value-type="float" office:value="0.534738585059197" calcext:value-type="float">
            <text:p>0.534738585059197</text:p>
          </table:table-cell>
          <table:table-cell office:value-type="float" office:value="0.325661051126013" calcext:value-type="float">
            <text:p>0.325661051126013</text:p>
          </table:table-cell>
          <table:table-cell office:value-type="float" office:value="0.224604138492701" calcext:value-type="float">
            <text:p>0.224604138492701</text:p>
          </table:table-cell>
          <table:table-cell office:value-type="float" office:value="0.12512204666854" calcext:value-type="float">
            <text:p>0.125122046668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0532920224386" calcext:value-type="float">
            <text:p>0.630532920224386</text:p>
          </table:table-cell>
          <table:table-cell office:value-type="float" office:value="1.19237631078482" calcext:value-type="float">
            <text:p>1.19237631078482</text:p>
          </table:table-cell>
          <table:table-cell office:value-type="float" office:value="0.59849537991673" calcext:value-type="float">
            <text:p>0.59849537991673</text:p>
          </table:table-cell>
          <table:table-cell office:value-type="float" office:value="0.196176627278881" calcext:value-type="float">
            <text:p>0.196176627278881</text:p>
          </table:table-cell>
          <table:table-cell office:value-type="float" office:value="0.152581693279892" calcext:value-type="float">
            <text:p>0.152581693279892</text:p>
          </table:table-cell>
          <table:table-cell office:value-type="float" office:value="0.0887895131433463" calcext:value-type="float">
            <text:p>0.0887895131433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9743072108328" calcext:value-type="float">
            <text:p>0.639743072108328</text:p>
          </table:table-cell>
          <table:table-cell office:value-type="float" office:value="1.20895113292088" calcext:value-type="float">
            <text:p>1.20895113292088</text:p>
          </table:table-cell>
          <table:table-cell office:value-type="float" office:value="0.529618415146496" calcext:value-type="float">
            <text:p>0.529618415146496</text:p>
          </table:table-cell>
          <table:table-cell office:value-type="float" office:value="0.191929080962588" calcext:value-type="float">
            <text:p>0.191929080962588</text:p>
          </table:table-cell>
          <table:table-cell office:value-type="float" office:value="0.136084919326699" calcext:value-type="float">
            <text:p>0.136084919326699</text:p>
          </table:table-cell>
          <table:table-cell office:value-type="float" office:value="0.0700704227661169" calcext:value-type="float">
            <text:p>0.0700704227661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7989223969615" calcext:value-type="float">
            <text:p>0.417989223969615</text:p>
          </table:table-cell>
          <table:table-cell office:value-type="float" office:value="1.36456310937677" calcext:value-type="float">
            <text:p>1.36456310937677</text:p>
          </table:table-cell>
          <table:table-cell office:value-type="float" office:value="0.556253026867173" calcext:value-type="float">
            <text:p>0.556253026867173</text:p>
          </table:table-cell>
          <table:table-cell office:value-type="float" office:value="0.212508436223194" calcext:value-type="float">
            <text:p>0.212508436223194</text:p>
          </table:table-cell>
          <table:table-cell office:value-type="float" office:value="0.133432458810014" calcext:value-type="float">
            <text:p>0.133432458810014</text:p>
          </table:table-cell>
          <table:table-cell office:value-type="float" office:value="0.0869195137599848" calcext:value-type="float">
            <text:p>0.0869195137599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6699132276804" calcext:value-type="float">
            <text:p>0.606699132276804</text:p>
          </table:table-cell>
          <table:table-cell office:value-type="float" office:value="1.22880317751422" calcext:value-type="float">
            <text:p>1.22880317751422</text:p>
          </table:table-cell>
          <table:table-cell office:value-type="float" office:value="0.426271135161769" calcext:value-type="float">
            <text:p>0.426271135161769</text:p>
          </table:table-cell>
          <table:table-cell office:value-type="float" office:value="0.15837584040481" calcext:value-type="float">
            <text:p>0.15837584040481</text:p>
          </table:table-cell>
          <table:table-cell office:value-type="float" office:value="0.130451750383947" calcext:value-type="float">
            <text:p>0.130451750383947</text:p>
          </table:table-cell>
          <table:table-cell office:value-type="float" office:value="0.0588471436452185" calcext:value-type="float">
            <text:p>0.0588471436452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49283759117815" calcext:value-type="float">
            <text:p>0.249283759117815</text:p>
          </table:table-cell>
          <table:table-cell office:value-type="float" office:value="1.48594049945524" calcext:value-type="float">
            <text:p>1.48594049945524</text:p>
          </table:table-cell>
          <table:table-cell office:value-type="float" office:value="0.490746164445776" calcext:value-type="float">
            <text:p>0.490746164445776</text:p>
          </table:table-cell>
          <table:table-cell office:value-type="float" office:value="0.154582066558297" calcext:value-type="float">
            <text:p>0.154582066558297</text:p>
          </table:table-cell>
          <table:table-cell office:value-type="float" office:value="0.133087602100817" calcext:value-type="float">
            <text:p>0.133087602100817</text:p>
          </table:table-cell>
          <table:table-cell office:value-type="float" office:value="0.0570073526056894" calcext:value-type="float">
            <text:p>0.0570073526056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09321864813073" calcext:value-type="float">
            <text:p>0.209321864813073</text:p>
          </table:table-cell>
          <table:table-cell office:value-type="float" office:value="1.54057819031969" calcext:value-type="float">
            <text:p>1.54057819031969</text:p>
          </table:table-cell>
          <table:table-cell office:value-type="float" office:value="0.425607068702471" calcext:value-type="float">
            <text:p>0.425607068702471</text:p>
          </table:table-cell>
          <table:table-cell office:value-type="float" office:value="0.139740081055324" calcext:value-type="float">
            <text:p>0.139740081055324</text:p>
          </table:table-cell>
          <table:table-cell office:value-type="float" office:value="0.112112229394625" calcext:value-type="float">
            <text:p>0.112112229394625</text:p>
          </table:table-cell>
          <table:table-cell office:value-type="float" office:value="0.0689940571899012" calcext:value-type="float">
            <text:p>0.068994057189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5715715649442" calcext:value-type="float">
            <text:p>0.525715715649442</text:p>
          </table:table-cell>
          <table:table-cell office:value-type="float" office:value="1.21643442948629" calcext:value-type="float">
            <text:p>1.21643442948629</text:p>
          </table:table-cell>
          <table:table-cell office:value-type="float" office:value="0.529729642224534" calcext:value-type="float">
            <text:p>0.529729642224534</text:p>
          </table:table-cell>
          <table:table-cell office:value-type="float" office:value="0.14113131870777" calcext:value-type="float">
            <text:p>0.14113131870777</text:p>
          </table:table-cell>
          <table:table-cell office:value-type="float" office:value="0.0895963571117136" calcext:value-type="float">
            <text:p>0.089596357111714</text:p>
          </table:table-cell>
          <table:table-cell office:value-type="float" office:value="0.0883423553942286" calcext:value-type="float">
            <text:p>0.0883423553942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7698492961657" calcext:value-type="float">
            <text:p>0.547698492961657</text:p>
          </table:table-cell>
          <table:table-cell office:value-type="float" office:value="1.21238283326975" calcext:value-type="float">
            <text:p>1.21238283326975</text:p>
          </table:table-cell>
          <table:table-cell office:value-type="float" office:value="0.57995799073884" calcext:value-type="float">
            <text:p>0.57995799073884</text:p>
          </table:table-cell>
          <table:table-cell office:value-type="float" office:value="0.162835808426562" calcext:value-type="float">
            <text:p>0.162835808426562</text:p>
          </table:table-cell>
          <table:table-cell office:value-type="float" office:value="0.12379887845992" calcext:value-type="float">
            <text:p>0.12379887845992</text:p>
          </table:table-cell>
          <table:table-cell office:value-type="float" office:value="0.0849050894455341" calcext:value-type="float">
            <text:p>0.0849050894455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79298429428857" calcext:value-type="float">
            <text:p>0.179298429428857</text:p>
          </table:table-cell>
          <table:table-cell office:value-type="float" office:value="1.46031735409047" calcext:value-type="float">
            <text:p>1.46031735409047</text:p>
          </table:table-cell>
          <table:table-cell office:value-type="float" office:value="0.687424282008237" calcext:value-type="float">
            <text:p>0.687424282008237</text:p>
          </table:table-cell>
          <table:table-cell office:value-type="float" office:value="0.248832753937705" calcext:value-type="float">
            <text:p>0.248832753937705</text:p>
          </table:table-cell>
          <table:table-cell office:value-type="float" office:value="0.174411108634738" calcext:value-type="float">
            <text:p>0.174411108634738</text:p>
          </table:table-cell>
          <table:table-cell office:value-type="float" office:value="0.094822180997309" calcext:value-type="float">
            <text:p>0.0948221809973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8695019826569" calcext:value-type="float">
            <text:p>0.28695019826569</text:p>
          </table:table-cell>
          <table:table-cell office:value-type="float" office:value="1.36193091924661" calcext:value-type="float">
            <text:p>1.36193091924661</text:p>
          </table:table-cell>
          <table:table-cell office:value-type="float" office:value="0.663082391729218" calcext:value-type="float">
            <text:p>0.663082391729218</text:p>
          </table:table-cell>
          <table:table-cell office:value-type="float" office:value="0.222410018265726" calcext:value-type="float">
            <text:p>0.222410018265726</text:p>
          </table:table-cell>
          <table:table-cell office:value-type="float" office:value="0.181825406262635" calcext:value-type="float">
            <text:p>0.181825406262635</text:p>
          </table:table-cell>
          <table:table-cell office:value-type="float" office:value="0.12640764937607" calcext:value-type="float">
            <text:p>0.1264076493760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5942770901237" calcext:value-type="float">
            <text:p>0.145942770901237</text:p>
          </table:table-cell>
          <table:table-cell office:value-type="float" office:value="1.51018293276342" calcext:value-type="float">
            <text:p>1.51018293276342</text:p>
          </table:table-cell>
          <table:table-cell office:value-type="float" office:value="0.630318417167531" calcext:value-type="float">
            <text:p>0.630318417167531</text:p>
          </table:table-cell>
          <table:table-cell office:value-type="float" office:value="0.209986529350191" calcext:value-type="float">
            <text:p>0.209986529350191</text:p>
          </table:table-cell>
          <table:table-cell office:value-type="float" office:value="0.139886998548913" calcext:value-type="float">
            <text:p>0.139886998548913</text:p>
          </table:table-cell>
          <table:table-cell office:value-type="float" office:value="0.10549093743235" calcext:value-type="float">
            <text:p>0.105490937432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69670064010477" calcext:value-type="float">
            <text:p>0.169670064010477</text:p>
          </table:table-cell>
          <table:table-cell office:value-type="float" office:value="1.50629251358477" calcext:value-type="float">
            <text:p>1.50629251358477</text:p>
          </table:table-cell>
          <table:table-cell office:value-type="float" office:value="0.614829937116059" calcext:value-type="float">
            <text:p>0.614829937116059</text:p>
          </table:table-cell>
          <table:table-cell office:value-type="float" office:value="0.204827822041664" calcext:value-type="float">
            <text:p>0.204827822041664</text:p>
          </table:table-cell>
          <table:table-cell office:value-type="float" office:value="0.153126180294117" calcext:value-type="float">
            <text:p>0.153126180294117</text:p>
          </table:table-cell>
          <table:table-cell office:value-type="float" office:value="0.0973749096457291" calcext:value-type="float">
            <text:p>0.0973749096457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1660896137857" calcext:value-type="float">
            <text:p>0.321660896137857</text:p>
          </table:table-cell>
          <table:table-cell office:value-type="float" office:value="1.45781401842324" calcext:value-type="float">
            <text:p>1.45781401842324</text:p>
          </table:table-cell>
          <table:table-cell office:value-type="float" office:value="0.429259571032566" calcext:value-type="float">
            <text:p>0.429259571032566</text:p>
          </table:table-cell>
          <table:table-cell office:value-type="float" office:value="0.167422896827122" calcext:value-type="float">
            <text:p>0.167422896827122</text:p>
          </table:table-cell>
          <table:table-cell office:value-type="float" office:value="0.147224780493133" calcext:value-type="float">
            <text:p>0.147224780493133</text:p>
          </table:table-cell>
          <table:table-cell office:value-type="float" office:value="0.0655947415021805" calcext:value-type="float">
            <text:p>0.0655947415021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96668804784808" calcext:value-type="float">
            <text:p>0.296668804784808</text:p>
          </table:table-cell>
          <table:table-cell office:value-type="float" office:value="1.48449747874088" calcext:value-type="float">
            <text:p>1.48449747874088</text:p>
          </table:table-cell>
          <table:table-cell office:value-type="float" office:value="0.367926270091128" calcext:value-type="float">
            <text:p>0.367926270091128</text:p>
          </table:table-cell>
          <table:table-cell office:value-type="float" office:value="0.189188706893549" calcext:value-type="float">
            <text:p>0.189188706893549</text:p>
          </table:table-cell>
          <table:table-cell office:value-type="float" office:value="0.14697725156194" calcext:value-type="float">
            <text:p>0.14697725156194</text:p>
          </table:table-cell>
          <table:table-cell office:value-type="float" office:value="0.0507418751311352" calcext:value-type="float">
            <text:p>0.0507418751311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5863171668851" calcext:value-type="float">
            <text:p>0.315863171668851</text:p>
          </table:table-cell>
          <table:table-cell office:value-type="float" office:value="1.34357861071802" calcext:value-type="float">
            <text:p>1.34357861071802</text:p>
          </table:table-cell>
          <table:table-cell office:value-type="float" office:value="0.449435347297031" calcext:value-type="float">
            <text:p>0.449435347297031</text:p>
          </table:table-cell>
          <table:table-cell office:value-type="float" office:value="0.176515720593761" calcext:value-type="float">
            <text:p>0.176515720593761</text:p>
          </table:table-cell>
          <table:table-cell office:value-type="float" office:value="0.126898701776707" calcext:value-type="float">
            <text:p>0.126898701776707</text:p>
          </table:table-cell>
          <table:table-cell office:value-type="float" office:value="0.0373365560998915" calcext:value-type="float">
            <text:p>0.0373365560998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4618540317516" calcext:value-type="float">
            <text:p>0.304618540317516</text:p>
          </table:table-cell>
          <table:table-cell office:value-type="float" office:value="1.35587952777465" calcext:value-type="float">
            <text:p>1.35587952777465</text:p>
          </table:table-cell>
          <table:table-cell office:value-type="float" office:value="0.480345529946938" calcext:value-type="float">
            <text:p>0.480345529946938</text:p>
          </table:table-cell>
          <table:table-cell office:value-type="float" office:value="0.198315815844354" calcext:value-type="float">
            <text:p>0.198315815844354</text:p>
          </table:table-cell>
          <table:table-cell office:value-type="float" office:value="0.138325776401811" calcext:value-type="float">
            <text:p>0.138325776401811</text:p>
          </table:table-cell>
          <table:table-cell office:value-type="float" office:value="0.0559920827340703" calcext:value-type="float">
            <text:p>0.0559920827340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1937802893616" calcext:value-type="float">
            <text:p>0.591937802893616</text:p>
          </table:table-cell>
          <table:table-cell office:value-type="float" office:value="1.24801583432642" calcext:value-type="float">
            <text:p>1.24801583432642</text:p>
          </table:table-cell>
          <table:table-cell office:value-type="float" office:value="0.385327844825191" calcext:value-type="float">
            <text:p>0.385327844825191</text:p>
          </table:table-cell>
          <table:table-cell office:value-type="float" office:value="0.153542959520032" calcext:value-type="float">
            <text:p>0.153542959520032</text:p>
          </table:table-cell>
          <table:table-cell office:value-type="float" office:value="0.118768307998784" calcext:value-type="float">
            <text:p>0.118768307998784</text:p>
          </table:table-cell>
          <table:table-cell office:value-type="float" office:value="0.0653306974533107" calcext:value-type="float">
            <text:p>0.0653306974533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103104754236" calcext:value-type="float">
            <text:p>0.66103104754236</text:p>
          </table:table-cell>
          <table:table-cell office:value-type="float" office:value="1.18677141854848" calcext:value-type="float">
            <text:p>1.18677141854848</text:p>
          </table:table-cell>
          <table:table-cell office:value-type="float" office:value="0.299011184577609" calcext:value-type="float">
            <text:p>0.299011184577609</text:p>
          </table:table-cell>
          <table:table-cell office:value-type="float" office:value="0.142513881767579" calcext:value-type="float">
            <text:p>0.142513881767579</text:p>
          </table:table-cell>
          <table:table-cell office:value-type="float" office:value="0.12041583511246" calcext:value-type="float">
            <text:p>0.12041583511246</text:p>
          </table:table-cell>
          <table:table-cell office:value-type="float" office:value="0.0572146494114158" calcext:value-type="float">
            <text:p>0.0572146494114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781448168808" calcext:value-type="float">
            <text:p>0.472781448168808</text:p>
          </table:table-cell>
          <table:table-cell office:value-type="float" office:value="1.33667760588935" calcext:value-type="float">
            <text:p>1.33667760588935</text:p>
          </table:table-cell>
          <table:table-cell office:value-type="float" office:value="0.462178986495048" calcext:value-type="float">
            <text:p>0.462178986495048</text:p>
          </table:table-cell>
          <table:table-cell office:value-type="float" office:value="0.153520195399181" calcext:value-type="float">
            <text:p>0.153520195399181</text:p>
          </table:table-cell>
          <table:table-cell office:value-type="float" office:value="0.114566796630348" calcext:value-type="float">
            <text:p>0.114566796630348</text:p>
          </table:table-cell>
          <table:table-cell office:value-type="float" office:value="0.0510928278438225" calcext:value-type="float">
            <text:p>0.0510928278438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7761366364773" calcext:value-type="float">
            <text:p>0.327761366364773</text:p>
          </table:table-cell>
          <table:table-cell office:value-type="float" office:value="1.45310286860165" calcext:value-type="float">
            <text:p>1.45310286860165</text:p>
          </table:table-cell>
          <table:table-cell office:value-type="float" office:value="0.495745315176492" calcext:value-type="float">
            <text:p>0.495745315176492</text:p>
          </table:table-cell>
          <table:table-cell office:value-type="float" office:value="0.196856893933572" calcext:value-type="float">
            <text:p>0.196856893933572</text:p>
          </table:table-cell>
          <table:table-cell office:value-type="float" office:value="0.150055380872673" calcext:value-type="float">
            <text:p>0.150055380872673</text:p>
          </table:table-cell>
          <table:table-cell office:value-type="float" office:value="0.0673445233488085" calcext:value-type="float">
            <text:p>0.06734452334880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92885181378379" calcext:value-type="float">
            <text:p>0.792885181378379</text:p>
          </table:table-cell>
          <table:table-cell office:value-type="float" office:value="0.976857475031217" calcext:value-type="float">
            <text:p>0.976857475031217</text:p>
          </table:table-cell>
          <table:table-cell office:value-type="float" office:value="0.554946492877315" calcext:value-type="float">
            <text:p>0.554946492877315</text:p>
          </table:table-cell>
          <table:table-cell office:value-type="float" office:value="0.223028714583098" calcext:value-type="float">
            <text:p>0.223028714583098</text:p>
          </table:table-cell>
          <table:table-cell office:value-type="float" office:value="0.158559349912865" calcext:value-type="float">
            <text:p>0.158559349912865</text:p>
          </table:table-cell>
          <table:table-cell office:value-type="float" office:value="0.0743743710197337" calcext:value-type="float">
            <text:p>0.0743743710197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52758914417217" calcext:value-type="float">
            <text:p>0.952758914417217</text:p>
          </table:table-cell>
          <table:table-cell office:value-type="float" office:value="0.86779801625739" calcext:value-type="float">
            <text:p>0.86779801625739</text:p>
          </table:table-cell>
          <table:table-cell office:value-type="float" office:value="0.431027676932386" calcext:value-type="float">
            <text:p>0.431027676932386</text:p>
          </table:table-cell>
          <table:table-cell office:value-type="float" office:value="0.173473354190992" calcext:value-type="float">
            <text:p>0.173473354190992</text:p>
          </table:table-cell>
          <table:table-cell office:value-type="float" office:value="0.133194007164932" calcext:value-type="float">
            <text:p>0.133194007164932</text:p>
          </table:table-cell>
          <table:table-cell office:value-type="float" office:value="0.0578643057320714" calcext:value-type="float">
            <text:p>0.057864305732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0272541764441" calcext:value-type="float">
            <text:p>0.540272541764441</text:p>
          </table:table-cell>
          <table:table-cell office:value-type="float" office:value="1.29407482756521" calcext:value-type="float">
            <text:p>1.29407482756521</text:p>
          </table:table-cell>
          <table:table-cell office:value-type="float" office:value="0.56541113866891" calcext:value-type="float">
            <text:p>0.56541113866891</text:p>
          </table:table-cell>
          <table:table-cell office:value-type="float" office:value="0.227523927518802" calcext:value-type="float">
            <text:p>0.227523927518802</text:p>
          </table:table-cell>
          <table:table-cell office:value-type="float" office:value="0.15142257137994" calcext:value-type="float">
            <text:p>0.15142257137994</text:p>
          </table:table-cell>
          <table:table-cell office:value-type="float" office:value="0.0819202346279256" calcext:value-type="float">
            <text:p>0.0819202346279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2541206516325" calcext:value-type="float">
            <text:p>0.432541206516325</text:p>
          </table:table-cell>
          <table:table-cell office:value-type="float" office:value="1.39056904539781" calcext:value-type="float">
            <text:p>1.39056904539781</text:p>
          </table:table-cell>
          <table:table-cell office:value-type="float" office:value="0.542436651373629" calcext:value-type="float">
            <text:p>0.542436651373629</text:p>
          </table:table-cell>
          <table:table-cell office:value-type="float" office:value="0.297124951422244" calcext:value-type="float">
            <text:p>0.297124951422244</text:p>
          </table:table-cell>
          <table:table-cell office:value-type="float" office:value="0.205910697111776" calcext:value-type="float">
            <text:p>0.205910697111776</text:p>
          </table:table-cell>
          <table:table-cell office:value-type="float" office:value="0.0902682315426718" calcext:value-type="float">
            <text:p>0.0902682315426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110185328444" calcext:value-type="float">
            <text:p>0.54110185328444</text:p>
          </table:table-cell>
          <table:table-cell office:value-type="float" office:value="1.228979476573" calcext:value-type="float">
            <text:p>1.228979476573</text:p>
          </table:table-cell>
          <table:table-cell office:value-type="float" office:value="0.453919624273702" calcext:value-type="float">
            <text:p>0.453919624273702</text:p>
          </table:table-cell>
          <table:table-cell office:value-type="float" office:value="0.190562309502519" calcext:value-type="float">
            <text:p>0.190562309502519</text:p>
          </table:table-cell>
          <table:table-cell office:value-type="float" office:value="0.16058947947798" calcext:value-type="float">
            <text:p>0.16058947947798</text:p>
          </table:table-cell>
          <table:table-cell office:value-type="float" office:value="0.0654878446116988" calcext:value-type="float">
            <text:p>0.0654878446116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4507241700849" calcext:value-type="float">
            <text:p>0.524507241700849</text:p>
          </table:table-cell>
          <table:table-cell office:value-type="float" office:value="1.2303494708404" calcext:value-type="float">
            <text:p>1.2303494708404</text:p>
          </table:table-cell>
          <table:table-cell office:value-type="float" office:value="0.501488701503118" calcext:value-type="float">
            <text:p>0.501488701503118</text:p>
          </table:table-cell>
          <table:table-cell office:value-type="float" office:value="0.233931680355844" calcext:value-type="float">
            <text:p>0.233931680355844</text:p>
          </table:table-cell>
          <table:table-cell office:value-type="float" office:value="0.166282889591832" calcext:value-type="float">
            <text:p>0.166282889591832</text:p>
          </table:table-cell>
          <table:table-cell office:value-type="float" office:value="0.125712213926785" calcext:value-type="float">
            <text:p>0.12571221392678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8998931795813" calcext:value-type="float">
            <text:p>0.458998931795813</text:p>
          </table:table-cell>
          <table:table-cell office:value-type="float" office:value="1.26004517702798" calcext:value-type="float">
            <text:p>1.26004517702798</text:p>
          </table:table-cell>
          <table:table-cell office:value-type="float" office:value="0.490436889141638" calcext:value-type="float">
            <text:p>0.490436889141638</text:p>
          </table:table-cell>
          <table:table-cell office:value-type="float" office:value="0.168343775025756" calcext:value-type="float">
            <text:p>0.168343775025756</text:p>
          </table:table-cell>
          <table:table-cell office:value-type="float" office:value="0.13302476697869" calcext:value-type="float">
            <text:p>0.13302476697869</text:p>
          </table:table-cell>
          <table:table-cell office:value-type="float" office:value="0.0646106762608545" calcext:value-type="float">
            <text:p>0.0646106762608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9470382178961" calcext:value-type="float">
            <text:p>0.389470382178961</text:p>
          </table:table-cell>
          <table:table-cell office:value-type="float" office:value="1.31134778434859" calcext:value-type="float">
            <text:p>1.31134778434859</text:p>
          </table:table-cell>
          <table:table-cell office:value-type="float" office:value="0.466979604397855" calcext:value-type="float">
            <text:p>0.466979604397855</text:p>
          </table:table-cell>
          <table:table-cell office:value-type="float" office:value="0.179420838343964" calcext:value-type="float">
            <text:p>0.179420838343964</text:p>
          </table:table-cell>
          <table:table-cell office:value-type="float" office:value="0.134366949832584" calcext:value-type="float">
            <text:p>0.134366949832584</text:p>
          </table:table-cell>
          <table:table-cell office:value-type="float" office:value="0.0661280587948809" calcext:value-type="float">
            <text:p>0.06612805879488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5216106491929" calcext:value-type="float">
            <text:p>0.415216106491929</text:p>
          </table:table-cell>
          <table:table-cell office:value-type="float" office:value="1.32675999658575" calcext:value-type="float">
            <text:p>1.32675999658575</text:p>
          </table:table-cell>
          <table:table-cell office:value-type="float" office:value="0.689816787133851" calcext:value-type="float">
            <text:p>0.689816787133851</text:p>
          </table:table-cell>
          <table:table-cell office:value-type="float" office:value="0.21074255167339" calcext:value-type="float">
            <text:p>0.21074255167339</text:p>
          </table:table-cell>
          <table:table-cell office:value-type="float" office:value="0.136104506094438" calcext:value-type="float">
            <text:p>0.136104506094438</text:p>
          </table:table-cell>
          <table:table-cell office:value-type="float" office:value="0.102468731272648" calcext:value-type="float">
            <text:p>0.1024687312726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18217597324274" calcext:value-type="float">
            <text:p>0.318217597324274</text:p>
          </table:table-cell>
          <table:table-cell office:value-type="float" office:value="1.44073232007495" calcext:value-type="float">
            <text:p>1.44073232007495</text:p>
          </table:table-cell>
          <table:table-cell office:value-type="float" office:value="0.647331991049005" calcext:value-type="float">
            <text:p>0.647331991049005</text:p>
          </table:table-cell>
          <table:table-cell office:value-type="float" office:value="0.197932230104658" calcext:value-type="float">
            <text:p>0.197932230104658</text:p>
          </table:table-cell>
          <table:table-cell office:value-type="float" office:value="0.150952430088383" calcext:value-type="float">
            <text:p>0.150952430088383</text:p>
          </table:table-cell>
          <table:table-cell office:value-type="float" office:value="0.102374854852779" calcext:value-type="float">
            <text:p>0.10237485485277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07581790779514" calcext:value-type="float">
            <text:p>0.207581790779514</text:p>
          </table:table-cell>
          <table:table-cell office:value-type="float" office:value="1.47936897413306" calcext:value-type="float">
            <text:p>1.47936897413306</text:p>
          </table:table-cell>
          <table:table-cell office:value-type="float" office:value="0.458072875582183" calcext:value-type="float">
            <text:p>0.458072875582183</text:p>
          </table:table-cell>
          <table:table-cell office:value-type="float" office:value="0.16665302745608" calcext:value-type="float">
            <text:p>0.16665302745608</text:p>
          </table:table-cell>
          <table:table-cell office:value-type="float" office:value="0.11752653572012" calcext:value-type="float">
            <text:p>0.11752653572012</text:p>
          </table:table-cell>
          <table:table-cell office:value-type="float" office:value="0.0715468399802768" calcext:value-type="float">
            <text:p>0.0715468399802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02171806652951" calcext:value-type="float">
            <text:p>0.202171806652951</text:p>
          </table:table-cell>
          <table:table-cell office:value-type="float" office:value="1.53401743370955" calcext:value-type="float">
            <text:p>1.53401743370955</text:p>
          </table:table-cell>
          <table:table-cell office:value-type="float" office:value="0.364748766699445" calcext:value-type="float">
            <text:p>0.364748766699445</text:p>
          </table:table-cell>
          <table:table-cell office:value-type="float" office:value="0.120749890570937" calcext:value-type="float">
            <text:p>0.120749890570937</text:p>
          </table:table-cell>
          <table:table-cell office:value-type="float" office:value="0.100397464615713" calcext:value-type="float">
            <text:p>0.100397464615713</text:p>
          </table:table-cell>
          <table:table-cell office:value-type="float" office:value="0.0446547537640424" calcext:value-type="float">
            <text:p>0.0446547537640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6792866597578" calcext:value-type="float">
            <text:p>0.656792866597578</text:p>
          </table:table-cell>
          <table:table-cell office:value-type="float" office:value="1.25062560872503" calcext:value-type="float">
            <text:p>1.25062560872503</text:p>
          </table:table-cell>
          <table:table-cell office:value-type="float" office:value="0.480146841347157" calcext:value-type="float">
            <text:p>0.480146841347157</text:p>
          </table:table-cell>
          <table:table-cell office:value-type="float" office:value="0.216783583176308" calcext:value-type="float">
            <text:p>0.216783583176308</text:p>
          </table:table-cell>
          <table:table-cell office:value-type="float" office:value="0.143221888723037" calcext:value-type="float">
            <text:p>0.143221888723037</text:p>
          </table:table-cell>
          <table:table-cell office:value-type="float" office:value="0.0623501552108857" calcext:value-type="float">
            <text:p>0.0623501552108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7552045998132" calcext:value-type="float">
            <text:p>0.537552045998132</text:p>
          </table:table-cell>
          <table:table-cell office:value-type="float" office:value="1.32662288633903" calcext:value-type="float">
            <text:p>1.32662288633903</text:p>
          </table:table-cell>
          <table:table-cell office:value-type="float" office:value="0.403467263685021" calcext:value-type="float">
            <text:p>0.403467263685021</text:p>
          </table:table-cell>
          <table:table-cell office:value-type="float" office:value="0.169935240693356" calcext:value-type="float">
            <text:p>0.169935240693356</text:p>
          </table:table-cell>
          <table:table-cell office:value-type="float" office:value="0.12274845120071" calcext:value-type="float">
            <text:p>0.12274845120071</text:p>
          </table:table-cell>
          <table:table-cell office:value-type="float" office:value="0.0695437677412712" calcext:value-type="float">
            <text:p>0.0695437677412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7584066178645" calcext:value-type="float">
            <text:p>0.557584066178645</text:p>
          </table:table-cell>
          <table:table-cell office:value-type="float" office:value="1.25301973662409" calcext:value-type="float">
            <text:p>1.25301973662409</text:p>
          </table:table-cell>
          <table:table-cell office:value-type="float" office:value="0.537395204418795" calcext:value-type="float">
            <text:p>0.537395204418795</text:p>
          </table:table-cell>
          <table:table-cell office:value-type="float" office:value="0.166966240458034" calcext:value-type="float">
            <text:p>0.166966240458034</text:p>
          </table:table-cell>
          <table:table-cell office:value-type="float" office:value="0.153408355603567" calcext:value-type="float">
            <text:p>0.153408355603567</text:p>
          </table:table-cell>
          <table:table-cell office:value-type="float" office:value="0.0709287026326837" calcext:value-type="float">
            <text:p>0.0709287026326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7290931846187" calcext:value-type="float">
            <text:p>0.677290931846187</text:p>
          </table:table-cell>
          <table:table-cell office:value-type="float" office:value="1.1627497421434" calcext:value-type="float">
            <text:p>1.1627497421434</text:p>
          </table:table-cell>
          <table:table-cell office:value-type="float" office:value="0.497737491857288" calcext:value-type="float">
            <text:p>0.497737491857288</text:p>
          </table:table-cell>
          <table:table-cell office:value-type="float" office:value="0.172761797819872" calcext:value-type="float">
            <text:p>0.172761797819872</text:p>
          </table:table-cell>
          <table:table-cell office:value-type="float" office:value="0.118444507863713" calcext:value-type="float">
            <text:p>0.118444507863713</text:p>
          </table:table-cell>
          <table:table-cell office:value-type="float" office:value="0.129384132658049" calcext:value-type="float">
            <text:p>0.12938413265804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07258836826995" calcext:value-type="float">
            <text:p>0.707258836826995</text:p>
          </table:table-cell>
          <table:table-cell office:value-type="float" office:value="1.21088415900161" calcext:value-type="float">
            <text:p>1.21088415900161</text:p>
          </table:table-cell>
          <table:table-cell office:value-type="float" office:value="0.555780656749028" calcext:value-type="float">
            <text:p>0.555780656749028</text:p>
          </table:table-cell>
          <table:table-cell office:value-type="float" office:value="0.215909292891867" calcext:value-type="float">
            <text:p>0.215909292891867</text:p>
          </table:table-cell>
          <table:table-cell office:value-type="float" office:value="0.162473196249273" calcext:value-type="float">
            <text:p>0.162473196249273</text:p>
          </table:table-cell>
          <table:table-cell office:value-type="float" office:value="0.0811702257038462" calcext:value-type="float">
            <text:p>0.0811702257038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2983405935482" calcext:value-type="float">
            <text:p>0.712983405935482</text:p>
          </table:table-cell>
          <table:table-cell office:value-type="float" office:value="1.20930342944336" calcext:value-type="float">
            <text:p>1.20930342944336</text:p>
          </table:table-cell>
          <table:table-cell office:value-type="float" office:value="0.469055005184782" calcext:value-type="float">
            <text:p>0.469055005184782</text:p>
          </table:table-cell>
          <table:table-cell office:value-type="float" office:value="0.19786027263776" calcext:value-type="float">
            <text:p>0.19786027263776</text:p>
          </table:table-cell>
          <table:table-cell office:value-type="float" office:value="0.150985958488511" calcext:value-type="float">
            <text:p>0.150985958488511</text:p>
          </table:table-cell>
          <table:table-cell office:value-type="float" office:value="0.0675981886909428" calcext:value-type="float">
            <text:p>0.06759818869094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1267670568103" calcext:value-type="float">
            <text:p>0.381267670568103</text:p>
          </table:table-cell>
          <table:table-cell office:value-type="float" office:value="1.454081172793" calcext:value-type="float">
            <text:p>1.454081172793</text:p>
          </table:table-cell>
          <table:table-cell office:value-type="float" office:value="0.533460721690888" calcext:value-type="float">
            <text:p>0.533460721690888</text:p>
          </table:table-cell>
          <table:table-cell office:value-type="float" office:value="0.214771954200646" calcext:value-type="float">
            <text:p>0.214771954200646</text:p>
          </table:table-cell>
          <table:table-cell office:value-type="float" office:value="0.148189427280844" calcext:value-type="float">
            <text:p>0.148189427280844</text:p>
          </table:table-cell>
          <table:table-cell office:value-type="float" office:value="0.0777446405377384" calcext:value-type="float">
            <text:p>0.0777446405377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2689927656163" calcext:value-type="float">
            <text:p>0.372689927656163</text:p>
          </table:table-cell>
          <table:table-cell office:value-type="float" office:value="1.4606103239648" calcext:value-type="float">
            <text:p>1.4606103239648</text:p>
          </table:table-cell>
          <table:table-cell office:value-type="float" office:value="0.584460159557558" calcext:value-type="float">
            <text:p>0.584460159557558</text:p>
          </table:table-cell>
          <table:table-cell office:value-type="float" office:value="0.26363567092515" calcext:value-type="float">
            <text:p>0.26363567092515</text:p>
          </table:table-cell>
          <table:table-cell office:value-type="float" office:value="0.185203504240395" calcext:value-type="float">
            <text:p>0.185203504240395</text:p>
          </table:table-cell>
          <table:table-cell office:value-type="float" office:value="0.098572611732521" calcext:value-type="float">
            <text:p>0.09857261173252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9829971530154" calcext:value-type="float">
            <text:p>0.349829971530154</text:p>
          </table:table-cell>
          <table:table-cell office:value-type="float" office:value="1.44595362332787" calcext:value-type="float">
            <text:p>1.44595362332787</text:p>
          </table:table-cell>
          <table:table-cell office:value-type="float" office:value="0.54028580536085" calcext:value-type="float">
            <text:p>0.54028580536085</text:p>
          </table:table-cell>
          <table:table-cell office:value-type="float" office:value="0.225348420476694" calcext:value-type="float">
            <text:p>0.225348420476694</text:p>
          </table:table-cell>
          <table:table-cell office:value-type="float" office:value="0.176830190162826" calcext:value-type="float">
            <text:p>0.176830190162826</text:p>
          </table:table-cell>
          <table:table-cell office:value-type="float" office:value="0.0631864099059696" calcext:value-type="float">
            <text:p>0.063186409905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9146962766347" calcext:value-type="float">
            <text:p>0.429146962766347</text:p>
          </table:table-cell>
          <table:table-cell office:value-type="float" office:value="1.3609637960943" calcext:value-type="float">
            <text:p>1.3609637960943</text:p>
          </table:table-cell>
          <table:table-cell office:value-type="float" office:value="0.618396141913531" calcext:value-type="float">
            <text:p>0.618396141913531</text:p>
          </table:table-cell>
          <table:table-cell office:value-type="float" office:value="0.263991248541315" calcext:value-type="float">
            <text:p>0.263991248541315</text:p>
          </table:table-cell>
          <table:table-cell office:value-type="float" office:value="0.190878248822812" calcext:value-type="float">
            <text:p>0.190878248822812</text:p>
          </table:table-cell>
          <table:table-cell office:value-type="float" office:value="0.118993736286924" calcext:value-type="float">
            <text:p>0.1189937362869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8641761424851" calcext:value-type="float">
            <text:p>0.398641761424851</text:p>
          </table:table-cell>
          <table:table-cell office:value-type="float" office:value="1.35976587797504" calcext:value-type="float">
            <text:p>1.35976587797504</text:p>
          </table:table-cell>
          <table:table-cell office:value-type="float" office:value="0.651330484764195" calcext:value-type="float">
            <text:p>0.651330484764195</text:p>
          </table:table-cell>
          <table:table-cell office:value-type="float" office:value="0.179946048666742" calcext:value-type="float">
            <text:p>0.179946048666742</text:p>
          </table:table-cell>
          <table:table-cell office:value-type="float" office:value="0.138804895159433" calcext:value-type="float">
            <text:p>0.138804895159433</text:p>
          </table:table-cell>
          <table:table-cell office:value-type="float" office:value="0.0596121081914384" calcext:value-type="float">
            <text:p>0.0596121081914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08882143895508" calcext:value-type="float">
            <text:p>0.608882143895508</text:p>
          </table:table-cell>
          <table:table-cell office:value-type="float" office:value="1.16277789477404" calcext:value-type="float">
            <text:p>1.16277789477404</text:p>
          </table:table-cell>
          <table:table-cell office:value-type="float" office:value="0.506039195317793" calcext:value-type="float">
            <text:p>0.506039195317793</text:p>
          </table:table-cell>
          <table:table-cell office:value-type="float" office:value="0.128681057405885" calcext:value-type="float">
            <text:p>0.128681057405885</text:p>
          </table:table-cell>
          <table:table-cell office:value-type="float" office:value="0.107064310004927" calcext:value-type="float">
            <text:p>0.107064310004927</text:p>
          </table:table-cell>
          <table:table-cell office:value-type="float" office:value="0.0723602034354033" calcext:value-type="float">
            <text:p>0.07236020343540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1173838017827" calcext:value-type="float">
            <text:p>0.551173838017827</text:p>
          </table:table-cell>
          <table:table-cell office:value-type="float" office:value="1.14770277239113" calcext:value-type="float">
            <text:p>1.14770277239113</text:p>
          </table:table-cell>
          <table:table-cell office:value-type="float" office:value="0.466964370511207" calcext:value-type="float">
            <text:p>0.466964370511207</text:p>
          </table:table-cell>
          <table:table-cell office:value-type="float" office:value="0.182214850648353" calcext:value-type="float">
            <text:p>0.182214850648353</text:p>
          </table:table-cell>
          <table:table-cell office:value-type="float" office:value="0.115901926958582" calcext:value-type="float">
            <text:p>0.115901926958582</text:p>
          </table:table-cell>
          <table:table-cell office:value-type="float" office:value="0.0767915251112459" calcext:value-type="float">
            <text:p>0.0767915251112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731318548145" calcext:value-type="float">
            <text:p>0.57731318548145</text:p>
          </table:table-cell>
          <table:table-cell office:value-type="float" office:value="1.14094626713622" calcext:value-type="float">
            <text:p>1.14094626713622</text:p>
          </table:table-cell>
          <table:table-cell office:value-type="float" office:value="0.390083992546169" calcext:value-type="float">
            <text:p>0.390083992546169</text:p>
          </table:table-cell>
          <table:table-cell office:value-type="float" office:value="0.156735634725138" calcext:value-type="float">
            <text:p>0.156735634725138</text:p>
          </table:table-cell>
          <table:table-cell office:value-type="float" office:value="0.116207636771124" calcext:value-type="float">
            <text:p>0.116207636771124</text:p>
          </table:table-cell>
          <table:table-cell office:value-type="float" office:value="0.047329817602997" calcext:value-type="float">
            <text:p>0.047329817602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6512610964821" calcext:value-type="float">
            <text:p>0.426512610964821</text:p>
          </table:table-cell>
          <table:table-cell office:value-type="float" office:value="1.42049437967757" calcext:value-type="float">
            <text:p>1.42049437967757</text:p>
          </table:table-cell>
          <table:table-cell office:value-type="float" office:value="0.44056109890775" calcext:value-type="float">
            <text:p>0.44056109890775</text:p>
          </table:table-cell>
          <table:table-cell office:value-type="float" office:value="0.137270089081779" calcext:value-type="float">
            <text:p>0.137270089081779</text:p>
          </table:table-cell>
          <table:table-cell office:value-type="float" office:value="0.106962095015362" calcext:value-type="float">
            <text:p>0.106962095015362</text:p>
          </table:table-cell>
          <table:table-cell office:value-type="float" office:value="0.0460518080623826" calcext:value-type="float">
            <text:p>0.0460518080623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9128042532738" calcext:value-type="float">
            <text:p>0.349128042532738</text:p>
          </table:table-cell>
          <table:table-cell office:value-type="float" office:value="1.47578633052345" calcext:value-type="float">
            <text:p>1.47578633052345</text:p>
          </table:table-cell>
          <table:table-cell office:value-type="float" office:value="0.508396923179492" calcext:value-type="float">
            <text:p>0.508396923179492</text:p>
          </table:table-cell>
          <table:table-cell office:value-type="float" office:value="0.213593065650331" calcext:value-type="float">
            <text:p>0.213593065650331</text:p>
          </table:table-cell>
          <table:table-cell office:value-type="float" office:value="0.157522011599241" calcext:value-type="float">
            <text:p>0.157522011599241</text:p>
          </table:table-cell>
          <table:table-cell office:value-type="float" office:value="0.0866941024580672" calcext:value-type="float">
            <text:p>0.08669410245806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67207572203355" calcext:value-type="float">
            <text:p>0.046720757220336</text:p>
          </table:table-cell>
          <table:table-cell office:value-type="float" office:value="1.5932099518534" calcext:value-type="float">
            <text:p>1.5932099518534</text:p>
          </table:table-cell>
          <table:table-cell office:value-type="float" office:value="0.595746392752519" calcext:value-type="float">
            <text:p>0.595746392752519</text:p>
          </table:table-cell>
          <table:table-cell office:value-type="float" office:value="0.18645139404835" calcext:value-type="float">
            <text:p>0.18645139404835</text:p>
          </table:table-cell>
          <table:table-cell office:value-type="float" office:value="0.128584973123031" calcext:value-type="float">
            <text:p>0.128584973123031</text:p>
          </table:table-cell>
          <table:table-cell office:value-type="float" office:value="0.0881688321443933" calcext:value-type="float">
            <text:p>0.088168832144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10960901038192" calcext:value-type="float">
            <text:p>0.031096090103819</text:p>
          </table:table-cell>
          <table:table-cell office:value-type="float" office:value="1.61961241159568" calcext:value-type="float">
            <text:p>1.61961241159568</text:p>
          </table:table-cell>
          <table:table-cell office:value-type="float" office:value="0.522703271555556" calcext:value-type="float">
            <text:p>0.522703271555556</text:p>
          </table:table-cell>
          <table:table-cell office:value-type="float" office:value="0.219174805411625" calcext:value-type="float">
            <text:p>0.219174805411625</text:p>
          </table:table-cell>
          <table:table-cell office:value-type="float" office:value="0.16793040341101" calcext:value-type="float">
            <text:p>0.16793040341101</text:p>
          </table:table-cell>
          <table:table-cell office:value-type="float" office:value="0.0683110436899884" calcext:value-type="float">
            <text:p>0.0683110436899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2871501059063" calcext:value-type="float">
            <text:p>0.462871501059063</text:p>
          </table:table-cell>
          <table:table-cell office:value-type="float" office:value="1.24583820723622" calcext:value-type="float">
            <text:p>1.24583820723622</text:p>
          </table:table-cell>
          <table:table-cell office:value-type="float" office:value="0.615426212444671" calcext:value-type="float">
            <text:p>0.615426212444671</text:p>
          </table:table-cell>
          <table:table-cell office:value-type="float" office:value="0.190084024952174" calcext:value-type="float">
            <text:p>0.190084024952174</text:p>
          </table:table-cell>
          <table:table-cell office:value-type="float" office:value="0.134354983705139" calcext:value-type="float">
            <text:p>0.134354983705139</text:p>
          </table:table-cell>
          <table:table-cell office:value-type="float" office:value="0.0773170913009756" calcext:value-type="float">
            <text:p>0.0773170913009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2190309341233" calcext:value-type="float">
            <text:p>0.562190309341233</text:p>
          </table:table-cell>
          <table:table-cell office:value-type="float" office:value="1.16153177465672" calcext:value-type="float">
            <text:p>1.16153177465672</text:p>
          </table:table-cell>
          <table:table-cell office:value-type="float" office:value="0.557333622810501" calcext:value-type="float">
            <text:p>0.557333622810501</text:p>
          </table:table-cell>
          <table:table-cell office:value-type="float" office:value="0.17023571574953" calcext:value-type="float">
            <text:p>0.17023571574953</text:p>
          </table:table-cell>
          <table:table-cell office:value-type="float" office:value="0.140516692731904" calcext:value-type="float">
            <text:p>0.140516692731904</text:p>
          </table:table-cell>
          <table:table-cell office:value-type="float" office:value="0.0893451852126636" calcext:value-type="float">
            <text:p>0.0893451852126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260253339435643" calcext:value-type="float">
            <text:p>-0.026025333943564</text:p>
          </table:table-cell>
          <table:table-cell office:value-type="float" office:value="1.62843652783969" calcext:value-type="float">
            <text:p>1.62843652783969</text:p>
          </table:table-cell>
          <table:table-cell office:value-type="float" office:value="0.677481928336505" calcext:value-type="float">
            <text:p>0.677481928336505</text:p>
          </table:table-cell>
          <table:table-cell office:value-type="float" office:value="0.242860511265135" calcext:value-type="float">
            <text:p>0.242860511265135</text:p>
          </table:table-cell>
          <table:table-cell office:value-type="float" office:value="0.166839756582983" calcext:value-type="float">
            <text:p>0.166839756582983</text:p>
          </table:table-cell>
          <table:table-cell office:value-type="float" office:value="0.0877867197807442" calcext:value-type="float">
            <text:p>0.087786719780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488081484369674" calcext:value-type="float">
            <text:p>-0.488081484369674</text:p>
          </table:table-cell>
          <table:table-cell office:value-type="float" office:value="2.00339646922595" calcext:value-type="float">
            <text:p>2.00339646922595</text:p>
          </table:table-cell>
          <table:table-cell office:value-type="float" office:value="0.779715431169398" calcext:value-type="float">
            <text:p>0.779715431169398</text:p>
          </table:table-cell>
          <table:table-cell office:value-type="float" office:value="0.487326586905398" calcext:value-type="float">
            <text:p>0.487326586905398</text:p>
          </table:table-cell>
          <table:table-cell office:value-type="float" office:value="0.365055228018419" calcext:value-type="float">
            <text:p>0.365055228018419</text:p>
          </table:table-cell>
          <table:table-cell office:value-type="float" office:value="0.143244855159757" calcext:value-type="float">
            <text:p>0.1432448551597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87756492033773" calcext:value-type="float">
            <text:p>0.687756492033773</text:p>
          </table:table-cell>
          <table:table-cell office:value-type="float" office:value="1.17000320437275" calcext:value-type="float">
            <text:p>1.17000320437275</text:p>
          </table:table-cell>
          <table:table-cell office:value-type="float" office:value="0.415737006543942" calcext:value-type="float">
            <text:p>0.415737006543942</text:p>
          </table:table-cell>
          <table:table-cell office:value-type="float" office:value="0.151135960644848" calcext:value-type="float">
            <text:p>0.151135960644848</text:p>
          </table:table-cell>
          <table:table-cell office:value-type="float" office:value="0.104942128450466" calcext:value-type="float">
            <text:p>0.104942128450466</text:p>
          </table:table-cell>
          <table:table-cell office:value-type="float" office:value="0.0602195176018047" calcext:value-type="float">
            <text:p>0.0602195176018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15983212930545" calcext:value-type="float">
            <text:p>0.815983212930545</text:p>
          </table:table-cell>
          <table:table-cell office:value-type="float" office:value="1.06636599197535" calcext:value-type="float">
            <text:p>1.06636599197535</text:p>
          </table:table-cell>
          <table:table-cell office:value-type="float" office:value="0.342700815217525" calcext:value-type="float">
            <text:p>0.342700815217525</text:p>
          </table:table-cell>
          <table:table-cell office:value-type="float" office:value="0.121639174167807" calcext:value-type="float">
            <text:p>0.121639174167807</text:p>
          </table:table-cell>
          <table:table-cell office:value-type="float" office:value="0.10594106301397" calcext:value-type="float">
            <text:p>0.10594106301397</text:p>
          </table:table-cell>
          <table:table-cell office:value-type="float" office:value="0.0544028110061157" calcext:value-type="float">
            <text:p>0.0544028110061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5300022250416" calcext:value-type="float">
            <text:p>0.215300022250416</text:p>
          </table:table-cell>
          <table:table-cell office:value-type="float" office:value="1.55480409047068" calcext:value-type="float">
            <text:p>1.55480409047068</text:p>
          </table:table-cell>
          <table:table-cell office:value-type="float" office:value="0.551076255798554" calcext:value-type="float">
            <text:p>0.551076255798554</text:p>
          </table:table-cell>
          <table:table-cell office:value-type="float" office:value="0.186276438326403" calcext:value-type="float">
            <text:p>0.186276438326403</text:p>
          </table:table-cell>
          <table:table-cell office:value-type="float" office:value="0.135168944264668" calcext:value-type="float">
            <text:p>0.135168944264668</text:p>
          </table:table-cell>
          <table:table-cell office:value-type="float" office:value="0.0782924619981253" calcext:value-type="float">
            <text:p>0.0782924619981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50900060607178" calcext:value-type="float">
            <text:p>0.150900060607178</text:p>
          </table:table-cell>
          <table:table-cell office:value-type="float" office:value="1.60221512108632" calcext:value-type="float">
            <text:p>1.60221512108632</text:p>
          </table:table-cell>
          <table:table-cell office:value-type="float" office:value="0.516824461564622" calcext:value-type="float">
            <text:p>0.516824461564622</text:p>
          </table:table-cell>
          <table:table-cell office:value-type="float" office:value="0.235139494988809" calcext:value-type="float">
            <text:p>0.235139494988809</text:p>
          </table:table-cell>
          <table:table-cell office:value-type="float" office:value="0.171726378848019" calcext:value-type="float">
            <text:p>0.171726378848019</text:p>
          </table:table-cell>
          <table:table-cell office:value-type="float" office:value="0.0872520171508809" calcext:value-type="float">
            <text:p>0.08725201715088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66163457321674" calcext:value-type="float">
            <text:p>0.766163457321674</text:p>
          </table:table-cell>
          <table:table-cell office:value-type="float" office:value="1.102833478056" calcext:value-type="float">
            <text:p>1.102833478056</text:p>
          </table:table-cell>
          <table:table-cell office:value-type="float" office:value="0.512128073691147" calcext:value-type="float">
            <text:p>0.512128073691147</text:p>
          </table:table-cell>
          <table:table-cell office:value-type="float" office:value="0.216047616570583" calcext:value-type="float">
            <text:p>0.216047616570583</text:p>
          </table:table-cell>
          <table:table-cell office:value-type="float" office:value="0.146505551440281" calcext:value-type="float">
            <text:p>0.146505551440281</text:p>
          </table:table-cell>
          <table:table-cell office:value-type="float" office:value="0.0843849231895943" calcext:value-type="float">
            <text:p>0.0843849231895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8536786447283" calcext:value-type="float">
            <text:p>0.698536786447283</text:p>
          </table:table-cell>
          <table:table-cell office:value-type="float" office:value="1.17405092164157" calcext:value-type="float">
            <text:p>1.17405092164157</text:p>
          </table:table-cell>
          <table:table-cell office:value-type="float" office:value="0.441494485711185" calcext:value-type="float">
            <text:p>0.441494485711185</text:p>
          </table:table-cell>
          <table:table-cell office:value-type="float" office:value="0.167615377300035" calcext:value-type="float">
            <text:p>0.167615377300035</text:p>
          </table:table-cell>
          <table:table-cell office:value-type="float" office:value="0.114146827439436" calcext:value-type="float">
            <text:p>0.114146827439436</text:p>
          </table:table-cell>
          <table:table-cell office:value-type="float" office:value="0.0999733695010779" calcext:value-type="float">
            <text:p>0.09997336950107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6321272248904" calcext:value-type="float">
            <text:p>0.576321272248904</text:p>
          </table:table-cell>
          <table:table-cell office:value-type="float" office:value="1.22905749364614" calcext:value-type="float">
            <text:p>1.22905749364614</text:p>
          </table:table-cell>
          <table:table-cell office:value-type="float" office:value="0.511295112887993" calcext:value-type="float">
            <text:p>0.511295112887993</text:p>
          </table:table-cell>
          <table:table-cell office:value-type="float" office:value="0.187366874821998" calcext:value-type="float">
            <text:p>0.187366874821998</text:p>
          </table:table-cell>
          <table:table-cell office:value-type="float" office:value="0.134263563801878" calcext:value-type="float">
            <text:p>0.134263563801878</text:p>
          </table:table-cell>
          <table:table-cell office:value-type="float" office:value="0.0640481956716292" calcext:value-type="float">
            <text:p>0.0640481956716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3531610996637" calcext:value-type="float">
            <text:p>0.693531610996637</text:p>
          </table:table-cell>
          <table:table-cell office:value-type="float" office:value="1.13036145218463" calcext:value-type="float">
            <text:p>1.13036145218463</text:p>
          </table:table-cell>
          <table:table-cell office:value-type="float" office:value="0.458366223467127" calcext:value-type="float">
            <text:p>0.458366223467127</text:p>
          </table:table-cell>
          <table:table-cell office:value-type="float" office:value="0.164296435852502" calcext:value-type="float">
            <text:p>0.164296435852502</text:p>
          </table:table-cell>
          <table:table-cell office:value-type="float" office:value="0.131220767152824" calcext:value-type="float">
            <text:p>0.131220767152824</text:p>
          </table:table-cell>
          <table:table-cell office:value-type="float" office:value="0.0644680585525213" calcext:value-type="float">
            <text:p>0.06446805855252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7864582783611" calcext:value-type="float">
            <text:p>0.557864582783611</text:p>
          </table:table-cell>
          <table:table-cell office:value-type="float" office:value="1.23311007540961" calcext:value-type="float">
            <text:p>1.23311007540961</text:p>
          </table:table-cell>
          <table:table-cell office:value-type="float" office:value="0.541333859415479" calcext:value-type="float">
            <text:p>0.541333859415479</text:p>
          </table:table-cell>
          <table:table-cell office:value-type="float" office:value="0.173460991942138" calcext:value-type="float">
            <text:p>0.173460991942138</text:p>
          </table:table-cell>
          <table:table-cell office:value-type="float" office:value="0.13603028108464" calcext:value-type="float">
            <text:p>0.13603028108464</text:p>
          </table:table-cell>
          <table:table-cell office:value-type="float" office:value="0.0797075927272909" calcext:value-type="float">
            <text:p>0.0797075927272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780250396138" calcext:value-type="float">
            <text:p>0.67780250396138</text:p>
          </table:table-cell>
          <table:table-cell office:value-type="float" office:value="1.15787954319289" calcext:value-type="float">
            <text:p>1.15787954319289</text:p>
          </table:table-cell>
          <table:table-cell office:value-type="float" office:value="0.497458788967498" calcext:value-type="float">
            <text:p>0.497458788967498</text:p>
          </table:table-cell>
          <table:table-cell office:value-type="float" office:value="0.144429031492891" calcext:value-type="float">
            <text:p>0.144429031492891</text:p>
          </table:table-cell>
          <table:table-cell office:value-type="float" office:value="0.101833778391129" calcext:value-type="float">
            <text:p>0.101833778391129</text:p>
          </table:table-cell>
          <table:table-cell office:value-type="float" office:value="0.0959803267675252" calcext:value-type="float">
            <text:p>0.0959803267675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1358724570986" calcext:value-type="float">
            <text:p>0.851358724570986</text:p>
          </table:table-cell>
          <table:table-cell office:value-type="float" office:value="0.964705314218104" calcext:value-type="float">
            <text:p>0.964705314218104</text:p>
          </table:table-cell>
          <table:table-cell office:value-type="float" office:value="0.606440459627851" calcext:value-type="float">
            <text:p>0.606440459627851</text:p>
          </table:table-cell>
          <table:table-cell office:value-type="float" office:value="0.20392084892704" calcext:value-type="float">
            <text:p>0.20392084892704</text:p>
          </table:table-cell>
          <table:table-cell office:value-type="float" office:value="0.161413350756892" calcext:value-type="float">
            <text:p>0.161413350756892</text:p>
          </table:table-cell>
          <table:table-cell office:value-type="float" office:value="0.0609417476544014" calcext:value-type="float">
            <text:p>0.0609417476544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75530759127559" calcext:value-type="float">
            <text:p>0.975530759127559</text:p>
          </table:table-cell>
          <table:table-cell office:value-type="float" office:value="0.921812897827102" calcext:value-type="float">
            <text:p>0.921812897827102</text:p>
          </table:table-cell>
          <table:table-cell office:value-type="float" office:value="0.595828895431563" calcext:value-type="float">
            <text:p>0.595828895431563</text:p>
          </table:table-cell>
          <table:table-cell office:value-type="float" office:value="0.228746829857773" calcext:value-type="float">
            <text:p>0.228746829857773</text:p>
          </table:table-cell>
          <table:table-cell office:value-type="float" office:value="0.157328079185711" calcext:value-type="float">
            <text:p>0.157328079185711</text:p>
          </table:table-cell>
          <table:table-cell office:value-type="float" office:value="0.101197771108843" calcext:value-type="float">
            <text:p>0.101197771108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133485461081" calcext:value-type="float">
            <text:p>0.32133485461081</text:p>
          </table:table-cell>
          <table:table-cell office:value-type="float" office:value="1.32222111554176" calcext:value-type="float">
            <text:p>1.32222111554176</text:p>
          </table:table-cell>
          <table:table-cell office:value-type="float" office:value="0.700976842911118" calcext:value-type="float">
            <text:p>0.700976842911118</text:p>
          </table:table-cell>
          <table:table-cell office:value-type="float" office:value="0.201429554532659" calcext:value-type="float">
            <text:p>0.201429554532659</text:p>
          </table:table-cell>
          <table:table-cell office:value-type="float" office:value="0.142508069419415" calcext:value-type="float">
            <text:p>0.142508069419415</text:p>
          </table:table-cell>
          <table:table-cell office:value-type="float" office:value="0.0904994989984561" calcext:value-type="float">
            <text:p>0.0904994989984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3230825235986" calcext:value-type="float">
            <text:p>0.313230825235986</text:p>
          </table:table-cell>
          <table:table-cell office:value-type="float" office:value="1.30985991304553" calcext:value-type="float">
            <text:p>1.30985991304553</text:p>
          </table:table-cell>
          <table:table-cell office:value-type="float" office:value="0.685727508530868" calcext:value-type="float">
            <text:p>0.685727508530868</text:p>
          </table:table-cell>
          <table:table-cell office:value-type="float" office:value="0.220784650197881" calcext:value-type="float">
            <text:p>0.220784650197881</text:p>
          </table:table-cell>
          <table:table-cell office:value-type="float" office:value="0.174082715470531" calcext:value-type="float">
            <text:p>0.174082715470531</text:p>
          </table:table-cell>
          <table:table-cell office:value-type="float" office:value="0.0994115108443671" calcext:value-type="float">
            <text:p>0.09941151084436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17583869880799" calcext:value-type="float">
            <text:p>0.817583869880799</text:p>
          </table:table-cell>
          <table:table-cell office:value-type="float" office:value="1.05429528086651" calcext:value-type="float">
            <text:p>1.05429528086651</text:p>
          </table:table-cell>
          <table:table-cell office:value-type="float" office:value="0.594171539158446" calcext:value-type="float">
            <text:p>0.594171539158446</text:p>
          </table:table-cell>
          <table:table-cell office:value-type="float" office:value="0.223225238767156" calcext:value-type="float">
            <text:p>0.223225238767156</text:p>
          </table:table-cell>
          <table:table-cell office:value-type="float" office:value="0.159993269010141" calcext:value-type="float">
            <text:p>0.159993269010141</text:p>
          </table:table-cell>
          <table:table-cell office:value-type="float" office:value="0.079367288180928" calcext:value-type="float">
            <text:p>0.0793672881809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5777246951523" calcext:value-type="float">
            <text:p>0.795777246951523</text:p>
          </table:table-cell>
          <table:table-cell office:value-type="float" office:value="1.08512800827354" calcext:value-type="float">
            <text:p>1.08512800827354</text:p>
          </table:table-cell>
          <table:table-cell office:value-type="float" office:value="0.664402705085134" calcext:value-type="float">
            <text:p>0.664402705085134</text:p>
          </table:table-cell>
          <table:table-cell office:value-type="float" office:value="0.296064576411486" calcext:value-type="float">
            <text:p>0.296064576411486</text:p>
          </table:table-cell>
          <table:table-cell office:value-type="float" office:value="0.209142674180851" calcext:value-type="float">
            <text:p>0.209142674180851</text:p>
          </table:table-cell>
          <table:table-cell office:value-type="float" office:value="0.0876792465787069" calcext:value-type="float">
            <text:p>0.08767924657870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1381693452147" calcext:value-type="float">
            <text:p>0.291381693452147</text:p>
          </table:table-cell>
          <table:table-cell office:value-type="float" office:value="1.42949986970209" calcext:value-type="float">
            <text:p>1.42949986970209</text:p>
          </table:table-cell>
          <table:table-cell office:value-type="float" office:value="0.55255581016266" calcext:value-type="float">
            <text:p>0.55255581016266</text:p>
          </table:table-cell>
          <table:table-cell office:value-type="float" office:value="0.208593816573768" calcext:value-type="float">
            <text:p>0.208593816573768</text:p>
          </table:table-cell>
          <table:table-cell office:value-type="float" office:value="0.12476790081647" calcext:value-type="float">
            <text:p>0.12476790081647</text:p>
          </table:table-cell>
          <table:table-cell office:value-type="float" office:value="0.0827566594230783" calcext:value-type="float">
            <text:p>0.0827566594230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45295365690299" calcext:value-type="float">
            <text:p>0.245295365690299</text:p>
          </table:table-cell>
          <table:table-cell office:value-type="float" office:value="1.48886720773743" calcext:value-type="float">
            <text:p>1.48886720773743</text:p>
          </table:table-cell>
          <table:table-cell office:value-type="float" office:value="0.451086015947911" calcext:value-type="float">
            <text:p>0.451086015947911</text:p>
          </table:table-cell>
          <table:table-cell office:value-type="float" office:value="0.180105334138502" calcext:value-type="float">
            <text:p>0.180105334138502</text:p>
          </table:table-cell>
          <table:table-cell office:value-type="float" office:value="0.143199160399444" calcext:value-type="float">
            <text:p>0.143199160399444</text:p>
          </table:table-cell>
          <table:table-cell office:value-type="float" office:value="0.0603902746403272" calcext:value-type="float">
            <text:p>0.0603902746403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8214731986656" calcext:value-type="float">
            <text:p>0.498214731986656</text:p>
          </table:table-cell>
          <table:table-cell office:value-type="float" office:value="1.35230794823057" calcext:value-type="float">
            <text:p>1.35230794823057</text:p>
          </table:table-cell>
          <table:table-cell office:value-type="float" office:value="0.471549462933202" calcext:value-type="float">
            <text:p>0.471549462933202</text:p>
          </table:table-cell>
          <table:table-cell office:value-type="float" office:value="0.192552210997221" calcext:value-type="float">
            <text:p>0.192552210997221</text:p>
          </table:table-cell>
          <table:table-cell office:value-type="float" office:value="0.12774300576738" calcext:value-type="float">
            <text:p>0.12774300576738</text:p>
          </table:table-cell>
          <table:table-cell office:value-type="float" office:value="0.0833735274623292" calcext:value-type="float">
            <text:p>0.0833735274623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0328287157399" calcext:value-type="float">
            <text:p>0.570328287157399</text:p>
          </table:table-cell>
          <table:table-cell office:value-type="float" office:value="1.32091392082167" calcext:value-type="float">
            <text:p>1.32091392082167</text:p>
          </table:table-cell>
          <table:table-cell office:value-type="float" office:value="0.413197579156603" calcext:value-type="float">
            <text:p>0.413197579156603</text:p>
          </table:table-cell>
          <table:table-cell office:value-type="float" office:value="0.175158677382281" calcext:value-type="float">
            <text:p>0.175158677382281</text:p>
          </table:table-cell>
          <table:table-cell office:value-type="float" office:value="0.127604321462384" calcext:value-type="float">
            <text:p>0.127604321462384</text:p>
          </table:table-cell>
          <table:table-cell office:value-type="float" office:value="0.0802034675310304" calcext:value-type="float">
            <text:p>0.0802034675310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30626123270639" calcext:value-type="float">
            <text:p>0.830626123270639</text:p>
          </table:table-cell>
          <table:table-cell office:value-type="float" office:value="1.03584282255814" calcext:value-type="float">
            <text:p>1.03584282255814</text:p>
          </table:table-cell>
          <table:table-cell office:value-type="float" office:value="0.448872973688952" calcext:value-type="float">
            <text:p>0.448872973688952</text:p>
          </table:table-cell>
          <table:table-cell office:value-type="float" office:value="0.170420462609805" calcext:value-type="float">
            <text:p>0.170420462609805</text:p>
          </table:table-cell>
          <table:table-cell office:value-type="float" office:value="0.133540730424345" calcext:value-type="float">
            <text:p>0.133540730424345</text:p>
          </table:table-cell>
          <table:table-cell office:value-type="float" office:value="0.0633835710109988" calcext:value-type="float">
            <text:p>0.063383571010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4328120843675" calcext:value-type="float">
            <text:p>0.994328120843675</text:p>
          </table:table-cell>
          <table:table-cell office:value-type="float" office:value="0.921388366139963" calcext:value-type="float">
            <text:p>0.921388366139963</text:p>
          </table:table-cell>
          <table:table-cell office:value-type="float" office:value="0.431776964275861" calcext:value-type="float">
            <text:p>0.431776964275861</text:p>
          </table:table-cell>
          <table:table-cell office:value-type="float" office:value="0.177874640551739" calcext:value-type="float">
            <text:p>0.177874640551739</text:p>
          </table:table-cell>
          <table:table-cell office:value-type="float" office:value="0.123296335615579" calcext:value-type="float">
            <text:p>0.123296335615579</text:p>
          </table:table-cell>
          <table:table-cell office:value-type="float" office:value="0.0591256452933785" calcext:value-type="float">
            <text:p>0.059125645293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0775937106878" calcext:value-type="float">
            <text:p>0.410775937106878</text:p>
          </table:table-cell>
          <table:table-cell office:value-type="float" office:value="1.44393962554213" calcext:value-type="float">
            <text:p>1.44393962554213</text:p>
          </table:table-cell>
          <table:table-cell office:value-type="float" office:value="0.433535904758448" calcext:value-type="float">
            <text:p>0.433535904758448</text:p>
          </table:table-cell>
          <table:table-cell office:value-type="float" office:value="0.148641359781757" calcext:value-type="float">
            <text:p>0.148641359781757</text:p>
          </table:table-cell>
          <table:table-cell office:value-type="float" office:value="0.119622697379423" calcext:value-type="float">
            <text:p>0.119622697379423</text:p>
          </table:table-cell>
          <table:table-cell office:value-type="float" office:value="0.0715514002648349" calcext:value-type="float">
            <text:p>0.0715514002648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1889763848802" calcext:value-type="float">
            <text:p>0.541889763848802</text:p>
          </table:table-cell>
          <table:table-cell office:value-type="float" office:value="1.34495061486592" calcext:value-type="float">
            <text:p>1.34495061486592</text:p>
          </table:table-cell>
          <table:table-cell office:value-type="float" office:value="0.379857088534348" calcext:value-type="float">
            <text:p>0.379857088534348</text:p>
          </table:table-cell>
          <table:table-cell office:value-type="float" office:value="0.150680094884027" calcext:value-type="float">
            <text:p>0.150680094884027</text:p>
          </table:table-cell>
          <table:table-cell office:value-type="float" office:value="0.114737419907022" calcext:value-type="float">
            <text:p>0.114737419907022</text:p>
          </table:table-cell>
          <table:table-cell office:value-type="float" office:value="0.0477955227296881" calcext:value-type="float">
            <text:p>0.0477955227296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2453082793481" calcext:value-type="float">
            <text:p>0.532453082793481</text:p>
          </table:table-cell>
          <table:table-cell office:value-type="float" office:value="1.2759363507955" calcext:value-type="float">
            <text:p>1.2759363507955</text:p>
          </table:table-cell>
          <table:table-cell office:value-type="float" office:value="0.491312112115848" calcext:value-type="float">
            <text:p>0.491312112115848</text:p>
          </table:table-cell>
          <table:table-cell office:value-type="float" office:value="0.161738213774349" calcext:value-type="float">
            <text:p>0.161738213774349</text:p>
          </table:table-cell>
          <table:table-cell office:value-type="float" office:value="0.102700188088738" calcext:value-type="float">
            <text:p>0.102700188088738</text:p>
          </table:table-cell>
          <table:table-cell office:value-type="float" office:value="0.0796182002645489" calcext:value-type="float">
            <text:p>0.0796182002645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9993484224255" calcext:value-type="float">
            <text:p>0.499993484224255</text:p>
          </table:table-cell>
          <table:table-cell office:value-type="float" office:value="1.30937978256152" calcext:value-type="float">
            <text:p>1.30937978256152</text:p>
          </table:table-cell>
          <table:table-cell office:value-type="float" office:value="0.438023874783476" calcext:value-type="float">
            <text:p>0.438023874783476</text:p>
          </table:table-cell>
          <table:table-cell office:value-type="float" office:value="0.147900263950021" calcext:value-type="float">
            <text:p>0.147900263950021</text:p>
          </table:table-cell>
          <table:table-cell office:value-type="float" office:value="0.12278476531979" calcext:value-type="float">
            <text:p>0.12278476531979</text:p>
          </table:table-cell>
          <table:table-cell office:value-type="float" office:value="0.0530555840514293" calcext:value-type="float">
            <text:p>0.0530555840514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6877688244349" calcext:value-type="float">
            <text:p>0.466877688244349</text:p>
          </table:table-cell>
          <table:table-cell office:value-type="float" office:value="1.36379623217032" calcext:value-type="float">
            <text:p>1.36379623217032</text:p>
          </table:table-cell>
          <table:table-cell office:value-type="float" office:value="0.441829016561753" calcext:value-type="float">
            <text:p>0.441829016561753</text:p>
          </table:table-cell>
          <table:table-cell office:value-type="float" office:value="0.160305004128758" calcext:value-type="float">
            <text:p>0.160305004128758</text:p>
          </table:table-cell>
          <table:table-cell office:value-type="float" office:value="0.128397572084568" calcext:value-type="float">
            <text:p>0.128397572084568</text:p>
          </table:table-cell>
          <table:table-cell office:value-type="float" office:value="0.0618171621985076" calcext:value-type="float">
            <text:p>0.0618171621985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6442543244286" calcext:value-type="float">
            <text:p>0.506442543244286</text:p>
          </table:table-cell>
          <table:table-cell office:value-type="float" office:value="1.35777919391962" calcext:value-type="float">
            <text:p>1.35777919391962</text:p>
          </table:table-cell>
          <table:table-cell office:value-type="float" office:value="0.376040248066381" calcext:value-type="float">
            <text:p>0.376040248066381</text:p>
          </table:table-cell>
          <table:table-cell office:value-type="float" office:value="0.153702307305437" calcext:value-type="float">
            <text:p>0.153702307305437</text:p>
          </table:table-cell>
          <table:table-cell office:value-type="float" office:value="0.11851063566788" calcext:value-type="float">
            <text:p>0.11851063566788</text:p>
          </table:table-cell>
          <table:table-cell office:value-type="float" office:value="0.0434529159034078" calcext:value-type="float">
            <text:p>0.043452915903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5148634672589" calcext:value-type="float">
            <text:p>0.165148634672589</text:p>
          </table:table-cell>
          <table:table-cell office:value-type="float" office:value="1.46208394491502" calcext:value-type="float">
            <text:p>1.46208394491502</text:p>
          </table:table-cell>
          <table:table-cell office:value-type="float" office:value="0.497630933153292" calcext:value-type="float">
            <text:p>0.497630933153292</text:p>
          </table:table-cell>
          <table:table-cell office:value-type="float" office:value="0.167956602895011" calcext:value-type="float">
            <text:p>0.167956602895011</text:p>
          </table:table-cell>
          <table:table-cell office:value-type="float" office:value="0.133909672019831" calcext:value-type="float">
            <text:p>0.133909672019831</text:p>
          </table:table-cell>
          <table:table-cell office:value-type="float" office:value="0.0783835845640821" calcext:value-type="float">
            <text:p>0.0783835845640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1822226945312" calcext:value-type="float">
            <text:p>0.281822226945312</text:p>
          </table:table-cell>
          <table:table-cell office:value-type="float" office:value="1.38215400440006" calcext:value-type="float">
            <text:p>1.38215400440006</text:p>
          </table:table-cell>
          <table:table-cell office:value-type="float" office:value="0.440187533292923" calcext:value-type="float">
            <text:p>0.440187533292923</text:p>
          </table:table-cell>
          <table:table-cell office:value-type="float" office:value="0.153062036331751" calcext:value-type="float">
            <text:p>0.153062036331751</text:p>
          </table:table-cell>
          <table:table-cell office:value-type="float" office:value="0.12013425729694" calcext:value-type="float">
            <text:p>0.12013425729694</text:p>
          </table:table-cell>
          <table:table-cell office:value-type="float" office:value="0.0617340723173167" calcext:value-type="float">
            <text:p>0.0617340723173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4472899905319" calcext:value-type="float">
            <text:p>0.344472899905319</text:p>
          </table:table-cell>
          <table:table-cell office:value-type="float" office:value="1.35590058556959" calcext:value-type="float">
            <text:p>1.35590058556959</text:p>
          </table:table-cell>
          <table:table-cell office:value-type="float" office:value="0.608183854971127" calcext:value-type="float">
            <text:p>0.608183854971127</text:p>
          </table:table-cell>
          <table:table-cell office:value-type="float" office:value="0.249064931901732" calcext:value-type="float">
            <text:p>0.249064931901732</text:p>
          </table:table-cell>
          <table:table-cell office:value-type="float" office:value="0.186221916386861" calcext:value-type="float">
            <text:p>0.186221916386861</text:p>
          </table:table-cell>
          <table:table-cell office:value-type="float" office:value="0.0786510696151462" calcext:value-type="float">
            <text:p>0.0786510696151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1874097414734" calcext:value-type="float">
            <text:p>0.481874097414734</text:p>
          </table:table-cell>
          <table:table-cell office:value-type="float" office:value="1.28736236158012" calcext:value-type="float">
            <text:p>1.28736236158012</text:p>
          </table:table-cell>
          <table:table-cell office:value-type="float" office:value="0.536749884281921" calcext:value-type="float">
            <text:p>0.536749884281921</text:p>
          </table:table-cell>
          <table:table-cell office:value-type="float" office:value="0.259930308734903" calcext:value-type="float">
            <text:p>0.259930308734903</text:p>
          </table:table-cell>
          <table:table-cell office:value-type="float" office:value="0.190454859441282" calcext:value-type="float">
            <text:p>0.190454859441282</text:p>
          </table:table-cell>
          <table:table-cell office:value-type="float" office:value="0.090839630920942" calcext:value-type="float">
            <text:p>0.09083963092094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6645707230152" calcext:value-type="float">
            <text:p>0.486645707230152</text:p>
          </table:table-cell>
          <table:table-cell office:value-type="float" office:value="1.37672445734287" calcext:value-type="float">
            <text:p>1.37672445734287</text:p>
          </table:table-cell>
          <table:table-cell office:value-type="float" office:value="0.541832926540508" calcext:value-type="float">
            <text:p>0.541832926540508</text:p>
          </table:table-cell>
          <table:table-cell office:value-type="float" office:value="0.197740831199695" calcext:value-type="float">
            <text:p>0.197740831199695</text:p>
          </table:table-cell>
          <table:table-cell office:value-type="float" office:value="0.171480742150682" calcext:value-type="float">
            <text:p>0.171480742150682</text:p>
          </table:table-cell>
          <table:table-cell office:value-type="float" office:value="0.0648074374528205" calcext:value-type="float">
            <text:p>0.0648074374528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2487997893952" calcext:value-type="float">
            <text:p>0.562487997893952</text:p>
          </table:table-cell>
          <table:table-cell office:value-type="float" office:value="1.31619362911529" calcext:value-type="float">
            <text:p>1.31619362911529</text:p>
          </table:table-cell>
          <table:table-cell office:value-type="float" office:value="0.486744491434952" calcext:value-type="float">
            <text:p>0.486744491434952</text:p>
          </table:table-cell>
          <table:table-cell office:value-type="float" office:value="0.192344774955408" calcext:value-type="float">
            <text:p>0.192344774955408</text:p>
          </table:table-cell>
          <table:table-cell office:value-type="float" office:value="0.139009984976797" calcext:value-type="float">
            <text:p>0.139009984976797</text:p>
          </table:table-cell>
          <table:table-cell office:value-type="float" office:value="0.0708416565893951" calcext:value-type="float">
            <text:p>0.07084165658939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4766114722592" calcext:value-type="float">
            <text:p>0.404766114722592</text:p>
          </table:table-cell>
          <table:table-cell office:value-type="float" office:value="1.4204942748521" calcext:value-type="float">
            <text:p>1.4204942748521</text:p>
          </table:table-cell>
          <table:table-cell office:value-type="float" office:value="0.4903869765076" calcext:value-type="float">
            <text:p>0.4903869765076</text:p>
          </table:table-cell>
          <table:table-cell office:value-type="float" office:value="0.189479406729097" calcext:value-type="float">
            <text:p>0.189479406729097</text:p>
          </table:table-cell>
          <table:table-cell office:value-type="float" office:value="0.117833472416914" calcext:value-type="float">
            <text:p>0.117833472416914</text:p>
          </table:table-cell>
          <table:table-cell office:value-type="float" office:value="0.0588556592984404" calcext:value-type="float">
            <text:p>0.0588556592984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6209654014045" calcext:value-type="float">
            <text:p>0.626209654014045</text:p>
          </table:table-cell>
          <table:table-cell office:value-type="float" office:value="1.23662682562974" calcext:value-type="float">
            <text:p>1.23662682562974</text:p>
          </table:table-cell>
          <table:table-cell office:value-type="float" office:value="0.429089368539533" calcext:value-type="float">
            <text:p>0.429089368539533</text:p>
          </table:table-cell>
          <table:table-cell office:value-type="float" office:value="0.171929890539652" calcext:value-type="float">
            <text:p>0.171929890539652</text:p>
          </table:table-cell>
          <table:table-cell office:value-type="float" office:value="0.141499287484414" calcext:value-type="float">
            <text:p>0.141499287484414</text:p>
          </table:table-cell>
          <table:table-cell office:value-type="float" office:value="0.0606586857898966" calcext:value-type="float">
            <text:p>0.06065868578989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9288971429531" calcext:value-type="float">
            <text:p>0.619288971429531</text:p>
          </table:table-cell>
          <table:table-cell office:value-type="float" office:value="1.20462444326466" calcext:value-type="float">
            <text:p>1.20462444326466</text:p>
          </table:table-cell>
          <table:table-cell office:value-type="float" office:value="0.694680726756225" calcext:value-type="float">
            <text:p>0.694680726756225</text:p>
          </table:table-cell>
          <table:table-cell office:value-type="float" office:value="0.211589813791468" calcext:value-type="float">
            <text:p>0.211589813791468</text:p>
          </table:table-cell>
          <table:table-cell office:value-type="float" office:value="0.166834170147419" calcext:value-type="float">
            <text:p>0.166834170147419</text:p>
          </table:table-cell>
          <table:table-cell office:value-type="float" office:value="0.0905859451642285" calcext:value-type="float">
            <text:p>0.0905859451642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73575735139998" calcext:value-type="float">
            <text:p>0.673575735139998</text:p>
          </table:table-cell>
          <table:table-cell office:value-type="float" office:value="1.1611764572001" calcext:value-type="float">
            <text:p>1.1611764572001</text:p>
          </table:table-cell>
          <table:table-cell office:value-type="float" office:value="0.580152419000415" calcext:value-type="float">
            <text:p>0.580152419000415</text:p>
          </table:table-cell>
          <table:table-cell office:value-type="float" office:value="0.188072539824317" calcext:value-type="float">
            <text:p>0.188072539824317</text:p>
          </table:table-cell>
          <table:table-cell office:value-type="float" office:value="0.13796910638241" calcext:value-type="float">
            <text:p>0.13796910638241</text:p>
          </table:table-cell>
          <table:table-cell office:value-type="float" office:value="0.0727030548866628" calcext:value-type="float">
            <text:p>0.0727030548866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35520656110675" calcext:value-type="float">
            <text:p>0.835520656110675</text:p>
          </table:table-cell>
          <table:table-cell office:value-type="float" office:value="1.09179711309684" calcext:value-type="float">
            <text:p>1.09179711309684</text:p>
          </table:table-cell>
          <table:table-cell office:value-type="float" office:value="0.491156112108657" calcext:value-type="float">
            <text:p>0.491156112108657</text:p>
          </table:table-cell>
          <table:table-cell office:value-type="float" office:value="0.199374489865445" calcext:value-type="float">
            <text:p>0.199374489865445</text:p>
          </table:table-cell>
          <table:table-cell office:value-type="float" office:value="0.144421333035737" calcext:value-type="float">
            <text:p>0.144421333035737</text:p>
          </table:table-cell>
          <table:table-cell office:value-type="float" office:value="0.0807083280844341" calcext:value-type="float">
            <text:p>0.0807083280844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4856356301872" calcext:value-type="float">
            <text:p>0.834856356301872</text:p>
          </table:table-cell>
          <table:table-cell office:value-type="float" office:value="1.08664963737627" calcext:value-type="float">
            <text:p>1.08664963737627</text:p>
          </table:table-cell>
          <table:table-cell office:value-type="float" office:value="0.557155186596153" calcext:value-type="float">
            <text:p>0.557155186596153</text:p>
          </table:table-cell>
          <table:table-cell office:value-type="float" office:value="0.241662792848597" calcext:value-type="float">
            <text:p>0.241662792848597</text:p>
          </table:table-cell>
          <table:table-cell office:value-type="float" office:value="0.179623671262078" calcext:value-type="float">
            <text:p>0.179623671262078</text:p>
          </table:table-cell>
          <table:table-cell office:value-type="float" office:value="0.109284358614239" calcext:value-type="float">
            <text:p>0.10928435861423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8523770623531" calcext:value-type="float">
            <text:p>0.518523770623531</text:p>
          </table:table-cell>
          <table:table-cell office:value-type="float" office:value="1.16970687237867" calcext:value-type="float">
            <text:p>1.16970687237867</text:p>
          </table:table-cell>
          <table:table-cell office:value-type="float" office:value="0.603613234186911" calcext:value-type="float">
            <text:p>0.603613234186911</text:p>
          </table:table-cell>
          <table:table-cell office:value-type="float" office:value="0.184394533745807" calcext:value-type="float">
            <text:p>0.184394533745807</text:p>
          </table:table-cell>
          <table:table-cell office:value-type="float" office:value="0.14173198449591" calcext:value-type="float">
            <text:p>0.14173198449591</text:p>
          </table:table-cell>
          <table:table-cell office:value-type="float" office:value="0.0836038601240553" calcext:value-type="float">
            <text:p>0.0836038601240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0665209902422" calcext:value-type="float">
            <text:p>0.680665209902422</text:p>
          </table:table-cell>
          <table:table-cell office:value-type="float" office:value="1.03069925777024" calcext:value-type="float">
            <text:p>1.03069925777024</text:p>
          </table:table-cell>
          <table:table-cell office:value-type="float" office:value="0.502979004280433" calcext:value-type="float">
            <text:p>0.502979004280433</text:p>
          </table:table-cell>
          <table:table-cell office:value-type="float" office:value="0.152451268181648" calcext:value-type="float">
            <text:p>0.152451268181648</text:p>
          </table:table-cell>
          <table:table-cell office:value-type="float" office:value="0.117724721855667" calcext:value-type="float">
            <text:p>0.117724721855667</text:p>
          </table:table-cell>
          <table:table-cell office:value-type="float" office:value="0.0700382166841885" calcext:value-type="float">
            <text:p>0.0700382166841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0966855237634" calcext:value-type="float">
            <text:p>0.490966855237634</text:p>
          </table:table-cell>
          <table:table-cell office:value-type="float" office:value="1.25636829756396" calcext:value-type="float">
            <text:p>1.25636829756396</text:p>
          </table:table-cell>
          <table:table-cell office:value-type="float" office:value="0.593995979443466" calcext:value-type="float">
            <text:p>0.593995979443466</text:p>
          </table:table-cell>
          <table:table-cell office:value-type="float" office:value="0.199664643013397" calcext:value-type="float">
            <text:p>0.199664643013397</text:p>
          </table:table-cell>
          <table:table-cell office:value-type="float" office:value="0.144346771934335" calcext:value-type="float">
            <text:p>0.144346771934335</text:p>
          </table:table-cell>
          <table:table-cell office:value-type="float" office:value="0.0609765645691283" calcext:value-type="float">
            <text:p>0.060976564569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7335117418715" calcext:value-type="float">
            <text:p>0.467335117418715</text:p>
          </table:table-cell>
          <table:table-cell office:value-type="float" office:value="1.26279642855927" calcext:value-type="float">
            <text:p>1.26279642855927</text:p>
          </table:table-cell>
          <table:table-cell office:value-type="float" office:value="0.566856741709335" calcext:value-type="float">
            <text:p>0.566856741709335</text:p>
          </table:table-cell>
          <table:table-cell office:value-type="float" office:value="0.200369618196576" calcext:value-type="float">
            <text:p>0.200369618196576</text:p>
          </table:table-cell>
          <table:table-cell office:value-type="float" office:value="0.143176634324043" calcext:value-type="float">
            <text:p>0.143176634324043</text:p>
          </table:table-cell>
          <table:table-cell office:value-type="float" office:value="0.0866354559662748" calcext:value-type="float">
            <text:p>0.0866354559662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86966502370669" calcext:value-type="float">
            <text:p>0.886966502370669</text:p>
          </table:table-cell>
          <table:table-cell office:value-type="float" office:value="1.08262528509669" calcext:value-type="float">
            <text:p>1.08262528509669</text:p>
          </table:table-cell>
          <table:table-cell office:value-type="float" office:value="0.477712004127013" calcext:value-type="float">
            <text:p>0.477712004127013</text:p>
          </table:table-cell>
          <table:table-cell office:value-type="float" office:value="0.185219053062003" calcext:value-type="float">
            <text:p>0.185219053062003</text:p>
          </table:table-cell>
          <table:table-cell office:value-type="float" office:value="0.117318953941389" calcext:value-type="float">
            <text:p>0.117318953941389</text:p>
          </table:table-cell>
          <table:table-cell office:value-type="float" office:value="0.0725046361934897" calcext:value-type="float">
            <text:p>0.072504636193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72239358674115" calcext:value-type="float">
            <text:p>0.872239358674115</text:p>
          </table:table-cell>
          <table:table-cell office:value-type="float" office:value="1.10013944328366" calcext:value-type="float">
            <text:p>1.10013944328366</text:p>
          </table:table-cell>
          <table:table-cell office:value-type="float" office:value="0.389701554323953" calcext:value-type="float">
            <text:p>0.389701554323953</text:p>
          </table:table-cell>
          <table:table-cell office:value-type="float" office:value="0.189178929937778" calcext:value-type="float">
            <text:p>0.189178929937778</text:p>
          </table:table-cell>
          <table:table-cell office:value-type="float" office:value="0.143413838887426" calcext:value-type="float">
            <text:p>0.143413838887426</text:p>
          </table:table-cell>
          <table:table-cell office:value-type="float" office:value="0.04806883284053" calcext:value-type="float">
            <text:p>0.048068832840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91206362963163" calcext:value-type="float">
            <text:p>0.049120636296316</text:p>
          </table:table-cell>
          <table:table-cell office:value-type="float" office:value="1.58512439875916" calcext:value-type="float">
            <text:p>1.58512439875916</text:p>
          </table:table-cell>
          <table:table-cell office:value-type="float" office:value="0.411790849374724" calcext:value-type="float">
            <text:p>0.411790849374724</text:p>
          </table:table-cell>
          <table:table-cell office:value-type="float" office:value="0.167646861523375" calcext:value-type="float">
            <text:p>0.167646861523375</text:p>
          </table:table-cell>
          <table:table-cell office:value-type="float" office:value="0.111033105493572" calcext:value-type="float">
            <text:p>0.111033105493572</text:p>
          </table:table-cell>
          <table:table-cell office:value-type="float" office:value="0.070139984794002" calcext:value-type="float">
            <text:p>0.070139984794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9774462528914" calcext:value-type="float">
            <text:p>0.259774462528914</text:p>
          </table:table-cell>
          <table:table-cell office:value-type="float" office:value="1.41331644071184" calcext:value-type="float">
            <text:p>1.41331644071184</text:p>
          </table:table-cell>
          <table:table-cell office:value-type="float" office:value="0.357859027610314" calcext:value-type="float">
            <text:p>0.357859027610314</text:p>
          </table:table-cell>
          <table:table-cell office:value-type="float" office:value="0.128145698719539" calcext:value-type="float">
            <text:p>0.128145698719539</text:p>
          </table:table-cell>
          <table:table-cell office:value-type="float" office:value="0.0960447247489274" calcext:value-type="float">
            <text:p>0.096044724748927</text:p>
          </table:table-cell>
          <table:table-cell office:value-type="float" office:value="0.0596032054999587" calcext:value-type="float">
            <text:p>0.0596032054999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1210443897981" calcext:value-type="float">
            <text:p>0.441210443897981</text:p>
          </table:table-cell>
          <table:table-cell office:value-type="float" office:value="1.44949197365519" calcext:value-type="float">
            <text:p>1.44949197365519</text:p>
          </table:table-cell>
          <table:table-cell office:value-type="float" office:value="0.514173016205743" calcext:value-type="float">
            <text:p>0.514173016205743</text:p>
          </table:table-cell>
          <table:table-cell office:value-type="float" office:value="0.193278255649088" calcext:value-type="float">
            <text:p>0.193278255649088</text:p>
          </table:table-cell>
          <table:table-cell office:value-type="float" office:value="0.144937176311641" calcext:value-type="float">
            <text:p>0.144937176311641</text:p>
          </table:table-cell>
          <table:table-cell office:value-type="float" office:value="0.0764689204976545" calcext:value-type="float">
            <text:p>0.0764689204976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0714127062137" calcext:value-type="float">
            <text:p>0.500714127062137</text:p>
          </table:table-cell>
          <table:table-cell office:value-type="float" office:value="1.36498319061319" calcext:value-type="float">
            <text:p>1.36498319061319</text:p>
          </table:table-cell>
          <table:table-cell office:value-type="float" office:value="0.523620839402738" calcext:value-type="float">
            <text:p>0.523620839402738</text:p>
          </table:table-cell>
          <table:table-cell office:value-type="float" office:value="0.220523407798426" calcext:value-type="float">
            <text:p>0.220523407798426</text:p>
          </table:table-cell>
          <table:table-cell office:value-type="float" office:value="0.160926661795482" calcext:value-type="float">
            <text:p>0.160926661795482</text:p>
          </table:table-cell>
          <table:table-cell office:value-type="float" office:value="0.077035906607719" calcext:value-type="float">
            <text:p>0.0770359066077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427863851227" calcext:value-type="float">
            <text:p>0.57427863851227</text:p>
          </table:table-cell>
          <table:table-cell office:value-type="float" office:value="1.24996771984441" calcext:value-type="float">
            <text:p>1.24996771984441</text:p>
          </table:table-cell>
          <table:table-cell office:value-type="float" office:value="0.468005341681705" calcext:value-type="float">
            <text:p>0.468005341681705</text:p>
          </table:table-cell>
          <table:table-cell office:value-type="float" office:value="0.194783654567117" calcext:value-type="float">
            <text:p>0.194783654567117</text:p>
          </table:table-cell>
          <table:table-cell office:value-type="float" office:value="0.128405186176406" calcext:value-type="float">
            <text:p>0.128405186176406</text:p>
          </table:table-cell>
          <table:table-cell office:value-type="float" office:value="0.0545281936438112" calcext:value-type="float">
            <text:p>0.0545281936438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3340532151737" calcext:value-type="float">
            <text:p>0.603340532151737</text:p>
          </table:table-cell>
          <table:table-cell office:value-type="float" office:value="1.24500535417046" calcext:value-type="float">
            <text:p>1.24500535417046</text:p>
          </table:table-cell>
          <table:table-cell office:value-type="float" office:value="0.39788696402373" calcext:value-type="float">
            <text:p>0.39788696402373</text:p>
          </table:table-cell>
          <table:table-cell office:value-type="float" office:value="0.170426064074549" calcext:value-type="float">
            <text:p>0.170426064074549</text:p>
          </table:table-cell>
          <table:table-cell office:value-type="float" office:value="0.138056528992473" calcext:value-type="float">
            <text:p>0.138056528992473</text:p>
          </table:table-cell>
          <table:table-cell office:value-type="float" office:value="0.0656891178761365" calcext:value-type="float">
            <text:p>0.0656891178761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2693572463351" calcext:value-type="float">
            <text:p>0.632693572463351</text:p>
          </table:table-cell>
          <table:table-cell office:value-type="float" office:value="1.17580303611578" calcext:value-type="float">
            <text:p>1.17580303611578</text:p>
          </table:table-cell>
          <table:table-cell office:value-type="float" office:value="0.632772424160053" calcext:value-type="float">
            <text:p>0.632772424160053</text:p>
          </table:table-cell>
          <table:table-cell office:value-type="float" office:value="0.221865072682902" calcext:value-type="float">
            <text:p>0.221865072682902</text:p>
          </table:table-cell>
          <table:table-cell office:value-type="float" office:value="0.152262102845475" calcext:value-type="float">
            <text:p>0.152262102845475</text:p>
          </table:table-cell>
          <table:table-cell office:value-type="float" office:value="0.0856520178001034" calcext:value-type="float">
            <text:p>0.0856520178001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0635500379792" calcext:value-type="float">
            <text:p>0.790635500379792</text:p>
          </table:table-cell>
          <table:table-cell office:value-type="float" office:value="1.06854366356664" calcext:value-type="float">
            <text:p>1.06854366356664</text:p>
          </table:table-cell>
          <table:table-cell office:value-type="float" office:value="0.497172361370412" calcext:value-type="float">
            <text:p>0.497172361370412</text:p>
          </table:table-cell>
          <table:table-cell office:value-type="float" office:value="0.146915405270503" calcext:value-type="float">
            <text:p>0.146915405270503</text:p>
          </table:table-cell>
          <table:table-cell office:value-type="float" office:value="0.124058134055864" calcext:value-type="float">
            <text:p>0.124058134055864</text:p>
          </table:table-cell>
          <table:table-cell office:value-type="float" office:value="0.0755321220848096" calcext:value-type="float">
            <text:p>0.075532122084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88575684535459" calcext:value-type="float">
            <text:p>0.688575684535459</text:p>
          </table:table-cell>
          <table:table-cell office:value-type="float" office:value="1.24942872832217" calcext:value-type="float">
            <text:p>1.24942872832217</text:p>
          </table:table-cell>
          <table:table-cell office:value-type="float" office:value="0.454066725002357" calcext:value-type="float">
            <text:p>0.454066725002357</text:p>
          </table:table-cell>
          <table:table-cell office:value-type="float" office:value="0.172720550424358" calcext:value-type="float">
            <text:p>0.172720550424358</text:p>
          </table:table-cell>
          <table:table-cell office:value-type="float" office:value="0.118293683950554" calcext:value-type="float">
            <text:p>0.118293683950554</text:p>
          </table:table-cell>
          <table:table-cell office:value-type="float" office:value="0.0609195029516506" calcext:value-type="float">
            <text:p>0.0609195029516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6591104511076" calcext:value-type="float">
            <text:p>0.796591104511076</text:p>
          </table:table-cell>
          <table:table-cell office:value-type="float" office:value="1.14773308572436" calcext:value-type="float">
            <text:p>1.14773308572436</text:p>
          </table:table-cell>
          <table:table-cell office:value-type="float" office:value="0.384831193613032" calcext:value-type="float">
            <text:p>0.384831193613032</text:p>
          </table:table-cell>
          <table:table-cell office:value-type="float" office:value="0.147666158501202" calcext:value-type="float">
            <text:p>0.147666158501202</text:p>
          </table:table-cell>
          <table:table-cell office:value-type="float" office:value="0.109761347539555" calcext:value-type="float">
            <text:p>0.109761347539555</text:p>
          </table:table-cell>
          <table:table-cell office:value-type="float" office:value="0.0563840736105774" calcext:value-type="float">
            <text:p>0.0563840736105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8496812921931" calcext:value-type="float">
            <text:p>0.228496812921931</text:p>
          </table:table-cell>
          <table:table-cell office:value-type="float" office:value="1.52857116094471" calcext:value-type="float">
            <text:p>1.52857116094471</text:p>
          </table:table-cell>
          <table:table-cell office:value-type="float" office:value="0.47609971956837" calcext:value-type="float">
            <text:p>0.47609971956837</text:p>
          </table:table-cell>
          <table:table-cell office:value-type="float" office:value="0.146121029117807" calcext:value-type="float">
            <text:p>0.146121029117807</text:p>
          </table:table-cell>
          <table:table-cell office:value-type="float" office:value="0.124402104087676" calcext:value-type="float">
            <text:p>0.124402104087676</text:p>
          </table:table-cell>
          <table:table-cell office:value-type="float" office:value="0.0695602856170219" calcext:value-type="float">
            <text:p>0.0695602856170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1594538557244" calcext:value-type="float">
            <text:p>0.301594538557244</text:p>
          </table:table-cell>
          <table:table-cell office:value-type="float" office:value="1.46316064500446" calcext:value-type="float">
            <text:p>1.46316064500446</text:p>
          </table:table-cell>
          <table:table-cell office:value-type="float" office:value="0.428841225523342" calcext:value-type="float">
            <text:p>0.428841225523342</text:p>
          </table:table-cell>
          <table:table-cell office:value-type="float" office:value="0.159363964333995" calcext:value-type="float">
            <text:p>0.159363964333995</text:p>
          </table:table-cell>
          <table:table-cell office:value-type="float" office:value="0.132116801833637" calcext:value-type="float">
            <text:p>0.132116801833637</text:p>
          </table:table-cell>
          <table:table-cell office:value-type="float" office:value="0.0568437074730441" calcext:value-type="float">
            <text:p>0.05684370747304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7556067740028" calcext:value-type="float">
            <text:p>0.457556067740028</text:p>
          </table:table-cell>
          <table:table-cell office:value-type="float" office:value="1.39692881697167" calcext:value-type="float">
            <text:p>1.39692881697167</text:p>
          </table:table-cell>
          <table:table-cell office:value-type="float" office:value="0.627071107111561" calcext:value-type="float">
            <text:p>0.627071107111561</text:p>
          </table:table-cell>
          <table:table-cell office:value-type="float" office:value="0.238879610368397" calcext:value-type="float">
            <text:p>0.238879610368397</text:p>
          </table:table-cell>
          <table:table-cell office:value-type="float" office:value="0.169385381194741" calcext:value-type="float">
            <text:p>0.169385381194741</text:p>
          </table:table-cell>
          <table:table-cell office:value-type="float" office:value="0.0957068686451288" calcext:value-type="float">
            <text:p>0.0957068686451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5225702082785" calcext:value-type="float">
            <text:p>0.475225702082785</text:p>
          </table:table-cell>
          <table:table-cell office:value-type="float" office:value="1.41282558207505" calcext:value-type="float">
            <text:p>1.41282558207505</text:p>
          </table:table-cell>
          <table:table-cell office:value-type="float" office:value="0.574418566597151" calcext:value-type="float">
            <text:p>0.574418566597151</text:p>
          </table:table-cell>
          <table:table-cell office:value-type="float" office:value="0.239565202100861" calcext:value-type="float">
            <text:p>0.239565202100861</text:p>
          </table:table-cell>
          <table:table-cell office:value-type="float" office:value="0.17904391603737" calcext:value-type="float">
            <text:p>0.17904391603737</text:p>
          </table:table-cell>
          <table:table-cell office:value-type="float" office:value="0.0888122860682813" calcext:value-type="float">
            <text:p>0.08881228606828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8621750102389" calcext:value-type="float">
            <text:p>0.388621750102389</text:p>
          </table:table-cell>
          <table:table-cell office:value-type="float" office:value="1.41394557736244" calcext:value-type="float">
            <text:p>1.41394557736244</text:p>
          </table:table-cell>
          <table:table-cell office:value-type="float" office:value="0.566279998819271" calcext:value-type="float">
            <text:p>0.566279998819271</text:p>
          </table:table-cell>
          <table:table-cell office:value-type="float" office:value="0.171804534113292" calcext:value-type="float">
            <text:p>0.171804534113292</text:p>
          </table:table-cell>
          <table:table-cell office:value-type="float" office:value="0.119219938020046" calcext:value-type="float">
            <text:p>0.119219938020046</text:p>
          </table:table-cell>
          <table:table-cell office:value-type="float" office:value="0.075728634838852" calcext:value-type="float">
            <text:p>0.0757286348388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5360025288483" calcext:value-type="float">
            <text:p>0.445360025288483</text:p>
          </table:table-cell>
          <table:table-cell office:value-type="float" office:value="1.40467826113496" calcext:value-type="float">
            <text:p>1.40467826113496</text:p>
          </table:table-cell>
          <table:table-cell office:value-type="float" office:value="0.431592915964577" calcext:value-type="float">
            <text:p>0.431592915964577</text:p>
          </table:table-cell>
          <table:table-cell office:value-type="float" office:value="0.14716804001084" calcext:value-type="float">
            <text:p>0.14716804001084</text:p>
          </table:table-cell>
          <table:table-cell office:value-type="float" office:value="0.115513111703146" calcext:value-type="float">
            <text:p>0.115513111703146</text:p>
          </table:table-cell>
          <table:table-cell office:value-type="float" office:value="0.0593577193999518" calcext:value-type="float">
            <text:p>0.0593577193999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61486968918439" calcext:value-type="float">
            <text:p>0.861486968918439</text:p>
          </table:table-cell>
          <table:table-cell office:value-type="float" office:value="1.00633294081238" calcext:value-type="float">
            <text:p>1.00633294081238</text:p>
          </table:table-cell>
          <table:table-cell office:value-type="float" office:value="0.499455771312351" calcext:value-type="float">
            <text:p>0.499455771312351</text:p>
          </table:table-cell>
          <table:table-cell office:value-type="float" office:value="0.190057194972794" calcext:value-type="float">
            <text:p>0.190057194972794</text:p>
          </table:table-cell>
          <table:table-cell office:value-type="float" office:value="0.129633595511768" calcext:value-type="float">
            <text:p>0.129633595511768</text:p>
          </table:table-cell>
          <table:table-cell office:value-type="float" office:value="0.0661474254927727" calcext:value-type="float">
            <text:p>0.0661474254927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3389442127402" calcext:value-type="float">
            <text:p>0.93389442127402</text:p>
          </table:table-cell>
          <table:table-cell office:value-type="float" office:value="0.942914311806291" calcext:value-type="float">
            <text:p>0.942914311806291</text:p>
          </table:table-cell>
          <table:table-cell office:value-type="float" office:value="0.449406534338858" calcext:value-type="float">
            <text:p>0.449406534338858</text:p>
          </table:table-cell>
          <table:table-cell office:value-type="float" office:value="0.16570488668581" calcext:value-type="float">
            <text:p>0.16570488668581</text:p>
          </table:table-cell>
          <table:table-cell office:value-type="float" office:value="0.124535670755658" calcext:value-type="float">
            <text:p>0.124535670755658</text:p>
          </table:table-cell>
          <table:table-cell office:value-type="float" office:value="0.0714484838295866" calcext:value-type="float">
            <text:p>0.071448483829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8160141077257" calcext:value-type="float">
            <text:p>0.578160141077257</text:p>
          </table:table-cell>
          <table:table-cell office:value-type="float" office:value="1.26368296477107" calcext:value-type="float">
            <text:p>1.26368296477107</text:p>
          </table:table-cell>
          <table:table-cell office:value-type="float" office:value="0.439856678381949" calcext:value-type="float">
            <text:p>0.439856678381949</text:p>
          </table:table-cell>
          <table:table-cell office:value-type="float" office:value="0.211566388088824" calcext:value-type="float">
            <text:p>0.211566388088824</text:p>
          </table:table-cell>
          <table:table-cell office:value-type="float" office:value="0.148470171562188" calcext:value-type="float">
            <text:p>0.148470171562188</text:p>
          </table:table-cell>
          <table:table-cell office:value-type="float" office:value="0.0672502588392607" calcext:value-type="float">
            <text:p>0.067250258839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6955032562585" calcext:value-type="float">
            <text:p>0.486955032562585</text:p>
          </table:table-cell>
          <table:table-cell office:value-type="float" office:value="1.38185348507542" calcext:value-type="float">
            <text:p>1.38185348507542</text:p>
          </table:table-cell>
          <table:table-cell office:value-type="float" office:value="0.342335236216943" calcext:value-type="float">
            <text:p>0.342335236216943</text:p>
          </table:table-cell>
          <table:table-cell office:value-type="float" office:value="0.246692658482858" calcext:value-type="float">
            <text:p>0.246692658482858</text:p>
          </table:table-cell>
          <table:table-cell office:value-type="float" office:value="0.18551022290617" calcext:value-type="float">
            <text:p>0.18551022290617</text:p>
          </table:table-cell>
          <table:table-cell office:value-type="float" office:value="0.0543841534390489" calcext:value-type="float">
            <text:p>0.0543841534390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380545172618" calcext:value-type="float">
            <text:p>0.437380545172618</text:p>
          </table:table-cell>
          <table:table-cell office:value-type="float" office:value="1.24189248104087" calcext:value-type="float">
            <text:p>1.24189248104087</text:p>
          </table:table-cell>
          <table:table-cell office:value-type="float" office:value="0.582453978433162" calcext:value-type="float">
            <text:p>0.582453978433162</text:p>
          </table:table-cell>
          <table:table-cell office:value-type="float" office:value="0.199934666652229" calcext:value-type="float">
            <text:p>0.199934666652229</text:p>
          </table:table-cell>
          <table:table-cell office:value-type="float" office:value="0.137231025266451" calcext:value-type="float">
            <text:p>0.137231025266451</text:p>
          </table:table-cell>
          <table:table-cell office:value-type="float" office:value="0.0886578736892242" calcext:value-type="float">
            <text:p>0.0886578736892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3182428283455" calcext:value-type="float">
            <text:p>0.453182428283455</text:p>
          </table:table-cell>
          <table:table-cell office:value-type="float" office:value="1.25133524913369" calcext:value-type="float">
            <text:p>1.25133524913369</text:p>
          </table:table-cell>
          <table:table-cell office:value-type="float" office:value="0.53765561031856" calcext:value-type="float">
            <text:p>0.53765561031856</text:p>
          </table:table-cell>
          <table:table-cell office:value-type="float" office:value="0.185231020997099" calcext:value-type="float">
            <text:p>0.185231020997099</text:p>
          </table:table-cell>
          <table:table-cell office:value-type="float" office:value="0.124532711926534" calcext:value-type="float">
            <text:p>0.124532711926534</text:p>
          </table:table-cell>
          <table:table-cell office:value-type="float" office:value="0.0862584978957678" calcext:value-type="float">
            <text:p>0.08625849789576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5027983626494" calcext:value-type="float">
            <text:p>0.935027983626494</text:p>
          </table:table-cell>
          <table:table-cell office:value-type="float" office:value="1.02996899757569" calcext:value-type="float">
            <text:p>1.02996899757569</text:p>
          </table:table-cell>
          <table:table-cell office:value-type="float" office:value="0.454805823187515" calcext:value-type="float">
            <text:p>0.454805823187515</text:p>
          </table:table-cell>
          <table:table-cell office:value-type="float" office:value="0.179887309377175" calcext:value-type="float">
            <text:p>0.179887309377175</text:p>
          </table:table-cell>
          <table:table-cell office:value-type="float" office:value="0.120489401806432" calcext:value-type="float">
            <text:p>0.120489401806432</text:p>
          </table:table-cell>
          <table:table-cell office:value-type="float" office:value="0.0682808417539349" calcext:value-type="float">
            <text:p>0.068280841753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77360425232038" calcext:value-type="float">
            <text:p>0.877360425232038</text:p>
          </table:table-cell>
          <table:table-cell office:value-type="float" office:value="1.08579368378439" calcext:value-type="float">
            <text:p>1.08579368378439</text:p>
          </table:table-cell>
          <table:table-cell office:value-type="float" office:value="0.414460937373845" calcext:value-type="float">
            <text:p>0.414460937373845</text:p>
          </table:table-cell>
          <table:table-cell office:value-type="float" office:value="0.152443046495494" calcext:value-type="float">
            <text:p>0.152443046495494</text:p>
          </table:table-cell>
          <table:table-cell office:value-type="float" office:value="0.116468515538919" calcext:value-type="float">
            <text:p>0.116468515538919</text:p>
          </table:table-cell>
          <table:table-cell office:value-type="float" office:value="0.0619302273208708" calcext:value-type="float">
            <text:p>0.0619302273208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7713212107409" calcext:value-type="float">
            <text:p>0.417713212107409</text:p>
          </table:table-cell>
          <table:table-cell office:value-type="float" office:value="1.31308865529135" calcext:value-type="float">
            <text:p>1.31308865529135</text:p>
          </table:table-cell>
          <table:table-cell office:value-type="float" office:value="0.461434436855886" calcext:value-type="float">
            <text:p>0.461434436855886</text:p>
          </table:table-cell>
          <table:table-cell office:value-type="float" office:value="0.172414596292943" calcext:value-type="float">
            <text:p>0.172414596292943</text:p>
          </table:table-cell>
          <table:table-cell office:value-type="float" office:value="0.110637456658455" calcext:value-type="float">
            <text:p>0.110637456658455</text:p>
          </table:table-cell>
          <table:table-cell office:value-type="float" office:value="0.0676465836340811" calcext:value-type="float">
            <text:p>0.0676465836340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0715096658654" calcext:value-type="float">
            <text:p>0.380715096658654</text:p>
          </table:table-cell>
          <table:table-cell office:value-type="float" office:value="1.3481623322305" calcext:value-type="float">
            <text:p>1.3481623322305</text:p>
          </table:table-cell>
          <table:table-cell office:value-type="float" office:value="0.44106147845794" calcext:value-type="float">
            <text:p>0.44106147845794</text:p>
          </table:table-cell>
          <table:table-cell office:value-type="float" office:value="0.2195817128791" calcext:value-type="float">
            <text:p>0.2195817128791</text:p>
          </table:table-cell>
          <table:table-cell office:value-type="float" office:value="0.158566919033274" calcext:value-type="float">
            <text:p>0.158566919033274</text:p>
          </table:table-cell>
          <table:table-cell office:value-type="float" office:value="0.0873082946825877" calcext:value-type="float">
            <text:p>0.08730829468258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97230467121875" calcext:value-type="float">
            <text:p>0.049723046712188</text:p>
          </table:table-cell>
          <table:table-cell office:value-type="float" office:value="1.46058297043092" calcext:value-type="float">
            <text:p>1.46058297043092</text:p>
          </table:table-cell>
          <table:table-cell office:value-type="float" office:value="0.517165770778276" calcext:value-type="float">
            <text:p>0.517165770778276</text:p>
          </table:table-cell>
          <table:table-cell office:value-type="float" office:value="0.181146186460464" calcext:value-type="float">
            <text:p>0.181146186460464</text:p>
          </table:table-cell>
          <table:table-cell office:value-type="float" office:value="0.152401042291972" calcext:value-type="float">
            <text:p>0.152401042291972</text:p>
          </table:table-cell>
          <table:table-cell office:value-type="float" office:value="0.0845207166220157" calcext:value-type="float">
            <text:p>0.0845207166220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7355953315718" calcext:value-type="float">
            <text:p>0.167355953315718</text:p>
          </table:table-cell>
          <table:table-cell office:value-type="float" office:value="1.40468861428321" calcext:value-type="float">
            <text:p>1.40468861428321</text:p>
          </table:table-cell>
          <table:table-cell office:value-type="float" office:value="0.445939994725025" calcext:value-type="float">
            <text:p>0.445939994725025</text:p>
          </table:table-cell>
          <table:table-cell office:value-type="float" office:value="0.188868436382299" calcext:value-type="float">
            <text:p>0.188868436382299</text:p>
          </table:table-cell>
          <table:table-cell office:value-type="float" office:value="0.141701491617009" calcext:value-type="float">
            <text:p>0.141701491617009</text:p>
          </table:table-cell>
          <table:table-cell office:value-type="float" office:value="0.0575113282892305" calcext:value-type="float">
            <text:p>0.0575113282892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532063917446" calcext:value-type="float">
            <text:p>0.56532063917446</text:p>
          </table:table-cell>
          <table:table-cell office:value-type="float" office:value="1.24553633795568" calcext:value-type="float">
            <text:p>1.24553633795568</text:p>
          </table:table-cell>
          <table:table-cell office:value-type="float" office:value="0.572669968447747" calcext:value-type="float">
            <text:p>0.572669968447747</text:p>
          </table:table-cell>
          <table:table-cell office:value-type="float" office:value="0.203535603071666" calcext:value-type="float">
            <text:p>0.203535603071666</text:p>
          </table:table-cell>
          <table:table-cell office:value-type="float" office:value="0.143014263284669" calcext:value-type="float">
            <text:p>0.143014263284669</text:p>
          </table:table-cell>
          <table:table-cell office:value-type="float" office:value="0.0872482984917701" calcext:value-type="float">
            <text:p>0.087248298491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427885906628" calcext:value-type="float">
            <text:p>0.59427885906628</text:p>
          </table:table-cell>
          <table:table-cell office:value-type="float" office:value="1.24620643506751" calcext:value-type="float">
            <text:p>1.24620643506751</text:p>
          </table:table-cell>
          <table:table-cell office:value-type="float" office:value="0.595399565477039" calcext:value-type="float">
            <text:p>0.595399565477039</text:p>
          </table:table-cell>
          <table:table-cell office:value-type="float" office:value="0.229661445369941" calcext:value-type="float">
            <text:p>0.229661445369941</text:p>
          </table:table-cell>
          <table:table-cell office:value-type="float" office:value="0.155987160605112" calcext:value-type="float">
            <text:p>0.155987160605112</text:p>
          </table:table-cell>
          <table:table-cell office:value-type="float" office:value="0.101557992494423" calcext:value-type="float">
            <text:p>0.10155799249442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894219489983" calcext:value-type="float">
            <text:p>0.375894219489983</text:p>
          </table:table-cell>
          <table:table-cell office:value-type="float" office:value="1.31709972916047" calcext:value-type="float">
            <text:p>1.31709972916047</text:p>
          </table:table-cell>
          <table:table-cell office:value-type="float" office:value="0.523837913703632" calcext:value-type="float">
            <text:p>0.523837913703632</text:p>
          </table:table-cell>
          <table:table-cell office:value-type="float" office:value="0.187005232414625" calcext:value-type="float">
            <text:p>0.187005232414625</text:p>
          </table:table-cell>
          <table:table-cell office:value-type="float" office:value="0.131212076807654" calcext:value-type="float">
            <text:p>0.131212076807654</text:p>
          </table:table-cell>
          <table:table-cell office:value-type="float" office:value="0.0644883064704911" calcext:value-type="float">
            <text:p>0.0644883064704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80059134813163" calcext:value-type="float">
            <text:p>0.180059134813163</text:p>
          </table:table-cell>
          <table:table-cell office:value-type="float" office:value="1.4732778442569" calcext:value-type="float">
            <text:p>1.4732778442569</text:p>
          </table:table-cell>
          <table:table-cell office:value-type="float" office:value="0.476160273608959" calcext:value-type="float">
            <text:p>0.476160273608959</text:p>
          </table:table-cell>
          <table:table-cell office:value-type="float" office:value="0.226960294091348" calcext:value-type="float">
            <text:p>0.226960294091348</text:p>
          </table:table-cell>
          <table:table-cell office:value-type="float" office:value="0.161446823298951" calcext:value-type="float">
            <text:p>0.161446823298951</text:p>
          </table:table-cell>
          <table:table-cell office:value-type="float" office:value="0.0558487178446445" calcext:value-type="float">
            <text:p>0.0558487178446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3401938469861" calcext:value-type="float">
            <text:p>0.333401938469861</text:p>
          </table:table-cell>
          <table:table-cell office:value-type="float" office:value="1.46138260184517" calcext:value-type="float">
            <text:p>1.46138260184517</text:p>
          </table:table-cell>
          <table:table-cell office:value-type="float" office:value="0.467761311171021" calcext:value-type="float">
            <text:p>0.467761311171021</text:p>
          </table:table-cell>
          <table:table-cell office:value-type="float" office:value="0.150319718941023" calcext:value-type="float">
            <text:p>0.150319718941023</text:p>
          </table:table-cell>
          <table:table-cell office:value-type="float" office:value="0.116754974551904" calcext:value-type="float">
            <text:p>0.116754974551904</text:p>
          </table:table-cell>
          <table:table-cell office:value-type="float" office:value="0.0686476794449179" calcext:value-type="float">
            <text:p>0.0686476794449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4024976656528" calcext:value-type="float">
            <text:p>0.494024976656528</text:p>
          </table:table-cell>
          <table:table-cell office:value-type="float" office:value="1.31832536183358" calcext:value-type="float">
            <text:p>1.31832536183358</text:p>
          </table:table-cell>
          <table:table-cell office:value-type="float" office:value="0.446496141857163" calcext:value-type="float">
            <text:p>0.446496141857163</text:p>
          </table:table-cell>
          <table:table-cell office:value-type="float" office:value="0.172623194560122" calcext:value-type="float">
            <text:p>0.172623194560122</text:p>
          </table:table-cell>
          <table:table-cell office:value-type="float" office:value="0.127102527561093" calcext:value-type="float">
            <text:p>0.127102527561093</text:p>
          </table:table-cell>
          <table:table-cell office:value-type="float" office:value="0.0595701736596604" calcext:value-type="float">
            <text:p>0.0595701736596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5909979728639" calcext:value-type="float">
            <text:p>0.435909979728639</text:p>
          </table:table-cell>
          <table:table-cell office:value-type="float" office:value="1.37440031796609" calcext:value-type="float">
            <text:p>1.37440031796609</text:p>
          </table:table-cell>
          <table:table-cell office:value-type="float" office:value="0.541623931957366" calcext:value-type="float">
            <text:p>0.541623931957366</text:p>
          </table:table-cell>
          <table:table-cell office:value-type="float" office:value="0.19584616024344" calcext:value-type="float">
            <text:p>0.19584616024344</text:p>
          </table:table-cell>
          <table:table-cell office:value-type="float" office:value="0.136721141531845" calcext:value-type="float">
            <text:p>0.136721141531845</text:p>
          </table:table-cell>
          <table:table-cell office:value-type="float" office:value="0.0803435724492999" calcext:value-type="float">
            <text:p>0.08034357244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4001410293444" calcext:value-type="float">
            <text:p>0.324001410293444</text:p>
          </table:table-cell>
          <table:table-cell office:value-type="float" office:value="1.46173287779382" calcext:value-type="float">
            <text:p>1.46173287779382</text:p>
          </table:table-cell>
          <table:table-cell office:value-type="float" office:value="0.547841071805706" calcext:value-type="float">
            <text:p>0.547841071805706</text:p>
          </table:table-cell>
          <table:table-cell office:value-type="float" office:value="0.199015581865165" calcext:value-type="float">
            <text:p>0.199015581865165</text:p>
          </table:table-cell>
          <table:table-cell office:value-type="float" office:value="0.14819227859013" calcext:value-type="float">
            <text:p>0.14819227859013</text:p>
          </table:table-cell>
          <table:table-cell office:value-type="float" office:value="0.0884450752954469" calcext:value-type="float">
            <text:p>0.0884450752954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2363568516857" calcext:value-type="float">
            <text:p>0.452363568516857</text:p>
          </table:table-cell>
          <table:table-cell office:value-type="float" office:value="1.33433671969046" calcext:value-type="float">
            <text:p>1.33433671969046</text:p>
          </table:table-cell>
          <table:table-cell office:value-type="float" office:value="0.520072705554687" calcext:value-type="float">
            <text:p>0.520072705554687</text:p>
          </table:table-cell>
          <table:table-cell office:value-type="float" office:value="0.20913359782297" calcext:value-type="float">
            <text:p>0.20913359782297</text:p>
          </table:table-cell>
          <table:table-cell office:value-type="float" office:value="0.14285258815336" calcext:value-type="float">
            <text:p>0.14285258815336</text:p>
          </table:table-cell>
          <table:table-cell office:value-type="float" office:value="0.07935398588259" calcext:value-type="float">
            <text:p>0.079353985882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306373431754" calcext:value-type="float">
            <text:p>0.30306373431754</text:p>
          </table:table-cell>
          <table:table-cell office:value-type="float" office:value="1.45215050890575" calcext:value-type="float">
            <text:p>1.45215050890575</text:p>
          </table:table-cell>
          <table:table-cell office:value-type="float" office:value="0.550695172199161" calcext:value-type="float">
            <text:p>0.550695172199161</text:p>
          </table:table-cell>
          <table:table-cell office:value-type="float" office:value="0.233272946568961" calcext:value-type="float">
            <text:p>0.233272946568961</text:p>
          </table:table-cell>
          <table:table-cell office:value-type="float" office:value="0.151065275440871" calcext:value-type="float">
            <text:p>0.151065275440871</text:p>
          </table:table-cell>
          <table:table-cell office:value-type="float" office:value="0.108803852029771" calcext:value-type="float">
            <text:p>0.1088038520297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7220873852076" calcext:value-type="float">
            <text:p>0.497220873852076</text:p>
          </table:table-cell>
          <table:table-cell office:value-type="float" office:value="1.24844400298316" calcext:value-type="float">
            <text:p>1.24844400298316</text:p>
          </table:table-cell>
          <table:table-cell office:value-type="float" office:value="0.477748084702588" calcext:value-type="float">
            <text:p>0.477748084702588</text:p>
          </table:table-cell>
          <table:table-cell office:value-type="float" office:value="0.195201847904425" calcext:value-type="float">
            <text:p>0.195201847904425</text:p>
          </table:table-cell>
          <table:table-cell office:value-type="float" office:value="0.135693611402503" calcext:value-type="float">
            <text:p>0.135693611402503</text:p>
          </table:table-cell>
          <table:table-cell office:value-type="float" office:value="0.071366487070707" calcext:value-type="float">
            <text:p>0.0713664870707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0760227208751" calcext:value-type="float">
            <text:p>0.440760227208751</text:p>
          </table:table-cell>
          <table:table-cell office:value-type="float" office:value="1.32224984336094" calcext:value-type="float">
            <text:p>1.32224984336094</text:p>
          </table:table-cell>
          <table:table-cell office:value-type="float" office:value="0.429943584098522" calcext:value-type="float">
            <text:p>0.429943584098522</text:p>
          </table:table-cell>
          <table:table-cell office:value-type="float" office:value="0.19155168405503" calcext:value-type="float">
            <text:p>0.19155168405503</text:p>
          </table:table-cell>
          <table:table-cell office:value-type="float" office:value="0.132548140353532" calcext:value-type="float">
            <text:p>0.132548140353532</text:p>
          </table:table-cell>
          <table:table-cell office:value-type="float" office:value="0.0501947319909216" calcext:value-type="float">
            <text:p>0.0501947319909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2607662320289" calcext:value-type="float">
            <text:p>0.372607662320289</text:p>
          </table:table-cell>
          <table:table-cell office:value-type="float" office:value="1.33794225308405" calcext:value-type="float">
            <text:p>1.33794225308405</text:p>
          </table:table-cell>
          <table:table-cell office:value-type="float" office:value="0.517830083462584" calcext:value-type="float">
            <text:p>0.517830083462584</text:p>
          </table:table-cell>
          <table:table-cell office:value-type="float" office:value="0.188448890873436" calcext:value-type="float">
            <text:p>0.188448890873436</text:p>
          </table:table-cell>
          <table:table-cell office:value-type="float" office:value="0.139921064999534" calcext:value-type="float">
            <text:p>0.139921064999534</text:p>
          </table:table-cell>
          <table:table-cell office:value-type="float" office:value="0.071487847601988" calcext:value-type="float">
            <text:p>0.0714878476019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3486917978217" calcext:value-type="float">
            <text:p>0.383486917978217</text:p>
          </table:table-cell>
          <table:table-cell office:value-type="float" office:value="1.34859663818351" calcext:value-type="float">
            <text:p>1.34859663818351</text:p>
          </table:table-cell>
          <table:table-cell office:value-type="float" office:value="0.53291446045921" calcext:value-type="float">
            <text:p>0.53291446045921</text:p>
          </table:table-cell>
          <table:table-cell office:value-type="float" office:value="0.22564012842652" calcext:value-type="float">
            <text:p>0.22564012842652</text:p>
          </table:table-cell>
          <table:table-cell office:value-type="float" office:value="0.152967459413561" calcext:value-type="float">
            <text:p>0.152967459413561</text:p>
          </table:table-cell>
          <table:table-cell office:value-type="float" office:value="0.0889609057328957" calcext:value-type="float">
            <text:p>0.08896090573289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9392798049041" calcext:value-type="float">
            <text:p>0.339392798049041</text:p>
          </table:table-cell>
          <table:table-cell office:value-type="float" office:value="1.39525332789093" calcext:value-type="float">
            <text:p>1.39525332789093</text:p>
          </table:table-cell>
          <table:table-cell office:value-type="float" office:value="0.535600015388357" calcext:value-type="float">
            <text:p>0.535600015388357</text:p>
          </table:table-cell>
          <table:table-cell office:value-type="float" office:value="0.186456880321405" calcext:value-type="float">
            <text:p>0.186456880321405</text:p>
          </table:table-cell>
          <table:table-cell office:value-type="float" office:value="0.143419581004178" calcext:value-type="float">
            <text:p>0.143419581004178</text:p>
          </table:table-cell>
          <table:table-cell office:value-type="float" office:value="0.0696236827643867" calcext:value-type="float">
            <text:p>0.0696236827643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8579504203714" calcext:value-type="float">
            <text:p>0.338579504203714</text:p>
          </table:table-cell>
          <table:table-cell office:value-type="float" office:value="1.41063300561472" calcext:value-type="float">
            <text:p>1.41063300561472</text:p>
          </table:table-cell>
          <table:table-cell office:value-type="float" office:value="0.473631812552259" calcext:value-type="float">
            <text:p>0.473631812552259</text:p>
          </table:table-cell>
          <table:table-cell office:value-type="float" office:value="0.19782640793037" calcext:value-type="float">
            <text:p>0.19782640793037</text:p>
          </table:table-cell>
          <table:table-cell office:value-type="float" office:value="0.164993425684402" calcext:value-type="float">
            <text:p>0.164993425684402</text:p>
          </table:table-cell>
          <table:table-cell office:value-type="float" office:value="0.0785214238199689" calcext:value-type="float">
            <text:p>0.07852142381996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1177907344243" calcext:value-type="float">
            <text:p>0.991177907344243</text:p>
          </table:table-cell>
          <table:table-cell office:value-type="float" office:value="0.986832844268163" calcext:value-type="float">
            <text:p>0.986832844268163</text:p>
          </table:table-cell>
          <table:table-cell office:value-type="float" office:value="0.525651985420855" calcext:value-type="float">
            <text:p>0.525651985420855</text:p>
          </table:table-cell>
          <table:table-cell office:value-type="float" office:value="0.181403033654853" calcext:value-type="float">
            <text:p>0.181403033654853</text:p>
          </table:table-cell>
          <table:table-cell office:value-type="float" office:value="0.130135006745853" calcext:value-type="float">
            <text:p>0.130135006745853</text:p>
          </table:table-cell>
          <table:table-cell office:value-type="float" office:value="0.0856521648119012" calcext:value-type="float">
            <text:p>0.085652164811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4141007464555" calcext:value-type="float">
            <text:p>0.854141007464555</text:p>
          </table:table-cell>
          <table:table-cell office:value-type="float" office:value="1.11861372015795" calcext:value-type="float">
            <text:p>1.11861372015795</text:p>
          </table:table-cell>
          <table:table-cell office:value-type="float" office:value="0.595174687375511" calcext:value-type="float">
            <text:p>0.595174687375511</text:p>
          </table:table-cell>
          <table:table-cell office:value-type="float" office:value="0.300287636641373" calcext:value-type="float">
            <text:p>0.300287636641373</text:p>
          </table:table-cell>
          <table:table-cell office:value-type="float" office:value="0.207328169242119" calcext:value-type="float">
            <text:p>0.207328169242119</text:p>
          </table:table-cell>
          <table:table-cell office:value-type="float" office:value="0.111765118842714" calcext:value-type="float">
            <text:p>0.1117651188427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0650045454492" calcext:value-type="float">
            <text:p>0.410650045454492</text:p>
          </table:table-cell>
          <table:table-cell office:value-type="float" office:value="1.47220205891652" calcext:value-type="float">
            <text:p>1.47220205891652</text:p>
          </table:table-cell>
          <table:table-cell office:value-type="float" office:value="0.547980448482837" calcext:value-type="float">
            <text:p>0.547980448482837</text:p>
          </table:table-cell>
          <table:table-cell office:value-type="float" office:value="0.192936175015878" calcext:value-type="float">
            <text:p>0.192936175015878</text:p>
          </table:table-cell>
          <table:table-cell office:value-type="float" office:value="0.145225145628909" calcext:value-type="float">
            <text:p>0.145225145628909</text:p>
          </table:table-cell>
          <table:table-cell office:value-type="float" office:value="0.0579338789401978" calcext:value-type="float">
            <text:p>0.0579338789401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7034959957526" calcext:value-type="float">
            <text:p>0.337034959957526</text:p>
          </table:table-cell>
          <table:table-cell office:value-type="float" office:value="1.5520400857926" calcext:value-type="float">
            <text:p>1.5520400857926</text:p>
          </table:table-cell>
          <table:table-cell office:value-type="float" office:value="0.525251680338399" calcext:value-type="float">
            <text:p>0.525251680338399</text:p>
          </table:table-cell>
          <table:table-cell office:value-type="float" office:value="0.245197660771518" calcext:value-type="float">
            <text:p>0.245197660771518</text:p>
          </table:table-cell>
          <table:table-cell office:value-type="float" office:value="0.194681073967912" calcext:value-type="float">
            <text:p>0.194681073967912</text:p>
          </table:table-cell>
          <table:table-cell office:value-type="float" office:value="0.0756091808942128" calcext:value-type="float">
            <text:p>0.07560918089421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4121256186999" calcext:value-type="float">
            <text:p>0.724121256186999</text:p>
          </table:table-cell>
          <table:table-cell office:value-type="float" office:value="1.12194311519838" calcext:value-type="float">
            <text:p>1.12194311519838</text:p>
          </table:table-cell>
          <table:table-cell office:value-type="float" office:value="0.516514471888642" calcext:value-type="float">
            <text:p>0.516514471888642</text:p>
          </table:table-cell>
          <table:table-cell office:value-type="float" office:value="0.187722483360175" calcext:value-type="float">
            <text:p>0.187722483360175</text:p>
          </table:table-cell>
          <table:table-cell office:value-type="float" office:value="0.140864067304245" calcext:value-type="float">
            <text:p>0.140864067304245</text:p>
          </table:table-cell>
          <table:table-cell office:value-type="float" office:value="0.0801925054129972" calcext:value-type="float">
            <text:p>0.0801925054129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57877200907418" calcext:value-type="float">
            <text:p>0.857877200907418</text:p>
          </table:table-cell>
          <table:table-cell office:value-type="float" office:value="1.00873203306382" calcext:value-type="float">
            <text:p>1.00873203306382</text:p>
          </table:table-cell>
          <table:table-cell office:value-type="float" office:value="0.486136945691868" calcext:value-type="float">
            <text:p>0.486136945691868</text:p>
          </table:table-cell>
          <table:table-cell office:value-type="float" office:value="0.20724229835715" calcext:value-type="float">
            <text:p>0.20724229835715</text:p>
          </table:table-cell>
          <table:table-cell office:value-type="float" office:value="0.154657368033726" calcext:value-type="float">
            <text:p>0.154657368033726</text:p>
          </table:table-cell>
          <table:table-cell office:value-type="float" office:value="0.0932318009308178" calcext:value-type="float">
            <text:p>0.09323180093081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095009387004" calcext:value-type="float">
            <text:p>0.52095009387004</text:p>
          </table:table-cell>
          <table:table-cell office:value-type="float" office:value="1.3119672530934" calcext:value-type="float">
            <text:p>1.3119672530934</text:p>
          </table:table-cell>
          <table:table-cell office:value-type="float" office:value="0.589508244163306" calcext:value-type="float">
            <text:p>0.589508244163306</text:p>
          </table:table-cell>
          <table:table-cell office:value-type="float" office:value="0.168228580181623" calcext:value-type="float">
            <text:p>0.168228580181623</text:p>
          </table:table-cell>
          <table:table-cell office:value-type="float" office:value="0.131632224643452" calcext:value-type="float">
            <text:p>0.131632224643452</text:p>
          </table:table-cell>
          <table:table-cell office:value-type="float" office:value="0.0877080913218591" calcext:value-type="float">
            <text:p>0.0877080913218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9374540580457" calcext:value-type="float">
            <text:p>0.649374540580457</text:p>
          </table:table-cell>
          <table:table-cell office:value-type="float" office:value="1.22094946869537" calcext:value-type="float">
            <text:p>1.22094946869537</text:p>
          </table:table-cell>
          <table:table-cell office:value-type="float" office:value="0.541016690276138" calcext:value-type="float">
            <text:p>0.541016690276138</text:p>
          </table:table-cell>
          <table:table-cell office:value-type="float" office:value="0.184029016889738" calcext:value-type="float">
            <text:p>0.184029016889738</text:p>
          </table:table-cell>
          <table:table-cell office:value-type="float" office:value="0.134031859617537" calcext:value-type="float">
            <text:p>0.134031859617537</text:p>
          </table:table-cell>
          <table:table-cell office:value-type="float" office:value="0.101159917261284" calcext:value-type="float">
            <text:p>0.10115991726128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8721408315766" calcext:value-type="float">
            <text:p>0.598721408315766</text:p>
          </table:table-cell>
          <table:table-cell office:value-type="float" office:value="1.23014308457957" calcext:value-type="float">
            <text:p>1.23014308457957</text:p>
          </table:table-cell>
          <table:table-cell office:value-type="float" office:value="0.580297744396001" calcext:value-type="float">
            <text:p>0.580297744396001</text:p>
          </table:table-cell>
          <table:table-cell office:value-type="float" office:value="0.222187812663634" calcext:value-type="float">
            <text:p>0.222187812663634</text:p>
          </table:table-cell>
          <table:table-cell office:value-type="float" office:value="0.15409802167294" calcext:value-type="float">
            <text:p>0.15409802167294</text:p>
          </table:table-cell>
          <table:table-cell office:value-type="float" office:value="0.0901822046300656" calcext:value-type="float">
            <text:p>0.0901822046300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5869570040166" calcext:value-type="float">
            <text:p>0.505869570040166</text:p>
          </table:table-cell>
          <table:table-cell office:value-type="float" office:value="1.3228747236269" calcext:value-type="float">
            <text:p>1.3228747236269</text:p>
          </table:table-cell>
          <table:table-cell office:value-type="float" office:value="0.56449076583292" calcext:value-type="float">
            <text:p>0.56449076583292</text:p>
          </table:table-cell>
          <table:table-cell office:value-type="float" office:value="0.256955663678368" calcext:value-type="float">
            <text:p>0.256955663678368</text:p>
          </table:table-cell>
          <table:table-cell office:value-type="float" office:value="0.184010030123249" calcext:value-type="float">
            <text:p>0.184010030123249</text:p>
          </table:table-cell>
          <table:table-cell office:value-type="float" office:value="0.0921245777195752" calcext:value-type="float">
            <text:p>0.0921245777195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5273073026043" calcext:value-type="float">
            <text:p>0.495273073026043</text:p>
          </table:table-cell>
          <table:table-cell office:value-type="float" office:value="1.30655309131439" calcext:value-type="float">
            <text:p>1.30655309131439</text:p>
          </table:table-cell>
          <table:table-cell office:value-type="float" office:value="0.481997608883027" calcext:value-type="float">
            <text:p>0.481997608883027</text:p>
          </table:table-cell>
          <table:table-cell office:value-type="float" office:value="0.203210538688914" calcext:value-type="float">
            <text:p>0.203210538688914</text:p>
          </table:table-cell>
          <table:table-cell office:value-type="float" office:value="0.13121143597517" calcext:value-type="float">
            <text:p>0.13121143597517</text:p>
          </table:table-cell>
          <table:table-cell office:value-type="float" office:value="0.0764567776173617" calcext:value-type="float">
            <text:p>0.0764567776173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6726381389069" calcext:value-type="float">
            <text:p>0.606726381389069</text:p>
          </table:table-cell>
          <table:table-cell office:value-type="float" office:value="1.23389234262336" calcext:value-type="float">
            <text:p>1.23389234262336</text:p>
          </table:table-cell>
          <table:table-cell office:value-type="float" office:value="0.398781855631054" calcext:value-type="float">
            <text:p>0.398781855631054</text:p>
          </table:table-cell>
          <table:table-cell office:value-type="float" office:value="0.174377223333686" calcext:value-type="float">
            <text:p>0.174377223333686</text:p>
          </table:table-cell>
          <table:table-cell office:value-type="float" office:value="0.128636588046727" calcext:value-type="float">
            <text:p>0.128636588046727</text:p>
          </table:table-cell>
          <table:table-cell office:value-type="float" office:value="0.0586174071732673" calcext:value-type="float">
            <text:p>0.05861740717326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8522283309516" calcext:value-type="float">
            <text:p>0.478522283309516</text:p>
          </table:table-cell>
          <table:table-cell office:value-type="float" office:value="1.34639284649472" calcext:value-type="float">
            <text:p>1.34639284649472</text:p>
          </table:table-cell>
          <table:table-cell office:value-type="float" office:value="0.444695389796068" calcext:value-type="float">
            <text:p>0.444695389796068</text:p>
          </table:table-cell>
          <table:table-cell office:value-type="float" office:value="0.194361542823317" calcext:value-type="float">
            <text:p>0.194361542823317</text:p>
          </table:table-cell>
          <table:table-cell office:value-type="float" office:value="0.130008600846621" calcext:value-type="float">
            <text:p>0.130008600846621</text:p>
          </table:table-cell>
          <table:table-cell office:value-type="float" office:value="0.0620668813329565" calcext:value-type="float">
            <text:p>0.0620668813329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5544239724556" calcext:value-type="float">
            <text:p>0.565544239724556</text:p>
          </table:table-cell>
          <table:table-cell office:value-type="float" office:value="1.30234036782583" calcext:value-type="float">
            <text:p>1.30234036782583</text:p>
          </table:table-cell>
          <table:table-cell office:value-type="float" office:value="0.35461928457362" calcext:value-type="float">
            <text:p>0.35461928457362</text:p>
          </table:table-cell>
          <table:table-cell office:value-type="float" office:value="0.153867684267466" calcext:value-type="float">
            <text:p>0.153867684267466</text:p>
          </table:table-cell>
          <table:table-cell office:value-type="float" office:value="0.117503424006731" calcext:value-type="float">
            <text:p>0.117503424006731</text:p>
          </table:table-cell>
          <table:table-cell office:value-type="float" office:value="0.0483378236779086" calcext:value-type="float">
            <text:p>0.048337823677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6772802540208" calcext:value-type="float">
            <text:p>0.386772802540208</text:p>
          </table:table-cell>
          <table:table-cell office:value-type="float" office:value="1.49139254073164" calcext:value-type="float">
            <text:p>1.49139254073164</text:p>
          </table:table-cell>
          <table:table-cell office:value-type="float" office:value="0.45974904141064" calcext:value-type="float">
            <text:p>0.45974904141064</text:p>
          </table:table-cell>
          <table:table-cell office:value-type="float" office:value="0.188421764848321" calcext:value-type="float">
            <text:p>0.188421764848321</text:p>
          </table:table-cell>
          <table:table-cell office:value-type="float" office:value="0.119456538215548" calcext:value-type="float">
            <text:p>0.119456538215548</text:p>
          </table:table-cell>
          <table:table-cell office:value-type="float" office:value="0.0654277982046182" calcext:value-type="float">
            <text:p>0.0654277982046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831077283369" calcext:value-type="float">
            <text:p>0.38831077283369</text:p>
          </table:table-cell>
          <table:table-cell office:value-type="float" office:value="1.50427698631823" calcext:value-type="float">
            <text:p>1.50427698631823</text:p>
          </table:table-cell>
          <table:table-cell office:value-type="float" office:value="0.413705457441199" calcext:value-type="float">
            <text:p>0.413705457441199</text:p>
          </table:table-cell>
          <table:table-cell office:value-type="float" office:value="0.151487204872108" calcext:value-type="float">
            <text:p>0.151487204872108</text:p>
          </table:table-cell>
          <table:table-cell office:value-type="float" office:value="0.128153967783897" calcext:value-type="float">
            <text:p>0.128153967783897</text:p>
          </table:table-cell>
          <table:table-cell office:value-type="float" office:value="0.0815810767865762" calcext:value-type="float">
            <text:p>0.08158107678657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1072130217781" calcext:value-type="float">
            <text:p>0.551072130217781</text:p>
          </table:table-cell>
          <table:table-cell office:value-type="float" office:value="1.23276019055711" calcext:value-type="float">
            <text:p>1.23276019055711</text:p>
          </table:table-cell>
          <table:table-cell office:value-type="float" office:value="0.467710372476976" calcext:value-type="float">
            <text:p>0.467710372476976</text:p>
          </table:table-cell>
          <table:table-cell office:value-type="float" office:value="0.158486601157575" calcext:value-type="float">
            <text:p>0.158486601157575</text:p>
          </table:table-cell>
          <table:table-cell office:value-type="float" office:value="0.122481245334598" calcext:value-type="float">
            <text:p>0.122481245334598</text:p>
          </table:table-cell>
          <table:table-cell office:value-type="float" office:value="0.0399091380415962" calcext:value-type="float">
            <text:p>0.0399091380415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8685754909944" calcext:value-type="float">
            <text:p>0.508685754909944</text:p>
          </table:table-cell>
          <table:table-cell office:value-type="float" office:value="1.31531232231172" calcext:value-type="float">
            <text:p>1.31531232231172</text:p>
          </table:table-cell>
          <table:table-cell office:value-type="float" office:value="0.472333794273993" calcext:value-type="float">
            <text:p>0.472333794273993</text:p>
          </table:table-cell>
          <table:table-cell office:value-type="float" office:value="0.189176096153289" calcext:value-type="float">
            <text:p>0.189176096153289</text:p>
          </table:table-cell>
          <table:table-cell office:value-type="float" office:value="0.137386097805299" calcext:value-type="float">
            <text:p>0.137386097805299</text:p>
          </table:table-cell>
          <table:table-cell office:value-type="float" office:value="0.0765308164821153" calcext:value-type="float">
            <text:p>0.0765308164821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3715730464747" calcext:value-type="float">
            <text:p>0.83715730464747</text:p>
          </table:table-cell>
          <table:table-cell office:value-type="float" office:value="1.12307708274285" calcext:value-type="float">
            <text:p>1.12307708274285</text:p>
          </table:table-cell>
          <table:table-cell office:value-type="float" office:value="0.445887109005163" calcext:value-type="float">
            <text:p>0.445887109005163</text:p>
          </table:table-cell>
          <table:table-cell office:value-type="float" office:value="0.190267044863328" calcext:value-type="float">
            <text:p>0.190267044863328</text:p>
          </table:table-cell>
          <table:table-cell office:value-type="float" office:value="0.10444165059733" calcext:value-type="float">
            <text:p>0.10444165059733</text:p>
          </table:table-cell>
          <table:table-cell office:value-type="float" office:value="0.0668153100568966" calcext:value-type="float">
            <text:p>0.0668153100568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1545507529403" calcext:value-type="float">
            <text:p>0.791545507529403</text:p>
          </table:table-cell>
          <table:table-cell office:value-type="float" office:value="1.16092010225727" calcext:value-type="float">
            <text:p>1.16092010225727</text:p>
          </table:table-cell>
          <table:table-cell office:value-type="float" office:value="0.461378688070368" calcext:value-type="float">
            <text:p>0.461378688070368</text:p>
          </table:table-cell>
          <table:table-cell office:value-type="float" office:value="0.217051450151061" calcext:value-type="float">
            <text:p>0.217051450151061</text:p>
          </table:table-cell>
          <table:table-cell office:value-type="float" office:value="0.155464539065118" calcext:value-type="float">
            <text:p>0.155464539065118</text:p>
          </table:table-cell>
          <table:table-cell office:value-type="float" office:value="0.0652401014140221" calcext:value-type="float">
            <text:p>0.0652401014140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435295027615" calcext:value-type="float">
            <text:p>0.36435295027615</text:p>
          </table:table-cell>
          <table:table-cell office:value-type="float" office:value="1.45323070949538" calcext:value-type="float">
            <text:p>1.45323070949538</text:p>
          </table:table-cell>
          <table:table-cell office:value-type="float" office:value="0.546058995574822" calcext:value-type="float">
            <text:p>0.546058995574822</text:p>
          </table:table-cell>
          <table:table-cell office:value-type="float" office:value="0.184433262106883" calcext:value-type="float">
            <text:p>0.184433262106883</text:p>
          </table:table-cell>
          <table:table-cell office:value-type="float" office:value="0.130421719934638" calcext:value-type="float">
            <text:p>0.130421719934638</text:p>
          </table:table-cell>
          <table:table-cell office:value-type="float" office:value="0.0684507878946722" calcext:value-type="float">
            <text:p>0.0684507878946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55668525524389" calcext:value-type="float">
            <text:p>0.355668525524389</text:p>
          </table:table-cell>
          <table:table-cell office:value-type="float" office:value="1.49349182210397" calcext:value-type="float">
            <text:p>1.49349182210397</text:p>
          </table:table-cell>
          <table:table-cell office:value-type="float" office:value="0.42178838803881" calcext:value-type="float">
            <text:p>0.42178838803881</text:p>
          </table:table-cell>
          <table:table-cell office:value-type="float" office:value="0.160053658688314" calcext:value-type="float">
            <text:p>0.160053658688314</text:p>
          </table:table-cell>
          <table:table-cell office:value-type="float" office:value="0.117851343367996" calcext:value-type="float">
            <text:p>0.117851343367996</text:p>
          </table:table-cell>
          <table:table-cell office:value-type="float" office:value="0.056686693345279" calcext:value-type="float">
            <text:p>0.05668669334527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2977809569623" calcext:value-type="float">
            <text:p>0.372977809569623</text:p>
          </table:table-cell>
          <table:table-cell office:value-type="float" office:value="1.43560903950261" calcext:value-type="float">
            <text:p>1.43560903950261</text:p>
          </table:table-cell>
          <table:table-cell office:value-type="float" office:value="0.45636656096786" calcext:value-type="float">
            <text:p>0.45636656096786</text:p>
          </table:table-cell>
          <table:table-cell office:value-type="float" office:value="0.154172271735596" calcext:value-type="float">
            <text:p>0.154172271735596</text:p>
          </table:table-cell>
          <table:table-cell office:value-type="float" office:value="0.116921012099483" calcext:value-type="float">
            <text:p>0.116921012099483</text:p>
          </table:table-cell>
          <table:table-cell office:value-type="float" office:value="0.0660064035684609" calcext:value-type="float">
            <text:p>0.0660064035684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5936699789758" calcext:value-type="float">
            <text:p>0.285936699789758</text:p>
          </table:table-cell>
          <table:table-cell office:value-type="float" office:value="1.51873712728854" calcext:value-type="float">
            <text:p>1.51873712728854</text:p>
          </table:table-cell>
          <table:table-cell office:value-type="float" office:value="0.438856265084159" calcext:value-type="float">
            <text:p>0.438856265084159</text:p>
          </table:table-cell>
          <table:table-cell office:value-type="float" office:value="0.191715023576284" calcext:value-type="float">
            <text:p>0.191715023576284</text:p>
          </table:table-cell>
          <table:table-cell office:value-type="float" office:value="0.146317979318918" calcext:value-type="float">
            <text:p>0.146317979318918</text:p>
          </table:table-cell>
          <table:table-cell office:value-type="float" office:value="0.0954570644261627" calcext:value-type="float">
            <text:p>0.0954570644261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462704794165584" calcext:value-type="float">
            <text:p>-0.046270479416559</text:p>
          </table:table-cell>
          <table:table-cell office:value-type="float" office:value="1.67720338183899" calcext:value-type="float">
            <text:p>1.67720338183899</text:p>
          </table:table-cell>
          <table:table-cell office:value-type="float" office:value="0.511912824724762" calcext:value-type="float">
            <text:p>0.511912824724762</text:p>
          </table:table-cell>
          <table:table-cell office:value-type="float" office:value="0.213851743997116" calcext:value-type="float">
            <text:p>0.213851743997116</text:p>
          </table:table-cell>
          <table:table-cell office:value-type="float" office:value="0.134659148690032" calcext:value-type="float">
            <text:p>0.134659148690032</text:p>
          </table:table-cell>
          <table:table-cell office:value-type="float" office:value="0.0716918237512457" calcext:value-type="float">
            <text:p>0.071691823751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4941195721124" calcext:value-type="float">
            <text:p>0.104941195721124</text:p>
          </table:table-cell>
          <table:table-cell office:value-type="float" office:value="1.5715131754611" calcext:value-type="float">
            <text:p>1.5715131754611</text:p>
          </table:table-cell>
          <table:table-cell office:value-type="float" office:value="0.448693569548533" calcext:value-type="float">
            <text:p>0.448693569548533</text:p>
          </table:table-cell>
          <table:table-cell office:value-type="float" office:value="0.166255463823086" calcext:value-type="float">
            <text:p>0.166255463823086</text:p>
          </table:table-cell>
          <table:table-cell office:value-type="float" office:value="0.130089337104546" calcext:value-type="float">
            <text:p>0.130089337104546</text:p>
          </table:table-cell>
          <table:table-cell office:value-type="float" office:value="0.0846992955200794" calcext:value-type="float">
            <text:p>0.0846992955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1097980842293" calcext:value-type="float">
            <text:p>0.661097980842293</text:p>
          </table:table-cell>
          <table:table-cell office:value-type="float" office:value="1.0960785802203" calcext:value-type="float">
            <text:p>1.0960785802203</text:p>
          </table:table-cell>
          <table:table-cell office:value-type="float" office:value="0.711186382569116" calcext:value-type="float">
            <text:p>0.711186382569116</text:p>
          </table:table-cell>
          <table:table-cell office:value-type="float" office:value="0.242558065076938" calcext:value-type="float">
            <text:p>0.242558065076938</text:p>
          </table:table-cell>
          <table:table-cell office:value-type="float" office:value="0.17558945984654" calcext:value-type="float">
            <text:p>0.17558945984654</text:p>
          </table:table-cell>
          <table:table-cell office:value-type="float" office:value="0.109104298984666" calcext:value-type="float">
            <text:p>0.1091042989846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07167256600383" calcext:value-type="float">
            <text:p>0.807167256600383</text:p>
          </table:table-cell>
          <table:table-cell office:value-type="float" office:value="1.00245969648961" calcext:value-type="float">
            <text:p>1.00245969648961</text:p>
          </table:table-cell>
          <table:table-cell office:value-type="float" office:value="0.641948459793183" calcext:value-type="float">
            <text:p>0.641948459793183</text:p>
          </table:table-cell>
          <table:table-cell office:value-type="float" office:value="0.249119849844528" calcext:value-type="float">
            <text:p>0.249119849844528</text:p>
          </table:table-cell>
          <table:table-cell office:value-type="float" office:value="0.179284919796063" calcext:value-type="float">
            <text:p>0.179284919796063</text:p>
          </table:table-cell>
          <table:table-cell office:value-type="float" office:value="0.091430413197104" calcext:value-type="float">
            <text:p>0.09143041319710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485045130182" calcext:value-type="float">
            <text:p>0.52485045130182</text:p>
          </table:table-cell>
          <table:table-cell office:value-type="float" office:value="1.19066089170709" calcext:value-type="float">
            <text:p>1.19066089170709</text:p>
          </table:table-cell>
          <table:table-cell office:value-type="float" office:value="0.493355811209668" calcext:value-type="float">
            <text:p>0.493355811209668</text:p>
          </table:table-cell>
          <table:table-cell office:value-type="float" office:value="0.188759149229914" calcext:value-type="float">
            <text:p>0.188759149229914</text:p>
          </table:table-cell>
          <table:table-cell office:value-type="float" office:value="0.124715912601386" calcext:value-type="float">
            <text:p>0.124715912601386</text:p>
          </table:table-cell>
          <table:table-cell office:value-type="float" office:value="0.0719493057810976" calcext:value-type="float">
            <text:p>0.0719493057810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3794922064184" calcext:value-type="float">
            <text:p>0.533794922064184</text:p>
          </table:table-cell>
          <table:table-cell office:value-type="float" office:value="1.18669038345535" calcext:value-type="float">
            <text:p>1.18669038345535</text:p>
          </table:table-cell>
          <table:table-cell office:value-type="float" office:value="0.456826112464095" calcext:value-type="float">
            <text:p>0.456826112464095</text:p>
          </table:table-cell>
          <table:table-cell office:value-type="float" office:value="0.160794449598889" calcext:value-type="float">
            <text:p>0.160794449598889</text:p>
          </table:table-cell>
          <table:table-cell office:value-type="float" office:value="0.131830011735829" calcext:value-type="float">
            <text:p>0.131830011735829</text:p>
          </table:table-cell>
          <table:table-cell office:value-type="float" office:value="0.0700197240001216" calcext:value-type="float">
            <text:p>0.0700197240001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6722607515588" calcext:value-type="float">
            <text:p>0.596722607515588</text:p>
          </table:table-cell>
          <table:table-cell office:value-type="float" office:value="1.17178804212657" calcext:value-type="float">
            <text:p>1.17178804212657</text:p>
          </table:table-cell>
          <table:table-cell office:value-type="float" office:value="0.585384565264116" calcext:value-type="float">
            <text:p>0.585384565264116</text:p>
          </table:table-cell>
          <table:table-cell office:value-type="float" office:value="0.175137127157596" calcext:value-type="float">
            <text:p>0.175137127157596</text:p>
          </table:table-cell>
          <table:table-cell office:value-type="float" office:value="0.156718266391277" calcext:value-type="float">
            <text:p>0.156718266391277</text:p>
          </table:table-cell>
          <table:table-cell office:value-type="float" office:value="0.0670188274513995" calcext:value-type="float">
            <text:p>0.06701882745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8056005444921" calcext:value-type="float">
            <text:p>0.608056005444921</text:p>
          </table:table-cell>
          <table:table-cell office:value-type="float" office:value="1.18371173669584" calcext:value-type="float">
            <text:p>1.18371173669584</text:p>
          </table:table-cell>
          <table:table-cell office:value-type="float" office:value="0.528100744190461" calcext:value-type="float">
            <text:p>0.528100744190461</text:p>
          </table:table-cell>
          <table:table-cell office:value-type="float" office:value="0.203182343112594" calcext:value-type="float">
            <text:p>0.203182343112594</text:p>
          </table:table-cell>
          <table:table-cell office:value-type="float" office:value="0.161926007748252" calcext:value-type="float">
            <text:p>0.161926007748252</text:p>
          </table:table-cell>
          <table:table-cell office:value-type="float" office:value="0.0869476790929039" calcext:value-type="float">
            <text:p>0.08694767909290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1310140320219" calcext:value-type="float">
            <text:p>0.451310140320219</text:p>
          </table:table-cell>
          <table:table-cell office:value-type="float" office:value="1.36985134592923" calcext:value-type="float">
            <text:p>1.36985134592923</text:p>
          </table:table-cell>
          <table:table-cell office:value-type="float" office:value="0.470131198793676" calcext:value-type="float">
            <text:p>0.470131198793676</text:p>
          </table:table-cell>
          <table:table-cell office:value-type="float" office:value="0.181930644877352" calcext:value-type="float">
            <text:p>0.181930644877352</text:p>
          </table:table-cell>
          <table:table-cell office:value-type="float" office:value="0.130956367702586" calcext:value-type="float">
            <text:p>0.130956367702586</text:p>
          </table:table-cell>
          <table:table-cell office:value-type="float" office:value="0.0811989454134795" calcext:value-type="float">
            <text:p>0.081198945413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6654504723868" calcext:value-type="float">
            <text:p>0.526654504723868</text:p>
          </table:table-cell>
          <table:table-cell office:value-type="float" office:value="1.32531280171256" calcext:value-type="float">
            <text:p>1.32531280171256</text:p>
          </table:table-cell>
          <table:table-cell office:value-type="float" office:value="0.44890445011926" calcext:value-type="float">
            <text:p>0.44890445011926</text:p>
          </table:table-cell>
          <table:table-cell office:value-type="float" office:value="0.184177495411361" calcext:value-type="float">
            <text:p>0.184177495411361</text:p>
          </table:table-cell>
          <table:table-cell office:value-type="float" office:value="0.133015882774828" calcext:value-type="float">
            <text:p>0.133015882774828</text:p>
          </table:table-cell>
          <table:table-cell office:value-type="float" office:value="0.089945214935753" calcext:value-type="float">
            <text:p>0.08994521493575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9016387122268" calcext:value-type="float">
            <text:p>0.399016387122268</text:p>
          </table:table-cell>
          <table:table-cell office:value-type="float" office:value="1.42453710762365" calcext:value-type="float">
            <text:p>1.42453710762365</text:p>
          </table:table-cell>
          <table:table-cell office:value-type="float" office:value="0.504973555804229" calcext:value-type="float">
            <text:p>0.504973555804229</text:p>
          </table:table-cell>
          <table:table-cell office:value-type="float" office:value="0.169953526629514" calcext:value-type="float">
            <text:p>0.169953526629514</text:p>
          </table:table-cell>
          <table:table-cell office:value-type="float" office:value="0.144962027110018" calcext:value-type="float">
            <text:p>0.144962027110018</text:p>
          </table:table-cell>
          <table:table-cell office:value-type="float" office:value="0.0722914368829269" calcext:value-type="float">
            <text:p>0.0722914368829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1832994966175" calcext:value-type="float">
            <text:p>0.431832994966175</text:p>
          </table:table-cell>
          <table:table-cell office:value-type="float" office:value="1.39191734665782" calcext:value-type="float">
            <text:p>1.39191734665782</text:p>
          </table:table-cell>
          <table:table-cell office:value-type="float" office:value="0.413418583145964" calcext:value-type="float">
            <text:p>0.413418583145964</text:p>
          </table:table-cell>
          <table:table-cell office:value-type="float" office:value="0.146985591974271" calcext:value-type="float">
            <text:p>0.146985591974271</text:p>
          </table:table-cell>
          <table:table-cell office:value-type="float" office:value="0.113490316451115" calcext:value-type="float">
            <text:p>0.113490316451115</text:p>
          </table:table-cell>
          <table:table-cell office:value-type="float" office:value="0.0557374381441178" calcext:value-type="float">
            <text:p>0.05573743814411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91015063227328" calcext:value-type="float">
            <text:p>0.191015063227328</text:p>
          </table:table-cell>
          <table:table-cell office:value-type="float" office:value="1.45918673458434" calcext:value-type="float">
            <text:p>1.45918673458434</text:p>
          </table:table-cell>
          <table:table-cell office:value-type="float" office:value="0.519795028575405" calcext:value-type="float">
            <text:p>0.519795028575405</text:p>
          </table:table-cell>
          <table:table-cell office:value-type="float" office:value="0.194985716220761" calcext:value-type="float">
            <text:p>0.194985716220761</text:p>
          </table:table-cell>
          <table:table-cell office:value-type="float" office:value="0.149572158533384" calcext:value-type="float">
            <text:p>0.149572158533384</text:p>
          </table:table-cell>
          <table:table-cell office:value-type="float" office:value="0.0647344368915881" calcext:value-type="float">
            <text:p>0.0647344368915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14807601266097" calcext:value-type="float">
            <text:p>0.314807601266097</text:p>
          </table:table-cell>
          <table:table-cell office:value-type="float" office:value="1.36647452987548" calcext:value-type="float">
            <text:p>1.36647452987548</text:p>
          </table:table-cell>
          <table:table-cell office:value-type="float" office:value="0.480854655207004" calcext:value-type="float">
            <text:p>0.480854655207004</text:p>
          </table:table-cell>
          <table:table-cell office:value-type="float" office:value="0.170824625174253" calcext:value-type="float">
            <text:p>0.170824625174253</text:p>
          </table:table-cell>
          <table:table-cell office:value-type="float" office:value="0.119528196073882" calcext:value-type="float">
            <text:p>0.119528196073882</text:p>
          </table:table-cell>
          <table:table-cell office:value-type="float" office:value="0.0775025278509769" calcext:value-type="float">
            <text:p>0.07750252785097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3559188578825" calcext:value-type="float">
            <text:p>0.373559188578825</text:p>
          </table:table-cell>
          <table:table-cell office:value-type="float" office:value="1.32169990663428" calcext:value-type="float">
            <text:p>1.32169990663428</text:p>
          </table:table-cell>
          <table:table-cell office:value-type="float" office:value="0.579470707164658" calcext:value-type="float">
            <text:p>0.579470707164658</text:p>
          </table:table-cell>
          <table:table-cell office:value-type="float" office:value="0.184109024589512" calcext:value-type="float">
            <text:p>0.184109024589512</text:p>
          </table:table-cell>
          <table:table-cell office:value-type="float" office:value="0.117684514752258" calcext:value-type="float">
            <text:p>0.117684514752258</text:p>
          </table:table-cell>
          <table:table-cell office:value-type="float" office:value="0.0562081950608174" calcext:value-type="float">
            <text:p>0.056208195060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4973392848439" calcext:value-type="float">
            <text:p>0.404973392848439</text:p>
          </table:table-cell>
          <table:table-cell office:value-type="float" office:value="1.32746848445836" calcext:value-type="float">
            <text:p>1.32746848445836</text:p>
          </table:table-cell>
          <table:table-cell office:value-type="float" office:value="0.504271818693627" calcext:value-type="float">
            <text:p>0.504271818693627</text:p>
          </table:table-cell>
          <table:table-cell office:value-type="float" office:value="0.164707318762138" calcext:value-type="float">
            <text:p>0.164707318762138</text:p>
          </table:table-cell>
          <table:table-cell office:value-type="float" office:value="0.120050018859516" calcext:value-type="float">
            <text:p>0.120050018859516</text:p>
          </table:table-cell>
          <table:table-cell office:value-type="float" office:value="0.0751115060609614" calcext:value-type="float">
            <text:p>0.07511150606096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8111637172758" calcext:value-type="float">
            <text:p>0.418111637172758</text:p>
          </table:table-cell>
          <table:table-cell office:value-type="float" office:value="1.38135329742195" calcext:value-type="float">
            <text:p>1.38135329742195</text:p>
          </table:table-cell>
          <table:table-cell office:value-type="float" office:value="0.61495882216036" calcext:value-type="float">
            <text:p>0.61495882216036</text:p>
          </table:table-cell>
          <table:table-cell office:value-type="float" office:value="0.196458789087382" calcext:value-type="float">
            <text:p>0.196458789087382</text:p>
          </table:table-cell>
          <table:table-cell office:value-type="float" office:value="0.154927611671985" calcext:value-type="float">
            <text:p>0.154927611671985</text:p>
          </table:table-cell>
          <table:table-cell office:value-type="float" office:value="0.0996051561982213" calcext:value-type="float">
            <text:p>0.0996051561982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231932933289" calcext:value-type="float">
            <text:p>0.36231932933289</text:p>
          </table:table-cell>
          <table:table-cell office:value-type="float" office:value="1.4336072537382" calcext:value-type="float">
            <text:p>1.4336072537382</text:p>
          </table:table-cell>
          <table:table-cell office:value-type="float" office:value="0.569098058817931" calcext:value-type="float">
            <text:p>0.569098058817931</text:p>
          </table:table-cell>
          <table:table-cell office:value-type="float" office:value="0.249446591680189" calcext:value-type="float">
            <text:p>0.249446591680189</text:p>
          </table:table-cell>
          <table:table-cell office:value-type="float" office:value="0.178634963680607" calcext:value-type="float">
            <text:p>0.178634963680607</text:p>
          </table:table-cell>
          <table:table-cell office:value-type="float" office:value="0.105487948424942" calcext:value-type="float">
            <text:p>0.10548794842494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99421067054697" calcext:value-type="float">
            <text:p>0.199421067054697</text:p>
          </table:table-cell>
          <table:table-cell office:value-type="float" office:value="1.4260643514154" calcext:value-type="float">
            <text:p>1.4260643514154</text:p>
          </table:table-cell>
          <table:table-cell office:value-type="float" office:value="0.374629520991709" calcext:value-type="float">
            <text:p>0.374629520991709</text:p>
          </table:table-cell>
          <table:table-cell office:value-type="float" office:value="0.166558619459184" calcext:value-type="float">
            <text:p>0.166558619459184</text:p>
          </table:table-cell>
          <table:table-cell office:value-type="float" office:value="0.105398818316023" calcext:value-type="float">
            <text:p>0.105398818316023</text:p>
          </table:table-cell>
          <table:table-cell office:value-type="float" office:value="0.0409318729050769" calcext:value-type="float">
            <text:p>0.0409318729050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70294292102753" calcext:value-type="float">
            <text:p>0.057029429210275</text:p>
          </table:table-cell>
          <table:table-cell office:value-type="float" office:value="1.54163021123531" calcext:value-type="float">
            <text:p>1.54163021123531</text:p>
          </table:table-cell>
          <table:table-cell office:value-type="float" office:value="0.378274051355703" calcext:value-type="float">
            <text:p>0.378274051355703</text:p>
          </table:table-cell>
          <table:table-cell office:value-type="float" office:value="0.19710427185457" calcext:value-type="float">
            <text:p>0.19710427185457</text:p>
          </table:table-cell>
          <table:table-cell office:value-type="float" office:value="0.140402515838094" calcext:value-type="float">
            <text:p>0.140402515838094</text:p>
          </table:table-cell>
          <table:table-cell office:value-type="float" office:value="0.0583687281971127" calcext:value-type="float">
            <text:p>0.058368728197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5287159845888" calcext:value-type="float">
            <text:p>0.165287159845888</text:p>
          </table:table-cell>
          <table:table-cell office:value-type="float" office:value="1.56326825288017" calcext:value-type="float">
            <text:p>1.56326825288017</text:p>
          </table:table-cell>
          <table:table-cell office:value-type="float" office:value="0.563375315802505" calcext:value-type="float">
            <text:p>0.563375315802505</text:p>
          </table:table-cell>
          <table:table-cell office:value-type="float" office:value="0.205313260683622" calcext:value-type="float">
            <text:p>0.205313260683622</text:p>
          </table:table-cell>
          <table:table-cell office:value-type="float" office:value="0.146397820482438" calcext:value-type="float">
            <text:p>0.146397820482438</text:p>
          </table:table-cell>
          <table:table-cell office:value-type="float" office:value="0.0949651344872616" calcext:value-type="float">
            <text:p>0.0949651344872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56094392605762" calcext:value-type="float">
            <text:p>0.256094392605762</text:p>
          </table:table-cell>
          <table:table-cell office:value-type="float" office:value="1.49241308815107" calcext:value-type="float">
            <text:p>1.49241308815107</text:p>
          </table:table-cell>
          <table:table-cell office:value-type="float" office:value="0.498299899615766" calcext:value-type="float">
            <text:p>0.498299899615766</text:p>
          </table:table-cell>
          <table:table-cell office:value-type="float" office:value="0.13173256517193" calcext:value-type="float">
            <text:p>0.13173256517193</text:p>
          </table:table-cell>
          <table:table-cell office:value-type="float" office:value="0.116171867384357" calcext:value-type="float">
            <text:p>0.116171867384357</text:p>
          </table:table-cell>
          <table:table-cell office:value-type="float" office:value="0.0818731069617293" calcext:value-type="float">
            <text:p>0.0818731069617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2491945534518" calcext:value-type="float">
            <text:p>0.292491945534518</text:p>
          </table:table-cell>
          <table:table-cell office:value-type="float" office:value="1.4045549099341" calcext:value-type="float">
            <text:p>1.4045549099341</text:p>
          </table:table-cell>
          <table:table-cell office:value-type="float" office:value="0.55593114059685" calcext:value-type="float">
            <text:p>0.55593114059685</text:p>
          </table:table-cell>
          <table:table-cell office:value-type="float" office:value="0.175612117175317" calcext:value-type="float">
            <text:p>0.175612117175317</text:p>
          </table:table-cell>
          <table:table-cell office:value-type="float" office:value="0.141249493467728" calcext:value-type="float">
            <text:p>0.141249493467728</text:p>
          </table:table-cell>
          <table:table-cell office:value-type="float" office:value="0.0889551276374938" calcext:value-type="float">
            <text:p>0.0889551276374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54565220188238" calcext:value-type="float">
            <text:p>0.254565220188238</text:p>
          </table:table-cell>
          <table:table-cell office:value-type="float" office:value="1.46804874230977" calcext:value-type="float">
            <text:p>1.46804874230977</text:p>
          </table:table-cell>
          <table:table-cell office:value-type="float" office:value="0.492588145286396" calcext:value-type="float">
            <text:p>0.492588145286396</text:p>
          </table:table-cell>
          <table:table-cell office:value-type="float" office:value="0.188208545646921" calcext:value-type="float">
            <text:p>0.188208545646921</text:p>
          </table:table-cell>
          <table:table-cell office:value-type="float" office:value="0.136398173518818" calcext:value-type="float">
            <text:p>0.136398173518818</text:p>
          </table:table-cell>
          <table:table-cell office:value-type="float" office:value="0.0896402406409652" calcext:value-type="float">
            <text:p>0.08964024064096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3129433191967" calcext:value-type="float">
            <text:p>0.293129433191967</text:p>
          </table:table-cell>
          <table:table-cell office:value-type="float" office:value="1.47817662586824" calcext:value-type="float">
            <text:p>1.47817662586824</text:p>
          </table:table-cell>
          <table:table-cell office:value-type="float" office:value="0.491070192971761" calcext:value-type="float">
            <text:p>0.491070192971761</text:p>
          </table:table-cell>
          <table:table-cell office:value-type="float" office:value="0.16161166188346" calcext:value-type="float">
            <text:p>0.16161166188346</text:p>
          </table:table-cell>
          <table:table-cell office:value-type="float" office:value="0.126446500486077" calcext:value-type="float">
            <text:p>0.126446500486077</text:p>
          </table:table-cell>
          <table:table-cell office:value-type="float" office:value="0.0793070016721956" calcext:value-type="float">
            <text:p>0.0793070016721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78582606462723" calcext:value-type="float">
            <text:p>0.278582606462723</text:p>
          </table:table-cell>
          <table:table-cell office:value-type="float" office:value="1.51274685717992" calcext:value-type="float">
            <text:p>1.51274685717992</text:p>
          </table:table-cell>
          <table:table-cell office:value-type="float" office:value="0.438758606081977" calcext:value-type="float">
            <text:p>0.438758606081977</text:p>
          </table:table-cell>
          <table:table-cell office:value-type="float" office:value="0.164943527235602" calcext:value-type="float">
            <text:p>0.164943527235602</text:p>
          </table:table-cell>
          <table:table-cell office:value-type="float" office:value="0.126121874149546" calcext:value-type="float">
            <text:p>0.126121874149546</text:p>
          </table:table-cell>
          <table:table-cell office:value-type="float" office:value="0.0540494979948101" calcext:value-type="float">
            <text:p>0.0540494979948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4842997862824" calcext:value-type="float">
            <text:p>0.394842997862824</text:p>
          </table:table-cell>
          <table:table-cell office:value-type="float" office:value="1.44468906960601" calcext:value-type="float">
            <text:p>1.44468906960601</text:p>
          </table:table-cell>
          <table:table-cell office:value-type="float" office:value="0.538931342147534" calcext:value-type="float">
            <text:p>0.538931342147534</text:p>
          </table:table-cell>
          <table:table-cell office:value-type="float" office:value="0.19466601816791" calcext:value-type="float">
            <text:p>0.19466601816791</text:p>
          </table:table-cell>
          <table:table-cell office:value-type="float" office:value="0.143802495688638" calcext:value-type="float">
            <text:p>0.143802495688638</text:p>
          </table:table-cell>
          <table:table-cell office:value-type="float" office:value="0.0670768157596022" calcext:value-type="float">
            <text:p>0.0670768157596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5442761263699" calcext:value-type="float">
            <text:p>0.345442761263699</text:p>
          </table:table-cell>
          <table:table-cell office:value-type="float" office:value="1.4695823579109" calcext:value-type="float">
            <text:p>1.4695823579109</text:p>
          </table:table-cell>
          <table:table-cell office:value-type="float" office:value="0.455868902571894" calcext:value-type="float">
            <text:p>0.455868902571894</text:p>
          </table:table-cell>
          <table:table-cell office:value-type="float" office:value="0.185009020901836" calcext:value-type="float">
            <text:p>0.185009020901836</text:p>
          </table:table-cell>
          <table:table-cell office:value-type="float" office:value="0.134171198407328" calcext:value-type="float">
            <text:p>0.134171198407328</text:p>
          </table:table-cell>
          <table:table-cell office:value-type="float" office:value="0.0722329084756743" calcext:value-type="float">
            <text:p>0.07223290847567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1963738894513" calcext:value-type="float">
            <text:p>0.551963738894513</text:p>
          </table:table-cell>
          <table:table-cell office:value-type="float" office:value="1.30098074112939" calcext:value-type="float">
            <text:p>1.30098074112939</text:p>
          </table:table-cell>
          <table:table-cell office:value-type="float" office:value="0.402903226052955" calcext:value-type="float">
            <text:p>0.402903226052955</text:p>
          </table:table-cell>
          <table:table-cell office:value-type="float" office:value="0.144484260770475" calcext:value-type="float">
            <text:p>0.144484260770475</text:p>
          </table:table-cell>
          <table:table-cell office:value-type="float" office:value="0.114433352147784" calcext:value-type="float">
            <text:p>0.114433352147784</text:p>
          </table:table-cell>
          <table:table-cell office:value-type="float" office:value="0.0501391997697862" calcext:value-type="float">
            <text:p>0.0501391997697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2559098932602" calcext:value-type="float">
            <text:p>0.502559098932602</text:p>
          </table:table-cell>
          <table:table-cell office:value-type="float" office:value="1.35244803925978" calcext:value-type="float">
            <text:p>1.35244803925978</text:p>
          </table:table-cell>
          <table:table-cell office:value-type="float" office:value="0.39081361609195" calcext:value-type="float">
            <text:p>0.39081361609195</text:p>
          </table:table-cell>
          <table:table-cell office:value-type="float" office:value="0.227777293470869" calcext:value-type="float">
            <text:p>0.227777293470869</text:p>
          </table:table-cell>
          <table:table-cell office:value-type="float" office:value="0.165226405452604" calcext:value-type="float">
            <text:p>0.165226405452604</text:p>
          </table:table-cell>
          <table:table-cell office:value-type="float" office:value="0.0781813668074866" calcext:value-type="float">
            <text:p>0.07818136680748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3032735066659" calcext:value-type="float">
            <text:p>0.483032735066659</text:p>
          </table:table-cell>
          <table:table-cell office:value-type="float" office:value="1.34690666486278" calcext:value-type="float">
            <text:p>1.34690666486278</text:p>
          </table:table-cell>
          <table:table-cell office:value-type="float" office:value="0.65153310150712" calcext:value-type="float">
            <text:p>0.65153310150712</text:p>
          </table:table-cell>
          <table:table-cell office:value-type="float" office:value="0.222168281910716" calcext:value-type="float">
            <text:p>0.222168281910716</text:p>
          </table:table-cell>
          <table:table-cell office:value-type="float" office:value="0.140125753678065" calcext:value-type="float">
            <text:p>0.140125753678065</text:p>
          </table:table-cell>
          <table:table-cell office:value-type="float" office:value="0.08343165584626" calcext:value-type="float">
            <text:p>0.083431655846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6040105641316" calcext:value-type="float">
            <text:p>0.666040105641316</text:p>
          </table:table-cell>
          <table:table-cell office:value-type="float" office:value="1.18695446566747" calcext:value-type="float">
            <text:p>1.18695446566747</text:p>
          </table:table-cell>
          <table:table-cell office:value-type="float" office:value="0.561989515034032" calcext:value-type="float">
            <text:p>0.561989515034032</text:p>
          </table:table-cell>
          <table:table-cell office:value-type="float" office:value="0.158796215697574" calcext:value-type="float">
            <text:p>0.158796215697574</text:p>
          </table:table-cell>
          <table:table-cell office:value-type="float" office:value="0.131668918505717" calcext:value-type="float">
            <text:p>0.131668918505717</text:p>
          </table:table-cell>
          <table:table-cell office:value-type="float" office:value="0.0878877006808609" calcext:value-type="float">
            <text:p>0.08788770068086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180161692323" calcext:value-type="float">
            <text:p>0.3180161692323</text:p>
          </table:table-cell>
          <table:table-cell office:value-type="float" office:value="1.41448168878788" calcext:value-type="float">
            <text:p>1.41448168878788</text:p>
          </table:table-cell>
          <table:table-cell office:value-type="float" office:value="0.489175585843663" calcext:value-type="float">
            <text:p>0.489175585843663</text:p>
          </table:table-cell>
          <table:table-cell office:value-type="float" office:value="0.172946298110043" calcext:value-type="float">
            <text:p>0.172946298110043</text:p>
          </table:table-cell>
          <table:table-cell office:value-type="float" office:value="0.12963910090903" calcext:value-type="float">
            <text:p>0.12963910090903</text:p>
          </table:table-cell>
          <table:table-cell office:value-type="float" office:value="0.0682508495467239" calcext:value-type="float">
            <text:p>0.0682508495467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7888877736592" calcext:value-type="float">
            <text:p>0.367888877736592</text:p>
          </table:table-cell>
          <table:table-cell office:value-type="float" office:value="1.3777122404717" calcext:value-type="float">
            <text:p>1.3777122404717</text:p>
          </table:table-cell>
          <table:table-cell office:value-type="float" office:value="0.426570127462379" calcext:value-type="float">
            <text:p>0.426570127462379</text:p>
          </table:table-cell>
          <table:table-cell office:value-type="float" office:value="0.175448798933602" calcext:value-type="float">
            <text:p>0.175448798933602</text:p>
          </table:table-cell>
          <table:table-cell office:value-type="float" office:value="0.131026887004056" calcext:value-type="float">
            <text:p>0.131026887004056</text:p>
          </table:table-cell>
          <table:table-cell office:value-type="float" office:value="0.0624442673672684" calcext:value-type="float">
            <text:p>0.06244426736726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3171938934241" calcext:value-type="float">
            <text:p>0.583171938934241</text:p>
          </table:table-cell>
          <table:table-cell office:value-type="float" office:value="1.2638487254087" calcext:value-type="float">
            <text:p>1.2638487254087</text:p>
          </table:table-cell>
          <table:table-cell office:value-type="float" office:value="0.546675764831057" calcext:value-type="float">
            <text:p>0.546675764831057</text:p>
          </table:table-cell>
          <table:table-cell office:value-type="float" office:value="0.235816065022169" calcext:value-type="float">
            <text:p>0.235816065022169</text:p>
          </table:table-cell>
          <table:table-cell office:value-type="float" office:value="0.140997726707112" calcext:value-type="float">
            <text:p>0.140997726707112</text:p>
          </table:table-cell>
          <table:table-cell office:value-type="float" office:value="0.0800400798226936" calcext:value-type="float">
            <text:p>0.0800400798226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6905496655433" calcext:value-type="float">
            <text:p>0.596905496655433</text:p>
          </table:table-cell>
          <table:table-cell office:value-type="float" office:value="1.26431963454107" calcext:value-type="float">
            <text:p>1.26431963454107</text:p>
          </table:table-cell>
          <table:table-cell office:value-type="float" office:value="0.480471069547365" calcext:value-type="float">
            <text:p>0.480471069547365</text:p>
          </table:table-cell>
          <table:table-cell office:value-type="float" office:value="0.228907243395023" calcext:value-type="float">
            <text:p>0.228907243395023</text:p>
          </table:table-cell>
          <table:table-cell office:value-type="float" office:value="0.164981327228504" calcext:value-type="float">
            <text:p>0.164981327228504</text:p>
          </table:table-cell>
          <table:table-cell office:value-type="float" office:value="0.0718294638506996" calcext:value-type="float">
            <text:p>0.071829463850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4078048947402" calcext:value-type="float">
            <text:p>0.464078048947402</text:p>
          </table:table-cell>
          <table:table-cell office:value-type="float" office:value="1.2930983168646" calcext:value-type="float">
            <text:p>1.2930983168646</text:p>
          </table:table-cell>
          <table:table-cell office:value-type="float" office:value="0.47643808272041" calcext:value-type="float">
            <text:p>0.47643808272041</text:p>
          </table:table-cell>
          <table:table-cell office:value-type="float" office:value="0.154331486823614" calcext:value-type="float">
            <text:p>0.154331486823614</text:p>
          </table:table-cell>
          <table:table-cell office:value-type="float" office:value="0.123608141883478" calcext:value-type="float">
            <text:p>0.123608141883478</text:p>
          </table:table-cell>
          <table:table-cell office:value-type="float" office:value="0.0722627346812484" calcext:value-type="float">
            <text:p>0.0722627346812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2916800932503" calcext:value-type="float">
            <text:p>0.412916800932503</text:p>
          </table:table-cell>
          <table:table-cell office:value-type="float" office:value="1.37341591914385" calcext:value-type="float">
            <text:p>1.37341591914385</text:p>
          </table:table-cell>
          <table:table-cell office:value-type="float" office:value="0.476753167276914" calcext:value-type="float">
            <text:p>0.476753167276914</text:p>
          </table:table-cell>
          <table:table-cell office:value-type="float" office:value="0.189533263425765" calcext:value-type="float">
            <text:p>0.189533263425765</text:p>
          </table:table-cell>
          <table:table-cell office:value-type="float" office:value="0.144023105868229" calcext:value-type="float">
            <text:p>0.144023105868229</text:p>
          </table:table-cell>
          <table:table-cell office:value-type="float" office:value="0.0875360777524377" calcext:value-type="float">
            <text:p>0.0875360777524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8920552684112" calcext:value-type="float">
            <text:p>0.378920552684112</text:p>
          </table:table-cell>
          <table:table-cell office:value-type="float" office:value="1.42801251567323" calcext:value-type="float">
            <text:p>1.42801251567323</text:p>
          </table:table-cell>
          <table:table-cell office:value-type="float" office:value="0.546408483898492" calcext:value-type="float">
            <text:p>0.546408483898492</text:p>
          </table:table-cell>
          <table:table-cell office:value-type="float" office:value="0.200067906195395" calcext:value-type="float">
            <text:p>0.200067906195395</text:p>
          </table:table-cell>
          <table:table-cell office:value-type="float" office:value="0.141097868719895" calcext:value-type="float">
            <text:p>0.141097868719895</text:p>
          </table:table-cell>
          <table:table-cell office:value-type="float" office:value="0.0689645533464133" calcext:value-type="float">
            <text:p>0.0689645533464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7993192181483" calcext:value-type="float">
            <text:p>0.627993192181483</text:p>
          </table:table-cell>
          <table:table-cell office:value-type="float" office:value="1.20949309848964" calcext:value-type="float">
            <text:p>1.20949309848964</text:p>
          </table:table-cell>
          <table:table-cell office:value-type="float" office:value="0.536790854800649" calcext:value-type="float">
            <text:p>0.536790854800649</text:p>
          </table:table-cell>
          <table:table-cell office:value-type="float" office:value="0.182025339086617" calcext:value-type="float">
            <text:p>0.182025339086617</text:p>
          </table:table-cell>
          <table:table-cell office:value-type="float" office:value="0.133946033616737" calcext:value-type="float">
            <text:p>0.133946033616737</text:p>
          </table:table-cell>
          <table:table-cell office:value-type="float" office:value="0.109147739449929" calcext:value-type="float">
            <text:p>0.1091477394499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11923103619252" calcext:value-type="float">
            <text:p>0.311923103619252</text:p>
          </table:table-cell>
          <table:table-cell office:value-type="float" office:value="1.45745300153326" calcext:value-type="float">
            <text:p>1.45745300153326</text:p>
          </table:table-cell>
          <table:table-cell office:value-type="float" office:value="0.572472624759654" calcext:value-type="float">
            <text:p>0.572472624759654</text:p>
          </table:table-cell>
          <table:table-cell office:value-type="float" office:value="0.224789331456712" calcext:value-type="float">
            <text:p>0.224789331456712</text:p>
          </table:table-cell>
          <table:table-cell office:value-type="float" office:value="0.150965774202687" calcext:value-type="float">
            <text:p>0.150965774202687</text:p>
          </table:table-cell>
          <table:table-cell office:value-type="float" office:value="0.0808237054118504" calcext:value-type="float">
            <text:p>0.080823705411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3110169052096" calcext:value-type="float">
            <text:p>0.433110169052096</text:p>
          </table:table-cell>
          <table:table-cell office:value-type="float" office:value="1.37321694350198" calcext:value-type="float">
            <text:p>1.37321694350198</text:p>
          </table:table-cell>
          <table:table-cell office:value-type="float" office:value="0.600452523520835" calcext:value-type="float">
            <text:p>0.600452523520835</text:p>
          </table:table-cell>
          <table:table-cell office:value-type="float" office:value="0.258383521133347" calcext:value-type="float">
            <text:p>0.258383521133347</text:p>
          </table:table-cell>
          <table:table-cell office:value-type="float" office:value="0.187451789909752" calcext:value-type="float">
            <text:p>0.187451789909752</text:p>
          </table:table-cell>
          <table:table-cell office:value-type="float" office:value="0.0945544738628223" calcext:value-type="float">
            <text:p>0.0945544738628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084793140658" calcext:value-type="float">
            <text:p>0.54084793140658</text:p>
          </table:table-cell>
          <table:table-cell office:value-type="float" office:value="1.25645085311634" calcext:value-type="float">
            <text:p>1.25645085311634</text:p>
          </table:table-cell>
          <table:table-cell office:value-type="float" office:value="0.430028449610471" calcext:value-type="float">
            <text:p>0.430028449610471</text:p>
          </table:table-cell>
          <table:table-cell office:value-type="float" office:value="0.177249882040182" calcext:value-type="float">
            <text:p>0.177249882040182</text:p>
          </table:table-cell>
          <table:table-cell office:value-type="float" office:value="0.144694592800128" calcext:value-type="float">
            <text:p>0.144694592800128</text:p>
          </table:table-cell>
          <table:table-cell office:value-type="float" office:value="0.0828880726959584" calcext:value-type="float">
            <text:p>0.0828880726959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4140008747436" calcext:value-type="float">
            <text:p>0.554140008747436</text:p>
          </table:table-cell>
          <table:table-cell office:value-type="float" office:value="1.26632825379938" calcext:value-type="float">
            <text:p>1.26632825379938</text:p>
          </table:table-cell>
          <table:table-cell office:value-type="float" office:value="0.357313477008884" calcext:value-type="float">
            <text:p>0.357313477008884</text:p>
          </table:table-cell>
          <table:table-cell office:value-type="float" office:value="0.171337167656482" calcext:value-type="float">
            <text:p>0.171337167656482</text:p>
          </table:table-cell>
          <table:table-cell office:value-type="float" office:value="0.135956832347918" calcext:value-type="float">
            <text:p>0.135956832347918</text:p>
          </table:table-cell>
          <table:table-cell office:value-type="float" office:value="0.0463785310199194" calcext:value-type="float">
            <text:p>0.0463785310199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1211660415754" calcext:value-type="float">
            <text:p>0.671211660415754</text:p>
          </table:table-cell>
          <table:table-cell office:value-type="float" office:value="1.17482905051553" calcext:value-type="float">
            <text:p>1.17482905051553</text:p>
          </table:table-cell>
          <table:table-cell office:value-type="float" office:value="0.489871085969822" calcext:value-type="float">
            <text:p>0.489871085969822</text:p>
          </table:table-cell>
          <table:table-cell office:value-type="float" office:value="0.189028408995217" calcext:value-type="float">
            <text:p>0.189028408995217</text:p>
          </table:table-cell>
          <table:table-cell office:value-type="float" office:value="0.125843357035906" calcext:value-type="float">
            <text:p>0.125843357035906</text:p>
          </table:table-cell>
          <table:table-cell office:value-type="float" office:value="0.08481952538493" calcext:value-type="float">
            <text:p>0.084819525384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27900669976849" calcext:value-type="float">
            <text:p>0.827900669976849</text:p>
          </table:table-cell>
          <table:table-cell office:value-type="float" office:value="1.05818985352592" calcext:value-type="float">
            <text:p>1.05818985352592</text:p>
          </table:table-cell>
          <table:table-cell office:value-type="float" office:value="0.410547156938867" calcext:value-type="float">
            <text:p>0.410547156938867</text:p>
          </table:table-cell>
          <table:table-cell office:value-type="float" office:value="0.144983204443223" calcext:value-type="float">
            <text:p>0.144983204443223</text:p>
          </table:table-cell>
          <table:table-cell office:value-type="float" office:value="0.10856899218509" calcext:value-type="float">
            <text:p>0.10856899218509</text:p>
          </table:table-cell>
          <table:table-cell office:value-type="float" office:value="0.0921492031701533" calcext:value-type="float">
            <text:p>0.092149203170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1641620939835" calcext:value-type="float">
            <text:p>0.651641620939835</text:p>
          </table:table-cell>
          <table:table-cell office:value-type="float" office:value="1.11014776104787" calcext:value-type="float">
            <text:p>1.11014776104787</text:p>
          </table:table-cell>
          <table:table-cell office:value-type="float" office:value="0.612195391758726" calcext:value-type="float">
            <text:p>0.612195391758726</text:p>
          </table:table-cell>
          <table:table-cell office:value-type="float" office:value="0.165807057196812" calcext:value-type="float">
            <text:p>0.165807057196812</text:p>
          </table:table-cell>
          <table:table-cell office:value-type="float" office:value="0.13270639850905" calcext:value-type="float">
            <text:p>0.13270639850905</text:p>
          </table:table-cell>
          <table:table-cell office:value-type="float" office:value="0.0911917640226145" calcext:value-type="float">
            <text:p>0.0911917640226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2758665442051" calcext:value-type="float">
            <text:p>0.82758665442051</text:p>
          </table:table-cell>
          <table:table-cell office:value-type="float" office:value="0.978412553220985" calcext:value-type="float">
            <text:p>0.978412553220985</text:p>
          </table:table-cell>
          <table:table-cell office:value-type="float" office:value="0.494893970261898" calcext:value-type="float">
            <text:p>0.494893970261898</text:p>
          </table:table-cell>
          <table:table-cell office:value-type="float" office:value="0.136215913288664" calcext:value-type="float">
            <text:p>0.136215913288664</text:p>
          </table:table-cell>
          <table:table-cell office:value-type="float" office:value="0.111403780388638" calcext:value-type="float">
            <text:p>0.111403780388638</text:p>
          </table:table-cell>
          <table:table-cell office:value-type="float" office:value="0.0633110645603039" calcext:value-type="float">
            <text:p>0.063311064560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1224745050956" calcext:value-type="float">
            <text:p>0.331224745050956</text:p>
          </table:table-cell>
          <table:table-cell office:value-type="float" office:value="1.41277514261367" calcext:value-type="float">
            <text:p>1.41277514261367</text:p>
          </table:table-cell>
          <table:table-cell office:value-type="float" office:value="0.475360224335409" calcext:value-type="float">
            <text:p>0.475360224335409</text:p>
          </table:table-cell>
          <table:table-cell office:value-type="float" office:value="0.173811394585011" calcext:value-type="float">
            <text:p>0.173811394585011</text:p>
          </table:table-cell>
          <table:table-cell office:value-type="float" office:value="0.138415908529257" calcext:value-type="float">
            <text:p>0.138415908529257</text:p>
          </table:table-cell>
          <table:table-cell office:value-type="float" office:value="0.0702744929511527" calcext:value-type="float">
            <text:p>0.0702744929511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91633989495118" calcext:value-type="float">
            <text:p>0.291633989495118</text:p>
          </table:table-cell>
          <table:table-cell office:value-type="float" office:value="1.47089985647489" calcext:value-type="float">
            <text:p>1.47089985647489</text:p>
          </table:table-cell>
          <table:table-cell office:value-type="float" office:value="0.411569451206339" calcext:value-type="float">
            <text:p>0.411569451206339</text:p>
          </table:table-cell>
          <table:table-cell office:value-type="float" office:value="0.194264094690941" calcext:value-type="float">
            <text:p>0.194264094690941</text:p>
          </table:table-cell>
          <table:table-cell office:value-type="float" office:value="0.151422811371823" calcext:value-type="float">
            <text:p>0.151422811371823</text:p>
          </table:table-cell>
          <table:table-cell office:value-type="float" office:value="0.0577800128410542" calcext:value-type="float">
            <text:p>0.0577800128410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61213533849264" calcext:value-type="float">
            <text:p>0.861213533849264</text:p>
          </table:table-cell>
          <table:table-cell office:value-type="float" office:value="1.02877243055335" calcext:value-type="float">
            <text:p>1.02877243055335</text:p>
          </table:table-cell>
          <table:table-cell office:value-type="float" office:value="0.459231500152288" calcext:value-type="float">
            <text:p>0.459231500152288</text:p>
          </table:table-cell>
          <table:table-cell office:value-type="float" office:value="0.171080518057859" calcext:value-type="float">
            <text:p>0.171080518057859</text:p>
          </table:table-cell>
          <table:table-cell office:value-type="float" office:value="0.111865446839165" calcext:value-type="float">
            <text:p>0.111865446839165</text:p>
          </table:table-cell>
          <table:table-cell office:value-type="float" office:value="0.0596536700843185" calcext:value-type="float">
            <text:p>0.059653670084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3931037305725" calcext:value-type="float">
            <text:p>0.83931037305725</text:p>
          </table:table-cell>
          <table:table-cell office:value-type="float" office:value="1.05513144302701" calcext:value-type="float">
            <text:p>1.05513144302701</text:p>
          </table:table-cell>
          <table:table-cell office:value-type="float" office:value="0.390538951804801" calcext:value-type="float">
            <text:p>0.390538951804801</text:p>
          </table:table-cell>
          <table:table-cell office:value-type="float" office:value="0.158129878315408" calcext:value-type="float">
            <text:p>0.158129878315408</text:p>
          </table:table-cell>
          <table:table-cell office:value-type="float" office:value="0.115672947642367" calcext:value-type="float">
            <text:p>0.115672947642367</text:p>
          </table:table-cell>
          <table:table-cell office:value-type="float" office:value="0.0554691022421312" calcext:value-type="float">
            <text:p>0.0554691022421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4159471251102" calcext:value-type="float">
            <text:p>0.494159471251102</text:p>
          </table:table-cell>
          <table:table-cell office:value-type="float" office:value="1.30148556517772" calcext:value-type="float">
            <text:p>1.30148556517772</text:p>
          </table:table-cell>
          <table:table-cell office:value-type="float" office:value="0.52003719612759" calcext:value-type="float">
            <text:p>0.52003719612759</text:p>
          </table:table-cell>
          <table:table-cell office:value-type="float" office:value="0.169562945689338" calcext:value-type="float">
            <text:p>0.169562945689338</text:p>
          </table:table-cell>
          <table:table-cell office:value-type="float" office:value="0.124374210801071" calcext:value-type="float">
            <text:p>0.124374210801071</text:p>
          </table:table-cell>
          <table:table-cell office:value-type="float" office:value="0.0780674498616747" calcext:value-type="float">
            <text:p>0.0780674498616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1754394883578" calcext:value-type="float">
            <text:p>0.481754394883578</text:p>
          </table:table-cell>
          <table:table-cell office:value-type="float" office:value="1.33381147055677" calcext:value-type="float">
            <text:p>1.33381147055677</text:p>
          </table:table-cell>
          <table:table-cell office:value-type="float" office:value="0.402472475277591" calcext:value-type="float">
            <text:p>0.402472475277591</text:p>
          </table:table-cell>
          <table:table-cell office:value-type="float" office:value="0.132933063561062" calcext:value-type="float">
            <text:p>0.132933063561062</text:p>
          </table:table-cell>
          <table:table-cell office:value-type="float" office:value="0.113401137001848" calcext:value-type="float">
            <text:p>0.113401137001848</text:p>
          </table:table-cell>
          <table:table-cell office:value-type="float" office:value="0.0549945079696445" calcext:value-type="float">
            <text:p>0.0549945079696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494851513852" calcext:value-type="float">
            <text:p>0.37494851513852</text:p>
          </table:table-cell>
          <table:table-cell office:value-type="float" office:value="1.30101681793458" calcext:value-type="float">
            <text:p>1.30101681793458</text:p>
          </table:table-cell>
          <table:table-cell office:value-type="float" office:value="0.564567514928909" calcext:value-type="float">
            <text:p>0.564567514928909</text:p>
          </table:table-cell>
          <table:table-cell office:value-type="float" office:value="0.211792261975922" calcext:value-type="float">
            <text:p>0.211792261975922</text:p>
          </table:table-cell>
          <table:table-cell office:value-type="float" office:value="0.142696863236703" calcext:value-type="float">
            <text:p>0.142696863236703</text:p>
          </table:table-cell>
          <table:table-cell office:value-type="float" office:value="0.0857303380329029" calcext:value-type="float">
            <text:p>0.0857303380329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6744056014943" calcext:value-type="float">
            <text:p>0.336744056014943</text:p>
          </table:table-cell>
          <table:table-cell office:value-type="float" office:value="1.3717386667855" calcext:value-type="float">
            <text:p>1.3717386667855</text:p>
          </table:table-cell>
          <table:table-cell office:value-type="float" office:value="0.540592019806479" calcext:value-type="float">
            <text:p>0.540592019806479</text:p>
          </table:table-cell>
          <table:table-cell office:value-type="float" office:value="0.199459239648681" calcext:value-type="float">
            <text:p>0.199459239648681</text:p>
          </table:table-cell>
          <table:table-cell office:value-type="float" office:value="0.137548762983619" calcext:value-type="float">
            <text:p>0.137548762983619</text:p>
          </table:table-cell>
          <table:table-cell office:value-type="float" office:value="0.109647985862808" calcext:value-type="float">
            <text:p>0.10964798586280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2678305542993" calcext:value-type="float">
            <text:p>0.22678305542993</text:p>
          </table:table-cell>
          <table:table-cell office:value-type="float" office:value="1.44215582219973" calcext:value-type="float">
            <text:p>1.44215582219973</text:p>
          </table:table-cell>
          <table:table-cell office:value-type="float" office:value="0.615244861974607" calcext:value-type="float">
            <text:p>0.615244861974607</text:p>
          </table:table-cell>
          <table:table-cell office:value-type="float" office:value="0.214852623425865" calcext:value-type="float">
            <text:p>0.214852623425865</text:p>
          </table:table-cell>
          <table:table-cell office:value-type="float" office:value="0.14981282339392" calcext:value-type="float">
            <text:p>0.14981282339392</text:p>
          </table:table-cell>
          <table:table-cell office:value-type="float" office:value="0.0908614932968818" calcext:value-type="float">
            <text:p>0.0908614932968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99781565765023" calcext:value-type="float">
            <text:p>0.199781565765023</text:p>
          </table:table-cell>
          <table:table-cell office:value-type="float" office:value="1.48578601158328" calcext:value-type="float">
            <text:p>1.48578601158328</text:p>
          </table:table-cell>
          <table:table-cell office:value-type="float" office:value="0.644890817068462" calcext:value-type="float">
            <text:p>0.644890817068462</text:p>
          </table:table-cell>
          <table:table-cell office:value-type="float" office:value="0.284252522435786" calcext:value-type="float">
            <text:p>0.284252522435786</text:p>
          </table:table-cell>
          <table:table-cell office:value-type="float" office:value="0.208360351168303" calcext:value-type="float">
            <text:p>0.208360351168303</text:p>
          </table:table-cell>
          <table:table-cell office:value-type="float" office:value="0.1142783078869" calcext:value-type="float">
            <text:p>0.114278307886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0149070311879" calcext:value-type="float">
            <text:p>0.930149070311879</text:p>
          </table:table-cell>
          <table:table-cell office:value-type="float" office:value="1.00030562746235" calcext:value-type="float">
            <text:p>1.00030562746235</text:p>
          </table:table-cell>
          <table:table-cell office:value-type="float" office:value="0.354040141107563" calcext:value-type="float">
            <text:p>0.354040141107563</text:p>
          </table:table-cell>
          <table:table-cell office:value-type="float" office:value="0.178660756135211" calcext:value-type="float">
            <text:p>0.178660756135211</text:p>
          </table:table-cell>
          <table:table-cell office:value-type="float" office:value="0.114751404390814" calcext:value-type="float">
            <text:p>0.114751404390814</text:p>
          </table:table-cell>
          <table:table-cell office:value-type="float" office:value="0.0527565213220611" calcext:value-type="float">
            <text:p>0.052756521322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8905520255857" calcext:value-type="float">
            <text:p>0.88905520255857</text:p>
          </table:table-cell>
          <table:table-cell office:value-type="float" office:value="1.03738629405741" calcext:value-type="float">
            <text:p>1.03738629405741</text:p>
          </table:table-cell>
          <table:table-cell office:value-type="float" office:value="0.321491968831467" calcext:value-type="float">
            <text:p>0.321491968831467</text:p>
          </table:table-cell>
          <table:table-cell office:value-type="float" office:value="0.163918796588366" calcext:value-type="float">
            <text:p>0.163918796588366</text:p>
          </table:table-cell>
          <table:table-cell office:value-type="float" office:value="0.120164269596636" calcext:value-type="float">
            <text:p>0.120164269596636</text:p>
          </table:table-cell>
          <table:table-cell office:value-type="float" office:value="0.0479800772584532" calcext:value-type="float">
            <text:p>0.0479800772584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3122447343739" calcext:value-type="float">
            <text:p>0.363122447343739</text:p>
          </table:table-cell>
          <table:table-cell office:value-type="float" office:value="1.51124676428206" calcext:value-type="float">
            <text:p>1.51124676428206</text:p>
          </table:table-cell>
          <table:table-cell office:value-type="float" office:value="0.463538436073062" calcext:value-type="float">
            <text:p>0.463538436073062</text:p>
          </table:table-cell>
          <table:table-cell office:value-type="float" office:value="0.157752717504667" calcext:value-type="float">
            <text:p>0.157752717504667</text:p>
          </table:table-cell>
          <table:table-cell office:value-type="float" office:value="0.132456460727753" calcext:value-type="float">
            <text:p>0.132456460727753</text:p>
          </table:table-cell>
          <table:table-cell office:value-type="float" office:value="0.0560517436121495" calcext:value-type="float">
            <text:p>0.056051743612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7456200964252" calcext:value-type="float">
            <text:p>0.397456200964252</text:p>
          </table:table-cell>
          <table:table-cell office:value-type="float" office:value="1.48150851075323" calcext:value-type="float">
            <text:p>1.48150851075323</text:p>
          </table:table-cell>
          <table:table-cell office:value-type="float" office:value="0.477008791705363" calcext:value-type="float">
            <text:p>0.477008791705363</text:p>
          </table:table-cell>
          <table:table-cell office:value-type="float" office:value="0.164506856248015" calcext:value-type="float">
            <text:p>0.164506856248015</text:p>
          </table:table-cell>
          <table:table-cell office:value-type="float" office:value="0.117978274539187" calcext:value-type="float">
            <text:p>0.117978274539187</text:p>
          </table:table-cell>
          <table:table-cell office:value-type="float" office:value="0.0772104590145045" calcext:value-type="float">
            <text:p>0.07721045901450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8767662782986" calcext:value-type="float">
            <text:p>0.288767662782986</text:p>
          </table:table-cell>
          <table:table-cell office:value-type="float" office:value="1.41621350303471" calcext:value-type="float">
            <text:p>1.41621350303471</text:p>
          </table:table-cell>
          <table:table-cell office:value-type="float" office:value="0.514140838442804" calcext:value-type="float">
            <text:p>0.514140838442804</text:p>
          </table:table-cell>
          <table:table-cell office:value-type="float" office:value="0.232134308148542" calcext:value-type="float">
            <text:p>0.232134308148542</text:p>
          </table:table-cell>
          <table:table-cell office:value-type="float" office:value="0.156857093948887" calcext:value-type="float">
            <text:p>0.156857093948887</text:p>
          </table:table-cell>
          <table:table-cell office:value-type="float" office:value="0.0682567583543257" calcext:value-type="float">
            <text:p>0.0682567583543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7375013838754" calcext:value-type="float">
            <text:p>0.477375013838754</text:p>
          </table:table-cell>
          <table:table-cell office:value-type="float" office:value="1.26376307056926" calcext:value-type="float">
            <text:p>1.26376307056926</text:p>
          </table:table-cell>
          <table:table-cell office:value-type="float" office:value="0.488991418157548" calcext:value-type="float">
            <text:p>0.488991418157548</text:p>
          </table:table-cell>
          <table:table-cell office:value-type="float" office:value="0.221640377177047" calcext:value-type="float">
            <text:p>0.221640377177047</text:p>
          </table:table-cell>
          <table:table-cell office:value-type="float" office:value="0.153338615691241" calcext:value-type="float">
            <text:p>0.153338615691241</text:p>
          </table:table-cell>
          <table:table-cell office:value-type="float" office:value="0.0622405165702199" calcext:value-type="float">
            <text:p>0.062240516570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9211078146307" calcext:value-type="float">
            <text:p>0.609211078146307</text:p>
          </table:table-cell>
          <table:table-cell office:value-type="float" office:value="1.17271917982737" calcext:value-type="float">
            <text:p>1.17271917982737</text:p>
          </table:table-cell>
          <table:table-cell office:value-type="float" office:value="0.528143553711505" calcext:value-type="float">
            <text:p>0.528143553711505</text:p>
          </table:table-cell>
          <table:table-cell office:value-type="float" office:value="0.183758040292105" calcext:value-type="float">
            <text:p>0.183758040292105</text:p>
          </table:table-cell>
          <table:table-cell office:value-type="float" office:value="0.134863886636454" calcext:value-type="float">
            <text:p>0.134863886636454</text:p>
          </table:table-cell>
          <table:table-cell office:value-type="float" office:value="0.0837016195094632" calcext:value-type="float">
            <text:p>0.0837016195094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6427715058312" calcext:value-type="float">
            <text:p>0.706427715058312</text:p>
          </table:table-cell>
          <table:table-cell office:value-type="float" office:value="1.08595110365347" calcext:value-type="float">
            <text:p>1.08595110365347</text:p>
          </table:table-cell>
          <table:table-cell office:value-type="float" office:value="0.483045793772843" calcext:value-type="float">
            <text:p>0.483045793772843</text:p>
          </table:table-cell>
          <table:table-cell office:value-type="float" office:value="0.199353740679047" calcext:value-type="float">
            <text:p>0.199353740679047</text:p>
          </table:table-cell>
          <table:table-cell office:value-type="float" office:value="0.145204849333841" calcext:value-type="float">
            <text:p>0.145204849333841</text:p>
          </table:table-cell>
          <table:table-cell office:value-type="float" office:value="0.0680793363412815" calcext:value-type="float">
            <text:p>0.06807933634128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7605192363436" calcext:value-type="float">
            <text:p>0.477605192363436</text:p>
          </table:table-cell>
          <table:table-cell office:value-type="float" office:value="1.24957422346308" calcext:value-type="float">
            <text:p>1.24957422346308</text:p>
          </table:table-cell>
          <table:table-cell office:value-type="float" office:value="0.515764352646611" calcext:value-type="float">
            <text:p>0.515764352646611</text:p>
          </table:table-cell>
          <table:table-cell office:value-type="float" office:value="0.154281488932561" calcext:value-type="float">
            <text:p>0.154281488932561</text:p>
          </table:table-cell>
          <table:table-cell office:value-type="float" office:value="0.125015127626849" calcext:value-type="float">
            <text:p>0.125015127626849</text:p>
          </table:table-cell>
          <table:table-cell office:value-type="float" office:value="0.0790270233318646" calcext:value-type="float">
            <text:p>0.0790270233318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726709273546" calcext:value-type="float">
            <text:p>0.55726709273546</text:p>
          </table:table-cell>
          <table:table-cell office:value-type="float" office:value="1.18657244207128" calcext:value-type="float">
            <text:p>1.18657244207128</text:p>
          </table:table-cell>
          <table:table-cell office:value-type="float" office:value="0.486496716474604" calcext:value-type="float">
            <text:p>0.486496716474604</text:p>
          </table:table-cell>
          <table:table-cell office:value-type="float" office:value="0.183573503006853" calcext:value-type="float">
            <text:p>0.183573503006853</text:p>
          </table:table-cell>
          <table:table-cell office:value-type="float" office:value="0.147795538696557" calcext:value-type="float">
            <text:p>0.147795538696557</text:p>
          </table:table-cell>
          <table:table-cell office:value-type="float" office:value="0.0685657272012432" calcext:value-type="float">
            <text:p>0.06856572720124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1466326677124" calcext:value-type="float">
            <text:p>0.501466326677124</text:p>
          </table:table-cell>
          <table:table-cell office:value-type="float" office:value="1.23916877242466" calcext:value-type="float">
            <text:p>1.23916877242466</text:p>
          </table:table-cell>
          <table:table-cell office:value-type="float" office:value="0.480874476122068" calcext:value-type="float">
            <text:p>0.480874476122068</text:p>
          </table:table-cell>
          <table:table-cell office:value-type="float" office:value="0.191517924252401" calcext:value-type="float">
            <text:p>0.191517924252401</text:p>
          </table:table-cell>
          <table:table-cell office:value-type="float" office:value="0.110217602684023" calcext:value-type="float">
            <text:p>0.110217602684023</text:p>
          </table:table-cell>
          <table:table-cell office:value-type="float" office:value="0.057081913287277" calcext:value-type="float">
            <text:p>0.0570819132872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9330713977191" calcext:value-type="float">
            <text:p>0.539330713977191</text:p>
          </table:table-cell>
          <table:table-cell office:value-type="float" office:value="1.23677114085534" calcext:value-type="float">
            <text:p>1.23677114085534</text:p>
          </table:table-cell>
          <table:table-cell office:value-type="float" office:value="0.467396507506423" calcext:value-type="float">
            <text:p>0.467396507506423</text:p>
          </table:table-cell>
          <table:table-cell office:value-type="float" office:value="0.171000786852182" calcext:value-type="float">
            <text:p>0.171000786852182</text:p>
          </table:table-cell>
          <table:table-cell office:value-type="float" office:value="0.113046581918079" calcext:value-type="float">
            <text:p>0.113046581918079</text:p>
          </table:table-cell>
          <table:table-cell office:value-type="float" office:value="0.0812705249658496" calcext:value-type="float">
            <text:p>0.0812705249658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5208994844044" calcext:value-type="float">
            <text:p>0.425208994844044</text:p>
          </table:table-cell>
          <table:table-cell office:value-type="float" office:value="1.40132310494798" calcext:value-type="float">
            <text:p>1.40132310494798</text:p>
          </table:table-cell>
          <table:table-cell office:value-type="float" office:value="0.519469062739007" calcext:value-type="float">
            <text:p>0.519469062739007</text:p>
          </table:table-cell>
          <table:table-cell office:value-type="float" office:value="0.190462674698725" calcext:value-type="float">
            <text:p>0.190462674698725</text:p>
          </table:table-cell>
          <table:table-cell office:value-type="float" office:value="0.121523077781634" calcext:value-type="float">
            <text:p>0.121523077781634</text:p>
          </table:table-cell>
          <table:table-cell office:value-type="float" office:value="0.0646742550889257" calcext:value-type="float">
            <text:p>0.0646742550889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9281496748817" calcext:value-type="float">
            <text:p>0.379281496748817</text:p>
          </table:table-cell>
          <table:table-cell office:value-type="float" office:value="1.43713109344042" calcext:value-type="float">
            <text:p>1.43713109344042</text:p>
          </table:table-cell>
          <table:table-cell office:value-type="float" office:value="0.503813879671285" calcext:value-type="float">
            <text:p>0.503813879671285</text:p>
          </table:table-cell>
          <table:table-cell office:value-type="float" office:value="0.190755199471096" calcext:value-type="float">
            <text:p>0.190755199471096</text:p>
          </table:table-cell>
          <table:table-cell office:value-type="float" office:value="0.131276952274086" calcext:value-type="float">
            <text:p>0.131276952274086</text:p>
          </table:table-cell>
          <table:table-cell office:value-type="float" office:value="0.0819261882625951" calcext:value-type="float">
            <text:p>0.08192618826259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8168838069584" calcext:value-type="float">
            <text:p>0.608168838069584</text:p>
          </table:table-cell>
          <table:table-cell office:value-type="float" office:value="1.26174715169479" calcext:value-type="float">
            <text:p>1.26174715169479</text:p>
          </table:table-cell>
          <table:table-cell office:value-type="float" office:value="0.544251129904125" calcext:value-type="float">
            <text:p>0.544251129904125</text:p>
          </table:table-cell>
          <table:table-cell office:value-type="float" office:value="0.211587047475372" calcext:value-type="float">
            <text:p>0.211587047475372</text:p>
          </table:table-cell>
          <table:table-cell office:value-type="float" office:value="0.146710056868832" calcext:value-type="float">
            <text:p>0.146710056868832</text:p>
          </table:table-cell>
          <table:table-cell office:value-type="float" office:value="0.0884809475411605" calcext:value-type="float">
            <text:p>0.0884809475411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4496014887401" calcext:value-type="float">
            <text:p>0.594496014887401</text:p>
          </table:table-cell>
          <table:table-cell office:value-type="float" office:value="1.27224097853139" calcext:value-type="float">
            <text:p>1.27224097853139</text:p>
          </table:table-cell>
          <table:table-cell office:value-type="float" office:value="0.408085252406513" calcext:value-type="float">
            <text:p>0.408085252406513</text:p>
          </table:table-cell>
          <table:table-cell office:value-type="float" office:value="0.186229769906919" calcext:value-type="float">
            <text:p>0.186229769906919</text:p>
          </table:table-cell>
          <table:table-cell office:value-type="float" office:value="0.135873805727931" calcext:value-type="float">
            <text:p>0.135873805727931</text:p>
          </table:table-cell>
          <table:table-cell office:value-type="float" office:value="0.0588369470812906" calcext:value-type="float">
            <text:p>0.05883694708129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9107846665554" calcext:value-type="float">
            <text:p>0.679107846665554</text:p>
          </table:table-cell>
          <table:table-cell office:value-type="float" office:value="1.13379802679562" calcext:value-type="float">
            <text:p>1.13379802679562</text:p>
          </table:table-cell>
          <table:table-cell office:value-type="float" office:value="0.614280554104544" calcext:value-type="float">
            <text:p>0.614280554104544</text:p>
          </table:table-cell>
          <table:table-cell office:value-type="float" office:value="0.220007816756918" calcext:value-type="float">
            <text:p>0.220007816756918</text:p>
          </table:table-cell>
          <table:table-cell office:value-type="float" office:value="0.148566454654333" calcext:value-type="float">
            <text:p>0.148566454654333</text:p>
          </table:table-cell>
          <table:table-cell office:value-type="float" office:value="0.0918614174590932" calcext:value-type="float">
            <text:p>0.0918614174590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186242837964" calcext:value-type="float">
            <text:p>0.58186242837964</text:p>
          </table:table-cell>
          <table:table-cell office:value-type="float" office:value="1.21091095220079" calcext:value-type="float">
            <text:p>1.21091095220079</text:p>
          </table:table-cell>
          <table:table-cell office:value-type="float" office:value="0.604949346031968" calcext:value-type="float">
            <text:p>0.604949346031968</text:p>
          </table:table-cell>
          <table:table-cell office:value-type="float" office:value="0.341609143226076" calcext:value-type="float">
            <text:p>0.341609143226076</text:p>
          </table:table-cell>
          <table:table-cell office:value-type="float" office:value="0.242382345583728" calcext:value-type="float">
            <text:p>0.242382345583728</text:p>
          </table:table-cell>
          <table:table-cell office:value-type="float" office:value="0.10186725001986" calcext:value-type="float">
            <text:p>0.1018672500198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6142813680328" calcext:value-type="float">
            <text:p>0.326142813680328</text:p>
          </table:table-cell>
          <table:table-cell office:value-type="float" office:value="1.30620088289159" calcext:value-type="float">
            <text:p>1.30620088289159</text:p>
          </table:table-cell>
          <table:table-cell office:value-type="float" office:value="0.471796035944055" calcext:value-type="float">
            <text:p>0.471796035944055</text:p>
          </table:table-cell>
          <table:table-cell office:value-type="float" office:value="0.196060372879035" calcext:value-type="float">
            <text:p>0.196060372879035</text:p>
          </table:table-cell>
          <table:table-cell office:value-type="float" office:value="0.14427533435375" calcext:value-type="float">
            <text:p>0.14427533435375</text:p>
          </table:table-cell>
          <table:table-cell office:value-type="float" office:value="0.0483851071013278" calcext:value-type="float">
            <text:p>0.0483851071013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33481150869141" calcext:value-type="float">
            <text:p>0.233481150869141</text:p>
          </table:table-cell>
          <table:table-cell office:value-type="float" office:value="1.3751930299132" calcext:value-type="float">
            <text:p>1.3751930299132</text:p>
          </table:table-cell>
          <table:table-cell office:value-type="float" office:value="0.473789962394045" calcext:value-type="float">
            <text:p>0.473789962394045</text:p>
          </table:table-cell>
          <table:table-cell office:value-type="float" office:value="0.25327585764068" calcext:value-type="float">
            <text:p>0.25327585764068</text:p>
          </table:table-cell>
          <table:table-cell office:value-type="float" office:value="0.177162988534824" calcext:value-type="float">
            <text:p>0.177162988534824</text:p>
          </table:table-cell>
          <table:table-cell office:value-type="float" office:value="0.0806668172664718" calcext:value-type="float">
            <text:p>0.0806668172664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1095182009793" calcext:value-type="float">
            <text:p>0.511095182009793</text:p>
          </table:table-cell>
          <table:table-cell office:value-type="float" office:value="1.2387991313221" calcext:value-type="float">
            <text:p>1.2387991313221</text:p>
          </table:table-cell>
          <table:table-cell office:value-type="float" office:value="0.52726087265471" calcext:value-type="float">
            <text:p>0.52726087265471</text:p>
          </table:table-cell>
          <table:table-cell office:value-type="float" office:value="0.172435155842649" calcext:value-type="float">
            <text:p>0.172435155842649</text:p>
          </table:table-cell>
          <table:table-cell office:value-type="float" office:value="0.130349982391025" calcext:value-type="float">
            <text:p>0.130349982391025</text:p>
          </table:table-cell>
          <table:table-cell office:value-type="float" office:value="0.0860836000693922" calcext:value-type="float">
            <text:p>0.0860836000693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7274753647746" calcext:value-type="float">
            <text:p>0.407274753647746</text:p>
          </table:table-cell>
          <table:table-cell office:value-type="float" office:value="1.35650857576315" calcext:value-type="float">
            <text:p>1.35650857576315</text:p>
          </table:table-cell>
          <table:table-cell office:value-type="float" office:value="0.538874675900039" calcext:value-type="float">
            <text:p>0.538874675900039</text:p>
          </table:table-cell>
          <table:table-cell office:value-type="float" office:value="0.196106771135128" calcext:value-type="float">
            <text:p>0.196106771135128</text:p>
          </table:table-cell>
          <table:table-cell office:value-type="float" office:value="0.148231022410509" calcext:value-type="float">
            <text:p>0.148231022410509</text:p>
          </table:table-cell>
          <table:table-cell office:value-type="float" office:value="0.0724910483722322" calcext:value-type="float">
            <text:p>0.0724910483722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0765582341826" calcext:value-type="float">
            <text:p>0.340765582341826</text:p>
          </table:table-cell>
          <table:table-cell office:value-type="float" office:value="1.36860482615207" calcext:value-type="float">
            <text:p>1.36860482615207</text:p>
          </table:table-cell>
          <table:table-cell office:value-type="float" office:value="0.512864100072337" calcext:value-type="float">
            <text:p>0.512864100072337</text:p>
          </table:table-cell>
          <table:table-cell office:value-type="float" office:value="0.181776644501301" calcext:value-type="float">
            <text:p>0.181776644501301</text:p>
          </table:table-cell>
          <table:table-cell office:value-type="float" office:value="0.15032976303996" calcext:value-type="float">
            <text:p>0.15032976303996</text:p>
          </table:table-cell>
          <table:table-cell office:value-type="float" office:value="0.0574809673684259" calcext:value-type="float">
            <text:p>0.0574809673684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6771798106367" calcext:value-type="float">
            <text:p>0.386771798106367</text:p>
          </table:table-cell>
          <table:table-cell office:value-type="float" office:value="1.31906179977245" calcext:value-type="float">
            <text:p>1.31906179977245</text:p>
          </table:table-cell>
          <table:table-cell office:value-type="float" office:value="0.513159993752629" calcext:value-type="float">
            <text:p>0.513159993752629</text:p>
          </table:table-cell>
          <table:table-cell office:value-type="float" office:value="0.173626987616346" calcext:value-type="float">
            <text:p>0.173626987616346</text:p>
          </table:table-cell>
          <table:table-cell office:value-type="float" office:value="0.121893867939068" calcext:value-type="float">
            <text:p>0.121893867939068</text:p>
          </table:table-cell>
          <table:table-cell office:value-type="float" office:value="0.0985695958749056" calcext:value-type="float">
            <text:p>0.09856959587490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651998925143" calcext:value-type="float">
            <text:p>0.37651998925143</text:p>
          </table:table-cell>
          <table:table-cell office:value-type="float" office:value="1.44825389069175" calcext:value-type="float">
            <text:p>1.44825389069175</text:p>
          </table:table-cell>
          <table:table-cell office:value-type="float" office:value="0.417980453529386" calcext:value-type="float">
            <text:p>0.417980453529386</text:p>
          </table:table-cell>
          <table:table-cell office:value-type="float" office:value="0.192232512630603" calcext:value-type="float">
            <text:p>0.192232512630603</text:p>
          </table:table-cell>
          <table:table-cell office:value-type="float" office:value="0.137178195914359" calcext:value-type="float">
            <text:p>0.137178195914359</text:p>
          </table:table-cell>
          <table:table-cell office:value-type="float" office:value="0.0615323861884519" calcext:value-type="float">
            <text:p>0.0615323861884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2169662208245" calcext:value-type="float">
            <text:p>0.412169662208245</text:p>
          </table:table-cell>
          <table:table-cell office:value-type="float" office:value="1.41884374796129" calcext:value-type="float">
            <text:p>1.41884374796129</text:p>
          </table:table-cell>
          <table:table-cell office:value-type="float" office:value="0.394466263857308" calcext:value-type="float">
            <text:p>0.394466263857308</text:p>
          </table:table-cell>
          <table:table-cell office:value-type="float" office:value="0.20073420478776" calcext:value-type="float">
            <text:p>0.20073420478776</text:p>
          </table:table-cell>
          <table:table-cell office:value-type="float" office:value="0.144060635070882" calcext:value-type="float">
            <text:p>0.144060635070882</text:p>
          </table:table-cell>
          <table:table-cell office:value-type="float" office:value="0.0606986800307809" calcext:value-type="float">
            <text:p>0.06069868003078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1794320087613" calcext:value-type="float">
            <text:p>0.81794320087613</text:p>
          </table:table-cell>
          <table:table-cell office:value-type="float" office:value="1.07009722319374" calcext:value-type="float">
            <text:p>1.07009722319374</text:p>
          </table:table-cell>
          <table:table-cell office:value-type="float" office:value="0.510971185079915" calcext:value-type="float">
            <text:p>0.510971185079915</text:p>
          </table:table-cell>
          <table:table-cell office:value-type="float" office:value="0.164116115415355" calcext:value-type="float">
            <text:p>0.164116115415355</text:p>
          </table:table-cell>
          <table:table-cell office:value-type="float" office:value="0.116218561073705" calcext:value-type="float">
            <text:p>0.116218561073705</text:p>
          </table:table-cell>
          <table:table-cell office:value-type="float" office:value="0.0753712102659941" calcext:value-type="float">
            <text:p>0.0753712102659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18143715292836" calcext:value-type="float">
            <text:p>0.718143715292836</text:p>
          </table:table-cell>
          <table:table-cell office:value-type="float" office:value="1.15079307247038" calcext:value-type="float">
            <text:p>1.15079307247038</text:p>
          </table:table-cell>
          <table:table-cell office:value-type="float" office:value="0.443388375916623" calcext:value-type="float">
            <text:p>0.443388375916623</text:p>
          </table:table-cell>
          <table:table-cell office:value-type="float" office:value="0.191908450636041" calcext:value-type="float">
            <text:p>0.191908450636041</text:p>
          </table:table-cell>
          <table:table-cell office:value-type="float" office:value="0.14257306344217" calcext:value-type="float">
            <text:p>0.14257306344217</text:p>
          </table:table-cell>
          <table:table-cell office:value-type="float" office:value="0.0574765843471083" calcext:value-type="float">
            <text:p>0.05747658434710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0661262845728" calcext:value-type="float">
            <text:p>0.590661262845728</text:p>
          </table:table-cell>
          <table:table-cell office:value-type="float" office:value="1.23570231150022" calcext:value-type="float">
            <text:p>1.23570231150022</text:p>
          </table:table-cell>
          <table:table-cell office:value-type="float" office:value="0.527488159982735" calcext:value-type="float">
            <text:p>0.527488159982735</text:p>
          </table:table-cell>
          <table:table-cell office:value-type="float" office:value="0.177655710362705" calcext:value-type="float">
            <text:p>0.177655710362705</text:p>
          </table:table-cell>
          <table:table-cell office:value-type="float" office:value="0.132243814847086" calcext:value-type="float">
            <text:p>0.132243814847086</text:p>
          </table:table-cell>
          <table:table-cell office:value-type="float" office:value="0.0738894085881756" calcext:value-type="float">
            <text:p>0.0738894085881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5767112723405" calcext:value-type="float">
            <text:p>0.655767112723405</text:p>
          </table:table-cell>
          <table:table-cell office:value-type="float" office:value="1.20759584385953" calcext:value-type="float">
            <text:p>1.20759584385953</text:p>
          </table:table-cell>
          <table:table-cell office:value-type="float" office:value="0.465492883874242" calcext:value-type="float">
            <text:p>0.465492883874242</text:p>
          </table:table-cell>
          <table:table-cell office:value-type="float" office:value="0.147869924513568" calcext:value-type="float">
            <text:p>0.147869924513568</text:p>
          </table:table-cell>
          <table:table-cell office:value-type="float" office:value="0.111135583938568" calcext:value-type="float">
            <text:p>0.111135583938568</text:p>
          </table:table-cell>
          <table:table-cell office:value-type="float" office:value="0.0607578537232266" calcext:value-type="float">
            <text:p>0.0607578537232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20726754873977" calcext:value-type="float">
            <text:p>0.820726754873977</text:p>
          </table:table-cell>
          <table:table-cell office:value-type="float" office:value="1.07410699190369" calcext:value-type="float">
            <text:p>1.07410699190369</text:p>
          </table:table-cell>
          <table:table-cell office:value-type="float" office:value="0.501385259777998" calcext:value-type="float">
            <text:p>0.501385259777998</text:p>
          </table:table-cell>
          <table:table-cell office:value-type="float" office:value="0.214449281756977" calcext:value-type="float">
            <text:p>0.214449281756977</text:p>
          </table:table-cell>
          <table:table-cell office:value-type="float" office:value="0.17817461994789" calcext:value-type="float">
            <text:p>0.17817461994789</text:p>
          </table:table-cell>
          <table:table-cell office:value-type="float" office:value="0.0868842267499116" calcext:value-type="float">
            <text:p>0.0868842267499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99069278953117" calcext:value-type="float">
            <text:p>0.899069278953117</text:p>
          </table:table-cell>
          <table:table-cell office:value-type="float" office:value="1.03320948437772" calcext:value-type="float">
            <text:p>1.03320948437772</text:p>
          </table:table-cell>
          <table:table-cell office:value-type="float" office:value="0.415279421550815" calcext:value-type="float">
            <text:p>0.415279421550815</text:p>
          </table:table-cell>
          <table:table-cell office:value-type="float" office:value="0.244529072845597" calcext:value-type="float">
            <text:p>0.244529072845597</text:p>
          </table:table-cell>
          <table:table-cell office:value-type="float" office:value="0.186807034394382" calcext:value-type="float">
            <text:p>0.186807034394382</text:p>
          </table:table-cell>
          <table:table-cell office:value-type="float" office:value="0.0733027485929899" calcext:value-type="float">
            <text:p>0.073302748592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8898248303694" calcext:value-type="float">
            <text:p>0.398898248303694</text:p>
          </table:table-cell>
          <table:table-cell office:value-type="float" office:value="1.30303811427932" calcext:value-type="float">
            <text:p>1.30303811427932</text:p>
          </table:table-cell>
          <table:table-cell office:value-type="float" office:value="0.601135759464465" calcext:value-type="float">
            <text:p>0.601135759464465</text:p>
          </table:table-cell>
          <table:table-cell office:value-type="float" office:value="0.180541253691969" calcext:value-type="float">
            <text:p>0.180541253691969</text:p>
          </table:table-cell>
          <table:table-cell office:value-type="float" office:value="0.134136477779363" calcext:value-type="float">
            <text:p>0.134136477779363</text:p>
          </table:table-cell>
          <table:table-cell office:value-type="float" office:value="0.0867743597618479" calcext:value-type="float">
            <text:p>0.0867743597618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1982374798463" calcext:value-type="float">
            <text:p>0.361982374798463</text:p>
          </table:table-cell>
          <table:table-cell office:value-type="float" office:value="1.34015662781838" calcext:value-type="float">
            <text:p>1.34015662781838</text:p>
          </table:table-cell>
          <table:table-cell office:value-type="float" office:value="0.573790929487653" calcext:value-type="float">
            <text:p>0.573790929487653</text:p>
          </table:table-cell>
          <table:table-cell office:value-type="float" office:value="0.172253152668527" calcext:value-type="float">
            <text:p>0.172253152668527</text:p>
          </table:table-cell>
          <table:table-cell office:value-type="float" office:value="0.131596064570607" calcext:value-type="float">
            <text:p>0.131596064570607</text:p>
          </table:table-cell>
          <table:table-cell office:value-type="float" office:value="0.0823923067152662" calcext:value-type="float">
            <text:p>0.08239230671526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7277662706424" calcext:value-type="float">
            <text:p>0.657277662706424</text:p>
          </table:table-cell>
          <table:table-cell office:value-type="float" office:value="1.21797983502756" calcext:value-type="float">
            <text:p>1.21797983502756</text:p>
          </table:table-cell>
          <table:table-cell office:value-type="float" office:value="0.439319601880354" calcext:value-type="float">
            <text:p>0.439319601880354</text:p>
          </table:table-cell>
          <table:table-cell office:value-type="float" office:value="0.160614349901568" calcext:value-type="float">
            <text:p>0.160614349901568</text:p>
          </table:table-cell>
          <table:table-cell office:value-type="float" office:value="0.116408763905702" calcext:value-type="float">
            <text:p>0.116408763905702</text:p>
          </table:table-cell>
          <table:table-cell office:value-type="float" office:value="0.047102415299666" calcext:value-type="float">
            <text:p>0.0471024152996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27594930503695" calcext:value-type="float">
            <text:p>0.827594930503695</text:p>
          </table:table-cell>
          <table:table-cell office:value-type="float" office:value="1.08586912122363" calcext:value-type="float">
            <text:p>1.08586912122363</text:p>
          </table:table-cell>
          <table:table-cell office:value-type="float" office:value="0.355871616278781" calcext:value-type="float">
            <text:p>0.355871616278781</text:p>
          </table:table-cell>
          <table:table-cell office:value-type="float" office:value="0.1228266437947" calcext:value-type="float">
            <text:p>0.1228266437947</text:p>
          </table:table-cell>
          <table:table-cell office:value-type="float" office:value="0.0970727626468464" calcext:value-type="float">
            <text:p>0.097072762646847</text:p>
          </table:table-cell>
          <table:table-cell office:value-type="float" office:value="0.0442748933995106" calcext:value-type="float">
            <text:p>0.0442748933995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0215411590498" calcext:value-type="float">
            <text:p>0.300215411590498</text:p>
          </table:table-cell>
          <table:table-cell office:value-type="float" office:value="1.45479112062517" calcext:value-type="float">
            <text:p>1.45479112062517</text:p>
          </table:table-cell>
          <table:table-cell office:value-type="float" office:value="0.531281253731102" calcext:value-type="float">
            <text:p>0.531281253731102</text:p>
          </table:table-cell>
          <table:table-cell office:value-type="float" office:value="0.191270864894885" calcext:value-type="float">
            <text:p>0.191270864894885</text:p>
          </table:table-cell>
          <table:table-cell office:value-type="float" office:value="0.160316645433793" calcext:value-type="float">
            <text:p>0.160316645433793</text:p>
          </table:table-cell>
          <table:table-cell office:value-type="float" office:value="0.0701321061794573" calcext:value-type="float">
            <text:p>0.0701321061794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3702510016343" calcext:value-type="float">
            <text:p>0.623702510016343</text:p>
          </table:table-cell>
          <table:table-cell office:value-type="float" office:value="1.20087830183798" calcext:value-type="float">
            <text:p>1.20087830183798</text:p>
          </table:table-cell>
          <table:table-cell office:value-type="float" office:value="0.457298045932879" calcext:value-type="float">
            <text:p>0.457298045932879</text:p>
          </table:table-cell>
          <table:table-cell office:value-type="float" office:value="0.149643938570695" calcext:value-type="float">
            <text:p>0.149643938570695</text:p>
          </table:table-cell>
          <table:table-cell office:value-type="float" office:value="0.128800821525276" calcext:value-type="float">
            <text:p>0.128800821525276</text:p>
          </table:table-cell>
          <table:table-cell office:value-type="float" office:value="0.0668892218402459" calcext:value-type="float">
            <text:p>0.0668892218402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5862978792172" calcext:value-type="float">
            <text:p>0.255862978792172</text:p>
          </table:table-cell>
          <table:table-cell office:value-type="float" office:value="1.45826427336373" calcext:value-type="float">
            <text:p>1.45826427336373</text:p>
          </table:table-cell>
          <table:table-cell office:value-type="float" office:value="0.465663019488598" calcext:value-type="float">
            <text:p>0.465663019488598</text:p>
          </table:table-cell>
          <table:table-cell office:value-type="float" office:value="0.156545489645079" calcext:value-type="float">
            <text:p>0.156545489645079</text:p>
          </table:table-cell>
          <table:table-cell office:value-type="float" office:value="0.104976102419973" calcext:value-type="float">
            <text:p>0.104976102419973</text:p>
          </table:table-cell>
          <table:table-cell office:value-type="float" office:value="0.0537044229939443" calcext:value-type="float">
            <text:p>0.0537044229939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0873310894465" calcext:value-type="float">
            <text:p>0.20873310894465</text:p>
          </table:table-cell>
          <table:table-cell office:value-type="float" office:value="1.49812622836814" calcext:value-type="float">
            <text:p>1.49812622836814</text:p>
          </table:table-cell>
          <table:table-cell office:value-type="float" office:value="0.493795020781282" calcext:value-type="float">
            <text:p>0.493795020781282</text:p>
          </table:table-cell>
          <table:table-cell office:value-type="float" office:value="0.175085717149198" calcext:value-type="float">
            <text:p>0.175085717149198</text:p>
          </table:table-cell>
          <table:table-cell office:value-type="float" office:value="0.130572369892542" calcext:value-type="float">
            <text:p>0.130572369892542</text:p>
          </table:table-cell>
          <table:table-cell office:value-type="float" office:value="0.0694426897539167" calcext:value-type="float">
            <text:p>0.0694426897539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4823840743741" calcext:value-type="float">
            <text:p>0.654823840743741</text:p>
          </table:table-cell>
          <table:table-cell office:value-type="float" office:value="1.27276996223516" calcext:value-type="float">
            <text:p>1.27276996223516</text:p>
          </table:table-cell>
          <table:table-cell office:value-type="float" office:value="0.484880067070858" calcext:value-type="float">
            <text:p>0.484880067070858</text:p>
          </table:table-cell>
          <table:table-cell office:value-type="float" office:value="0.192011740593245" calcext:value-type="float">
            <text:p>0.192011740593245</text:p>
          </table:table-cell>
          <table:table-cell office:value-type="float" office:value="0.110378921538387" calcext:value-type="float">
            <text:p>0.110378921538387</text:p>
          </table:table-cell>
          <table:table-cell office:value-type="float" office:value="0.0713508712731132" calcext:value-type="float">
            <text:p>0.0713508712731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2658632530793" calcext:value-type="float">
            <text:p>0.732658632530793</text:p>
          </table:table-cell>
          <table:table-cell office:value-type="float" office:value="1.2228347095069" calcext:value-type="float">
            <text:p>1.2228347095069</text:p>
          </table:table-cell>
          <table:table-cell office:value-type="float" office:value="0.387741355202895" calcext:value-type="float">
            <text:p>0.387741355202895</text:p>
          </table:table-cell>
          <table:table-cell office:value-type="float" office:value="0.130386613000482" calcext:value-type="float">
            <text:p>0.130386613000482</text:p>
          </table:table-cell>
          <table:table-cell office:value-type="float" office:value="0.100663584272528" calcext:value-type="float">
            <text:p>0.100663584272528</text:p>
          </table:table-cell>
          <table:table-cell office:value-type="float" office:value="0.0572791914743089" calcext:value-type="float">
            <text:p>0.05727919147430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626084081364" calcext:value-type="float">
            <text:p>0.60626084081364</text:p>
          </table:table-cell>
          <table:table-cell office:value-type="float" office:value="1.25145945542877" calcext:value-type="float">
            <text:p>1.25145945542877</text:p>
          </table:table-cell>
          <table:table-cell office:value-type="float" office:value="0.2792984383352" calcext:value-type="float">
            <text:p>0.2792984383352</text:p>
          </table:table-cell>
          <table:table-cell office:value-type="float" office:value="0.151494616167131" calcext:value-type="float">
            <text:p>0.151494616167131</text:p>
          </table:table-cell>
          <table:table-cell office:value-type="float" office:value="0.107830450013158" calcext:value-type="float">
            <text:p>0.107830450013158</text:p>
          </table:table-cell>
          <table:table-cell office:value-type="float" office:value="0.0364336311786427" calcext:value-type="float">
            <text:p>0.0364336311786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7172182955337" calcext:value-type="float">
            <text:p>0.707172182955337</text:p>
          </table:table-cell>
          <table:table-cell office:value-type="float" office:value="1.16549919206722" calcext:value-type="float">
            <text:p>1.16549919206722</text:p>
          </table:table-cell>
          <table:table-cell office:value-type="float" office:value="0.239199635404197" calcext:value-type="float">
            <text:p>0.239199635404197</text:p>
          </table:table-cell>
          <table:table-cell office:value-type="float" office:value="0.135837379656735" calcext:value-type="float">
            <text:p>0.135837379656735</text:p>
          </table:table-cell>
          <table:table-cell office:value-type="float" office:value="0.106061834974619" calcext:value-type="float">
            <text:p>0.106061834974619</text:p>
          </table:table-cell>
          <table:table-cell office:value-type="float" office:value="0.0289177475387418" calcext:value-type="float">
            <text:p>0.0289177475387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7465865815488" calcext:value-type="float">
            <text:p>0.667465865815488</text:p>
          </table:table-cell>
          <table:table-cell office:value-type="float" office:value="1.0987160242561" calcext:value-type="float">
            <text:p>1.0987160242561</text:p>
          </table:table-cell>
          <table:table-cell office:value-type="float" office:value="0.508866867748614" calcext:value-type="float">
            <text:p>0.508866867748614</text:p>
          </table:table-cell>
          <table:table-cell office:value-type="float" office:value="0.17842194580455" calcext:value-type="float">
            <text:p>0.17842194580455</text:p>
          </table:table-cell>
          <table:table-cell office:value-type="float" office:value="0.108107792864944" calcext:value-type="float">
            <text:p>0.108107792864944</text:p>
          </table:table-cell>
          <table:table-cell office:value-type="float" office:value="0.0746223067334849" calcext:value-type="float">
            <text:p>0.0746223067334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0965420039875" calcext:value-type="float">
            <text:p>0.740965420039875</text:p>
          </table:table-cell>
          <table:table-cell office:value-type="float" office:value="1.04424183834594" calcext:value-type="float">
            <text:p>1.04424183834594</text:p>
          </table:table-cell>
          <table:table-cell office:value-type="float" office:value="0.428048990308694" calcext:value-type="float">
            <text:p>0.428048990308694</text:p>
          </table:table-cell>
          <table:table-cell office:value-type="float" office:value="0.170776963896135" calcext:value-type="float">
            <text:p>0.170776963896135</text:p>
          </table:table-cell>
          <table:table-cell office:value-type="float" office:value="0.147944650570908" calcext:value-type="float">
            <text:p>0.147944650570908</text:p>
          </table:table-cell>
          <table:table-cell office:value-type="float" office:value="0.0537922253928111" calcext:value-type="float">
            <text:p>0.0537922253928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44200249602319" calcext:value-type="float">
            <text:p>0.744200249602319</text:p>
          </table:table-cell>
          <table:table-cell office:value-type="float" office:value="1.27626099562203" calcext:value-type="float">
            <text:p>1.27626099562203</text:p>
          </table:table-cell>
          <table:table-cell office:value-type="float" office:value="0.502645419845705" calcext:value-type="float">
            <text:p>0.502645419845705</text:p>
          </table:table-cell>
          <table:table-cell office:value-type="float" office:value="0.19713260683684" calcext:value-type="float">
            <text:p>0.19713260683684</text:p>
          </table:table-cell>
          <table:table-cell office:value-type="float" office:value="0.128007276100908" calcext:value-type="float">
            <text:p>0.128007276100908</text:p>
          </table:table-cell>
          <table:table-cell office:value-type="float" office:value="0.0655081045568593" calcext:value-type="float">
            <text:p>0.0655081045568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8632868408332" calcext:value-type="float">
            <text:p>0.728632868408332</text:p>
          </table:table-cell>
          <table:table-cell office:value-type="float" office:value="1.30474101966103" calcext:value-type="float">
            <text:p>1.30474101966103</text:p>
          </table:table-cell>
          <table:table-cell office:value-type="float" office:value="0.495207906352027" calcext:value-type="float">
            <text:p>0.495207906352027</text:p>
          </table:table-cell>
          <table:table-cell office:value-type="float" office:value="0.285680607127795" calcext:value-type="float">
            <text:p>0.285680607127795</text:p>
          </table:table-cell>
          <table:table-cell office:value-type="float" office:value="0.201874275318265" calcext:value-type="float">
            <text:p>0.201874275318265</text:p>
          </table:table-cell>
          <table:table-cell office:value-type="float" office:value="0.100841827916514" calcext:value-type="float">
            <text:p>0.1008418279165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1999591183682" calcext:value-type="float">
            <text:p>0.421999591183682</text:p>
          </table:table-cell>
          <table:table-cell office:value-type="float" office:value="1.41840867432986" calcext:value-type="float">
            <text:p>1.41840867432986</text:p>
          </table:table-cell>
          <table:table-cell office:value-type="float" office:value="0.49073249452693" calcext:value-type="float">
            <text:p>0.49073249452693</text:p>
          </table:table-cell>
          <table:table-cell office:value-type="float" office:value="0.194742304795331" calcext:value-type="float">
            <text:p>0.194742304795331</text:p>
          </table:table-cell>
          <table:table-cell office:value-type="float" office:value="0.134661696526977" calcext:value-type="float">
            <text:p>0.134661696526977</text:p>
          </table:table-cell>
          <table:table-cell office:value-type="float" office:value="0.064003013736818" calcext:value-type="float">
            <text:p>0.064003013736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190338444054" calcext:value-type="float">
            <text:p>0.67190338444054</text:p>
          </table:table-cell>
          <table:table-cell office:value-type="float" office:value="1.20634580465255" calcext:value-type="float">
            <text:p>1.20634580465255</text:p>
          </table:table-cell>
          <table:table-cell office:value-type="float" office:value="0.414092958488389" calcext:value-type="float">
            <text:p>0.414092958488389</text:p>
          </table:table-cell>
          <table:table-cell office:value-type="float" office:value="0.176193584033726" calcext:value-type="float">
            <text:p>0.176193584033726</text:p>
          </table:table-cell>
          <table:table-cell office:value-type="float" office:value="0.139601866766741" calcext:value-type="float">
            <text:p>0.139601866766741</text:p>
          </table:table-cell>
          <table:table-cell office:value-type="float" office:value="0.061735791319971" calcext:value-type="float">
            <text:p>0.0617357913199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5133015550864" calcext:value-type="float">
            <text:p>0.365133015550864</text:p>
          </table:table-cell>
          <table:table-cell office:value-type="float" office:value="1.39912705876263" calcext:value-type="float">
            <text:p>1.39912705876263</text:p>
          </table:table-cell>
          <table:table-cell office:value-type="float" office:value="0.582520740207929" calcext:value-type="float">
            <text:p>0.582520740207929</text:p>
          </table:table-cell>
          <table:table-cell office:value-type="float" office:value="0.175248918732173" calcext:value-type="float">
            <text:p>0.175248918732173</text:p>
          </table:table-cell>
          <table:table-cell office:value-type="float" office:value="0.140691605820797" calcext:value-type="float">
            <text:p>0.140691605820797</text:p>
          </table:table-cell>
          <table:table-cell office:value-type="float" office:value="0.0667070071070312" calcext:value-type="float">
            <text:p>0.0667070071070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335098989832" calcext:value-type="float">
            <text:p>0.44335098989832</text:p>
          </table:table-cell>
          <table:table-cell office:value-type="float" office:value="1.35244200803583" calcext:value-type="float">
            <text:p>1.35244200803583</text:p>
          </table:table-cell>
          <table:table-cell office:value-type="float" office:value="0.557017958257331" calcext:value-type="float">
            <text:p>0.557017958257331</text:p>
          </table:table-cell>
          <table:table-cell office:value-type="float" office:value="0.184499675272367" calcext:value-type="float">
            <text:p>0.184499675272367</text:p>
          </table:table-cell>
          <table:table-cell office:value-type="float" office:value="0.128249526263129" calcext:value-type="float">
            <text:p>0.128249526263129</text:p>
          </table:table-cell>
          <table:table-cell office:value-type="float" office:value="0.0755185521852634" calcext:value-type="float">
            <text:p>0.0755185521852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11707441398382" calcext:value-type="float">
            <text:p>0.211707441398382</text:p>
          </table:table-cell>
          <table:table-cell office:value-type="float" office:value="1.48850229606087" calcext:value-type="float">
            <text:p>1.48850229606087</text:p>
          </table:table-cell>
          <table:table-cell office:value-type="float" office:value="0.584640433978828" calcext:value-type="float">
            <text:p>0.584640433978828</text:p>
          </table:table-cell>
          <table:table-cell office:value-type="float" office:value="0.185969312434563" calcext:value-type="float">
            <text:p>0.185969312434563</text:p>
          </table:table-cell>
          <table:table-cell office:value-type="float" office:value="0.109783027006684" calcext:value-type="float">
            <text:p>0.109783027006684</text:p>
          </table:table-cell>
          <table:table-cell office:value-type="float" office:value="0.0761440830311954" calcext:value-type="float">
            <text:p>0.0761440830311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90675927579103" calcext:value-type="float">
            <text:p>0.04906759275791</text:p>
          </table:table-cell>
          <table:table-cell office:value-type="float" office:value="1.62693153607628" calcext:value-type="float">
            <text:p>1.62693153607628</text:p>
          </table:table-cell>
          <table:table-cell office:value-type="float" office:value="0.540589439238659" calcext:value-type="float">
            <text:p>0.540589439238659</text:p>
          </table:table-cell>
          <table:table-cell office:value-type="float" office:value="0.257290915037966" calcext:value-type="float">
            <text:p>0.257290915037966</text:p>
          </table:table-cell>
          <table:table-cell office:value-type="float" office:value="0.187081209339156" calcext:value-type="float">
            <text:p>0.187081209339156</text:p>
          </table:table-cell>
          <table:table-cell office:value-type="float" office:value="0.0913620958968184" calcext:value-type="float">
            <text:p>0.09136209589681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9160505736632" calcext:value-type="float">
            <text:p>0.629160505736632</text:p>
          </table:table-cell>
          <table:table-cell office:value-type="float" office:value="1.22112698040829" calcext:value-type="float">
            <text:p>1.22112698040829</text:p>
          </table:table-cell>
          <table:table-cell office:value-type="float" office:value="0.641182395382551" calcext:value-type="float">
            <text:p>0.641182395382551</text:p>
          </table:table-cell>
          <table:table-cell office:value-type="float" office:value="0.205927893318372" calcext:value-type="float">
            <text:p>0.205927893318372</text:p>
          </table:table-cell>
          <table:table-cell office:value-type="float" office:value="0.146811728427045" calcext:value-type="float">
            <text:p>0.146811728427045</text:p>
          </table:table-cell>
          <table:table-cell office:value-type="float" office:value="0.104591472502114" calcext:value-type="float">
            <text:p>0.1045914725021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4819146113531" calcext:value-type="float">
            <text:p>0.674819146113531</text:p>
          </table:table-cell>
          <table:table-cell office:value-type="float" office:value="1.2071890619041" calcext:value-type="float">
            <text:p>1.2071890619041</text:p>
          </table:table-cell>
          <table:table-cell office:value-type="float" office:value="0.561337658638297" calcext:value-type="float">
            <text:p>0.561337658638297</text:p>
          </table:table-cell>
          <table:table-cell office:value-type="float" office:value="0.201571939127874" calcext:value-type="float">
            <text:p>0.201571939127874</text:p>
          </table:table-cell>
          <table:table-cell office:value-type="float" office:value="0.136587744519325" calcext:value-type="float">
            <text:p>0.136587744519325</text:p>
          </table:table-cell>
          <table:table-cell office:value-type="float" office:value="0.077934582514318" calcext:value-type="float">
            <text:p>0.07793458251431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5494002276151" calcext:value-type="float">
            <text:p>0.475494002276151</text:p>
          </table:table-cell>
          <table:table-cell office:value-type="float" office:value="1.32658165233771" calcext:value-type="float">
            <text:p>1.32658165233771</text:p>
          </table:table-cell>
          <table:table-cell office:value-type="float" office:value="0.541131153766977" calcext:value-type="float">
            <text:p>0.541131153766977</text:p>
          </table:table-cell>
          <table:table-cell office:value-type="float" office:value="0.177708996369517" calcext:value-type="float">
            <text:p>0.177708996369517</text:p>
          </table:table-cell>
          <table:table-cell office:value-type="float" office:value="0.118950572697244" calcext:value-type="float">
            <text:p>0.118950572697244</text:p>
          </table:table-cell>
          <table:table-cell office:value-type="float" office:value="0.0827998641957388" calcext:value-type="float">
            <text:p>0.0827998641957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7984883689504" calcext:value-type="float">
            <text:p>0.527984883689504</text:p>
          </table:table-cell>
          <table:table-cell office:value-type="float" office:value="1.31878472669548" calcext:value-type="float">
            <text:p>1.31878472669548</text:p>
          </table:table-cell>
          <table:table-cell office:value-type="float" office:value="0.458419883875644" calcext:value-type="float">
            <text:p>0.458419883875644</text:p>
          </table:table-cell>
          <table:table-cell office:value-type="float" office:value="0.138572706156796" calcext:value-type="float">
            <text:p>0.138572706156796</text:p>
          </table:table-cell>
          <table:table-cell office:value-type="float" office:value="0.109117602019383" calcext:value-type="float">
            <text:p>0.109117602019383</text:p>
          </table:table-cell>
          <table:table-cell office:value-type="float" office:value="0.0558629842312335" calcext:value-type="float">
            <text:p>0.0558629842312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5878796035523" calcext:value-type="float">
            <text:p>0.155878796035523</text:p>
          </table:table-cell>
          <table:table-cell office:value-type="float" office:value="1.4007199037673" calcext:value-type="float">
            <text:p>1.4007199037673</text:p>
          </table:table-cell>
          <table:table-cell office:value-type="float" office:value="0.524917620448907" calcext:value-type="float">
            <text:p>0.524917620448907</text:p>
          </table:table-cell>
          <table:table-cell office:value-type="float" office:value="0.254935342208656" calcext:value-type="float">
            <text:p>0.254935342208656</text:p>
          </table:table-cell>
          <table:table-cell office:value-type="float" office:value="0.131940757421321" calcext:value-type="float">
            <text:p>0.131940757421321</text:p>
          </table:table-cell>
          <table:table-cell office:value-type="float" office:value="0.0609344812242564" calcext:value-type="float">
            <text:p>0.060934481224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43525240271057" calcext:value-type="float">
            <text:p>0.014352524027106</text:p>
          </table:table-cell>
          <table:table-cell office:value-type="float" office:value="1.56674157272058" calcext:value-type="float">
            <text:p>1.56674157272058</text:p>
          </table:table-cell>
          <table:table-cell office:value-type="float" office:value="0.428556405575331" calcext:value-type="float">
            <text:p>0.428556405575331</text:p>
          </table:table-cell>
          <table:table-cell office:value-type="float" office:value="0.212804046766753" calcext:value-type="float">
            <text:p>0.212804046766753</text:p>
          </table:table-cell>
          <table:table-cell office:value-type="float" office:value="0.143088603889484" calcext:value-type="float">
            <text:p>0.143088603889484</text:p>
          </table:table-cell>
          <table:table-cell office:value-type="float" office:value="0.0739713569390679" calcext:value-type="float">
            <text:p>0.0739713569390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6074371423955" calcext:value-type="float">
            <text:p>0.466074371423955</text:p>
          </table:table-cell>
          <table:table-cell office:value-type="float" office:value="1.33989977530716" calcext:value-type="float">
            <text:p>1.33989977530716</text:p>
          </table:table-cell>
          <table:table-cell office:value-type="float" office:value="0.386012484950628" calcext:value-type="float">
            <text:p>0.386012484950628</text:p>
          </table:table-cell>
          <table:table-cell office:value-type="float" office:value="0.183864231377658" calcext:value-type="float">
            <text:p>0.183864231377658</text:p>
          </table:table-cell>
          <table:table-cell office:value-type="float" office:value="0.0985721621323149" calcext:value-type="float">
            <text:p>0.098572162132315</text:p>
          </table:table-cell>
          <table:table-cell office:value-type="float" office:value="0.0589787205320295" calcext:value-type="float">
            <text:p>0.058978720532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4686805439449" calcext:value-type="float">
            <text:p>0.344686805439449</text:p>
          </table:table-cell>
          <table:table-cell office:value-type="float" office:value="1.45272483277089" calcext:value-type="float">
            <text:p>1.45272483277089</text:p>
          </table:table-cell>
          <table:table-cell office:value-type="float" office:value="0.371568584640844" calcext:value-type="float">
            <text:p>0.371568584640844</text:p>
          </table:table-cell>
          <table:table-cell office:value-type="float" office:value="0.147941125069773" calcext:value-type="float">
            <text:p>0.147941125069773</text:p>
          </table:table-cell>
          <table:table-cell office:value-type="float" office:value="0.106701770639087" calcext:value-type="float">
            <text:p>0.106701770639087</text:p>
          </table:table-cell>
          <table:table-cell office:value-type="float" office:value="0.0512096432435096" calcext:value-type="float">
            <text:p>0.051209643243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1568291687126" calcext:value-type="float">
            <text:p>0.491568291687126</text:p>
          </table:table-cell>
          <table:table-cell office:value-type="float" office:value="1.25338450846463" calcext:value-type="float">
            <text:p>1.25338450846463</text:p>
          </table:table-cell>
          <table:table-cell office:value-type="float" office:value="0.582076037104981" calcext:value-type="float">
            <text:p>0.582076037104981</text:p>
          </table:table-cell>
          <table:table-cell office:value-type="float" office:value="0.174289050928098" calcext:value-type="float">
            <text:p>0.174289050928098</text:p>
          </table:table-cell>
          <table:table-cell office:value-type="float" office:value="0.116098378407255" calcext:value-type="float">
            <text:p>0.116098378407255</text:p>
          </table:table-cell>
          <table:table-cell office:value-type="float" office:value="0.0642987271098949" calcext:value-type="float">
            <text:p>0.0642987271098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8783526667456" calcext:value-type="float">
            <text:p>0.688783526667456</text:p>
          </table:table-cell>
          <table:table-cell office:value-type="float" office:value="1.11747733330491" calcext:value-type="float">
            <text:p>1.11747733330491</text:p>
          </table:table-cell>
          <table:table-cell office:value-type="float" office:value="0.517563869908646" calcext:value-type="float">
            <text:p>0.517563869908646</text:p>
          </table:table-cell>
          <table:table-cell office:value-type="float" office:value="0.156610320306321" calcext:value-type="float">
            <text:p>0.156610320306321</text:p>
          </table:table-cell>
          <table:table-cell office:value-type="float" office:value="0.118375904687144" calcext:value-type="float">
            <text:p>0.118375904687144</text:p>
          </table:table-cell>
          <table:table-cell office:value-type="float" office:value="0.0543673099773369" calcext:value-type="float">
            <text:p>0.0543673099773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58877795257546" calcext:value-type="float">
            <text:p>0.358877795257546</text:p>
          </table:table-cell>
          <table:table-cell office:value-type="float" office:value="1.42064547204518" calcext:value-type="float">
            <text:p>1.42064547204518</text:p>
          </table:table-cell>
          <table:table-cell office:value-type="float" office:value="0.538562377151919" calcext:value-type="float">
            <text:p>0.538562377151919</text:p>
          </table:table-cell>
          <table:table-cell office:value-type="float" office:value="0.183432609006259" calcext:value-type="float">
            <text:p>0.183432609006259</text:p>
          </table:table-cell>
          <table:table-cell office:value-type="float" office:value="0.132241063411415" calcext:value-type="float">
            <text:p>0.132241063411415</text:p>
          </table:table-cell>
          <table:table-cell office:value-type="float" office:value="0.0797662128903322" calcext:value-type="float">
            <text:p>0.0797662128903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1244247760213" calcext:value-type="float">
            <text:p>0.31244247760213</text:p>
          </table:table-cell>
          <table:table-cell office:value-type="float" office:value="1.46529469873359" calcext:value-type="float">
            <text:p>1.46529469873359</text:p>
          </table:table-cell>
          <table:table-cell office:value-type="float" office:value="0.509491071871057" calcext:value-type="float">
            <text:p>0.509491071871057</text:p>
          </table:table-cell>
          <table:table-cell office:value-type="float" office:value="0.20445367854113" calcext:value-type="float">
            <text:p>0.20445367854113</text:p>
          </table:table-cell>
          <table:table-cell office:value-type="float" office:value="0.167132946686705" calcext:value-type="float">
            <text:p>0.167132946686705</text:p>
          </table:table-cell>
          <table:table-cell office:value-type="float" office:value="0.0985990782136904" calcext:value-type="float">
            <text:p>0.0985990782136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6745723755162" calcext:value-type="float">
            <text:p>0.446745723755162</text:p>
          </table:table-cell>
          <table:table-cell office:value-type="float" office:value="1.35606407862033" calcext:value-type="float">
            <text:p>1.35606407862033</text:p>
          </table:table-cell>
          <table:table-cell office:value-type="float" office:value="0.59403742315379" calcext:value-type="float">
            <text:p>0.59403742315379</text:p>
          </table:table-cell>
          <table:table-cell office:value-type="float" office:value="0.195026225506559" calcext:value-type="float">
            <text:p>0.195026225506559</text:p>
          </table:table-cell>
          <table:table-cell office:value-type="float" office:value="0.174466449696201" calcext:value-type="float">
            <text:p>0.174466449696201</text:p>
          </table:table-cell>
          <table:table-cell office:value-type="float" office:value="0.0806631855865366" calcext:value-type="float">
            <text:p>0.0806631855865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8645931627581" calcext:value-type="float">
            <text:p>0.658645931627581</text:p>
          </table:table-cell>
          <table:table-cell office:value-type="float" office:value="1.21831675223921" calcext:value-type="float">
            <text:p>1.21831675223921</text:p>
          </table:table-cell>
          <table:table-cell office:value-type="float" office:value="0.50773145440353" calcext:value-type="float">
            <text:p>0.50773145440353</text:p>
          </table:table-cell>
          <table:table-cell office:value-type="float" office:value="0.178463564925266" calcext:value-type="float">
            <text:p>0.178463564925266</text:p>
          </table:table-cell>
          <table:table-cell office:value-type="float" office:value="0.140173199522625" calcext:value-type="float">
            <text:p>0.140173199522625</text:p>
          </table:table-cell>
          <table:table-cell office:value-type="float" office:value="0.0708257563175739" calcext:value-type="float">
            <text:p>0.07082575631757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1760948079322" calcext:value-type="float">
            <text:p>0.501760948079322</text:p>
          </table:table-cell>
          <table:table-cell office:value-type="float" office:value="1.36301333066561" calcext:value-type="float">
            <text:p>1.36301333066561</text:p>
          </table:table-cell>
          <table:table-cell office:value-type="float" office:value="0.563647962767184" calcext:value-type="float">
            <text:p>0.563647962767184</text:p>
          </table:table-cell>
          <table:table-cell office:value-type="float" office:value="0.230706607997543" calcext:value-type="float">
            <text:p>0.230706607997543</text:p>
          </table:table-cell>
          <table:table-cell office:value-type="float" office:value="0.176567634833341" calcext:value-type="float">
            <text:p>0.176567634833341</text:p>
          </table:table-cell>
          <table:table-cell office:value-type="float" office:value="0.0884186251309822" calcext:value-type="float">
            <text:p>0.0884186251309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7604556067403" calcext:value-type="float">
            <text:p>0.677604556067403</text:p>
          </table:table-cell>
          <table:table-cell office:value-type="float" office:value="1.24170246140424" calcext:value-type="float">
            <text:p>1.24170246140424</text:p>
          </table:table-cell>
          <table:table-cell office:value-type="float" office:value="0.513500646323938" calcext:value-type="float">
            <text:p>0.513500646323938</text:p>
          </table:table-cell>
          <table:table-cell office:value-type="float" office:value="0.246320727800916" calcext:value-type="float">
            <text:p>0.246320727800916</text:p>
          </table:table-cell>
          <table:table-cell office:value-type="float" office:value="0.168751996007598" calcext:value-type="float">
            <text:p>0.168751996007598</text:p>
          </table:table-cell>
          <table:table-cell office:value-type="float" office:value="0.0861883074776675" calcext:value-type="float">
            <text:p>0.08618830747766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4755628754574" calcext:value-type="float">
            <text:p>0.714755628754574</text:p>
          </table:table-cell>
          <table:table-cell office:value-type="float" office:value="1.12846273020304" calcext:value-type="float">
            <text:p>1.12846273020304</text:p>
          </table:table-cell>
          <table:table-cell office:value-type="float" office:value="0.503957079560304" calcext:value-type="float">
            <text:p>0.503957079560304</text:p>
          </table:table-cell>
          <table:table-cell office:value-type="float" office:value="0.162608031634223" calcext:value-type="float">
            <text:p>0.162608031634223</text:p>
          </table:table-cell>
          <table:table-cell office:value-type="float" office:value="0.121459250827085" calcext:value-type="float">
            <text:p>0.121459250827085</text:p>
          </table:table-cell>
          <table:table-cell office:value-type="float" office:value="0.0842221861787069" calcext:value-type="float">
            <text:p>0.0842221861787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4094369547809" calcext:value-type="float">
            <text:p>0.794094369547809</text:p>
          </table:table-cell>
          <table:table-cell office:value-type="float" office:value="1.07044442751636" calcext:value-type="float">
            <text:p>1.07044442751636</text:p>
          </table:table-cell>
          <table:table-cell office:value-type="float" office:value="0.47095579612432" calcext:value-type="float">
            <text:p>0.47095579612432</text:p>
          </table:table-cell>
          <table:table-cell office:value-type="float" office:value="0.201658686019175" calcext:value-type="float">
            <text:p>0.201658686019175</text:p>
          </table:table-cell>
          <table:table-cell office:value-type="float" office:value="0.149432254460076" calcext:value-type="float">
            <text:p>0.149432254460076</text:p>
          </table:table-cell>
          <table:table-cell office:value-type="float" office:value="0.0624791026029565" calcext:value-type="float">
            <text:p>0.06247910260295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0574319083778" calcext:value-type="float">
            <text:p>0.70574319083778</text:p>
          </table:table-cell>
          <table:table-cell office:value-type="float" office:value="1.19900202123465" calcext:value-type="float">
            <text:p>1.19900202123465</text:p>
          </table:table-cell>
          <table:table-cell office:value-type="float" office:value="0.419162203738064" calcext:value-type="float">
            <text:p>0.419162203738064</text:p>
          </table:table-cell>
          <table:table-cell office:value-type="float" office:value="0.148447372107753" calcext:value-type="float">
            <text:p>0.148447372107753</text:p>
          </table:table-cell>
          <table:table-cell office:value-type="float" office:value="0.102987144389922" calcext:value-type="float">
            <text:p>0.102987144389922</text:p>
          </table:table-cell>
          <table:table-cell office:value-type="float" office:value="0.0584569148520721" calcext:value-type="float">
            <text:p>0.0584569148520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7454212149812" calcext:value-type="float">
            <text:p>0.587454212149812</text:p>
          </table:table-cell>
          <table:table-cell office:value-type="float" office:value="1.31544865767366" calcext:value-type="float">
            <text:p>1.31544865767366</text:p>
          </table:table-cell>
          <table:table-cell office:value-type="float" office:value="0.456084068541434" calcext:value-type="float">
            <text:p>0.456084068541434</text:p>
          </table:table-cell>
          <table:table-cell office:value-type="float" office:value="0.209687004575053" calcext:value-type="float">
            <text:p>0.209687004575053</text:p>
          </table:table-cell>
          <table:table-cell office:value-type="float" office:value="0.159626462536674" calcext:value-type="float">
            <text:p>0.159626462536674</text:p>
          </table:table-cell>
          <table:table-cell office:value-type="float" office:value="0.077088881398003" calcext:value-type="float">
            <text:p>0.07708888139800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0720790854856" calcext:value-type="float">
            <text:p>0.570720790854856</text:p>
          </table:table-cell>
          <table:table-cell office:value-type="float" office:value="1.21607123663978" calcext:value-type="float">
            <text:p>1.21607123663978</text:p>
          </table:table-cell>
          <table:table-cell office:value-type="float" office:value="0.444685071842642" calcext:value-type="float">
            <text:p>0.444685071842642</text:p>
          </table:table-cell>
          <table:table-cell office:value-type="float" office:value="0.193906065685129" calcext:value-type="float">
            <text:p>0.193906065685129</text:p>
          </table:table-cell>
          <table:table-cell office:value-type="float" office:value="0.139642982578966" calcext:value-type="float">
            <text:p>0.139642982578966</text:p>
          </table:table-cell>
          <table:table-cell office:value-type="float" office:value="0.0497816963578513" calcext:value-type="float">
            <text:p>0.0497816963578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0872479984828" calcext:value-type="float">
            <text:p>0.470872479984828</text:p>
          </table:table-cell>
          <table:table-cell office:value-type="float" office:value="1.33032952512859" calcext:value-type="float">
            <text:p>1.33032952512859</text:p>
          </table:table-cell>
          <table:table-cell office:value-type="float" office:value="0.431092379008431" calcext:value-type="float">
            <text:p>0.431092379008431</text:p>
          </table:table-cell>
          <table:table-cell office:value-type="float" office:value="0.212153457437957" calcext:value-type="float">
            <text:p>0.212153457437957</text:p>
          </table:table-cell>
          <table:table-cell office:value-type="float" office:value="0.160246897902469" calcext:value-type="float">
            <text:p>0.160246897902469</text:p>
          </table:table-cell>
          <table:table-cell office:value-type="float" office:value="0.0620000408165269" calcext:value-type="float">
            <text:p>0.0620000408165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6699385150199" calcext:value-type="float">
            <text:p>0.416699385150199</text:p>
          </table:table-cell>
          <table:table-cell office:value-type="float" office:value="1.29964260694973" calcext:value-type="float">
            <text:p>1.29964260694973</text:p>
          </table:table-cell>
          <table:table-cell office:value-type="float" office:value="0.48519214024694" calcext:value-type="float">
            <text:p>0.48519214024694</text:p>
          </table:table-cell>
          <table:table-cell office:value-type="float" office:value="0.194233572505779" calcext:value-type="float">
            <text:p>0.194233572505779</text:p>
          </table:table-cell>
          <table:table-cell office:value-type="float" office:value="0.150070198897216" calcext:value-type="float">
            <text:p>0.150070198897216</text:p>
          </table:table-cell>
          <table:table-cell office:value-type="float" office:value="0.0623900869669454" calcext:value-type="float">
            <text:p>0.0623900869669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2389185042479" calcext:value-type="float">
            <text:p>0.532389185042479</text:p>
          </table:table-cell>
          <table:table-cell office:value-type="float" office:value="1.18795685725627" calcext:value-type="float">
            <text:p>1.18795685725627</text:p>
          </table:table-cell>
          <table:table-cell office:value-type="float" office:value="0.462999965485611" calcext:value-type="float">
            <text:p>0.462999965485611</text:p>
          </table:table-cell>
          <table:table-cell office:value-type="float" office:value="0.196279636180359" calcext:value-type="float">
            <text:p>0.196279636180359</text:p>
          </table:table-cell>
          <table:table-cell office:value-type="float" office:value="0.159002235028158" calcext:value-type="float">
            <text:p>0.159002235028158</text:p>
          </table:table-cell>
          <table:table-cell office:value-type="float" office:value="0.0698367165907554" calcext:value-type="float">
            <text:p>0.0698367165907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94074155703151" calcext:value-type="float">
            <text:p>0.079407415570315</text:p>
          </table:table-cell>
          <table:table-cell office:value-type="float" office:value="1.56920592478405" calcext:value-type="float">
            <text:p>1.56920592478405</text:p>
          </table:table-cell>
          <table:table-cell office:value-type="float" office:value="0.456640813653848" calcext:value-type="float">
            <text:p>0.456640813653848</text:p>
          </table:table-cell>
          <table:table-cell office:value-type="float" office:value="0.200673279923333" calcext:value-type="float">
            <text:p>0.200673279923333</text:p>
          </table:table-cell>
          <table:table-cell office:value-type="float" office:value="0.143909430641589" calcext:value-type="float">
            <text:p>0.143909430641589</text:p>
          </table:table-cell>
          <table:table-cell office:value-type="float" office:value="0.0740258025533469" calcext:value-type="float">
            <text:p>0.0740258025533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84366623952728" calcext:value-type="float">
            <text:p>0.068436662395273</text:p>
          </table:table-cell>
          <table:table-cell office:value-type="float" office:value="1.57997170836726" calcext:value-type="float">
            <text:p>1.57997170836726</text:p>
          </table:table-cell>
          <table:table-cell office:value-type="float" office:value="0.356863455809502" calcext:value-type="float">
            <text:p>0.356863455809502</text:p>
          </table:table-cell>
          <table:table-cell office:value-type="float" office:value="0.143240901334182" calcext:value-type="float">
            <text:p>0.143240901334182</text:p>
          </table:table-cell>
          <table:table-cell office:value-type="float" office:value="0.104592342537121" calcext:value-type="float">
            <text:p>0.104592342537121</text:p>
          </table:table-cell>
          <table:table-cell office:value-type="float" office:value="0.0478762457909301" calcext:value-type="float">
            <text:p>0.047876245790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3431353560296" calcext:value-type="float">
            <text:p>0.253431353560296</text:p>
          </table:table-cell>
          <table:table-cell office:value-type="float" office:value="1.50231217330254" calcext:value-type="float">
            <text:p>1.50231217330254</text:p>
          </table:table-cell>
          <table:table-cell office:value-type="float" office:value="0.510157642225463" calcext:value-type="float">
            <text:p>0.510157642225463</text:p>
          </table:table-cell>
          <table:table-cell office:value-type="float" office:value="0.16758517091245" calcext:value-type="float">
            <text:p>0.16758517091245</text:p>
          </table:table-cell>
          <table:table-cell office:value-type="float" office:value="0.13179410841" calcext:value-type="float">
            <text:p>0.13179410841</text:p>
          </table:table-cell>
          <table:table-cell office:value-type="float" office:value="0.0731270528167257" calcext:value-type="float">
            <text:p>0.0731270528167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55361508471065" calcext:value-type="float">
            <text:p>0.155361508471065</text:p>
          </table:table-cell>
          <table:table-cell office:value-type="float" office:value="1.58411327956783" calcext:value-type="float">
            <text:p>1.58411327956783</text:p>
          </table:table-cell>
          <table:table-cell office:value-type="float" office:value="0.458732622557839" calcext:value-type="float">
            <text:p>0.458732622557839</text:p>
          </table:table-cell>
          <table:table-cell office:value-type="float" office:value="0.178994775549417" calcext:value-type="float">
            <text:p>0.178994775549417</text:p>
          </table:table-cell>
          <table:table-cell office:value-type="float" office:value="0.139871855752171" calcext:value-type="float">
            <text:p>0.139871855752171</text:p>
          </table:table-cell>
          <table:table-cell office:value-type="float" office:value="0.0574650819310386" calcext:value-type="float">
            <text:p>0.0574650819310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68783935337271" calcext:value-type="float">
            <text:p>0.868783935337271</text:p>
          </table:table-cell>
          <table:table-cell office:value-type="float" office:value="1.06820266143096" calcext:value-type="float">
            <text:p>1.06820266143096</text:p>
          </table:table-cell>
          <table:table-cell office:value-type="float" office:value="0.50158091391593" calcext:value-type="float">
            <text:p>0.50158091391593</text:p>
          </table:table-cell>
          <table:table-cell office:value-type="float" office:value="0.177099172086213" calcext:value-type="float">
            <text:p>0.177099172086213</text:p>
          </table:table-cell>
          <table:table-cell office:value-type="float" office:value="0.139602687245174" calcext:value-type="float">
            <text:p>0.139602687245174</text:p>
          </table:table-cell>
          <table:table-cell office:value-type="float" office:value="0.0653955310306814" calcext:value-type="float">
            <text:p>0.0653955310306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9161050528988" calcext:value-type="float">
            <text:p>0.939161050528988</text:p>
          </table:table-cell>
          <table:table-cell office:value-type="float" office:value="1.023050984706" calcext:value-type="float">
            <text:p>1.023050984706</text:p>
          </table:table-cell>
          <table:table-cell office:value-type="float" office:value="0.472262929112928" calcext:value-type="float">
            <text:p>0.472262929112928</text:p>
          </table:table-cell>
          <table:table-cell office:value-type="float" office:value="0.20094915683308" calcext:value-type="float">
            <text:p>0.20094915683308</text:p>
          </table:table-cell>
          <table:table-cell office:value-type="float" office:value="0.149530854444814" calcext:value-type="float">
            <text:p>0.149530854444814</text:p>
          </table:table-cell>
          <table:table-cell office:value-type="float" office:value="0.0642146447128559" calcext:value-type="float">
            <text:p>0.0642146447128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27771988032842" calcext:value-type="float">
            <text:p>0.227771988032842</text:p>
          </table:table-cell>
          <table:table-cell office:value-type="float" office:value="1.47555969682167" calcext:value-type="float">
            <text:p>1.47555969682167</text:p>
          </table:table-cell>
          <table:table-cell office:value-type="float" office:value="0.527539856519363" calcext:value-type="float">
            <text:p>0.527539856519363</text:p>
          </table:table-cell>
          <table:table-cell office:value-type="float" office:value="0.18133360809398" calcext:value-type="float">
            <text:p>0.18133360809398</text:p>
          </table:table-cell>
          <table:table-cell office:value-type="float" office:value="0.12624221671137" calcext:value-type="float">
            <text:p>0.12624221671137</text:p>
          </table:table-cell>
          <table:table-cell office:value-type="float" office:value="0.0629312150131803" calcext:value-type="float">
            <text:p>0.062931215013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3407561526879" calcext:value-type="float">
            <text:p>0.23407561526879</text:p>
          </table:table-cell>
          <table:table-cell office:value-type="float" office:value="1.46192411077335" calcext:value-type="float">
            <text:p>1.46192411077335</text:p>
          </table:table-cell>
          <table:table-cell office:value-type="float" office:value="0.481824687086294" calcext:value-type="float">
            <text:p>0.481824687086294</text:p>
          </table:table-cell>
          <table:table-cell office:value-type="float" office:value="0.18353288841013" calcext:value-type="float">
            <text:p>0.18353288841013</text:p>
          </table:table-cell>
          <table:table-cell office:value-type="float" office:value="0.13361859586116" calcext:value-type="float">
            <text:p>0.13361859586116</text:p>
          </table:table-cell>
          <table:table-cell office:value-type="float" office:value="0.0603152880607094" calcext:value-type="float">
            <text:p>0.06031528806070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6596901271678" calcext:value-type="float">
            <text:p>0.346596901271678</text:p>
          </table:table-cell>
          <table:table-cell office:value-type="float" office:value="1.41018036504118" calcext:value-type="float">
            <text:p>1.41018036504118</text:p>
          </table:table-cell>
          <table:table-cell office:value-type="float" office:value="0.553977165019104" calcext:value-type="float">
            <text:p>0.553977165019104</text:p>
          </table:table-cell>
          <table:table-cell office:value-type="float" office:value="0.194835820631838" calcext:value-type="float">
            <text:p>0.194835820631838</text:p>
          </table:table-cell>
          <table:table-cell office:value-type="float" office:value="0.13299975491037" calcext:value-type="float">
            <text:p>0.13299975491037</text:p>
          </table:table-cell>
          <table:table-cell office:value-type="float" office:value="0.0821152764383172" calcext:value-type="float">
            <text:p>0.0821152764383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5981146545095" calcext:value-type="float">
            <text:p>0.555981146545095</text:p>
          </table:table-cell>
          <table:table-cell office:value-type="float" office:value="1.23950496450556" calcext:value-type="float">
            <text:p>1.23950496450556</text:p>
          </table:table-cell>
          <table:table-cell office:value-type="float" office:value="0.475319576936258" calcext:value-type="float">
            <text:p>0.475319576936258</text:p>
          </table:table-cell>
          <table:table-cell office:value-type="float" office:value="0.160375738702462" calcext:value-type="float">
            <text:p>0.160375738702462</text:p>
          </table:table-cell>
          <table:table-cell office:value-type="float" office:value="0.123103010051578" calcext:value-type="float">
            <text:p>0.123103010051578</text:p>
          </table:table-cell>
          <table:table-cell office:value-type="float" office:value="0.0496143926109969" calcext:value-type="float">
            <text:p>0.04961439261099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0375578061963" calcext:value-type="float">
            <text:p>0.20375578061963</text:p>
          </table:table-cell>
          <table:table-cell office:value-type="float" office:value="1.45198798318169" calcext:value-type="float">
            <text:p>1.45198798318169</text:p>
          </table:table-cell>
          <table:table-cell office:value-type="float" office:value="0.536250199002801" calcext:value-type="float">
            <text:p>0.536250199002801</text:p>
          </table:table-cell>
          <table:table-cell office:value-type="float" office:value="0.210109003286778" calcext:value-type="float">
            <text:p>0.210109003286778</text:p>
          </table:table-cell>
          <table:table-cell office:value-type="float" office:value="0.144987500822374" calcext:value-type="float">
            <text:p>0.144987500822374</text:p>
          </table:table-cell>
          <table:table-cell office:value-type="float" office:value="0.0819815702062651" calcext:value-type="float">
            <text:p>0.0819815702062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929359022647767" calcext:value-type="float">
            <text:p>0.092935902264777</text:p>
          </table:table-cell>
          <table:table-cell office:value-type="float" office:value="1.55339594369522" calcext:value-type="float">
            <text:p>1.55339594369522</text:p>
          </table:table-cell>
          <table:table-cell office:value-type="float" office:value="0.506014716363413" calcext:value-type="float">
            <text:p>0.506014716363413</text:p>
          </table:table-cell>
          <table:table-cell office:value-type="float" office:value="0.221984976881016" calcext:value-type="float">
            <text:p>0.221984976881016</text:p>
          </table:table-cell>
          <table:table-cell office:value-type="float" office:value="0.164272997508581" calcext:value-type="float">
            <text:p>0.164272997508581</text:p>
          </table:table-cell>
          <table:table-cell office:value-type="float" office:value="0.0857077713151474" calcext:value-type="float">
            <text:p>0.0857077713151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4418985689825" calcext:value-type="float">
            <text:p>0.694418985689825</text:p>
          </table:table-cell>
          <table:table-cell office:value-type="float" office:value="1.2275047681438" calcext:value-type="float">
            <text:p>1.2275047681438</text:p>
          </table:table-cell>
          <table:table-cell office:value-type="float" office:value="0.478561836897483" calcext:value-type="float">
            <text:p>0.478561836897483</text:p>
          </table:table-cell>
          <table:table-cell office:value-type="float" office:value="0.17630286710155" calcext:value-type="float">
            <text:p>0.17630286710155</text:p>
          </table:table-cell>
          <table:table-cell office:value-type="float" office:value="0.134423251070866" calcext:value-type="float">
            <text:p>0.134423251070866</text:p>
          </table:table-cell>
          <table:table-cell office:value-type="float" office:value="0.076328419623365" calcext:value-type="float">
            <text:p>0.0763284196233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1273440611694" calcext:value-type="float">
            <text:p>0.751273440611694</text:p>
          </table:table-cell>
          <table:table-cell office:value-type="float" office:value="1.199722365814" calcext:value-type="float">
            <text:p>1.199722365814</text:p>
          </table:table-cell>
          <table:table-cell office:value-type="float" office:value="0.445621538919769" calcext:value-type="float">
            <text:p>0.445621538919769</text:p>
          </table:table-cell>
          <table:table-cell office:value-type="float" office:value="0.14682299116976" calcext:value-type="float">
            <text:p>0.14682299116976</text:p>
          </table:table-cell>
          <table:table-cell office:value-type="float" office:value="0.103465052344901" calcext:value-type="float">
            <text:p>0.103465052344901</text:p>
          </table:table-cell>
          <table:table-cell office:value-type="float" office:value="0.0889115001538232" calcext:value-type="float">
            <text:p>0.08891150015382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9781566694966" calcext:value-type="float">
            <text:p>0.399781566694966</text:p>
          </table:table-cell>
          <table:table-cell office:value-type="float" office:value="1.34615554631303" calcext:value-type="float">
            <text:p>1.34615554631303</text:p>
          </table:table-cell>
          <table:table-cell office:value-type="float" office:value="0.668714744089882" calcext:value-type="float">
            <text:p>0.668714744089882</text:p>
          </table:table-cell>
          <table:table-cell office:value-type="float" office:value="0.192224638787012" calcext:value-type="float">
            <text:p>0.192224638787012</text:p>
          </table:table-cell>
          <table:table-cell office:value-type="float" office:value="0.130501538445977" calcext:value-type="float">
            <text:p>0.130501538445977</text:p>
          </table:table-cell>
          <table:table-cell office:value-type="float" office:value="0.0999943895200501" calcext:value-type="float">
            <text:p>0.099994389520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6446437244199" calcext:value-type="float">
            <text:p>0.386446437244199</text:p>
          </table:table-cell>
          <table:table-cell office:value-type="float" office:value="1.35497569436191" calcext:value-type="float">
            <text:p>1.35497569436191</text:p>
          </table:table-cell>
          <table:table-cell office:value-type="float" office:value="0.699388834892998" calcext:value-type="float">
            <text:p>0.699388834892998</text:p>
          </table:table-cell>
          <table:table-cell office:value-type="float" office:value="0.225249246481899" calcext:value-type="float">
            <text:p>0.225249246481899</text:p>
          </table:table-cell>
          <table:table-cell office:value-type="float" office:value="0.15833180200215" calcext:value-type="float">
            <text:p>0.15833180200215</text:p>
          </table:table-cell>
          <table:table-cell office:value-type="float" office:value="0.109720923313011" calcext:value-type="float">
            <text:p>0.1097209233130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0526652831658" calcext:value-type="float">
            <text:p>0.650526652831658</text:p>
          </table:table-cell>
          <table:table-cell office:value-type="float" office:value="1.24237089486016" calcext:value-type="float">
            <text:p>1.24237089486016</text:p>
          </table:table-cell>
          <table:table-cell office:value-type="float" office:value="0.482556644864019" calcext:value-type="float">
            <text:p>0.482556644864019</text:p>
          </table:table-cell>
          <table:table-cell office:value-type="float" office:value="0.210876052891401" calcext:value-type="float">
            <text:p>0.210876052891401</text:p>
          </table:table-cell>
          <table:table-cell office:value-type="float" office:value="0.146090092411918" calcext:value-type="float">
            <text:p>0.146090092411918</text:p>
          </table:table-cell>
          <table:table-cell office:value-type="float" office:value="0.0794733669857982" calcext:value-type="float">
            <text:p>0.0794733669857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4302804724171" calcext:value-type="float">
            <text:p>0.564302804724171</text:p>
          </table:table-cell>
          <table:table-cell office:value-type="float" office:value="1.32326500082312" calcext:value-type="float">
            <text:p>1.32326500082312</text:p>
          </table:table-cell>
          <table:table-cell office:value-type="float" office:value="0.419257012046558" calcext:value-type="float">
            <text:p>0.419257012046558</text:p>
          </table:table-cell>
          <table:table-cell office:value-type="float" office:value="0.196806496116174" calcext:value-type="float">
            <text:p>0.196806496116174</text:p>
          </table:table-cell>
          <table:table-cell office:value-type="float" office:value="0.156891370968864" calcext:value-type="float">
            <text:p>0.156891370968864</text:p>
          </table:table-cell>
          <table:table-cell office:value-type="float" office:value="0.0550819887357239" calcext:value-type="float">
            <text:p>0.0550819887357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2123749596208" calcext:value-type="float">
            <text:p>0.612123749596208</text:p>
          </table:table-cell>
          <table:table-cell office:value-type="float" office:value="1.11562598042818" calcext:value-type="float">
            <text:p>1.11562598042818</text:p>
          </table:table-cell>
          <table:table-cell office:value-type="float" office:value="0.743841534981112" calcext:value-type="float">
            <text:p>0.743841534981112</text:p>
          </table:table-cell>
          <table:table-cell office:value-type="float" office:value="0.287267014978272" calcext:value-type="float">
            <text:p>0.287267014978272</text:p>
          </table:table-cell>
          <table:table-cell office:value-type="float" office:value="0.203518887800878" calcext:value-type="float">
            <text:p>0.203518887800878</text:p>
          </table:table-cell>
          <table:table-cell office:value-type="float" office:value="0.10319938593653" calcext:value-type="float">
            <text:p>0.103199385936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93961344740298" calcext:value-type="float">
            <text:p>0.493961344740298</text:p>
          </table:table-cell>
          <table:table-cell office:value-type="float" office:value="1.23911141580932" calcext:value-type="float">
            <text:p>1.23911141580932</text:p>
          </table:table-cell>
          <table:table-cell office:value-type="float" office:value="0.640722371126165" calcext:value-type="float">
            <text:p>0.640722371126165</text:p>
          </table:table-cell>
          <table:table-cell office:value-type="float" office:value="0.273423249971946" calcext:value-type="float">
            <text:p>0.273423249971946</text:p>
          </table:table-cell>
          <table:table-cell office:value-type="float" office:value="0.197260731465739" calcext:value-type="float">
            <text:p>0.197260731465739</text:p>
          </table:table-cell>
          <table:table-cell office:value-type="float" office:value="0.0778047260539576" calcext:value-type="float">
            <text:p>0.07780472605395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61091263930975" calcext:value-type="float">
            <text:p>0.861091263930975</text:p>
          </table:table-cell>
          <table:table-cell office:value-type="float" office:value="1.01965563440025" calcext:value-type="float">
            <text:p>1.01965563440025</text:p>
          </table:table-cell>
          <table:table-cell office:value-type="float" office:value="0.352501410543563" calcext:value-type="float">
            <text:p>0.352501410543563</text:p>
          </table:table-cell>
          <table:table-cell office:value-type="float" office:value="0.159263918601479" calcext:value-type="float">
            <text:p>0.159263918601479</text:p>
          </table:table-cell>
          <table:table-cell office:value-type="float" office:value="0.112202131429164" calcext:value-type="float">
            <text:p>0.112202131429164</text:p>
          </table:table-cell>
          <table:table-cell office:value-type="float" office:value="0.048707313463171" calcext:value-type="float">
            <text:p>0.0487073134631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59874888510964" calcext:value-type="float">
            <text:p>0.959874888510964</text:p>
          </table:table-cell>
          <table:table-cell office:value-type="float" office:value="0.960766143610118" calcext:value-type="float">
            <text:p>0.960766143610118</text:p>
          </table:table-cell>
          <table:table-cell office:value-type="float" office:value="0.306191380816709" calcext:value-type="float">
            <text:p>0.306191380816709</text:p>
          </table:table-cell>
          <table:table-cell office:value-type="float" office:value="0.0897467930964918" calcext:value-type="float">
            <text:p>0.089746793096492</text:p>
          </table:table-cell>
          <table:table-cell office:value-type="float" office:value="0.0687719564618721" calcext:value-type="float">
            <text:p>0.068771956461872</text:p>
          </table:table-cell>
          <table:table-cell office:value-type="float" office:value="0.0465907461228144" calcext:value-type="float">
            <text:p>0.0465907461228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9139656742915" calcext:value-type="float">
            <text:p>0.689139656742915</text:p>
          </table:table-cell>
          <table:table-cell office:value-type="float" office:value="1.17038771750757" calcext:value-type="float">
            <text:p>1.17038771750757</text:p>
          </table:table-cell>
          <table:table-cell office:value-type="float" office:value="0.558901949811046" calcext:value-type="float">
            <text:p>0.558901949811046</text:p>
          </table:table-cell>
          <table:table-cell office:value-type="float" office:value="0.181606385087896" calcext:value-type="float">
            <text:p>0.181606385087896</text:p>
          </table:table-cell>
          <table:table-cell office:value-type="float" office:value="0.117748427394243" calcext:value-type="float">
            <text:p>0.117748427394243</text:p>
          </table:table-cell>
          <table:table-cell office:value-type="float" office:value="0.0903883112958383" calcext:value-type="float">
            <text:p>0.0903883112958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437750605745" calcext:value-type="float">
            <text:p>0.68437750605745</text:p>
          </table:table-cell>
          <table:table-cell office:value-type="float" office:value="1.17066051593399" calcext:value-type="float">
            <text:p>1.17066051593399</text:p>
          </table:table-cell>
          <table:table-cell office:value-type="float" office:value="0.510410184210318" calcext:value-type="float">
            <text:p>0.510410184210318</text:p>
          </table:table-cell>
          <table:table-cell office:value-type="float" office:value="0.184898879590472" calcext:value-type="float">
            <text:p>0.184898879590472</text:p>
          </table:table-cell>
          <table:table-cell office:value-type="float" office:value="0.140079327240894" calcext:value-type="float">
            <text:p>0.140079327240894</text:p>
          </table:table-cell>
          <table:table-cell office:value-type="float" office:value="0.0593518905928427" calcext:value-type="float">
            <text:p>0.05935189059284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646967729236" calcext:value-type="float">
            <text:p>0.44646967729236</text:p>
          </table:table-cell>
          <table:table-cell office:value-type="float" office:value="1.34437750831089" calcext:value-type="float">
            <text:p>1.34437750831089</text:p>
          </table:table-cell>
          <table:table-cell office:value-type="float" office:value="0.440944049684351" calcext:value-type="float">
            <text:p>0.440944049684351</text:p>
          </table:table-cell>
          <table:table-cell office:value-type="float" office:value="0.197254791145943" calcext:value-type="float">
            <text:p>0.197254791145943</text:p>
          </table:table-cell>
          <table:table-cell office:value-type="float" office:value="0.148740128485195" calcext:value-type="float">
            <text:p>0.148740128485195</text:p>
          </table:table-cell>
          <table:table-cell office:value-type="float" office:value="0.0557465731063535" calcext:value-type="float">
            <text:p>0.0557465731063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8151535153953" calcext:value-type="float">
            <text:p>0.458151535153953</text:p>
          </table:table-cell>
          <table:table-cell office:value-type="float" office:value="1.33230247825195" calcext:value-type="float">
            <text:p>1.33230247825195</text:p>
          </table:table-cell>
          <table:table-cell office:value-type="float" office:value="0.417210064523639" calcext:value-type="float">
            <text:p>0.417210064523639</text:p>
          </table:table-cell>
          <table:table-cell office:value-type="float" office:value="0.268440910783798" calcext:value-type="float">
            <text:p>0.268440910783798</text:p>
          </table:table-cell>
          <table:table-cell office:value-type="float" office:value="0.189848232344223" calcext:value-type="float">
            <text:p>0.189848232344223</text:p>
          </table:table-cell>
          <table:table-cell office:value-type="float" office:value="0.0657654651915498" calcext:value-type="float">
            <text:p>0.065765465191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3763659727865" calcext:value-type="float">
            <text:p>0.23763659727865</text:p>
          </table:table-cell>
          <table:table-cell office:value-type="float" office:value="1.53458923826452" calcext:value-type="float">
            <text:p>1.53458923826452</text:p>
          </table:table-cell>
          <table:table-cell office:value-type="float" office:value="0.487392717470795" calcext:value-type="float">
            <text:p>0.487392717470795</text:p>
          </table:table-cell>
          <table:table-cell office:value-type="float" office:value="0.203085949211947" calcext:value-type="float">
            <text:p>0.203085949211947</text:p>
          </table:table-cell>
          <table:table-cell office:value-type="float" office:value="0.143505565293572" calcext:value-type="float">
            <text:p>0.143505565293572</text:p>
          </table:table-cell>
          <table:table-cell office:value-type="float" office:value="0.0782538750634518" calcext:value-type="float">
            <text:p>0.0782538750634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70029604888443" calcext:value-type="float">
            <text:p>0.170029604888443</text:p>
          </table:table-cell>
          <table:table-cell office:value-type="float" office:value="1.6004230813645" calcext:value-type="float">
            <text:p>1.6004230813645</text:p>
          </table:table-cell>
          <table:table-cell office:value-type="float" office:value="0.466307642661968" calcext:value-type="float">
            <text:p>0.466307642661968</text:p>
          </table:table-cell>
          <table:table-cell office:value-type="float" office:value="0.254841688005465" calcext:value-type="float">
            <text:p>0.254841688005465</text:p>
          </table:table-cell>
          <table:table-cell office:value-type="float" office:value="0.203095933752047" calcext:value-type="float">
            <text:p>0.203095933752047</text:p>
          </table:table-cell>
          <table:table-cell office:value-type="float" office:value="0.0842060829854263" calcext:value-type="float">
            <text:p>0.08420608298542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9758168686002" calcext:value-type="float">
            <text:p>0.599758168686002</text:p>
          </table:table-cell>
          <table:table-cell office:value-type="float" office:value="1.21686761550796" calcext:value-type="float">
            <text:p>1.21686761550796</text:p>
          </table:table-cell>
          <table:table-cell office:value-type="float" office:value="0.607754768186366" calcext:value-type="float">
            <text:p>0.607754768186366</text:p>
          </table:table-cell>
          <table:table-cell office:value-type="float" office:value="0.215581982037283" calcext:value-type="float">
            <text:p>0.215581982037283</text:p>
          </table:table-cell>
          <table:table-cell office:value-type="float" office:value="0.136088588828631" calcext:value-type="float">
            <text:p>0.136088588828631</text:p>
          </table:table-cell>
          <table:table-cell office:value-type="float" office:value="0.0954274978920428" calcext:value-type="float">
            <text:p>0.0954274978920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0258991208508" calcext:value-type="float">
            <text:p>0.690258991208508</text:p>
          </table:table-cell>
          <table:table-cell office:value-type="float" office:value="1.13011321294833" calcext:value-type="float">
            <text:p>1.13011321294833</text:p>
          </table:table-cell>
          <table:table-cell office:value-type="float" office:value="0.494534242910926" calcext:value-type="float">
            <text:p>0.494534242910926</text:p>
          </table:table-cell>
          <table:table-cell office:value-type="float" office:value="0.15577039684556" calcext:value-type="float">
            <text:p>0.15577039684556</text:p>
          </table:table-cell>
          <table:table-cell office:value-type="float" office:value="0.109869352332487" calcext:value-type="float">
            <text:p>0.109869352332487</text:p>
          </table:table-cell>
          <table:table-cell office:value-type="float" office:value="0.0967904500615363" calcext:value-type="float">
            <text:p>0.09679045006153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1775628160603" calcext:value-type="float">
            <text:p>0.631775628160603</text:p>
          </table:table-cell>
          <table:table-cell office:value-type="float" office:value="1.21435340061688" calcext:value-type="float">
            <text:p>1.21435340061688</text:p>
          </table:table-cell>
          <table:table-cell office:value-type="float" office:value="0.446263362504688" calcext:value-type="float">
            <text:p>0.446263362504688</text:p>
          </table:table-cell>
          <table:table-cell office:value-type="float" office:value="0.189851628695886" calcext:value-type="float">
            <text:p>0.189851628695886</text:p>
          </table:table-cell>
          <table:table-cell office:value-type="float" office:value="0.140597419855653" calcext:value-type="float">
            <text:p>0.140597419855653</text:p>
          </table:table-cell>
          <table:table-cell office:value-type="float" office:value="0.0646764495211216" calcext:value-type="float">
            <text:p>0.0646764495211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2939608243727" calcext:value-type="float">
            <text:p>0.502939608243727</text:p>
          </table:table-cell>
          <table:table-cell office:value-type="float" office:value="1.34103343345112" calcext:value-type="float">
            <text:p>1.34103343345112</text:p>
          </table:table-cell>
          <table:table-cell office:value-type="float" office:value="0.407811459642494" calcext:value-type="float">
            <text:p>0.407811459642494</text:p>
          </table:table-cell>
          <table:table-cell office:value-type="float" office:value="0.213253478008554" calcext:value-type="float">
            <text:p>0.213253478008554</text:p>
          </table:table-cell>
          <table:table-cell office:value-type="float" office:value="0.151475953342658" calcext:value-type="float">
            <text:p>0.151475953342658</text:p>
          </table:table-cell>
          <table:table-cell office:value-type="float" office:value="0.0655976749479001" calcext:value-type="float">
            <text:p>0.065597674947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2603171983121" calcext:value-type="float">
            <text:p>0.692603171983121</text:p>
          </table:table-cell>
          <table:table-cell office:value-type="float" office:value="1.16089475704037" calcext:value-type="float">
            <text:p>1.16089475704037</text:p>
          </table:table-cell>
          <table:table-cell office:value-type="float" office:value="0.402078088052375" calcext:value-type="float">
            <text:p>0.402078088052375</text:p>
          </table:table-cell>
          <table:table-cell office:value-type="float" office:value="0.19411205128982" calcext:value-type="float">
            <text:p>0.19411205128982</text:p>
          </table:table-cell>
          <table:table-cell office:value-type="float" office:value="0.140958866319834" calcext:value-type="float">
            <text:p>0.140958866319834</text:p>
          </table:table-cell>
          <table:table-cell office:value-type="float" office:value="0.0622022423825613" calcext:value-type="float">
            <text:p>0.0622022423825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119341105737" calcext:value-type="float">
            <text:p>0.76119341105737</text:p>
          </table:table-cell>
          <table:table-cell office:value-type="float" office:value="1.1183596145736" calcext:value-type="float">
            <text:p>1.1183596145736</text:p>
          </table:table-cell>
          <table:table-cell office:value-type="float" office:value="0.342484320656092" calcext:value-type="float">
            <text:p>0.342484320656092</text:p>
          </table:table-cell>
          <table:table-cell office:value-type="float" office:value="0.12077828711829" calcext:value-type="float">
            <text:p>0.12077828711829</text:p>
          </table:table-cell>
          <table:table-cell office:value-type="float" office:value="0.100781806944096" calcext:value-type="float">
            <text:p>0.100781806944096</text:p>
          </table:table-cell>
          <table:table-cell office:value-type="float" office:value="0.0786582333402941" calcext:value-type="float">
            <text:p>0.078658233340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7872522310574" calcext:value-type="float">
            <text:p>0.697872522310574</text:p>
          </table:table-cell>
          <table:table-cell office:value-type="float" office:value="1.20846344284949" calcext:value-type="float">
            <text:p>1.20846344284949</text:p>
          </table:table-cell>
          <table:table-cell office:value-type="float" office:value="0.490123028466057" calcext:value-type="float">
            <text:p>0.490123028466057</text:p>
          </table:table-cell>
          <table:table-cell office:value-type="float" office:value="0.176130322054043" calcext:value-type="float">
            <text:p>0.176130322054043</text:p>
          </table:table-cell>
          <table:table-cell office:value-type="float" office:value="0.130979246931703" calcext:value-type="float">
            <text:p>0.130979246931703</text:p>
          </table:table-cell>
          <table:table-cell office:value-type="float" office:value="0.0653016962885291" calcext:value-type="float">
            <text:p>0.0653016962885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8918191912764" calcext:value-type="float">
            <text:p>0.498918191912764</text:p>
          </table:table-cell>
          <table:table-cell office:value-type="float" office:value="1.36386844991798" calcext:value-type="float">
            <text:p>1.36386844991798</text:p>
          </table:table-cell>
          <table:table-cell office:value-type="float" office:value="0.459927693116913" calcext:value-type="float">
            <text:p>0.459927693116913</text:p>
          </table:table-cell>
          <table:table-cell office:value-type="float" office:value="0.294827140330216" calcext:value-type="float">
            <text:p>0.294827140330216</text:p>
          </table:table-cell>
          <table:table-cell office:value-type="float" office:value="0.207201098571147" calcext:value-type="float">
            <text:p>0.207201098571147</text:p>
          </table:table-cell>
          <table:table-cell office:value-type="float" office:value="0.095360657288885" calcext:value-type="float">
            <text:p>0.09536065728888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5850988365815" calcext:value-type="float">
            <text:p>0.325850988365815</text:p>
          </table:table-cell>
          <table:table-cell office:value-type="float" office:value="1.50002351961395" calcext:value-type="float">
            <text:p>1.50002351961395</text:p>
          </table:table-cell>
          <table:table-cell office:value-type="float" office:value="0.512775432635257" calcext:value-type="float">
            <text:p>0.512775432635257</text:p>
          </table:table-cell>
          <table:table-cell office:value-type="float" office:value="0.185451197145681" calcext:value-type="float">
            <text:p>0.185451197145681</text:p>
          </table:table-cell>
          <table:table-cell office:value-type="float" office:value="0.148035856433781" calcext:value-type="float">
            <text:p>0.148035856433781</text:p>
          </table:table-cell>
          <table:table-cell office:value-type="float" office:value="0.0753850550859629" calcext:value-type="float">
            <text:p>0.0753850550859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06033175475718" calcext:value-type="float">
            <text:p>0.206033175475718</text:p>
          </table:table-cell>
          <table:table-cell office:value-type="float" office:value="1.59373943749764" calcext:value-type="float">
            <text:p>1.59373943749764</text:p>
          </table:table-cell>
          <table:table-cell office:value-type="float" office:value="0.532852547999136" calcext:value-type="float">
            <text:p>0.532852547999136</text:p>
          </table:table-cell>
          <table:table-cell office:value-type="float" office:value="0.269028229148376" calcext:value-type="float">
            <text:p>0.269028229148376</text:p>
          </table:table-cell>
          <table:table-cell office:value-type="float" office:value="0.193291164027037" calcext:value-type="float">
            <text:p>0.193291164027037</text:p>
          </table:table-cell>
          <table:table-cell office:value-type="float" office:value="0.08168784114661" calcext:value-type="float">
            <text:p>0.0816878411466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68959243059577" calcext:value-type="float">
            <text:p>0.768959243059577</text:p>
          </table:table-cell>
          <table:table-cell office:value-type="float" office:value="1.04453449249915" calcext:value-type="float">
            <text:p>1.04453449249915</text:p>
          </table:table-cell>
          <table:table-cell office:value-type="float" office:value="0.458350632817572" calcext:value-type="float">
            <text:p>0.458350632817572</text:p>
          </table:table-cell>
          <table:table-cell office:value-type="float" office:value="0.161291109471293" calcext:value-type="float">
            <text:p>0.161291109471293</text:p>
          </table:table-cell>
          <table:table-cell office:value-type="float" office:value="0.12777889564608" calcext:value-type="float">
            <text:p>0.12777889564608</text:p>
          </table:table-cell>
          <table:table-cell office:value-type="float" office:value="0.0619927721690727" calcext:value-type="float">
            <text:p>0.0619927721690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38197647121613" calcext:value-type="float">
            <text:p>0.838197647121613</text:p>
          </table:table-cell>
          <table:table-cell office:value-type="float" office:value="0.999411637170708" calcext:value-type="float">
            <text:p>0.999411637170708</text:p>
          </table:table-cell>
          <table:table-cell office:value-type="float" office:value="0.432655216324224" calcext:value-type="float">
            <text:p>0.432655216324224</text:p>
          </table:table-cell>
          <table:table-cell office:value-type="float" office:value="0.152757120412193" calcext:value-type="float">
            <text:p>0.152757120412193</text:p>
          </table:table-cell>
          <table:table-cell office:value-type="float" office:value="0.111059407421917" calcext:value-type="float">
            <text:p>0.111059407421917</text:p>
          </table:table-cell>
          <table:table-cell office:value-type="float" office:value="0.0601844572305969" calcext:value-type="float">
            <text:p>0.060184457230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42076975801" calcext:value-type="float">
            <text:p>0.4442076975801</text:p>
          </table:table-cell>
          <table:table-cell office:value-type="float" office:value="1.32863811126135" calcext:value-type="float">
            <text:p>1.32863811126135</text:p>
          </table:table-cell>
          <table:table-cell office:value-type="float" office:value="0.533410737722027" calcext:value-type="float">
            <text:p>0.533410737722027</text:p>
          </table:table-cell>
          <table:table-cell office:value-type="float" office:value="0.192386055383341" calcext:value-type="float">
            <text:p>0.192386055383341</text:p>
          </table:table-cell>
          <table:table-cell office:value-type="float" office:value="0.128763184821409" calcext:value-type="float">
            <text:p>0.128763184821409</text:p>
          </table:table-cell>
          <table:table-cell office:value-type="float" office:value="0.0665702218410954" calcext:value-type="float">
            <text:p>0.0665702218410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10294943063011" calcext:value-type="float">
            <text:p>0.210294943063011</text:p>
          </table:table-cell>
          <table:table-cell office:value-type="float" office:value="1.50308102699716" calcext:value-type="float">
            <text:p>1.50308102699716</text:p>
          </table:table-cell>
          <table:table-cell office:value-type="float" office:value="0.69353352730194" calcext:value-type="float">
            <text:p>0.69353352730194</text:p>
          </table:table-cell>
          <table:table-cell office:value-type="float" office:value="0.460625932853173" calcext:value-type="float">
            <text:p>0.460625932853173</text:p>
          </table:table-cell>
          <table:table-cell office:value-type="float" office:value="0.338661583420611" calcext:value-type="float">
            <text:p>0.338661583420611</text:p>
          </table:table-cell>
          <table:table-cell office:value-type="float" office:value="0.192368062540391" calcext:value-type="float">
            <text:p>0.19236806254039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488956687684" calcext:value-type="float">
            <text:p>0.47488956687684</text:p>
          </table:table-cell>
          <table:table-cell office:value-type="float" office:value="1.40418695660749" calcext:value-type="float">
            <text:p>1.40418695660749</text:p>
          </table:table-cell>
          <table:table-cell office:value-type="float" office:value="0.62484017399972" calcext:value-type="float">
            <text:p>0.62484017399972</text:p>
          </table:table-cell>
          <table:table-cell office:value-type="float" office:value="0.18977924476683" calcext:value-type="float">
            <text:p>0.18977924476683</text:p>
          </table:table-cell>
          <table:table-cell office:value-type="float" office:value="0.134678787196939" calcext:value-type="float">
            <text:p>0.134678787196939</text:p>
          </table:table-cell>
          <table:table-cell office:value-type="float" office:value="0.084935063969155" calcext:value-type="float">
            <text:p>0.0849350639691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1137314841552" calcext:value-type="float">
            <text:p>0.321137314841552</text:p>
          </table:table-cell>
          <table:table-cell office:value-type="float" office:value="1.54405502029693" calcext:value-type="float">
            <text:p>1.54405502029693</text:p>
          </table:table-cell>
          <table:table-cell office:value-type="float" office:value="0.617631251757089" calcext:value-type="float">
            <text:p>0.617631251757089</text:p>
          </table:table-cell>
          <table:table-cell office:value-type="float" office:value="0.199042082137297" calcext:value-type="float">
            <text:p>0.199042082137297</text:p>
          </table:table-cell>
          <table:table-cell office:value-type="float" office:value="0.131157627090719" calcext:value-type="float">
            <text:p>0.131157627090719</text:p>
          </table:table-cell>
          <table:table-cell office:value-type="float" office:value="0.113190826312885" calcext:value-type="float">
            <text:p>0.11319082631288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3568470205923" calcext:value-type="float">
            <text:p>0.463568470205923</text:p>
          </table:table-cell>
          <table:table-cell office:value-type="float" office:value="1.30773615373728" calcext:value-type="float">
            <text:p>1.30773615373728</text:p>
          </table:table-cell>
          <table:table-cell office:value-type="float" office:value="0.471846497334535" calcext:value-type="float">
            <text:p>0.471846497334535</text:p>
          </table:table-cell>
          <table:table-cell office:value-type="float" office:value="0.201906731557558" calcext:value-type="float">
            <text:p>0.201906731557558</text:p>
          </table:table-cell>
          <table:table-cell office:value-type="float" office:value="0.14892095307307" calcext:value-type="float">
            <text:p>0.14892095307307</text:p>
          </table:table-cell>
          <table:table-cell office:value-type="float" office:value="0.0664392952921587" calcext:value-type="float">
            <text:p>0.0664392952921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1777620260027" calcext:value-type="float">
            <text:p>0.391777620260027</text:p>
          </table:table-cell>
          <table:table-cell office:value-type="float" office:value="1.39758144763487" calcext:value-type="float">
            <text:p>1.39758144763487</text:p>
          </table:table-cell>
          <table:table-cell office:value-type="float" office:value="0.442248188514145" calcext:value-type="float">
            <text:p>0.442248188514145</text:p>
          </table:table-cell>
          <table:table-cell office:value-type="float" office:value="0.232624576312057" calcext:value-type="float">
            <text:p>0.232624576312057</text:p>
          </table:table-cell>
          <table:table-cell office:value-type="float" office:value="0.173872928983952" calcext:value-type="float">
            <text:p>0.173872928983952</text:p>
          </table:table-cell>
          <table:table-cell office:value-type="float" office:value="0.0619136576247555" calcext:value-type="float">
            <text:p>0.0619136576247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22280277160415" calcext:value-type="float">
            <text:p>0.222280277160415</text:p>
          </table:table-cell>
          <table:table-cell office:value-type="float" office:value="1.49750078160342" calcext:value-type="float">
            <text:p>1.49750078160342</text:p>
          </table:table-cell>
          <table:table-cell office:value-type="float" office:value="0.499164748899447" calcext:value-type="float">
            <text:p>0.499164748899447</text:p>
          </table:table-cell>
          <table:table-cell office:value-type="float" office:value="0.185984956168746" calcext:value-type="float">
            <text:p>0.185984956168746</text:p>
          </table:table-cell>
          <table:table-cell office:value-type="float" office:value="0.125970845292924" calcext:value-type="float">
            <text:p>0.125970845292924</text:p>
          </table:table-cell>
          <table:table-cell office:value-type="float" office:value="0.0659857291793783" calcext:value-type="float">
            <text:p>0.0659857291793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3312393788897" calcext:value-type="float">
            <text:p>0.333312393788897</text:p>
          </table:table-cell>
          <table:table-cell office:value-type="float" office:value="1.43429942638301" calcext:value-type="float">
            <text:p>1.43429942638301</text:p>
          </table:table-cell>
          <table:table-cell office:value-type="float" office:value="0.430373869926796" calcext:value-type="float">
            <text:p>0.430373869926796</text:p>
          </table:table-cell>
          <table:table-cell office:value-type="float" office:value="0.151369892619551" calcext:value-type="float">
            <text:p>0.151369892619551</text:p>
          </table:table-cell>
          <table:table-cell office:value-type="float" office:value="0.112644470457246" calcext:value-type="float">
            <text:p>0.112644470457246</text:p>
          </table:table-cell>
          <table:table-cell office:value-type="float" office:value="0.0566434296690827" calcext:value-type="float">
            <text:p>0.0566434296690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4726074147434" calcext:value-type="float">
            <text:p>0.524726074147434</text:p>
          </table:table-cell>
          <table:table-cell office:value-type="float" office:value="1.23680182866135" calcext:value-type="float">
            <text:p>1.23680182866135</text:p>
          </table:table-cell>
          <table:table-cell office:value-type="float" office:value="0.579232739159261" calcext:value-type="float">
            <text:p>0.579232739159261</text:p>
          </table:table-cell>
          <table:table-cell office:value-type="float" office:value="0.204318512721505" calcext:value-type="float">
            <text:p>0.204318512721505</text:p>
          </table:table-cell>
          <table:table-cell office:value-type="float" office:value="0.146377979063907" calcext:value-type="float">
            <text:p>0.146377979063907</text:p>
          </table:table-cell>
          <table:table-cell office:value-type="float" office:value="0.0918007943429937" calcext:value-type="float">
            <text:p>0.0918007943429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2551123208172" calcext:value-type="float">
            <text:p>0.722551123208172</text:p>
          </table:table-cell>
          <table:table-cell office:value-type="float" office:value="1.06711488041473" calcext:value-type="float">
            <text:p>1.06711488041473</text:p>
          </table:table-cell>
          <table:table-cell office:value-type="float" office:value="0.527883585304325" calcext:value-type="float">
            <text:p>0.527883585304325</text:p>
          </table:table-cell>
          <table:table-cell office:value-type="float" office:value="0.165686601767568" calcext:value-type="float">
            <text:p>0.165686601767568</text:p>
          </table:table-cell>
          <table:table-cell office:value-type="float" office:value="0.137818640450403" calcext:value-type="float">
            <text:p>0.137818640450403</text:p>
          </table:table-cell>
          <table:table-cell office:value-type="float" office:value="0.0776166732782885" calcext:value-type="float">
            <text:p>0.07761667327828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50330867292493" calcext:value-type="float">
            <text:p>0.350330867292493</text:p>
          </table:table-cell>
          <table:table-cell office:value-type="float" office:value="1.32928995158698" calcext:value-type="float">
            <text:p>1.32928995158698</text:p>
          </table:table-cell>
          <table:table-cell office:value-type="float" office:value="0.610951748228251" calcext:value-type="float">
            <text:p>0.610951748228251</text:p>
          </table:table-cell>
          <table:table-cell office:value-type="float" office:value="0.190430211710006" calcext:value-type="float">
            <text:p>0.190430211710006</text:p>
          </table:table-cell>
          <table:table-cell office:value-type="float" office:value="0.143597249773554" calcext:value-type="float">
            <text:p>0.143597249773554</text:p>
          </table:table-cell>
          <table:table-cell office:value-type="float" office:value="0.0870690672500256" calcext:value-type="float">
            <text:p>0.0870690672500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9136798478706" calcext:value-type="float">
            <text:p>0.339136798478706</text:p>
          </table:table-cell>
          <table:table-cell office:value-type="float" office:value="1.35116677939615" calcext:value-type="float">
            <text:p>1.35116677939615</text:p>
          </table:table-cell>
          <table:table-cell office:value-type="float" office:value="0.602922625206694" calcext:value-type="float">
            <text:p>0.602922625206694</text:p>
          </table:table-cell>
          <table:table-cell office:value-type="float" office:value="0.193745014717293" calcext:value-type="float">
            <text:p>0.193745014717293</text:p>
          </table:table-cell>
          <table:table-cell office:value-type="float" office:value="0.163764407362878" calcext:value-type="float">
            <text:p>0.163764407362878</text:p>
          </table:table-cell>
          <table:table-cell office:value-type="float" office:value="0.10803569809953" calcext:value-type="float">
            <text:p>0.1080356980995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43878041279" calcext:value-type="float">
            <text:p>0.6743878041279</text:p>
          </table:table-cell>
          <table:table-cell office:value-type="float" office:value="1.2098083973518" calcext:value-type="float">
            <text:p>1.2098083973518</text:p>
          </table:table-cell>
          <table:table-cell office:value-type="float" office:value="0.544508133261768" calcext:value-type="float">
            <text:p>0.544508133261768</text:p>
          </table:table-cell>
          <table:table-cell office:value-type="float" office:value="0.203396569254398" calcext:value-type="float">
            <text:p>0.203396569254398</text:p>
          </table:table-cell>
          <table:table-cell office:value-type="float" office:value="0.149677917576477" calcext:value-type="float">
            <text:p>0.149677917576477</text:p>
          </table:table-cell>
          <table:table-cell office:value-type="float" office:value="0.0650223275902746" calcext:value-type="float">
            <text:p>0.0650223275902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6180177522719" calcext:value-type="float">
            <text:p>0.636180177522719</text:p>
          </table:table-cell>
          <table:table-cell office:value-type="float" office:value="1.23456305769286" calcext:value-type="float">
            <text:p>1.23456305769286</text:p>
          </table:table-cell>
          <table:table-cell office:value-type="float" office:value="0.464187276183493" calcext:value-type="float">
            <text:p>0.464187276183493</text:p>
          </table:table-cell>
          <table:table-cell office:value-type="float" office:value="0.210542000853944" calcext:value-type="float">
            <text:p>0.210542000853944</text:p>
          </table:table-cell>
          <table:table-cell office:value-type="float" office:value="0.173684113296161" calcext:value-type="float">
            <text:p>0.173684113296161</text:p>
          </table:table-cell>
          <table:table-cell office:value-type="float" office:value="0.0916836980853082" calcext:value-type="float">
            <text:p>0.09168369808530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99387108154344" calcext:value-type="float">
            <text:p>0.799387108154344</text:p>
          </table:table-cell>
          <table:table-cell office:value-type="float" office:value="1.10611190913273" calcext:value-type="float">
            <text:p>1.10611190913273</text:p>
          </table:table-cell>
          <table:table-cell office:value-type="float" office:value="0.669823017957915" calcext:value-type="float">
            <text:p>0.669823017957915</text:p>
          </table:table-cell>
          <table:table-cell office:value-type="float" office:value="0.21809756091277" calcext:value-type="float">
            <text:p>0.21809756091277</text:p>
          </table:table-cell>
          <table:table-cell office:value-type="float" office:value="0.140338293147216" calcext:value-type="float">
            <text:p>0.140338293147216</text:p>
          </table:table-cell>
          <table:table-cell office:value-type="float" office:value="0.0968054748592866" calcext:value-type="float">
            <text:p>0.0968054748592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7054982499144" calcext:value-type="float">
            <text:p>0.777054982499144</text:p>
          </table:table-cell>
          <table:table-cell office:value-type="float" office:value="1.10886303853508" calcext:value-type="float">
            <text:p>1.10886303853508</text:p>
          </table:table-cell>
          <table:table-cell office:value-type="float" office:value="0.656923537860295" calcext:value-type="float">
            <text:p>0.656923537860295</text:p>
          </table:table-cell>
          <table:table-cell office:value-type="float" office:value="0.217134888885147" calcext:value-type="float">
            <text:p>0.217134888885147</text:p>
          </table:table-cell>
          <table:table-cell office:value-type="float" office:value="0.142780123083432" calcext:value-type="float">
            <text:p>0.142780123083432</text:p>
          </table:table-cell>
          <table:table-cell office:value-type="float" office:value="0.115872372869151" calcext:value-type="float">
            <text:p>0.11587237286915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4945091968887" calcext:value-type="float">
            <text:p>0.694945091968887</text:p>
          </table:table-cell>
          <table:table-cell office:value-type="float" office:value="1.12608625250637" calcext:value-type="float">
            <text:p>1.12608625250637</text:p>
          </table:table-cell>
          <table:table-cell office:value-type="float" office:value="0.551368970287141" calcext:value-type="float">
            <text:p>0.551368970287141</text:p>
          </table:table-cell>
          <table:table-cell office:value-type="float" office:value="0.182694844215519" calcext:value-type="float">
            <text:p>0.182694844215519</text:p>
          </table:table-cell>
          <table:table-cell office:value-type="float" office:value="0.148891882838618" calcext:value-type="float">
            <text:p>0.148891882838618</text:p>
          </table:table-cell>
          <table:table-cell office:value-type="float" office:value="0.0646422763605518" calcext:value-type="float">
            <text:p>0.0646422763605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9889056571868" calcext:value-type="float">
            <text:p>0.499889056571868</text:p>
          </table:table-cell>
          <table:table-cell office:value-type="float" office:value="1.29220750474189" calcext:value-type="float">
            <text:p>1.29220750474189</text:p>
          </table:table-cell>
          <table:table-cell office:value-type="float" office:value="0.496330539158289" calcext:value-type="float">
            <text:p>0.496330539158289</text:p>
          </table:table-cell>
          <table:table-cell office:value-type="float" office:value="0.205030057016095" calcext:value-type="float">
            <text:p>0.205030057016095</text:p>
          </table:table-cell>
          <table:table-cell office:value-type="float" office:value="0.1495778154" calcext:value-type="float">
            <text:p>0.1495778154</text:p>
          </table:table-cell>
          <table:table-cell office:value-type="float" office:value="0.0649353764802522" calcext:value-type="float">
            <text:p>0.0649353764802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2244395146457" calcext:value-type="float">
            <text:p>0.592244395146457</text:p>
          </table:table-cell>
          <table:table-cell office:value-type="float" office:value="1.22449073663203" calcext:value-type="float">
            <text:p>1.22449073663203</text:p>
          </table:table-cell>
          <table:table-cell office:value-type="float" office:value="0.518132279523211" calcext:value-type="float">
            <text:p>0.518132279523211</text:p>
          </table:table-cell>
          <table:table-cell office:value-type="float" office:value="0.166784293954028" calcext:value-type="float">
            <text:p>0.166784293954028</text:p>
          </table:table-cell>
          <table:table-cell office:value-type="float" office:value="0.135166195211639" calcext:value-type="float">
            <text:p>0.135166195211639</text:p>
          </table:table-cell>
          <table:table-cell office:value-type="float" office:value="0.078956419470641" calcext:value-type="float">
            <text:p>0.0789564194706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4651552870058" calcext:value-type="float">
            <text:p>0.834651552870058</text:p>
          </table:table-cell>
          <table:table-cell office:value-type="float" office:value="1.03090308622886" calcext:value-type="float">
            <text:p>1.03090308622886</text:p>
          </table:table-cell>
          <table:table-cell office:value-type="float" office:value="0.431100810850897" calcext:value-type="float">
            <text:p>0.431100810850897</text:p>
          </table:table-cell>
          <table:table-cell office:value-type="float" office:value="0.164949480827115" calcext:value-type="float">
            <text:p>0.164949480827115</text:p>
          </table:table-cell>
          <table:table-cell office:value-type="float" office:value="0.130243273950521" calcext:value-type="float">
            <text:p>0.130243273950521</text:p>
          </table:table-cell>
          <table:table-cell office:value-type="float" office:value="0.0551020333081433" calcext:value-type="float">
            <text:p>0.055102033308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8122104457495" calcext:value-type="float">
            <text:p>0.68122104457495</text:p>
          </table:table-cell>
          <table:table-cell office:value-type="float" office:value="1.19108334451208" calcext:value-type="float">
            <text:p>1.19108334451208</text:p>
          </table:table-cell>
          <table:table-cell office:value-type="float" office:value="0.51077491142966" calcext:value-type="float">
            <text:p>0.51077491142966</text:p>
          </table:table-cell>
          <table:table-cell office:value-type="float" office:value="0.16773496854834" calcext:value-type="float">
            <text:p>0.16773496854834</text:p>
          </table:table-cell>
          <table:table-cell office:value-type="float" office:value="0.126014588009978" calcext:value-type="float">
            <text:p>0.126014588009978</text:p>
          </table:table-cell>
          <table:table-cell office:value-type="float" office:value="0.0734753642061723" calcext:value-type="float">
            <text:p>0.0734753642061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7719457965581" calcext:value-type="float">
            <text:p>0.717719457965581</text:p>
          </table:table-cell>
          <table:table-cell office:value-type="float" office:value="1.15103672182093" calcext:value-type="float">
            <text:p>1.15103672182093</text:p>
          </table:table-cell>
          <table:table-cell office:value-type="float" office:value="0.451453841817593" calcext:value-type="float">
            <text:p>0.451453841817593</text:p>
          </table:table-cell>
          <table:table-cell office:value-type="float" office:value="0.212584613747955" calcext:value-type="float">
            <text:p>0.212584613747955</text:p>
          </table:table-cell>
          <table:table-cell office:value-type="float" office:value="0.164726764669446" calcext:value-type="float">
            <text:p>0.164726764669446</text:p>
          </table:table-cell>
          <table:table-cell office:value-type="float" office:value="0.0678524815588852" calcext:value-type="float">
            <text:p>0.06785248155888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3599200235672" calcext:value-type="float">
            <text:p>0.623599200235672</text:p>
          </table:table-cell>
          <table:table-cell office:value-type="float" office:value="1.16352846429728" calcext:value-type="float">
            <text:p>1.16352846429728</text:p>
          </table:table-cell>
          <table:table-cell office:value-type="float" office:value="0.567348002812929" calcext:value-type="float">
            <text:p>0.567348002812929</text:p>
          </table:table-cell>
          <table:table-cell office:value-type="float" office:value="0.200857097440518" calcext:value-type="float">
            <text:p>0.200857097440518</text:p>
          </table:table-cell>
          <table:table-cell office:value-type="float" office:value="0.142301514880143" calcext:value-type="float">
            <text:p>0.142301514880143</text:p>
          </table:table-cell>
          <table:table-cell office:value-type="float" office:value="0.0870885679865351" calcext:value-type="float">
            <text:p>0.0870885679865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945638256738" calcext:value-type="float">
            <text:p>0.67945638256738</text:p>
          </table:table-cell>
          <table:table-cell office:value-type="float" office:value="1.11604869437279" calcext:value-type="float">
            <text:p>1.11604869437279</text:p>
          </table:table-cell>
          <table:table-cell office:value-type="float" office:value="0.506946080555052" calcext:value-type="float">
            <text:p>0.506946080555052</text:p>
          </table:table-cell>
          <table:table-cell office:value-type="float" office:value="0.186734865196389" calcext:value-type="float">
            <text:p>0.186734865196389</text:p>
          </table:table-cell>
          <table:table-cell office:value-type="float" office:value="0.148644711542397" calcext:value-type="float">
            <text:p>0.148644711542397</text:p>
          </table:table-cell>
          <table:table-cell office:value-type="float" office:value="0.0947926176491733" calcext:value-type="float">
            <text:p>0.09479261764917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8022961814426" calcext:value-type="float">
            <text:p>0.598022961814426</text:p>
          </table:table-cell>
          <table:table-cell office:value-type="float" office:value="1.28421412027015" calcext:value-type="float">
            <text:p>1.28421412027015</text:p>
          </table:table-cell>
          <table:table-cell office:value-type="float" office:value="0.520273507363339" calcext:value-type="float">
            <text:p>0.520273507363339</text:p>
          </table:table-cell>
          <table:table-cell office:value-type="float" office:value="0.194708782636354" calcext:value-type="float">
            <text:p>0.194708782636354</text:p>
          </table:table-cell>
          <table:table-cell office:value-type="float" office:value="0.141399122310573" calcext:value-type="float">
            <text:p>0.141399122310573</text:p>
          </table:table-cell>
          <table:table-cell office:value-type="float" office:value="0.0715096937747233" calcext:value-type="float">
            <text:p>0.0715096937747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5721767237122" calcext:value-type="float">
            <text:p>0.505721767237122</text:p>
          </table:table-cell>
          <table:table-cell office:value-type="float" office:value="1.38787081066249" calcext:value-type="float">
            <text:p>1.38787081066249</text:p>
          </table:table-cell>
          <table:table-cell office:value-type="float" office:value="0.483689483737891" calcext:value-type="float">
            <text:p>0.483689483737891</text:p>
          </table:table-cell>
          <table:table-cell office:value-type="float" office:value="0.211765193661644" calcext:value-type="float">
            <text:p>0.211765193661644</text:p>
          </table:table-cell>
          <table:table-cell office:value-type="float" office:value="0.160427994932916" calcext:value-type="float">
            <text:p>0.160427994932916</text:p>
          </table:table-cell>
          <table:table-cell office:value-type="float" office:value="0.0664050450087979" calcext:value-type="float">
            <text:p>0.06640504500879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0734446894474" calcext:value-type="float">
            <text:p>0.290734446894474</text:p>
          </table:table-cell>
          <table:table-cell office:value-type="float" office:value="1.41848532637613" calcext:value-type="float">
            <text:p>1.41848532637613</text:p>
          </table:table-cell>
          <table:table-cell office:value-type="float" office:value="0.477197640449621" calcext:value-type="float">
            <text:p>0.477197640449621</text:p>
          </table:table-cell>
          <table:table-cell office:value-type="float" office:value="0.193656222135623" calcext:value-type="float">
            <text:p>0.193656222135623</text:p>
          </table:table-cell>
          <table:table-cell office:value-type="float" office:value="0.12823962216359" calcext:value-type="float">
            <text:p>0.12823962216359</text:p>
          </table:table-cell>
          <table:table-cell office:value-type="float" office:value="0.0638277067650205" calcext:value-type="float">
            <text:p>0.0638277067650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54614889019708" calcext:value-type="float">
            <text:p>0.354614889019708</text:p>
          </table:table-cell>
          <table:table-cell office:value-type="float" office:value="1.38060598879174" calcext:value-type="float">
            <text:p>1.38060598879174</text:p>
          </table:table-cell>
          <table:table-cell office:value-type="float" office:value="0.43729993736719" calcext:value-type="float">
            <text:p>0.43729993736719</text:p>
          </table:table-cell>
          <table:table-cell office:value-type="float" office:value="0.167419093895862" calcext:value-type="float">
            <text:p>0.167419093895862</text:p>
          </table:table-cell>
          <table:table-cell office:value-type="float" office:value="0.128803907606372" calcext:value-type="float">
            <text:p>0.128803907606372</text:p>
          </table:table-cell>
          <table:table-cell office:value-type="float" office:value="0.0788041144315737" calcext:value-type="float">
            <text:p>0.07880411443157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972016263991" calcext:value-type="float">
            <text:p>0.40972016263991</text:p>
          </table:table-cell>
          <table:table-cell office:value-type="float" office:value="1.36165453203743" calcext:value-type="float">
            <text:p>1.36165453203743</text:p>
          </table:table-cell>
          <table:table-cell office:value-type="float" office:value="0.598148349006055" calcext:value-type="float">
            <text:p>0.598148349006055</text:p>
          </table:table-cell>
          <table:table-cell office:value-type="float" office:value="0.210760002224683" calcext:value-type="float">
            <text:p>0.210760002224683</text:p>
          </table:table-cell>
          <table:table-cell office:value-type="float" office:value="0.14985271272544" calcext:value-type="float">
            <text:p>0.14985271272544</text:p>
          </table:table-cell>
          <table:table-cell office:value-type="float" office:value="0.0766272285641779" calcext:value-type="float">
            <text:p>0.0766272285641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35441597788103" calcext:value-type="float">
            <text:p>0.235441597788103</text:p>
          </table:table-cell>
          <table:table-cell office:value-type="float" office:value="1.48230752580972" calcext:value-type="float">
            <text:p>1.48230752580972</text:p>
          </table:table-cell>
          <table:table-cell office:value-type="float" office:value="0.646898817797946" calcext:value-type="float">
            <text:p>0.646898817797946</text:p>
          </table:table-cell>
          <table:table-cell office:value-type="float" office:value="0.319905078127579" calcext:value-type="float">
            <text:p>0.319905078127579</text:p>
          </table:table-cell>
          <table:table-cell office:value-type="float" office:value="0.234157785998891" calcext:value-type="float">
            <text:p>0.234157785998891</text:p>
          </table:table-cell>
          <table:table-cell office:value-type="float" office:value="0.121889421267826" calcext:value-type="float">
            <text:p>0.12188942126782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9220661000598" calcext:value-type="float">
            <text:p>0.429220661000598</text:p>
          </table:table-cell>
          <table:table-cell office:value-type="float" office:value="1.28115872128159" calcext:value-type="float">
            <text:p>1.28115872128159</text:p>
          </table:table-cell>
          <table:table-cell office:value-type="float" office:value="0.510610038608174" calcext:value-type="float">
            <text:p>0.510610038608174</text:p>
          </table:table-cell>
          <table:table-cell office:value-type="float" office:value="0.169692004875203" calcext:value-type="float">
            <text:p>0.169692004875203</text:p>
          </table:table-cell>
          <table:table-cell office:value-type="float" office:value="0.124970333491135" calcext:value-type="float">
            <text:p>0.124970333491135</text:p>
          </table:table-cell>
          <table:table-cell office:value-type="float" office:value="0.080697668542528" calcext:value-type="float">
            <text:p>0.0806976685425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76484109158054" calcext:value-type="float">
            <text:p>0.176484109158054</text:p>
          </table:table-cell>
          <table:table-cell office:value-type="float" office:value="1.48694069718885" calcext:value-type="float">
            <text:p>1.48694069718885</text:p>
          </table:table-cell>
          <table:table-cell office:value-type="float" office:value="0.676303673986021" calcext:value-type="float">
            <text:p>0.676303673986021</text:p>
          </table:table-cell>
          <table:table-cell office:value-type="float" office:value="0.328383342011578" calcext:value-type="float">
            <text:p>0.328383342011578</text:p>
          </table:table-cell>
          <table:table-cell office:value-type="float" office:value="0.228834217966755" calcext:value-type="float">
            <text:p>0.228834217966755</text:p>
          </table:table-cell>
          <table:table-cell office:value-type="float" office:value="0.171680022721701" calcext:value-type="float">
            <text:p>0.1716800227217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52682341786475" calcext:value-type="float">
            <text:p>0.352682341786475</text:p>
          </table:table-cell>
          <table:table-cell office:value-type="float" office:value="1.30290413348009" calcext:value-type="float">
            <text:p>1.30290413348009</text:p>
          </table:table-cell>
          <table:table-cell office:value-type="float" office:value="0.466889954155498" calcext:value-type="float">
            <text:p>0.466889954155498</text:p>
          </table:table-cell>
          <table:table-cell office:value-type="float" office:value="0.143363976581158" calcext:value-type="float">
            <text:p>0.143363976581158</text:p>
          </table:table-cell>
          <table:table-cell office:value-type="float" office:value="0.133827419705132" calcext:value-type="float">
            <text:p>0.133827419705132</text:p>
          </table:table-cell>
          <table:table-cell office:value-type="float" office:value="0.0758055385376517" calcext:value-type="float">
            <text:p>0.0758055385376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6570635165456" calcext:value-type="float">
            <text:p>0.396570635165456</text:p>
          </table:table-cell>
          <table:table-cell office:value-type="float" office:value="1.30591463232688" calcext:value-type="float">
            <text:p>1.30591463232688</text:p>
          </table:table-cell>
          <table:table-cell office:value-type="float" office:value="0.384770334801108" calcext:value-type="float">
            <text:p>0.384770334801108</text:p>
          </table:table-cell>
          <table:table-cell office:value-type="float" office:value="0.150422583903942" calcext:value-type="float">
            <text:p>0.150422583903942</text:p>
          </table:table-cell>
          <table:table-cell office:value-type="float" office:value="0.114883226587561" calcext:value-type="float">
            <text:p>0.114883226587561</text:p>
          </table:table-cell>
          <table:table-cell office:value-type="float" office:value="0.0445159003485986" calcext:value-type="float">
            <text:p>0.0445159003485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345216017126" calcext:value-type="float">
            <text:p>0.466345216017126</text:p>
          </table:table-cell>
          <table:table-cell office:value-type="float" office:value="1.38024712007239" calcext:value-type="float">
            <text:p>1.38024712007239</text:p>
          </table:table-cell>
          <table:table-cell office:value-type="float" office:value="0.461111824513428" calcext:value-type="float">
            <text:p>0.461111824513428</text:p>
          </table:table-cell>
          <table:table-cell office:value-type="float" office:value="0.162085464722502" calcext:value-type="float">
            <text:p>0.162085464722502</text:p>
          </table:table-cell>
          <table:table-cell office:value-type="float" office:value="0.116019942933558" calcext:value-type="float">
            <text:p>0.116019942933558</text:p>
          </table:table-cell>
          <table:table-cell office:value-type="float" office:value="0.062967746072527" calcext:value-type="float">
            <text:p>0.0629677460725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8328525194102" calcext:value-type="float">
            <text:p>0.468328525194102</text:p>
          </table:table-cell>
          <table:table-cell office:value-type="float" office:value="1.37133050139417" calcext:value-type="float">
            <text:p>1.37133050139417</text:p>
          </table:table-cell>
          <table:table-cell office:value-type="float" office:value="0.403447612209841" calcext:value-type="float">
            <text:p>0.403447612209841</text:p>
          </table:table-cell>
          <table:table-cell office:value-type="float" office:value="0.151745179987557" calcext:value-type="float">
            <text:p>0.151745179987557</text:p>
          </table:table-cell>
          <table:table-cell office:value-type="float" office:value="0.108652162822041" calcext:value-type="float">
            <text:p>0.108652162822041</text:p>
          </table:table-cell>
          <table:table-cell office:value-type="float" office:value="0.0524922233911359" calcext:value-type="float">
            <text:p>0.05249222339113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2385610294264" calcext:value-type="float">
            <text:p>0.512385610294264</text:p>
          </table:table-cell>
          <table:table-cell office:value-type="float" office:value="1.25516964488329" calcext:value-type="float">
            <text:p>1.25516964488329</text:p>
          </table:table-cell>
          <table:table-cell office:value-type="float" office:value="0.47760541695631" calcext:value-type="float">
            <text:p>0.47760541695631</text:p>
          </table:table-cell>
          <table:table-cell office:value-type="float" office:value="0.205466579955741" calcext:value-type="float">
            <text:p>0.205466579955741</text:p>
          </table:table-cell>
          <table:table-cell office:value-type="float" office:value="0.159803485733056" calcext:value-type="float">
            <text:p>0.159803485733056</text:p>
          </table:table-cell>
          <table:table-cell office:value-type="float" office:value="0.0789172526979004" calcext:value-type="float">
            <text:p>0.07891725269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73458787699926" calcext:value-type="float">
            <text:p>0.273458787699926</text:p>
          </table:table-cell>
          <table:table-cell office:value-type="float" office:value="1.44784813073287" calcext:value-type="float">
            <text:p>1.44784813073287</text:p>
          </table:table-cell>
          <table:table-cell office:value-type="float" office:value="0.452271959976339" calcext:value-type="float">
            <text:p>0.452271959976339</text:p>
          </table:table-cell>
          <table:table-cell office:value-type="float" office:value="0.242481334609584" calcext:value-type="float">
            <text:p>0.242481334609584</text:p>
          </table:table-cell>
          <table:table-cell office:value-type="float" office:value="0.164133883506118" calcext:value-type="float">
            <text:p>0.164133883506118</text:p>
          </table:table-cell>
          <table:table-cell office:value-type="float" office:value="0.0663499825684306" calcext:value-type="float">
            <text:p>0.0663499825684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8237677354879" calcext:value-type="float">
            <text:p>0.398237677354879</text:p>
          </table:table-cell>
          <table:table-cell office:value-type="float" office:value="1.34252507013284" calcext:value-type="float">
            <text:p>1.34252507013284</text:p>
          </table:table-cell>
          <table:table-cell office:value-type="float" office:value="0.607997122830126" calcext:value-type="float">
            <text:p>0.607997122830126</text:p>
          </table:table-cell>
          <table:table-cell office:value-type="float" office:value="0.257377733578627" calcext:value-type="float">
            <text:p>0.257377733578627</text:p>
          </table:table-cell>
          <table:table-cell office:value-type="float" office:value="0.183870669137143" calcext:value-type="float">
            <text:p>0.183870669137143</text:p>
          </table:table-cell>
          <table:table-cell office:value-type="float" office:value="0.0826376160279795" calcext:value-type="float">
            <text:p>0.082637616027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4357579241701" calcext:value-type="float">
            <text:p>0.664357579241701</text:p>
          </table:table-cell>
          <table:table-cell office:value-type="float" office:value="1.15358944317007" calcext:value-type="float">
            <text:p>1.15358944317007</text:p>
          </table:table-cell>
          <table:table-cell office:value-type="float" office:value="0.59816001014099" calcext:value-type="float">
            <text:p>0.59816001014099</text:p>
          </table:table-cell>
          <table:table-cell office:value-type="float" office:value="0.264281343911128" calcext:value-type="float">
            <text:p>0.264281343911128</text:p>
          </table:table-cell>
          <table:table-cell office:value-type="float" office:value="0.181635838788266" calcext:value-type="float">
            <text:p>0.181635838788266</text:p>
          </table:table-cell>
          <table:table-cell office:value-type="float" office:value="0.103477420851091" calcext:value-type="float">
            <text:p>0.10347742085109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1427592124851" calcext:value-type="float">
            <text:p>0.421427592124851</text:p>
          </table:table-cell>
          <table:table-cell office:value-type="float" office:value="1.25053706223844" calcext:value-type="float">
            <text:p>1.25053706223844</text:p>
          </table:table-cell>
          <table:table-cell office:value-type="float" office:value="0.538056544014467" calcext:value-type="float">
            <text:p>0.538056544014467</text:p>
          </table:table-cell>
          <table:table-cell office:value-type="float" office:value="0.178470821889183" calcext:value-type="float">
            <text:p>0.178470821889183</text:p>
          </table:table-cell>
          <table:table-cell office:value-type="float" office:value="0.136209143681429" calcext:value-type="float">
            <text:p>0.136209143681429</text:p>
          </table:table-cell>
          <table:table-cell office:value-type="float" office:value="0.0893948245136847" calcext:value-type="float">
            <text:p>0.0893948245136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8187689593939" calcext:value-type="float">
            <text:p>0.468187689593939</text:p>
          </table:table-cell>
          <table:table-cell office:value-type="float" office:value="1.20343766817301" calcext:value-type="float">
            <text:p>1.20343766817301</text:p>
          </table:table-cell>
          <table:table-cell office:value-type="float" office:value="0.557153263635138" calcext:value-type="float">
            <text:p>0.557153263635138</text:p>
          </table:table-cell>
          <table:table-cell office:value-type="float" office:value="0.184152363195823" calcext:value-type="float">
            <text:p>0.184152363195823</text:p>
          </table:table-cell>
          <table:table-cell office:value-type="float" office:value="0.130908703692973" calcext:value-type="float">
            <text:p>0.130908703692973</text:p>
          </table:table-cell>
          <table:table-cell office:value-type="float" office:value="0.103692715192646" calcext:value-type="float">
            <text:p>0.1036927151926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2024844052138" calcext:value-type="float">
            <text:p>0.662024844052138</text:p>
          </table:table-cell>
          <table:table-cell office:value-type="float" office:value="1.14169743868079" calcext:value-type="float">
            <text:p>1.14169743868079</text:p>
          </table:table-cell>
          <table:table-cell office:value-type="float" office:value="0.631467756178223" calcext:value-type="float">
            <text:p>0.631467756178223</text:p>
          </table:table-cell>
          <table:table-cell office:value-type="float" office:value="0.193034701827517" calcext:value-type="float">
            <text:p>0.193034701827517</text:p>
          </table:table-cell>
          <table:table-cell office:value-type="float" office:value="0.148606051166921" calcext:value-type="float">
            <text:p>0.148606051166921</text:p>
          </table:table-cell>
          <table:table-cell office:value-type="float" office:value="0.0747460882803041" calcext:value-type="float">
            <text:p>0.0747460882803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49003412840176" calcext:value-type="float">
            <text:p>0.849003412840176</text:p>
          </table:table-cell>
          <table:table-cell office:value-type="float" office:value="1.02674972065248" calcext:value-type="float">
            <text:p>1.02674972065248</text:p>
          </table:table-cell>
          <table:table-cell office:value-type="float" office:value="0.472289899984585" calcext:value-type="float">
            <text:p>0.472289899984585</text:p>
          </table:table-cell>
          <table:table-cell office:value-type="float" office:value="0.132571371558958" calcext:value-type="float">
            <text:p>0.132571371558958</text:p>
          </table:table-cell>
          <table:table-cell office:value-type="float" office:value="0.109618526455036" calcext:value-type="float">
            <text:p>0.109618526455036</text:p>
          </table:table-cell>
          <table:table-cell office:value-type="float" office:value="0.0916169838582123" calcext:value-type="float">
            <text:p>0.091616983858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3507997652559" calcext:value-type="float">
            <text:p>0.973507997652559</text:p>
          </table:table-cell>
          <table:table-cell office:value-type="float" office:value="1.05724962937805" calcext:value-type="float">
            <text:p>1.05724962937805</text:p>
          </table:table-cell>
          <table:table-cell office:value-type="float" office:value="0.506838932981314" calcext:value-type="float">
            <text:p>0.506838932981314</text:p>
          </table:table-cell>
          <table:table-cell office:value-type="float" office:value="0.186150961128094" calcext:value-type="float">
            <text:p>0.186150961128094</text:p>
          </table:table-cell>
          <table:table-cell office:value-type="float" office:value="0.119448904034106" calcext:value-type="float">
            <text:p>0.119448904034106</text:p>
          </table:table-cell>
          <table:table-cell office:value-type="float" office:value="0.0643563684926682" calcext:value-type="float">
            <text:p>0.064356368492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27517670625143" calcext:value-type="float">
            <text:p>0.827517670625143</text:p>
          </table:table-cell>
          <table:table-cell office:value-type="float" office:value="1.15491695188732" calcext:value-type="float">
            <text:p>1.15491695188732</text:p>
          </table:table-cell>
          <table:table-cell office:value-type="float" office:value="0.492985185976669" calcext:value-type="float">
            <text:p>0.492985185976669</text:p>
          </table:table-cell>
          <table:table-cell office:value-type="float" office:value="0.231424799519568" calcext:value-type="float">
            <text:p>0.231424799519568</text:p>
          </table:table-cell>
          <table:table-cell office:value-type="float" office:value="0.162473113455137" calcext:value-type="float">
            <text:p>0.162473113455137</text:p>
          </table:table-cell>
          <table:table-cell office:value-type="float" office:value="0.0662700683082985" calcext:value-type="float">
            <text:p>0.0662700683082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9477169406381" calcext:value-type="float">
            <text:p>0.529477169406381</text:p>
          </table:table-cell>
          <table:table-cell office:value-type="float" office:value="1.31035652715773" calcext:value-type="float">
            <text:p>1.31035652715773</text:p>
          </table:table-cell>
          <table:table-cell office:value-type="float" office:value="0.555198052125962" calcext:value-type="float">
            <text:p>0.555198052125962</text:p>
          </table:table-cell>
          <table:table-cell office:value-type="float" office:value="0.186297371904376" calcext:value-type="float">
            <text:p>0.186297371904376</text:p>
          </table:table-cell>
          <table:table-cell office:value-type="float" office:value="0.132111784319909" calcext:value-type="float">
            <text:p>0.132111784319909</text:p>
          </table:table-cell>
          <table:table-cell office:value-type="float" office:value="0.0841959070993778" calcext:value-type="float">
            <text:p>0.0841959070993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4258616519383" calcext:value-type="float">
            <text:p>0.764258616519383</text:p>
          </table:table-cell>
          <table:table-cell office:value-type="float" office:value="1.09582793899067" calcext:value-type="float">
            <text:p>1.09582793899067</text:p>
          </table:table-cell>
          <table:table-cell office:value-type="float" office:value="0.521373913881228" calcext:value-type="float">
            <text:p>0.521373913881228</text:p>
          </table:table-cell>
          <table:table-cell office:value-type="float" office:value="0.137039306799744" calcext:value-type="float">
            <text:p>0.137039306799744</text:p>
          </table:table-cell>
          <table:table-cell office:value-type="float" office:value="0.105365609274108" calcext:value-type="float">
            <text:p>0.105365609274108</text:p>
          </table:table-cell>
          <table:table-cell office:value-type="float" office:value="0.121630061456411" calcext:value-type="float">
            <text:p>0.1216300614564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3154027852573" calcext:value-type="float">
            <text:p>0.453154027852573</text:p>
          </table:table-cell>
          <table:table-cell office:value-type="float" office:value="1.25526922851467" calcext:value-type="float">
            <text:p>1.25526922851467</text:p>
          </table:table-cell>
          <table:table-cell office:value-type="float" office:value="0.527720517905643" calcext:value-type="float">
            <text:p>0.527720517905643</text:p>
          </table:table-cell>
          <table:table-cell office:value-type="float" office:value="0.210647717996971" calcext:value-type="float">
            <text:p>0.210647717996971</text:p>
          </table:table-cell>
          <table:table-cell office:value-type="float" office:value="0.150742552891686" calcext:value-type="float">
            <text:p>0.150742552891686</text:p>
          </table:table-cell>
          <table:table-cell office:value-type="float" office:value="0.0966071244551159" calcext:value-type="float">
            <text:p>0.0966071244551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3427629118693" calcext:value-type="float">
            <text:p>0.503427629118693</text:p>
          </table:table-cell>
          <table:table-cell office:value-type="float" office:value="1.24399067202269" calcext:value-type="float">
            <text:p>1.24399067202269</text:p>
          </table:table-cell>
          <table:table-cell office:value-type="float" office:value="0.472528111270192" calcext:value-type="float">
            <text:p>0.472528111270192</text:p>
          </table:table-cell>
          <table:table-cell office:value-type="float" office:value="0.239830192423206" calcext:value-type="float">
            <text:p>0.239830192423206</text:p>
          </table:table-cell>
          <table:table-cell office:value-type="float" office:value="0.165596704859993" calcext:value-type="float">
            <text:p>0.165596704859993</text:p>
          </table:table-cell>
          <table:table-cell office:value-type="float" office:value="0.0673771674049979" calcext:value-type="float">
            <text:p>0.06737716740499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3958922677835" calcext:value-type="float">
            <text:p>0.493958922677835</text:p>
          </table:table-cell>
          <table:table-cell office:value-type="float" office:value="1.27579695258502" calcext:value-type="float">
            <text:p>1.27579695258502</text:p>
          </table:table-cell>
          <table:table-cell office:value-type="float" office:value="0.474983723264431" calcext:value-type="float">
            <text:p>0.474983723264431</text:p>
          </table:table-cell>
          <table:table-cell office:value-type="float" office:value="0.165392051407144" calcext:value-type="float">
            <text:p>0.165392051407144</text:p>
          </table:table-cell>
          <table:table-cell office:value-type="float" office:value="0.126375583056491" calcext:value-type="float">
            <text:p>0.126375583056491</text:p>
          </table:table-cell>
          <table:table-cell office:value-type="float" office:value="0.0635526883499917" calcext:value-type="float">
            <text:p>0.0635526883499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2103685604154" calcext:value-type="float">
            <text:p>0.452103685604154</text:p>
          </table:table-cell>
          <table:table-cell office:value-type="float" office:value="1.32499326547353" calcext:value-type="float">
            <text:p>1.32499326547353</text:p>
          </table:table-cell>
          <table:table-cell office:value-type="float" office:value="0.473439460457644" calcext:value-type="float">
            <text:p>0.473439460457644</text:p>
          </table:table-cell>
          <table:table-cell office:value-type="float" office:value="0.21261256376549" calcext:value-type="float">
            <text:p>0.21261256376549</text:p>
          </table:table-cell>
          <table:table-cell office:value-type="float" office:value="0.170996708285479" calcext:value-type="float">
            <text:p>0.170996708285479</text:p>
          </table:table-cell>
          <table:table-cell office:value-type="float" office:value="0.0651400584882488" calcext:value-type="float">
            <text:p>0.06514005848824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12331974361127" calcext:value-type="float">
            <text:p>0.812331974361127</text:p>
          </table:table-cell>
          <table:table-cell office:value-type="float" office:value="1.04481522561739" calcext:value-type="float">
            <text:p>1.04481522561739</text:p>
          </table:table-cell>
          <table:table-cell office:value-type="float" office:value="0.510501338046487" calcext:value-type="float">
            <text:p>0.510501338046487</text:p>
          </table:table-cell>
          <table:table-cell office:value-type="float" office:value="0.178664894615888" calcext:value-type="float">
            <text:p>0.178664894615888</text:p>
          </table:table-cell>
          <table:table-cell office:value-type="float" office:value="0.117137785117663" calcext:value-type="float">
            <text:p>0.117137785117663</text:p>
          </table:table-cell>
          <table:table-cell office:value-type="float" office:value="0.0471160670717123" calcext:value-type="float">
            <text:p>0.0471160670717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83530881487511" calcext:value-type="float">
            <text:p>0.883530881487511</text:p>
          </table:table-cell>
          <table:table-cell office:value-type="float" office:value="0.993436726225042" calcext:value-type="float">
            <text:p>0.993436726225042</text:p>
          </table:table-cell>
          <table:table-cell office:value-type="float" office:value="0.422355010485411" calcext:value-type="float">
            <text:p>0.422355010485411</text:p>
          </table:table-cell>
          <table:table-cell office:value-type="float" office:value="0.158105244066142" calcext:value-type="float">
            <text:p>0.158105244066142</text:p>
          </table:table-cell>
          <table:table-cell office:value-type="float" office:value="0.118517418624525" calcext:value-type="float">
            <text:p>0.118517418624525</text:p>
          </table:table-cell>
          <table:table-cell office:value-type="float" office:value="0.0493146938165443" calcext:value-type="float">
            <text:p>0.049314693816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80215133508446" calcext:value-type="float">
            <text:p>0.058021513350845</text:p>
          </table:table-cell>
          <table:table-cell office:value-type="float" office:value="1.55665841402686" calcext:value-type="float">
            <text:p>1.55665841402686</text:p>
          </table:table-cell>
          <table:table-cell office:value-type="float" office:value="0.582511749630884" calcext:value-type="float">
            <text:p>0.582511749630884</text:p>
          </table:table-cell>
          <table:table-cell office:value-type="float" office:value="0.210961872107549" calcext:value-type="float">
            <text:p>0.210961872107549</text:p>
          </table:table-cell>
          <table:table-cell office:value-type="float" office:value="0.148284482514499" calcext:value-type="float">
            <text:p>0.148284482514499</text:p>
          </table:table-cell>
          <table:table-cell office:value-type="float" office:value="0.0709663841136658" calcext:value-type="float">
            <text:p>0.070966384113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4698164051733" calcext:value-type="float">
            <text:p>0.134698164051733</text:p>
          </table:table-cell>
          <table:table-cell office:value-type="float" office:value="1.50196266023691" calcext:value-type="float">
            <text:p>1.50196266023691</text:p>
          </table:table-cell>
          <table:table-cell office:value-type="float" office:value="0.611051353095974" calcext:value-type="float">
            <text:p>0.611051353095974</text:p>
          </table:table-cell>
          <table:table-cell office:value-type="float" office:value="0.260983143617616" calcext:value-type="float">
            <text:p>0.260983143617616</text:p>
          </table:table-cell>
          <table:table-cell office:value-type="float" office:value="0.173346378765313" calcext:value-type="float">
            <text:p>0.173346378765313</text:p>
          </table:table-cell>
          <table:table-cell office:value-type="float" office:value="0.100822946320755" calcext:value-type="float">
            <text:p>0.1008229463207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8243742591921" calcext:value-type="float">
            <text:p>0.598243742591921</text:p>
          </table:table-cell>
          <table:table-cell office:value-type="float" office:value="1.23675088506182" calcext:value-type="float">
            <text:p>1.23675088506182</text:p>
          </table:table-cell>
          <table:table-cell office:value-type="float" office:value="0.480069896516123" calcext:value-type="float">
            <text:p>0.480069896516123</text:p>
          </table:table-cell>
          <table:table-cell office:value-type="float" office:value="0.197917241662456" calcext:value-type="float">
            <text:p>0.197917241662456</text:p>
          </table:table-cell>
          <table:table-cell office:value-type="float" office:value="0.134088423077555" calcext:value-type="float">
            <text:p>0.134088423077555</text:p>
          </table:table-cell>
          <table:table-cell office:value-type="float" office:value="0.0662689814408452" calcext:value-type="float">
            <text:p>0.0662689814408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5011773095206" calcext:value-type="float">
            <text:p>0.635011773095206</text:p>
          </table:table-cell>
          <table:table-cell office:value-type="float" office:value="1.22875302328183" calcext:value-type="float">
            <text:p>1.22875302328183</text:p>
          </table:table-cell>
          <table:table-cell office:value-type="float" office:value="0.476473309552885" calcext:value-type="float">
            <text:p>0.476473309552885</text:p>
          </table:table-cell>
          <table:table-cell office:value-type="float" office:value="0.199991727750672" calcext:value-type="float">
            <text:p>0.199991727750672</text:p>
          </table:table-cell>
          <table:table-cell office:value-type="float" office:value="0.158364854670207" calcext:value-type="float">
            <text:p>0.158364854670207</text:p>
          </table:table-cell>
          <table:table-cell office:value-type="float" office:value="0.0882059955700358" calcext:value-type="float">
            <text:p>0.08820599557003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6335942156251" calcext:value-type="float">
            <text:p>0.426335942156251</text:p>
          </table:table-cell>
          <table:table-cell office:value-type="float" office:value="1.31691390947859" calcext:value-type="float">
            <text:p>1.31691390947859</text:p>
          </table:table-cell>
          <table:table-cell office:value-type="float" office:value="0.457997135291541" calcext:value-type="float">
            <text:p>0.457997135291541</text:p>
          </table:table-cell>
          <table:table-cell office:value-type="float" office:value="0.162826943556287" calcext:value-type="float">
            <text:p>0.162826943556287</text:p>
          </table:table-cell>
          <table:table-cell office:value-type="float" office:value="0.117876382818465" calcext:value-type="float">
            <text:p>0.117876382818465</text:p>
          </table:table-cell>
          <table:table-cell office:value-type="float" office:value="0.0614427577708829" calcext:value-type="float">
            <text:p>0.0614427577708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4930025481065" calcext:value-type="float">
            <text:p>0.464930025481065</text:p>
          </table:table-cell>
          <table:table-cell office:value-type="float" office:value="1.29009513843784" calcext:value-type="float">
            <text:p>1.29009513843784</text:p>
          </table:table-cell>
          <table:table-cell office:value-type="float" office:value="0.440170967462878" calcext:value-type="float">
            <text:p>0.440170967462878</text:p>
          </table:table-cell>
          <table:table-cell office:value-type="float" office:value="0.17619285754533" calcext:value-type="float">
            <text:p>0.17619285754533</text:p>
          </table:table-cell>
          <table:table-cell office:value-type="float" office:value="0.121265910472835" calcext:value-type="float">
            <text:p>0.121265910472835</text:p>
          </table:table-cell>
          <table:table-cell office:value-type="float" office:value="0.0659139711740065" calcext:value-type="float">
            <text:p>0.06591397117400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4396933681639" calcext:value-type="float">
            <text:p>0.694396933681639</text:p>
          </table:table-cell>
          <table:table-cell office:value-type="float" office:value="1.18508804823911" calcext:value-type="float">
            <text:p>1.18508804823911</text:p>
          </table:table-cell>
          <table:table-cell office:value-type="float" office:value="0.414689986833459" calcext:value-type="float">
            <text:p>0.414689986833459</text:p>
          </table:table-cell>
          <table:table-cell office:value-type="float" office:value="0.152244300954585" calcext:value-type="float">
            <text:p>0.152244300954585</text:p>
          </table:table-cell>
          <table:table-cell office:value-type="float" office:value="0.12113640945452" calcext:value-type="float">
            <text:p>0.12113640945452</text:p>
          </table:table-cell>
          <table:table-cell office:value-type="float" office:value="0.0573164651075115" calcext:value-type="float">
            <text:p>0.0573164651075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56528300899406" calcext:value-type="float">
            <text:p>0.856528300899406</text:p>
          </table:table-cell>
          <table:table-cell office:value-type="float" office:value="1.06788394176753" calcext:value-type="float">
            <text:p>1.06788394176753</text:p>
          </table:table-cell>
          <table:table-cell office:value-type="float" office:value="0.323819079383618" calcext:value-type="float">
            <text:p>0.323819079383618</text:p>
          </table:table-cell>
          <table:table-cell office:value-type="float" office:value="0.12786990058153" calcext:value-type="float">
            <text:p>0.12786990058153</text:p>
          </table:table-cell>
          <table:table-cell office:value-type="float" office:value="0.102613236738883" calcext:value-type="float">
            <text:p>0.102613236738883</text:p>
          </table:table-cell>
          <table:table-cell office:value-type="float" office:value="0.0343905555346184" calcext:value-type="float">
            <text:p>0.0343905555346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539811714897" calcext:value-type="float">
            <text:p>0.41539811714897</text:p>
          </table:table-cell>
          <table:table-cell office:value-type="float" office:value="1.37199092613809" calcext:value-type="float">
            <text:p>1.37199092613809</text:p>
          </table:table-cell>
          <table:table-cell office:value-type="float" office:value="0.355424361381996" calcext:value-type="float">
            <text:p>0.355424361381996</text:p>
          </table:table-cell>
          <table:table-cell office:value-type="float" office:value="0.165383150626959" calcext:value-type="float">
            <text:p>0.165383150626959</text:p>
          </table:table-cell>
          <table:table-cell office:value-type="float" office:value="0.113621021016827" calcext:value-type="float">
            <text:p>0.113621021016827</text:p>
          </table:table-cell>
          <table:table-cell office:value-type="float" office:value="0.058645704096563" calcext:value-type="float">
            <text:p>0.0586457040965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0527953848621" calcext:value-type="float">
            <text:p>0.30527953848621</text:p>
          </table:table-cell>
          <table:table-cell office:value-type="float" office:value="1.47433520314007" calcext:value-type="float">
            <text:p>1.47433520314007</text:p>
          </table:table-cell>
          <table:table-cell office:value-type="float" office:value="0.32996467218657" calcext:value-type="float">
            <text:p>0.32996467218657</text:p>
          </table:table-cell>
          <table:table-cell office:value-type="float" office:value="0.172839019968214" calcext:value-type="float">
            <text:p>0.172839019968214</text:p>
          </table:table-cell>
          <table:table-cell office:value-type="float" office:value="0.122722223936005" calcext:value-type="float">
            <text:p>0.122722223936005</text:p>
          </table:table-cell>
          <table:table-cell office:value-type="float" office:value="0.0515136170328207" calcext:value-type="float">
            <text:p>0.0515136170328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428038841615" calcext:value-type="float">
            <text:p>0.59428038841615</text:p>
          </table:table-cell>
          <table:table-cell office:value-type="float" office:value="1.21979193196716" calcext:value-type="float">
            <text:p>1.21979193196716</text:p>
          </table:table-cell>
          <table:table-cell office:value-type="float" office:value="0.475283325624765" calcext:value-type="float">
            <text:p>0.475283325624765</text:p>
          </table:table-cell>
          <table:table-cell office:value-type="float" office:value="0.188210572643253" calcext:value-type="float">
            <text:p>0.188210572643253</text:p>
          </table:table-cell>
          <table:table-cell office:value-type="float" office:value="0.140514058346984" calcext:value-type="float">
            <text:p>0.140514058346984</text:p>
          </table:table-cell>
          <table:table-cell office:value-type="float" office:value="0.0757219928842324" calcext:value-type="float">
            <text:p>0.0757219928842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5654744510707" calcext:value-type="float">
            <text:p>0.655654744510707</text:p>
          </table:table-cell>
          <table:table-cell office:value-type="float" office:value="1.16725190181277" calcext:value-type="float">
            <text:p>1.16725190181277</text:p>
          </table:table-cell>
          <table:table-cell office:value-type="float" office:value="0.460307751400682" calcext:value-type="float">
            <text:p>0.460307751400682</text:p>
          </table:table-cell>
          <table:table-cell office:value-type="float" office:value="0.204756650921646" calcext:value-type="float">
            <text:p>0.204756650921646</text:p>
          </table:table-cell>
          <table:table-cell office:value-type="float" office:value="0.140151411499775" calcext:value-type="float">
            <text:p>0.140151411499775</text:p>
          </table:table-cell>
          <table:table-cell office:value-type="float" office:value="0.0636549579496352" calcext:value-type="float">
            <text:p>0.06365495794963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3790917213813" calcext:value-type="float">
            <text:p>0.403790917213813</text:p>
          </table:table-cell>
          <table:table-cell office:value-type="float" office:value="1.36635222517783" calcext:value-type="float">
            <text:p>1.36635222517783</text:p>
          </table:table-cell>
          <table:table-cell office:value-type="float" office:value="0.606598681397007" calcext:value-type="float">
            <text:p>0.606598681397007</text:p>
          </table:table-cell>
          <table:table-cell office:value-type="float" office:value="0.18194575415796" calcext:value-type="float">
            <text:p>0.18194575415796</text:p>
          </table:table-cell>
          <table:table-cell office:value-type="float" office:value="0.163875195850364" calcext:value-type="float">
            <text:p>0.163875195850364</text:p>
          </table:table-cell>
          <table:table-cell office:value-type="float" office:value="0.0952912026329664" calcext:value-type="float">
            <text:p>0.0952912026329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310264601259" calcext:value-type="float">
            <text:p>0.41310264601259</text:p>
          </table:table-cell>
          <table:table-cell office:value-type="float" office:value="1.3308417018218" calcext:value-type="float">
            <text:p>1.3308417018218</text:p>
          </table:table-cell>
          <table:table-cell office:value-type="float" office:value="0.627615554456578" calcext:value-type="float">
            <text:p>0.627615554456578</text:p>
          </table:table-cell>
          <table:table-cell office:value-type="float" office:value="0.269597780502049" calcext:value-type="float">
            <text:p>0.269597780502049</text:p>
          </table:table-cell>
          <table:table-cell office:value-type="float" office:value="0.197350099462079" calcext:value-type="float">
            <text:p>0.197350099462079</text:p>
          </table:table-cell>
          <table:table-cell office:value-type="float" office:value="0.135627136827588" calcext:value-type="float">
            <text:p>0.13562713682758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9765526317388" calcext:value-type="float">
            <text:p>0.439765526317388</text:p>
          </table:table-cell>
          <table:table-cell office:value-type="float" office:value="1.34578454829875" calcext:value-type="float">
            <text:p>1.34578454829875</text:p>
          </table:table-cell>
          <table:table-cell office:value-type="float" office:value="0.500502391687512" calcext:value-type="float">
            <text:p>0.500502391687512</text:p>
          </table:table-cell>
          <table:table-cell office:value-type="float" office:value="0.198633246797031" calcext:value-type="float">
            <text:p>0.198633246797031</text:p>
          </table:table-cell>
          <table:table-cell office:value-type="float" office:value="0.131788241307492" calcext:value-type="float">
            <text:p>0.131788241307492</text:p>
          </table:table-cell>
          <table:table-cell office:value-type="float" office:value="0.0583568181460294" calcext:value-type="float">
            <text:p>0.058356818146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4338642047789" calcext:value-type="float">
            <text:p>0.324338642047789</text:p>
          </table:table-cell>
          <table:table-cell office:value-type="float" office:value="1.46900756161856" calcext:value-type="float">
            <text:p>1.46900756161856</text:p>
          </table:table-cell>
          <table:table-cell office:value-type="float" office:value="0.495629299494018" calcext:value-type="float">
            <text:p>0.495629299494018</text:p>
          </table:table-cell>
          <table:table-cell office:value-type="float" office:value="0.232394560778178" calcext:value-type="float">
            <text:p>0.232394560778178</text:p>
          </table:table-cell>
          <table:table-cell office:value-type="float" office:value="0.182034504994522" calcext:value-type="float">
            <text:p>0.182034504994522</text:p>
          </table:table-cell>
          <table:table-cell office:value-type="float" office:value="0.0883304274348516" calcext:value-type="float">
            <text:p>0.0883304274348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7492995883203" calcext:value-type="float">
            <text:p>0.287492995883203</text:p>
          </table:table-cell>
          <table:table-cell office:value-type="float" office:value="1.41388488916716" calcext:value-type="float">
            <text:p>1.41388488916716</text:p>
          </table:table-cell>
          <table:table-cell office:value-type="float" office:value="0.445364402528586" calcext:value-type="float">
            <text:p>0.445364402528586</text:p>
          </table:table-cell>
          <table:table-cell office:value-type="float" office:value="0.163392929119987" calcext:value-type="float">
            <text:p>0.163392929119987</text:p>
          </table:table-cell>
          <table:table-cell office:value-type="float" office:value="0.133959872343991" calcext:value-type="float">
            <text:p>0.133959872343991</text:p>
          </table:table-cell>
          <table:table-cell office:value-type="float" office:value="0.0767333909072562" calcext:value-type="float">
            <text:p>0.076733390907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8597480694978" calcext:value-type="float">
            <text:p>0.328597480694978</text:p>
          </table:table-cell>
          <table:table-cell office:value-type="float" office:value="1.400176431384" calcext:value-type="float">
            <text:p>1.400176431384</text:p>
          </table:table-cell>
          <table:table-cell office:value-type="float" office:value="0.429535024360358" calcext:value-type="float">
            <text:p>0.429535024360358</text:p>
          </table:table-cell>
          <table:table-cell office:value-type="float" office:value="0.214772440021617" calcext:value-type="float">
            <text:p>0.214772440021617</text:p>
          </table:table-cell>
          <table:table-cell office:value-type="float" office:value="0.159690328365773" calcext:value-type="float">
            <text:p>0.159690328365773</text:p>
          </table:table-cell>
          <table:table-cell office:value-type="float" office:value="0.0674110176117358" calcext:value-type="float">
            <text:p>0.06741101761173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4229807712351" calcext:value-type="float">
            <text:p>0.424229807712351</text:p>
          </table:table-cell>
          <table:table-cell office:value-type="float" office:value="1.34958509506481" calcext:value-type="float">
            <text:p>1.34958509506481</text:p>
          </table:table-cell>
          <table:table-cell office:value-type="float" office:value="0.513708815852246" calcext:value-type="float">
            <text:p>0.513708815852246</text:p>
          </table:table-cell>
          <table:table-cell office:value-type="float" office:value="0.200831837915822" calcext:value-type="float">
            <text:p>0.200831837915822</text:p>
          </table:table-cell>
          <table:table-cell office:value-type="float" office:value="0.130066793898133" calcext:value-type="float">
            <text:p>0.130066793898133</text:p>
          </table:table-cell>
          <table:table-cell office:value-type="float" office:value="0.0846533312638573" calcext:value-type="float">
            <text:p>0.0846533312638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2141298490573" calcext:value-type="float">
            <text:p>0.622141298490573</text:p>
          </table:table-cell>
          <table:table-cell office:value-type="float" office:value="1.20605822537404" calcext:value-type="float">
            <text:p>1.20605822537404</text:p>
          </table:table-cell>
          <table:table-cell office:value-type="float" office:value="0.465735195551401" calcext:value-type="float">
            <text:p>0.465735195551401</text:p>
          </table:table-cell>
          <table:table-cell office:value-type="float" office:value="0.190954657147686" calcext:value-type="float">
            <text:p>0.190954657147686</text:p>
          </table:table-cell>
          <table:table-cell office:value-type="float" office:value="0.150176927589632" calcext:value-type="float">
            <text:p>0.150176927589632</text:p>
          </table:table-cell>
          <table:table-cell office:value-type="float" office:value="0.0970583470255724" calcext:value-type="float">
            <text:p>0.0970583470255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3520378160681" calcext:value-type="float">
            <text:p>0.593520378160681</text:p>
          </table:table-cell>
          <table:table-cell office:value-type="float" office:value="1.26597597249944" calcext:value-type="float">
            <text:p>1.26597597249944</text:p>
          </table:table-cell>
          <table:table-cell office:value-type="float" office:value="0.422437932523039" calcext:value-type="float">
            <text:p>0.422437932523039</text:p>
          </table:table-cell>
          <table:table-cell office:value-type="float" office:value="0.184015089976675" calcext:value-type="float">
            <text:p>0.184015089976675</text:p>
          </table:table-cell>
          <table:table-cell office:value-type="float" office:value="0.126542668202142" calcext:value-type="float">
            <text:p>0.126542668202142</text:p>
          </table:table-cell>
          <table:table-cell office:value-type="float" office:value="0.0542509942402868" calcext:value-type="float">
            <text:p>0.0542509942402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5699195508009" calcext:value-type="float">
            <text:p>0.665699195508009</text:p>
          </table:table-cell>
          <table:table-cell office:value-type="float" office:value="1.22882158826616" calcext:value-type="float">
            <text:p>1.22882158826616</text:p>
          </table:table-cell>
          <table:table-cell office:value-type="float" office:value="0.357970693139106" calcext:value-type="float">
            <text:p>0.357970693139106</text:p>
          </table:table-cell>
          <table:table-cell office:value-type="float" office:value="0.141501073439405" calcext:value-type="float">
            <text:p>0.141501073439405</text:p>
          </table:table-cell>
          <table:table-cell office:value-type="float" office:value="0.109778486903768" calcext:value-type="float">
            <text:p>0.109778486903768</text:p>
          </table:table-cell>
          <table:table-cell office:value-type="float" office:value="0.0525556881724378" calcext:value-type="float">
            <text:p>0.0525556881724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3581113619999" calcext:value-type="float">
            <text:p>0.483581113619999</text:p>
          </table:table-cell>
          <table:table-cell office:value-type="float" office:value="1.24862057924949" calcext:value-type="float">
            <text:p>1.24862057924949</text:p>
          </table:table-cell>
          <table:table-cell office:value-type="float" office:value="0.611484592175345" calcext:value-type="float">
            <text:p>0.611484592175345</text:p>
          </table:table-cell>
          <table:table-cell office:value-type="float" office:value="0.181925084357137" calcext:value-type="float">
            <text:p>0.181925084357137</text:p>
          </table:table-cell>
          <table:table-cell office:value-type="float" office:value="0.130905976217081" calcext:value-type="float">
            <text:p>0.130905976217081</text:p>
          </table:table-cell>
          <table:table-cell office:value-type="float" office:value="0.0971466611195677" calcext:value-type="float">
            <text:p>0.0971466611195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0544066223868" calcext:value-type="float">
            <text:p>0.640544066223868</text:p>
          </table:table-cell>
          <table:table-cell office:value-type="float" office:value="1.11966467679882" calcext:value-type="float">
            <text:p>1.11966467679882</text:p>
          </table:table-cell>
          <table:table-cell office:value-type="float" office:value="0.513395874043191" calcext:value-type="float">
            <text:p>0.513395874043191</text:p>
          </table:table-cell>
          <table:table-cell office:value-type="float" office:value="0.192573564710112" calcext:value-type="float">
            <text:p>0.192573564710112</text:p>
          </table:table-cell>
          <table:table-cell office:value-type="float" office:value="0.162802516508859" calcext:value-type="float">
            <text:p>0.162802516508859</text:p>
          </table:table-cell>
          <table:table-cell office:value-type="float" office:value="0.0867140464913708" calcext:value-type="float">
            <text:p>0.0867140464913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8362494791981" calcext:value-type="float">
            <text:p>0.558362494791981</text:p>
          </table:table-cell>
          <table:table-cell office:value-type="float" office:value="1.12867354520325" calcext:value-type="float">
            <text:p>1.12867354520325</text:p>
          </table:table-cell>
          <table:table-cell office:value-type="float" office:value="0.648359977466135" calcext:value-type="float">
            <text:p>0.648359977466135</text:p>
          </table:table-cell>
          <table:table-cell office:value-type="float" office:value="0.207142812273007" calcext:value-type="float">
            <text:p>0.207142812273007</text:p>
          </table:table-cell>
          <table:table-cell office:value-type="float" office:value="0.140176987795194" calcext:value-type="float">
            <text:p>0.140176987795194</text:p>
          </table:table-cell>
          <table:table-cell office:value-type="float" office:value="0.112989192208639" calcext:value-type="float">
            <text:p>0.1129891922086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2422358971275" calcext:value-type="float">
            <text:p>0.582422358971275</text:p>
          </table:table-cell>
          <table:table-cell office:value-type="float" office:value="1.14615520208484" calcext:value-type="float">
            <text:p>1.14615520208484</text:p>
          </table:table-cell>
          <table:table-cell office:value-type="float" office:value="0.570681470088601" calcext:value-type="float">
            <text:p>0.570681470088601</text:p>
          </table:table-cell>
          <table:table-cell office:value-type="float" office:value="0.24167926079599" calcext:value-type="float">
            <text:p>0.24167926079599</text:p>
          </table:table-cell>
          <table:table-cell office:value-type="float" office:value="0.175890477769484" calcext:value-type="float">
            <text:p>0.175890477769484</text:p>
          </table:table-cell>
          <table:table-cell office:value-type="float" office:value="0.0825079502614473" calcext:value-type="float">
            <text:p>0.0825079502614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0064448849184" calcext:value-type="float">
            <text:p>0.560064448849184</text:p>
          </table:table-cell>
          <table:table-cell office:value-type="float" office:value="1.27365312270382" calcext:value-type="float">
            <text:p>1.27365312270382</text:p>
          </table:table-cell>
          <table:table-cell office:value-type="float" office:value="0.492088308774977" calcext:value-type="float">
            <text:p>0.492088308774977</text:p>
          </table:table-cell>
          <table:table-cell office:value-type="float" office:value="0.172680498383599" calcext:value-type="float">
            <text:p>0.172680498383599</text:p>
          </table:table-cell>
          <table:table-cell office:value-type="float" office:value="0.134554742960771" calcext:value-type="float">
            <text:p>0.134554742960771</text:p>
          </table:table-cell>
          <table:table-cell office:value-type="float" office:value="0.06952733402312" calcext:value-type="float">
            <text:p>0.069527334023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07071861556" calcext:value-type="float">
            <text:p>0.5007071861556</text:p>
          </table:table-cell>
          <table:table-cell office:value-type="float" office:value="1.31995692142312" calcext:value-type="float">
            <text:p>1.31995692142312</text:p>
          </table:table-cell>
          <table:table-cell office:value-type="float" office:value="0.485669048842696" calcext:value-type="float">
            <text:p>0.485669048842696</text:p>
          </table:table-cell>
          <table:table-cell office:value-type="float" office:value="0.200473900558967" calcext:value-type="float">
            <text:p>0.200473900558967</text:p>
          </table:table-cell>
          <table:table-cell office:value-type="float" office:value="0.144743854658408" calcext:value-type="float">
            <text:p>0.144743854658408</text:p>
          </table:table-cell>
          <table:table-cell office:value-type="float" office:value="0.0789193293204154" calcext:value-type="float">
            <text:p>0.0789193293204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0829758058622" calcext:value-type="float">
            <text:p>0.480829758058622</text:p>
          </table:table-cell>
          <table:table-cell office:value-type="float" office:value="1.3510814002545" calcext:value-type="float">
            <text:p>1.3510814002545</text:p>
          </table:table-cell>
          <table:table-cell office:value-type="float" office:value="0.456288626111685" calcext:value-type="float">
            <text:p>0.456288626111685</text:p>
          </table:table-cell>
          <table:table-cell office:value-type="float" office:value="0.166500433126291" calcext:value-type="float">
            <text:p>0.166500433126291</text:p>
          </table:table-cell>
          <table:table-cell office:value-type="float" office:value="0.116497469334202" calcext:value-type="float">
            <text:p>0.116497469334202</text:p>
          </table:table-cell>
          <table:table-cell office:value-type="float" office:value="0.0548010482210789" calcext:value-type="float">
            <text:p>0.0548010482210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17446224098517" calcext:value-type="float">
            <text:p>0.317446224098517</text:p>
          </table:table-cell>
          <table:table-cell office:value-type="float" office:value="1.49476233336791" calcext:value-type="float">
            <text:p>1.49476233336791</text:p>
          </table:table-cell>
          <table:table-cell office:value-type="float" office:value="0.445452399167429" calcext:value-type="float">
            <text:p>0.445452399167429</text:p>
          </table:table-cell>
          <table:table-cell office:value-type="float" office:value="0.180172696770156" calcext:value-type="float">
            <text:p>0.180172696770156</text:p>
          </table:table-cell>
          <table:table-cell office:value-type="float" office:value="0.125771719535858" calcext:value-type="float">
            <text:p>0.125771719535858</text:p>
          </table:table-cell>
          <table:table-cell office:value-type="float" office:value="0.0620913264473208" calcext:value-type="float">
            <text:p>0.06209132644732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89718600695568" calcext:value-type="float">
            <text:p>0.189718600695568</text:p>
          </table:table-cell>
          <table:table-cell office:value-type="float" office:value="1.58152766496038" calcext:value-type="float">
            <text:p>1.58152766496038</text:p>
          </table:table-cell>
          <table:table-cell office:value-type="float" office:value="0.516126688817382" calcext:value-type="float">
            <text:p>0.516126688817382</text:p>
          </table:table-cell>
          <table:table-cell office:value-type="float" office:value="0.174845636317812" calcext:value-type="float">
            <text:p>0.174845636317812</text:p>
          </table:table-cell>
          <table:table-cell office:value-type="float" office:value="0.143210098370149" calcext:value-type="float">
            <text:p>0.143210098370149</text:p>
          </table:table-cell>
          <table:table-cell office:value-type="float" office:value="0.0761830355872717" calcext:value-type="float">
            <text:p>0.0761830355872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17125143277478" calcext:value-type="float">
            <text:p>0.061712514327748</text:p>
          </table:table-cell>
          <table:table-cell office:value-type="float" office:value="1.67107213779831" calcext:value-type="float">
            <text:p>1.67107213779831</text:p>
          </table:table-cell>
          <table:table-cell office:value-type="float" office:value="0.524481168022085" calcext:value-type="float">
            <text:p>0.524481168022085</text:p>
          </table:table-cell>
          <table:table-cell office:value-type="float" office:value="0.314409578582352" calcext:value-type="float">
            <text:p>0.314409578582352</text:p>
          </table:table-cell>
          <table:table-cell office:value-type="float" office:value="0.234710220711961" calcext:value-type="float">
            <text:p>0.234710220711961</text:p>
          </table:table-cell>
          <table:table-cell office:value-type="float" office:value="0.091078194967886" calcext:value-type="float">
            <text:p>0.09107819496788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39334200227846" calcext:value-type="float">
            <text:p>0.739334200227846</text:p>
          </table:table-cell>
          <table:table-cell office:value-type="float" office:value="1.07799377854721" calcext:value-type="float">
            <text:p>1.07799377854721</text:p>
          </table:table-cell>
          <table:table-cell office:value-type="float" office:value="0.535477395510471" calcext:value-type="float">
            <text:p>0.535477395510471</text:p>
          </table:table-cell>
          <table:table-cell office:value-type="float" office:value="0.168733859845726" calcext:value-type="float">
            <text:p>0.168733859845726</text:p>
          </table:table-cell>
          <table:table-cell office:value-type="float" office:value="0.118592958165804" calcext:value-type="float">
            <text:p>0.118592958165804</text:p>
          </table:table-cell>
          <table:table-cell office:value-type="float" office:value="0.0592682124679861" calcext:value-type="float">
            <text:p>0.0592682124679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6350846479185" calcext:value-type="float">
            <text:p>0.866350846479185</text:p>
          </table:table-cell>
          <table:table-cell office:value-type="float" office:value="0.989723139225871" calcext:value-type="float">
            <text:p>0.989723139225871</text:p>
          </table:table-cell>
          <table:table-cell office:value-type="float" office:value="0.512904058944981" calcext:value-type="float">
            <text:p>0.512904058944981</text:p>
          </table:table-cell>
          <table:table-cell office:value-type="float" office:value="0.169287397594459" calcext:value-type="float">
            <text:p>0.169287397594459</text:p>
          </table:table-cell>
          <table:table-cell office:value-type="float" office:value="0.11767871895539" calcext:value-type="float">
            <text:p>0.11767871895539</text:p>
          </table:table-cell>
          <table:table-cell office:value-type="float" office:value="0.0970374672780084" calcext:value-type="float">
            <text:p>0.097037467278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8215795162687" calcext:value-type="float">
            <text:p>0.448215795162687</text:p>
          </table:table-cell>
          <table:table-cell office:value-type="float" office:value="1.33682448358516" calcext:value-type="float">
            <text:p>1.33682448358516</text:p>
          </table:table-cell>
          <table:table-cell office:value-type="float" office:value="0.58467062258608" calcext:value-type="float">
            <text:p>0.58467062258608</text:p>
          </table:table-cell>
          <table:table-cell office:value-type="float" office:value="0.179724998967501" calcext:value-type="float">
            <text:p>0.179724998967501</text:p>
          </table:table-cell>
          <table:table-cell office:value-type="float" office:value="0.157625129211971" calcext:value-type="float">
            <text:p>0.157625129211971</text:p>
          </table:table-cell>
          <table:table-cell office:value-type="float" office:value="0.0958038523406091" calcext:value-type="float">
            <text:p>0.0958038523406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9805506099171" calcext:value-type="float">
            <text:p>0.549805506099171</text:p>
          </table:table-cell>
          <table:table-cell office:value-type="float" office:value="1.26331004082623" calcext:value-type="float">
            <text:p>1.26331004082623</text:p>
          </table:table-cell>
          <table:table-cell office:value-type="float" office:value="0.501657779747564" calcext:value-type="float">
            <text:p>0.501657779747564</text:p>
          </table:table-cell>
          <table:table-cell office:value-type="float" office:value="0.181026759366454" calcext:value-type="float">
            <text:p>0.181026759366454</text:p>
          </table:table-cell>
          <table:table-cell office:value-type="float" office:value="0.141885793862517" calcext:value-type="float">
            <text:p>0.141885793862517</text:p>
          </table:table-cell>
          <table:table-cell office:value-type="float" office:value="0.0751021766555968" calcext:value-type="float">
            <text:p>0.07510217665559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4283170901618" calcext:value-type="float">
            <text:p>0.484283170901618</text:p>
          </table:table-cell>
          <table:table-cell office:value-type="float" office:value="1.2646552646775" calcext:value-type="float">
            <text:p>1.2646552646775</text:p>
          </table:table-cell>
          <table:table-cell office:value-type="float" office:value="0.43412066552914" calcext:value-type="float">
            <text:p>0.43412066552914</text:p>
          </table:table-cell>
          <table:table-cell office:value-type="float" office:value="0.168962559181973" calcext:value-type="float">
            <text:p>0.168962559181973</text:p>
          </table:table-cell>
          <table:table-cell office:value-type="float" office:value="0.114185574633389" calcext:value-type="float">
            <text:p>0.114185574633389</text:p>
          </table:table-cell>
          <table:table-cell office:value-type="float" office:value="0.0667120888213269" calcext:value-type="float">
            <text:p>0.0667120888213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0172966807471" calcext:value-type="float">
            <text:p>0.490172966807471</text:p>
          </table:table-cell>
          <table:table-cell office:value-type="float" office:value="1.26368422108288" calcext:value-type="float">
            <text:p>1.26368422108288</text:p>
          </table:table-cell>
          <table:table-cell office:value-type="float" office:value="0.373226357354768" calcext:value-type="float">
            <text:p>0.373226357354768</text:p>
          </table:table-cell>
          <table:table-cell office:value-type="float" office:value="0.145421975867932" calcext:value-type="float">
            <text:p>0.145421975867932</text:p>
          </table:table-cell>
          <table:table-cell office:value-type="float" office:value="0.119898479777011" calcext:value-type="float">
            <text:p>0.119898479777011</text:p>
          </table:table-cell>
          <table:table-cell office:value-type="float" office:value="0.0477571999929262" calcext:value-type="float">
            <text:p>0.0477571999929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3657315272582" calcext:value-type="float">
            <text:p>0.823657315272582</text:p>
          </table:table-cell>
          <table:table-cell office:value-type="float" office:value="1.11955303518528" calcext:value-type="float">
            <text:p>1.11955303518528</text:p>
          </table:table-cell>
          <table:table-cell office:value-type="float" office:value="0.439487903887001" calcext:value-type="float">
            <text:p>0.439487903887001</text:p>
          </table:table-cell>
          <table:table-cell office:value-type="float" office:value="0.164944353718716" calcext:value-type="float">
            <text:p>0.164944353718716</text:p>
          </table:table-cell>
          <table:table-cell office:value-type="float" office:value="0.116177975264676" calcext:value-type="float">
            <text:p>0.116177975264676</text:p>
          </table:table-cell>
          <table:table-cell office:value-type="float" office:value="0.0563976077827574" calcext:value-type="float">
            <text:p>0.0563976077827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9538229864246" calcext:value-type="float">
            <text:p>0.829538229864246</text:p>
          </table:table-cell>
          <table:table-cell office:value-type="float" office:value="1.12712243314187" calcext:value-type="float">
            <text:p>1.12712243314187</text:p>
          </table:table-cell>
          <table:table-cell office:value-type="float" office:value="0.420698944393693" calcext:value-type="float">
            <text:p>0.420698944393693</text:p>
          </table:table-cell>
          <table:table-cell office:value-type="float" office:value="0.196978037121897" calcext:value-type="float">
            <text:p>0.196978037121897</text:p>
          </table:table-cell>
          <table:table-cell office:value-type="float" office:value="0.15192525881113" calcext:value-type="float">
            <text:p>0.15192525881113</text:p>
          </table:table-cell>
          <table:table-cell office:value-type="float" office:value="0.0632127709538511" calcext:value-type="float">
            <text:p>0.06321277095385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07492038306076" calcext:value-type="float">
            <text:p>0.807492038306076</text:p>
          </table:table-cell>
          <table:table-cell office:value-type="float" office:value="1.07813703522292" calcext:value-type="float">
            <text:p>1.07813703522292</text:p>
          </table:table-cell>
          <table:table-cell office:value-type="float" office:value="0.523096507799467" calcext:value-type="float">
            <text:p>0.523096507799467</text:p>
          </table:table-cell>
          <table:table-cell office:value-type="float" office:value="0.197659359211298" calcext:value-type="float">
            <text:p>0.197659359211298</text:p>
          </table:table-cell>
          <table:table-cell office:value-type="float" office:value="0.11936501866851" calcext:value-type="float">
            <text:p>0.11936501866851</text:p>
          </table:table-cell>
          <table:table-cell office:value-type="float" office:value="0.0498282531324602" calcext:value-type="float">
            <text:p>0.049828253132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9487719666414" calcext:value-type="float">
            <text:p>0.839487719666414</text:p>
          </table:table-cell>
          <table:table-cell office:value-type="float" office:value="1.05748453685479" calcext:value-type="float">
            <text:p>1.05748453685479</text:p>
          </table:table-cell>
          <table:table-cell office:value-type="float" office:value="0.499781334832935" calcext:value-type="float">
            <text:p>0.499781334832935</text:p>
          </table:table-cell>
          <table:table-cell office:value-type="float" office:value="0.19052329022664" calcext:value-type="float">
            <text:p>0.19052329022664</text:p>
          </table:table-cell>
          <table:table-cell office:value-type="float" office:value="0.145074395357674" calcext:value-type="float">
            <text:p>0.145074395357674</text:p>
          </table:table-cell>
          <table:table-cell office:value-type="float" office:value="0.0643781748981728" calcext:value-type="float">
            <text:p>0.06437817489817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90921553304" calcext:value-type="float">
            <text:p>0.5090921553304</text:p>
          </table:table-cell>
          <table:table-cell office:value-type="float" office:value="1.34131512745965" calcext:value-type="float">
            <text:p>1.34131512745965</text:p>
          </table:table-cell>
          <table:table-cell office:value-type="float" office:value="0.589891687131459" calcext:value-type="float">
            <text:p>0.589891687131459</text:p>
          </table:table-cell>
          <table:table-cell office:value-type="float" office:value="0.202781107523576" calcext:value-type="float">
            <text:p>0.202781107523576</text:p>
          </table:table-cell>
          <table:table-cell office:value-type="float" office:value="0.162463601694043" calcext:value-type="float">
            <text:p>0.162463601694043</text:p>
          </table:table-cell>
          <table:table-cell office:value-type="float" office:value="0.0805145932189135" calcext:value-type="float">
            <text:p>0.0805145932189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6148894920599" calcext:value-type="float">
            <text:p>0.536148894920599</text:p>
          </table:table-cell>
          <table:table-cell office:value-type="float" office:value="1.36166625982483" calcext:value-type="float">
            <text:p>1.36166625982483</text:p>
          </table:table-cell>
          <table:table-cell office:value-type="float" office:value="0.544895384693924" calcext:value-type="float">
            <text:p>0.544895384693924</text:p>
          </table:table-cell>
          <table:table-cell office:value-type="float" office:value="0.258623285907726" calcext:value-type="float">
            <text:p>0.258623285907726</text:p>
          </table:table-cell>
          <table:table-cell office:value-type="float" office:value="0.199696170493737" calcext:value-type="float">
            <text:p>0.199696170493737</text:p>
          </table:table-cell>
          <table:table-cell office:value-type="float" office:value="0.103907458684757" calcext:value-type="float">
            <text:p>0.10390745868475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3474761886062" calcext:value-type="float">
            <text:p>0.483474761886062</text:p>
          </table:table-cell>
          <table:table-cell office:value-type="float" office:value="1.37510680725858" calcext:value-type="float">
            <text:p>1.37510680725858</text:p>
          </table:table-cell>
          <table:table-cell office:value-type="float" office:value="0.575532074130107" calcext:value-type="float">
            <text:p>0.575532074130107</text:p>
          </table:table-cell>
          <table:table-cell office:value-type="float" office:value="0.20025622776896" calcext:value-type="float">
            <text:p>0.20025622776896</text:p>
          </table:table-cell>
          <table:table-cell office:value-type="float" office:value="0.13676401725957" calcext:value-type="float">
            <text:p>0.13676401725957</text:p>
          </table:table-cell>
          <table:table-cell office:value-type="float" office:value="0.0807116510582156" calcext:value-type="float">
            <text:p>0.0807116510582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7341618660036" calcext:value-type="float">
            <text:p>0.607341618660036</text:p>
          </table:table-cell>
          <table:table-cell office:value-type="float" office:value="1.26527945552655" calcext:value-type="float">
            <text:p>1.26527945552655</text:p>
          </table:table-cell>
          <table:table-cell office:value-type="float" office:value="0.473101648852175" calcext:value-type="float">
            <text:p>0.473101648852175</text:p>
          </table:table-cell>
          <table:table-cell office:value-type="float" office:value="0.152254898344339" calcext:value-type="float">
            <text:p>0.152254898344339</text:p>
          </table:table-cell>
          <table:table-cell office:value-type="float" office:value="0.125151484398112" calcext:value-type="float">
            <text:p>0.125151484398112</text:p>
          </table:table-cell>
          <table:table-cell office:value-type="float" office:value="0.0589272342380343" calcext:value-type="float">
            <text:p>0.0589272342380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6911941638508" calcext:value-type="float">
            <text:p>0.156911941638508</text:p>
          </table:table-cell>
          <table:table-cell office:value-type="float" office:value="1.59831071386303" calcext:value-type="float">
            <text:p>1.59831071386303</text:p>
          </table:table-cell>
          <table:table-cell office:value-type="float" office:value="0.443532715776653" calcext:value-type="float">
            <text:p>0.443532715776653</text:p>
          </table:table-cell>
          <table:table-cell office:value-type="float" office:value="0.199478027791509" calcext:value-type="float">
            <text:p>0.199478027791509</text:p>
          </table:table-cell>
          <table:table-cell office:value-type="float" office:value="0.135965463767998" calcext:value-type="float">
            <text:p>0.135965463767998</text:p>
          </table:table-cell>
          <table:table-cell office:value-type="float" office:value="0.0729717491214457" calcext:value-type="float">
            <text:p>0.0729717491214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676837909276" calcext:value-type="float">
            <text:p>0.30676837909276</text:p>
          </table:table-cell>
          <table:table-cell office:value-type="float" office:value="1.49800366611454" calcext:value-type="float">
            <text:p>1.49800366611454</text:p>
          </table:table-cell>
          <table:table-cell office:value-type="float" office:value="0.362180968328149" calcext:value-type="float">
            <text:p>0.362180968328149</text:p>
          </table:table-cell>
          <table:table-cell office:value-type="float" office:value="0.177854574102989" calcext:value-type="float">
            <text:p>0.177854574102989</text:p>
          </table:table-cell>
          <table:table-cell office:value-type="float" office:value="0.129804955882613" calcext:value-type="float">
            <text:p>0.129804955882613</text:p>
          </table:table-cell>
          <table:table-cell office:value-type="float" office:value="0.045359827246031" calcext:value-type="float">
            <text:p>0.0453598272460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101528058579" calcext:value-type="float">
            <text:p>0.672101528058579</text:p>
          </table:table-cell>
          <table:table-cell office:value-type="float" office:value="1.16715497417735" calcext:value-type="float">
            <text:p>1.16715497417735</text:p>
          </table:table-cell>
          <table:table-cell office:value-type="float" office:value="0.456278958866614" calcext:value-type="float">
            <text:p>0.456278958866614</text:p>
          </table:table-cell>
          <table:table-cell office:value-type="float" office:value="0.186578644086842" calcext:value-type="float">
            <text:p>0.186578644086842</text:p>
          </table:table-cell>
          <table:table-cell office:value-type="float" office:value="0.127687431174349" calcext:value-type="float">
            <text:p>0.127687431174349</text:p>
          </table:table-cell>
          <table:table-cell office:value-type="float" office:value="0.0536897652568577" calcext:value-type="float">
            <text:p>0.0536897652568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7191189714788" calcext:value-type="float">
            <text:p>0.797191189714788</text:p>
          </table:table-cell>
          <table:table-cell office:value-type="float" office:value="1.07221066400667" calcext:value-type="float">
            <text:p>1.07221066400667</text:p>
          </table:table-cell>
          <table:table-cell office:value-type="float" office:value="0.429274301727378" calcext:value-type="float">
            <text:p>0.429274301727378</text:p>
          </table:table-cell>
          <table:table-cell office:value-type="float" office:value="0.157428345561793" calcext:value-type="float">
            <text:p>0.157428345561793</text:p>
          </table:table-cell>
          <table:table-cell office:value-type="float" office:value="0.122668580643691" calcext:value-type="float">
            <text:p>0.122668580643691</text:p>
          </table:table-cell>
          <table:table-cell office:value-type="float" office:value="0.0709352866842735" calcext:value-type="float">
            <text:p>0.07093528668427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18644275118368" calcext:value-type="float">
            <text:p>0.218644275118368</text:p>
          </table:table-cell>
          <table:table-cell office:value-type="float" office:value="1.55801669888811" calcext:value-type="float">
            <text:p>1.55801669888811</text:p>
          </table:table-cell>
          <table:table-cell office:value-type="float" office:value="0.453101746438151" calcext:value-type="float">
            <text:p>0.453101746438151</text:p>
          </table:table-cell>
          <table:table-cell office:value-type="float" office:value="0.157848786794658" calcext:value-type="float">
            <text:p>0.157848786794658</text:p>
          </table:table-cell>
          <table:table-cell office:value-type="float" office:value="0.125661452187011" calcext:value-type="float">
            <text:p>0.125661452187011</text:p>
          </table:table-cell>
          <table:table-cell office:value-type="float" office:value="0.118031294538858" calcext:value-type="float">
            <text:p>0.1180312945388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2070857369049" calcext:value-type="float">
            <text:p>0.102070857369049</text:p>
          </table:table-cell>
          <table:table-cell office:value-type="float" office:value="1.67640892506296" calcext:value-type="float">
            <text:p>1.67640892506296</text:p>
          </table:table-cell>
          <table:table-cell office:value-type="float" office:value="0.428612533002218" calcext:value-type="float">
            <text:p>0.428612533002218</text:p>
          </table:table-cell>
          <table:table-cell office:value-type="float" office:value="0.213240489779941" calcext:value-type="float">
            <text:p>0.213240489779941</text:p>
          </table:table-cell>
          <table:table-cell office:value-type="float" office:value="0.162068158593176" calcext:value-type="float">
            <text:p>0.162068158593176</text:p>
          </table:table-cell>
          <table:table-cell office:value-type="float" office:value="0.0617860551044314" calcext:value-type="float">
            <text:p>0.0617860551044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60263673222469" calcext:value-type="float">
            <text:p>0.160263673222469</text:p>
          </table:table-cell>
          <table:table-cell office:value-type="float" office:value="1.47805728598692" calcext:value-type="float">
            <text:p>1.47805728598692</text:p>
          </table:table-cell>
          <table:table-cell office:value-type="float" office:value="0.59004979667705" calcext:value-type="float">
            <text:p>0.59004979667705</text:p>
          </table:table-cell>
          <table:table-cell office:value-type="float" office:value="0.185381699320065" calcext:value-type="float">
            <text:p>0.185381699320065</text:p>
          </table:table-cell>
          <table:table-cell office:value-type="float" office:value="0.12901333018973" calcext:value-type="float">
            <text:p>0.12901333018973</text:p>
          </table:table-cell>
          <table:table-cell office:value-type="float" office:value="0.0953789995090586" calcext:value-type="float">
            <text:p>0.0953789995090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47971025460343" calcext:value-type="float">
            <text:p>0.147971025460343</text:p>
          </table:table-cell>
          <table:table-cell office:value-type="float" office:value="1.48975781085909" calcext:value-type="float">
            <text:p>1.48975781085909</text:p>
          </table:table-cell>
          <table:table-cell office:value-type="float" office:value="0.64658666185015" calcext:value-type="float">
            <text:p>0.64658666185015</text:p>
          </table:table-cell>
          <table:table-cell office:value-type="float" office:value="0.246127798485557" calcext:value-type="float">
            <text:p>0.246127798485557</text:p>
          </table:table-cell>
          <table:table-cell office:value-type="float" office:value="0.185429950106245" calcext:value-type="float">
            <text:p>0.185429950106245</text:p>
          </table:table-cell>
          <table:table-cell office:value-type="float" office:value="0.137050723488501" calcext:value-type="float">
            <text:p>0.1370507234885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5483835519458" calcext:value-type="float">
            <text:p>0.255483835519458</text:p>
          </table:table-cell>
          <table:table-cell office:value-type="float" office:value="1.44427539390087" calcext:value-type="float">
            <text:p>1.44427539390087</text:p>
          </table:table-cell>
          <table:table-cell office:value-type="float" office:value="0.487905875386759" calcext:value-type="float">
            <text:p>0.487905875386759</text:p>
          </table:table-cell>
          <table:table-cell office:value-type="float" office:value="0.244056024853726" calcext:value-type="float">
            <text:p>0.244056024853726</text:p>
          </table:table-cell>
          <table:table-cell office:value-type="float" office:value="0.148251864799814" calcext:value-type="float">
            <text:p>0.148251864799814</text:p>
          </table:table-cell>
          <table:table-cell office:value-type="float" office:value="0.0680783825698332" calcext:value-type="float">
            <text:p>0.0680783825698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72490044015498" calcext:value-type="float">
            <text:p>0.272490044015498</text:p>
          </table:table-cell>
          <table:table-cell office:value-type="float" office:value="1.4417105151322" calcext:value-type="float">
            <text:p>1.4417105151322</text:p>
          </table:table-cell>
          <table:table-cell office:value-type="float" office:value="0.473214928414688" calcext:value-type="float">
            <text:p>0.473214928414688</text:p>
          </table:table-cell>
          <table:table-cell office:value-type="float" office:value="0.247585681239731" calcext:value-type="float">
            <text:p>0.247585681239731</text:p>
          </table:table-cell>
          <table:table-cell office:value-type="float" office:value="0.179771696735313" calcext:value-type="float">
            <text:p>0.179771696735313</text:p>
          </table:table-cell>
          <table:table-cell office:value-type="float" office:value="0.121185365169183" calcext:value-type="float">
            <text:p>0.1211853651691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0115387615476" calcext:value-type="float">
            <text:p>0.580115387615476</text:p>
          </table:table-cell>
          <table:table-cell office:value-type="float" office:value="1.24209004532487" calcext:value-type="float">
            <text:p>1.24209004532487</text:p>
          </table:table-cell>
          <table:table-cell office:value-type="float" office:value="0.587108926565241" calcext:value-type="float">
            <text:p>0.587108926565241</text:p>
          </table:table-cell>
          <table:table-cell office:value-type="float" office:value="0.203815559711946" calcext:value-type="float">
            <text:p>0.203815559711946</text:p>
          </table:table-cell>
          <table:table-cell office:value-type="float" office:value="0.138295262605571" calcext:value-type="float">
            <text:p>0.138295262605571</text:p>
          </table:table-cell>
          <table:table-cell office:value-type="float" office:value="0.0814654762217484" calcext:value-type="float">
            <text:p>0.0814654762217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1505326531635" calcext:value-type="float">
            <text:p>0.541505326531635</text:p>
          </table:table-cell>
          <table:table-cell office:value-type="float" office:value="1.28830181639224" calcext:value-type="float">
            <text:p>1.28830181639224</text:p>
          </table:table-cell>
          <table:table-cell office:value-type="float" office:value="0.551149754846393" calcext:value-type="float">
            <text:p>0.551149754846393</text:p>
          </table:table-cell>
          <table:table-cell office:value-type="float" office:value="0.209469269665195" calcext:value-type="float">
            <text:p>0.209469269665195</text:p>
          </table:table-cell>
          <table:table-cell office:value-type="float" office:value="0.142975238820833" calcext:value-type="float">
            <text:p>0.142975238820833</text:p>
          </table:table-cell>
          <table:table-cell office:value-type="float" office:value="0.0791159274104717" calcext:value-type="float">
            <text:p>0.0791159274104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6010900650916" calcext:value-type="float">
            <text:p>0.576010900650916</text:p>
          </table:table-cell>
          <table:table-cell office:value-type="float" office:value="1.18404655306722" calcext:value-type="float">
            <text:p>1.18404655306722</text:p>
          </table:table-cell>
          <table:table-cell office:value-type="float" office:value="0.546660267262048" calcext:value-type="float">
            <text:p>0.546660267262048</text:p>
          </table:table-cell>
          <table:table-cell office:value-type="float" office:value="0.191481784611185" calcext:value-type="float">
            <text:p>0.191481784611185</text:p>
          </table:table-cell>
          <table:table-cell office:value-type="float" office:value="0.140413985039463" calcext:value-type="float">
            <text:p>0.140413985039463</text:p>
          </table:table-cell>
          <table:table-cell office:value-type="float" office:value="0.0740907630682818" calcext:value-type="float">
            <text:p>0.0740907630682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2047286209164" calcext:value-type="float">
            <text:p>0.482047286209164</text:p>
          </table:table-cell>
          <table:table-cell office:value-type="float" office:value="1.2827797936381" calcext:value-type="float">
            <text:p>1.2827797936381</text:p>
          </table:table-cell>
          <table:table-cell office:value-type="float" office:value="0.50840430062415" calcext:value-type="float">
            <text:p>0.50840430062415</text:p>
          </table:table-cell>
          <table:table-cell office:value-type="float" office:value="0.160819871585572" calcext:value-type="float">
            <text:p>0.160819871585572</text:p>
          </table:table-cell>
          <table:table-cell office:value-type="float" office:value="0.128494228044165" calcext:value-type="float">
            <text:p>0.128494228044165</text:p>
          </table:table-cell>
          <table:table-cell office:value-type="float" office:value="0.0655854440593255" calcext:value-type="float">
            <text:p>0.06558544405932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1888083447697" calcext:value-type="float">
            <text:p>0.641888083447697</text:p>
          </table:table-cell>
          <table:table-cell office:value-type="float" office:value="1.20420005531892" calcext:value-type="float">
            <text:p>1.20420005531892</text:p>
          </table:table-cell>
          <table:table-cell office:value-type="float" office:value="0.651899308637557" calcext:value-type="float">
            <text:p>0.651899308637557</text:p>
          </table:table-cell>
          <table:table-cell office:value-type="float" office:value="0.192371183870332" calcext:value-type="float">
            <text:p>0.192371183870332</text:p>
          </table:table-cell>
          <table:table-cell office:value-type="float" office:value="0.145692059570098" calcext:value-type="float">
            <text:p>0.145692059570098</text:p>
          </table:table-cell>
          <table:table-cell office:value-type="float" office:value="0.0813333518710905" calcext:value-type="float">
            <text:p>0.081333351871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04602795199798" calcext:value-type="float">
            <text:p>0.804602795199798</text:p>
          </table:table-cell>
          <table:table-cell office:value-type="float" office:value="1.08638877544421" calcext:value-type="float">
            <text:p>1.08638877544421</text:p>
          </table:table-cell>
          <table:table-cell office:value-type="float" office:value="0.510231205342241" calcext:value-type="float">
            <text:p>0.510231205342241</text:p>
          </table:table-cell>
          <table:table-cell office:value-type="float" office:value="0.15872158773332" calcext:value-type="float">
            <text:p>0.15872158773332</text:p>
          </table:table-cell>
          <table:table-cell office:value-type="float" office:value="0.129656821295207" calcext:value-type="float">
            <text:p>0.129656821295207</text:p>
          </table:table-cell>
          <table:table-cell office:value-type="float" office:value="0.0591619035675218" calcext:value-type="float">
            <text:p>0.0591619035675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8055563838198" calcext:value-type="float">
            <text:p>0.468055563838198</text:p>
          </table:table-cell>
          <table:table-cell office:value-type="float" office:value="1.32182854914548" calcext:value-type="float">
            <text:p>1.32182854914548</text:p>
          </table:table-cell>
          <table:table-cell office:value-type="float" office:value="0.401744529503676" calcext:value-type="float">
            <text:p>0.401744529503676</text:p>
          </table:table-cell>
          <table:table-cell office:value-type="float" office:value="0.154893309989235" calcext:value-type="float">
            <text:p>0.154893309989235</text:p>
          </table:table-cell>
          <table:table-cell office:value-type="float" office:value="0.115382654755276" calcext:value-type="float">
            <text:p>0.115382654755276</text:p>
          </table:table-cell>
          <table:table-cell office:value-type="float" office:value="0.0498306710858959" calcext:value-type="float">
            <text:p>0.0498306710858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6228840470486" calcext:value-type="float">
            <text:p>0.656228840470486</text:p>
          </table:table-cell>
          <table:table-cell office:value-type="float" office:value="1.17362490021214" calcext:value-type="float">
            <text:p>1.17362490021214</text:p>
          </table:table-cell>
          <table:table-cell office:value-type="float" office:value="0.342990778135578" calcext:value-type="float">
            <text:p>0.342990778135578</text:p>
          </table:table-cell>
          <table:table-cell office:value-type="float" office:value="0.0992876703858677" calcext:value-type="float">
            <text:p>0.099287670385868</text:p>
          </table:table-cell>
          <table:table-cell office:value-type="float" office:value="0.0936823275071529" calcext:value-type="float">
            <text:p>0.093682327507153</text:p>
          </table:table-cell>
          <table:table-cell office:value-type="float" office:value="0.0579663903371184" calcext:value-type="float">
            <text:p>0.0579663903371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9564824300551" calcext:value-type="float">
            <text:p>0.609564824300551</text:p>
          </table:table-cell>
          <table:table-cell office:value-type="float" office:value="1.24336915732419" calcext:value-type="float">
            <text:p>1.24336915732419</text:p>
          </table:table-cell>
          <table:table-cell office:value-type="float" office:value="0.469379508891551" calcext:value-type="float">
            <text:p>0.469379508891551</text:p>
          </table:table-cell>
          <table:table-cell office:value-type="float" office:value="0.185638675424195" calcext:value-type="float">
            <text:p>0.185638675424195</text:p>
          </table:table-cell>
          <table:table-cell office:value-type="float" office:value="0.0958761067000247" calcext:value-type="float">
            <text:p>0.095876106700025</text:p>
          </table:table-cell>
          <table:table-cell office:value-type="float" office:value="0.0747930046777208" calcext:value-type="float">
            <text:p>0.0747930046777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9652593383303" calcext:value-type="float">
            <text:p>0.599652593383303</text:p>
          </table:table-cell>
          <table:table-cell office:value-type="float" office:value="1.25354692003994" calcext:value-type="float">
            <text:p>1.25354692003994</text:p>
          </table:table-cell>
          <table:table-cell office:value-type="float" office:value="0.390144734366822" calcext:value-type="float">
            <text:p>0.390144734366822</text:p>
          </table:table-cell>
          <table:table-cell office:value-type="float" office:value="0.165731540070777" calcext:value-type="float">
            <text:p>0.165731540070777</text:p>
          </table:table-cell>
          <table:table-cell office:value-type="float" office:value="0.125983803860391" calcext:value-type="float">
            <text:p>0.125983803860391</text:p>
          </table:table-cell>
          <table:table-cell office:value-type="float" office:value="0.048204607737223" calcext:value-type="float">
            <text:p>0.0482046077372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7816282811095" calcext:value-type="float">
            <text:p>0.257816282811095</text:p>
          </table:table-cell>
          <table:table-cell office:value-type="float" office:value="1.51848013684457" calcext:value-type="float">
            <text:p>1.51848013684457</text:p>
          </table:table-cell>
          <table:table-cell office:value-type="float" office:value="0.485979117064042" calcext:value-type="float">
            <text:p>0.485979117064042</text:p>
          </table:table-cell>
          <table:table-cell office:value-type="float" office:value="0.164802761844405" calcext:value-type="float">
            <text:p>0.164802761844405</text:p>
          </table:table-cell>
          <table:table-cell office:value-type="float" office:value="0.118679520237763" calcext:value-type="float">
            <text:p>0.118679520237763</text:p>
          </table:table-cell>
          <table:table-cell office:value-type="float" office:value="0.0709860093437976" calcext:value-type="float">
            <text:p>0.0709860093437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3179738559101" calcext:value-type="float">
            <text:p>0.343179738559101</text:p>
          </table:table-cell>
          <table:table-cell office:value-type="float" office:value="1.44401102535826" calcext:value-type="float">
            <text:p>1.44401102535826</text:p>
          </table:table-cell>
          <table:table-cell office:value-type="float" office:value="0.404814984731392" calcext:value-type="float">
            <text:p>0.404814984731392</text:p>
          </table:table-cell>
          <table:table-cell office:value-type="float" office:value="0.154654240485867" calcext:value-type="float">
            <text:p>0.154654240485867</text:p>
          </table:table-cell>
          <table:table-cell office:value-type="float" office:value="0.116059591395575" calcext:value-type="float">
            <text:p>0.116059591395575</text:p>
          </table:table-cell>
          <table:table-cell office:value-type="float" office:value="0.0639129014112099" calcext:value-type="float">
            <text:p>0.0639129014112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48710789887717" calcext:value-type="float">
            <text:p>0.248710789887717</text:p>
          </table:table-cell>
          <table:table-cell office:value-type="float" office:value="1.49866431575591" calcext:value-type="float">
            <text:p>1.49866431575591</text:p>
          </table:table-cell>
          <table:table-cell office:value-type="float" office:value="0.679483999847885" calcext:value-type="float">
            <text:p>0.679483999847885</text:p>
          </table:table-cell>
          <table:table-cell office:value-type="float" office:value="0.200421646572532" calcext:value-type="float">
            <text:p>0.200421646572532</text:p>
          </table:table-cell>
          <table:table-cell office:value-type="float" office:value="0.141332767415023" calcext:value-type="float">
            <text:p>0.141332767415023</text:p>
          </table:table-cell>
          <table:table-cell office:value-type="float" office:value="0.0581721404593025" calcext:value-type="float">
            <text:p>0.0581721404593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04079747260097" calcext:value-type="float">
            <text:p>0.304079747260097</text:p>
          </table:table-cell>
          <table:table-cell office:value-type="float" office:value="1.44233436071829" calcext:value-type="float">
            <text:p>1.44233436071829</text:p>
          </table:table-cell>
          <table:table-cell office:value-type="float" office:value="0.641457774646657" calcext:value-type="float">
            <text:p>0.641457774646657</text:p>
          </table:table-cell>
          <table:table-cell office:value-type="float" office:value="0.240624972977298" calcext:value-type="float">
            <text:p>0.240624972977298</text:p>
          </table:table-cell>
          <table:table-cell office:value-type="float" office:value="0.16738905185854" calcext:value-type="float">
            <text:p>0.16738905185854</text:p>
          </table:table-cell>
          <table:table-cell office:value-type="float" office:value="0.0885815814798055" calcext:value-type="float">
            <text:p>0.08858158147980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6687733747518" calcext:value-type="float">
            <text:p>0.546687733747518</text:p>
          </table:table-cell>
          <table:table-cell office:value-type="float" office:value="1.26678071084603" calcext:value-type="float">
            <text:p>1.26678071084603</text:p>
          </table:table-cell>
          <table:table-cell office:value-type="float" office:value="0.490522788980732" calcext:value-type="float">
            <text:p>0.490522788980732</text:p>
          </table:table-cell>
          <table:table-cell office:value-type="float" office:value="0.207982637597132" calcext:value-type="float">
            <text:p>0.207982637597132</text:p>
          </table:table-cell>
          <table:table-cell office:value-type="float" office:value="0.131848800956317" calcext:value-type="float">
            <text:p>0.131848800956317</text:p>
          </table:table-cell>
          <table:table-cell office:value-type="float" office:value="0.0617735500416158" calcext:value-type="float">
            <text:p>0.0617735500416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5387181464055" calcext:value-type="float">
            <text:p>0.505387181464055</text:p>
          </table:table-cell>
          <table:table-cell office:value-type="float" office:value="1.31324110589913" calcext:value-type="float">
            <text:p>1.31324110589913</text:p>
          </table:table-cell>
          <table:table-cell office:value-type="float" office:value="0.431095265510715" calcext:value-type="float">
            <text:p>0.431095265510715</text:p>
          </table:table-cell>
          <table:table-cell office:value-type="float" office:value="0.209019612817496" calcext:value-type="float">
            <text:p>0.209019612817496</text:p>
          </table:table-cell>
          <table:table-cell office:value-type="float" office:value="0.147138463882827" calcext:value-type="float">
            <text:p>0.147138463882827</text:p>
          </table:table-cell>
          <table:table-cell office:value-type="float" office:value="0.0712033442510066" calcext:value-type="float">
            <text:p>0.07120334425100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1122000097737" calcext:value-type="float">
            <text:p>0.531122000097737</text:p>
          </table:table-cell>
          <table:table-cell office:value-type="float" office:value="1.30276804492594" calcext:value-type="float">
            <text:p>1.30276804492594</text:p>
          </table:table-cell>
          <table:table-cell office:value-type="float" office:value="0.482259004356154" calcext:value-type="float">
            <text:p>0.482259004356154</text:p>
          </table:table-cell>
          <table:table-cell office:value-type="float" office:value="0.188939186689216" calcext:value-type="float">
            <text:p>0.188939186689216</text:p>
          </table:table-cell>
          <table:table-cell office:value-type="float" office:value="0.136058148883487" calcext:value-type="float">
            <text:p>0.136058148883487</text:p>
          </table:table-cell>
          <table:table-cell office:value-type="float" office:value="0.0551594668975854" calcext:value-type="float">
            <text:p>0.0551594668975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0528041468041" calcext:value-type="float">
            <text:p>0.520528041468041</text:p>
          </table:table-cell>
          <table:table-cell office:value-type="float" office:value="1.35554376393466" calcext:value-type="float">
            <text:p>1.35554376393466</text:p>
          </table:table-cell>
          <table:table-cell office:value-type="float" office:value="0.516919989916894" calcext:value-type="float">
            <text:p>0.516919989916894</text:p>
          </table:table-cell>
          <table:table-cell office:value-type="float" office:value="0.268705257763441" calcext:value-type="float">
            <text:p>0.268705257763441</text:p>
          </table:table-cell>
          <table:table-cell office:value-type="float" office:value="0.188351223980088" calcext:value-type="float">
            <text:p>0.188351223980088</text:p>
          </table:table-cell>
          <table:table-cell office:value-type="float" office:value="0.114872488585037" calcext:value-type="float">
            <text:p>0.1148724885850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1948163666124" calcext:value-type="float">
            <text:p>0.371948163666124</text:p>
          </table:table-cell>
          <table:table-cell office:value-type="float" office:value="1.38651194647716" calcext:value-type="float">
            <text:p>1.38651194647716</text:p>
          </table:table-cell>
          <table:table-cell office:value-type="float" office:value="0.420614897966751" calcext:value-type="float">
            <text:p>0.420614897966751</text:p>
          </table:table-cell>
          <table:table-cell office:value-type="float" office:value="0.140156232378412" calcext:value-type="float">
            <text:p>0.140156232378412</text:p>
          </table:table-cell>
          <table:table-cell office:value-type="float" office:value="0.107356428623772" calcext:value-type="float">
            <text:p>0.107356428623772</text:p>
          </table:table-cell>
          <table:table-cell office:value-type="float" office:value="0.0642406777441075" calcext:value-type="float">
            <text:p>0.0642406777441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2177272593271" calcext:value-type="float">
            <text:p>0.502177272593271</text:p>
          </table:table-cell>
          <table:table-cell office:value-type="float" office:value="1.28866180783922" calcext:value-type="float">
            <text:p>1.28866180783922</text:p>
          </table:table-cell>
          <table:table-cell office:value-type="float" office:value="0.344788313625263" calcext:value-type="float">
            <text:p>0.344788313625263</text:p>
          </table:table-cell>
          <table:table-cell office:value-type="float" office:value="0.125531018459673" calcext:value-type="float">
            <text:p>0.125531018459673</text:p>
          </table:table-cell>
          <table:table-cell office:value-type="float" office:value="0.101821345490656" calcext:value-type="float">
            <text:p>0.101821345490656</text:p>
          </table:table-cell>
          <table:table-cell office:value-type="float" office:value="0.0383517151790294" calcext:value-type="float">
            <text:p>0.038351715179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24125972528" calcext:value-type="float">
            <text:p>0.480024125972528</text:p>
          </table:table-cell>
          <table:table-cell office:value-type="float" office:value="1.35701416373235" calcext:value-type="float">
            <text:p>1.35701416373235</text:p>
          </table:table-cell>
          <table:table-cell office:value-type="float" office:value="0.431909854697397" calcext:value-type="float">
            <text:p>0.431909854697397</text:p>
          </table:table-cell>
          <table:table-cell office:value-type="float" office:value="0.183547704317272" calcext:value-type="float">
            <text:p>0.183547704317272</text:p>
          </table:table-cell>
          <table:table-cell office:value-type="float" office:value="0.0793120109874689" calcext:value-type="float">
            <text:p>0.079312010987469</text:p>
          </table:table-cell>
          <table:table-cell office:value-type="float" office:value="0.0470683271746052" calcext:value-type="float">
            <text:p>0.0470683271746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5496645858106" calcext:value-type="float">
            <text:p>0.375496645858106</text:p>
          </table:table-cell>
          <table:table-cell office:value-type="float" office:value="1.45832847030247" calcext:value-type="float">
            <text:p>1.45832847030247</text:p>
          </table:table-cell>
          <table:table-cell office:value-type="float" office:value="0.387866493365749" calcext:value-type="float">
            <text:p>0.387866493365749</text:p>
          </table:table-cell>
          <table:table-cell office:value-type="float" office:value="0.139363843617412" calcext:value-type="float">
            <text:p>0.139363843617412</text:p>
          </table:table-cell>
          <table:table-cell office:value-type="float" office:value="0.105189105116371" calcext:value-type="float">
            <text:p>0.105189105116371</text:p>
          </table:table-cell>
          <table:table-cell office:value-type="float" office:value="0.0509129045687057" calcext:value-type="float">
            <text:p>0.0509129045687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8708274560329" calcext:value-type="float">
            <text:p>0.278708274560329</text:p>
          </table:table-cell>
          <table:table-cell office:value-type="float" office:value="1.4829310705413" calcext:value-type="float">
            <text:p>1.4829310705413</text:p>
          </table:table-cell>
          <table:table-cell office:value-type="float" office:value="0.550390324476747" calcext:value-type="float">
            <text:p>0.550390324476747</text:p>
          </table:table-cell>
          <table:table-cell office:value-type="float" office:value="0.162930935925093" calcext:value-type="float">
            <text:p>0.162930935925093</text:p>
          </table:table-cell>
          <table:table-cell office:value-type="float" office:value="0.118639403683953" calcext:value-type="float">
            <text:p>0.118639403683953</text:p>
          </table:table-cell>
          <table:table-cell office:value-type="float" office:value="0.0740166187957956" calcext:value-type="float">
            <text:p>0.0740166187957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7819388181329" calcext:value-type="float">
            <text:p>0.347819388181329</text:p>
          </table:table-cell>
          <table:table-cell office:value-type="float" office:value="1.42030672087549" calcext:value-type="float">
            <text:p>1.42030672087549</text:p>
          </table:table-cell>
          <table:table-cell office:value-type="float" office:value="0.454531793856673" calcext:value-type="float">
            <text:p>0.454531793856673</text:p>
          </table:table-cell>
          <table:table-cell office:value-type="float" office:value="0.151499128310172" calcext:value-type="float">
            <text:p>0.151499128310172</text:p>
          </table:table-cell>
          <table:table-cell office:value-type="float" office:value="0.118845585925936" calcext:value-type="float">
            <text:p>0.118845585925936</text:p>
          </table:table-cell>
          <table:table-cell office:value-type="float" office:value="0.0535268651937871" calcext:value-type="float">
            <text:p>0.05352686519378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9693390640879" calcext:value-type="float">
            <text:p>0.759693390640879</text:p>
          </table:table-cell>
          <table:table-cell office:value-type="float" office:value="1.08350174395247" calcext:value-type="float">
            <text:p>1.08350174395247</text:p>
          </table:table-cell>
          <table:table-cell office:value-type="float" office:value="0.728878069866231" calcext:value-type="float">
            <text:p>0.728878069866231</text:p>
          </table:table-cell>
          <table:table-cell office:value-type="float" office:value="0.199697551260535" calcext:value-type="float">
            <text:p>0.199697551260535</text:p>
          </table:table-cell>
          <table:table-cell office:value-type="float" office:value="0.147056483622964" calcext:value-type="float">
            <text:p>0.147056483622964</text:p>
          </table:table-cell>
          <table:table-cell office:value-type="float" office:value="0.114708506102328" calcext:value-type="float">
            <text:p>0.1147085061023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10849711875339" calcext:value-type="float">
            <text:p>0.810849711875339</text:p>
          </table:table-cell>
          <table:table-cell office:value-type="float" office:value="0.996025392610109" calcext:value-type="float">
            <text:p>0.996025392610109</text:p>
          </table:table-cell>
          <table:table-cell office:value-type="float" office:value="0.741366922813668" calcext:value-type="float">
            <text:p>0.741366922813668</text:p>
          </table:table-cell>
          <table:table-cell office:value-type="float" office:value="0.243757890492103" calcext:value-type="float">
            <text:p>0.243757890492103</text:p>
          </table:table-cell>
          <table:table-cell office:value-type="float" office:value="0.175508420613346" calcext:value-type="float">
            <text:p>0.175508420613346</text:p>
          </table:table-cell>
          <table:table-cell office:value-type="float" office:value="0.151675485474305" calcext:value-type="float">
            <text:p>0.15167548547430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01799603799238" calcext:value-type="float">
            <text:p>0.701799603799238</text:p>
          </table:table-cell>
          <table:table-cell office:value-type="float" office:value="1.14959683706536" calcext:value-type="float">
            <text:p>1.14959683706536</text:p>
          </table:table-cell>
          <table:table-cell office:value-type="float" office:value="0.522369819041853" calcext:value-type="float">
            <text:p>0.522369819041853</text:p>
          </table:table-cell>
          <table:table-cell office:value-type="float" office:value="0.194835857596491" calcext:value-type="float">
            <text:p>0.194835857596491</text:p>
          </table:table-cell>
          <table:table-cell office:value-type="float" office:value="0.141061839752472" calcext:value-type="float">
            <text:p>0.141061839752472</text:p>
          </table:table-cell>
          <table:table-cell office:value-type="float" office:value="0.0762998853795072" calcext:value-type="float">
            <text:p>0.0762998853795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7756665026386" calcext:value-type="float">
            <text:p>0.687756665026386</text:p>
          </table:table-cell>
          <table:table-cell office:value-type="float" office:value="1.15864668199495" calcext:value-type="float">
            <text:p>1.15864668199495</text:p>
          </table:table-cell>
          <table:table-cell office:value-type="float" office:value="0.47838740624205" calcext:value-type="float">
            <text:p>0.47838740624205</text:p>
          </table:table-cell>
          <table:table-cell office:value-type="float" office:value="0.212191360998752" calcext:value-type="float">
            <text:p>0.212191360998752</text:p>
          </table:table-cell>
          <table:table-cell office:value-type="float" office:value="0.156428046602873" calcext:value-type="float">
            <text:p>0.156428046602873</text:p>
          </table:table-cell>
          <table:table-cell office:value-type="float" office:value="0.0634711549761246" calcext:value-type="float">
            <text:p>0.0634711549761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6540846312408" calcext:value-type="float">
            <text:p>0.346540846312408</text:p>
          </table:table-cell>
          <table:table-cell office:value-type="float" office:value="1.3881028597592" calcext:value-type="float">
            <text:p>1.3881028597592</text:p>
          </table:table-cell>
          <table:table-cell office:value-type="float" office:value="0.579434914834999" calcext:value-type="float">
            <text:p>0.579434914834999</text:p>
          </table:table-cell>
          <table:table-cell office:value-type="float" office:value="0.190052720813171" calcext:value-type="float">
            <text:p>0.190052720813171</text:p>
          </table:table-cell>
          <table:table-cell office:value-type="float" office:value="0.140273623906511" calcext:value-type="float">
            <text:p>0.140273623906511</text:p>
          </table:table-cell>
          <table:table-cell office:value-type="float" office:value="0.0840643437259598" calcext:value-type="float">
            <text:p>0.084064343725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3918121939287" calcext:value-type="float">
            <text:p>0.403918121939287</text:p>
          </table:table-cell>
          <table:table-cell office:value-type="float" office:value="1.34744840025875" calcext:value-type="float">
            <text:p>1.34744840025875</text:p>
          </table:table-cell>
          <table:table-cell office:value-type="float" office:value="0.601479882590292" calcext:value-type="float">
            <text:p>0.601479882590292</text:p>
          </table:table-cell>
          <table:table-cell office:value-type="float" office:value="0.218518775176927" calcext:value-type="float">
            <text:p>0.218518775176927</text:p>
          </table:table-cell>
          <table:table-cell office:value-type="float" office:value="0.150539249133411" calcext:value-type="float">
            <text:p>0.150539249133411</text:p>
          </table:table-cell>
          <table:table-cell office:value-type="float" office:value="0.0816206549371033" calcext:value-type="float">
            <text:p>0.08162065493710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7969964952003" calcext:value-type="float">
            <text:p>0.677969964952003</text:p>
          </table:table-cell>
          <table:table-cell office:value-type="float" office:value="1.26323065973226" calcext:value-type="float">
            <text:p>1.26323065973226</text:p>
          </table:table-cell>
          <table:table-cell office:value-type="float" office:value="0.509715807155815" calcext:value-type="float">
            <text:p>0.509715807155815</text:p>
          </table:table-cell>
          <table:table-cell office:value-type="float" office:value="0.177527276652252" calcext:value-type="float">
            <text:p>0.177527276652252</text:p>
          </table:table-cell>
          <table:table-cell office:value-type="float" office:value="0.115513681334993" calcext:value-type="float">
            <text:p>0.115513681334993</text:p>
          </table:table-cell>
          <table:table-cell office:value-type="float" office:value="0.0664517675582707" calcext:value-type="float">
            <text:p>0.0664517675582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207805819003" calcext:value-type="float">
            <text:p>0.71207805819003</text:p>
          </table:table-cell>
          <table:table-cell office:value-type="float" office:value="1.23183228647963" calcext:value-type="float">
            <text:p>1.23183228647963</text:p>
          </table:table-cell>
          <table:table-cell office:value-type="float" office:value="0.462794136332069" calcext:value-type="float">
            <text:p>0.462794136332069</text:p>
          </table:table-cell>
          <table:table-cell office:value-type="float" office:value="0.167678520467709" calcext:value-type="float">
            <text:p>0.167678520467709</text:p>
          </table:table-cell>
          <table:table-cell office:value-type="float" office:value="0.131677254363218" calcext:value-type="float">
            <text:p>0.131677254363218</text:p>
          </table:table-cell>
          <table:table-cell office:value-type="float" office:value="0.0720439438501279" calcext:value-type="float">
            <text:p>0.0720439438501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1226740124615" calcext:value-type="float">
            <text:p>0.391226740124615</text:p>
          </table:table-cell>
          <table:table-cell office:value-type="float" office:value="1.39269423396963" calcext:value-type="float">
            <text:p>1.39269423396963</text:p>
          </table:table-cell>
          <table:table-cell office:value-type="float" office:value="0.357562792766" calcext:value-type="float">
            <text:p>0.357562792766</text:p>
          </table:table-cell>
          <table:table-cell office:value-type="float" office:value="0.181643918730222" calcext:value-type="float">
            <text:p>0.181643918730222</text:p>
          </table:table-cell>
          <table:table-cell office:value-type="float" office:value="0.107019345825728" calcext:value-type="float">
            <text:p>0.107019345825728</text:p>
          </table:table-cell>
          <table:table-cell office:value-type="float" office:value="0.0578072185007507" calcext:value-type="float">
            <text:p>0.0578072185007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04860495704643" calcext:value-type="float">
            <text:p>0.204860495704643</text:p>
          </table:table-cell>
          <table:table-cell office:value-type="float" office:value="1.58523169813362" calcext:value-type="float">
            <text:p>1.58523169813362</text:p>
          </table:table-cell>
          <table:table-cell office:value-type="float" office:value="0.421028256318853" calcext:value-type="float">
            <text:p>0.421028256318853</text:p>
          </table:table-cell>
          <table:table-cell office:value-type="float" office:value="0.289930709569339" calcext:value-type="float">
            <text:p>0.289930709569339</text:p>
          </table:table-cell>
          <table:table-cell office:value-type="float" office:value="0.200868004187554" calcext:value-type="float">
            <text:p>0.200868004187554</text:p>
          </table:table-cell>
          <table:table-cell office:value-type="float" office:value="0.13550293206169" calcext:value-type="float">
            <text:p>0.1355029320616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1113234042704" calcext:value-type="float">
            <text:p>0.931113234042704</text:p>
          </table:table-cell>
          <table:table-cell office:value-type="float" office:value="1.08169940798983" calcext:value-type="float">
            <text:p>1.08169940798983</text:p>
          </table:table-cell>
          <table:table-cell office:value-type="float" office:value="0.465301900162978" calcext:value-type="float">
            <text:p>0.465301900162978</text:p>
          </table:table-cell>
          <table:table-cell office:value-type="float" office:value="0.206871762857275" calcext:value-type="float">
            <text:p>0.206871762857275</text:p>
          </table:table-cell>
          <table:table-cell office:value-type="float" office:value="0.148049558014911" calcext:value-type="float">
            <text:p>0.148049558014911</text:p>
          </table:table-cell>
          <table:table-cell office:value-type="float" office:value="0.0569573333074859" calcext:value-type="float">
            <text:p>0.0569573333074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81116179451" calcext:value-type="float">
            <text:p>1.0081116179451</text:p>
          </table:table-cell>
          <table:table-cell office:value-type="float" office:value="1.03738422555998" calcext:value-type="float">
            <text:p>1.03738422555998</text:p>
          </table:table-cell>
          <table:table-cell office:value-type="float" office:value="0.33369664553355" calcext:value-type="float">
            <text:p>0.33369664553355</text:p>
          </table:table-cell>
          <table:table-cell office:value-type="float" office:value="0.146759193946379" calcext:value-type="float">
            <text:p>0.146759193946379</text:p>
          </table:table-cell>
          <table:table-cell office:value-type="float" office:value="0.113427133034541" calcext:value-type="float">
            <text:p>0.113427133034541</text:p>
          </table:table-cell>
          <table:table-cell office:value-type="float" office:value="0.0507330610221673" calcext:value-type="float">
            <text:p>0.0507330610221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273568679991" calcext:value-type="float">
            <text:p>0.346273568679991</text:p>
          </table:table-cell>
          <table:table-cell office:value-type="float" office:value="1.45374471812271" calcext:value-type="float">
            <text:p>1.45374471812271</text:p>
          </table:table-cell>
          <table:table-cell office:value-type="float" office:value="0.488714371627289" calcext:value-type="float">
            <text:p>0.488714371627289</text:p>
          </table:table-cell>
          <table:table-cell office:value-type="float" office:value="0.175720806192504" calcext:value-type="float">
            <text:p>0.175720806192504</text:p>
          </table:table-cell>
          <table:table-cell office:value-type="float" office:value="0.14710813691664" calcext:value-type="float">
            <text:p>0.14710813691664</text:p>
          </table:table-cell>
          <table:table-cell office:value-type="float" office:value="0.0758354647638835" calcext:value-type="float">
            <text:p>0.0758354647638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3617166328034" calcext:value-type="float">
            <text:p>0.483617166328034</text:p>
          </table:table-cell>
          <table:table-cell office:value-type="float" office:value="1.35860792777187" calcext:value-type="float">
            <text:p>1.35860792777187</text:p>
          </table:table-cell>
          <table:table-cell office:value-type="float" office:value="0.424994978435774" calcext:value-type="float">
            <text:p>0.424994978435774</text:p>
          </table:table-cell>
          <table:table-cell office:value-type="float" office:value="0.171301433328595" calcext:value-type="float">
            <text:p>0.171301433328595</text:p>
          </table:table-cell>
          <table:table-cell office:value-type="float" office:value="0.136564001336282" calcext:value-type="float">
            <text:p>0.136564001336282</text:p>
          </table:table-cell>
          <table:table-cell office:value-type="float" office:value="0.0492065261230043" calcext:value-type="float">
            <text:p>0.04920652612300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6512896449394" calcext:value-type="float">
            <text:p>0.586512896449394</text:p>
          </table:table-cell>
          <table:table-cell office:value-type="float" office:value="1.20413594104034" calcext:value-type="float">
            <text:p>1.20413594104034</text:p>
          </table:table-cell>
          <table:table-cell office:value-type="float" office:value="0.634900892480299" calcext:value-type="float">
            <text:p>0.634900892480299</text:p>
          </table:table-cell>
          <table:table-cell office:value-type="float" office:value="0.198272863558789" calcext:value-type="float">
            <text:p>0.198272863558789</text:p>
          </table:table-cell>
          <table:table-cell office:value-type="float" office:value="0.158708262601689" calcext:value-type="float">
            <text:p>0.158708262601689</text:p>
          </table:table-cell>
          <table:table-cell office:value-type="float" office:value="0.091843643059958" calcext:value-type="float">
            <text:p>0.0918436430599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6255773459408" calcext:value-type="float">
            <text:p>0.526255773459408</text:p>
          </table:table-cell>
          <table:table-cell office:value-type="float" office:value="1.22994294736655" calcext:value-type="float">
            <text:p>1.22994294736655</text:p>
          </table:table-cell>
          <table:table-cell office:value-type="float" office:value="0.710589735312758" calcext:value-type="float">
            <text:p>0.710589735312758</text:p>
          </table:table-cell>
          <table:table-cell office:value-type="float" office:value="0.314726779613433" calcext:value-type="float">
            <text:p>0.314726779613433</text:p>
          </table:table-cell>
          <table:table-cell office:value-type="float" office:value="0.228183292294949" calcext:value-type="float">
            <text:p>0.228183292294949</text:p>
          </table:table-cell>
          <table:table-cell office:value-type="float" office:value="0.112878239218204" calcext:value-type="float">
            <text:p>0.11287823921820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2529635452627" calcext:value-type="float">
            <text:p>0.572529635452627</text:p>
          </table:table-cell>
          <table:table-cell office:value-type="float" office:value="1.2862053809544" calcext:value-type="float">
            <text:p>1.2862053809544</text:p>
          </table:table-cell>
          <table:table-cell office:value-type="float" office:value="0.469640517715164" calcext:value-type="float">
            <text:p>0.469640517715164</text:p>
          </table:table-cell>
          <table:table-cell office:value-type="float" office:value="0.208665453012598" calcext:value-type="float">
            <text:p>0.208665453012598</text:p>
          </table:table-cell>
          <table:table-cell office:value-type="float" office:value="0.140930039426591" calcext:value-type="float">
            <text:p>0.140930039426591</text:p>
          </table:table-cell>
          <table:table-cell office:value-type="float" office:value="0.0742963558908715" calcext:value-type="float">
            <text:p>0.0742963558908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2820336636578" calcext:value-type="float">
            <text:p>0.612820336636578</text:p>
          </table:table-cell>
          <table:table-cell office:value-type="float" office:value="1.28349812670198" calcext:value-type="float">
            <text:p>1.28349812670198</text:p>
          </table:table-cell>
          <table:table-cell office:value-type="float" office:value="0.401024083929116" calcext:value-type="float">
            <text:p>0.401024083929116</text:p>
          </table:table-cell>
          <table:table-cell office:value-type="float" office:value="0.151615685023223" calcext:value-type="float">
            <text:p>0.151615685023223</text:p>
          </table:table-cell>
          <table:table-cell office:value-type="float" office:value="0.121261256105138" calcext:value-type="float">
            <text:p>0.121261256105138</text:p>
          </table:table-cell>
          <table:table-cell office:value-type="float" office:value="0.066995803841617" calcext:value-type="float">
            <text:p>0.0669958038416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2291972029307" calcext:value-type="float">
            <text:p>0.512291972029307</text:p>
          </table:table-cell>
          <table:table-cell office:value-type="float" office:value="1.20354303299307" calcext:value-type="float">
            <text:p>1.20354303299307</text:p>
          </table:table-cell>
          <table:table-cell office:value-type="float" office:value="0.635422980442537" calcext:value-type="float">
            <text:p>0.635422980442537</text:p>
          </table:table-cell>
          <table:table-cell office:value-type="float" office:value="0.231377491552264" calcext:value-type="float">
            <text:p>0.231377491552264</text:p>
          </table:table-cell>
          <table:table-cell office:value-type="float" office:value="0.163180465550006" calcext:value-type="float">
            <text:p>0.163180465550006</text:p>
          </table:table-cell>
          <table:table-cell office:value-type="float" office:value="0.0881525169040325" calcext:value-type="float">
            <text:p>0.0881525169040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5821474510687" calcext:value-type="float">
            <text:p>0.675821474510687</text:p>
          </table:table-cell>
          <table:table-cell office:value-type="float" office:value="1.07535286526212" calcext:value-type="float">
            <text:p>1.07535286526212</text:p>
          </table:table-cell>
          <table:table-cell office:value-type="float" office:value="0.635948397181733" calcext:value-type="float">
            <text:p>0.635948397181733</text:p>
          </table:table-cell>
          <table:table-cell office:value-type="float" office:value="0.207705146865296" calcext:value-type="float">
            <text:p>0.207705146865296</text:p>
          </table:table-cell>
          <table:table-cell office:value-type="float" office:value="0.145724754549313" calcext:value-type="float">
            <text:p>0.145724754549313</text:p>
          </table:table-cell>
          <table:table-cell office:value-type="float" office:value="0.115064102896629" calcext:value-type="float">
            <text:p>0.1150641028966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952577076347" calcext:value-type="float">
            <text:p>0.7952577076347</text:p>
          </table:table-cell>
          <table:table-cell office:value-type="float" office:value="1.14941433933177" calcext:value-type="float">
            <text:p>1.14941433933177</text:p>
          </table:table-cell>
          <table:table-cell office:value-type="float" office:value="0.515370551727197" calcext:value-type="float">
            <text:p>0.515370551727197</text:p>
          </table:table-cell>
          <table:table-cell office:value-type="float" office:value="0.22294137040651" calcext:value-type="float">
            <text:p>0.22294137040651</text:p>
          </table:table-cell>
          <table:table-cell office:value-type="float" office:value="0.163671727809678" calcext:value-type="float">
            <text:p>0.163671727809678</text:p>
          </table:table-cell>
          <table:table-cell office:value-type="float" office:value="0.0740184533369953" calcext:value-type="float">
            <text:p>0.0740184533369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10507631325511" calcext:value-type="float">
            <text:p>0.810507631325511</text:p>
          </table:table-cell>
          <table:table-cell office:value-type="float" office:value="1.13423115554105" calcext:value-type="float">
            <text:p>1.13423115554105</text:p>
          </table:table-cell>
          <table:table-cell office:value-type="float" office:value="0.508799110736813" calcext:value-type="float">
            <text:p>0.508799110736813</text:p>
          </table:table-cell>
          <table:table-cell office:value-type="float" office:value="0.161871331778564" calcext:value-type="float">
            <text:p>0.161871331778564</text:p>
          </table:table-cell>
          <table:table-cell office:value-type="float" office:value="0.103030200237563" calcext:value-type="float">
            <text:p>0.103030200237563</text:p>
          </table:table-cell>
          <table:table-cell office:value-type="float" office:value="0.0965600368225446" calcext:value-type="float">
            <text:p>0.0965600368225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49873306732211" calcext:value-type="float">
            <text:p>0.749873306732211</text:p>
          </table:table-cell>
          <table:table-cell office:value-type="float" office:value="1.13156587220959" calcext:value-type="float">
            <text:p>1.13156587220959</text:p>
          </table:table-cell>
          <table:table-cell office:value-type="float" office:value="0.411070743812271" calcext:value-type="float">
            <text:p>0.411070743812271</text:p>
          </table:table-cell>
          <table:table-cell office:value-type="float" office:value="0.151680825590809" calcext:value-type="float">
            <text:p>0.151680825590809</text:p>
          </table:table-cell>
          <table:table-cell office:value-type="float" office:value="0.122964575589557" calcext:value-type="float">
            <text:p>0.122964575589557</text:p>
          </table:table-cell>
          <table:table-cell office:value-type="float" office:value="0.0571712760408748" calcext:value-type="float">
            <text:p>0.0571712760408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3923528081479" calcext:value-type="float">
            <text:p>0.703923528081479</text:p>
          </table:table-cell>
          <table:table-cell office:value-type="float" office:value="1.18457457780803" calcext:value-type="float">
            <text:p>1.18457457780803</text:p>
          </table:table-cell>
          <table:table-cell office:value-type="float" office:value="0.375714786086443" calcext:value-type="float">
            <text:p>0.375714786086443</text:p>
          </table:table-cell>
          <table:table-cell office:value-type="float" office:value="0.161226277722233" calcext:value-type="float">
            <text:p>0.161226277722233</text:p>
          </table:table-cell>
          <table:table-cell office:value-type="float" office:value="0.124740114520438" calcext:value-type="float">
            <text:p>0.124740114520438</text:p>
          </table:table-cell>
          <table:table-cell office:value-type="float" office:value="0.0406788996946501" calcext:value-type="float">
            <text:p>0.04067889969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859009605264" calcext:value-type="float">
            <text:p>0.33859009605264</text:p>
          </table:table-cell>
          <table:table-cell office:value-type="float" office:value="1.37515813174828" calcext:value-type="float">
            <text:p>1.37515813174828</text:p>
          </table:table-cell>
          <table:table-cell office:value-type="float" office:value="0.442275868695366" calcext:value-type="float">
            <text:p>0.442275868695366</text:p>
          </table:table-cell>
          <table:table-cell office:value-type="float" office:value="0.207926819736575" calcext:value-type="float">
            <text:p>0.207926819736575</text:p>
          </table:table-cell>
          <table:table-cell office:value-type="float" office:value="0.146814300484216" calcext:value-type="float">
            <text:p>0.146814300484216</text:p>
          </table:table-cell>
          <table:table-cell office:value-type="float" office:value="0.0636743035581006" calcext:value-type="float">
            <text:p>0.0636743035581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4381166127219" calcext:value-type="float">
            <text:p>0.304381166127219</text:p>
          </table:table-cell>
          <table:table-cell office:value-type="float" office:value="1.42888455653949" calcext:value-type="float">
            <text:p>1.42888455653949</text:p>
          </table:table-cell>
          <table:table-cell office:value-type="float" office:value="0.383178573447302" calcext:value-type="float">
            <text:p>0.383178573447302</text:p>
          </table:table-cell>
          <table:table-cell office:value-type="float" office:value="0.16731728918452" calcext:value-type="float">
            <text:p>0.16731728918452</text:p>
          </table:table-cell>
          <table:table-cell office:value-type="float" office:value="0.117000009790244" calcext:value-type="float">
            <text:p>0.117000009790244</text:p>
          </table:table-cell>
          <table:table-cell office:value-type="float" office:value="0.0735540878941651" calcext:value-type="float">
            <text:p>0.07355408789416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9954474361625" calcext:value-type="float">
            <text:p>0.509954474361625</text:p>
          </table:table-cell>
          <table:table-cell office:value-type="float" office:value="1.28647068600624" calcext:value-type="float">
            <text:p>1.28647068600624</text:p>
          </table:table-cell>
          <table:table-cell office:value-type="float" office:value="0.511397495145066" calcext:value-type="float">
            <text:p>0.511397495145066</text:p>
          </table:table-cell>
          <table:table-cell office:value-type="float" office:value="0.177109497904024" calcext:value-type="float">
            <text:p>0.177109497904024</text:p>
          </table:table-cell>
          <table:table-cell office:value-type="float" office:value="0.117541095219895" calcext:value-type="float">
            <text:p>0.117541095219895</text:p>
          </table:table-cell>
          <table:table-cell office:value-type="float" office:value="0.0828399593926762" calcext:value-type="float">
            <text:p>0.0828399593926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8975806237326" calcext:value-type="float">
            <text:p>0.408975806237326</text:p>
          </table:table-cell>
          <table:table-cell office:value-type="float" office:value="1.3947930746266" calcext:value-type="float">
            <text:p>1.3947930746266</text:p>
          </table:table-cell>
          <table:table-cell office:value-type="float" office:value="0.500924464818731" calcext:value-type="float">
            <text:p>0.500924464818731</text:p>
          </table:table-cell>
          <table:table-cell office:value-type="float" office:value="0.177660980410051" calcext:value-type="float">
            <text:p>0.177660980410051</text:p>
          </table:table-cell>
          <table:table-cell office:value-type="float" office:value="0.125236528220084" calcext:value-type="float">
            <text:p>0.125236528220084</text:p>
          </table:table-cell>
          <table:table-cell office:value-type="float" office:value="0.0684503079509754" calcext:value-type="float">
            <text:p>0.0684503079509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02411026477331" calcext:value-type="float">
            <text:p>0.050241102647733</text:p>
          </table:table-cell>
          <table:table-cell office:value-type="float" office:value="1.54808828040105" calcext:value-type="float">
            <text:p>1.54808828040105</text:p>
          </table:table-cell>
          <table:table-cell office:value-type="float" office:value="0.698630024638427" calcext:value-type="float">
            <text:p>0.698630024638427</text:p>
          </table:table-cell>
          <table:table-cell office:value-type="float" office:value="0.234464382502028" calcext:value-type="float">
            <text:p>0.234464382502028</text:p>
          </table:table-cell>
          <table:table-cell office:value-type="float" office:value="0.157345344717213" calcext:value-type="float">
            <text:p>0.157345344717213</text:p>
          </table:table-cell>
          <table:table-cell office:value-type="float" office:value="0.0854176870671392" calcext:value-type="float">
            <text:p>0.0854176870671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53961630446345" calcext:value-type="float">
            <text:p>-0.153961630446345</text:p>
          </table:table-cell>
          <table:table-cell office:value-type="float" office:value="1.71391357135187" calcext:value-type="float">
            <text:p>1.71391357135187</text:p>
          </table:table-cell>
          <table:table-cell office:value-type="float" office:value="0.745409689120373" calcext:value-type="float">
            <text:p>0.745409689120373</text:p>
          </table:table-cell>
          <table:table-cell office:value-type="float" office:value="0.249229316678066" calcext:value-type="float">
            <text:p>0.249229316678066</text:p>
          </table:table-cell>
          <table:table-cell office:value-type="float" office:value="0.188762742052859" calcext:value-type="float">
            <text:p>0.188762742052859</text:p>
          </table:table-cell>
          <table:table-cell office:value-type="float" office:value="0.137153385678228" calcext:value-type="float">
            <text:p>0.137153385678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565934622709526" calcext:value-type="float">
            <text:p>-0.056593462270953</text:p>
          </table:table-cell>
          <table:table-cell office:value-type="float" office:value="1.72495398242517" calcext:value-type="float">
            <text:p>1.72495398242517</text:p>
          </table:table-cell>
          <table:table-cell office:value-type="float" office:value="0.454674447552027" calcext:value-type="float">
            <text:p>0.454674447552027</text:p>
          </table:table-cell>
          <table:table-cell office:value-type="float" office:value="0.206456188983059" calcext:value-type="float">
            <text:p>0.206456188983059</text:p>
          </table:table-cell>
          <table:table-cell office:value-type="float" office:value="0.126385756724532" calcext:value-type="float">
            <text:p>0.126385756724532</text:p>
          </table:table-cell>
          <table:table-cell office:value-type="float" office:value="0.0661442090143022" calcext:value-type="float">
            <text:p>0.066144209014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40350232875533" calcext:value-type="float">
            <text:p>0.034035023287553</text:p>
          </table:table-cell>
          <table:table-cell office:value-type="float" office:value="1.65247498321833" calcext:value-type="float">
            <text:p>1.65247498321833</text:p>
          </table:table-cell>
          <table:table-cell office:value-type="float" office:value="0.42881387611643" calcext:value-type="float">
            <text:p>0.42881387611643</text:p>
          </table:table-cell>
          <table:table-cell office:value-type="float" office:value="0.199752494048766" calcext:value-type="float">
            <text:p>0.199752494048766</text:p>
          </table:table-cell>
          <table:table-cell office:value-type="float" office:value="0.139247314661751" calcext:value-type="float">
            <text:p>0.139247314661751</text:p>
          </table:table-cell>
          <table:table-cell office:value-type="float" office:value="0.0696614451191123" calcext:value-type="float">
            <text:p>0.069661445119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6758044417248" calcext:value-type="float">
            <text:p>0.506758044417248</text:p>
          </table:table-cell>
          <table:table-cell office:value-type="float" office:value="1.2927034541923" calcext:value-type="float">
            <text:p>1.2927034541923</text:p>
          </table:table-cell>
          <table:table-cell office:value-type="float" office:value="0.488008185012651" calcext:value-type="float">
            <text:p>0.488008185012651</text:p>
          </table:table-cell>
          <table:table-cell office:value-type="float" office:value="0.176534691753939" calcext:value-type="float">
            <text:p>0.176534691753939</text:p>
          </table:table-cell>
          <table:table-cell office:value-type="float" office:value="0.131250283319428" calcext:value-type="float">
            <text:p>0.131250283319428</text:p>
          </table:table-cell>
          <table:table-cell office:value-type="float" office:value="0.0508558730800358" calcext:value-type="float">
            <text:p>0.0508558730800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2853627991785" calcext:value-type="float">
            <text:p>0.642853627991785</text:p>
          </table:table-cell>
          <table:table-cell office:value-type="float" office:value="1.18609954239163" calcext:value-type="float">
            <text:p>1.18609954239163</text:p>
          </table:table-cell>
          <table:table-cell office:value-type="float" office:value="0.457902116900166" calcext:value-type="float">
            <text:p>0.457902116900166</text:p>
          </table:table-cell>
          <table:table-cell office:value-type="float" office:value="0.192648608319877" calcext:value-type="float">
            <text:p>0.192648608319877</text:p>
          </table:table-cell>
          <table:table-cell office:value-type="float" office:value="0.151207265009606" calcext:value-type="float">
            <text:p>0.151207265009606</text:p>
          </table:table-cell>
          <table:table-cell office:value-type="float" office:value="0.056262866867421" calcext:value-type="float">
            <text:p>0.05626286686742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79535840828096" calcext:value-type="float">
            <text:p>0.279535840828096</text:p>
          </table:table-cell>
          <table:table-cell office:value-type="float" office:value="1.42737410057774" calcext:value-type="float">
            <text:p>1.42737410057774</text:p>
          </table:table-cell>
          <table:table-cell office:value-type="float" office:value="0.406755248757977" calcext:value-type="float">
            <text:p>0.406755248757977</text:p>
          </table:table-cell>
          <table:table-cell office:value-type="float" office:value="0.160696232885562" calcext:value-type="float">
            <text:p>0.160696232885562</text:p>
          </table:table-cell>
          <table:table-cell office:value-type="float" office:value="0.129368992000545" calcext:value-type="float">
            <text:p>0.129368992000545</text:p>
          </table:table-cell>
          <table:table-cell office:value-type="float" office:value="0.06287984725613" calcext:value-type="float">
            <text:p>0.062879847256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5349843062519" calcext:value-type="float">
            <text:p>0.345349843062519</text:p>
          </table:table-cell>
          <table:table-cell office:value-type="float" office:value="1.39111978559407" calcext:value-type="float">
            <text:p>1.39111978559407</text:p>
          </table:table-cell>
          <table:table-cell office:value-type="float" office:value="0.310737415952988" calcext:value-type="float">
            <text:p>0.310737415952988</text:p>
          </table:table-cell>
          <table:table-cell office:value-type="float" office:value="0.135512191519599" calcext:value-type="float">
            <text:p>0.135512191519599</text:p>
          </table:table-cell>
          <table:table-cell office:value-type="float" office:value="0.0977968914558203" calcext:value-type="float">
            <text:p>0.09779689145582</text:p>
          </table:table-cell>
          <table:table-cell office:value-type="float" office:value="0.0403034286185848" calcext:value-type="float">
            <text:p>0.0403034286185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5390487878435" calcext:value-type="float">
            <text:p>0.375390487878435</text:p>
          </table:table-cell>
          <table:table-cell office:value-type="float" office:value="1.3716379171975" calcext:value-type="float">
            <text:p>1.3716379171975</text:p>
          </table:table-cell>
          <table:table-cell office:value-type="float" office:value="0.497281882502167" calcext:value-type="float">
            <text:p>0.497281882502167</text:p>
          </table:table-cell>
          <table:table-cell office:value-type="float" office:value="0.183624569213816" calcext:value-type="float">
            <text:p>0.183624569213816</text:p>
          </table:table-cell>
          <table:table-cell office:value-type="float" office:value="0.137548044373131" calcext:value-type="float">
            <text:p>0.137548044373131</text:p>
          </table:table-cell>
          <table:table-cell office:value-type="float" office:value="0.0788685434427092" calcext:value-type="float">
            <text:p>0.0788685434427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4951461717002" calcext:value-type="float">
            <text:p>0.474951461717002</text:p>
          </table:table-cell>
          <table:table-cell office:value-type="float" office:value="1.31232114989468" calcext:value-type="float">
            <text:p>1.31232114989468</text:p>
          </table:table-cell>
          <table:table-cell office:value-type="float" office:value="0.405311596106027" calcext:value-type="float">
            <text:p>0.405311596106027</text:p>
          </table:table-cell>
          <table:table-cell office:value-type="float" office:value="0.127401049838171" calcext:value-type="float">
            <text:p>0.127401049838171</text:p>
          </table:table-cell>
          <table:table-cell office:value-type="float" office:value="0.103666154207818" calcext:value-type="float">
            <text:p>0.103666154207818</text:p>
          </table:table-cell>
          <table:table-cell office:value-type="float" office:value="0.0593326072426136" calcext:value-type="float">
            <text:p>0.0593326072426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9997218673306" calcext:value-type="float">
            <text:p>0.299997218673306</text:p>
          </table:table-cell>
          <table:table-cell office:value-type="float" office:value="1.44144273296408" calcext:value-type="float">
            <text:p>1.44144273296408</text:p>
          </table:table-cell>
          <table:table-cell office:value-type="float" office:value="0.59464615781399" calcext:value-type="float">
            <text:p>0.59464615781399</text:p>
          </table:table-cell>
          <table:table-cell office:value-type="float" office:value="0.223320524714379" calcext:value-type="float">
            <text:p>0.223320524714379</text:p>
          </table:table-cell>
          <table:table-cell office:value-type="float" office:value="0.16271887707485" calcext:value-type="float">
            <text:p>0.16271887707485</text:p>
          </table:table-cell>
          <table:table-cell office:value-type="float" office:value="0.0880342572717166" calcext:value-type="float">
            <text:p>0.0880342572717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7752624142355" calcext:value-type="float">
            <text:p>0.337752624142355</text:p>
          </table:table-cell>
          <table:table-cell office:value-type="float" office:value="1.38623319981154" calcext:value-type="float">
            <text:p>1.38623319981154</text:p>
          </table:table-cell>
          <table:table-cell office:value-type="float" office:value="0.653986516218471" calcext:value-type="float">
            <text:p>0.653986516218471</text:p>
          </table:table-cell>
          <table:table-cell office:value-type="float" office:value="0.258723631037571" calcext:value-type="float">
            <text:p>0.258723631037571</text:p>
          </table:table-cell>
          <table:table-cell office:value-type="float" office:value="0.173800629172401" calcext:value-type="float">
            <text:p>0.173800629172401</text:p>
          </table:table-cell>
          <table:table-cell office:value-type="float" office:value="0.118330319062355" calcext:value-type="float">
            <text:p>0.1183303190623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0050981117593" calcext:value-type="float">
            <text:p>0.550050981117593</text:p>
          </table:table-cell>
          <table:table-cell office:value-type="float" office:value="1.26578151862869" calcext:value-type="float">
            <text:p>1.26578151862869</text:p>
          </table:table-cell>
          <table:table-cell office:value-type="float" office:value="0.449202139561256" calcext:value-type="float">
            <text:p>0.449202139561256</text:p>
          </table:table-cell>
          <table:table-cell office:value-type="float" office:value="0.184589502098703" calcext:value-type="float">
            <text:p>0.184589502098703</text:p>
          </table:table-cell>
          <table:table-cell office:value-type="float" office:value="0.131932805905769" calcext:value-type="float">
            <text:p>0.131932805905769</text:p>
          </table:table-cell>
          <table:table-cell office:value-type="float" office:value="0.0640596885488244" calcext:value-type="float">
            <text:p>0.0640596885488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4694763369566" calcext:value-type="float">
            <text:p>0.534694763369566</text:p>
          </table:table-cell>
          <table:table-cell office:value-type="float" office:value="1.26455692983818" calcext:value-type="float">
            <text:p>1.26455692983818</text:p>
          </table:table-cell>
          <table:table-cell office:value-type="float" office:value="0.522853758069782" calcext:value-type="float">
            <text:p>0.522853758069782</text:p>
          </table:table-cell>
          <table:table-cell office:value-type="float" office:value="0.209620604248409" calcext:value-type="float">
            <text:p>0.209620604248409</text:p>
          </table:table-cell>
          <table:table-cell office:value-type="float" office:value="0.135517074608737" calcext:value-type="float">
            <text:p>0.135517074608737</text:p>
          </table:table-cell>
          <table:table-cell office:value-type="float" office:value="0.132011282498279" calcext:value-type="float">
            <text:p>0.13201128249827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14884989611003" calcext:value-type="float">
            <text:p>0.214884989611003</text:p>
          </table:table-cell>
          <table:table-cell office:value-type="float" office:value="1.43201389141516" calcext:value-type="float">
            <text:p>1.43201389141516</text:p>
          </table:table-cell>
          <table:table-cell office:value-type="float" office:value="0.559385474702615" calcext:value-type="float">
            <text:p>0.559385474702615</text:p>
          </table:table-cell>
          <table:table-cell office:value-type="float" office:value="0.188179433670269" calcext:value-type="float">
            <text:p>0.188179433670269</text:p>
          </table:table-cell>
          <table:table-cell office:value-type="float" office:value="0.129633988281415" calcext:value-type="float">
            <text:p>0.129633988281415</text:p>
          </table:table-cell>
          <table:table-cell office:value-type="float" office:value="0.0762975695848071" calcext:value-type="float">
            <text:p>0.0762975695848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90735881704842" calcext:value-type="float">
            <text:p>0.290735881704842</text:p>
          </table:table-cell>
          <table:table-cell office:value-type="float" office:value="1.37661671220643" calcext:value-type="float">
            <text:p>1.37661671220643</text:p>
          </table:table-cell>
          <table:table-cell office:value-type="float" office:value="0.473570339179128" calcext:value-type="float">
            <text:p>0.473570339179128</text:p>
          </table:table-cell>
          <table:table-cell office:value-type="float" office:value="0.154576901864031" calcext:value-type="float">
            <text:p>0.154576901864031</text:p>
          </table:table-cell>
          <table:table-cell office:value-type="float" office:value="0.116696879105085" calcext:value-type="float">
            <text:p>0.116696879105085</text:p>
          </table:table-cell>
          <table:table-cell office:value-type="float" office:value="0.0787633026468248" calcext:value-type="float">
            <text:p>0.0787633026468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6997421827063" calcext:value-type="float">
            <text:p>0.696997421827063</text:p>
          </table:table-cell>
          <table:table-cell office:value-type="float" office:value="1.17178597422329" calcext:value-type="float">
            <text:p>1.17178597422329</text:p>
          </table:table-cell>
          <table:table-cell office:value-type="float" office:value="0.433362432805116" calcext:value-type="float">
            <text:p>0.433362432805116</text:p>
          </table:table-cell>
          <table:table-cell office:value-type="float" office:value="0.200091771788338" calcext:value-type="float">
            <text:p>0.200091771788338</text:p>
          </table:table-cell>
          <table:table-cell office:value-type="float" office:value="0.124306477016973" calcext:value-type="float">
            <text:p>0.124306477016973</text:p>
          </table:table-cell>
          <table:table-cell office:value-type="float" office:value="0.063090767512515" calcext:value-type="float">
            <text:p>0.0630907675125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0070003736336" calcext:value-type="float">
            <text:p>0.750070003736336</text:p>
          </table:table-cell>
          <table:table-cell office:value-type="float" office:value="1.15477673394421" calcext:value-type="float">
            <text:p>1.15477673394421</text:p>
          </table:table-cell>
          <table:table-cell office:value-type="float" office:value="0.342201777145124" calcext:value-type="float">
            <text:p>0.342201777145124</text:p>
          </table:table-cell>
          <table:table-cell office:value-type="float" office:value="0.147667850383328" calcext:value-type="float">
            <text:p>0.147667850383328</text:p>
          </table:table-cell>
          <table:table-cell office:value-type="float" office:value="0.116083137439236" calcext:value-type="float">
            <text:p>0.116083137439236</text:p>
          </table:table-cell>
          <table:table-cell office:value-type="float" office:value="0.0548999479325529" calcext:value-type="float">
            <text:p>0.0548999479325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5572333339196" calcext:value-type="float">
            <text:p>0.545572333339196</text:p>
          </table:table-cell>
          <table:table-cell office:value-type="float" office:value="1.23714029583925" calcext:value-type="float">
            <text:p>1.23714029583925</text:p>
          </table:table-cell>
          <table:table-cell office:value-type="float" office:value="0.760941321612995" calcext:value-type="float">
            <text:p>0.760941321612995</text:p>
          </table:table-cell>
          <table:table-cell office:value-type="float" office:value="0.229322536128696" calcext:value-type="float">
            <text:p>0.229322536128696</text:p>
          </table:table-cell>
          <table:table-cell office:value-type="float" office:value="0.158910758712653" calcext:value-type="float">
            <text:p>0.158910758712653</text:p>
          </table:table-cell>
          <table:table-cell office:value-type="float" office:value="0.104204436739419" calcext:value-type="float">
            <text:p>0.1042044367394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96853139242288" calcext:value-type="float">
            <text:p>0.596853139242288</text:p>
          </table:table-cell>
          <table:table-cell office:value-type="float" office:value="1.17821917244666" calcext:value-type="float">
            <text:p>1.17821917244666</text:p>
          </table:table-cell>
          <table:table-cell office:value-type="float" office:value="0.726514139522195" calcext:value-type="float">
            <text:p>0.726514139522195</text:p>
          </table:table-cell>
          <table:table-cell office:value-type="float" office:value="0.220207114986838" calcext:value-type="float">
            <text:p>0.220207114986838</text:p>
          </table:table-cell>
          <table:table-cell office:value-type="float" office:value="0.1689265788003" calcext:value-type="float">
            <text:p>0.1689265788003</text:p>
          </table:table-cell>
          <table:table-cell office:value-type="float" office:value="0.0744847128914045" calcext:value-type="float">
            <text:p>0.0744847128914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9447668237461" calcext:value-type="float">
            <text:p>0.629447668237461</text:p>
          </table:table-cell>
          <table:table-cell office:value-type="float" office:value="1.09460725132151" calcext:value-type="float">
            <text:p>1.09460725132151</text:p>
          </table:table-cell>
          <table:table-cell office:value-type="float" office:value="0.539114600009577" calcext:value-type="float">
            <text:p>0.539114600009577</text:p>
          </table:table-cell>
          <table:table-cell office:value-type="float" office:value="0.181168801574996" calcext:value-type="float">
            <text:p>0.181168801574996</text:p>
          </table:table-cell>
          <table:table-cell office:value-type="float" office:value="0.12042978759676" calcext:value-type="float">
            <text:p>0.12042978759676</text:p>
          </table:table-cell>
          <table:table-cell office:value-type="float" office:value="0.0644827541807495" calcext:value-type="float">
            <text:p>0.064482754180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5996554069285" calcext:value-type="float">
            <text:p>0.835996554069285</text:p>
          </table:table-cell>
          <table:table-cell office:value-type="float" office:value="0.925157340707137" calcext:value-type="float">
            <text:p>0.925157340707137</text:p>
          </table:table-cell>
          <table:table-cell office:value-type="float" office:value="0.527003687262319" calcext:value-type="float">
            <text:p>0.527003687262319</text:p>
          </table:table-cell>
          <table:table-cell office:value-type="float" office:value="0.172137504891864" calcext:value-type="float">
            <text:p>0.172137504891864</text:p>
          </table:table-cell>
          <table:table-cell office:value-type="float" office:value="0.124778850268015" calcext:value-type="float">
            <text:p>0.124778850268015</text:p>
          </table:table-cell>
          <table:table-cell office:value-type="float" office:value="0.0763778406260965" calcext:value-type="float">
            <text:p>0.0763778406260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6662060703329" calcext:value-type="float">
            <text:p>0.386662060703329</text:p>
          </table:table-cell>
          <table:table-cell office:value-type="float" office:value="1.39310713164793" calcext:value-type="float">
            <text:p>1.39310713164793</text:p>
          </table:table-cell>
          <table:table-cell office:value-type="float" office:value="0.613496171796974" calcext:value-type="float">
            <text:p>0.613496171796974</text:p>
          </table:table-cell>
          <table:table-cell office:value-type="float" office:value="0.19690382042708" calcext:value-type="float">
            <text:p>0.19690382042708</text:p>
          </table:table-cell>
          <table:table-cell office:value-type="float" office:value="0.135978468199057" calcext:value-type="float">
            <text:p>0.135978468199057</text:p>
          </table:table-cell>
          <table:table-cell office:value-type="float" office:value="0.0808388650250091" calcext:value-type="float">
            <text:p>0.0808388650250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5705557568474" calcext:value-type="float">
            <text:p>0.345705557568474</text:p>
          </table:table-cell>
          <table:table-cell office:value-type="float" office:value="1.46051939486571" calcext:value-type="float">
            <text:p>1.46051939486571</text:p>
          </table:table-cell>
          <table:table-cell office:value-type="float" office:value="0.521295576990079" calcext:value-type="float">
            <text:p>0.521295576990079</text:p>
          </table:table-cell>
          <table:table-cell office:value-type="float" office:value="0.204604983646607" calcext:value-type="float">
            <text:p>0.204604983646607</text:p>
          </table:table-cell>
          <table:table-cell office:value-type="float" office:value="0.152052747584332" calcext:value-type="float">
            <text:p>0.152052747584332</text:p>
          </table:table-cell>
          <table:table-cell office:value-type="float" office:value="0.0623548361269349" calcext:value-type="float">
            <text:p>0.06235483612693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20089360972073" calcext:value-type="float">
            <text:p>0.220089360972073</text:p>
          </table:table-cell>
          <table:table-cell office:value-type="float" office:value="1.49327426207769" calcext:value-type="float">
            <text:p>1.49327426207769</text:p>
          </table:table-cell>
          <table:table-cell office:value-type="float" office:value="0.599835792843031" calcext:value-type="float">
            <text:p>0.599835792843031</text:p>
          </table:table-cell>
          <table:table-cell office:value-type="float" office:value="0.219852323213135" calcext:value-type="float">
            <text:p>0.219852323213135</text:p>
          </table:table-cell>
          <table:table-cell office:value-type="float" office:value="0.153453265390359" calcext:value-type="float">
            <text:p>0.153453265390359</text:p>
          </table:table-cell>
          <table:table-cell office:value-type="float" office:value="0.0772297598270829" calcext:value-type="float">
            <text:p>0.0772297598270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3136373863653" calcext:value-type="float">
            <text:p>0.113136373863653</text:p>
          </table:table-cell>
          <table:table-cell office:value-type="float" office:value="1.57975876762661" calcext:value-type="float">
            <text:p>1.57975876762661</text:p>
          </table:table-cell>
          <table:table-cell office:value-type="float" office:value="0.512221606904829" calcext:value-type="float">
            <text:p>0.512221606904829</text:p>
          </table:table-cell>
          <table:table-cell office:value-type="float" office:value="0.286564231645165" calcext:value-type="float">
            <text:p>0.286564231645165</text:p>
          </table:table-cell>
          <table:table-cell office:value-type="float" office:value="0.199089925321598" calcext:value-type="float">
            <text:p>0.199089925321598</text:p>
          </table:table-cell>
          <table:table-cell office:value-type="float" office:value="0.0695394428777326" calcext:value-type="float">
            <text:p>0.0695394428777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5452139292494" calcext:value-type="float">
            <text:p>0.565452139292494</text:p>
          </table:table-cell>
          <table:table-cell office:value-type="float" office:value="1.2538961828414" calcext:value-type="float">
            <text:p>1.2538961828414</text:p>
          </table:table-cell>
          <table:table-cell office:value-type="float" office:value="0.591166269350151" calcext:value-type="float">
            <text:p>0.591166269350151</text:p>
          </table:table-cell>
          <table:table-cell office:value-type="float" office:value="0.215936928602119" calcext:value-type="float">
            <text:p>0.215936928602119</text:p>
          </table:table-cell>
          <table:table-cell office:value-type="float" office:value="0.152696961526383" calcext:value-type="float">
            <text:p>0.152696961526383</text:p>
          </table:table-cell>
          <table:table-cell office:value-type="float" office:value="0.0945868412714921" calcext:value-type="float">
            <text:p>0.0945868412714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4555831547118" calcext:value-type="float">
            <text:p>0.464555831547118</text:p>
          </table:table-cell>
          <table:table-cell office:value-type="float" office:value="1.35291892391142" calcext:value-type="float">
            <text:p>1.35291892391142</text:p>
          </table:table-cell>
          <table:table-cell office:value-type="float" office:value="0.54853911571985" calcext:value-type="float">
            <text:p>0.54853911571985</text:p>
          </table:table-cell>
          <table:table-cell office:value-type="float" office:value="0.238270263508463" calcext:value-type="float">
            <text:p>0.238270263508463</text:p>
          </table:table-cell>
          <table:table-cell office:value-type="float" office:value="0.170136457301464" calcext:value-type="float">
            <text:p>0.170136457301464</text:p>
          </table:table-cell>
          <table:table-cell office:value-type="float" office:value="0.0740828018078513" calcext:value-type="float">
            <text:p>0.07408280180785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9653084447672" calcext:value-type="float">
            <text:p>0.599653084447672</text:p>
          </table:table-cell>
          <table:table-cell office:value-type="float" office:value="1.17235773952517" calcext:value-type="float">
            <text:p>1.17235773952517</text:p>
          </table:table-cell>
          <table:table-cell office:value-type="float" office:value="0.496310995102643" calcext:value-type="float">
            <text:p>0.496310995102643</text:p>
          </table:table-cell>
          <table:table-cell office:value-type="float" office:value="0.19721331988561" calcext:value-type="float">
            <text:p>0.19721331988561</text:p>
          </table:table-cell>
          <table:table-cell office:value-type="float" office:value="0.147985417445163" calcext:value-type="float">
            <text:p>0.147985417445163</text:p>
          </table:table-cell>
          <table:table-cell office:value-type="float" office:value="0.059794610879932" calcext:value-type="float">
            <text:p>0.0597946108799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2178470937384" calcext:value-type="float">
            <text:p>0.772178470937384</text:p>
          </table:table-cell>
          <table:table-cell office:value-type="float" office:value="1.04962734404996" calcext:value-type="float">
            <text:p>1.04962734404996</text:p>
          </table:table-cell>
          <table:table-cell office:value-type="float" office:value="0.396158477298737" calcext:value-type="float">
            <text:p>0.396158477298737</text:p>
          </table:table-cell>
          <table:table-cell office:value-type="float" office:value="0.139216243220009" calcext:value-type="float">
            <text:p>0.139216243220009</text:p>
          </table:table-cell>
          <table:table-cell office:value-type="float" office:value="0.112356578264613" calcext:value-type="float">
            <text:p>0.112356578264613</text:p>
          </table:table-cell>
          <table:table-cell office:value-type="float" office:value="0.0573774134869439" calcext:value-type="float">
            <text:p>0.0573774134869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2317940847245" calcext:value-type="float">
            <text:p>0.522317940847245</text:p>
          </table:table-cell>
          <table:table-cell office:value-type="float" office:value="1.29467200600256" calcext:value-type="float">
            <text:p>1.29467200600256</text:p>
          </table:table-cell>
          <table:table-cell office:value-type="float" office:value="0.47921742531013" calcext:value-type="float">
            <text:p>0.47921742531013</text:p>
          </table:table-cell>
          <table:table-cell office:value-type="float" office:value="0.205687715422652" calcext:value-type="float">
            <text:p>0.205687715422652</text:p>
          </table:table-cell>
          <table:table-cell office:value-type="float" office:value="0.124876468172926" calcext:value-type="float">
            <text:p>0.124876468172926</text:p>
          </table:table-cell>
          <table:table-cell office:value-type="float" office:value="0.0683531408580423" calcext:value-type="float">
            <text:p>0.0683531408580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8335337421762" calcext:value-type="float">
            <text:p>0.558335337421762</text:p>
          </table:table-cell>
          <table:table-cell office:value-type="float" office:value="1.2890613385597" calcext:value-type="float">
            <text:p>1.2890613385597</text:p>
          </table:table-cell>
          <table:table-cell office:value-type="float" office:value="0.448041928093761" calcext:value-type="float">
            <text:p>0.448041928093761</text:p>
          </table:table-cell>
          <table:table-cell office:value-type="float" office:value="0.183985955313398" calcext:value-type="float">
            <text:p>0.183985955313398</text:p>
          </table:table-cell>
          <table:table-cell office:value-type="float" office:value="0.142328068528482" calcext:value-type="float">
            <text:p>0.142328068528482</text:p>
          </table:table-cell>
          <table:table-cell office:value-type="float" office:value="0.0727857632071918" calcext:value-type="float">
            <text:p>0.07278576320719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581807353438" calcext:value-type="float">
            <text:p>0.40581807353438</text:p>
          </table:table-cell>
          <table:table-cell office:value-type="float" office:value="1.34771009876184" calcext:value-type="float">
            <text:p>1.34771009876184</text:p>
          </table:table-cell>
          <table:table-cell office:value-type="float" office:value="0.576517526059579" calcext:value-type="float">
            <text:p>0.576517526059579</text:p>
          </table:table-cell>
          <table:table-cell office:value-type="float" office:value="0.210239015288115" calcext:value-type="float">
            <text:p>0.210239015288115</text:p>
          </table:table-cell>
          <table:table-cell office:value-type="float" office:value="0.144910436378244" calcext:value-type="float">
            <text:p>0.144910436378244</text:p>
          </table:table-cell>
          <table:table-cell office:value-type="float" office:value="0.0881334237517174" calcext:value-type="float">
            <text:p>0.0881334237517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5185374482295" calcext:value-type="float">
            <text:p>0.335185374482295</text:p>
          </table:table-cell>
          <table:table-cell office:value-type="float" office:value="1.40896413487669" calcext:value-type="float">
            <text:p>1.40896413487669</text:p>
          </table:table-cell>
          <table:table-cell office:value-type="float" office:value="0.430428052718733" calcext:value-type="float">
            <text:p>0.430428052718733</text:p>
          </table:table-cell>
          <table:table-cell office:value-type="float" office:value="0.249722234939171" calcext:value-type="float">
            <text:p>0.249722234939171</text:p>
          </table:table-cell>
          <table:table-cell office:value-type="float" office:value="0.171932770069163" calcext:value-type="float">
            <text:p>0.171932770069163</text:p>
          </table:table-cell>
          <table:table-cell office:value-type="float" office:value="0.0756472341280134" calcext:value-type="float">
            <text:p>0.0756472341280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14060857387955" calcext:value-type="float">
            <text:p>0.214060857387955</text:p>
          </table:table-cell>
          <table:table-cell office:value-type="float" office:value="1.45368706820299" calcext:value-type="float">
            <text:p>1.45368706820299</text:p>
          </table:table-cell>
          <table:table-cell office:value-type="float" office:value="0.49632911657479" calcext:value-type="float">
            <text:p>0.49632911657479</text:p>
          </table:table-cell>
          <table:table-cell office:value-type="float" office:value="0.25311981898293" calcext:value-type="float">
            <text:p>0.25311981898293</text:p>
          </table:table-cell>
          <table:table-cell office:value-type="float" office:value="0.153764893274978" calcext:value-type="float">
            <text:p>0.153764893274978</text:p>
          </table:table-cell>
          <table:table-cell office:value-type="float" office:value="0.0628297032695612" calcext:value-type="float">
            <text:p>0.0628297032695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5246315258064" calcext:value-type="float">
            <text:p>0.325246315258064</text:p>
          </table:table-cell>
          <table:table-cell office:value-type="float" office:value="1.38518445374417" calcext:value-type="float">
            <text:p>1.38518445374417</text:p>
          </table:table-cell>
          <table:table-cell office:value-type="float" office:value="0.45710080353709" calcext:value-type="float">
            <text:p>0.45710080353709</text:p>
          </table:table-cell>
          <table:table-cell office:value-type="float" office:value="0.184694954045468" calcext:value-type="float">
            <text:p>0.184694954045468</text:p>
          </table:table-cell>
          <table:table-cell office:value-type="float" office:value="0.12982878534501" calcext:value-type="float">
            <text:p>0.12982878534501</text:p>
          </table:table-cell>
          <table:table-cell office:value-type="float" office:value="0.0887072981843459" calcext:value-type="float">
            <text:p>0.0887072981843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2472011114421" calcext:value-type="float">
            <text:p>0.492472011114421</text:p>
          </table:table-cell>
          <table:table-cell office:value-type="float" office:value="1.30394179958227" calcext:value-type="float">
            <text:p>1.30394179958227</text:p>
          </table:table-cell>
          <table:table-cell office:value-type="float" office:value="0.626098983392479" calcext:value-type="float">
            <text:p>0.626098983392479</text:p>
          </table:table-cell>
          <table:table-cell office:value-type="float" office:value="0.213207247361714" calcext:value-type="float">
            <text:p>0.213207247361714</text:p>
          </table:table-cell>
          <table:table-cell office:value-type="float" office:value="0.149748014502452" calcext:value-type="float">
            <text:p>0.149748014502452</text:p>
          </table:table-cell>
          <table:table-cell office:value-type="float" office:value="0.0857965877832327" calcext:value-type="float">
            <text:p>0.0857965877832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0117148941667" calcext:value-type="float">
            <text:p>0.700117148941667</text:p>
          </table:table-cell>
          <table:table-cell office:value-type="float" office:value="1.14081517773595" calcext:value-type="float">
            <text:p>1.14081517773595</text:p>
          </table:table-cell>
          <table:table-cell office:value-type="float" office:value="0.463313060614968" calcext:value-type="float">
            <text:p>0.463313060614968</text:p>
          </table:table-cell>
          <table:table-cell office:value-type="float" office:value="0.152803260049575" calcext:value-type="float">
            <text:p>0.152803260049575</text:p>
          </table:table-cell>
          <table:table-cell office:value-type="float" office:value="0.122454166493538" calcext:value-type="float">
            <text:p>0.122454166493538</text:p>
          </table:table-cell>
          <table:table-cell office:value-type="float" office:value="0.0587883208603715" calcext:value-type="float">
            <text:p>0.0587883208603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1929565277209" calcext:value-type="float">
            <text:p>0.471929565277209</text:p>
          </table:table-cell>
          <table:table-cell office:value-type="float" office:value="1.31425001095277" calcext:value-type="float">
            <text:p>1.31425001095277</text:p>
          </table:table-cell>
          <table:table-cell office:value-type="float" office:value="0.632281698077875" calcext:value-type="float">
            <text:p>0.632281698077875</text:p>
          </table:table-cell>
          <table:table-cell office:value-type="float" office:value="0.176919341624878" calcext:value-type="float">
            <text:p>0.176919341624878</text:p>
          </table:table-cell>
          <table:table-cell office:value-type="float" office:value="0.130043977445411" calcext:value-type="float">
            <text:p>0.130043977445411</text:p>
          </table:table-cell>
          <table:table-cell office:value-type="float" office:value="0.0805207235034769" calcext:value-type="float">
            <text:p>0.0805207235034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0075642422252" calcext:value-type="float">
            <text:p>0.520075642422252</text:p>
          </table:table-cell>
          <table:table-cell office:value-type="float" office:value="1.31295399629661" calcext:value-type="float">
            <text:p>1.31295399629661</text:p>
          </table:table-cell>
          <table:table-cell office:value-type="float" office:value="0.507541444969578" calcext:value-type="float">
            <text:p>0.507541444969578</text:p>
          </table:table-cell>
          <table:table-cell office:value-type="float" office:value="0.135198843033635" calcext:value-type="float">
            <text:p>0.135198843033635</text:p>
          </table:table-cell>
          <table:table-cell office:value-type="float" office:value="0.114467223413952" calcext:value-type="float">
            <text:p>0.114467223413952</text:p>
          </table:table-cell>
          <table:table-cell office:value-type="float" office:value="0.0602710096974282" calcext:value-type="float">
            <text:p>0.0602710096974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7775120951366" calcext:value-type="float">
            <text:p>0.717775120951366</text:p>
          </table:table-cell>
          <table:table-cell office:value-type="float" office:value="1.14321961344924" calcext:value-type="float">
            <text:p>1.14321961344924</text:p>
          </table:table-cell>
          <table:table-cell office:value-type="float" office:value="0.529898204855352" calcext:value-type="float">
            <text:p>0.529898204855352</text:p>
          </table:table-cell>
          <table:table-cell office:value-type="float" office:value="0.214891379815169" calcext:value-type="float">
            <text:p>0.214891379815169</text:p>
          </table:table-cell>
          <table:table-cell office:value-type="float" office:value="0.167865913219341" calcext:value-type="float">
            <text:p>0.167865913219341</text:p>
          </table:table-cell>
          <table:table-cell office:value-type="float" office:value="0.0699160825541175" calcext:value-type="float">
            <text:p>0.0699160825541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7539191689111" calcext:value-type="float">
            <text:p>0.497539191689111</text:p>
          </table:table-cell>
          <table:table-cell office:value-type="float" office:value="1.32796777130871" calcext:value-type="float">
            <text:p>1.32796777130871</text:p>
          </table:table-cell>
          <table:table-cell office:value-type="float" office:value="0.543382402826413" calcext:value-type="float">
            <text:p>0.543382402826413</text:p>
          </table:table-cell>
          <table:table-cell office:value-type="float" office:value="0.306881104983622" calcext:value-type="float">
            <text:p>0.306881104983622</text:p>
          </table:table-cell>
          <table:table-cell office:value-type="float" office:value="0.211259819698898" calcext:value-type="float">
            <text:p>0.211259819698898</text:p>
          </table:table-cell>
          <table:table-cell office:value-type="float" office:value="0.0800860057338299" calcext:value-type="float">
            <text:p>0.080086005733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9449062873776" calcext:value-type="float">
            <text:p>0.639449062873776</text:p>
          </table:table-cell>
          <table:table-cell office:value-type="float" office:value="1.25945974140232" calcext:value-type="float">
            <text:p>1.25945974140232</text:p>
          </table:table-cell>
          <table:table-cell office:value-type="float" office:value="0.509166930296835" calcext:value-type="float">
            <text:p>0.509166930296835</text:p>
          </table:table-cell>
          <table:table-cell office:value-type="float" office:value="0.18626968171378" calcext:value-type="float">
            <text:p>0.18626968171378</text:p>
          </table:table-cell>
          <table:table-cell office:value-type="float" office:value="0.115329122652935" calcext:value-type="float">
            <text:p>0.115329122652935</text:p>
          </table:table-cell>
          <table:table-cell office:value-type="float" office:value="0.0830755147426544" calcext:value-type="float">
            <text:p>0.0830755147426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6592383316022" calcext:value-type="float">
            <text:p>0.466592383316022</text:p>
          </table:table-cell>
          <table:table-cell office:value-type="float" office:value="1.40016810896719" calcext:value-type="float">
            <text:p>1.40016810896719</text:p>
          </table:table-cell>
          <table:table-cell office:value-type="float" office:value="0.535718989552798" calcext:value-type="float">
            <text:p>0.535718989552798</text:p>
          </table:table-cell>
          <table:table-cell office:value-type="float" office:value="0.27538839193672" calcext:value-type="float">
            <text:p>0.27538839193672</text:p>
          </table:table-cell>
          <table:table-cell office:value-type="float" office:value="0.205010448653452" calcext:value-type="float">
            <text:p>0.205010448653452</text:p>
          </table:table-cell>
          <table:table-cell office:value-type="float" office:value="0.102990434601495" calcext:value-type="float">
            <text:p>0.10299043460149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1610529516911" calcext:value-type="float">
            <text:p>0.361610529516911</text:p>
          </table:table-cell>
          <table:table-cell office:value-type="float" office:value="1.34759368517067" calcext:value-type="float">
            <text:p>1.34759368517067</text:p>
          </table:table-cell>
          <table:table-cell office:value-type="float" office:value="0.355299081628948" calcext:value-type="float">
            <text:p>0.355299081628948</text:p>
          </table:table-cell>
          <table:table-cell office:value-type="float" office:value="0.224377044810953" calcext:value-type="float">
            <text:p>0.224377044810953</text:p>
          </table:table-cell>
          <table:table-cell office:value-type="float" office:value="0.149724340734928" calcext:value-type="float">
            <text:p>0.149724340734928</text:p>
          </table:table-cell>
          <table:table-cell office:value-type="float" office:value="0.0619998369569383" calcext:value-type="float">
            <text:p>0.0619998369569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8918115155998" calcext:value-type="float">
            <text:p>0.538918115155998</text:p>
          </table:table-cell>
          <table:table-cell office:value-type="float" office:value="1.25924398825214" calcext:value-type="float">
            <text:p>1.25924398825214</text:p>
          </table:table-cell>
          <table:table-cell office:value-type="float" office:value="0.30053823186957" calcext:value-type="float">
            <text:p>0.30053823186957</text:p>
          </table:table-cell>
          <table:table-cell office:value-type="float" office:value="0.157330546334831" calcext:value-type="float">
            <text:p>0.157330546334831</text:p>
          </table:table-cell>
          <table:table-cell office:value-type="float" office:value="0.122765958175259" calcext:value-type="float">
            <text:p>0.122765958175259</text:p>
          </table:table-cell>
          <table:table-cell office:value-type="float" office:value="0.0447838520770245" calcext:value-type="float">
            <text:p>0.0447838520770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9702260312972" calcext:value-type="float">
            <text:p>0.289702260312972</text:p>
          </table:table-cell>
          <table:table-cell office:value-type="float" office:value="1.51364610652942" calcext:value-type="float">
            <text:p>1.51364610652942</text:p>
          </table:table-cell>
          <table:table-cell office:value-type="float" office:value="0.378768544856475" calcext:value-type="float">
            <text:p>0.378768544856475</text:p>
          </table:table-cell>
          <table:table-cell office:value-type="float" office:value="0.13777886099684" calcext:value-type="float">
            <text:p>0.13777886099684</text:p>
          </table:table-cell>
          <table:table-cell office:value-type="float" office:value="0.112817158557668" calcext:value-type="float">
            <text:p>0.112817158557668</text:p>
          </table:table-cell>
          <table:table-cell office:value-type="float" office:value="0.0460752581018289" calcext:value-type="float">
            <text:p>0.0460752581018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3561635365538" calcext:value-type="float">
            <text:p>0.383561635365538</text:p>
          </table:table-cell>
          <table:table-cell office:value-type="float" office:value="1.43685496032033" calcext:value-type="float">
            <text:p>1.43685496032033</text:p>
          </table:table-cell>
          <table:table-cell office:value-type="float" office:value="0.346843163187786" calcext:value-type="float">
            <text:p>0.346843163187786</text:p>
          </table:table-cell>
          <table:table-cell office:value-type="float" office:value="0.144249391792316" calcext:value-type="float">
            <text:p>0.144249391792316</text:p>
          </table:table-cell>
          <table:table-cell office:value-type="float" office:value="0.106293610473659" calcext:value-type="float">
            <text:p>0.106293610473659</text:p>
          </table:table-cell>
          <table:table-cell office:value-type="float" office:value="0.0429269033477889" calcext:value-type="float">
            <text:p>0.0429269033477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9636576371058" calcext:value-type="float">
            <text:p>0.339636576371058</text:p>
          </table:table-cell>
          <table:table-cell office:value-type="float" office:value="1.50773801665446" calcext:value-type="float">
            <text:p>1.50773801665446</text:p>
          </table:table-cell>
          <table:table-cell office:value-type="float" office:value="0.466882306468192" calcext:value-type="float">
            <text:p>0.466882306468192</text:p>
          </table:table-cell>
          <table:table-cell office:value-type="float" office:value="0.138319709175101" calcext:value-type="float">
            <text:p>0.138319709175101</text:p>
          </table:table-cell>
          <table:table-cell office:value-type="float" office:value="0.104138469522164" calcext:value-type="float">
            <text:p>0.104138469522164</text:p>
          </table:table-cell>
          <table:table-cell office:value-type="float" office:value="0.0782721454796203" calcext:value-type="float">
            <text:p>0.078272145479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5942009599704" calcext:value-type="float">
            <text:p>0.255942009599704</text:p>
          </table:table-cell>
          <table:table-cell office:value-type="float" office:value="1.59649141906796" calcext:value-type="float">
            <text:p>1.59649141906796</text:p>
          </table:table-cell>
          <table:table-cell office:value-type="float" office:value="0.51821440778074" calcext:value-type="float">
            <text:p>0.51821440778074</text:p>
          </table:table-cell>
          <table:table-cell office:value-type="float" office:value="0.240208854207685" calcext:value-type="float">
            <text:p>0.240208854207685</text:p>
          </table:table-cell>
          <table:table-cell office:value-type="float" office:value="0.17532488447049" calcext:value-type="float">
            <text:p>0.17532488447049</text:p>
          </table:table-cell>
          <table:table-cell office:value-type="float" office:value="0.0833507661055272" calcext:value-type="float">
            <text:p>0.0833507661055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5307632255513" calcext:value-type="float">
            <text:p>0.615307632255513</text:p>
          </table:table-cell>
          <table:table-cell office:value-type="float" office:value="1.17660959554185" calcext:value-type="float">
            <text:p>1.17660959554185</text:p>
          </table:table-cell>
          <table:table-cell office:value-type="float" office:value="0.552575765550417" calcext:value-type="float">
            <text:p>0.552575765550417</text:p>
          </table:table-cell>
          <table:table-cell office:value-type="float" office:value="0.194983593994908" calcext:value-type="float">
            <text:p>0.194983593994908</text:p>
          </table:table-cell>
          <table:table-cell office:value-type="float" office:value="0.140916856757627" calcext:value-type="float">
            <text:p>0.140916856757627</text:p>
          </table:table-cell>
          <table:table-cell office:value-type="float" office:value="0.0546929515055378" calcext:value-type="float">
            <text:p>0.0546929515055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3957804953967" calcext:value-type="float">
            <text:p>0.763957804953967</text:p>
          </table:table-cell>
          <table:table-cell office:value-type="float" office:value="1.07504124937302" calcext:value-type="float">
            <text:p>1.07504124937302</text:p>
          </table:table-cell>
          <table:table-cell office:value-type="float" office:value="0.535547661133303" calcext:value-type="float">
            <text:p>0.535547661133303</text:p>
          </table:table-cell>
          <table:table-cell office:value-type="float" office:value="0.186634763512034" calcext:value-type="float">
            <text:p>0.186634763512034</text:p>
          </table:table-cell>
          <table:table-cell office:value-type="float" office:value="0.15062147523879" calcext:value-type="float">
            <text:p>0.15062147523879</text:p>
          </table:table-cell>
          <table:table-cell office:value-type="float" office:value="0.0853185792803731" calcext:value-type="float">
            <text:p>0.08531857928037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9831854963342" calcext:value-type="float">
            <text:p>0.79831854963342</text:p>
          </table:table-cell>
          <table:table-cell office:value-type="float" office:value="1.11626441179287" calcext:value-type="float">
            <text:p>1.11626441179287</text:p>
          </table:table-cell>
          <table:table-cell office:value-type="float" office:value="0.468616414437876" calcext:value-type="float">
            <text:p>0.468616414437876</text:p>
          </table:table-cell>
          <table:table-cell office:value-type="float" office:value="0.16211490989543" calcext:value-type="float">
            <text:p>0.16211490989543</text:p>
          </table:table-cell>
          <table:table-cell office:value-type="float" office:value="0.137731076414515" calcext:value-type="float">
            <text:p>0.137731076414515</text:p>
          </table:table-cell>
          <table:table-cell office:value-type="float" office:value="0.0546513590210191" calcext:value-type="float">
            <text:p>0.054651359021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28370409525857" calcext:value-type="float">
            <text:p>0.828370409525857</text:p>
          </table:table-cell>
          <table:table-cell office:value-type="float" office:value="1.09723667770075" calcext:value-type="float">
            <text:p>1.09723667770075</text:p>
          </table:table-cell>
          <table:table-cell office:value-type="float" office:value="0.414920869844566" calcext:value-type="float">
            <text:p>0.414920869844566</text:p>
          </table:table-cell>
          <table:table-cell office:value-type="float" office:value="0.164882763013435" calcext:value-type="float">
            <text:p>0.164882763013435</text:p>
          </table:table-cell>
          <table:table-cell office:value-type="float" office:value="0.120897615108571" calcext:value-type="float">
            <text:p>0.120897615108571</text:p>
          </table:table-cell>
          <table:table-cell office:value-type="float" office:value="0.0517621183202192" calcext:value-type="float">
            <text:p>0.0517621183202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4453030526483" calcext:value-type="float">
            <text:p>0.344453030526483</text:p>
          </table:table-cell>
          <table:table-cell office:value-type="float" office:value="1.34194627323255" calcext:value-type="float">
            <text:p>1.34194627323255</text:p>
          </table:table-cell>
          <table:table-cell office:value-type="float" office:value="0.727511811892648" calcext:value-type="float">
            <text:p>0.727511811892648</text:p>
          </table:table-cell>
          <table:table-cell office:value-type="float" office:value="0.242005538162556" calcext:value-type="float">
            <text:p>0.242005538162556</text:p>
          </table:table-cell>
          <table:table-cell office:value-type="float" office:value="0.161488043349996" calcext:value-type="float">
            <text:p>0.161488043349996</text:p>
          </table:table-cell>
          <table:table-cell office:value-type="float" office:value="0.113574343559948" calcext:value-type="float">
            <text:p>0.1135743435599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43683969891955" calcext:value-type="float">
            <text:p>0.243683969891955</text:p>
          </table:table-cell>
          <table:table-cell office:value-type="float" office:value="1.41322219460217" calcext:value-type="float">
            <text:p>1.41322219460217</text:p>
          </table:table-cell>
          <table:table-cell office:value-type="float" office:value="0.811067516075908" calcext:value-type="float">
            <text:p>0.811067516075908</text:p>
          </table:table-cell>
          <table:table-cell office:value-type="float" office:value="0.333896991727112" calcext:value-type="float">
            <text:p>0.333896991727112</text:p>
          </table:table-cell>
          <table:table-cell office:value-type="float" office:value="0.259673789922838" calcext:value-type="float">
            <text:p>0.259673789922838</text:p>
          </table:table-cell>
          <table:table-cell office:value-type="float" office:value="0.136847670368334" calcext:value-type="float">
            <text:p>0.1368476703683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9174938209287" calcext:value-type="float">
            <text:p>0.189174938209287</text:p>
          </table:table-cell>
          <table:table-cell office:value-type="float" office:value="1.49672832695451" calcext:value-type="float">
            <text:p>1.49672832695451</text:p>
          </table:table-cell>
          <table:table-cell office:value-type="float" office:value="0.526474369681423" calcext:value-type="float">
            <text:p>0.526474369681423</text:p>
          </table:table-cell>
          <table:table-cell office:value-type="float" office:value="0.173253449774127" calcext:value-type="float">
            <text:p>0.173253449774127</text:p>
          </table:table-cell>
          <table:table-cell office:value-type="float" office:value="0.112596898719227" calcext:value-type="float">
            <text:p>0.112596898719227</text:p>
          </table:table-cell>
          <table:table-cell office:value-type="float" office:value="0.0815914567249502" calcext:value-type="float">
            <text:p>0.081591456724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85550602819988" calcext:value-type="float">
            <text:p>0.185550602819988</text:p>
          </table:table-cell>
          <table:table-cell office:value-type="float" office:value="1.53358684266577" calcext:value-type="float">
            <text:p>1.53358684266577</text:p>
          </table:table-cell>
          <table:table-cell office:value-type="float" office:value="0.408279265711355" calcext:value-type="float">
            <text:p>0.408279265711355</text:p>
          </table:table-cell>
          <table:table-cell office:value-type="float" office:value="0.13868089303853" calcext:value-type="float">
            <text:p>0.13868089303853</text:p>
          </table:table-cell>
          <table:table-cell office:value-type="float" office:value="0.109967486363856" calcext:value-type="float">
            <text:p>0.109967486363856</text:p>
          </table:table-cell>
          <table:table-cell office:value-type="float" office:value="0.0585784194543064" calcext:value-type="float">
            <text:p>0.058578419454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8101802200989" calcext:value-type="float">
            <text:p>0.378101802200989</text:p>
          </table:table-cell>
          <table:table-cell office:value-type="float" office:value="1.37553135267236" calcext:value-type="float">
            <text:p>1.37553135267236</text:p>
          </table:table-cell>
          <table:table-cell office:value-type="float" office:value="0.501621520460872" calcext:value-type="float">
            <text:p>0.501621520460872</text:p>
          </table:table-cell>
          <table:table-cell office:value-type="float" office:value="0.189814199719587" calcext:value-type="float">
            <text:p>0.189814199719587</text:p>
          </table:table-cell>
          <table:table-cell office:value-type="float" office:value="0.130744319634311" calcext:value-type="float">
            <text:p>0.130744319634311</text:p>
          </table:table-cell>
          <table:table-cell office:value-type="float" office:value="0.0683932472769543" calcext:value-type="float">
            <text:p>0.0683932472769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6414065418213" calcext:value-type="float">
            <text:p>0.326414065418213</text:p>
          </table:table-cell>
          <table:table-cell office:value-type="float" office:value="1.44571492217365" calcext:value-type="float">
            <text:p>1.44571492217365</text:p>
          </table:table-cell>
          <table:table-cell office:value-type="float" office:value="0.475158831523769" calcext:value-type="float">
            <text:p>0.475158831523769</text:p>
          </table:table-cell>
          <table:table-cell office:value-type="float" office:value="0.20285595242793" calcext:value-type="float">
            <text:p>0.20285595242793</text:p>
          </table:table-cell>
          <table:table-cell office:value-type="float" office:value="0.145332478376483" calcext:value-type="float">
            <text:p>0.145332478376483</text:p>
          </table:table-cell>
          <table:table-cell office:value-type="float" office:value="0.0571651275239398" calcext:value-type="float">
            <text:p>0.057165127523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9377649602136" calcext:value-type="float">
            <text:p>0.409377649602136</text:p>
          </table:table-cell>
          <table:table-cell office:value-type="float" office:value="1.40796465850975" calcext:value-type="float">
            <text:p>1.40796465850975</text:p>
          </table:table-cell>
          <table:table-cell office:value-type="float" office:value="0.377714244896833" calcext:value-type="float">
            <text:p>0.377714244896833</text:p>
          </table:table-cell>
          <table:table-cell office:value-type="float" office:value="0.178293489526453" calcext:value-type="float">
            <text:p>0.178293489526453</text:p>
          </table:table-cell>
          <table:table-cell office:value-type="float" office:value="0.110869330776728" calcext:value-type="float">
            <text:p>0.110869330776728</text:p>
          </table:table-cell>
          <table:table-cell office:value-type="float" office:value="0.0550528748925202" calcext:value-type="float">
            <text:p>0.055052874892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51391456304038" calcext:value-type="float">
            <text:p>0.351391456304038</text:p>
          </table:table-cell>
          <table:table-cell office:value-type="float" office:value="1.45643531432615" calcext:value-type="float">
            <text:p>1.45643531432615</text:p>
          </table:table-cell>
          <table:table-cell office:value-type="float" office:value="0.390669294446585" calcext:value-type="float">
            <text:p>0.390669294446585</text:p>
          </table:table-cell>
          <table:table-cell office:value-type="float" office:value="0.212902818422928" calcext:value-type="float">
            <text:p>0.212902818422928</text:p>
          </table:table-cell>
          <table:table-cell office:value-type="float" office:value="0.145395669547065" calcext:value-type="float">
            <text:p>0.145395669547065</text:p>
          </table:table-cell>
          <table:table-cell office:value-type="float" office:value="0.0718207190368237" calcext:value-type="float">
            <text:p>0.0718207190368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1827151505295" calcext:value-type="float">
            <text:p>0.621827151505295</text:p>
          </table:table-cell>
          <table:table-cell office:value-type="float" office:value="1.24650289844285" calcext:value-type="float">
            <text:p>1.24650289844285</text:p>
          </table:table-cell>
          <table:table-cell office:value-type="float" office:value="0.367792471462425" calcext:value-type="float">
            <text:p>0.367792471462425</text:p>
          </table:table-cell>
          <table:table-cell office:value-type="float" office:value="0.175510663553298" calcext:value-type="float">
            <text:p>0.175510663553298</text:p>
          </table:table-cell>
          <table:table-cell office:value-type="float" office:value="0.12251879189455" calcext:value-type="float">
            <text:p>0.12251879189455</text:p>
          </table:table-cell>
          <table:table-cell office:value-type="float" office:value="0.0542613228375454" calcext:value-type="float">
            <text:p>0.0542613228375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8602075326488" calcext:value-type="float">
            <text:p>0.858602075326488</text:p>
          </table:table-cell>
          <table:table-cell office:value-type="float" office:value="1.05992354329404" calcext:value-type="float">
            <text:p>1.05992354329404</text:p>
          </table:table-cell>
          <table:table-cell office:value-type="float" office:value="0.311994974288802" calcext:value-type="float">
            <text:p>0.311994974288802</text:p>
          </table:table-cell>
          <table:table-cell office:value-type="float" office:value="0.141148220513486" calcext:value-type="float">
            <text:p>0.141148220513486</text:p>
          </table:table-cell>
          <table:table-cell office:value-type="float" office:value="0.115716187443796" calcext:value-type="float">
            <text:p>0.115716187443796</text:p>
          </table:table-cell>
          <table:table-cell office:value-type="float" office:value="0.0458132176610651" calcext:value-type="float">
            <text:p>0.0458132176610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3421073943023" calcext:value-type="float">
            <text:p>0.493421073943023</text:p>
          </table:table-cell>
          <table:table-cell office:value-type="float" office:value="1.28589670648897" calcext:value-type="float">
            <text:p>1.28589670648897</text:p>
          </table:table-cell>
          <table:table-cell office:value-type="float" office:value="0.591714804739521" calcext:value-type="float">
            <text:p>0.591714804739521</text:p>
          </table:table-cell>
          <table:table-cell office:value-type="float" office:value="0.186743030022806" calcext:value-type="float">
            <text:p>0.186743030022806</text:p>
          </table:table-cell>
          <table:table-cell office:value-type="float" office:value="0.118760028942313" calcext:value-type="float">
            <text:p>0.118760028942313</text:p>
          </table:table-cell>
          <table:table-cell office:value-type="float" office:value="0.0831780426323592" calcext:value-type="float">
            <text:p>0.0831780426323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8690180231977" calcext:value-type="float">
            <text:p>0.338690180231977</text:p>
          </table:table-cell>
          <table:table-cell office:value-type="float" office:value="1.42018558817782" calcext:value-type="float">
            <text:p>1.42018558817782</text:p>
          </table:table-cell>
          <table:table-cell office:value-type="float" office:value="0.670069137903305" calcext:value-type="float">
            <text:p>0.670069137903305</text:p>
          </table:table-cell>
          <table:table-cell office:value-type="float" office:value="0.289126520555184" calcext:value-type="float">
            <text:p>0.289126520555184</text:p>
          </table:table-cell>
          <table:table-cell office:value-type="float" office:value="0.204488527239458" calcext:value-type="float">
            <text:p>0.204488527239458</text:p>
          </table:table-cell>
          <table:table-cell office:value-type="float" office:value="0.156163087170169" calcext:value-type="float">
            <text:p>0.15616308717016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2638663508496" calcext:value-type="float">
            <text:p>0.442638663508496</text:p>
          </table:table-cell>
          <table:table-cell office:value-type="float" office:value="1.33556985844389" calcext:value-type="float">
            <text:p>1.33556985844389</text:p>
          </table:table-cell>
          <table:table-cell office:value-type="float" office:value="0.807910140877527" calcext:value-type="float">
            <text:p>0.807910140877527</text:p>
          </table:table-cell>
          <table:table-cell office:value-type="float" office:value="0.26749451365137" calcext:value-type="float">
            <text:p>0.26749451365137</text:p>
          </table:table-cell>
          <table:table-cell office:value-type="float" office:value="0.193657329199463" calcext:value-type="float">
            <text:p>0.193657329199463</text:p>
          </table:table-cell>
          <table:table-cell office:value-type="float" office:value="0.117268709677309" calcext:value-type="float">
            <text:p>0.1172687096773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15188912462641" calcext:value-type="float">
            <text:p>-0.315188912462641</text:p>
          </table:table-cell>
          <table:table-cell office:value-type="float" office:value="1.94844787682626" calcext:value-type="float">
            <text:p>1.94844787682626</text:p>
          </table:table-cell>
          <table:table-cell office:value-type="float" office:value="1.14570215408314" calcext:value-type="float">
            <text:p>1.14570215408314</text:p>
          </table:table-cell>
          <table:table-cell office:value-type="float" office:value="0.702412167847405" calcext:value-type="float">
            <text:p>0.702412167847405</text:p>
          </table:table-cell>
          <table:table-cell office:value-type="float" office:value="0.505191511293282" calcext:value-type="float">
            <text:p>0.505191511293282</text:p>
          </table:table-cell>
          <table:table-cell office:value-type="float" office:value="0.281016592047628" calcext:value-type="float">
            <text:p>0.2810165920476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4803853634915" calcext:value-type="float">
            <text:p>0.684803853634915</text:p>
          </table:table-cell>
          <table:table-cell office:value-type="float" office:value="1.22512574991548" calcext:value-type="float">
            <text:p>1.22512574991548</text:p>
          </table:table-cell>
          <table:table-cell office:value-type="float" office:value="0.574677269421007" calcext:value-type="float">
            <text:p>0.574677269421007</text:p>
          </table:table-cell>
          <table:table-cell office:value-type="float" office:value="0.231838053024203" calcext:value-type="float">
            <text:p>0.231838053024203</text:p>
          </table:table-cell>
          <table:table-cell office:value-type="float" office:value="0.144016425586998" calcext:value-type="float">
            <text:p>0.144016425586998</text:p>
          </table:table-cell>
          <table:table-cell office:value-type="float" office:value="0.0765919610370088" calcext:value-type="float">
            <text:p>0.0765919610370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4022546291786" calcext:value-type="float">
            <text:p>0.644022546291786</text:p>
          </table:table-cell>
          <table:table-cell office:value-type="float" office:value="1.27336119953475" calcext:value-type="float">
            <text:p>1.27336119953475</text:p>
          </table:table-cell>
          <table:table-cell office:value-type="float" office:value="0.491176277674202" calcext:value-type="float">
            <text:p>0.491176277674202</text:p>
          </table:table-cell>
          <table:table-cell office:value-type="float" office:value="0.166002363162507" calcext:value-type="float">
            <text:p>0.166002363162507</text:p>
          </table:table-cell>
          <table:table-cell office:value-type="float" office:value="0.124307816957611" calcext:value-type="float">
            <text:p>0.124307816957611</text:p>
          </table:table-cell>
          <table:table-cell office:value-type="float" office:value="0.0798765255412665" calcext:value-type="float">
            <text:p>0.07987652554126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8735445339811" calcext:value-type="float">
            <text:p>0.468735445339811</text:p>
          </table:table-cell>
          <table:table-cell office:value-type="float" office:value="1.26537358377859" calcext:value-type="float">
            <text:p>1.26537358377859</text:p>
          </table:table-cell>
          <table:table-cell office:value-type="float" office:value="0.660527675724872" calcext:value-type="float">
            <text:p>0.660527675724872</text:p>
          </table:table-cell>
          <table:table-cell office:value-type="float" office:value="0.201280323434797" calcext:value-type="float">
            <text:p>0.201280323434797</text:p>
          </table:table-cell>
          <table:table-cell office:value-type="float" office:value="0.139147838323554" calcext:value-type="float">
            <text:p>0.139147838323554</text:p>
          </table:table-cell>
          <table:table-cell office:value-type="float" office:value="0.0855167495658788" calcext:value-type="float">
            <text:p>0.0855167495658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5764212538536" calcext:value-type="float">
            <text:p>0.435764212538536</text:p>
          </table:table-cell>
          <table:table-cell office:value-type="float" office:value="1.33539877095861" calcext:value-type="float">
            <text:p>1.33539877095861</text:p>
          </table:table-cell>
          <table:table-cell office:value-type="float" office:value="0.610458712604469" calcext:value-type="float">
            <text:p>0.610458712604469</text:p>
          </table:table-cell>
          <table:table-cell office:value-type="float" office:value="0.223700604173796" calcext:value-type="float">
            <text:p>0.223700604173796</text:p>
          </table:table-cell>
          <table:table-cell office:value-type="float" office:value="0.180724442398794" calcext:value-type="float">
            <text:p>0.180724442398794</text:p>
          </table:table-cell>
          <table:table-cell office:value-type="float" office:value="0.0853369541371279" calcext:value-type="float">
            <text:p>0.0853369541371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383763466912" calcext:value-type="float">
            <text:p>0.62383763466912</text:p>
          </table:table-cell>
          <table:table-cell office:value-type="float" office:value="1.22791620729017" calcext:value-type="float">
            <text:p>1.22791620729017</text:p>
          </table:table-cell>
          <table:table-cell office:value-type="float" office:value="0.563787806332052" calcext:value-type="float">
            <text:p>0.563787806332052</text:p>
          </table:table-cell>
          <table:table-cell office:value-type="float" office:value="0.214778475232882" calcext:value-type="float">
            <text:p>0.214778475232882</text:p>
          </table:table-cell>
          <table:table-cell office:value-type="float" office:value="0.175224518326634" calcext:value-type="float">
            <text:p>0.175224518326634</text:p>
          </table:table-cell>
          <table:table-cell office:value-type="float" office:value="0.0784804612123498" calcext:value-type="float">
            <text:p>0.078480461212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1208016296515" calcext:value-type="float">
            <text:p>0.551208016296515</text:p>
          </table:table-cell>
          <table:table-cell office:value-type="float" office:value="1.28280848583469" calcext:value-type="float">
            <text:p>1.28280848583469</text:p>
          </table:table-cell>
          <table:table-cell office:value-type="float" office:value="0.546057086039262" calcext:value-type="float">
            <text:p>0.546057086039262</text:p>
          </table:table-cell>
          <table:table-cell office:value-type="float" office:value="0.253158847982983" calcext:value-type="float">
            <text:p>0.253158847982983</text:p>
          </table:table-cell>
          <table:table-cell office:value-type="float" office:value="0.185359022782893" calcext:value-type="float">
            <text:p>0.185359022782893</text:p>
          </table:table-cell>
          <table:table-cell office:value-type="float" office:value="0.0821204211786015" calcext:value-type="float">
            <text:p>0.0821204211786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1044972939076" calcext:value-type="float">
            <text:p>0.481044972939076</text:p>
          </table:table-cell>
          <table:table-cell office:value-type="float" office:value="1.38266793522436" calcext:value-type="float">
            <text:p>1.38266793522436</text:p>
          </table:table-cell>
          <table:table-cell office:value-type="float" office:value="0.462579441236293" calcext:value-type="float">
            <text:p>0.462579441236293</text:p>
          </table:table-cell>
          <table:table-cell office:value-type="float" office:value="0.188044122059014" calcext:value-type="float">
            <text:p>0.188044122059014</text:p>
          </table:table-cell>
          <table:table-cell office:value-type="float" office:value="0.115658873730875" calcext:value-type="float">
            <text:p>0.115658873730875</text:p>
          </table:table-cell>
          <table:table-cell office:value-type="float" office:value="0.0613676313502229" calcext:value-type="float">
            <text:p>0.0613676313502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7277658071194" calcext:value-type="float">
            <text:p>0.517277658071194</text:p>
          </table:table-cell>
          <table:table-cell office:value-type="float" office:value="1.34918430562068" calcext:value-type="float">
            <text:p>1.34918430562068</text:p>
          </table:table-cell>
          <table:table-cell office:value-type="float" office:value="0.431048897426206" calcext:value-type="float">
            <text:p>0.431048897426206</text:p>
          </table:table-cell>
          <table:table-cell office:value-type="float" office:value="0.1817272031272" calcext:value-type="float">
            <text:p>0.1817272031272</text:p>
          </table:table-cell>
          <table:table-cell office:value-type="float" office:value="0.12362111555225" calcext:value-type="float">
            <text:p>0.12362111555225</text:p>
          </table:table-cell>
          <table:table-cell office:value-type="float" office:value="0.0577964531517533" calcext:value-type="float">
            <text:p>0.05779645315175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03930934471564" calcext:value-type="float">
            <text:p>0.703930934471564</text:p>
          </table:table-cell>
          <table:table-cell office:value-type="float" office:value="1.22610057041734" calcext:value-type="float">
            <text:p>1.22610057041734</text:p>
          </table:table-cell>
          <table:table-cell office:value-type="float" office:value="0.476963565741061" calcext:value-type="float">
            <text:p>0.476963565741061</text:p>
          </table:table-cell>
          <table:table-cell office:value-type="float" office:value="0.184237539953147" calcext:value-type="float">
            <text:p>0.184237539953147</text:p>
          </table:table-cell>
          <table:table-cell office:value-type="float" office:value="0.11473722427854" calcext:value-type="float">
            <text:p>0.11473722427854</text:p>
          </table:table-cell>
          <table:table-cell office:value-type="float" office:value="0.0664824312828163" calcext:value-type="float">
            <text:p>0.0664824312828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1618959297001" calcext:value-type="float">
            <text:p>0.741618959297001</text:p>
          </table:table-cell>
          <table:table-cell office:value-type="float" office:value="1.21169084786755" calcext:value-type="float">
            <text:p>1.21169084786755</text:p>
          </table:table-cell>
          <table:table-cell office:value-type="float" office:value="0.445171967111494" calcext:value-type="float">
            <text:p>0.445171967111494</text:p>
          </table:table-cell>
          <table:table-cell office:value-type="float" office:value="0.162900745374859" calcext:value-type="float">
            <text:p>0.162900745374859</text:p>
          </table:table-cell>
          <table:table-cell office:value-type="float" office:value="0.123373299337173" calcext:value-type="float">
            <text:p>0.123373299337173</text:p>
          </table:table-cell>
          <table:table-cell office:value-type="float" office:value="0.0672156582645938" calcext:value-type="float">
            <text:p>0.0672156582645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3621452926826" calcext:value-type="float">
            <text:p>0.453621452926826</text:p>
          </table:table-cell>
          <table:table-cell office:value-type="float" office:value="1.41374358984745" calcext:value-type="float">
            <text:p>1.41374358984745</text:p>
          </table:table-cell>
          <table:table-cell office:value-type="float" office:value="0.474248616553646" calcext:value-type="float">
            <text:p>0.474248616553646</text:p>
          </table:table-cell>
          <table:table-cell office:value-type="float" office:value="0.215745890780688" calcext:value-type="float">
            <text:p>0.215745890780688</text:p>
          </table:table-cell>
          <table:table-cell office:value-type="float" office:value="0.128233331961196" calcext:value-type="float">
            <text:p>0.128233331961196</text:p>
          </table:table-cell>
          <table:table-cell office:value-type="float" office:value="0.0667431111910095" calcext:value-type="float">
            <text:p>0.066743111191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8491038064415" calcext:value-type="float">
            <text:p>0.568491038064415</text:p>
          </table:table-cell>
          <table:table-cell office:value-type="float" office:value="1.34668835538633" calcext:value-type="float">
            <text:p>1.34668835538633</text:p>
          </table:table-cell>
          <table:table-cell office:value-type="float" office:value="0.417080792759627" calcext:value-type="float">
            <text:p>0.417080792759627</text:p>
          </table:table-cell>
          <table:table-cell office:value-type="float" office:value="0.163820391707476" calcext:value-type="float">
            <text:p>0.163820391707476</text:p>
          </table:table-cell>
          <table:table-cell office:value-type="float" office:value="0.116001882624297" calcext:value-type="float">
            <text:p>0.116001882624297</text:p>
          </table:table-cell>
          <table:table-cell office:value-type="float" office:value="0.0651751405057934" calcext:value-type="float">
            <text:p>0.06517514050579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8785500550412" calcext:value-type="float">
            <text:p>0.438785500550412</text:p>
          </table:table-cell>
          <table:table-cell office:value-type="float" office:value="1.4646475856915" calcext:value-type="float">
            <text:p>1.4646475856915</text:p>
          </table:table-cell>
          <table:table-cell office:value-type="float" office:value="0.502783084569608" calcext:value-type="float">
            <text:p>0.502783084569608</text:p>
          </table:table-cell>
          <table:table-cell office:value-type="float" office:value="0.178479842725865" calcext:value-type="float">
            <text:p>0.178479842725865</text:p>
          </table:table-cell>
          <table:table-cell office:value-type="float" office:value="0.142903759981939" calcext:value-type="float">
            <text:p>0.142903759981939</text:p>
          </table:table-cell>
          <table:table-cell office:value-type="float" office:value="0.0673684895754481" calcext:value-type="float">
            <text:p>0.0673684895754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155856555794" calcext:value-type="float">
            <text:p>0.42155856555794</text:p>
          </table:table-cell>
          <table:table-cell office:value-type="float" office:value="1.47877673534162" calcext:value-type="float">
            <text:p>1.47877673534162</text:p>
          </table:table-cell>
          <table:table-cell office:value-type="float" office:value="0.550816889422231" calcext:value-type="float">
            <text:p>0.550816889422231</text:p>
          </table:table-cell>
          <table:table-cell office:value-type="float" office:value="0.248839713145572" calcext:value-type="float">
            <text:p>0.248839713145572</text:p>
          </table:table-cell>
          <table:table-cell office:value-type="float" office:value="0.190213648593941" calcext:value-type="float">
            <text:p>0.190213648593941</text:p>
          </table:table-cell>
          <table:table-cell office:value-type="float" office:value="0.0893187410540437" calcext:value-type="float">
            <text:p>0.08931874105404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01853010221185" calcext:value-type="float">
            <text:p>0.801853010221185</text:p>
          </table:table-cell>
          <table:table-cell office:value-type="float" office:value="1.10133727642733" calcext:value-type="float">
            <text:p>1.10133727642733</text:p>
          </table:table-cell>
          <table:table-cell office:value-type="float" office:value="0.629068073172705" calcext:value-type="float">
            <text:p>0.629068073172705</text:p>
          </table:table-cell>
          <table:table-cell office:value-type="float" office:value="0.217873674493564" calcext:value-type="float">
            <text:p>0.217873674493564</text:p>
          </table:table-cell>
          <table:table-cell office:value-type="float" office:value="0.142707319402294" calcext:value-type="float">
            <text:p>0.142707319402294</text:p>
          </table:table-cell>
          <table:table-cell office:value-type="float" office:value="0.0706306541986004" calcext:value-type="float">
            <text:p>0.07063065419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6243258901552" calcext:value-type="float">
            <text:p>0.726243258901552</text:p>
          </table:table-cell>
          <table:table-cell office:value-type="float" office:value="1.16152223232978" calcext:value-type="float">
            <text:p>1.16152223232978</text:p>
          </table:table-cell>
          <table:table-cell office:value-type="float" office:value="0.576912559301447" calcext:value-type="float">
            <text:p>0.576912559301447</text:p>
          </table:table-cell>
          <table:table-cell office:value-type="float" office:value="0.202644345265906" calcext:value-type="float">
            <text:p>0.202644345265906</text:p>
          </table:table-cell>
          <table:table-cell office:value-type="float" office:value="0.158072770963415" calcext:value-type="float">
            <text:p>0.158072770963415</text:p>
          </table:table-cell>
          <table:table-cell office:value-type="float" office:value="0.0779590265274293" calcext:value-type="float">
            <text:p>0.0779590265274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6034381365031" calcext:value-type="float">
            <text:p>0.556034381365031</text:p>
          </table:table-cell>
          <table:table-cell office:value-type="float" office:value="1.29913782770751" calcext:value-type="float">
            <text:p>1.29913782770751</text:p>
          </table:table-cell>
          <table:table-cell office:value-type="float" office:value="0.447307291735789" calcext:value-type="float">
            <text:p>0.447307291735789</text:p>
          </table:table-cell>
          <table:table-cell office:value-type="float" office:value="0.179297214752809" calcext:value-type="float">
            <text:p>0.179297214752809</text:p>
          </table:table-cell>
          <table:table-cell office:value-type="float" office:value="0.127626244456042" calcext:value-type="float">
            <text:p>0.127626244456042</text:p>
          </table:table-cell>
          <table:table-cell office:value-type="float" office:value="0.0556016632802762" calcext:value-type="float">
            <text:p>0.0556016632802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2483113441571" calcext:value-type="float">
            <text:p>0.522483113441571</text:p>
          </table:table-cell>
          <table:table-cell office:value-type="float" office:value="1.34722028906541" calcext:value-type="float">
            <text:p>1.34722028906541</text:p>
          </table:table-cell>
          <table:table-cell office:value-type="float" office:value="0.460476612733548" calcext:value-type="float">
            <text:p>0.460476612733548</text:p>
          </table:table-cell>
          <table:table-cell office:value-type="float" office:value="0.255336643991125" calcext:value-type="float">
            <text:p>0.255336643991125</text:p>
          </table:table-cell>
          <table:table-cell office:value-type="float" office:value="0.181943117596012" calcext:value-type="float">
            <text:p>0.181943117596012</text:p>
          </table:table-cell>
          <table:table-cell office:value-type="float" office:value="0.0780745498616514" calcext:value-type="float">
            <text:p>0.07807454986165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7847071517932" calcext:value-type="float">
            <text:p>0.17847071517932</text:p>
          </table:table-cell>
          <table:table-cell office:value-type="float" office:value="1.47402597829539" calcext:value-type="float">
            <text:p>1.47402597829539</text:p>
          </table:table-cell>
          <table:table-cell office:value-type="float" office:value="0.588510551124358" calcext:value-type="float">
            <text:p>0.588510551124358</text:p>
          </table:table-cell>
          <table:table-cell office:value-type="float" office:value="0.193952419505308" calcext:value-type="float">
            <text:p>0.193952419505308</text:p>
          </table:table-cell>
          <table:table-cell office:value-type="float" office:value="0.161049747590517" calcext:value-type="float">
            <text:p>0.161049747590517</text:p>
          </table:table-cell>
          <table:table-cell office:value-type="float" office:value="0.0686969252251893" calcext:value-type="float">
            <text:p>0.0686969252251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41164177818834" calcext:value-type="float">
            <text:p>0.241164177818834</text:p>
          </table:table-cell>
          <table:table-cell office:value-type="float" office:value="1.4322006604985" calcext:value-type="float">
            <text:p>1.4322006604985</text:p>
          </table:table-cell>
          <table:table-cell office:value-type="float" office:value="0.575786164016791" calcext:value-type="float">
            <text:p>0.575786164016791</text:p>
          </table:table-cell>
          <table:table-cell office:value-type="float" office:value="0.211304156966719" calcext:value-type="float">
            <text:p>0.211304156966719</text:p>
          </table:table-cell>
          <table:table-cell office:value-type="float" office:value="0.159850614638101" calcext:value-type="float">
            <text:p>0.159850614638101</text:p>
          </table:table-cell>
          <table:table-cell office:value-type="float" office:value="0.0915183331482396" calcext:value-type="float">
            <text:p>0.091518333148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5470571314328" calcext:value-type="float">
            <text:p>0.555470571314328</text:p>
          </table:table-cell>
          <table:table-cell office:value-type="float" office:value="1.24805793698452" calcext:value-type="float">
            <text:p>1.24805793698452</text:p>
          </table:table-cell>
          <table:table-cell office:value-type="float" office:value="0.512010416022002" calcext:value-type="float">
            <text:p>0.512010416022002</text:p>
          </table:table-cell>
          <table:table-cell office:value-type="float" office:value="0.202567347048599" calcext:value-type="float">
            <text:p>0.202567347048599</text:p>
          </table:table-cell>
          <table:table-cell office:value-type="float" office:value="0.159985726894596" calcext:value-type="float">
            <text:p>0.159985726894596</text:p>
          </table:table-cell>
          <table:table-cell office:value-type="float" office:value="0.0648841280146219" calcext:value-type="float">
            <text:p>0.0648841280146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7342569168442" calcext:value-type="float">
            <text:p>0.537342569168442</text:p>
          </table:table-cell>
          <table:table-cell office:value-type="float" office:value="1.27880589579156" calcext:value-type="float">
            <text:p>1.27880589579156</text:p>
          </table:table-cell>
          <table:table-cell office:value-type="float" office:value="0.494492928350713" calcext:value-type="float">
            <text:p>0.494492928350713</text:p>
          </table:table-cell>
          <table:table-cell office:value-type="float" office:value="0.2825400759928" calcext:value-type="float">
            <text:p>0.2825400759928</text:p>
          </table:table-cell>
          <table:table-cell office:value-type="float" office:value="0.201995128112542" calcext:value-type="float">
            <text:p>0.201995128112542</text:p>
          </table:table-cell>
          <table:table-cell office:value-type="float" office:value="0.0837345467536722" calcext:value-type="float">
            <text:p>0.0837345467536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2632080777526" calcext:value-type="float">
            <text:p>0.422632080777526</text:p>
          </table:table-cell>
          <table:table-cell office:value-type="float" office:value="1.38356916137806" calcext:value-type="float">
            <text:p>1.38356916137806</text:p>
          </table:table-cell>
          <table:table-cell office:value-type="float" office:value="0.529894844712245" calcext:value-type="float">
            <text:p>0.529894844712245</text:p>
          </table:table-cell>
          <table:table-cell office:value-type="float" office:value="0.187016114396505" calcext:value-type="float">
            <text:p>0.187016114396505</text:p>
          </table:table-cell>
          <table:table-cell office:value-type="float" office:value="0.12360389869944" calcext:value-type="float">
            <text:p>0.12360389869944</text:p>
          </table:table-cell>
          <table:table-cell office:value-type="float" office:value="0.0803761916792445" calcext:value-type="float">
            <text:p>0.0803761916792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1818596513988" calcext:value-type="float">
            <text:p>0.411818596513988</text:p>
          </table:table-cell>
          <table:table-cell office:value-type="float" office:value="1.40278832829677" calcext:value-type="float">
            <text:p>1.40278832829677</text:p>
          </table:table-cell>
          <table:table-cell office:value-type="float" office:value="0.50406736118487" calcext:value-type="float">
            <text:p>0.50406736118487</text:p>
          </table:table-cell>
          <table:table-cell office:value-type="float" office:value="0.196088331096336" calcext:value-type="float">
            <text:p>0.196088331096336</text:p>
          </table:table-cell>
          <table:table-cell office:value-type="float" office:value="0.146392532475079" calcext:value-type="float">
            <text:p>0.146392532475079</text:p>
          </table:table-cell>
          <table:table-cell office:value-type="float" office:value="0.0636883866111371" calcext:value-type="float">
            <text:p>0.0636883866111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7362574581217" calcext:value-type="float">
            <text:p>1.17362574581217</text:p>
          </table:table-cell>
          <table:table-cell office:value-type="float" office:value="0.813543370068136" calcext:value-type="float">
            <text:p>0.813543370068136</text:p>
          </table:table-cell>
          <table:table-cell office:value-type="float" office:value="0.497839470850877" calcext:value-type="float">
            <text:p>0.497839470850877</text:p>
          </table:table-cell>
          <table:table-cell office:value-type="float" office:value="0.217386988953144" calcext:value-type="float">
            <text:p>0.217386988953144</text:p>
          </table:table-cell>
          <table:table-cell office:value-type="float" office:value="0.136732907462525" calcext:value-type="float">
            <text:p>0.136732907462525</text:p>
          </table:table-cell>
          <table:table-cell office:value-type="float" office:value="0.0807615380464524" calcext:value-type="float">
            <text:p>0.080761538046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03375934731535" calcext:value-type="float">
            <text:p>1.03375934731535</text:p>
          </table:table-cell>
          <table:table-cell office:value-type="float" office:value="0.931426507896445" calcext:value-type="float">
            <text:p>0.931426507896445</text:p>
          </table:table-cell>
          <table:table-cell office:value-type="float" office:value="0.566040638196339" calcext:value-type="float">
            <text:p>0.566040638196339</text:p>
          </table:table-cell>
          <table:table-cell office:value-type="float" office:value="0.325655379210398" calcext:value-type="float">
            <text:p>0.325655379210398</text:p>
          </table:table-cell>
          <table:table-cell office:value-type="float" office:value="0.229132495168996" calcext:value-type="float">
            <text:p>0.229132495168996</text:p>
          </table:table-cell>
          <table:table-cell office:value-type="float" office:value="0.0969934710242919" calcext:value-type="float">
            <text:p>0.09699347102429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86665263006368" calcext:value-type="float">
            <text:p>0.686665263006368</text:p>
          </table:table-cell>
          <table:table-cell office:value-type="float" office:value="1.10318885039753" calcext:value-type="float">
            <text:p>1.10318885039753</text:p>
          </table:table-cell>
          <table:table-cell office:value-type="float" office:value="0.424607013750707" calcext:value-type="float">
            <text:p>0.424607013750707</text:p>
          </table:table-cell>
          <table:table-cell office:value-type="float" office:value="0.151389789206914" calcext:value-type="float">
            <text:p>0.151389789206914</text:p>
          </table:table-cell>
          <table:table-cell office:value-type="float" office:value="0.130491678554845" calcext:value-type="float">
            <text:p>0.130491678554845</text:p>
          </table:table-cell>
          <table:table-cell office:value-type="float" office:value="0.0774750497446349" calcext:value-type="float">
            <text:p>0.0774750497446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661742109168" calcext:value-type="float">
            <text:p>0.71661742109168</text:p>
          </table:table-cell>
          <table:table-cell office:value-type="float" office:value="1.10254024827863" calcext:value-type="float">
            <text:p>1.10254024827863</text:p>
          </table:table-cell>
          <table:table-cell office:value-type="float" office:value="0.424687320788422" calcext:value-type="float">
            <text:p>0.424687320788422</text:p>
          </table:table-cell>
          <table:table-cell office:value-type="float" office:value="0.163163673452893" calcext:value-type="float">
            <text:p>0.163163673452893</text:p>
          </table:table-cell>
          <table:table-cell office:value-type="float" office:value="0.122365576351626" calcext:value-type="float">
            <text:p>0.122365576351626</text:p>
          </table:table-cell>
          <table:table-cell office:value-type="float" office:value="0.0675007674552392" calcext:value-type="float">
            <text:p>0.06750076745523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0465865190195" calcext:value-type="float">
            <text:p>0.450465865190195</text:p>
          </table:table-cell>
          <table:table-cell office:value-type="float" office:value="1.3392449236166" calcext:value-type="float">
            <text:p>1.3392449236166</text:p>
          </table:table-cell>
          <table:table-cell office:value-type="float" office:value="0.562387487149691" calcext:value-type="float">
            <text:p>0.562387487149691</text:p>
          </table:table-cell>
          <table:table-cell office:value-type="float" office:value="0.196808052462174" calcext:value-type="float">
            <text:p>0.196808052462174</text:p>
          </table:table-cell>
          <table:table-cell office:value-type="float" office:value="0.143225471872791" calcext:value-type="float">
            <text:p>0.143225471872791</text:p>
          </table:table-cell>
          <table:table-cell office:value-type="float" office:value="0.0663261073772526" calcext:value-type="float">
            <text:p>0.0663261073772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5681809452211" calcext:value-type="float">
            <text:p>0.405681809452211</text:p>
          </table:table-cell>
          <table:table-cell office:value-type="float" office:value="1.42143920757553" calcext:value-type="float">
            <text:p>1.42143920757553</text:p>
          </table:table-cell>
          <table:table-cell office:value-type="float" office:value="0.453446140943108" calcext:value-type="float">
            <text:p>0.453446140943108</text:p>
          </table:table-cell>
          <table:table-cell office:value-type="float" office:value="0.170069358846564" calcext:value-type="float">
            <text:p>0.170069358846564</text:p>
          </table:table-cell>
          <table:table-cell office:value-type="float" office:value="0.129204989422222" calcext:value-type="float">
            <text:p>0.129204989422222</text:p>
          </table:table-cell>
          <table:table-cell office:value-type="float" office:value="0.0625599541980988" calcext:value-type="float">
            <text:p>0.0625599541980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5856460326329" calcext:value-type="float">
            <text:p>0.605856460326329</text:p>
          </table:table-cell>
          <table:table-cell office:value-type="float" office:value="1.23502628712079" calcext:value-type="float">
            <text:p>1.23502628712079</text:p>
          </table:table-cell>
          <table:table-cell office:value-type="float" office:value="0.701514253634687" calcext:value-type="float">
            <text:p>0.701514253634687</text:p>
          </table:table-cell>
          <table:table-cell office:value-type="float" office:value="0.230941779012303" calcext:value-type="float">
            <text:p>0.230941779012303</text:p>
          </table:table-cell>
          <table:table-cell office:value-type="float" office:value="0.151223807480058" calcext:value-type="float">
            <text:p>0.151223807480058</text:p>
          </table:table-cell>
          <table:table-cell office:value-type="float" office:value="0.099087119213779" calcext:value-type="float">
            <text:p>0.0990871192137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72002484654263" calcext:value-type="float">
            <text:p>0.672002484654263</text:p>
          </table:table-cell>
          <table:table-cell office:value-type="float" office:value="1.21830096187968" calcext:value-type="float">
            <text:p>1.21830096187968</text:p>
          </table:table-cell>
          <table:table-cell office:value-type="float" office:value="0.61972691832399" calcext:value-type="float">
            <text:p>0.61972691832399</text:p>
          </table:table-cell>
          <table:table-cell office:value-type="float" office:value="0.225781897392662" calcext:value-type="float">
            <text:p>0.225781897392662</text:p>
          </table:table-cell>
          <table:table-cell office:value-type="float" office:value="0.162681149816185" calcext:value-type="float">
            <text:p>0.162681149816185</text:p>
          </table:table-cell>
          <table:table-cell office:value-type="float" office:value="0.0751071965819983" calcext:value-type="float">
            <text:p>0.07510719658199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4036767560611" calcext:value-type="float">
            <text:p>0.434036767560611</text:p>
          </table:table-cell>
          <table:table-cell office:value-type="float" office:value="1.3611819540768" calcext:value-type="float">
            <text:p>1.3611819540768</text:p>
          </table:table-cell>
          <table:table-cell office:value-type="float" office:value="0.510832831779859" calcext:value-type="float">
            <text:p>0.510832831779859</text:p>
          </table:table-cell>
          <table:table-cell office:value-type="float" office:value="0.196745557139694" calcext:value-type="float">
            <text:p>0.196745557139694</text:p>
          </table:table-cell>
          <table:table-cell office:value-type="float" office:value="0.142960558990661" calcext:value-type="float">
            <text:p>0.142960558990661</text:p>
          </table:table-cell>
          <table:table-cell office:value-type="float" office:value="0.0626108002683128" calcext:value-type="float">
            <text:p>0.0626108002683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026936351725" calcext:value-type="float">
            <text:p>0.51026936351725</text:p>
          </table:table-cell>
          <table:table-cell office:value-type="float" office:value="1.30730173635455" calcext:value-type="float">
            <text:p>1.30730173635455</text:p>
          </table:table-cell>
          <table:table-cell office:value-type="float" office:value="0.413498314720396" calcext:value-type="float">
            <text:p>0.413498314720396</text:p>
          </table:table-cell>
          <table:table-cell office:value-type="float" office:value="0.162366347174197" calcext:value-type="float">
            <text:p>0.162366347174197</text:p>
          </table:table-cell>
          <table:table-cell office:value-type="float" office:value="0.134727723804647" calcext:value-type="float">
            <text:p>0.134727723804647</text:p>
          </table:table-cell>
          <table:table-cell office:value-type="float" office:value="0.0622215321073691" calcext:value-type="float">
            <text:p>0.06222153210736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39415405317798" calcext:value-type="float">
            <text:p>0.739415405317798</text:p>
          </table:table-cell>
          <table:table-cell office:value-type="float" office:value="1.11885030672094" calcext:value-type="float">
            <text:p>1.11885030672094</text:p>
          </table:table-cell>
          <table:table-cell office:value-type="float" office:value="0.451266324513702" calcext:value-type="float">
            <text:p>0.451266324513702</text:p>
          </table:table-cell>
          <table:table-cell office:value-type="float" office:value="0.194740845301498" calcext:value-type="float">
            <text:p>0.194740845301498</text:p>
          </table:table-cell>
          <table:table-cell office:value-type="float" office:value="0.131741894189798" calcext:value-type="float">
            <text:p>0.131741894189798</text:p>
          </table:table-cell>
          <table:table-cell office:value-type="float" office:value="0.0677409646582557" calcext:value-type="float">
            <text:p>0.067740964658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1837153663323" calcext:value-type="float">
            <text:p>0.711837153663323</text:p>
          </table:table-cell>
          <table:table-cell office:value-type="float" office:value="1.15063956646628" calcext:value-type="float">
            <text:p>1.15063956646628</text:p>
          </table:table-cell>
          <table:table-cell office:value-type="float" office:value="0.47389063956698" calcext:value-type="float">
            <text:p>0.47389063956698</text:p>
          </table:table-cell>
          <table:table-cell office:value-type="float" office:value="0.218483384204508" calcext:value-type="float">
            <text:p>0.218483384204508</text:p>
          </table:table-cell>
          <table:table-cell office:value-type="float" office:value="0.157385564433455" calcext:value-type="float">
            <text:p>0.157385564433455</text:p>
          </table:table-cell>
          <table:table-cell office:value-type="float" office:value="0.0844495314309384" calcext:value-type="float">
            <text:p>0.08444953143093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9729608803663" calcext:value-type="float">
            <text:p>0.669729608803663</text:p>
          </table:table-cell>
          <table:table-cell office:value-type="float" office:value="1.13376313742272" calcext:value-type="float">
            <text:p>1.13376313742272</text:p>
          </table:table-cell>
          <table:table-cell office:value-type="float" office:value="0.543611748574137" calcext:value-type="float">
            <text:p>0.543611748574137</text:p>
          </table:table-cell>
          <table:table-cell office:value-type="float" office:value="0.190226087133417" calcext:value-type="float">
            <text:p>0.190226087133417</text:p>
          </table:table-cell>
          <table:table-cell office:value-type="float" office:value="0.133214126376421" calcext:value-type="float">
            <text:p>0.133214126376421</text:p>
          </table:table-cell>
          <table:table-cell office:value-type="float" office:value="0.0579355447987103" calcext:value-type="float">
            <text:p>0.057935544798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4710977448029" calcext:value-type="float">
            <text:p>0.644710977448029</text:p>
          </table:table-cell>
          <table:table-cell office:value-type="float" office:value="1.16559844904866" calcext:value-type="float">
            <text:p>1.16559844904866</text:p>
          </table:table-cell>
          <table:table-cell office:value-type="float" office:value="0.474983262085632" calcext:value-type="float">
            <text:p>0.474983262085632</text:p>
          </table:table-cell>
          <table:table-cell office:value-type="float" office:value="0.168938184117383" calcext:value-type="float">
            <text:p>0.168938184117383</text:p>
          </table:table-cell>
          <table:table-cell office:value-type="float" office:value="0.126782978975896" calcext:value-type="float">
            <text:p>0.126782978975896</text:p>
          </table:table-cell>
          <table:table-cell office:value-type="float" office:value="0.0624756046737275" calcext:value-type="float">
            <text:p>0.0624756046737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17839901093716" calcext:value-type="float">
            <text:p>0.217839901093716</text:p>
          </table:table-cell>
          <table:table-cell office:value-type="float" office:value="1.5525415929949" calcext:value-type="float">
            <text:p>1.5525415929949</text:p>
          </table:table-cell>
          <table:table-cell office:value-type="float" office:value="0.49109866753688" calcext:value-type="float">
            <text:p>0.49109866753688</text:p>
          </table:table-cell>
          <table:table-cell office:value-type="float" office:value="0.182976580023459" calcext:value-type="float">
            <text:p>0.182976580023459</text:p>
          </table:table-cell>
          <table:table-cell office:value-type="float" office:value="0.122916924682772" calcext:value-type="float">
            <text:p>0.122916924682772</text:p>
          </table:table-cell>
          <table:table-cell office:value-type="float" office:value="0.0652109552200175" calcext:value-type="float">
            <text:p>0.065210955220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65543806854083" calcext:value-type="float">
            <text:p>0.465543806854083</text:p>
          </table:table-cell>
          <table:table-cell office:value-type="float" office:value="1.3794658453558" calcext:value-type="float">
            <text:p>1.3794658453558</text:p>
          </table:table-cell>
          <table:table-cell office:value-type="float" office:value="0.354489186857884" calcext:value-type="float">
            <text:p>0.354489186857884</text:p>
          </table:table-cell>
          <table:table-cell office:value-type="float" office:value="0.120260538768738" calcext:value-type="float">
            <text:p>0.120260538768738</text:p>
          </table:table-cell>
          <table:table-cell office:value-type="float" office:value="0.101554461257335" calcext:value-type="float">
            <text:p>0.101554461257335</text:p>
          </table:table-cell>
          <table:table-cell office:value-type="float" office:value="0.0476481188932891" calcext:value-type="float">
            <text:p>0.0476481188932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2960454513793" calcext:value-type="float">
            <text:p>0.612960454513793</text:p>
          </table:table-cell>
          <table:table-cell office:value-type="float" office:value="1.29408849990629" calcext:value-type="float">
            <text:p>1.29408849990629</text:p>
          </table:table-cell>
          <table:table-cell office:value-type="float" office:value="0.509654394556823" calcext:value-type="float">
            <text:p>0.509654394556823</text:p>
          </table:table-cell>
          <table:table-cell office:value-type="float" office:value="0.149473665151722" calcext:value-type="float">
            <text:p>0.149473665151722</text:p>
          </table:table-cell>
          <table:table-cell office:value-type="float" office:value="0.0945724674787061" calcext:value-type="float">
            <text:p>0.094572467478706</text:p>
          </table:table-cell>
          <table:table-cell office:value-type="float" office:value="0.0518648438751431" calcext:value-type="float">
            <text:p>0.0518648438751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5861566552251" calcext:value-type="float">
            <text:p>0.615861566552251</text:p>
          </table:table-cell>
          <table:table-cell office:value-type="float" office:value="1.2916493656255" calcext:value-type="float">
            <text:p>1.2916493656255</text:p>
          </table:table-cell>
          <table:table-cell office:value-type="float" office:value="0.459119149190006" calcext:value-type="float">
            <text:p>0.459119149190006</text:p>
          </table:table-cell>
          <table:table-cell office:value-type="float" office:value="0.153949076196276" calcext:value-type="float">
            <text:p>0.153949076196276</text:p>
          </table:table-cell>
          <table:table-cell office:value-type="float" office:value="0.122406282088957" calcext:value-type="float">
            <text:p>0.122406282088957</text:p>
          </table:table-cell>
          <table:table-cell office:value-type="float" office:value="0.0543943041461197" calcext:value-type="float">
            <text:p>0.054394304146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6995510087272" calcext:value-type="float">
            <text:p>0.256995510087272</text:p>
          </table:table-cell>
          <table:table-cell office:value-type="float" office:value="1.48335710770055" calcext:value-type="float">
            <text:p>1.48335710770055</text:p>
          </table:table-cell>
          <table:table-cell office:value-type="float" office:value="0.542767237239506" calcext:value-type="float">
            <text:p>0.542767237239506</text:p>
          </table:table-cell>
          <table:table-cell office:value-type="float" office:value="0.167182040011872" calcext:value-type="float">
            <text:p>0.167182040011872</text:p>
          </table:table-cell>
          <table:table-cell office:value-type="float" office:value="0.117353642415563" calcext:value-type="float">
            <text:p>0.117353642415563</text:p>
          </table:table-cell>
          <table:table-cell office:value-type="float" office:value="0.0745199460983869" calcext:value-type="float">
            <text:p>0.0745199460983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0894140326483" calcext:value-type="float">
            <text:p>0.390894140326483</text:p>
          </table:table-cell>
          <table:table-cell office:value-type="float" office:value="1.36609058962358" calcext:value-type="float">
            <text:p>1.36609058962358</text:p>
          </table:table-cell>
          <table:table-cell office:value-type="float" office:value="0.461003799817339" calcext:value-type="float">
            <text:p>0.461003799817339</text:p>
          </table:table-cell>
          <table:table-cell office:value-type="float" office:value="0.146963655911392" calcext:value-type="float">
            <text:p>0.146963655911392</text:p>
          </table:table-cell>
          <table:table-cell office:value-type="float" office:value="0.120742096467501" calcext:value-type="float">
            <text:p>0.120742096467501</text:p>
          </table:table-cell>
          <table:table-cell office:value-type="float" office:value="0.0540784603438995" calcext:value-type="float">
            <text:p>0.054078460343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8449034155744" calcext:value-type="float">
            <text:p>0.478449034155744</text:p>
          </table:table-cell>
          <table:table-cell office:value-type="float" office:value="1.27893900229603" calcext:value-type="float">
            <text:p>1.27893900229603</text:p>
          </table:table-cell>
          <table:table-cell office:value-type="float" office:value="0.504361389057187" calcext:value-type="float">
            <text:p>0.504361389057187</text:p>
          </table:table-cell>
          <table:table-cell office:value-type="float" office:value="0.168658757525513" calcext:value-type="float">
            <text:p>0.168658757525513</text:p>
          </table:table-cell>
          <table:table-cell office:value-type="float" office:value="0.145222923528236" calcext:value-type="float">
            <text:p>0.145222923528236</text:p>
          </table:table-cell>
          <table:table-cell office:value-type="float" office:value="0.0579015624091245" calcext:value-type="float">
            <text:p>0.0579015624091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0023604695303" calcext:value-type="float">
            <text:p>0.480023604695303</text:p>
          </table:table-cell>
          <table:table-cell office:value-type="float" office:value="1.30063204126109" calcext:value-type="float">
            <text:p>1.30063204126109</text:p>
          </table:table-cell>
          <table:table-cell office:value-type="float" office:value="0.494051111892655" calcext:value-type="float">
            <text:p>0.494051111892655</text:p>
          </table:table-cell>
          <table:table-cell office:value-type="float" office:value="0.25552608160187" calcext:value-type="float">
            <text:p>0.25552608160187</text:p>
          </table:table-cell>
          <table:table-cell office:value-type="float" office:value="0.193717293569913" calcext:value-type="float">
            <text:p>0.193717293569913</text:p>
          </table:table-cell>
          <table:table-cell office:value-type="float" office:value="0.0795086735717812" calcext:value-type="float">
            <text:p>0.07950867357178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4326434563627" calcext:value-type="float">
            <text:p>0.624326434563627</text:p>
          </table:table-cell>
          <table:table-cell office:value-type="float" office:value="1.19589648253542" calcext:value-type="float">
            <text:p>1.19589648253542</text:p>
          </table:table-cell>
          <table:table-cell office:value-type="float" office:value="0.660145804898055" calcext:value-type="float">
            <text:p>0.660145804898055</text:p>
          </table:table-cell>
          <table:table-cell office:value-type="float" office:value="0.191436867046118" calcext:value-type="float">
            <text:p>0.191436867046118</text:p>
          </table:table-cell>
          <table:table-cell office:value-type="float" office:value="0.144822401890811" calcext:value-type="float">
            <text:p>0.144822401890811</text:p>
          </table:table-cell>
          <table:table-cell office:value-type="float" office:value="0.0946208285770124" calcext:value-type="float">
            <text:p>0.0946208285770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6076560328148" calcext:value-type="float">
            <text:p>0.606076560328148</text:p>
          </table:table-cell>
          <table:table-cell office:value-type="float" office:value="1.24768525287909" calcext:value-type="float">
            <text:p>1.24768525287909</text:p>
          </table:table-cell>
          <table:table-cell office:value-type="float" office:value="0.530354110609254" calcext:value-type="float">
            <text:p>0.530354110609254</text:p>
          </table:table-cell>
          <table:table-cell office:value-type="float" office:value="0.157039761648355" calcext:value-type="float">
            <text:p>0.157039761648355</text:p>
          </table:table-cell>
          <table:table-cell office:value-type="float" office:value="0.11917125236492" calcext:value-type="float">
            <text:p>0.11917125236492</text:p>
          </table:table-cell>
          <table:table-cell office:value-type="float" office:value="0.0708173807040273" calcext:value-type="float">
            <text:p>0.0708173807040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5439600267574" calcext:value-type="float">
            <text:p>0.565439600267574</text:p>
          </table:table-cell>
          <table:table-cell office:value-type="float" office:value="1.24682034683221" calcext:value-type="float">
            <text:p>1.24682034683221</text:p>
          </table:table-cell>
          <table:table-cell office:value-type="float" office:value="0.522371334873123" calcext:value-type="float">
            <text:p>0.522371334873123</text:p>
          </table:table-cell>
          <table:table-cell office:value-type="float" office:value="0.202051573512932" calcext:value-type="float">
            <text:p>0.202051573512932</text:p>
          </table:table-cell>
          <table:table-cell office:value-type="float" office:value="0.122113876876728" calcext:value-type="float">
            <text:p>0.122113876876728</text:p>
          </table:table-cell>
          <table:table-cell office:value-type="float" office:value="0.0867585101842966" calcext:value-type="float">
            <text:p>0.0867585101842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8216062616871" calcext:value-type="float">
            <text:p>0.518216062616871</text:p>
          </table:table-cell>
          <table:table-cell office:value-type="float" office:value="1.29101205314586" calcext:value-type="float">
            <text:p>1.29101205314586</text:p>
          </table:table-cell>
          <table:table-cell office:value-type="float" office:value="0.491621341667267" calcext:value-type="float">
            <text:p>0.491621341667267</text:p>
          </table:table-cell>
          <table:table-cell office:value-type="float" office:value="0.220850036428959" calcext:value-type="float">
            <text:p>0.220850036428959</text:p>
          </table:table-cell>
          <table:table-cell office:value-type="float" office:value="0.160349858315501" calcext:value-type="float">
            <text:p>0.160349858315501</text:p>
          </table:table-cell>
          <table:table-cell office:value-type="float" office:value="0.0567083952560935" calcext:value-type="float">
            <text:p>0.0567083952560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8140878189498" calcext:value-type="float">
            <text:p>0.538140878189498</text:p>
          </table:table-cell>
          <table:table-cell office:value-type="float" office:value="1.2524227416526" calcext:value-type="float">
            <text:p>1.2524227416526</text:p>
          </table:table-cell>
          <table:table-cell office:value-type="float" office:value="0.47319464455117" calcext:value-type="float">
            <text:p>0.47319464455117</text:p>
          </table:table-cell>
          <table:table-cell office:value-type="float" office:value="0.188681168255696" calcext:value-type="float">
            <text:p>0.188681168255696</text:p>
          </table:table-cell>
          <table:table-cell office:value-type="float" office:value="0.114856486730533" calcext:value-type="float">
            <text:p>0.114856486730533</text:p>
          </table:table-cell>
          <table:table-cell office:value-type="float" office:value="0.0797170557619292" calcext:value-type="float">
            <text:p>0.0797170557619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9724706809161" calcext:value-type="float">
            <text:p>0.379724706809161</text:p>
          </table:table-cell>
          <table:table-cell office:value-type="float" office:value="1.40025014922197" calcext:value-type="float">
            <text:p>1.40025014922197</text:p>
          </table:table-cell>
          <table:table-cell office:value-type="float" office:value="0.461697520616645" calcext:value-type="float">
            <text:p>0.461697520616645</text:p>
          </table:table-cell>
          <table:table-cell office:value-type="float" office:value="0.202079808465319" calcext:value-type="float">
            <text:p>0.202079808465319</text:p>
          </table:table-cell>
          <table:table-cell office:value-type="float" office:value="0.144229800284065" calcext:value-type="float">
            <text:p>0.144229800284065</text:p>
          </table:table-cell>
          <table:table-cell office:value-type="float" office:value="0.0500217569705036" calcext:value-type="float">
            <text:p>0.05002175697050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9382763025542" calcext:value-type="float">
            <text:p>0.339382763025542</text:p>
          </table:table-cell>
          <table:table-cell office:value-type="float" office:value="1.35322677267589" calcext:value-type="float">
            <text:p>1.35322677267589</text:p>
          </table:table-cell>
          <table:table-cell office:value-type="float" office:value="0.585763970458111" calcext:value-type="float">
            <text:p>0.585763970458111</text:p>
          </table:table-cell>
          <table:table-cell office:value-type="float" office:value="0.190067144507416" calcext:value-type="float">
            <text:p>0.190067144507416</text:p>
          </table:table-cell>
          <table:table-cell office:value-type="float" office:value="0.140809291025322" calcext:value-type="float">
            <text:p>0.140809291025322</text:p>
          </table:table-cell>
          <table:table-cell office:value-type="float" office:value="0.0936489156756161" calcext:value-type="float">
            <text:p>0.0936489156756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674112561106" calcext:value-type="float">
            <text:p>0.44674112561106</text:p>
          </table:table-cell>
          <table:table-cell office:value-type="float" office:value="1.27236024794932" calcext:value-type="float">
            <text:p>1.27236024794932</text:p>
          </table:table-cell>
          <table:table-cell office:value-type="float" office:value="0.533214806193628" calcext:value-type="float">
            <text:p>0.533214806193628</text:p>
          </table:table-cell>
          <table:table-cell office:value-type="float" office:value="0.163285541873559" calcext:value-type="float">
            <text:p>0.163285541873559</text:p>
          </table:table-cell>
          <table:table-cell office:value-type="float" office:value="0.126425762067618" calcext:value-type="float">
            <text:p>0.126425762067618</text:p>
          </table:table-cell>
          <table:table-cell office:value-type="float" office:value="0.0768331537936307" calcext:value-type="float">
            <text:p>0.0768331537936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0610236087777" calcext:value-type="float">
            <text:p>0.500610236087777</text:p>
          </table:table-cell>
          <table:table-cell office:value-type="float" office:value="1.24239504282052" calcext:value-type="float">
            <text:p>1.24239504282052</text:p>
          </table:table-cell>
          <table:table-cell office:value-type="float" office:value="0.56542665095082" calcext:value-type="float">
            <text:p>0.56542665095082</text:p>
          </table:table-cell>
          <table:table-cell office:value-type="float" office:value="0.207837559474489" calcext:value-type="float">
            <text:p>0.207837559474489</text:p>
          </table:table-cell>
          <table:table-cell office:value-type="float" office:value="0.137965276467419" calcext:value-type="float">
            <text:p>0.137965276467419</text:p>
          </table:table-cell>
          <table:table-cell office:value-type="float" office:value="0.0865109531204726" calcext:value-type="float">
            <text:p>0.0865109531204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28868590163979" calcext:value-type="float">
            <text:p>0.228868590163979</text:p>
          </table:table-cell>
          <table:table-cell office:value-type="float" office:value="1.51291311877564" calcext:value-type="float">
            <text:p>1.51291311877564</text:p>
          </table:table-cell>
          <table:table-cell office:value-type="float" office:value="0.542582443608452" calcext:value-type="float">
            <text:p>0.542582443608452</text:p>
          </table:table-cell>
          <table:table-cell office:value-type="float" office:value="0.208859282525287" calcext:value-type="float">
            <text:p>0.208859282525287</text:p>
          </table:table-cell>
          <table:table-cell office:value-type="float" office:value="0.160723522916553" calcext:value-type="float">
            <text:p>0.160723522916553</text:p>
          </table:table-cell>
          <table:table-cell office:value-type="float" office:value="0.0731223393641339" calcext:value-type="float">
            <text:p>0.0731223393641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16587634604247" calcext:value-type="float">
            <text:p>0.816587634604247</text:p>
          </table:table-cell>
          <table:table-cell office:value-type="float" office:value="1.02320337696913" calcext:value-type="float">
            <text:p>1.02320337696913</text:p>
          </table:table-cell>
          <table:table-cell office:value-type="float" office:value="0.494792333195173" calcext:value-type="float">
            <text:p>0.494792333195173</text:p>
          </table:table-cell>
          <table:table-cell office:value-type="float" office:value="0.196048563614144" calcext:value-type="float">
            <text:p>0.196048563614144</text:p>
          </table:table-cell>
          <table:table-cell office:value-type="float" office:value="0.127829009362668" calcext:value-type="float">
            <text:p>0.127829009362668</text:p>
          </table:table-cell>
          <table:table-cell office:value-type="float" office:value="0.0669236017433528" calcext:value-type="float">
            <text:p>0.0669236017433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02836492808197" calcext:value-type="float">
            <text:p>1.02836492808197</text:p>
          </table:table-cell>
          <table:table-cell office:value-type="float" office:value="0.84416971978236" calcext:value-type="float">
            <text:p>0.84416971978236</text:p>
          </table:table-cell>
          <table:table-cell office:value-type="float" office:value="0.445031539684063" calcext:value-type="float">
            <text:p>0.445031539684063</text:p>
          </table:table-cell>
          <table:table-cell office:value-type="float" office:value="0.148067027094081" calcext:value-type="float">
            <text:p>0.148067027094081</text:p>
          </table:table-cell>
          <table:table-cell office:value-type="float" office:value="0.111823166484214" calcext:value-type="float">
            <text:p>0.111823166484214</text:p>
          </table:table-cell>
          <table:table-cell office:value-type="float" office:value="0.0659224169423499" calcext:value-type="float">
            <text:p>0.06592241694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8829700696089" calcext:value-type="float">
            <text:p>0.508829700696089</text:p>
          </table:table-cell>
          <table:table-cell office:value-type="float" office:value="1.25706192036704" calcext:value-type="float">
            <text:p>1.25706192036704</text:p>
          </table:table-cell>
          <table:table-cell office:value-type="float" office:value="0.598863428106462" calcext:value-type="float">
            <text:p>0.598863428106462</text:p>
          </table:table-cell>
          <table:table-cell office:value-type="float" office:value="0.208123334493557" calcext:value-type="float">
            <text:p>0.208123334493557</text:p>
          </table:table-cell>
          <table:table-cell office:value-type="float" office:value="0.148303663101667" calcext:value-type="float">
            <text:p>0.148303663101667</text:p>
          </table:table-cell>
          <table:table-cell office:value-type="float" office:value="0.0770113679815543" calcext:value-type="float">
            <text:p>0.0770113679815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5823793556621" calcext:value-type="float">
            <text:p>0.625823793556621</text:p>
          </table:table-cell>
          <table:table-cell office:value-type="float" office:value="1.18444499947977" calcext:value-type="float">
            <text:p>1.18444499947977</text:p>
          </table:table-cell>
          <table:table-cell office:value-type="float" office:value="0.582027970545931" calcext:value-type="float">
            <text:p>0.582027970545931</text:p>
          </table:table-cell>
          <table:table-cell office:value-type="float" office:value="0.208572336959131" calcext:value-type="float">
            <text:p>0.208572336959131</text:p>
          </table:table-cell>
          <table:table-cell office:value-type="float" office:value="0.146471248800491" calcext:value-type="float">
            <text:p>0.146471248800491</text:p>
          </table:table-cell>
          <table:table-cell office:value-type="float" office:value="0.0791912550774438" calcext:value-type="float">
            <text:p>0.07919125507744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5925422334473" calcext:value-type="float">
            <text:p>0.455925422334473</text:p>
          </table:table-cell>
          <table:table-cell office:value-type="float" office:value="1.28273107572118" calcext:value-type="float">
            <text:p>1.28273107572118</text:p>
          </table:table-cell>
          <table:table-cell office:value-type="float" office:value="0.529507522013115" calcext:value-type="float">
            <text:p>0.529507522013115</text:p>
          </table:table-cell>
          <table:table-cell office:value-type="float" office:value="0.190121935293365" calcext:value-type="float">
            <text:p>0.190121935293365</text:p>
          </table:table-cell>
          <table:table-cell office:value-type="float" office:value="0.141139252408609" calcext:value-type="float">
            <text:p>0.141139252408609</text:p>
          </table:table-cell>
          <table:table-cell office:value-type="float" office:value="0.0539870031638508" calcext:value-type="float">
            <text:p>0.0539870031638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2226632525807" calcext:value-type="float">
            <text:p>0.332226632525807</text:p>
          </table:table-cell>
          <table:table-cell office:value-type="float" office:value="1.39324983423822" calcext:value-type="float">
            <text:p>1.39324983423822</text:p>
          </table:table-cell>
          <table:table-cell office:value-type="float" office:value="0.558085772734864" calcext:value-type="float">
            <text:p>0.558085772734864</text:p>
          </table:table-cell>
          <table:table-cell office:value-type="float" office:value="0.262069201986986" calcext:value-type="float">
            <text:p>0.262069201986986</text:p>
          </table:table-cell>
          <table:table-cell office:value-type="float" office:value="0.18691729552649" calcext:value-type="float">
            <text:p>0.18691729552649</text:p>
          </table:table-cell>
          <table:table-cell office:value-type="float" office:value="0.0738002779577941" calcext:value-type="float">
            <text:p>0.0738002779577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2468408181663" calcext:value-type="float">
            <text:p>0.552468408181663</text:p>
          </table:table-cell>
          <table:table-cell office:value-type="float" office:value="1.29841256042051" calcext:value-type="float">
            <text:p>1.29841256042051</text:p>
          </table:table-cell>
          <table:table-cell office:value-type="float" office:value="0.490945838227648" calcext:value-type="float">
            <text:p>0.490945838227648</text:p>
          </table:table-cell>
          <table:table-cell office:value-type="float" office:value="0.189092423954606" calcext:value-type="float">
            <text:p>0.189092423954606</text:p>
          </table:table-cell>
          <table:table-cell office:value-type="float" office:value="0.133554729349242" calcext:value-type="float">
            <text:p>0.133554729349242</text:p>
          </table:table-cell>
          <table:table-cell office:value-type="float" office:value="0.0769042234785907" calcext:value-type="float">
            <text:p>0.0769042234785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0311821651555" calcext:value-type="float">
            <text:p>0.480311821651555</text:p>
          </table:table-cell>
          <table:table-cell office:value-type="float" office:value="1.37500326080675" calcext:value-type="float">
            <text:p>1.37500326080675</text:p>
          </table:table-cell>
          <table:table-cell office:value-type="float" office:value="0.476512137883457" calcext:value-type="float">
            <text:p>0.476512137883457</text:p>
          </table:table-cell>
          <table:table-cell office:value-type="float" office:value="0.193739232708663" calcext:value-type="float">
            <text:p>0.193739232708663</text:p>
          </table:table-cell>
          <table:table-cell office:value-type="float" office:value="0.161384557867345" calcext:value-type="float">
            <text:p>0.161384557867345</text:p>
          </table:table-cell>
          <table:table-cell office:value-type="float" office:value="0.0782086212151705" calcext:value-type="float">
            <text:p>0.0782086212151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989056250652" calcext:value-type="float">
            <text:p>0.625989056250652</text:p>
          </table:table-cell>
          <table:table-cell office:value-type="float" office:value="1.18751372547517" calcext:value-type="float">
            <text:p>1.18751372547517</text:p>
          </table:table-cell>
          <table:table-cell office:value-type="float" office:value="0.603647654254875" calcext:value-type="float">
            <text:p>0.603647654254875</text:p>
          </table:table-cell>
          <table:table-cell office:value-type="float" office:value="0.174445142067588" calcext:value-type="float">
            <text:p>0.174445142067588</text:p>
          </table:table-cell>
          <table:table-cell office:value-type="float" office:value="0.141554827217156" calcext:value-type="float">
            <text:p>0.141554827217156</text:p>
          </table:table-cell>
          <table:table-cell office:value-type="float" office:value="0.0842456494424794" calcext:value-type="float">
            <text:p>0.0842456494424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953055684122" calcext:value-type="float">
            <text:p>0.73953055684122</text:p>
          </table:table-cell>
          <table:table-cell office:value-type="float" office:value="1.11331694489984" calcext:value-type="float">
            <text:p>1.11331694489984</text:p>
          </table:table-cell>
          <table:table-cell office:value-type="float" office:value="0.561622724765128" calcext:value-type="float">
            <text:p>0.561622724765128</text:p>
          </table:table-cell>
          <table:table-cell office:value-type="float" office:value="0.188788796682114" calcext:value-type="float">
            <text:p>0.188788796682114</text:p>
          </table:table-cell>
          <table:table-cell office:value-type="float" office:value="0.142260004929264" calcext:value-type="float">
            <text:p>0.142260004929264</text:p>
          </table:table-cell>
          <table:table-cell office:value-type="float" office:value="0.0921580221356187" calcext:value-type="float">
            <text:p>0.0921580221356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39934014057167" calcext:value-type="float">
            <text:p>0.739934014057167</text:p>
          </table:table-cell>
          <table:table-cell office:value-type="float" office:value="1.14323808799779" calcext:value-type="float">
            <text:p>1.14323808799779</text:p>
          </table:table-cell>
          <table:table-cell office:value-type="float" office:value="0.429767813991777" calcext:value-type="float">
            <text:p>0.429767813991777</text:p>
          </table:table-cell>
          <table:table-cell office:value-type="float" office:value="0.182815739153288" calcext:value-type="float">
            <text:p>0.182815739153288</text:p>
          </table:table-cell>
          <table:table-cell office:value-type="float" office:value="0.122852939655546" calcext:value-type="float">
            <text:p>0.122852939655546</text:p>
          </table:table-cell>
          <table:table-cell office:value-type="float" office:value="0.0613955440465324" calcext:value-type="float">
            <text:p>0.0613955440465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801061457351" calcext:value-type="float">
            <text:p>0.86801061457351</text:p>
          </table:table-cell>
          <table:table-cell office:value-type="float" office:value="1.02465405860482" calcext:value-type="float">
            <text:p>1.02465405860482</text:p>
          </table:table-cell>
          <table:table-cell office:value-type="float" office:value="0.438009151901999" calcext:value-type="float">
            <text:p>0.438009151901999</text:p>
          </table:table-cell>
          <table:table-cell office:value-type="float" office:value="0.162258686906977" calcext:value-type="float">
            <text:p>0.162258686906977</text:p>
          </table:table-cell>
          <table:table-cell office:value-type="float" office:value="0.120958242705858" calcext:value-type="float">
            <text:p>0.120958242705858</text:p>
          </table:table-cell>
          <table:table-cell office:value-type="float" office:value="0.0816250720569794" calcext:value-type="float">
            <text:p>0.08162507205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2848635845881" calcext:value-type="float">
            <text:p>0.432848635845881</text:p>
          </table:table-cell>
          <table:table-cell office:value-type="float" office:value="1.32028521877672" calcext:value-type="float">
            <text:p>1.32028521877672</text:p>
          </table:table-cell>
          <table:table-cell office:value-type="float" office:value="0.594464617762493" calcext:value-type="float">
            <text:p>0.594464617762493</text:p>
          </table:table-cell>
          <table:table-cell office:value-type="float" office:value="0.204636401838649" calcext:value-type="float">
            <text:p>0.204636401838649</text:p>
          </table:table-cell>
          <table:table-cell office:value-type="float" office:value="0.13135322389903" calcext:value-type="float">
            <text:p>0.13135322389903</text:p>
          </table:table-cell>
          <table:table-cell office:value-type="float" office:value="0.0752732045527766" calcext:value-type="float">
            <text:p>0.0752732045527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4023431980157" calcext:value-type="float">
            <text:p>0.374023431980157</text:p>
          </table:table-cell>
          <table:table-cell office:value-type="float" office:value="1.39089843015039" calcext:value-type="float">
            <text:p>1.39089843015039</text:p>
          </table:table-cell>
          <table:table-cell office:value-type="float" office:value="0.570486927298192" calcext:value-type="float">
            <text:p>0.570486927298192</text:p>
          </table:table-cell>
          <table:table-cell office:value-type="float" office:value="0.200195929370659" calcext:value-type="float">
            <text:p>0.200195929370659</text:p>
          </table:table-cell>
          <table:table-cell office:value-type="float" office:value="0.128151132861456" calcext:value-type="float">
            <text:p>0.128151132861456</text:p>
          </table:table-cell>
          <table:table-cell office:value-type="float" office:value="0.116104302977521" calcext:value-type="float">
            <text:p>0.11610430297752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33896399741213" calcext:value-type="float">
            <text:p>0.233896399741213</text:p>
          </table:table-cell>
          <table:table-cell office:value-type="float" office:value="1.50048175529252" calcext:value-type="float">
            <text:p>1.50048175529252</text:p>
          </table:table-cell>
          <table:table-cell office:value-type="float" office:value="0.539463976162071" calcext:value-type="float">
            <text:p>0.539463976162071</text:p>
          </table:table-cell>
          <table:table-cell office:value-type="float" office:value="0.211767757471563" calcext:value-type="float">
            <text:p>0.211767757471563</text:p>
          </table:table-cell>
          <table:table-cell office:value-type="float" office:value="0.128422112412963" calcext:value-type="float">
            <text:p>0.128422112412963</text:p>
          </table:table-cell>
          <table:table-cell office:value-type="float" office:value="0.0635110947809357" calcext:value-type="float">
            <text:p>0.0635110947809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00592032552825" calcext:value-type="float">
            <text:p>0.200592032552825</text:p>
          </table:table-cell>
          <table:table-cell office:value-type="float" office:value="1.51936978279109" calcext:value-type="float">
            <text:p>1.51936978279109</text:p>
          </table:table-cell>
          <table:table-cell office:value-type="float" office:value="0.496662588014789" calcext:value-type="float">
            <text:p>0.496662588014789</text:p>
          </table:table-cell>
          <table:table-cell office:value-type="float" office:value="0.188963239445165" calcext:value-type="float">
            <text:p>0.188963239445165</text:p>
          </table:table-cell>
          <table:table-cell office:value-type="float" office:value="0.138131908792159" calcext:value-type="float">
            <text:p>0.138131908792159</text:p>
          </table:table-cell>
          <table:table-cell office:value-type="float" office:value="0.0807910857160491" calcext:value-type="float">
            <text:p>0.08079108571604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32599050908597" calcext:value-type="float">
            <text:p>0.232599050908597</text:p>
          </table:table-cell>
          <table:table-cell office:value-type="float" office:value="1.40856826836211" calcext:value-type="float">
            <text:p>1.40856826836211</text:p>
          </table:table-cell>
          <table:table-cell office:value-type="float" office:value="0.457601390648073" calcext:value-type="float">
            <text:p>0.457601390648073</text:p>
          </table:table-cell>
          <table:table-cell office:value-type="float" office:value="0.149890429385533" calcext:value-type="float">
            <text:p>0.149890429385533</text:p>
          </table:table-cell>
          <table:table-cell office:value-type="float" office:value="0.136578800354106" calcext:value-type="float">
            <text:p>0.136578800354106</text:p>
          </table:table-cell>
          <table:table-cell office:value-type="float" office:value="0.0778524267497854" calcext:value-type="float">
            <text:p>0.0778524267497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4582649973904" calcext:value-type="float">
            <text:p>0.394582649973904</text:p>
          </table:table-cell>
          <table:table-cell office:value-type="float" office:value="1.26616058478477" calcext:value-type="float">
            <text:p>1.26616058478477</text:p>
          </table:table-cell>
          <table:table-cell office:value-type="float" office:value="0.397744220878481" calcext:value-type="float">
            <text:p>0.397744220878481</text:p>
          </table:table-cell>
          <table:table-cell office:value-type="float" office:value="0.117618190465727" calcext:value-type="float">
            <text:p>0.117618190465727</text:p>
          </table:table-cell>
          <table:table-cell office:value-type="float" office:value="0.108141033815351" calcext:value-type="float">
            <text:p>0.108141033815351</text:p>
          </table:table-cell>
          <table:table-cell office:value-type="float" office:value="0.0673519652600734" calcext:value-type="float">
            <text:p>0.06735196526007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2568936594086" calcext:value-type="float">
            <text:p>0.392568936594086</text:p>
          </table:table-cell>
          <table:table-cell office:value-type="float" office:value="1.38523766792803" calcext:value-type="float">
            <text:p>1.38523766792803</text:p>
          </table:table-cell>
          <table:table-cell office:value-type="float" office:value="0.616973359572721" calcext:value-type="float">
            <text:p>0.616973359572721</text:p>
          </table:table-cell>
          <table:table-cell office:value-type="float" office:value="0.261797680370894" calcext:value-type="float">
            <text:p>0.261797680370894</text:p>
          </table:table-cell>
          <table:table-cell office:value-type="float" office:value="0.17009092486779" calcext:value-type="float">
            <text:p>0.17009092486779</text:p>
          </table:table-cell>
          <table:table-cell office:value-type="float" office:value="0.0952332403892469" calcext:value-type="float">
            <text:p>0.0952332403892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0605720817724" calcext:value-type="float">
            <text:p>0.390605720817724</text:p>
          </table:table-cell>
          <table:table-cell office:value-type="float" office:value="1.41184126479031" calcext:value-type="float">
            <text:p>1.41184126479031</text:p>
          </table:table-cell>
          <table:table-cell office:value-type="float" office:value="0.549432888181907" calcext:value-type="float">
            <text:p>0.549432888181907</text:p>
          </table:table-cell>
          <table:table-cell office:value-type="float" office:value="0.240175157539864" calcext:value-type="float">
            <text:p>0.240175157539864</text:p>
          </table:table-cell>
          <table:table-cell office:value-type="float" office:value="0.17325249418472" calcext:value-type="float">
            <text:p>0.17325249418472</text:p>
          </table:table-cell>
          <table:table-cell office:value-type="float" office:value="0.0751843335044992" calcext:value-type="float">
            <text:p>0.0751843335044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9961534270632" calcext:value-type="float">
            <text:p>0.569961534270632</text:p>
          </table:table-cell>
          <table:table-cell office:value-type="float" office:value="1.31893915306874" calcext:value-type="float">
            <text:p>1.31893915306874</text:p>
          </table:table-cell>
          <table:table-cell office:value-type="float" office:value="0.485203946925248" calcext:value-type="float">
            <text:p>0.485203946925248</text:p>
          </table:table-cell>
          <table:table-cell office:value-type="float" office:value="0.169450166318514" calcext:value-type="float">
            <text:p>0.169450166318514</text:p>
          </table:table-cell>
          <table:table-cell office:value-type="float" office:value="0.129491799813922" calcext:value-type="float">
            <text:p>0.129491799813922</text:p>
          </table:table-cell>
          <table:table-cell office:value-type="float" office:value="0.0634035168453511" calcext:value-type="float">
            <text:p>0.0634035168453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3212837458889" calcext:value-type="float">
            <text:p>0.653212837458889</text:p>
          </table:table-cell>
          <table:table-cell office:value-type="float" office:value="1.29152198313542" calcext:value-type="float">
            <text:p>1.29152198313542</text:p>
          </table:table-cell>
          <table:table-cell office:value-type="float" office:value="0.440045427764667" calcext:value-type="float">
            <text:p>0.440045427764667</text:p>
          </table:table-cell>
          <table:table-cell office:value-type="float" office:value="0.170296533410206" calcext:value-type="float">
            <text:p>0.170296533410206</text:p>
          </table:table-cell>
          <table:table-cell office:value-type="float" office:value="0.127625150641664" calcext:value-type="float">
            <text:p>0.127625150641664</text:p>
          </table:table-cell>
          <table:table-cell office:value-type="float" office:value="0.0629173850151425" calcext:value-type="float">
            <text:p>0.06291738501514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0405027516972" calcext:value-type="float">
            <text:p>0.440405027516972</text:p>
          </table:table-cell>
          <table:table-cell office:value-type="float" office:value="1.32489619446487" calcext:value-type="float">
            <text:p>1.32489619446487</text:p>
          </table:table-cell>
          <table:table-cell office:value-type="float" office:value="0.456047067476227" calcext:value-type="float">
            <text:p>0.456047067476227</text:p>
          </table:table-cell>
          <table:table-cell office:value-type="float" office:value="0.174711021420967" calcext:value-type="float">
            <text:p>0.174711021420967</text:p>
          </table:table-cell>
          <table:table-cell office:value-type="float" office:value="0.107037208981078" calcext:value-type="float">
            <text:p>0.107037208981078</text:p>
          </table:table-cell>
          <table:table-cell office:value-type="float" office:value="0.0714128116336735" calcext:value-type="float">
            <text:p>0.0714128116336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6801170466927" calcext:value-type="float">
            <text:p>0.546801170466927</text:p>
          </table:table-cell>
          <table:table-cell office:value-type="float" office:value="1.2708126341109" calcext:value-type="float">
            <text:p>1.2708126341109</text:p>
          </table:table-cell>
          <table:table-cell office:value-type="float" office:value="0.34369424586168" calcext:value-type="float">
            <text:p>0.34369424586168</text:p>
          </table:table-cell>
          <table:table-cell office:value-type="float" office:value="0.124229441046013" calcext:value-type="float">
            <text:p>0.124229441046013</text:p>
          </table:table-cell>
          <table:table-cell office:value-type="float" office:value="0.101669034238213" calcext:value-type="float">
            <text:p>0.101669034238213</text:p>
          </table:table-cell>
          <table:table-cell office:value-type="float" office:value="0.0496402151099041" calcext:value-type="float">
            <text:p>0.0496402151099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4507636139211" calcext:value-type="float">
            <text:p>0.454507636139211</text:p>
          </table:table-cell>
          <table:table-cell office:value-type="float" office:value="1.22773475647854" calcext:value-type="float">
            <text:p>1.22773475647854</text:p>
          </table:table-cell>
          <table:table-cell office:value-type="float" office:value="0.671946642131056" calcext:value-type="float">
            <text:p>0.671946642131056</text:p>
          </table:table-cell>
          <table:table-cell office:value-type="float" office:value="0.216052881862223" calcext:value-type="float">
            <text:p>0.216052881862223</text:p>
          </table:table-cell>
          <table:table-cell office:value-type="float" office:value="0.161312667256401" calcext:value-type="float">
            <text:p>0.161312667256401</text:p>
          </table:table-cell>
          <table:table-cell office:value-type="float" office:value="0.107084817238523" calcext:value-type="float">
            <text:p>0.1070848172385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6331053209602" calcext:value-type="float">
            <text:p>0.26331053209602</text:p>
          </table:table-cell>
          <table:table-cell office:value-type="float" office:value="1.41900571759693" calcext:value-type="float">
            <text:p>1.41900571759693</text:p>
          </table:table-cell>
          <table:table-cell office:value-type="float" office:value="0.651625550588402" calcext:value-type="float">
            <text:p>0.651625550588402</text:p>
          </table:table-cell>
          <table:table-cell office:value-type="float" office:value="0.244711592282536" calcext:value-type="float">
            <text:p>0.244711592282536</text:p>
          </table:table-cell>
          <table:table-cell office:value-type="float" office:value="0.172873918492452" calcext:value-type="float">
            <text:p>0.172873918492452</text:p>
          </table:table-cell>
          <table:table-cell office:value-type="float" office:value="0.0826063212024016" calcext:value-type="float">
            <text:p>0.0826063212024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85768738177084" calcext:value-type="float">
            <text:p>0.685768738177084</text:p>
          </table:table-cell>
          <table:table-cell office:value-type="float" office:value="1.15978367845337" calcext:value-type="float">
            <text:p>1.15978367845337</text:p>
          </table:table-cell>
          <table:table-cell office:value-type="float" office:value="0.4912000351427" calcext:value-type="float">
            <text:p>0.4912000351427</text:p>
          </table:table-cell>
          <table:table-cell office:value-type="float" office:value="0.19903463441272" calcext:value-type="float">
            <text:p>0.19903463441272</text:p>
          </table:table-cell>
          <table:table-cell office:value-type="float" office:value="0.132479722771891" calcext:value-type="float">
            <text:p>0.132479722771891</text:p>
          </table:table-cell>
          <table:table-cell office:value-type="float" office:value="0.0857347267422576" calcext:value-type="float">
            <text:p>0.0857347267422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2242057439714" calcext:value-type="float">
            <text:p>0.572242057439714</text:p>
          </table:table-cell>
          <table:table-cell office:value-type="float" office:value="1.25630020850612" calcext:value-type="float">
            <text:p>1.25630020850612</text:p>
          </table:table-cell>
          <table:table-cell office:value-type="float" office:value="0.556410628959771" calcext:value-type="float">
            <text:p>0.556410628959771</text:p>
          </table:table-cell>
          <table:table-cell office:value-type="float" office:value="0.378286248069227" calcext:value-type="float">
            <text:p>0.378286248069227</text:p>
          </table:table-cell>
          <table:table-cell office:value-type="float" office:value="0.271870122715182" calcext:value-type="float">
            <text:p>0.271870122715182</text:p>
          </table:table-cell>
          <table:table-cell office:value-type="float" office:value="0.117853787084089" calcext:value-type="float">
            <text:p>0.11785378708408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5331593421952" calcext:value-type="float">
            <text:p>0.415331593421952</text:p>
          </table:table-cell>
          <table:table-cell office:value-type="float" office:value="1.30596178642421" calcext:value-type="float">
            <text:p>1.30596178642421</text:p>
          </table:table-cell>
          <table:table-cell office:value-type="float" office:value="0.506644170459177" calcext:value-type="float">
            <text:p>0.506644170459177</text:p>
          </table:table-cell>
          <table:table-cell office:value-type="float" office:value="0.166171205976383" calcext:value-type="float">
            <text:p>0.166171205976383</text:p>
          </table:table-cell>
          <table:table-cell office:value-type="float" office:value="0.0970494101752427" calcext:value-type="float">
            <text:p>0.097049410175243</text:p>
          </table:table-cell>
          <table:table-cell office:value-type="float" office:value="0.0704477847809116" calcext:value-type="float">
            <text:p>0.0704477847809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2568675827483" calcext:value-type="float">
            <text:p>0.342568675827483</text:p>
          </table:table-cell>
          <table:table-cell office:value-type="float" office:value="1.35791163729974" calcext:value-type="float">
            <text:p>1.35791163729974</text:p>
          </table:table-cell>
          <table:table-cell office:value-type="float" office:value="0.547101563151067" calcext:value-type="float">
            <text:p>0.547101563151067</text:p>
          </table:table-cell>
          <table:table-cell office:value-type="float" office:value="0.187188885451479" calcext:value-type="float">
            <text:p>0.187188885451479</text:p>
          </table:table-cell>
          <table:table-cell office:value-type="float" office:value="0.133304409988175" calcext:value-type="float">
            <text:p>0.133304409988175</text:p>
          </table:table-cell>
          <table:table-cell office:value-type="float" office:value="0.0896178334983681" calcext:value-type="float">
            <text:p>0.08961783349836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9880905069309" calcext:value-type="float">
            <text:p>0.649880905069309</text:p>
          </table:table-cell>
          <table:table-cell office:value-type="float" office:value="1.20880407196244" calcext:value-type="float">
            <text:p>1.20880407196244</text:p>
          </table:table-cell>
          <table:table-cell office:value-type="float" office:value="0.515335882394454" calcext:value-type="float">
            <text:p>0.515335882394454</text:p>
          </table:table-cell>
          <table:table-cell office:value-type="float" office:value="0.205868598136511" calcext:value-type="float">
            <text:p>0.205868598136511</text:p>
          </table:table-cell>
          <table:table-cell office:value-type="float" office:value="0.144662529778888" calcext:value-type="float">
            <text:p>0.144662529778888</text:p>
          </table:table-cell>
          <table:table-cell office:value-type="float" office:value="0.076434913256844" calcext:value-type="float">
            <text:p>0.0764349132568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9242417111165" calcext:value-type="float">
            <text:p>0.549242417111165</text:p>
          </table:table-cell>
          <table:table-cell office:value-type="float" office:value="1.30797723963638" calcext:value-type="float">
            <text:p>1.30797723963638</text:p>
          </table:table-cell>
          <table:table-cell office:value-type="float" office:value="0.570612407978524" calcext:value-type="float">
            <text:p>0.570612407978524</text:p>
          </table:table-cell>
          <table:table-cell office:value-type="float" office:value="0.244892940914241" calcext:value-type="float">
            <text:p>0.244892940914241</text:p>
          </table:table-cell>
          <table:table-cell office:value-type="float" office:value="0.165263859724109" calcext:value-type="float">
            <text:p>0.165263859724109</text:p>
          </table:table-cell>
          <table:table-cell office:value-type="float" office:value="0.109292577426016" calcext:value-type="float">
            <text:p>0.1092925774260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4271060163142" calcext:value-type="float">
            <text:p>0.524271060163142</text:p>
          </table:table-cell>
          <table:table-cell office:value-type="float" office:value="1.36094745461441" calcext:value-type="float">
            <text:p>1.36094745461441</text:p>
          </table:table-cell>
          <table:table-cell office:value-type="float" office:value="0.466066548103177" calcext:value-type="float">
            <text:p>0.466066548103177</text:p>
          </table:table-cell>
          <table:table-cell office:value-type="float" office:value="0.166263091985062" calcext:value-type="float">
            <text:p>0.166263091985062</text:p>
          </table:table-cell>
          <table:table-cell office:value-type="float" office:value="0.119831916627261" calcext:value-type="float">
            <text:p>0.119831916627261</text:p>
          </table:table-cell>
          <table:table-cell office:value-type="float" office:value="0.07439103919381" calcext:value-type="float">
            <text:p>0.074391039193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7206650328155" calcext:value-type="float">
            <text:p>0.557206650328155</text:p>
          </table:table-cell>
          <table:table-cell office:value-type="float" office:value="1.34384526507532" calcext:value-type="float">
            <text:p>1.34384526507532</text:p>
          </table:table-cell>
          <table:table-cell office:value-type="float" office:value="0.384901381577685" calcext:value-type="float">
            <text:p>0.384901381577685</text:p>
          </table:table-cell>
          <table:table-cell office:value-type="float" office:value="0.16907467808067" calcext:value-type="float">
            <text:p>0.16907467808067</text:p>
          </table:table-cell>
          <table:table-cell office:value-type="float" office:value="0.13120183960801" calcext:value-type="float">
            <text:p>0.13120183960801</text:p>
          </table:table-cell>
          <table:table-cell office:value-type="float" office:value="0.0535992356488767" calcext:value-type="float">
            <text:p>0.0535992356488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0282624181258" calcext:value-type="float">
            <text:p>0.740282624181258</text:p>
          </table:table-cell>
          <table:table-cell office:value-type="float" office:value="1.16583881003018" calcext:value-type="float">
            <text:p>1.16583881003018</text:p>
          </table:table-cell>
          <table:table-cell office:value-type="float" office:value="0.476463410334414" calcext:value-type="float">
            <text:p>0.476463410334414</text:p>
          </table:table-cell>
          <table:table-cell office:value-type="float" office:value="0.132203313372892" calcext:value-type="float">
            <text:p>0.132203313372892</text:p>
          </table:table-cell>
          <table:table-cell office:value-type="float" office:value="0.115919812208863" calcext:value-type="float">
            <text:p>0.115919812208863</text:p>
          </table:table-cell>
          <table:table-cell office:value-type="float" office:value="0.0766243649895578" calcext:value-type="float">
            <text:p>0.0766243649895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6511932289117" calcext:value-type="float">
            <text:p>0.596511932289117</text:p>
          </table:table-cell>
          <table:table-cell office:value-type="float" office:value="1.30451078124581" calcext:value-type="float">
            <text:p>1.30451078124581</text:p>
          </table:table-cell>
          <table:table-cell office:value-type="float" office:value="0.465277174678877" calcext:value-type="float">
            <text:p>0.465277174678877</text:p>
          </table:table-cell>
          <table:table-cell office:value-type="float" office:value="0.197862870291064" calcext:value-type="float">
            <text:p>0.197862870291064</text:p>
          </table:table-cell>
          <table:table-cell office:value-type="float" office:value="0.141334246042388" calcext:value-type="float">
            <text:p>0.141334246042388</text:p>
          </table:table-cell>
          <table:table-cell office:value-type="float" office:value="0.0673527427876102" calcext:value-type="float">
            <text:p>0.0673527427876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87335809488767" calcext:value-type="float">
            <text:p>0.787335809488767</text:p>
          </table:table-cell>
          <table:table-cell office:value-type="float" office:value="1.12065112560237" calcext:value-type="float">
            <text:p>1.12065112560237</text:p>
          </table:table-cell>
          <table:table-cell office:value-type="float" office:value="0.482202921961163" calcext:value-type="float">
            <text:p>0.482202921961163</text:p>
          </table:table-cell>
          <table:table-cell office:value-type="float" office:value="0.218181399501871" calcext:value-type="float">
            <text:p>0.218181399501871</text:p>
          </table:table-cell>
          <table:table-cell office:value-type="float" office:value="0.170775842657517" calcext:value-type="float">
            <text:p>0.170775842657517</text:p>
          </table:table-cell>
          <table:table-cell office:value-type="float" office:value="0.0749630168372767" calcext:value-type="float">
            <text:p>0.0749630168372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1833723451328" calcext:value-type="float">
            <text:p>0.621833723451328</text:p>
          </table:table-cell>
          <table:table-cell office:value-type="float" office:value="1.25164759050778" calcext:value-type="float">
            <text:p>1.25164759050778</text:p>
          </table:table-cell>
          <table:table-cell office:value-type="float" office:value="0.47139729861521" calcext:value-type="float">
            <text:p>0.47139729861521</text:p>
          </table:table-cell>
          <table:table-cell office:value-type="float" office:value="0.271995631780176" calcext:value-type="float">
            <text:p>0.271995631780176</text:p>
          </table:table-cell>
          <table:table-cell office:value-type="float" office:value="0.190221900298994" calcext:value-type="float">
            <text:p>0.190221900298994</text:p>
          </table:table-cell>
          <table:table-cell office:value-type="float" office:value="0.078367498413423" calcext:value-type="float">
            <text:p>0.07836749841342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4187570122741" calcext:value-type="float">
            <text:p>0.534187570122741</text:p>
          </table:table-cell>
          <table:table-cell office:value-type="float" office:value="1.27495837441741" calcext:value-type="float">
            <text:p>1.27495837441741</text:p>
          </table:table-cell>
          <table:table-cell office:value-type="float" office:value="0.430757696545032" calcext:value-type="float">
            <text:p>0.430757696545032</text:p>
          </table:table-cell>
          <table:table-cell office:value-type="float" office:value="0.164366326827483" calcext:value-type="float">
            <text:p>0.164366326827483</text:p>
          </table:table-cell>
          <table:table-cell office:value-type="float" office:value="0.117078539033526" calcext:value-type="float">
            <text:p>0.117078539033526</text:p>
          </table:table-cell>
          <table:table-cell office:value-type="float" office:value="0.0699002842763796" calcext:value-type="float">
            <text:p>0.069900284276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4342174577419" calcext:value-type="float">
            <text:p>0.584342174577419</text:p>
          </table:table-cell>
          <table:table-cell office:value-type="float" office:value="1.22925369001337" calcext:value-type="float">
            <text:p>1.22925369001337</text:p>
          </table:table-cell>
          <table:table-cell office:value-type="float" office:value="0.406335829491246" calcext:value-type="float">
            <text:p>0.406335829491246</text:p>
          </table:table-cell>
          <table:table-cell office:value-type="float" office:value="0.171070834932301" calcext:value-type="float">
            <text:p>0.171070834932301</text:p>
          </table:table-cell>
          <table:table-cell office:value-type="float" office:value="0.135193841561044" calcext:value-type="float">
            <text:p>0.135193841561044</text:p>
          </table:table-cell>
          <table:table-cell office:value-type="float" office:value="0.0490500598001319" calcext:value-type="float">
            <text:p>0.0490500598001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611884063872" calcext:value-type="float">
            <text:p>0.375611884063872</text:p>
          </table:table-cell>
          <table:table-cell office:value-type="float" office:value="1.35210106410641" calcext:value-type="float">
            <text:p>1.35210106410641</text:p>
          </table:table-cell>
          <table:table-cell office:value-type="float" office:value="0.595582457451024" calcext:value-type="float">
            <text:p>0.595582457451024</text:p>
          </table:table-cell>
          <table:table-cell office:value-type="float" office:value="0.217358198118298" calcext:value-type="float">
            <text:p>0.217358198118298</text:p>
          </table:table-cell>
          <table:table-cell office:value-type="float" office:value="0.155968592213014" calcext:value-type="float">
            <text:p>0.155968592213014</text:p>
          </table:table-cell>
          <table:table-cell office:value-type="float" office:value="0.100341387563689" calcext:value-type="float">
            <text:p>0.1003413875636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58508938607883" calcext:value-type="float">
            <text:p>0.258508938607883</text:p>
          </table:table-cell>
          <table:table-cell office:value-type="float" office:value="1.46571395545904" calcext:value-type="float">
            <text:p>1.46571395545904</text:p>
          </table:table-cell>
          <table:table-cell office:value-type="float" office:value="0.589798138478932" calcext:value-type="float">
            <text:p>0.589798138478932</text:p>
          </table:table-cell>
          <table:table-cell office:value-type="float" office:value="0.285836366971801" calcext:value-type="float">
            <text:p>0.285836366971801</text:p>
          </table:table-cell>
          <table:table-cell office:value-type="float" office:value="0.207632723190527" calcext:value-type="float">
            <text:p>0.207632723190527</text:p>
          </table:table-cell>
          <table:table-cell office:value-type="float" office:value="0.115316072573944" calcext:value-type="float">
            <text:p>0.11531607257394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2311392611304" calcext:value-type="float">
            <text:p>0.332311392611304</text:p>
          </table:table-cell>
          <table:table-cell office:value-type="float" office:value="1.36661640722174" calcext:value-type="float">
            <text:p>1.36661640722174</text:p>
          </table:table-cell>
          <table:table-cell office:value-type="float" office:value="0.529867560468456" calcext:value-type="float">
            <text:p>0.529867560468456</text:p>
          </table:table-cell>
          <table:table-cell office:value-type="float" office:value="0.166505450378224" calcext:value-type="float">
            <text:p>0.166505450378224</text:p>
          </table:table-cell>
          <table:table-cell office:value-type="float" office:value="0.125492544746894" calcext:value-type="float">
            <text:p>0.125492544746894</text:p>
          </table:table-cell>
          <table:table-cell office:value-type="float" office:value="0.0643827553001007" calcext:value-type="float">
            <text:p>0.0643827553001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6541593877461" calcext:value-type="float">
            <text:p>0.306541593877461</text:p>
          </table:table-cell>
          <table:table-cell office:value-type="float" office:value="1.3956879850649" calcext:value-type="float">
            <text:p>1.3956879850649</text:p>
          </table:table-cell>
          <table:table-cell office:value-type="float" office:value="0.461728536100326" calcext:value-type="float">
            <text:p>0.461728536100326</text:p>
          </table:table-cell>
          <table:table-cell office:value-type="float" office:value="0.190437265954937" calcext:value-type="float">
            <text:p>0.190437265954937</text:p>
          </table:table-cell>
          <table:table-cell office:value-type="float" office:value="0.142561643587437" calcext:value-type="float">
            <text:p>0.142561643587437</text:p>
          </table:table-cell>
          <table:table-cell office:value-type="float" office:value="0.0526085373225745" calcext:value-type="float">
            <text:p>0.0526085373225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3598022895982" calcext:value-type="float">
            <text:p>0.503598022895982</text:p>
          </table:table-cell>
          <table:table-cell office:value-type="float" office:value="1.26375677233854" calcext:value-type="float">
            <text:p>1.26375677233854</text:p>
          </table:table-cell>
          <table:table-cell office:value-type="float" office:value="0.540676977007067" calcext:value-type="float">
            <text:p>0.540676977007067</text:p>
          </table:table-cell>
          <table:table-cell office:value-type="float" office:value="0.187000279189532" calcext:value-type="float">
            <text:p>0.187000279189532</text:p>
          </table:table-cell>
          <table:table-cell office:value-type="float" office:value="0.128873257323191" calcext:value-type="float">
            <text:p>0.128873257323191</text:p>
          </table:table-cell>
          <table:table-cell office:value-type="float" office:value="0.0739530989619666" calcext:value-type="float">
            <text:p>0.0739530989619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9651556542132" calcext:value-type="float">
            <text:p>0.529651556542132</text:p>
          </table:table-cell>
          <table:table-cell office:value-type="float" office:value="1.27277355699047" calcext:value-type="float">
            <text:p>1.27277355699047</text:p>
          </table:table-cell>
          <table:table-cell office:value-type="float" office:value="0.54342183014202" calcext:value-type="float">
            <text:p>0.54342183014202</text:p>
          </table:table-cell>
          <table:table-cell office:value-type="float" office:value="0.218610181897461" calcext:value-type="float">
            <text:p>0.218610181897461</text:p>
          </table:table-cell>
          <table:table-cell office:value-type="float" office:value="0.167105153091633" calcext:value-type="float">
            <text:p>0.167105153091633</text:p>
          </table:table-cell>
          <table:table-cell office:value-type="float" office:value="0.0794170802445317" calcext:value-type="float">
            <text:p>0.0794170802445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0676145161325" calcext:value-type="float">
            <text:p>0.510676145161325</text:p>
          </table:table-cell>
          <table:table-cell office:value-type="float" office:value="1.29511444348596" calcext:value-type="float">
            <text:p>1.29511444348596</text:p>
          </table:table-cell>
          <table:table-cell office:value-type="float" office:value="0.589984257939618" calcext:value-type="float">
            <text:p>0.589984257939618</text:p>
          </table:table-cell>
          <table:table-cell office:value-type="float" office:value="0.186904817182586" calcext:value-type="float">
            <text:p>0.186904817182586</text:p>
          </table:table-cell>
          <table:table-cell office:value-type="float" office:value="0.137218395439675" calcext:value-type="float">
            <text:p>0.137218395439675</text:p>
          </table:table-cell>
          <table:table-cell office:value-type="float" office:value="0.0749000585343345" calcext:value-type="float">
            <text:p>0.0749000585343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9978174194737" calcext:value-type="float">
            <text:p>0.599978174194737</text:p>
          </table:table-cell>
          <table:table-cell office:value-type="float" office:value="1.2421299872285" calcext:value-type="float">
            <text:p>1.2421299872285</text:p>
          </table:table-cell>
          <table:table-cell office:value-type="float" office:value="0.445923883452377" calcext:value-type="float">
            <text:p>0.445923883452377</text:p>
          </table:table-cell>
          <table:table-cell office:value-type="float" office:value="0.175378948251915" calcext:value-type="float">
            <text:p>0.175378948251915</text:p>
          </table:table-cell>
          <table:table-cell office:value-type="float" office:value="0.125211874316698" calcext:value-type="float">
            <text:p>0.125211874316698</text:p>
          </table:table-cell>
          <table:table-cell office:value-type="float" office:value="0.0603903954803086" calcext:value-type="float">
            <text:p>0.06039039548030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7567841643536" calcext:value-type="float">
            <text:p>0.517567841643536</text:p>
          </table:table-cell>
          <table:table-cell office:value-type="float" office:value="1.29266458287024" calcext:value-type="float">
            <text:p>1.29266458287024</text:p>
          </table:table-cell>
          <table:table-cell office:value-type="float" office:value="0.492410137197939" calcext:value-type="float">
            <text:p>0.492410137197939</text:p>
          </table:table-cell>
          <table:table-cell office:value-type="float" office:value="0.223391815027331" calcext:value-type="float">
            <text:p>0.223391815027331</text:p>
          </table:table-cell>
          <table:table-cell office:value-type="float" office:value="0.148752903877772" calcext:value-type="float">
            <text:p>0.148752903877772</text:p>
          </table:table-cell>
          <table:table-cell office:value-type="float" office:value="0.0620611158789944" calcext:value-type="float">
            <text:p>0.0620611158789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8484328587163" calcext:value-type="float">
            <text:p>0.628484328587163</text:p>
          </table:table-cell>
          <table:table-cell office:value-type="float" office:value="1.21385082373039" calcext:value-type="float">
            <text:p>1.21385082373039</text:p>
          </table:table-cell>
          <table:table-cell office:value-type="float" office:value="0.426233460642279" calcext:value-type="float">
            <text:p>0.426233460642279</text:p>
          </table:table-cell>
          <table:table-cell office:value-type="float" office:value="0.212936782534153" calcext:value-type="float">
            <text:p>0.212936782534153</text:p>
          </table:table-cell>
          <table:table-cell office:value-type="float" office:value="0.143940358222367" calcext:value-type="float">
            <text:p>0.143940358222367</text:p>
          </table:table-cell>
          <table:table-cell office:value-type="float" office:value="0.0652789791882888" calcext:value-type="float">
            <text:p>0.06527897918828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84608879775292" calcext:value-type="float">
            <text:p>0.884608879775292</text:p>
          </table:table-cell>
          <table:table-cell office:value-type="float" office:value="1.00247599009749" calcext:value-type="float">
            <text:p>1.00247599009749</text:p>
          </table:table-cell>
          <table:table-cell office:value-type="float" office:value="0.525855228011159" calcext:value-type="float">
            <text:p>0.525855228011159</text:p>
          </table:table-cell>
          <table:table-cell office:value-type="float" office:value="0.213266949984137" calcext:value-type="float">
            <text:p>0.213266949984137</text:p>
          </table:table-cell>
          <table:table-cell office:value-type="float" office:value="0.152778051285128" calcext:value-type="float">
            <text:p>0.152778051285128</text:p>
          </table:table-cell>
          <table:table-cell office:value-type="float" office:value="0.0741678028744043" calcext:value-type="float">
            <text:p>0.0741678028744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1331407532063" calcext:value-type="float">
            <text:p>0.931331407532063</text:p>
          </table:table-cell>
          <table:table-cell office:value-type="float" office:value="1.00229790860628" calcext:value-type="float">
            <text:p>1.00229790860628</text:p>
          </table:table-cell>
          <table:table-cell office:value-type="float" office:value="0.466277256236025" calcext:value-type="float">
            <text:p>0.466277256236025</text:p>
          </table:table-cell>
          <table:table-cell office:value-type="float" office:value="0.230586131454764" calcext:value-type="float">
            <text:p>0.230586131454764</text:p>
          </table:table-cell>
          <table:table-cell office:value-type="float" office:value="0.168531683820265" calcext:value-type="float">
            <text:p>0.168531683820265</text:p>
          </table:table-cell>
          <table:table-cell office:value-type="float" office:value="0.0578208353271357" calcext:value-type="float">
            <text:p>0.05782083532713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8620056043937" calcext:value-type="float">
            <text:p>0.538620056043937</text:p>
          </table:table-cell>
          <table:table-cell office:value-type="float" office:value="1.24070924564365" calcext:value-type="float">
            <text:p>1.24070924564365</text:p>
          </table:table-cell>
          <table:table-cell office:value-type="float" office:value="0.521486913258311" calcext:value-type="float">
            <text:p>0.521486913258311</text:p>
          </table:table-cell>
          <table:table-cell office:value-type="float" office:value="0.184717648446058" calcext:value-type="float">
            <text:p>0.184717648446058</text:p>
          </table:table-cell>
          <table:table-cell office:value-type="float" office:value="0.127978889381758" calcext:value-type="float">
            <text:p>0.127978889381758</text:p>
          </table:table-cell>
          <table:table-cell office:value-type="float" office:value="0.0755117896313774" calcext:value-type="float">
            <text:p>0.0755117896313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3879133755609" calcext:value-type="float">
            <text:p>0.573879133755609</text:p>
          </table:table-cell>
          <table:table-cell office:value-type="float" office:value="1.23011353451062" calcext:value-type="float">
            <text:p>1.23011353451062</text:p>
          </table:table-cell>
          <table:table-cell office:value-type="float" office:value="0.409261353743543" calcext:value-type="float">
            <text:p>0.409261353743543</text:p>
          </table:table-cell>
          <table:table-cell office:value-type="float" office:value="0.143674271703318" calcext:value-type="float">
            <text:p>0.143674271703318</text:p>
          </table:table-cell>
          <table:table-cell office:value-type="float" office:value="0.106671739768972" calcext:value-type="float">
            <text:p>0.106671739768972</text:p>
          </table:table-cell>
          <table:table-cell office:value-type="float" office:value="0.0550334364450407" calcext:value-type="float">
            <text:p>0.05503343644504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1252013038734" calcext:value-type="float">
            <text:p>0.31252013038734</text:p>
          </table:table-cell>
          <table:table-cell office:value-type="float" office:value="1.44135183705605" calcext:value-type="float">
            <text:p>1.44135183705605</text:p>
          </table:table-cell>
          <table:table-cell office:value-type="float" office:value="0.574921901500467" calcext:value-type="float">
            <text:p>0.574921901500467</text:p>
          </table:table-cell>
          <table:table-cell office:value-type="float" office:value="0.21560613639383" calcext:value-type="float">
            <text:p>0.21560613639383</text:p>
          </table:table-cell>
          <table:table-cell office:value-type="float" office:value="0.161822378928949" calcext:value-type="float">
            <text:p>0.161822378928949</text:p>
          </table:table-cell>
          <table:table-cell office:value-type="float" office:value="0.0978913771479002" calcext:value-type="float">
            <text:p>0.09789137714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8592097107681" calcext:value-type="float">
            <text:p>0.128592097107681</text:p>
          </table:table-cell>
          <table:table-cell office:value-type="float" office:value="1.60747108272644" calcext:value-type="float">
            <text:p>1.60747108272644</text:p>
          </table:table-cell>
          <table:table-cell office:value-type="float" office:value="0.578897244856018" calcext:value-type="float">
            <text:p>0.578897244856018</text:p>
          </table:table-cell>
          <table:table-cell office:value-type="float" office:value="0.398584233657716" calcext:value-type="float">
            <text:p>0.398584233657716</text:p>
          </table:table-cell>
          <table:table-cell office:value-type="float" office:value="0.297462847782889" calcext:value-type="float">
            <text:p>0.297462847782889</text:p>
          </table:table-cell>
          <table:table-cell office:value-type="float" office:value="0.0965806596124449" calcext:value-type="float">
            <text:p>0.0965806596124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1183282665796" calcext:value-type="float">
            <text:p>0.621183282665796</text:p>
          </table:table-cell>
          <table:table-cell office:value-type="float" office:value="1.23362821051145" calcext:value-type="float">
            <text:p>1.23362821051145</text:p>
          </table:table-cell>
          <table:table-cell office:value-type="float" office:value="0.553798138151111" calcext:value-type="float">
            <text:p>0.553798138151111</text:p>
          </table:table-cell>
          <table:table-cell office:value-type="float" office:value="0.253263629681394" calcext:value-type="float">
            <text:p>0.253263629681394</text:p>
          </table:table-cell>
          <table:table-cell office:value-type="float" office:value="0.162414514592545" calcext:value-type="float">
            <text:p>0.162414514592545</text:p>
          </table:table-cell>
          <table:table-cell office:value-type="float" office:value="0.0780832778875398" calcext:value-type="float">
            <text:p>0.078083277887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6246296280222" calcext:value-type="float">
            <text:p>0.706246296280222</text:p>
          </table:table-cell>
          <table:table-cell office:value-type="float" office:value="1.18037418970259" calcext:value-type="float">
            <text:p>1.18037418970259</text:p>
          </table:table-cell>
          <table:table-cell office:value-type="float" office:value="0.477668479087588" calcext:value-type="float">
            <text:p>0.477668479087588</text:p>
          </table:table-cell>
          <table:table-cell office:value-type="float" office:value="0.211745672849325" calcext:value-type="float">
            <text:p>0.211745672849325</text:p>
          </table:table-cell>
          <table:table-cell office:value-type="float" office:value="0.147759261901903" calcext:value-type="float">
            <text:p>0.147759261901903</text:p>
          </table:table-cell>
          <table:table-cell office:value-type="float" office:value="0.0552445802434515" calcext:value-type="float">
            <text:p>0.0552445802434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1205581205213" calcext:value-type="float">
            <text:p>0.391205581205213</text:p>
          </table:table-cell>
          <table:table-cell office:value-type="float" office:value="1.36117759656536" calcext:value-type="float">
            <text:p>1.36117759656536</text:p>
          </table:table-cell>
          <table:table-cell office:value-type="float" office:value="0.492861740769712" calcext:value-type="float">
            <text:p>0.492861740769712</text:p>
          </table:table-cell>
          <table:table-cell office:value-type="float" office:value="0.180297473541663" calcext:value-type="float">
            <text:p>0.180297473541663</text:p>
          </table:table-cell>
          <table:table-cell office:value-type="float" office:value="0.115625098297252" calcext:value-type="float">
            <text:p>0.115625098297252</text:p>
          </table:table-cell>
          <table:table-cell office:value-type="float" office:value="0.0698020030860861" calcext:value-type="float">
            <text:p>0.0698020030860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9595304885518" calcext:value-type="float">
            <text:p>0.579595304885518</text:p>
          </table:table-cell>
          <table:table-cell office:value-type="float" office:value="1.20560715199651" calcext:value-type="float">
            <text:p>1.20560715199651</text:p>
          </table:table-cell>
          <table:table-cell office:value-type="float" office:value="0.457307475175374" calcext:value-type="float">
            <text:p>0.457307475175374</text:p>
          </table:table-cell>
          <table:table-cell office:value-type="float" office:value="0.168890713984989" calcext:value-type="float">
            <text:p>0.168890713984989</text:p>
          </table:table-cell>
          <table:table-cell office:value-type="float" office:value="0.1330493684055" calcext:value-type="float">
            <text:p>0.1330493684055</text:p>
          </table:table-cell>
          <table:table-cell office:value-type="float" office:value="0.0607501363306173" calcext:value-type="float">
            <text:p>0.0607501363306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7591174043159" calcext:value-type="float">
            <text:p>0.487591174043159</text:p>
          </table:table-cell>
          <table:table-cell office:value-type="float" office:value="1.37185104964725" calcext:value-type="float">
            <text:p>1.37185104964725</text:p>
          </table:table-cell>
          <table:table-cell office:value-type="float" office:value="0.358533590507214" calcext:value-type="float">
            <text:p>0.358533590507214</text:p>
          </table:table-cell>
          <table:table-cell office:value-type="float" office:value="0.171232092082795" calcext:value-type="float">
            <text:p>0.171232092082795</text:p>
          </table:table-cell>
          <table:table-cell office:value-type="float" office:value="0.113156285847779" calcext:value-type="float">
            <text:p>0.113156285847779</text:p>
          </table:table-cell>
          <table:table-cell office:value-type="float" office:value="0.0433470016858976" calcext:value-type="float">
            <text:p>0.0433470016858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15982972310201" calcext:value-type="float">
            <text:p>0.515982972310201</text:p>
          </table:table-cell>
          <table:table-cell office:value-type="float" office:value="1.34953386869744" calcext:value-type="float">
            <text:p>1.34953386869744</text:p>
          </table:table-cell>
          <table:table-cell office:value-type="float" office:value="0.340965953483268" calcext:value-type="float">
            <text:p>0.340965953483268</text:p>
          </table:table-cell>
          <table:table-cell office:value-type="float" office:value="0.14476956943668" calcext:value-type="float">
            <text:p>0.14476956943668</text:p>
          </table:table-cell>
          <table:table-cell office:value-type="float" office:value="0.104902781397727" calcext:value-type="float">
            <text:p>0.104902781397727</text:p>
          </table:table-cell>
          <table:table-cell office:value-type="float" office:value="0.0541705119193944" calcext:value-type="float">
            <text:p>0.054170511919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4252634278429" calcext:value-type="float">
            <text:p>0.584252634278429</text:p>
          </table:table-cell>
          <table:table-cell office:value-type="float" office:value="1.10424308787721" calcext:value-type="float">
            <text:p>1.10424308787721</text:p>
          </table:table-cell>
          <table:table-cell office:value-type="float" office:value="0.666251305271657" calcext:value-type="float">
            <text:p>0.666251305271657</text:p>
          </table:table-cell>
          <table:table-cell office:value-type="float" office:value="0.204289116763304" calcext:value-type="float">
            <text:p>0.204289116763304</text:p>
          </table:table-cell>
          <table:table-cell office:value-type="float" office:value="0.142275365246056" calcext:value-type="float">
            <text:p>0.142275365246056</text:p>
          </table:table-cell>
          <table:table-cell office:value-type="float" office:value="0.0865738483923296" calcext:value-type="float">
            <text:p>0.086573848392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1523315400968" calcext:value-type="float">
            <text:p>0.531523315400968</text:p>
          </table:table-cell>
          <table:table-cell office:value-type="float" office:value="1.15908897220983" calcext:value-type="float">
            <text:p>1.15908897220983</text:p>
          </table:table-cell>
          <table:table-cell office:value-type="float" office:value="0.7021359100992" calcext:value-type="float">
            <text:p>0.7021359100992</text:p>
          </table:table-cell>
          <table:table-cell office:value-type="float" office:value="0.249174422356844" calcext:value-type="float">
            <text:p>0.249174422356844</text:p>
          </table:table-cell>
          <table:table-cell office:value-type="float" office:value="0.173229789133886" calcext:value-type="float">
            <text:p>0.173229789133886</text:p>
          </table:table-cell>
          <table:table-cell office:value-type="float" office:value="0.127604920534565" calcext:value-type="float">
            <text:p>0.12760492053456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4489526865274" calcext:value-type="float">
            <text:p>0.424489526865274</text:p>
          </table:table-cell>
          <table:table-cell office:value-type="float" office:value="1.35907219646888" calcext:value-type="float">
            <text:p>1.35907219646888</text:p>
          </table:table-cell>
          <table:table-cell office:value-type="float" office:value="0.614168952552371" calcext:value-type="float">
            <text:p>0.614168952552371</text:p>
          </table:table-cell>
          <table:table-cell office:value-type="float" office:value="0.193789322236564" calcext:value-type="float">
            <text:p>0.193789322236564</text:p>
          </table:table-cell>
          <table:table-cell office:value-type="float" office:value="0.126868798778175" calcext:value-type="float">
            <text:p>0.126868798778175</text:p>
          </table:table-cell>
          <table:table-cell office:value-type="float" office:value="0.0872381005304221" calcext:value-type="float">
            <text:p>0.0872381005304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113348310923" calcext:value-type="float">
            <text:p>0.46113348310923</text:p>
          </table:table-cell>
          <table:table-cell office:value-type="float" office:value="1.32216185944437" calcext:value-type="float">
            <text:p>1.32216185944437</text:p>
          </table:table-cell>
          <table:table-cell office:value-type="float" office:value="0.604778236635521" calcext:value-type="float">
            <text:p>0.604778236635521</text:p>
          </table:table-cell>
          <table:table-cell office:value-type="float" office:value="0.187795246401355" calcext:value-type="float">
            <text:p>0.187795246401355</text:p>
          </table:table-cell>
          <table:table-cell office:value-type="float" office:value="0.145589610218556" calcext:value-type="float">
            <text:p>0.145589610218556</text:p>
          </table:table-cell>
          <table:table-cell office:value-type="float" office:value="0.0809179725585454" calcext:value-type="float">
            <text:p>0.0809179725585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4524023499178" calcext:value-type="float">
            <text:p>0.554524023499178</text:p>
          </table:table-cell>
          <table:table-cell office:value-type="float" office:value="1.24231163467782" calcext:value-type="float">
            <text:p>1.24231163467782</text:p>
          </table:table-cell>
          <table:table-cell office:value-type="float" office:value="0.472361593235254" calcext:value-type="float">
            <text:p>0.472361593235254</text:p>
          </table:table-cell>
          <table:table-cell office:value-type="float" office:value="0.153209036065481" calcext:value-type="float">
            <text:p>0.153209036065481</text:p>
          </table:table-cell>
          <table:table-cell office:value-type="float" office:value="0.106954953703492" calcext:value-type="float">
            <text:p>0.106954953703492</text:p>
          </table:table-cell>
          <table:table-cell office:value-type="float" office:value="0.0669910721406724" calcext:value-type="float">
            <text:p>0.0669910721406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8235657118352" calcext:value-type="float">
            <text:p>0.588235657118352</text:p>
          </table:table-cell>
          <table:table-cell office:value-type="float" office:value="1.23699137544013" calcext:value-type="float">
            <text:p>1.23699137544013</text:p>
          </table:table-cell>
          <table:table-cell office:value-type="float" office:value="0.39006126566069" calcext:value-type="float">
            <text:p>0.39006126566069</text:p>
          </table:table-cell>
          <table:table-cell office:value-type="float" office:value="0.140913399903448" calcext:value-type="float">
            <text:p>0.140913399903448</text:p>
          </table:table-cell>
          <table:table-cell office:value-type="float" office:value="0.10439839744593" calcext:value-type="float">
            <text:p>0.10439839744593</text:p>
          </table:table-cell>
          <table:table-cell office:value-type="float" office:value="0.059154597918668" calcext:value-type="float">
            <text:p>0.05915459791866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5308895473744" calcext:value-type="float">
            <text:p>0.365308895473744</text:p>
          </table:table-cell>
          <table:table-cell office:value-type="float" office:value="1.48597470341119" calcext:value-type="float">
            <text:p>1.48597470341119</text:p>
          </table:table-cell>
          <table:table-cell office:value-type="float" office:value="0.409014072094307" calcext:value-type="float">
            <text:p>0.409014072094307</text:p>
          </table:table-cell>
          <table:table-cell office:value-type="float" office:value="0.168440473864966" calcext:value-type="float">
            <text:p>0.168440473864966</text:p>
          </table:table-cell>
          <table:table-cell office:value-type="float" office:value="0.118454874144634" calcext:value-type="float">
            <text:p>0.118454874144634</text:p>
          </table:table-cell>
          <table:table-cell office:value-type="float" office:value="0.0498887885983477" calcext:value-type="float">
            <text:p>0.0498887885983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75442889461279" calcext:value-type="float">
            <text:p>0.275442889461279</text:p>
          </table:table-cell>
          <table:table-cell office:value-type="float" office:value="1.55818142254448" calcext:value-type="float">
            <text:p>1.55818142254448</text:p>
          </table:table-cell>
          <table:table-cell office:value-type="float" office:value="0.425991298814092" calcext:value-type="float">
            <text:p>0.425991298814092</text:p>
          </table:table-cell>
          <table:table-cell office:value-type="float" office:value="0.189954913518425" calcext:value-type="float">
            <text:p>0.189954913518425</text:p>
          </table:table-cell>
          <table:table-cell office:value-type="float" office:value="0.136837230144826" calcext:value-type="float">
            <text:p>0.136837230144826</text:p>
          </table:table-cell>
          <table:table-cell office:value-type="float" office:value="0.085708137665811" calcext:value-type="float">
            <text:p>0.0857081376658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4157786336996" calcext:value-type="float">
            <text:p>0.544157786336996</text:p>
          </table:table-cell>
          <table:table-cell office:value-type="float" office:value="1.25460599458795" calcext:value-type="float">
            <text:p>1.25460599458795</text:p>
          </table:table-cell>
          <table:table-cell office:value-type="float" office:value="0.420837519056397" calcext:value-type="float">
            <text:p>0.420837519056397</text:p>
          </table:table-cell>
          <table:table-cell office:value-type="float" office:value="0.166383465756494" calcext:value-type="float">
            <text:p>0.166383465756494</text:p>
          </table:table-cell>
          <table:table-cell office:value-type="float" office:value="0.0911484346994624" calcext:value-type="float">
            <text:p>0.091148434699463</text:p>
          </table:table-cell>
          <table:table-cell office:value-type="float" office:value="0.0453904666104837" calcext:value-type="float">
            <text:p>0.0453904666104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5215149543081" calcext:value-type="float">
            <text:p>0.285215149543081</text:p>
          </table:table-cell>
          <table:table-cell office:value-type="float" office:value="1.4891013837695" calcext:value-type="float">
            <text:p>1.4891013837695</text:p>
          </table:table-cell>
          <table:table-cell office:value-type="float" office:value="0.530071924153" calcext:value-type="float">
            <text:p>0.530071924153</text:p>
          </table:table-cell>
          <table:table-cell office:value-type="float" office:value="0.269061984360142" calcext:value-type="float">
            <text:p>0.269061984360142</text:p>
          </table:table-cell>
          <table:table-cell office:value-type="float" office:value="0.1870032057613" calcext:value-type="float">
            <text:p>0.1870032057613</text:p>
          </table:table-cell>
          <table:table-cell office:value-type="float" office:value="0.0987862424099052" calcext:value-type="float">
            <text:p>0.09878624240990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4607443298649" calcext:value-type="float">
            <text:p>0.364607443298649</text:p>
          </table:table-cell>
          <table:table-cell office:value-type="float" office:value="1.45806829601095" calcext:value-type="float">
            <text:p>1.45806829601095</text:p>
          </table:table-cell>
          <table:table-cell office:value-type="float" office:value="0.533996577172817" calcext:value-type="float">
            <text:p>0.533996577172817</text:p>
          </table:table-cell>
          <table:table-cell office:value-type="float" office:value="0.186911321253418" calcext:value-type="float">
            <text:p>0.186911321253418</text:p>
          </table:table-cell>
          <table:table-cell office:value-type="float" office:value="0.119572642076286" calcext:value-type="float">
            <text:p>0.119572642076286</text:p>
          </table:table-cell>
          <table:table-cell office:value-type="float" office:value="0.0753004844605576" calcext:value-type="float">
            <text:p>0.0753004844605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2203632179594" calcext:value-type="float">
            <text:p>0.392203632179594</text:p>
          </table:table-cell>
          <table:table-cell office:value-type="float" office:value="1.45338131657261" calcext:value-type="float">
            <text:p>1.45338131657261</text:p>
          </table:table-cell>
          <table:table-cell office:value-type="float" office:value="0.532887835533507" calcext:value-type="float">
            <text:p>0.532887835533507</text:p>
          </table:table-cell>
          <table:table-cell office:value-type="float" office:value="0.17208371195453" calcext:value-type="float">
            <text:p>0.17208371195453</text:p>
          </table:table-cell>
          <table:table-cell office:value-type="float" office:value="0.133637901971326" calcext:value-type="float">
            <text:p>0.133637901971326</text:p>
          </table:table-cell>
          <table:table-cell office:value-type="float" office:value="0.0742857573252039" calcext:value-type="float">
            <text:p>0.07428575732520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0975568129758" calcext:value-type="float">
            <text:p>0.470975568129758</text:p>
          </table:table-cell>
          <table:table-cell office:value-type="float" office:value="1.25398408212749" calcext:value-type="float">
            <text:p>1.25398408212749</text:p>
          </table:table-cell>
          <table:table-cell office:value-type="float" office:value="0.498276237266271" calcext:value-type="float">
            <text:p>0.498276237266271</text:p>
          </table:table-cell>
          <table:table-cell office:value-type="float" office:value="0.162014827683786" calcext:value-type="float">
            <text:p>0.162014827683786</text:p>
          </table:table-cell>
          <table:table-cell office:value-type="float" office:value="0.140458943081941" calcext:value-type="float">
            <text:p>0.140458943081941</text:p>
          </table:table-cell>
          <table:table-cell office:value-type="float" office:value="0.0634832402856561" calcext:value-type="float">
            <text:p>0.0634832402856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912415851728" calcext:value-type="float">
            <text:p>0.55912415851728</text:p>
          </table:table-cell>
          <table:table-cell office:value-type="float" office:value="1.19104216705899" calcext:value-type="float">
            <text:p>1.19104216705899</text:p>
          </table:table-cell>
          <table:table-cell office:value-type="float" office:value="0.454100261221137" calcext:value-type="float">
            <text:p>0.454100261221137</text:p>
          </table:table-cell>
          <table:table-cell office:value-type="float" office:value="0.156018730446288" calcext:value-type="float">
            <text:p>0.156018730446288</text:p>
          </table:table-cell>
          <table:table-cell office:value-type="float" office:value="0.12224247370042" calcext:value-type="float">
            <text:p>0.12224247370042</text:p>
          </table:table-cell>
          <table:table-cell office:value-type="float" office:value="0.080730803212861" calcext:value-type="float">
            <text:p>0.08073080321286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2575827262961" calcext:value-type="float">
            <text:p>0.362575827262961</text:p>
          </table:table-cell>
          <table:table-cell office:value-type="float" office:value="1.36309496391605" calcext:value-type="float">
            <text:p>1.36309496391605</text:p>
          </table:table-cell>
          <table:table-cell office:value-type="float" office:value="0.597364291448036" calcext:value-type="float">
            <text:p>0.597364291448036</text:p>
          </table:table-cell>
          <table:table-cell office:value-type="float" office:value="0.199478876765869" calcext:value-type="float">
            <text:p>0.199478876765869</text:p>
          </table:table-cell>
          <table:table-cell office:value-type="float" office:value="0.156015057383353" calcext:value-type="float">
            <text:p>0.156015057383353</text:p>
          </table:table-cell>
          <table:table-cell office:value-type="float" office:value="0.0772401066188119" calcext:value-type="float">
            <text:p>0.0772401066188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4703963626241" calcext:value-type="float">
            <text:p>0.384703963626241</text:p>
          </table:table-cell>
          <table:table-cell office:value-type="float" office:value="1.34554912305319" calcext:value-type="float">
            <text:p>1.34554912305319</text:p>
          </table:table-cell>
          <table:table-cell office:value-type="float" office:value="0.518792355274429" calcext:value-type="float">
            <text:p>0.518792355274429</text:p>
          </table:table-cell>
          <table:table-cell office:value-type="float" office:value="0.184129999528117" calcext:value-type="float">
            <text:p>0.184129999528117</text:p>
          </table:table-cell>
          <table:table-cell office:value-type="float" office:value="0.140731347010045" calcext:value-type="float">
            <text:p>0.140731347010045</text:p>
          </table:table-cell>
          <table:table-cell office:value-type="float" office:value="0.0579523017204706" calcext:value-type="float">
            <text:p>0.0579523017204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523475039915" calcext:value-type="float">
            <text:p>0.28523475039915</text:p>
          </table:table-cell>
          <table:table-cell office:value-type="float" office:value="1.34580487052238" calcext:value-type="float">
            <text:p>1.34580487052238</text:p>
          </table:table-cell>
          <table:table-cell office:value-type="float" office:value="0.619854523004635" calcext:value-type="float">
            <text:p>0.619854523004635</text:p>
          </table:table-cell>
          <table:table-cell office:value-type="float" office:value="0.237530967034809" calcext:value-type="float">
            <text:p>0.237530967034809</text:p>
          </table:table-cell>
          <table:table-cell office:value-type="float" office:value="0.1482265394141" calcext:value-type="float">
            <text:p>0.1482265394141</text:p>
          </table:table-cell>
          <table:table-cell office:value-type="float" office:value="0.0459008653061121" calcext:value-type="float">
            <text:p>0.0459008653061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03380037005986" calcext:value-type="float">
            <text:p>0.503380037005986</text:p>
          </table:table-cell>
          <table:table-cell office:value-type="float" office:value="1.18257994922489" calcext:value-type="float">
            <text:p>1.18257994922489</text:p>
          </table:table-cell>
          <table:table-cell office:value-type="float" office:value="0.506161612553018" calcext:value-type="float">
            <text:p>0.506161612553018</text:p>
          </table:table-cell>
          <table:table-cell office:value-type="float" office:value="0.220525131856688" calcext:value-type="float">
            <text:p>0.220525131856688</text:p>
          </table:table-cell>
          <table:table-cell office:value-type="float" office:value="0.165812985199959" calcext:value-type="float">
            <text:p>0.165812985199959</text:p>
          </table:table-cell>
          <table:table-cell office:value-type="float" office:value="0.0697464883494186" calcext:value-type="float">
            <text:p>0.0697464883494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39737800921089" calcext:value-type="float">
            <text:p>0.239737800921089</text:p>
          </table:table-cell>
          <table:table-cell office:value-type="float" office:value="1.48071689253675" calcext:value-type="float">
            <text:p>1.48071689253675</text:p>
          </table:table-cell>
          <table:table-cell office:value-type="float" office:value="0.5148461337442" calcext:value-type="float">
            <text:p>0.5148461337442</text:p>
          </table:table-cell>
          <table:table-cell office:value-type="float" office:value="0.174060012275176" calcext:value-type="float">
            <text:p>0.174060012275176</text:p>
          </table:table-cell>
          <table:table-cell office:value-type="float" office:value="0.138084818245477" calcext:value-type="float">
            <text:p>0.138084818245477</text:p>
          </table:table-cell>
          <table:table-cell office:value-type="float" office:value="0.0711217384414494" calcext:value-type="float">
            <text:p>0.0711217384414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0742328546529" calcext:value-type="float">
            <text:p>0.330742328546529</text:p>
          </table:table-cell>
          <table:table-cell office:value-type="float" office:value="1.42362309283572" calcext:value-type="float">
            <text:p>1.42362309283572</text:p>
          </table:table-cell>
          <table:table-cell office:value-type="float" office:value="0.435933635993163" calcext:value-type="float">
            <text:p>0.435933635993163</text:p>
          </table:table-cell>
          <table:table-cell office:value-type="float" office:value="0.151886542086168" calcext:value-type="float">
            <text:p>0.151886542086168</text:p>
          </table:table-cell>
          <table:table-cell office:value-type="float" office:value="0.129140079991382" calcext:value-type="float">
            <text:p>0.129140079991382</text:p>
          </table:table-cell>
          <table:table-cell office:value-type="float" office:value="0.0632792523649973" calcext:value-type="float">
            <text:p>0.06327925236499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6217826881811" calcext:value-type="float">
            <text:p>0.596217826881811</text:p>
          </table:table-cell>
          <table:table-cell office:value-type="float" office:value="1.15094199866272" calcext:value-type="float">
            <text:p>1.15094199866272</text:p>
          </table:table-cell>
          <table:table-cell office:value-type="float" office:value="0.556266339043093" calcext:value-type="float">
            <text:p>0.556266339043093</text:p>
          </table:table-cell>
          <table:table-cell office:value-type="float" office:value="0.19111350880645" calcext:value-type="float">
            <text:p>0.19111350880645</text:p>
          </table:table-cell>
          <table:table-cell office:value-type="float" office:value="0.148400230511941" calcext:value-type="float">
            <text:p>0.148400230511941</text:p>
          </table:table-cell>
          <table:table-cell office:value-type="float" office:value="0.0887805178035634" calcext:value-type="float">
            <text:p>0.0887805178035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6724946701871" calcext:value-type="float">
            <text:p>0.696724946701871</text:p>
          </table:table-cell>
          <table:table-cell office:value-type="float" office:value="1.08097401767017" calcext:value-type="float">
            <text:p>1.08097401767017</text:p>
          </table:table-cell>
          <table:table-cell office:value-type="float" office:value="0.55229822887804" calcext:value-type="float">
            <text:p>0.55229822887804</text:p>
          </table:table-cell>
          <table:table-cell office:value-type="float" office:value="0.185712516754834" calcext:value-type="float">
            <text:p>0.185712516754834</text:p>
          </table:table-cell>
          <table:table-cell office:value-type="float" office:value="0.140804820349937" calcext:value-type="float">
            <text:p>0.140804820349937</text:p>
          </table:table-cell>
          <table:table-cell office:value-type="float" office:value="0.145101664457525" calcext:value-type="float">
            <text:p>0.1451016644575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9533985661623" calcext:value-type="float">
            <text:p>0.539533985661623</text:p>
          </table:table-cell>
          <table:table-cell office:value-type="float" office:value="1.37686908189889" calcext:value-type="float">
            <text:p>1.37686908189889</text:p>
          </table:table-cell>
          <table:table-cell office:value-type="float" office:value="0.467701971297224" calcext:value-type="float">
            <text:p>0.467701971297224</text:p>
          </table:table-cell>
          <table:table-cell office:value-type="float" office:value="0.171296948350166" calcext:value-type="float">
            <text:p>0.171296948350166</text:p>
          </table:table-cell>
          <table:table-cell office:value-type="float" office:value="0.114645653147323" calcext:value-type="float">
            <text:p>0.114645653147323</text:p>
          </table:table-cell>
          <table:table-cell office:value-type="float" office:value="0.0460073638160784" calcext:value-type="float">
            <text:p>0.0460073638160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4486268481262" calcext:value-type="float">
            <text:p>0.534486268481262</text:p>
          </table:table-cell>
          <table:table-cell office:value-type="float" office:value="1.35499158323894" calcext:value-type="float">
            <text:p>1.35499158323894</text:p>
          </table:table-cell>
          <table:table-cell office:value-type="float" office:value="0.419088006629787" calcext:value-type="float">
            <text:p>0.419088006629787</text:p>
          </table:table-cell>
          <table:table-cell office:value-type="float" office:value="0.144566100918631" calcext:value-type="float">
            <text:p>0.144566100918631</text:p>
          </table:table-cell>
          <table:table-cell office:value-type="float" office:value="0.123762722000003" calcext:value-type="float">
            <text:p>0.123762722000003</text:p>
          </table:table-cell>
          <table:table-cell office:value-type="float" office:value="0.0630273427817254" calcext:value-type="float">
            <text:p>0.0630273427817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36748864520908" calcext:value-type="float">
            <text:p>0.836748864520908</text:p>
          </table:table-cell>
          <table:table-cell office:value-type="float" office:value="1.02808430233385" calcext:value-type="float">
            <text:p>1.02808430233385</text:p>
          </table:table-cell>
          <table:table-cell office:value-type="float" office:value="0.46922933875064" calcext:value-type="float">
            <text:p>0.46922933875064</text:p>
          </table:table-cell>
          <table:table-cell office:value-type="float" office:value="0.195251260279701" calcext:value-type="float">
            <text:p>0.195251260279701</text:p>
          </table:table-cell>
          <table:table-cell office:value-type="float" office:value="0.130354331397214" calcext:value-type="float">
            <text:p>0.130354331397214</text:p>
          </table:table-cell>
          <table:table-cell office:value-type="float" office:value="0.0715411614043237" calcext:value-type="float">
            <text:p>0.0715411614043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3605942278615" calcext:value-type="float">
            <text:p>0.93605942278615</text:p>
          </table:table-cell>
          <table:table-cell office:value-type="float" office:value="0.985251289050261" calcext:value-type="float">
            <text:p>0.985251289050261</text:p>
          </table:table-cell>
          <table:table-cell office:value-type="float" office:value="0.435670854857553" calcext:value-type="float">
            <text:p>0.435670854857553</text:p>
          </table:table-cell>
          <table:table-cell office:value-type="float" office:value="0.202264472673352" calcext:value-type="float">
            <text:p>0.202264472673352</text:p>
          </table:table-cell>
          <table:table-cell office:value-type="float" office:value="0.144433670533679" calcext:value-type="float">
            <text:p>0.144433670533679</text:p>
          </table:table-cell>
          <table:table-cell office:value-type="float" office:value="0.0464586502103363" calcext:value-type="float">
            <text:p>0.046458650210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1904574895946" calcext:value-type="float">
            <text:p>0.561904574895946</text:p>
          </table:table-cell>
          <table:table-cell office:value-type="float" office:value="1.30440210846443" calcext:value-type="float">
            <text:p>1.30440210846443</text:p>
          </table:table-cell>
          <table:table-cell office:value-type="float" office:value="0.570627620277012" calcext:value-type="float">
            <text:p>0.570627620277012</text:p>
          </table:table-cell>
          <table:table-cell office:value-type="float" office:value="0.203963814677142" calcext:value-type="float">
            <text:p>0.203963814677142</text:p>
          </table:table-cell>
          <table:table-cell office:value-type="float" office:value="0.119683302059932" calcext:value-type="float">
            <text:p>0.119683302059932</text:p>
          </table:table-cell>
          <table:table-cell office:value-type="float" office:value="0.0860575927177426" calcext:value-type="float">
            <text:p>0.0860575927177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5221599496863" calcext:value-type="float">
            <text:p>0.655221599496863</text:p>
          </table:table-cell>
          <table:table-cell office:value-type="float" office:value="1.24379879264248" calcext:value-type="float">
            <text:p>1.24379879264248</text:p>
          </table:table-cell>
          <table:table-cell office:value-type="float" office:value="0.506863280562226" calcext:value-type="float">
            <text:p>0.506863280562226</text:p>
          </table:table-cell>
          <table:table-cell office:value-type="float" office:value="0.147872335152028" calcext:value-type="float">
            <text:p>0.147872335152028</text:p>
          </table:table-cell>
          <table:table-cell office:value-type="float" office:value="0.108665142624388" calcext:value-type="float">
            <text:p>0.108665142624388</text:p>
          </table:table-cell>
          <table:table-cell office:value-type="float" office:value="0.0692233132161957" calcext:value-type="float">
            <text:p>0.06922331321619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6777153214419" calcext:value-type="float">
            <text:p>0.636777153214419</text:p>
          </table:table-cell>
          <table:table-cell office:value-type="float" office:value="1.12208048056068" calcext:value-type="float">
            <text:p>1.12208048056068</text:p>
          </table:table-cell>
          <table:table-cell office:value-type="float" office:value="0.535477237755388" calcext:value-type="float">
            <text:p>0.535477237755388</text:p>
          </table:table-cell>
          <table:table-cell office:value-type="float" office:value="0.183826510031081" calcext:value-type="float">
            <text:p>0.183826510031081</text:p>
          </table:table-cell>
          <table:table-cell office:value-type="float" office:value="0.14600342117673" calcext:value-type="float">
            <text:p>0.14600342117673</text:p>
          </table:table-cell>
          <table:table-cell office:value-type="float" office:value="0.0677833285769533" calcext:value-type="float">
            <text:p>0.0677833285769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6323251818894" calcext:value-type="float">
            <text:p>0.616323251818894</text:p>
          </table:table-cell>
          <table:table-cell office:value-type="float" office:value="1.12851885455449" calcext:value-type="float">
            <text:p>1.12851885455449</text:p>
          </table:table-cell>
          <table:table-cell office:value-type="float" office:value="0.454740726700023" calcext:value-type="float">
            <text:p>0.454740726700023</text:p>
          </table:table-cell>
          <table:table-cell office:value-type="float" office:value="0.153660083920563" calcext:value-type="float">
            <text:p>0.153660083920563</text:p>
          </table:table-cell>
          <table:table-cell office:value-type="float" office:value="0.11481837102621" calcext:value-type="float">
            <text:p>0.11481837102621</text:p>
          </table:table-cell>
          <table:table-cell office:value-type="float" office:value="0.0699993122534287" calcext:value-type="float">
            <text:p>0.0699993122534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5811981453093" calcext:value-type="float">
            <text:p>0.295811981453093</text:p>
          </table:table-cell>
          <table:table-cell office:value-type="float" office:value="1.44173722985437" calcext:value-type="float">
            <text:p>1.44173722985437</text:p>
          </table:table-cell>
          <table:table-cell office:value-type="float" office:value="0.454944526480716" calcext:value-type="float">
            <text:p>0.454944526480716</text:p>
          </table:table-cell>
          <table:table-cell office:value-type="float" office:value="0.175225573513861" calcext:value-type="float">
            <text:p>0.175225573513861</text:p>
          </table:table-cell>
          <table:table-cell office:value-type="float" office:value="0.119407643999146" calcext:value-type="float">
            <text:p>0.119407643999146</text:p>
          </table:table-cell>
          <table:table-cell office:value-type="float" office:value="0.0677252660695501" calcext:value-type="float">
            <text:p>0.067725266069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6389168060699" calcext:value-type="float">
            <text:p>0.306389168060699</text:p>
          </table:table-cell>
          <table:table-cell office:value-type="float" office:value="1.45515874479128" calcext:value-type="float">
            <text:p>1.45515874479128</text:p>
          </table:table-cell>
          <table:table-cell office:value-type="float" office:value="0.419920863215291" calcext:value-type="float">
            <text:p>0.419920863215291</text:p>
          </table:table-cell>
          <table:table-cell office:value-type="float" office:value="0.166482101183642" calcext:value-type="float">
            <text:p>0.166482101183642</text:p>
          </table:table-cell>
          <table:table-cell office:value-type="float" office:value="0.123147107822204" calcext:value-type="float">
            <text:p>0.123147107822204</text:p>
          </table:table-cell>
          <table:table-cell office:value-type="float" office:value="0.0636350228889087" calcext:value-type="float">
            <text:p>0.06363502288890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76325166679436" calcext:value-type="float">
            <text:p>0.017632516667944</text:p>
          </table:table-cell>
          <table:table-cell office:value-type="float" office:value="1.60208131189888" calcext:value-type="float">
            <text:p>1.60208131189888</text:p>
          </table:table-cell>
          <table:table-cell office:value-type="float" office:value="0.613536810357281" calcext:value-type="float">
            <text:p>0.613536810357281</text:p>
          </table:table-cell>
          <table:table-cell office:value-type="float" office:value="0.272103174662989" calcext:value-type="float">
            <text:p>0.272103174662989</text:p>
          </table:table-cell>
          <table:table-cell office:value-type="float" office:value="0.175514837743671" calcext:value-type="float">
            <text:p>0.175514837743671</text:p>
          </table:table-cell>
          <table:table-cell office:value-type="float" office:value="0.103774608927951" calcext:value-type="float">
            <text:p>0.1037746089279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51731236615941" calcext:value-type="float">
            <text:p>0.065173123661594</text:p>
          </table:table-cell>
          <table:table-cell office:value-type="float" office:value="1.56154482295849" calcext:value-type="float">
            <text:p>1.56154482295849</text:p>
          </table:table-cell>
          <table:table-cell office:value-type="float" office:value="0.545779611678846" calcext:value-type="float">
            <text:p>0.545779611678846</text:p>
          </table:table-cell>
          <table:table-cell office:value-type="float" office:value="0.301311149406567" calcext:value-type="float">
            <text:p>0.301311149406567</text:p>
          </table:table-cell>
          <table:table-cell office:value-type="float" office:value="0.215350143281883" calcext:value-type="float">
            <text:p>0.215350143281883</text:p>
          </table:table-cell>
          <table:table-cell office:value-type="float" office:value="0.0787527846366115" calcext:value-type="float">
            <text:p>0.0787527846366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7820251420941" calcext:value-type="float">
            <text:p>0.417820251420941</text:p>
          </table:table-cell>
          <table:table-cell office:value-type="float" office:value="1.32462549317952" calcext:value-type="float">
            <text:p>1.32462549317952</text:p>
          </table:table-cell>
          <table:table-cell office:value-type="float" office:value="0.478774571758077" calcext:value-type="float">
            <text:p>0.478774571758077</text:p>
          </table:table-cell>
          <table:table-cell office:value-type="float" office:value="0.172710770568416" calcext:value-type="float">
            <text:p>0.172710770568416</text:p>
          </table:table-cell>
          <table:table-cell office:value-type="float" office:value="0.134054078579823" calcext:value-type="float">
            <text:p>0.134054078579823</text:p>
          </table:table-cell>
          <table:table-cell office:value-type="float" office:value="0.0467591869751206" calcext:value-type="float">
            <text:p>0.0467591869751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5881731702402" calcext:value-type="float">
            <text:p>0.545881731702402</text:p>
          </table:table-cell>
          <table:table-cell office:value-type="float" office:value="1.265030478107" calcext:value-type="float">
            <text:p>1.265030478107</text:p>
          </table:table-cell>
          <table:table-cell office:value-type="float" office:value="0.350040669875279" calcext:value-type="float">
            <text:p>0.350040669875279</text:p>
          </table:table-cell>
          <table:table-cell office:value-type="float" office:value="0.135463244888288" calcext:value-type="float">
            <text:p>0.135463244888288</text:p>
          </table:table-cell>
          <table:table-cell office:value-type="float" office:value="0.104266986365679" calcext:value-type="float">
            <text:p>0.104266986365679</text:p>
          </table:table-cell>
          <table:table-cell office:value-type="float" office:value="0.0443934371940138" calcext:value-type="float">
            <text:p>0.044393437194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2180927002626" calcext:value-type="float">
            <text:p>0.382180927002626</text:p>
          </table:table-cell>
          <table:table-cell office:value-type="float" office:value="1.32189583039018" calcext:value-type="float">
            <text:p>1.32189583039018</text:p>
          </table:table-cell>
          <table:table-cell office:value-type="float" office:value="0.512455763316491" calcext:value-type="float">
            <text:p>0.512455763316491</text:p>
          </table:table-cell>
          <table:table-cell office:value-type="float" office:value="0.173295659102883" calcext:value-type="float">
            <text:p>0.173295659102883</text:p>
          </table:table-cell>
          <table:table-cell office:value-type="float" office:value="0.113613741549256" calcext:value-type="float">
            <text:p>0.113613741549256</text:p>
          </table:table-cell>
          <table:table-cell office:value-type="float" office:value="0.0708391777016038" calcext:value-type="float">
            <text:p>0.0708391777016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3334304572791" calcext:value-type="float">
            <text:p>0.523334304572791</text:p>
          </table:table-cell>
          <table:table-cell office:value-type="float" office:value="1.22504783344821" calcext:value-type="float">
            <text:p>1.22504783344821</text:p>
          </table:table-cell>
          <table:table-cell office:value-type="float" office:value="0.40915034661627" calcext:value-type="float">
            <text:p>0.40915034661627</text:p>
          </table:table-cell>
          <table:table-cell office:value-type="float" office:value="0.107644213060333" calcext:value-type="float">
            <text:p>0.107644213060333</text:p>
          </table:table-cell>
          <table:table-cell office:value-type="float" office:value="0.090445125961947" calcext:value-type="float">
            <text:p>0.090445125961947</text:p>
          </table:table-cell>
          <table:table-cell office:value-type="float" office:value="0.0535808280645969" calcext:value-type="float">
            <text:p>0.05358082806459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6932735506952" calcext:value-type="float">
            <text:p>0.506932735506952</text:p>
          </table:table-cell>
          <table:table-cell office:value-type="float" office:value="1.32859084778841" calcext:value-type="float">
            <text:p>1.32859084778841</text:p>
          </table:table-cell>
          <table:table-cell office:value-type="float" office:value="0.622231692507663" calcext:value-type="float">
            <text:p>0.622231692507663</text:p>
          </table:table-cell>
          <table:table-cell office:value-type="float" office:value="0.23034693179974" calcext:value-type="float">
            <text:p>0.23034693179974</text:p>
          </table:table-cell>
          <table:table-cell office:value-type="float" office:value="0.162409480287334" calcext:value-type="float">
            <text:p>0.162409480287334</text:p>
          </table:table-cell>
          <table:table-cell office:value-type="float" office:value="0.0966859693030099" calcext:value-type="float">
            <text:p>0.096685969303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0052350753471" calcext:value-type="float">
            <text:p>0.740052350753471</text:p>
          </table:table-cell>
          <table:table-cell office:value-type="float" office:value="1.14178710935144" calcext:value-type="float">
            <text:p>1.14178710935144</text:p>
          </table:table-cell>
          <table:table-cell office:value-type="float" office:value="0.657579626311338" calcext:value-type="float">
            <text:p>0.657579626311338</text:p>
          </table:table-cell>
          <table:table-cell office:value-type="float" office:value="0.191301143299256" calcext:value-type="float">
            <text:p>0.191301143299256</text:p>
          </table:table-cell>
          <table:table-cell office:value-type="float" office:value="0.148582083828609" calcext:value-type="float">
            <text:p>0.148582083828609</text:p>
          </table:table-cell>
          <table:table-cell office:value-type="float" office:value="0.14011669699615" calcext:value-type="float">
            <text:p>0.140116696996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7277102109527" calcext:value-type="float">
            <text:p>0.547277102109527</text:p>
          </table:table-cell>
          <table:table-cell office:value-type="float" office:value="1.23488172799419" calcext:value-type="float">
            <text:p>1.23488172799419</text:p>
          </table:table-cell>
          <table:table-cell office:value-type="float" office:value="0.410158931446293" calcext:value-type="float">
            <text:p>0.410158931446293</text:p>
          </table:table-cell>
          <table:table-cell office:value-type="float" office:value="0.161873907957584" calcext:value-type="float">
            <text:p>0.161873907957584</text:p>
          </table:table-cell>
          <table:table-cell office:value-type="float" office:value="0.100375868133613" calcext:value-type="float">
            <text:p>0.100375868133613</text:p>
          </table:table-cell>
          <table:table-cell office:value-type="float" office:value="0.0514625584996779" calcext:value-type="float">
            <text:p>0.0514625584996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1200142015548" calcext:value-type="float">
            <text:p>0.651200142015548</text:p>
          </table:table-cell>
          <table:table-cell office:value-type="float" office:value="1.16159186286925" calcext:value-type="float">
            <text:p>1.16159186286925</text:p>
          </table:table-cell>
          <table:table-cell office:value-type="float" office:value="0.319841251402921" calcext:value-type="float">
            <text:p>0.319841251402921</text:p>
          </table:table-cell>
          <table:table-cell office:value-type="float" office:value="0.132956926552819" calcext:value-type="float">
            <text:p>0.132956926552819</text:p>
          </table:table-cell>
          <table:table-cell office:value-type="float" office:value="0.0990716374304273" calcext:value-type="float">
            <text:p>0.099071637430427</text:p>
          </table:table-cell>
          <table:table-cell office:value-type="float" office:value="0.0428849784093633" calcext:value-type="float">
            <text:p>0.0428849784093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7447424247003" calcext:value-type="float">
            <text:p>0.327447424247003</text:p>
          </table:table-cell>
          <table:table-cell office:value-type="float" office:value="1.43818169238202" calcext:value-type="float">
            <text:p>1.43818169238202</text:p>
          </table:table-cell>
          <table:table-cell office:value-type="float" office:value="0.568488787514894" calcext:value-type="float">
            <text:p>0.568488787514894</text:p>
          </table:table-cell>
          <table:table-cell office:value-type="float" office:value="0.215987498353255" calcext:value-type="float">
            <text:p>0.215987498353255</text:p>
          </table:table-cell>
          <table:table-cell office:value-type="float" office:value="0.161770240970543" calcext:value-type="float">
            <text:p>0.161770240970543</text:p>
          </table:table-cell>
          <table:table-cell office:value-type="float" office:value="0.0832795875061791" calcext:value-type="float">
            <text:p>0.0832795875061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0574988405076" calcext:value-type="float">
            <text:p>0.300574988405076</text:p>
          </table:table-cell>
          <table:table-cell office:value-type="float" office:value="1.46543869832665" calcext:value-type="float">
            <text:p>1.46543869832665</text:p>
          </table:table-cell>
          <table:table-cell office:value-type="float" office:value="0.547743069714234" calcext:value-type="float">
            <text:p>0.547743069714234</text:p>
          </table:table-cell>
          <table:table-cell office:value-type="float" office:value="0.270375947906901" calcext:value-type="float">
            <text:p>0.270375947906901</text:p>
          </table:table-cell>
          <table:table-cell office:value-type="float" office:value="0.197413050935122" calcext:value-type="float">
            <text:p>0.197413050935122</text:p>
          </table:table-cell>
          <table:table-cell office:value-type="float" office:value="0.0753648470942044" calcext:value-type="float">
            <text:p>0.07536484709420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0399055786109" calcext:value-type="float">
            <text:p>0.750399055786109</text:p>
          </table:table-cell>
          <table:table-cell office:value-type="float" office:value="1.09678327616382" calcext:value-type="float">
            <text:p>1.09678327616382</text:p>
          </table:table-cell>
          <table:table-cell office:value-type="float" office:value="0.615460642911591" calcext:value-type="float">
            <text:p>0.615460642911591</text:p>
          </table:table-cell>
          <table:table-cell office:value-type="float" office:value="0.173675466363058" calcext:value-type="float">
            <text:p>0.173675466363058</text:p>
          </table:table-cell>
          <table:table-cell office:value-type="float" office:value="0.130441914512727" calcext:value-type="float">
            <text:p>0.130441914512727</text:p>
          </table:table-cell>
          <table:table-cell office:value-type="float" office:value="0.0947386144398013" calcext:value-type="float">
            <text:p>0.0947386144398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05705250529984" calcext:value-type="float">
            <text:p>0.805705250529984</text:p>
          </table:table-cell>
          <table:table-cell office:value-type="float" office:value="1.02002767254691" calcext:value-type="float">
            <text:p>1.02002767254691</text:p>
          </table:table-cell>
          <table:table-cell office:value-type="float" office:value="0.531674345680264" calcext:value-type="float">
            <text:p>0.531674345680264</text:p>
          </table:table-cell>
          <table:table-cell office:value-type="float" office:value="0.171865948044284" calcext:value-type="float">
            <text:p>0.171865948044284</text:p>
          </table:table-cell>
          <table:table-cell office:value-type="float" office:value="0.141338401351008" calcext:value-type="float">
            <text:p>0.141338401351008</text:p>
          </table:table-cell>
          <table:table-cell office:value-type="float" office:value="0.0773689471496275" calcext:value-type="float">
            <text:p>0.0773689471496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28885408152396" calcext:value-type="float">
            <text:p>0.228885408152396</text:p>
          </table:table-cell>
          <table:table-cell office:value-type="float" office:value="1.51028577731353" calcext:value-type="float">
            <text:p>1.51028577731353</text:p>
          </table:table-cell>
          <table:table-cell office:value-type="float" office:value="0.549785351109781" calcext:value-type="float">
            <text:p>0.549785351109781</text:p>
          </table:table-cell>
          <table:table-cell office:value-type="float" office:value="0.171819877913204" calcext:value-type="float">
            <text:p>0.171819877913204</text:p>
          </table:table-cell>
          <table:table-cell office:value-type="float" office:value="0.124983997958782" calcext:value-type="float">
            <text:p>0.124983997958782</text:p>
          </table:table-cell>
          <table:table-cell office:value-type="float" office:value="0.0674120480357986" calcext:value-type="float">
            <text:p>0.0674120480357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98052448608999" calcext:value-type="float">
            <text:p>0.298052448608999</text:p>
          </table:table-cell>
          <table:table-cell office:value-type="float" office:value="1.46605871761882" calcext:value-type="float">
            <text:p>1.46605871761882</text:p>
          </table:table-cell>
          <table:table-cell office:value-type="float" office:value="0.455979678661152" calcext:value-type="float">
            <text:p>0.455979678661152</text:p>
          </table:table-cell>
          <table:table-cell office:value-type="float" office:value="0.134411104258659" calcext:value-type="float">
            <text:p>0.134411104258659</text:p>
          </table:table-cell>
          <table:table-cell office:value-type="float" office:value="0.107450338247392" calcext:value-type="float">
            <text:p>0.107450338247392</text:p>
          </table:table-cell>
          <table:table-cell office:value-type="float" office:value="0.0876065754510979" calcext:value-type="float">
            <text:p>0.08760657545109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4263295346508" calcext:value-type="float">
            <text:p>0.344263295346508</text:p>
          </table:table-cell>
          <table:table-cell office:value-type="float" office:value="1.31863598634923" calcext:value-type="float">
            <text:p>1.31863598634923</text:p>
          </table:table-cell>
          <table:table-cell office:value-type="float" office:value="0.515894737031054" calcext:value-type="float">
            <text:p>0.515894737031054</text:p>
          </table:table-cell>
          <table:table-cell office:value-type="float" office:value="0.183297892040745" calcext:value-type="float">
            <text:p>0.183297892040745</text:p>
          </table:table-cell>
          <table:table-cell office:value-type="float" office:value="0.12363779278588" calcext:value-type="float">
            <text:p>0.12363779278588</text:p>
          </table:table-cell>
          <table:table-cell office:value-type="float" office:value="0.0764292367486712" calcext:value-type="float">
            <text:p>0.0764292367486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969175309101" calcext:value-type="float">
            <text:p>0.33969175309101</text:p>
          </table:table-cell>
          <table:table-cell office:value-type="float" office:value="1.34531359797842" calcext:value-type="float">
            <text:p>1.34531359797842</text:p>
          </table:table-cell>
          <table:table-cell office:value-type="float" office:value="0.433185686554471" calcext:value-type="float">
            <text:p>0.433185686554471</text:p>
          </table:table-cell>
          <table:table-cell office:value-type="float" office:value="0.170134022183805" calcext:value-type="float">
            <text:p>0.170134022183805</text:p>
          </table:table-cell>
          <table:table-cell office:value-type="float" office:value="0.135182061417813" calcext:value-type="float">
            <text:p>0.135182061417813</text:p>
          </table:table-cell>
          <table:table-cell office:value-type="float" office:value="0.0555777475075089" calcext:value-type="float">
            <text:p>0.05557774750750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8090696926531" calcext:value-type="float">
            <text:p>0.458090696926531</text:p>
          </table:table-cell>
          <table:table-cell office:value-type="float" office:value="1.39526040295961" calcext:value-type="float">
            <text:p>1.39526040295961</text:p>
          </table:table-cell>
          <table:table-cell office:value-type="float" office:value="0.398208597501119" calcext:value-type="float">
            <text:p>0.398208597501119</text:p>
          </table:table-cell>
          <table:table-cell office:value-type="float" office:value="0.18043177853072" calcext:value-type="float">
            <text:p>0.18043177853072</text:p>
          </table:table-cell>
          <table:table-cell office:value-type="float" office:value="0.146038506501483" calcext:value-type="float">
            <text:p>0.146038506501483</text:p>
          </table:table-cell>
          <table:table-cell office:value-type="float" office:value="0.0568738380123002" calcext:value-type="float">
            <text:p>0.05687383801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4598573170547" calcext:value-type="float">
            <text:p>0.424598573170547</text:p>
          </table:table-cell>
          <table:table-cell office:value-type="float" office:value="1.44955267129942" calcext:value-type="float">
            <text:p>1.44955267129942</text:p>
          </table:table-cell>
          <table:table-cell office:value-type="float" office:value="0.343400821971646" calcext:value-type="float">
            <text:p>0.343400821971646</text:p>
          </table:table-cell>
          <table:table-cell office:value-type="float" office:value="0.19361229880484" calcext:value-type="float">
            <text:p>0.19361229880484</text:p>
          </table:table-cell>
          <table:table-cell office:value-type="float" office:value="0.141734235569319" calcext:value-type="float">
            <text:p>0.141734235569319</text:p>
          </table:table-cell>
          <table:table-cell office:value-type="float" office:value="0.0524036113746638" calcext:value-type="float">
            <text:p>0.0524036113746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5035729466326" calcext:value-type="float">
            <text:p>0.685035729466326</text:p>
          </table:table-cell>
          <table:table-cell office:value-type="float" office:value="1.20056665847148" calcext:value-type="float">
            <text:p>1.20056665847148</text:p>
          </table:table-cell>
          <table:table-cell office:value-type="float" office:value="0.631349501570752" calcext:value-type="float">
            <text:p>0.631349501570752</text:p>
          </table:table-cell>
          <table:table-cell office:value-type="float" office:value="0.239276864923965" calcext:value-type="float">
            <text:p>0.239276864923965</text:p>
          </table:table-cell>
          <table:table-cell office:value-type="float" office:value="0.143888546563602" calcext:value-type="float">
            <text:p>0.143888546563602</text:p>
          </table:table-cell>
          <table:table-cell office:value-type="float" office:value="0.0853431304896167" calcext:value-type="float">
            <text:p>0.0853431304896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8843617011923" calcext:value-type="float">
            <text:p>0.718843617011923</text:p>
          </table:table-cell>
          <table:table-cell office:value-type="float" office:value="1.18477314836962" calcext:value-type="float">
            <text:p>1.18477314836962</text:p>
          </table:table-cell>
          <table:table-cell office:value-type="float" office:value="0.596467087130176" calcext:value-type="float">
            <text:p>0.596467087130176</text:p>
          </table:table-cell>
          <table:table-cell office:value-type="float" office:value="0.207491082023533" calcext:value-type="float">
            <text:p>0.207491082023533</text:p>
          </table:table-cell>
          <table:table-cell office:value-type="float" office:value="0.145552128829118" calcext:value-type="float">
            <text:p>0.145552128829118</text:p>
          </table:table-cell>
          <table:table-cell office:value-type="float" office:value="0.0943527114566841" calcext:value-type="float">
            <text:p>0.09435271145668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7609045447163" calcext:value-type="float">
            <text:p>0.397609045447163</text:p>
          </table:table-cell>
          <table:table-cell office:value-type="float" office:value="1.37474568116877" calcext:value-type="float">
            <text:p>1.37474568116877</text:p>
          </table:table-cell>
          <table:table-cell office:value-type="float" office:value="0.507335975444635" calcext:value-type="float">
            <text:p>0.507335975444635</text:p>
          </table:table-cell>
          <table:table-cell office:value-type="float" office:value="0.149433786704675" calcext:value-type="float">
            <text:p>0.149433786704675</text:p>
          </table:table-cell>
          <table:table-cell office:value-type="float" office:value="0.124409768935259" calcext:value-type="float">
            <text:p>0.124409768935259</text:p>
          </table:table-cell>
          <table:table-cell office:value-type="float" office:value="0.0203064291226183" calcext:value-type="float">
            <text:p>0.0203064291226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2949450470481" calcext:value-type="float">
            <text:p>0.422949450470481</text:p>
          </table:table-cell>
          <table:table-cell office:value-type="float" office:value="1.38254998791405" calcext:value-type="float">
            <text:p>1.38254998791405</text:p>
          </table:table-cell>
          <table:table-cell office:value-type="float" office:value="0.399248826499516" calcext:value-type="float">
            <text:p>0.399248826499516</text:p>
          </table:table-cell>
          <table:table-cell office:value-type="float" office:value="0.14772450069883" calcext:value-type="float">
            <text:p>0.14772450069883</text:p>
          </table:table-cell>
          <table:table-cell office:value-type="float" office:value="0.117122920334619" calcext:value-type="float">
            <text:p>0.117122920334619</text:p>
          </table:table-cell>
          <table:table-cell office:value-type="float" office:value="0.048808111228581" calcext:value-type="float">
            <text:p>0.0488081112285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2022066336483" calcext:value-type="float">
            <text:p>0.612022066336483</text:p>
          </table:table-cell>
          <table:table-cell office:value-type="float" office:value="1.20688065424814" calcext:value-type="float">
            <text:p>1.20688065424814</text:p>
          </table:table-cell>
          <table:table-cell office:value-type="float" office:value="0.52622018031754" calcext:value-type="float">
            <text:p>0.52622018031754</text:p>
          </table:table-cell>
          <table:table-cell office:value-type="float" office:value="0.169954450292317" calcext:value-type="float">
            <text:p>0.169954450292317</text:p>
          </table:table-cell>
          <table:table-cell office:value-type="float" office:value="0.122958415838665" calcext:value-type="float">
            <text:p>0.122958415838665</text:p>
          </table:table-cell>
          <table:table-cell office:value-type="float" office:value="0.0795596880683788" calcext:value-type="float">
            <text:p>0.0795596880683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0043354461344" calcext:value-type="float">
            <text:p>0.690043354461344</text:p>
          </table:table-cell>
          <table:table-cell office:value-type="float" office:value="1.15401362577175" calcext:value-type="float">
            <text:p>1.15401362577175</text:p>
          </table:table-cell>
          <table:table-cell office:value-type="float" office:value="0.447070402780241" calcext:value-type="float">
            <text:p>0.447070402780241</text:p>
          </table:table-cell>
          <table:table-cell office:value-type="float" office:value="0.143556494659666" calcext:value-type="float">
            <text:p>0.143556494659666</text:p>
          </table:table-cell>
          <table:table-cell office:value-type="float" office:value="0.109696035059649" calcext:value-type="float">
            <text:p>0.109696035059649</text:p>
          </table:table-cell>
          <table:table-cell office:value-type="float" office:value="0.0717129897867484" calcext:value-type="float">
            <text:p>0.07171298978674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4264781026392" calcext:value-type="float">
            <text:p>0.334264781026392</text:p>
          </table:table-cell>
          <table:table-cell office:value-type="float" office:value="1.462531891129" calcext:value-type="float">
            <text:p>1.462531891129</text:p>
          </table:table-cell>
          <table:table-cell office:value-type="float" office:value="0.623724333435938" calcext:value-type="float">
            <text:p>0.623724333435938</text:p>
          </table:table-cell>
          <table:table-cell office:value-type="float" office:value="0.17994394933678" calcext:value-type="float">
            <text:p>0.17994394933678</text:p>
          </table:table-cell>
          <table:table-cell office:value-type="float" office:value="0.130730669089283" calcext:value-type="float">
            <text:p>0.130730669089283</text:p>
          </table:table-cell>
          <table:table-cell office:value-type="float" office:value="0.0724178811406464" calcext:value-type="float">
            <text:p>0.0724178811406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6101816224538" calcext:value-type="float">
            <text:p>0.366101816224538</text:p>
          </table:table-cell>
          <table:table-cell office:value-type="float" office:value="1.43856300520568" calcext:value-type="float">
            <text:p>1.43856300520568</text:p>
          </table:table-cell>
          <table:table-cell office:value-type="float" office:value="0.509588081767499" calcext:value-type="float">
            <text:p>0.509588081767499</text:p>
          </table:table-cell>
          <table:table-cell office:value-type="float" office:value="0.157793784381665" calcext:value-type="float">
            <text:p>0.157793784381665</text:p>
          </table:table-cell>
          <table:table-cell office:value-type="float" office:value="0.125452481672829" calcext:value-type="float">
            <text:p>0.125452481672829</text:p>
          </table:table-cell>
          <table:table-cell office:value-type="float" office:value="0.066737240380611" calcext:value-type="float">
            <text:p>0.0667372403806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04546263012437" calcext:value-type="float">
            <text:p>0.204546263012437</text:p>
          </table:table-cell>
          <table:table-cell office:value-type="float" office:value="1.53677502534293" calcext:value-type="float">
            <text:p>1.53677502534293</text:p>
          </table:table-cell>
          <table:table-cell office:value-type="float" office:value="0.474717979900777" calcext:value-type="float">
            <text:p>0.474717979900777</text:p>
          </table:table-cell>
          <table:table-cell office:value-type="float" office:value="0.178059321417737" calcext:value-type="float">
            <text:p>0.178059321417737</text:p>
          </table:table-cell>
          <table:table-cell office:value-type="float" office:value="0.123911699481436" calcext:value-type="float">
            <text:p>0.123911699481436</text:p>
          </table:table-cell>
          <table:table-cell office:value-type="float" office:value="0.0647949588674216" calcext:value-type="float">
            <text:p>0.0647949588674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24112871927777" calcext:value-type="float">
            <text:p>0.224112871927777</text:p>
          </table:table-cell>
          <table:table-cell office:value-type="float" office:value="1.51696968382138" calcext:value-type="float">
            <text:p>1.51696968382138</text:p>
          </table:table-cell>
          <table:table-cell office:value-type="float" office:value="0.50920869752851" calcext:value-type="float">
            <text:p>0.50920869752851</text:p>
          </table:table-cell>
          <table:table-cell office:value-type="float" office:value="0.233799319751962" calcext:value-type="float">
            <text:p>0.233799319751962</text:p>
          </table:table-cell>
          <table:table-cell office:value-type="float" office:value="0.174601689232715" calcext:value-type="float">
            <text:p>0.174601689232715</text:p>
          </table:table-cell>
          <table:table-cell office:value-type="float" office:value="0.069103463523374" calcext:value-type="float">
            <text:p>0.06910346352337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0250663438416" calcext:value-type="float">
            <text:p>0.250250663438416</text:p>
          </table:table-cell>
          <table:table-cell office:value-type="float" office:value="1.47201043322496" calcext:value-type="float">
            <text:p>1.47201043322496</text:p>
          </table:table-cell>
          <table:table-cell office:value-type="float" office:value="0.578049723530388" calcext:value-type="float">
            <text:p>0.578049723530388</text:p>
          </table:table-cell>
          <table:table-cell office:value-type="float" office:value="0.206764445059732" calcext:value-type="float">
            <text:p>0.206764445059732</text:p>
          </table:table-cell>
          <table:table-cell office:value-type="float" office:value="0.155873161596364" calcext:value-type="float">
            <text:p>0.155873161596364</text:p>
          </table:table-cell>
          <table:table-cell office:value-type="float" office:value="0.0901851319585649" calcext:value-type="float">
            <text:p>0.0901851319585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52102314057439" calcext:value-type="float">
            <text:p>0.252102314057439</text:p>
          </table:table-cell>
          <table:table-cell office:value-type="float" office:value="1.50344012323089" calcext:value-type="float">
            <text:p>1.50344012323089</text:p>
          </table:table-cell>
          <table:table-cell office:value-type="float" office:value="0.51603883610832" calcext:value-type="float">
            <text:p>0.51603883610832</text:p>
          </table:table-cell>
          <table:table-cell office:value-type="float" office:value="0.200550447233875" calcext:value-type="float">
            <text:p>0.200550447233875</text:p>
          </table:table-cell>
          <table:table-cell office:value-type="float" office:value="0.150954864104967" calcext:value-type="float">
            <text:p>0.150954864104967</text:p>
          </table:table-cell>
          <table:table-cell office:value-type="float" office:value="0.0656626149566453" calcext:value-type="float">
            <text:p>0.0656626149566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5354529724669" calcext:value-type="float">
            <text:p>0.565354529724669</text:p>
          </table:table-cell>
          <table:table-cell office:value-type="float" office:value="1.33257968985717" calcext:value-type="float">
            <text:p>1.33257968985717</text:p>
          </table:table-cell>
          <table:table-cell office:value-type="float" office:value="0.61017766005538" calcext:value-type="float">
            <text:p>0.61017766005538</text:p>
          </table:table-cell>
          <table:table-cell office:value-type="float" office:value="0.190249687983301" calcext:value-type="float">
            <text:p>0.190249687983301</text:p>
          </table:table-cell>
          <table:table-cell office:value-type="float" office:value="0.128787618117694" calcext:value-type="float">
            <text:p>0.128787618117694</text:p>
          </table:table-cell>
          <table:table-cell office:value-type="float" office:value="0.0672334770402346" calcext:value-type="float">
            <text:p>0.0672334770402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6170312728494" calcext:value-type="float">
            <text:p>0.556170312728494</text:p>
          </table:table-cell>
          <table:table-cell office:value-type="float" office:value="1.28353649000177" calcext:value-type="float">
            <text:p>1.28353649000177</text:p>
          </table:table-cell>
          <table:table-cell office:value-type="float" office:value="0.82431644561473" calcext:value-type="float">
            <text:p>0.82431644561473</text:p>
          </table:table-cell>
          <table:table-cell office:value-type="float" office:value="0.31296665917461" calcext:value-type="float">
            <text:p>0.31296665917461</text:p>
          </table:table-cell>
          <table:table-cell office:value-type="float" office:value="0.233392881166441" calcext:value-type="float">
            <text:p>0.233392881166441</text:p>
          </table:table-cell>
          <table:table-cell office:value-type="float" office:value="0.188689525869774" calcext:value-type="float">
            <text:p>0.18868952586977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1593639805698" calcext:value-type="float">
            <text:p>0.421593639805698</text:p>
          </table:table-cell>
          <table:table-cell office:value-type="float" office:value="1.22910519479426" calcext:value-type="float">
            <text:p>1.22910519479426</text:p>
          </table:table-cell>
          <table:table-cell office:value-type="float" office:value="0.614901097821296" calcext:value-type="float">
            <text:p>0.614901097821296</text:p>
          </table:table-cell>
          <table:table-cell office:value-type="float" office:value="0.198650353483207" calcext:value-type="float">
            <text:p>0.198650353483207</text:p>
          </table:table-cell>
          <table:table-cell office:value-type="float" office:value="0.138133673046757" calcext:value-type="float">
            <text:p>0.138133673046757</text:p>
          </table:table-cell>
          <table:table-cell office:value-type="float" office:value="0.0865847120919397" calcext:value-type="float">
            <text:p>0.086584712091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6460141753136" calcext:value-type="float">
            <text:p>0.26460141753136</text:p>
          </table:table-cell>
          <table:table-cell office:value-type="float" office:value="1.36892588856076" calcext:value-type="float">
            <text:p>1.36892588856076</text:p>
          </table:table-cell>
          <table:table-cell office:value-type="float" office:value="0.683187732992586" calcext:value-type="float">
            <text:p>0.683187732992586</text:p>
          </table:table-cell>
          <table:table-cell office:value-type="float" office:value="0.264111189560915" calcext:value-type="float">
            <text:p>0.264111189560915</text:p>
          </table:table-cell>
          <table:table-cell office:value-type="float" office:value="0.196242059228291" calcext:value-type="float">
            <text:p>0.196242059228291</text:p>
          </table:table-cell>
          <table:table-cell office:value-type="float" office:value="0.115030811511124" calcext:value-type="float">
            <text:p>0.1150308115111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0831951871678" calcext:value-type="float">
            <text:p>0.30831951871678</text:p>
          </table:table-cell>
          <table:table-cell office:value-type="float" office:value="1.47754179521142" calcext:value-type="float">
            <text:p>1.47754179521142</text:p>
          </table:table-cell>
          <table:table-cell office:value-type="float" office:value="0.57466540054042" calcext:value-type="float">
            <text:p>0.57466540054042</text:p>
          </table:table-cell>
          <table:table-cell office:value-type="float" office:value="0.204095535955711" calcext:value-type="float">
            <text:p>0.204095535955711</text:p>
          </table:table-cell>
          <table:table-cell office:value-type="float" office:value="0.143607625602749" calcext:value-type="float">
            <text:p>0.143607625602749</text:p>
          </table:table-cell>
          <table:table-cell office:value-type="float" office:value="0.0794544310247087" calcext:value-type="float">
            <text:p>0.0794544310247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55455246250155" calcext:value-type="float">
            <text:p>0.255455246250155</text:p>
          </table:table-cell>
          <table:table-cell office:value-type="float" office:value="1.51243311745587" calcext:value-type="float">
            <text:p>1.51243311745587</text:p>
          </table:table-cell>
          <table:table-cell office:value-type="float" office:value="0.618942141564193" calcext:value-type="float">
            <text:p>0.618942141564193</text:p>
          </table:table-cell>
          <table:table-cell office:value-type="float" office:value="0.321084656673843" calcext:value-type="float">
            <text:p>0.321084656673843</text:p>
          </table:table-cell>
          <table:table-cell office:value-type="float" office:value="0.226536752316509" calcext:value-type="float">
            <text:p>0.226536752316509</text:p>
          </table:table-cell>
          <table:table-cell office:value-type="float" office:value="0.105683953390701" calcext:value-type="float">
            <text:p>0.1056839533907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6401078791545" calcext:value-type="float">
            <text:p>0.676401078791545</text:p>
          </table:table-cell>
          <table:table-cell office:value-type="float" office:value="1.14240666254724" calcext:value-type="float">
            <text:p>1.14240666254724</text:p>
          </table:table-cell>
          <table:table-cell office:value-type="float" office:value="0.519483193229807" calcext:value-type="float">
            <text:p>0.519483193229807</text:p>
          </table:table-cell>
          <table:table-cell office:value-type="float" office:value="0.179633259133001" calcext:value-type="float">
            <text:p>0.179633259133001</text:p>
          </table:table-cell>
          <table:table-cell office:value-type="float" office:value="0.136411741614231" calcext:value-type="float">
            <text:p>0.136411741614231</text:p>
          </table:table-cell>
          <table:table-cell office:value-type="float" office:value="0.0783708654248632" calcext:value-type="float">
            <text:p>0.0783708654248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9928735524483" calcext:value-type="float">
            <text:p>0.719928735524483</text:p>
          </table:table-cell>
          <table:table-cell office:value-type="float" office:value="1.12706173569426" calcext:value-type="float">
            <text:p>1.12706173569426</text:p>
          </table:table-cell>
          <table:table-cell office:value-type="float" office:value="0.457346151567817" calcext:value-type="float">
            <text:p>0.457346151567817</text:p>
          </table:table-cell>
          <table:table-cell office:value-type="float" office:value="0.175645851210853" calcext:value-type="float">
            <text:p>0.175645851210853</text:p>
          </table:table-cell>
          <table:table-cell office:value-type="float" office:value="0.133472155029589" calcext:value-type="float">
            <text:p>0.133472155029589</text:p>
          </table:table-cell>
          <table:table-cell office:value-type="float" office:value="0.0683853620956138" calcext:value-type="float">
            <text:p>0.0683853620956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14199231262282" calcext:value-type="float">
            <text:p>0.814199231262282</text:p>
          </table:table-cell>
          <table:table-cell office:value-type="float" office:value="1.14462005846407" calcext:value-type="float">
            <text:p>1.14462005846407</text:p>
          </table:table-cell>
          <table:table-cell office:value-type="float" office:value="0.425506217530667" calcext:value-type="float">
            <text:p>0.425506217530667</text:p>
          </table:table-cell>
          <table:table-cell office:value-type="float" office:value="0.179137662498427" calcext:value-type="float">
            <text:p>0.179137662498427</text:p>
          </table:table-cell>
          <table:table-cell office:value-type="float" office:value="0.0960002499048202" calcext:value-type="float">
            <text:p>0.09600024990482</text:p>
          </table:table-cell>
          <table:table-cell office:value-type="float" office:value="0.0607502836427001" calcext:value-type="float">
            <text:p>0.06075028364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7821539503327" calcext:value-type="float">
            <text:p>0.727821539503327</text:p>
          </table:table-cell>
          <table:table-cell office:value-type="float" office:value="1.23674389287503" calcext:value-type="float">
            <text:p>1.23674389287503</text:p>
          </table:table-cell>
          <table:table-cell office:value-type="float" office:value="0.399296846232238" calcext:value-type="float">
            <text:p>0.399296846232238</text:p>
          </table:table-cell>
          <table:table-cell office:value-type="float" office:value="0.180384146920746" calcext:value-type="float">
            <text:p>0.180384146920746</text:p>
          </table:table-cell>
          <table:table-cell office:value-type="float" office:value="0.138614158876886" calcext:value-type="float">
            <text:p>0.138614158876886</text:p>
          </table:table-cell>
          <table:table-cell office:value-type="float" office:value="0.0577507478890454" calcext:value-type="float">
            <text:p>0.0577507478890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8475438794939" calcext:value-type="float">
            <text:p>0.348475438794939</text:p>
          </table:table-cell>
          <table:table-cell office:value-type="float" office:value="1.49915331602392" calcext:value-type="float">
            <text:p>1.49915331602392</text:p>
          </table:table-cell>
          <table:table-cell office:value-type="float" office:value="0.466951280583516" calcext:value-type="float">
            <text:p>0.466951280583516</text:p>
          </table:table-cell>
          <table:table-cell office:value-type="float" office:value="0.179949113683974" calcext:value-type="float">
            <text:p>0.179949113683974</text:p>
          </table:table-cell>
          <table:table-cell office:value-type="float" office:value="0.129932836447077" calcext:value-type="float">
            <text:p>0.129932836447077</text:p>
          </table:table-cell>
          <table:table-cell office:value-type="float" office:value="0.0686846756143167" calcext:value-type="float">
            <text:p>0.0686846756143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3346630288288" calcext:value-type="float">
            <text:p>0.383346630288288</text:p>
          </table:table-cell>
          <table:table-cell office:value-type="float" office:value="1.47477925870605" calcext:value-type="float">
            <text:p>1.47477925870605</text:p>
          </table:table-cell>
          <table:table-cell office:value-type="float" office:value="0.42770598499283" calcext:value-type="float">
            <text:p>0.42770598499283</text:p>
          </table:table-cell>
          <table:table-cell office:value-type="float" office:value="0.17028146914754" calcext:value-type="float">
            <text:p>0.17028146914754</text:p>
          </table:table-cell>
          <table:table-cell office:value-type="float" office:value="0.125223531997449" calcext:value-type="float">
            <text:p>0.125223531997449</text:p>
          </table:table-cell>
          <table:table-cell office:value-type="float" office:value="0.0721452390708093" calcext:value-type="float">
            <text:p>0.07214523907080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0615248938501" calcext:value-type="float">
            <text:p>0.540615248938501</text:p>
          </table:table-cell>
          <table:table-cell office:value-type="float" office:value="1.32148581629794" calcext:value-type="float">
            <text:p>1.32148581629794</text:p>
          </table:table-cell>
          <table:table-cell office:value-type="float" office:value="0.452479325038224" calcext:value-type="float">
            <text:p>0.452479325038224</text:p>
          </table:table-cell>
          <table:table-cell office:value-type="float" office:value="0.186458893260169" calcext:value-type="float">
            <text:p>0.186458893260169</text:p>
          </table:table-cell>
          <table:table-cell office:value-type="float" office:value="0.137301865597973" calcext:value-type="float">
            <text:p>0.137301865597973</text:p>
          </table:table-cell>
          <table:table-cell office:value-type="float" office:value="0.067163973751275" calcext:value-type="float">
            <text:p>0.0671639737512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3544490242829" calcext:value-type="float">
            <text:p>0.643544490242829</text:p>
          </table:table-cell>
          <table:table-cell office:value-type="float" office:value="1.25539194782594" calcext:value-type="float">
            <text:p>1.25539194782594</text:p>
          </table:table-cell>
          <table:table-cell office:value-type="float" office:value="0.398355971452603" calcext:value-type="float">
            <text:p>0.398355971452603</text:p>
          </table:table-cell>
          <table:table-cell office:value-type="float" office:value="0.197340514878106" calcext:value-type="float">
            <text:p>0.197340514878106</text:p>
          </table:table-cell>
          <table:table-cell office:value-type="float" office:value="0.146222179066904" calcext:value-type="float">
            <text:p>0.146222179066904</text:p>
          </table:table-cell>
          <table:table-cell office:value-type="float" office:value="0.0760556326989584" calcext:value-type="float">
            <text:p>0.0760556326989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1371862174504" calcext:value-type="float">
            <text:p>0.691371862174504</text:p>
          </table:table-cell>
          <table:table-cell office:value-type="float" office:value="1.07480033849336" calcext:value-type="float">
            <text:p>1.07480033849336</text:p>
          </table:table-cell>
          <table:table-cell office:value-type="float" office:value="0.641527968115644" calcext:value-type="float">
            <text:p>0.641527968115644</text:p>
          </table:table-cell>
          <table:table-cell office:value-type="float" office:value="0.203913838122338" calcext:value-type="float">
            <text:p>0.203913838122338</text:p>
          </table:table-cell>
          <table:table-cell office:value-type="float" office:value="0.157216856785943" calcext:value-type="float">
            <text:p>0.157216856785943</text:p>
          </table:table-cell>
          <table:table-cell office:value-type="float" office:value="0.0866299258769809" calcext:value-type="float">
            <text:p>0.0866299258769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4070288224527" calcext:value-type="float">
            <text:p>0.624070288224527</text:p>
          </table:table-cell>
          <table:table-cell office:value-type="float" office:value="1.16770798068666" calcext:value-type="float">
            <text:p>1.16770798068666</text:p>
          </table:table-cell>
          <table:table-cell office:value-type="float" office:value="0.59930655253658" calcext:value-type="float">
            <text:p>0.59930655253658</text:p>
          </table:table-cell>
          <table:table-cell office:value-type="float" office:value="0.214350853957922" calcext:value-type="float">
            <text:p>0.214350853957922</text:p>
          </table:table-cell>
          <table:table-cell office:value-type="float" office:value="0.169602099715158" calcext:value-type="float">
            <text:p>0.169602099715158</text:p>
          </table:table-cell>
          <table:table-cell office:value-type="float" office:value="0.0847976675303452" calcext:value-type="float">
            <text:p>0.0847976675303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0357131300228" calcext:value-type="float">
            <text:p>0.510357131300228</text:p>
          </table:table-cell>
          <table:table-cell office:value-type="float" office:value="1.2719373755028" calcext:value-type="float">
            <text:p>1.2719373755028</text:p>
          </table:table-cell>
          <table:table-cell office:value-type="float" office:value="0.505859718853398" calcext:value-type="float">
            <text:p>0.505859718853398</text:p>
          </table:table-cell>
          <table:table-cell office:value-type="float" office:value="0.181675913986912" calcext:value-type="float">
            <text:p>0.181675913986912</text:p>
          </table:table-cell>
          <table:table-cell office:value-type="float" office:value="0.137210416781894" calcext:value-type="float">
            <text:p>0.137210416781894</text:p>
          </table:table-cell>
          <table:table-cell office:value-type="float" office:value="0.0759300981479535" calcext:value-type="float">
            <text:p>0.0759300981479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2218044134619" calcext:value-type="float">
            <text:p>0.622218044134619</text:p>
          </table:table-cell>
          <table:table-cell office:value-type="float" office:value="1.17895844521211" calcext:value-type="float">
            <text:p>1.17895844521211</text:p>
          </table:table-cell>
          <table:table-cell office:value-type="float" office:value="0.393021259650998" calcext:value-type="float">
            <text:p>0.393021259650998</text:p>
          </table:table-cell>
          <table:table-cell office:value-type="float" office:value="0.137338600774426" calcext:value-type="float">
            <text:p>0.137338600774426</text:p>
          </table:table-cell>
          <table:table-cell office:value-type="float" office:value="0.107577974346484" calcext:value-type="float">
            <text:p>0.107577974346484</text:p>
          </table:table-cell>
          <table:table-cell office:value-type="float" office:value="0.0493490306490017" calcext:value-type="float">
            <text:p>0.049349030649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1815694513722" calcext:value-type="float">
            <text:p>0.501815694513722</text:p>
          </table:table-cell>
          <table:table-cell office:value-type="float" office:value="1.22614778513059" calcext:value-type="float">
            <text:p>1.22614778513059</text:p>
          </table:table-cell>
          <table:table-cell office:value-type="float" office:value="0.454783463994003" calcext:value-type="float">
            <text:p>0.454783463994003</text:p>
          </table:table-cell>
          <table:table-cell office:value-type="float" office:value="0.153457546631861" calcext:value-type="float">
            <text:p>0.153457546631861</text:p>
          </table:table-cell>
          <table:table-cell office:value-type="float" office:value="0.114625918375315" calcext:value-type="float">
            <text:p>0.114625918375315</text:p>
          </table:table-cell>
          <table:table-cell office:value-type="float" office:value="0.0684509257421208" calcext:value-type="float">
            <text:p>0.0684509257421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4889498745011" calcext:value-type="float">
            <text:p>0.394889498745011</text:p>
          </table:table-cell>
          <table:table-cell office:value-type="float" office:value="1.32509262159112" calcext:value-type="float">
            <text:p>1.32509262159112</text:p>
          </table:table-cell>
          <table:table-cell office:value-type="float" office:value="0.423812180314964" calcext:value-type="float">
            <text:p>0.423812180314964</text:p>
          </table:table-cell>
          <table:table-cell office:value-type="float" office:value="0.169237034205126" calcext:value-type="float">
            <text:p>0.169237034205126</text:p>
          </table:table-cell>
          <table:table-cell office:value-type="float" office:value="0.120568054920945" calcext:value-type="float">
            <text:p>0.120568054920945</text:p>
          </table:table-cell>
          <table:table-cell office:value-type="float" office:value="0.0665473059472612" calcext:value-type="float">
            <text:p>0.06654730594726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5915463118276" calcext:value-type="float">
            <text:p>0.335915463118276</text:p>
          </table:table-cell>
          <table:table-cell office:value-type="float" office:value="1.41434173805373" calcext:value-type="float">
            <text:p>1.41434173805373</text:p>
          </table:table-cell>
          <table:table-cell office:value-type="float" office:value="0.430849839784803" calcext:value-type="float">
            <text:p>0.430849839784803</text:p>
          </table:table-cell>
          <table:table-cell office:value-type="float" office:value="0.198120917976472" calcext:value-type="float">
            <text:p>0.198120917976472</text:p>
          </table:table-cell>
          <table:table-cell office:value-type="float" office:value="0.138968301859394" calcext:value-type="float">
            <text:p>0.138968301859394</text:p>
          </table:table-cell>
          <table:table-cell office:value-type="float" office:value="0.0680695908617928" calcext:value-type="float">
            <text:p>0.0680695908617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1499878068812" calcext:value-type="float">
            <text:p>0.491499878068812</text:p>
          </table:table-cell>
          <table:table-cell office:value-type="float" office:value="1.30501245434877" calcext:value-type="float">
            <text:p>1.30501245434877</text:p>
          </table:table-cell>
          <table:table-cell office:value-type="float" office:value="0.343539833889796" calcext:value-type="float">
            <text:p>0.343539833889796</text:p>
          </table:table-cell>
          <table:table-cell office:value-type="float" office:value="0.139066725370243" calcext:value-type="float">
            <text:p>0.139066725370243</text:p>
          </table:table-cell>
          <table:table-cell office:value-type="float" office:value="0.103415184121672" calcext:value-type="float">
            <text:p>0.103415184121672</text:p>
          </table:table-cell>
          <table:table-cell office:value-type="float" office:value="0.0444938424384434" calcext:value-type="float">
            <text:p>0.0444938424384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8992229847128" calcext:value-type="float">
            <text:p>0.488992229847128</text:p>
          </table:table-cell>
          <table:table-cell office:value-type="float" office:value="1.25331451178659" calcext:value-type="float">
            <text:p>1.25331451178659</text:p>
          </table:table-cell>
          <table:table-cell office:value-type="float" office:value="0.704193382227254" calcext:value-type="float">
            <text:p>0.704193382227254</text:p>
          </table:table-cell>
          <table:table-cell office:value-type="float" office:value="0.243821367649827" calcext:value-type="float">
            <text:p>0.243821367649827</text:p>
          </table:table-cell>
          <table:table-cell office:value-type="float" office:value="0.176195888622607" calcext:value-type="float">
            <text:p>0.176195888622607</text:p>
          </table:table-cell>
          <table:table-cell office:value-type="float" office:value="0.135271717147728" calcext:value-type="float">
            <text:p>0.1352717171477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3094373622049" calcext:value-type="float">
            <text:p>0.393094373622049</text:p>
          </table:table-cell>
          <table:table-cell office:value-type="float" office:value="1.345399002605" calcext:value-type="float">
            <text:p>1.345399002605</text:p>
          </table:table-cell>
          <table:table-cell office:value-type="float" office:value="0.627540328188983" calcext:value-type="float">
            <text:p>0.627540328188983</text:p>
          </table:table-cell>
          <table:table-cell office:value-type="float" office:value="0.238653672687929" calcext:value-type="float">
            <text:p>0.238653672687929</text:p>
          </table:table-cell>
          <table:table-cell office:value-type="float" office:value="0.158474080934961" calcext:value-type="float">
            <text:p>0.158474080934961</text:p>
          </table:table-cell>
          <table:table-cell office:value-type="float" office:value="0.106136459334664" calcext:value-type="float">
            <text:p>0.1061364593346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71041375649857" calcext:value-type="float">
            <text:p>0.171041375649857</text:p>
          </table:table-cell>
          <table:table-cell office:value-type="float" office:value="1.52071546186287" calcext:value-type="float">
            <text:p>1.52071546186287</text:p>
          </table:table-cell>
          <table:table-cell office:value-type="float" office:value="0.439026601550948" calcext:value-type="float">
            <text:p>0.439026601550948</text:p>
          </table:table-cell>
          <table:table-cell office:value-type="float" office:value="0.149146032343304" calcext:value-type="float">
            <text:p>0.149146032343304</text:p>
          </table:table-cell>
          <table:table-cell office:value-type="float" office:value="0.110127499677296" calcext:value-type="float">
            <text:p>0.110127499677296</text:p>
          </table:table-cell>
          <table:table-cell office:value-type="float" office:value="0.0649702215056572" calcext:value-type="float">
            <text:p>0.064970221505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20949106733077" calcext:value-type="float">
            <text:p>0.220949106733077</text:p>
          </table:table-cell>
          <table:table-cell office:value-type="float" office:value="1.48119171198698" calcext:value-type="float">
            <text:p>1.48119171198698</text:p>
          </table:table-cell>
          <table:table-cell office:value-type="float" office:value="0.441866566904184" calcext:value-type="float">
            <text:p>0.441866566904184</text:p>
          </table:table-cell>
          <table:table-cell office:value-type="float" office:value="0.187237948641896" calcext:value-type="float">
            <text:p>0.187237948641896</text:p>
          </table:table-cell>
          <table:table-cell office:value-type="float" office:value="0.138678758140322" calcext:value-type="float">
            <text:p>0.138678758140322</text:p>
          </table:table-cell>
          <table:table-cell office:value-type="float" office:value="0.0651185942449445" calcext:value-type="float">
            <text:p>0.0651185942449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1373046380546" calcext:value-type="float">
            <text:p>0.361373046380546</text:p>
          </table:table-cell>
          <table:table-cell office:value-type="float" office:value="1.30857912654819" calcext:value-type="float">
            <text:p>1.30857912654819</text:p>
          </table:table-cell>
          <table:table-cell office:value-type="float" office:value="0.588816447668081" calcext:value-type="float">
            <text:p>0.588816447668081</text:p>
          </table:table-cell>
          <table:table-cell office:value-type="float" office:value="0.23868522906375" calcext:value-type="float">
            <text:p>0.23868522906375</text:p>
          </table:table-cell>
          <table:table-cell office:value-type="float" office:value="0.149534499476879" calcext:value-type="float">
            <text:p>0.149534499476879</text:p>
          </table:table-cell>
          <table:table-cell office:value-type="float" office:value="0.0846398486191526" calcext:value-type="float">
            <text:p>0.0846398486191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4223525276361" calcext:value-type="float">
            <text:p>0.414223525276361</text:p>
          </table:table-cell>
          <table:table-cell office:value-type="float" office:value="1.30791325105441" calcext:value-type="float">
            <text:p>1.30791325105441</text:p>
          </table:table-cell>
          <table:table-cell office:value-type="float" office:value="0.462268444206063" calcext:value-type="float">
            <text:p>0.462268444206063</text:p>
          </table:table-cell>
          <table:table-cell office:value-type="float" office:value="0.184325527445738" calcext:value-type="float">
            <text:p>0.184325527445738</text:p>
          </table:table-cell>
          <table:table-cell office:value-type="float" office:value="0.147790396618817" calcext:value-type="float">
            <text:p>0.147790396618817</text:p>
          </table:table-cell>
          <table:table-cell office:value-type="float" office:value="0.0663800327926328" calcext:value-type="float">
            <text:p>0.0663800327926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2261546433129" calcext:value-type="float">
            <text:p>0.492261546433129</text:p>
          </table:table-cell>
          <table:table-cell office:value-type="float" office:value="1.26240092571646" calcext:value-type="float">
            <text:p>1.26240092571646</text:p>
          </table:table-cell>
          <table:table-cell office:value-type="float" office:value="0.57380821929939" calcext:value-type="float">
            <text:p>0.57380821929939</text:p>
          </table:table-cell>
          <table:table-cell office:value-type="float" office:value="0.256227978509994" calcext:value-type="float">
            <text:p>0.256227978509994</text:p>
          </table:table-cell>
          <table:table-cell office:value-type="float" office:value="0.163367401046722" calcext:value-type="float">
            <text:p>0.163367401046722</text:p>
          </table:table-cell>
          <table:table-cell office:value-type="float" office:value="0.0648445333099684" calcext:value-type="float">
            <text:p>0.0648445333099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6342381704302" calcext:value-type="float">
            <text:p>0.426342381704302</text:p>
          </table:table-cell>
          <table:table-cell office:value-type="float" office:value="1.32793086390574" calcext:value-type="float">
            <text:p>1.32793086390574</text:p>
          </table:table-cell>
          <table:table-cell office:value-type="float" office:value="0.550398864719051" calcext:value-type="float">
            <text:p>0.550398864719051</text:p>
          </table:table-cell>
          <table:table-cell office:value-type="float" office:value="0.25236939737035" calcext:value-type="float">
            <text:p>0.25236939737035</text:p>
          </table:table-cell>
          <table:table-cell office:value-type="float" office:value="0.180508005903715" calcext:value-type="float">
            <text:p>0.180508005903715</text:p>
          </table:table-cell>
          <table:table-cell office:value-type="float" office:value="0.0720854523698938" calcext:value-type="float">
            <text:p>0.0720854523698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72152508647111" calcext:value-type="float">
            <text:p>0.172152508647111</text:p>
          </table:table-cell>
          <table:table-cell office:value-type="float" office:value="1.55695493414919" calcext:value-type="float">
            <text:p>1.55695493414919</text:p>
          </table:table-cell>
          <table:table-cell office:value-type="float" office:value="0.539206535922603" calcext:value-type="float">
            <text:p>0.539206535922603</text:p>
          </table:table-cell>
          <table:table-cell office:value-type="float" office:value="0.171315118143771" calcext:value-type="float">
            <text:p>0.171315118143771</text:p>
          </table:table-cell>
          <table:table-cell office:value-type="float" office:value="0.153951436199994" calcext:value-type="float">
            <text:p>0.153951436199994</text:p>
          </table:table-cell>
          <table:table-cell office:value-type="float" office:value="0.0806794523490805" calcext:value-type="float">
            <text:p>0.0806794523490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02878951363892" calcext:value-type="float">
            <text:p>0.202878951363892</text:p>
          </table:table-cell>
          <table:table-cell office:value-type="float" office:value="1.5626292547865" calcext:value-type="float">
            <text:p>1.5626292547865</text:p>
          </table:table-cell>
          <table:table-cell office:value-type="float" office:value="0.464918138989006" calcext:value-type="float">
            <text:p>0.464918138989006</text:p>
          </table:table-cell>
          <table:table-cell office:value-type="float" office:value="0.201945644726072" calcext:value-type="float">
            <text:p>0.201945644726072</text:p>
          </table:table-cell>
          <table:table-cell office:value-type="float" office:value="0.157920784942718" calcext:value-type="float">
            <text:p>0.157920784942718</text:p>
          </table:table-cell>
          <table:table-cell office:value-type="float" office:value="0.0782962181818034" calcext:value-type="float">
            <text:p>0.07829621818180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6576990871483" calcext:value-type="float">
            <text:p>0.286576990871483</text:p>
          </table:table-cell>
          <table:table-cell office:value-type="float" office:value="1.33473054364069" calcext:value-type="float">
            <text:p>1.33473054364069</text:p>
          </table:table-cell>
          <table:table-cell office:value-type="float" office:value="0.655581855287417" calcext:value-type="float">
            <text:p>0.655581855287417</text:p>
          </table:table-cell>
          <table:table-cell office:value-type="float" office:value="0.222081816420105" calcext:value-type="float">
            <text:p>0.222081816420105</text:p>
          </table:table-cell>
          <table:table-cell office:value-type="float" office:value="0.147118030068289" calcext:value-type="float">
            <text:p>0.147118030068289</text:p>
          </table:table-cell>
          <table:table-cell office:value-type="float" office:value="0.0754678365526112" calcext:value-type="float">
            <text:p>0.0754678365526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45345515961167" calcext:value-type="float">
            <text:p>0.445345515961167</text:p>
          </table:table-cell>
          <table:table-cell office:value-type="float" office:value="1.20038184686088" calcext:value-type="float">
            <text:p>1.20038184686088</text:p>
          </table:table-cell>
          <table:table-cell office:value-type="float" office:value="0.629769674340742" calcext:value-type="float">
            <text:p>0.629769674340742</text:p>
          </table:table-cell>
          <table:table-cell office:value-type="float" office:value="0.18653225828896" calcext:value-type="float">
            <text:p>0.18653225828896</text:p>
          </table:table-cell>
          <table:table-cell office:value-type="float" office:value="0.150774166805758" calcext:value-type="float">
            <text:p>0.150774166805758</text:p>
          </table:table-cell>
          <table:table-cell office:value-type="float" office:value="0.101593913779058" calcext:value-type="float">
            <text:p>0.10159391377905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1448544094308" calcext:value-type="float">
            <text:p>0.401448544094308</text:p>
          </table:table-cell>
          <table:table-cell office:value-type="float" office:value="1.38465652807431" calcext:value-type="float">
            <text:p>1.38465652807431</text:p>
          </table:table-cell>
          <table:table-cell office:value-type="float" office:value="0.481845518216992" calcext:value-type="float">
            <text:p>0.481845518216992</text:p>
          </table:table-cell>
          <table:table-cell office:value-type="float" office:value="0.161421859392643" calcext:value-type="float">
            <text:p>0.161421859392643</text:p>
          </table:table-cell>
          <table:table-cell office:value-type="float" office:value="0.115690634403781" calcext:value-type="float">
            <text:p>0.115690634403781</text:p>
          </table:table-cell>
          <table:table-cell office:value-type="float" office:value="0.0611633175748161" calcext:value-type="float">
            <text:p>0.0611633175748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6596338813386" calcext:value-type="float">
            <text:p>0.596596338813386</text:p>
          </table:table-cell>
          <table:table-cell office:value-type="float" office:value="1.22509325048735" calcext:value-type="float">
            <text:p>1.22509325048735</text:p>
          </table:table-cell>
          <table:table-cell office:value-type="float" office:value="0.413072579558886" calcext:value-type="float">
            <text:p>0.413072579558886</text:p>
          </table:table-cell>
          <table:table-cell office:value-type="float" office:value="0.146351516281954" calcext:value-type="float">
            <text:p>0.146351516281954</text:p>
          </table:table-cell>
          <table:table-cell office:value-type="float" office:value="0.108474829974841" calcext:value-type="float">
            <text:p>0.108474829974841</text:p>
          </table:table-cell>
          <table:table-cell office:value-type="float" office:value="0.053546258678869" calcext:value-type="float">
            <text:p>0.05354625867886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65774422854439" calcext:value-type="float">
            <text:p>0.096577442285444</text:p>
          </table:table-cell>
          <table:table-cell office:value-type="float" office:value="1.55408713685651" calcext:value-type="float">
            <text:p>1.55408713685651</text:p>
          </table:table-cell>
          <table:table-cell office:value-type="float" office:value="0.456445025301231" calcext:value-type="float">
            <text:p>0.456445025301231</text:p>
          </table:table-cell>
          <table:table-cell office:value-type="float" office:value="0.186054514952863" calcext:value-type="float">
            <text:p>0.186054514952863</text:p>
          </table:table-cell>
          <table:table-cell office:value-type="float" office:value="0.15115512037222" calcext:value-type="float">
            <text:p>0.15115512037222</text:p>
          </table:table-cell>
          <table:table-cell office:value-type="float" office:value="0.0517559298640814" calcext:value-type="float">
            <text:p>0.0517559298640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9958764886031" calcext:value-type="float">
            <text:p>0.159958764886031</text:p>
          </table:table-cell>
          <table:table-cell office:value-type="float" office:value="1.51581701563945" calcext:value-type="float">
            <text:p>1.51581701563945</text:p>
          </table:table-cell>
          <table:table-cell office:value-type="float" office:value="0.384186910221869" calcext:value-type="float">
            <text:p>0.384186910221869</text:p>
          </table:table-cell>
          <table:table-cell office:value-type="float" office:value="0.181955987598105" calcext:value-type="float">
            <text:p>0.181955987598105</text:p>
          </table:table-cell>
          <table:table-cell office:value-type="float" office:value="0.128167231108108" calcext:value-type="float">
            <text:p>0.128167231108108</text:p>
          </table:table-cell>
          <table:table-cell office:value-type="float" office:value="0.0550757437069564" calcext:value-type="float">
            <text:p>0.0550757437069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7996647792184" calcext:value-type="float">
            <text:p>0.287996647792184</text:p>
          </table:table-cell>
          <table:table-cell office:value-type="float" office:value="1.46096910334014" calcext:value-type="float">
            <text:p>1.46096910334014</text:p>
          </table:table-cell>
          <table:table-cell office:value-type="float" office:value="0.546888132427819" calcext:value-type="float">
            <text:p>0.546888132427819</text:p>
          </table:table-cell>
          <table:table-cell office:value-type="float" office:value="0.237084293310496" calcext:value-type="float">
            <text:p>0.237084293310496</text:p>
          </table:table-cell>
          <table:table-cell office:value-type="float" office:value="0.172614685798993" calcext:value-type="float">
            <text:p>0.172614685798993</text:p>
          </table:table-cell>
          <table:table-cell office:value-type="float" office:value="0.0844391176530678" calcext:value-type="float">
            <text:p>0.0844391176530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0793276761105" calcext:value-type="float">
            <text:p>0.370793276761105</text:p>
          </table:table-cell>
          <table:table-cell office:value-type="float" office:value="1.39804490926201" calcext:value-type="float">
            <text:p>1.39804490926201</text:p>
          </table:table-cell>
          <table:table-cell office:value-type="float" office:value="0.466644169038949" calcext:value-type="float">
            <text:p>0.466644169038949</text:p>
          </table:table-cell>
          <table:table-cell office:value-type="float" office:value="0.201817022608285" calcext:value-type="float">
            <text:p>0.201817022608285</text:p>
          </table:table-cell>
          <table:table-cell office:value-type="float" office:value="0.152795735356007" calcext:value-type="float">
            <text:p>0.152795735356007</text:p>
          </table:table-cell>
          <table:table-cell office:value-type="float" office:value="0.064584035630137" calcext:value-type="float">
            <text:p>0.0645840356301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9335093646771" calcext:value-type="float">
            <text:p>0.339335093646771</text:p>
          </table:table-cell>
          <table:table-cell office:value-type="float" office:value="1.47612483813275" calcext:value-type="float">
            <text:p>1.47612483813275</text:p>
          </table:table-cell>
          <table:table-cell office:value-type="float" office:value="0.495120300619653" calcext:value-type="float">
            <text:p>0.495120300619653</text:p>
          </table:table-cell>
          <table:table-cell office:value-type="float" office:value="0.187209425805956" calcext:value-type="float">
            <text:p>0.187209425805956</text:p>
          </table:table-cell>
          <table:table-cell office:value-type="float" office:value="0.136061501503848" calcext:value-type="float">
            <text:p>0.136061501503848</text:p>
          </table:table-cell>
          <table:table-cell office:value-type="float" office:value="0.0720941482149973" calcext:value-type="float">
            <text:p>0.0720941482149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3062251511099" calcext:value-type="float">
            <text:p>0.363062251511099</text:p>
          </table:table-cell>
          <table:table-cell office:value-type="float" office:value="1.49255092981699" calcext:value-type="float">
            <text:p>1.49255092981699</text:p>
          </table:table-cell>
          <table:table-cell office:value-type="float" office:value="0.468456590454185" calcext:value-type="float">
            <text:p>0.468456590454185</text:p>
          </table:table-cell>
          <table:table-cell office:value-type="float" office:value="0.131703962881529" calcext:value-type="float">
            <text:p>0.131703962881529</text:p>
          </table:table-cell>
          <table:table-cell office:value-type="float" office:value="0.0940961943929601" calcext:value-type="float">
            <text:p>0.09409619439296</text:p>
          </table:table-cell>
          <table:table-cell office:value-type="float" office:value="0.114847374782073" calcext:value-type="float">
            <text:p>0.1148473747820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5000342853238" calcext:value-type="float">
            <text:p>0.655000342853238</text:p>
          </table:table-cell>
          <table:table-cell office:value-type="float" office:value="1.14697494989917" calcext:value-type="float">
            <text:p>1.14697494989917</text:p>
          </table:table-cell>
          <table:table-cell office:value-type="float" office:value="0.485100549455787" calcext:value-type="float">
            <text:p>0.485100549455787</text:p>
          </table:table-cell>
          <table:table-cell office:value-type="float" office:value="0.181182341079303" calcext:value-type="float">
            <text:p>0.181182341079303</text:p>
          </table:table-cell>
          <table:table-cell office:value-type="float" office:value="0.118360311543986" calcext:value-type="float">
            <text:p>0.118360311543986</text:p>
          </table:table-cell>
          <table:table-cell office:value-type="float" office:value="0.0767551015031441" calcext:value-type="float">
            <text:p>0.0767551015031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9626865530899" calcext:value-type="float">
            <text:p>0.799626865530899</text:p>
          </table:table-cell>
          <table:table-cell office:value-type="float" office:value="1.06589880864608" calcext:value-type="float">
            <text:p>1.06589880864608</text:p>
          </table:table-cell>
          <table:table-cell office:value-type="float" office:value="0.435636559893739" calcext:value-type="float">
            <text:p>0.435636559893739</text:p>
          </table:table-cell>
          <table:table-cell office:value-type="float" office:value="0.116944753468712" calcext:value-type="float">
            <text:p>0.116944753468712</text:p>
          </table:table-cell>
          <table:table-cell office:value-type="float" office:value="0.105212316870428" calcext:value-type="float">
            <text:p>0.105212316870428</text:p>
          </table:table-cell>
          <table:table-cell office:value-type="float" office:value="0.083378383515125" calcext:value-type="float">
            <text:p>0.083378383515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3932797483074" calcext:value-type="float">
            <text:p>0.673932797483074</text:p>
          </table:table-cell>
          <table:table-cell office:value-type="float" office:value="1.206852952668" calcext:value-type="float">
            <text:p>1.206852952668</text:p>
          </table:table-cell>
          <table:table-cell office:value-type="float" office:value="0.562412849608017" calcext:value-type="float">
            <text:p>0.562412849608017</text:p>
          </table:table-cell>
          <table:table-cell office:value-type="float" office:value="0.200897198880174" calcext:value-type="float">
            <text:p>0.200897198880174</text:p>
          </table:table-cell>
          <table:table-cell office:value-type="float" office:value="0.14032639422473" calcext:value-type="float">
            <text:p>0.14032639422473</text:p>
          </table:table-cell>
          <table:table-cell office:value-type="float" office:value="0.0502657727018022" calcext:value-type="float">
            <text:p>0.0502657727018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9975379832921" calcext:value-type="float">
            <text:p>0.649975379832921</text:p>
          </table:table-cell>
          <table:table-cell office:value-type="float" office:value="1.24466505536882" calcext:value-type="float">
            <text:p>1.24466505536882</text:p>
          </table:table-cell>
          <table:table-cell office:value-type="float" office:value="0.511939788331161" calcext:value-type="float">
            <text:p>0.511939788331161</text:p>
          </table:table-cell>
          <table:table-cell office:value-type="float" office:value="0.200538359052106" calcext:value-type="float">
            <text:p>0.200538359052106</text:p>
          </table:table-cell>
          <table:table-cell office:value-type="float" office:value="0.1420381325518" calcext:value-type="float">
            <text:p>0.1420381325518</text:p>
          </table:table-cell>
          <table:table-cell office:value-type="float" office:value="0.0664970615665191" calcext:value-type="float">
            <text:p>0.0664970615665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176224639053" calcext:value-type="float">
            <text:p>1.0176224639053</text:p>
          </table:table-cell>
          <table:table-cell office:value-type="float" office:value="0.981044095573597" calcext:value-type="float">
            <text:p>0.981044095573597</text:p>
          </table:table-cell>
          <table:table-cell office:value-type="float" office:value="0.466849184382862" calcext:value-type="float">
            <text:p>0.466849184382862</text:p>
          </table:table-cell>
          <table:table-cell office:value-type="float" office:value="0.205287870657226" calcext:value-type="float">
            <text:p>0.205287870657226</text:p>
          </table:table-cell>
          <table:table-cell office:value-type="float" office:value="0.156794841733591" calcext:value-type="float">
            <text:p>0.156794841733591</text:p>
          </table:table-cell>
          <table:table-cell office:value-type="float" office:value="0.0689609902280648" calcext:value-type="float">
            <text:p>0.068960990228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06141525164627" calcext:value-type="float">
            <text:p>1.06141525164627</text:p>
          </table:table-cell>
          <table:table-cell office:value-type="float" office:value="0.957787518175332" calcext:value-type="float">
            <text:p>0.957787518175332</text:p>
          </table:table-cell>
          <table:table-cell office:value-type="float" office:value="0.387608499979598" calcext:value-type="float">
            <text:p>0.387608499979598</text:p>
          </table:table-cell>
          <table:table-cell office:value-type="float" office:value="0.158982795511746" calcext:value-type="float">
            <text:p>0.158982795511746</text:p>
          </table:table-cell>
          <table:table-cell office:value-type="float" office:value="0.125612671389335" calcext:value-type="float">
            <text:p>0.125612671389335</text:p>
          </table:table-cell>
          <table:table-cell office:value-type="float" office:value="0.0614232531393057" calcext:value-type="float">
            <text:p>0.061423253139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2731350064878" calcext:value-type="float">
            <text:p>0.432731350064878</text:p>
          </table:table-cell>
          <table:table-cell office:value-type="float" office:value="1.37873453173532" calcext:value-type="float">
            <text:p>1.37873453173532</text:p>
          </table:table-cell>
          <table:table-cell office:value-type="float" office:value="0.33464273766256" calcext:value-type="float">
            <text:p>0.33464273766256</text:p>
          </table:table-cell>
          <table:table-cell office:value-type="float" office:value="0.177122785231917" calcext:value-type="float">
            <text:p>0.177122785231917</text:p>
          </table:table-cell>
          <table:table-cell office:value-type="float" office:value="0.118118282403459" calcext:value-type="float">
            <text:p>0.118118282403459</text:p>
          </table:table-cell>
          <table:table-cell office:value-type="float" office:value="0.0503726561598076" calcext:value-type="float">
            <text:p>0.0503726561598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8986687402794" calcext:value-type="float">
            <text:p>0.318986687402794</text:p>
          </table:table-cell>
          <table:table-cell office:value-type="float" office:value="1.45583698413976" calcext:value-type="float">
            <text:p>1.45583698413976</text:p>
          </table:table-cell>
          <table:table-cell office:value-type="float" office:value="0.328841925074662" calcext:value-type="float">
            <text:p>0.328841925074662</text:p>
          </table:table-cell>
          <table:table-cell office:value-type="float" office:value="0.236197868742536" calcext:value-type="float">
            <text:p>0.236197868742536</text:p>
          </table:table-cell>
          <table:table-cell office:value-type="float" office:value="0.174198993819722" calcext:value-type="float">
            <text:p>0.174198993819722</text:p>
          </table:table-cell>
          <table:table-cell office:value-type="float" office:value="0.0593635735832447" calcext:value-type="float">
            <text:p>0.059363573583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8665559086592" calcext:value-type="float">
            <text:p>0.788665559086592</text:p>
          </table:table-cell>
          <table:table-cell office:value-type="float" office:value="1.07212629013052" calcext:value-type="float">
            <text:p>1.07212629013052</text:p>
          </table:table-cell>
          <table:table-cell office:value-type="float" office:value="0.555461826755338" calcext:value-type="float">
            <text:p>0.555461826755338</text:p>
          </table:table-cell>
          <table:table-cell office:value-type="float" office:value="0.16950960139103" calcext:value-type="float">
            <text:p>0.16950960139103</text:p>
          </table:table-cell>
          <table:table-cell office:value-type="float" office:value="0.111262400970612" calcext:value-type="float">
            <text:p>0.111262400970612</text:p>
          </table:table-cell>
          <table:table-cell office:value-type="float" office:value="0.0639345166476434" calcext:value-type="float">
            <text:p>0.0639345166476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89105491035501" calcext:value-type="float">
            <text:p>0.689105491035501</text:p>
          </table:table-cell>
          <table:table-cell office:value-type="float" office:value="1.17331457028434" calcext:value-type="float">
            <text:p>1.17331457028434</text:p>
          </table:table-cell>
          <table:table-cell office:value-type="float" office:value="0.507401974254337" calcext:value-type="float">
            <text:p>0.507401974254337</text:p>
          </table:table-cell>
          <table:table-cell office:value-type="float" office:value="0.186991981516561" calcext:value-type="float">
            <text:p>0.186991981516561</text:p>
          </table:table-cell>
          <table:table-cell office:value-type="float" office:value="0.135495843813756" calcext:value-type="float">
            <text:p>0.135495843813756</text:p>
          </table:table-cell>
          <table:table-cell office:value-type="float" office:value="0.0764467590271674" calcext:value-type="float">
            <text:p>0.07644675902716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0297996637426" calcext:value-type="float">
            <text:p>0.370297996637426</text:p>
          </table:table-cell>
          <table:table-cell office:value-type="float" office:value="1.32277495719768" calcext:value-type="float">
            <text:p>1.32277495719768</text:p>
          </table:table-cell>
          <table:table-cell office:value-type="float" office:value="0.522331367714313" calcext:value-type="float">
            <text:p>0.522331367714313</text:p>
          </table:table-cell>
          <table:table-cell office:value-type="float" office:value="0.216277941500276" calcext:value-type="float">
            <text:p>0.216277941500276</text:p>
          </table:table-cell>
          <table:table-cell office:value-type="float" office:value="0.15382352392741" calcext:value-type="float">
            <text:p>0.15382352392741</text:p>
          </table:table-cell>
          <table:table-cell office:value-type="float" office:value="0.0879324422682521" calcext:value-type="float">
            <text:p>0.0879324422682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68182097310073" calcext:value-type="float">
            <text:p>0.026818209731007</text:p>
          </table:table-cell>
          <table:table-cell office:value-type="float" office:value="1.61105080384912" calcext:value-type="float">
            <text:p>1.61105080384912</text:p>
          </table:table-cell>
          <table:table-cell office:value-type="float" office:value="0.613989850231811" calcext:value-type="float">
            <text:p>0.613989850231811</text:p>
          </table:table-cell>
          <table:table-cell office:value-type="float" office:value="0.375710736102327" calcext:value-type="float">
            <text:p>0.375710736102327</text:p>
          </table:table-cell>
          <table:table-cell office:value-type="float" office:value="0.275171495979618" calcext:value-type="float">
            <text:p>0.275171495979618</text:p>
          </table:table-cell>
          <table:table-cell office:value-type="float" office:value="0.125354942138111" calcext:value-type="float">
            <text:p>0.1253549421381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3158771183784" calcext:value-type="float">
            <text:p>0.563158771183784</text:p>
          </table:table-cell>
          <table:table-cell office:value-type="float" office:value="1.22863567720575" calcext:value-type="float">
            <text:p>1.22863567720575</text:p>
          </table:table-cell>
          <table:table-cell office:value-type="float" office:value="0.548320521046124" calcext:value-type="float">
            <text:p>0.548320521046124</text:p>
          </table:table-cell>
          <table:table-cell office:value-type="float" office:value="0.179356146619332" calcext:value-type="float">
            <text:p>0.179356146619332</text:p>
          </table:table-cell>
          <table:table-cell office:value-type="float" office:value="0.130584521965345" calcext:value-type="float">
            <text:p>0.130584521965345</text:p>
          </table:table-cell>
          <table:table-cell office:value-type="float" office:value="0.0886255677698265" calcext:value-type="float">
            <text:p>0.0886255677698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6170100264245" calcext:value-type="float">
            <text:p>0.516170100264245</text:p>
          </table:table-cell>
          <table:table-cell office:value-type="float" office:value="1.25325198778502" calcext:value-type="float">
            <text:p>1.25325198778502</text:p>
          </table:table-cell>
          <table:table-cell office:value-type="float" office:value="0.65702944446369" calcext:value-type="float">
            <text:p>0.65702944446369</text:p>
          </table:table-cell>
          <table:table-cell office:value-type="float" office:value="0.299953453878943" calcext:value-type="float">
            <text:p>0.299953453878943</text:p>
          </table:table-cell>
          <table:table-cell office:value-type="float" office:value="0.203931926772466" calcext:value-type="float">
            <text:p>0.203931926772466</text:p>
          </table:table-cell>
          <table:table-cell office:value-type="float" office:value="0.168977035385097" calcext:value-type="float">
            <text:p>0.16897703538509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1516508712919" calcext:value-type="float">
            <text:p>0.601516508712919</text:p>
          </table:table-cell>
          <table:table-cell office:value-type="float" office:value="1.1819182198951" calcext:value-type="float">
            <text:p>1.1819182198951</text:p>
          </table:table-cell>
          <table:table-cell office:value-type="float" office:value="0.491075798799171" calcext:value-type="float">
            <text:p>0.491075798799171</text:p>
          </table:table-cell>
          <table:table-cell office:value-type="float" office:value="0.166162709368409" calcext:value-type="float">
            <text:p>0.166162709368409</text:p>
          </table:table-cell>
          <table:table-cell office:value-type="float" office:value="0.12319839811422" calcext:value-type="float">
            <text:p>0.12319839811422</text:p>
          </table:table-cell>
          <table:table-cell office:value-type="float" office:value="0.0761030632967744" calcext:value-type="float">
            <text:p>0.0761030632967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2969864325707" calcext:value-type="float">
            <text:p>0.672969864325707</text:p>
          </table:table-cell>
          <table:table-cell office:value-type="float" office:value="1.12615172169272" calcext:value-type="float">
            <text:p>1.12615172169272</text:p>
          </table:table-cell>
          <table:table-cell office:value-type="float" office:value="0.437627235319537" calcext:value-type="float">
            <text:p>0.437627235319537</text:p>
          </table:table-cell>
          <table:table-cell office:value-type="float" office:value="0.15017247021738" calcext:value-type="float">
            <text:p>0.15017247021738</text:p>
          </table:table-cell>
          <table:table-cell office:value-type="float" office:value="0.120259426626279" calcext:value-type="float">
            <text:p>0.120259426626279</text:p>
          </table:table-cell>
          <table:table-cell office:value-type="float" office:value="0.052065178269477" calcext:value-type="float">
            <text:p>0.05206517826947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0074038627352" calcext:value-type="float">
            <text:p>0.610074038627352</text:p>
          </table:table-cell>
          <table:table-cell office:value-type="float" office:value="1.20644587304113" calcext:value-type="float">
            <text:p>1.20644587304113</text:p>
          </table:table-cell>
          <table:table-cell office:value-type="float" office:value="0.480987356130284" calcext:value-type="float">
            <text:p>0.480987356130284</text:p>
          </table:table-cell>
          <table:table-cell office:value-type="float" office:value="0.163867537062938" calcext:value-type="float">
            <text:p>0.163867537062938</text:p>
          </table:table-cell>
          <table:table-cell office:value-type="float" office:value="0.134886836401073" calcext:value-type="float">
            <text:p>0.134886836401073</text:p>
          </table:table-cell>
          <table:table-cell office:value-type="float" office:value="0.0622326887267563" calcext:value-type="float">
            <text:p>0.0622326887267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10190370221595" calcext:value-type="float">
            <text:p>0.810190370221595</text:p>
          </table:table-cell>
          <table:table-cell office:value-type="float" office:value="1.07057268118974" calcext:value-type="float">
            <text:p>1.07057268118974</text:p>
          </table:table-cell>
          <table:table-cell office:value-type="float" office:value="0.390849058238681" calcext:value-type="float">
            <text:p>0.390849058238681</text:p>
          </table:table-cell>
          <table:table-cell office:value-type="float" office:value="0.162772324186229" calcext:value-type="float">
            <text:p>0.162772324186229</text:p>
          </table:table-cell>
          <table:table-cell office:value-type="float" office:value="0.121953335106447" calcext:value-type="float">
            <text:p>0.121953335106447</text:p>
          </table:table-cell>
          <table:table-cell office:value-type="float" office:value="0.0462989045291891" calcext:value-type="float">
            <text:p>0.0462989045291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5282527305407" calcext:value-type="float">
            <text:p>0.215282527305407</text:p>
          </table:table-cell>
          <table:table-cell office:value-type="float" office:value="1.53734327359941" calcext:value-type="float">
            <text:p>1.53734327359941</text:p>
          </table:table-cell>
          <table:table-cell office:value-type="float" office:value="0.487588681084994" calcext:value-type="float">
            <text:p>0.487588681084994</text:p>
          </table:table-cell>
          <table:table-cell office:value-type="float" office:value="0.185989440010618" calcext:value-type="float">
            <text:p>0.185989440010618</text:p>
          </table:table-cell>
          <table:table-cell office:value-type="float" office:value="0.118484583836939" calcext:value-type="float">
            <text:p>0.118484583836939</text:p>
          </table:table-cell>
          <table:table-cell office:value-type="float" office:value="0.0563267506446238" calcext:value-type="float">
            <text:p>0.0563267506446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77604177848716" calcext:value-type="float">
            <text:p>0.277604177848716</text:p>
          </table:table-cell>
          <table:table-cell office:value-type="float" office:value="1.51030370747926" calcext:value-type="float">
            <text:p>1.51030370747926</text:p>
          </table:table-cell>
          <table:table-cell office:value-type="float" office:value="0.440431427236119" calcext:value-type="float">
            <text:p>0.440431427236119</text:p>
          </table:table-cell>
          <table:table-cell office:value-type="float" office:value="0.222078908447223" calcext:value-type="float">
            <text:p>0.222078908447223</text:p>
          </table:table-cell>
          <table:table-cell office:value-type="float" office:value="0.166244986968704" calcext:value-type="float">
            <text:p>0.166244986968704</text:p>
          </table:table-cell>
          <table:table-cell office:value-type="float" office:value="0.0781493566849573" calcext:value-type="float">
            <text:p>0.07814935668495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80291644542206" calcext:value-type="float">
            <text:p>0.680291644542206</text:p>
          </table:table-cell>
          <table:table-cell office:value-type="float" office:value="1.20187937616455" calcext:value-type="float">
            <text:p>1.20187937616455</text:p>
          </table:table-cell>
          <table:table-cell office:value-type="float" office:value="0.634959826970523" calcext:value-type="float">
            <text:p>0.634959826970523</text:p>
          </table:table-cell>
          <table:table-cell office:value-type="float" office:value="0.228798898337674" calcext:value-type="float">
            <text:p>0.228798898337674</text:p>
          </table:table-cell>
          <table:table-cell office:value-type="float" office:value="0.163694430832138" calcext:value-type="float">
            <text:p>0.163694430832138</text:p>
          </table:table-cell>
          <table:table-cell office:value-type="float" office:value="0.0923318215281942" calcext:value-type="float">
            <text:p>0.0923318215281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4764293636775" calcext:value-type="float">
            <text:p>0.794764293636775</text:p>
          </table:table-cell>
          <table:table-cell office:value-type="float" office:value="1.09796436882779" calcext:value-type="float">
            <text:p>1.09796436882779</text:p>
          </table:table-cell>
          <table:table-cell office:value-type="float" office:value="0.587704184604807" calcext:value-type="float">
            <text:p>0.587704184604807</text:p>
          </table:table-cell>
          <table:table-cell office:value-type="float" office:value="0.272202507064679" calcext:value-type="float">
            <text:p>0.272202507064679</text:p>
          </table:table-cell>
          <table:table-cell office:value-type="float" office:value="0.199074893330353" calcext:value-type="float">
            <text:p>0.199074893330353</text:p>
          </table:table-cell>
          <table:table-cell office:value-type="float" office:value="0.0916121347467898" calcext:value-type="float">
            <text:p>0.0916121347467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5049353378669" calcext:value-type="float">
            <text:p>0.385049353378669</text:p>
          </table:table-cell>
          <table:table-cell office:value-type="float" office:value="1.38909629651124" calcext:value-type="float">
            <text:p>1.38909629651124</text:p>
          </table:table-cell>
          <table:table-cell office:value-type="float" office:value="0.493078642713095" calcext:value-type="float">
            <text:p>0.493078642713095</text:p>
          </table:table-cell>
          <table:table-cell office:value-type="float" office:value="0.164227848607643" calcext:value-type="float">
            <text:p>0.164227848607643</text:p>
          </table:table-cell>
          <table:table-cell office:value-type="float" office:value="0.136033034474518" calcext:value-type="float">
            <text:p>0.136033034474518</text:p>
          </table:table-cell>
          <table:table-cell office:value-type="float" office:value="0.0600277305708998" calcext:value-type="float">
            <text:p>0.06002773057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9227440665665" calcext:value-type="float">
            <text:p>0.389227440665665</text:p>
          </table:table-cell>
          <table:table-cell office:value-type="float" office:value="1.39145897937671" calcext:value-type="float">
            <text:p>1.39145897937671</text:p>
          </table:table-cell>
          <table:table-cell office:value-type="float" office:value="0.403123232796487" calcext:value-type="float">
            <text:p>0.403123232796487</text:p>
          </table:table-cell>
          <table:table-cell office:value-type="float" office:value="0.160984570497427" calcext:value-type="float">
            <text:p>0.160984570497427</text:p>
          </table:table-cell>
          <table:table-cell office:value-type="float" office:value="0.123155282795911" calcext:value-type="float">
            <text:p>0.123155282795911</text:p>
          </table:table-cell>
          <table:table-cell office:value-type="float" office:value="0.0656774753799742" calcext:value-type="float">
            <text:p>0.06567747537997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5015153800894" calcext:value-type="float">
            <text:p>0.555015153800894</text:p>
          </table:table-cell>
          <table:table-cell office:value-type="float" office:value="1.31249297430424" calcext:value-type="float">
            <text:p>1.31249297430424</text:p>
          </table:table-cell>
          <table:table-cell office:value-type="float" office:value="0.433976597967474" calcext:value-type="float">
            <text:p>0.433976597967474</text:p>
          </table:table-cell>
          <table:table-cell office:value-type="float" office:value="0.194736938513068" calcext:value-type="float">
            <text:p>0.194736938513068</text:p>
          </table:table-cell>
          <table:table-cell office:value-type="float" office:value="0.130358226749965" calcext:value-type="float">
            <text:p>0.130358226749965</text:p>
          </table:table-cell>
          <table:table-cell office:value-type="float" office:value="0.0632181283852035" calcext:value-type="float">
            <text:p>0.0632181283852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1752033806539" calcext:value-type="float">
            <text:p>0.611752033806539</text:p>
          </table:table-cell>
          <table:table-cell office:value-type="float" office:value="1.28879860602327" calcext:value-type="float">
            <text:p>1.28879860602327</text:p>
          </table:table-cell>
          <table:table-cell office:value-type="float" office:value="0.367200833838795" calcext:value-type="float">
            <text:p>0.367200833838795</text:p>
          </table:table-cell>
          <table:table-cell office:value-type="float" office:value="0.185198865907187" calcext:value-type="float">
            <text:p>0.185198865907187</text:p>
          </table:table-cell>
          <table:table-cell office:value-type="float" office:value="0.144488990240467" calcext:value-type="float">
            <text:p>0.144488990240467</text:p>
          </table:table-cell>
          <table:table-cell office:value-type="float" office:value="0.0546156645492477" calcext:value-type="float">
            <text:p>0.0546156645492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9766686514115" calcext:value-type="float">
            <text:p>0.399766686514115</text:p>
          </table:table-cell>
          <table:table-cell office:value-type="float" office:value="1.33285645599851" calcext:value-type="float">
            <text:p>1.33285645599851</text:p>
          </table:table-cell>
          <table:table-cell office:value-type="float" office:value="0.59196243407983" calcext:value-type="float">
            <text:p>0.59196243407983</text:p>
          </table:table-cell>
          <table:table-cell office:value-type="float" office:value="0.221271383333785" calcext:value-type="float">
            <text:p>0.221271383333785</text:p>
          </table:table-cell>
          <table:table-cell office:value-type="float" office:value="0.146674362795756" calcext:value-type="float">
            <text:p>0.146674362795756</text:p>
          </table:table-cell>
          <table:table-cell office:value-type="float" office:value="0.0886878783047027" calcext:value-type="float">
            <text:p>0.0886878783047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177589404293" calcext:value-type="float">
            <text:p>0.61177589404293</text:p>
          </table:table-cell>
          <table:table-cell office:value-type="float" office:value="1.17164980889511" calcext:value-type="float">
            <text:p>1.17164980889511</text:p>
          </table:table-cell>
          <table:table-cell office:value-type="float" office:value="0.475948101236211" calcext:value-type="float">
            <text:p>0.475948101236211</text:p>
          </table:table-cell>
          <table:table-cell office:value-type="float" office:value="0.150418993217339" calcext:value-type="float">
            <text:p>0.150418993217339</text:p>
          </table:table-cell>
          <table:table-cell office:value-type="float" office:value="0.128288074685367" calcext:value-type="float">
            <text:p>0.128288074685367</text:p>
          </table:table-cell>
          <table:table-cell office:value-type="float" office:value="0.0622859973073019" calcext:value-type="float">
            <text:p>0.0622859973073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1542593006392" calcext:value-type="float">
            <text:p>0.411542593006392</text:p>
          </table:table-cell>
          <table:table-cell office:value-type="float" office:value="1.37359730841154" calcext:value-type="float">
            <text:p>1.37359730841154</text:p>
          </table:table-cell>
          <table:table-cell office:value-type="float" office:value="0.536204237999693" calcext:value-type="float">
            <text:p>0.536204237999693</text:p>
          </table:table-cell>
          <table:table-cell office:value-type="float" office:value="0.184320121952743" calcext:value-type="float">
            <text:p>0.184320121952743</text:p>
          </table:table-cell>
          <table:table-cell office:value-type="float" office:value="0.138509931716563" calcext:value-type="float">
            <text:p>0.138509931716563</text:p>
          </table:table-cell>
          <table:table-cell office:value-type="float" office:value="0.0766890489028755" calcext:value-type="float">
            <text:p>0.0766890489028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2434381639367" calcext:value-type="float">
            <text:p>0.442434381639367</text:p>
          </table:table-cell>
          <table:table-cell office:value-type="float" office:value="1.35205316085814" calcext:value-type="float">
            <text:p>1.35205316085814</text:p>
          </table:table-cell>
          <table:table-cell office:value-type="float" office:value="0.533922760719576" calcext:value-type="float">
            <text:p>0.533922760719576</text:p>
          </table:table-cell>
          <table:table-cell office:value-type="float" office:value="0.210586496680918" calcext:value-type="float">
            <text:p>0.210586496680918</text:p>
          </table:table-cell>
          <table:table-cell office:value-type="float" office:value="0.174410475434539" calcext:value-type="float">
            <text:p>0.174410475434539</text:p>
          </table:table-cell>
          <table:table-cell office:value-type="float" office:value="0.075881795574351" calcext:value-type="float">
            <text:p>0.07588179557435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507589847976" calcext:value-type="float">
            <text:p>0.625507589847976</text:p>
          </table:table-cell>
          <table:table-cell office:value-type="float" office:value="1.15823888484087" calcext:value-type="float">
            <text:p>1.15823888484087</text:p>
          </table:table-cell>
          <table:table-cell office:value-type="float" office:value="0.596791549924769" calcext:value-type="float">
            <text:p>0.596791549924769</text:p>
          </table:table-cell>
          <table:table-cell office:value-type="float" office:value="0.186509234017553" calcext:value-type="float">
            <text:p>0.186509234017553</text:p>
          </table:table-cell>
          <table:table-cell office:value-type="float" office:value="0.119686718183682" calcext:value-type="float">
            <text:p>0.119686718183682</text:p>
          </table:table-cell>
          <table:table-cell office:value-type="float" office:value="0.0799750891552283" calcext:value-type="float">
            <text:p>0.079975089155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0362425948968" calcext:value-type="float">
            <text:p>0.680362425948968</text:p>
          </table:table-cell>
          <table:table-cell office:value-type="float" office:value="1.13137543701698" calcext:value-type="float">
            <text:p>1.13137543701698</text:p>
          </table:table-cell>
          <table:table-cell office:value-type="float" office:value="0.547519484254195" calcext:value-type="float">
            <text:p>0.547519484254195</text:p>
          </table:table-cell>
          <table:table-cell office:value-type="float" office:value="0.186527841903613" calcext:value-type="float">
            <text:p>0.186527841903613</text:p>
          </table:table-cell>
          <table:table-cell office:value-type="float" office:value="0.130715491915024" calcext:value-type="float">
            <text:p>0.130715491915024</text:p>
          </table:table-cell>
          <table:table-cell office:value-type="float" office:value="0.0719237997928982" calcext:value-type="float">
            <text:p>0.07192379979289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AVERAGE([.A1:.A500])" office:value-type="float" office:value="0.488344395740688" calcext:value-type="float">
            <text:p>0.488344395740688</text:p>
          </table:table-cell>
          <table:table-cell table:formula="of:=AVERAGE([.B1:.B500])" office:value-type="float" office:value="1.30124977722861" calcext:value-type="float">
            <text:p>1.30124977722861</text:p>
          </table:table-cell>
          <table:table-cell table:formula="of:=AVERAGE([.C1:.C500])" office:value-type="float" office:value="0.522248602069496" calcext:value-type="float">
            <text:p>0.522248602069496</text:p>
          </table:table-cell>
          <table:table-cell table:formula="of:=AVERAGE([.D1:.D500])" office:value-type="float" office:value="0.189997227223297" calcext:value-type="float">
            <text:p>0.189997227223297</text:p>
          </table:table-cell>
          <table:table-cell table:formula="of:=AVERAGE([.E1:.E500])" office:value-type="float" office:value="0.135635246842936" calcext:value-type="float">
            <text:p>0.135635246842936</text:p>
          </table:table-cell>
          <table:table-cell table:formula="of:=AVERAGE([.F1:.F500])" office:value-type="float" office:value="0.0734023242614275" calcext:value-type="float">
            <text:p>0.073402324261428</text:p>
          </table:table-cell>
          <table:table-cell table:formula="of:=AVERAGE([.G1:.G500])" office:value-type="float" office:value="0.942" calcext:value-type="float">
            <text:p>0.942</text:p>
          </table:table-cell>
          <table:table-cell table:formula="of:=AVERAGE([.H1:.H500])" office:value-type="float" office:value="0.928" calcext:value-type="float">
            <text:p>0.928</text:p>
          </table:table-cell>
          <table:table-cell table:formula="of:=AVERAGE([.I1:.I500])" office:value-type="float" office:value="0.93" calcext:value-type="float">
            <text:p>0.93</text:p>
          </table:table-cell>
          <table:table-cell table:formula="of:=AVERAGE([.J1:.J500])" office:value-type="float" office:value="0.506965869897445" calcext:value-type="float">
            <text:p>0.506965869897445</text:p>
          </table:table-cell>
          <table:table-cell table:formula="of:=AVERAGE([.K1:.K500])" office:value-type="float" office:value="1.29671001964668" calcext:value-type="float">
            <text:p>1.29671001964668</text:p>
          </table:table-cell>
          <table:table-cell table:formula="of:=AVERAGE([.L1:.L500])" office:value-type="float" office:value="0.482984475813102" calcext:value-type="float">
            <text:p>0.482984475813102</text:p>
          </table:table-cell>
          <table:table-cell table:formula="of:=AVERAGE([.M1:.M500])" office:value-type="float" office:value="0.196210242116877" calcext:value-type="float">
            <text:p>0.196210242116877</text:p>
          </table:table-cell>
          <table:table-cell table:formula="of:=AVERAGE([.N1:.N500])" office:value-type="float" office:value="0.146215569865368" calcext:value-type="float">
            <text:p>0.146215569865368</text:p>
          </table:table-cell>
          <table:table-cell table:formula="of:=AVERAGE([.O1:.O500])" office:value-type="float" office:value="0.0765916143406896" calcext:value-type="float">
            <text:p>0.07659161434069</text:p>
          </table:table-cell>
          <table:table-cell table:formula="of:=AVERAGE([.P1:.P500])" office:value-type="float" office:value="0.896" calcext:value-type="float">
            <text:p>0.896</text:p>
          </table:table-cell>
          <table:table-cell table:formula="of:=AVERAGE([.Q1:.Q500])" office:value-type="float" office:value="0.91" calcext:value-type="float">
            <text:p>0.91</text:p>
          </table:table-cell>
          <table:table-cell table:formula="of:=AVERAGE([.R1:.R500])" office:value-type="float" office:value="0.858" calcext:value-type="float">
            <text:p>0.858</text:p>
          </table:table-cell>
        </table:table-row>
        <table:table-row table:style-name="ro1">
          <table:table-cell table:formula="of:=ROUND([.A501]-0.5; 5)" office:value-type="float" office:value="-0.01166" calcext:value-type="float">
            <text:p>-0.01166</text:p>
          </table:table-cell>
          <table:table-cell table:formula="of:=ROUND([.B501]-1.3; 5)" office:value-type="float" office:value="0.00125" calcext:value-type="float">
            <text:p>0.00125</text:p>
          </table:table-cell>
          <table:table-cell table:formula="of:=ROUND([.C501]-0.5; 5)" office:value-type="float" office:value="0.02225" calcext:value-type="float">
            <text:p>0.02225</text:p>
          </table:table-cell>
          <table:table-cell table:formula="of:=ROUND([.D501]*1.96; 5)" office:value-type="float" office:value="0.37239" calcext:value-type="float">
            <text:p>0.37239</text:p>
          </table:table-cell>
          <table:table-cell table:formula="of:=ROUND([.E501]*1.96; 5)" office:value-type="float" office:value="0.26585" calcext:value-type="float">
            <text:p>0.26585</text:p>
          </table:table-cell>
          <table:table-cell table:formula="of:=ROUND([.F501]*1.96; 5)" office:value-type="float" office:value="0.14387" calcext:value-type="float">
            <text:p>0.14387</text:p>
          </table:table-cell>
          <table:table-cell table:number-columns-repeated="3"/>
          <table:table-cell table:formula="of:=ROUND([.J501]-0.5; 5)" office:value-type="float" office:value="0.00697" calcext:value-type="float">
            <text:p>0.00697</text:p>
          </table:table-cell>
          <table:table-cell table:formula="of:=ROUND([.K501]-1.3; 5)" office:value-type="float" office:value="-0.00329" calcext:value-type="float">
            <text:p>-0.00329</text:p>
          </table:table-cell>
          <table:table-cell table:formula="of:=ROUND([.L501]-0.5; 5)" office:value-type="float" office:value="-0.01702" calcext:value-type="float">
            <text:p>-0.01702</text:p>
          </table:table-cell>
          <table:table-cell table:formula="of:=ROUND([.M501]*1.96; 5)" office:value-type="float" office:value="0.38457" calcext:value-type="float">
            <text:p>0.38457</text:p>
          </table:table-cell>
          <table:table-cell table:formula="of:=ROUND([.N501]*1.96; 5)" office:value-type="float" office:value="0.28658" calcext:value-type="float">
            <text:p>0.28658</text:p>
          </table:table-cell>
          <table:table-cell table:formula="of:=ROUND([.O501]*1.96; 5)" office:value-type="float" office:value="0.15012" calcext:value-type="float">
            <text:p>0.15012</text:p>
          </table:table-cell>
          <table:table-cell table:number-columns-repeated="3"/>
        </table:table-row>
        <table:table-row table:style-name="ro1">
          <table:table-cell table:formula="of:=ROUND(SQRT(VAR([.A1:.A500])); 5)" office:value-type="float" office:value="0.19476" calcext:value-type="float">
            <text:p>0.19476</text:p>
          </table:table-cell>
          <table:table-cell table:formula="of:=ROUND(SQRT(VAR([.B1:.B500])); 5)" office:value-type="float" office:value="0.13923" calcext:value-type="float">
            <text:p>0.13923</text:p>
          </table:table-cell>
          <table:table-cell table:formula="of:=ROUND(SQRT(VAR([.C1:.C500])); 5)" office:value-type="float" office:value="0.07827" calcext:value-type="float">
            <text:p>0.07827</text:p>
          </table:table-cell>
          <table:table-cell table:number-columns-repeated="6"/>
          <table:table-cell table:formula="of:=ROUND(SQRT(VAR([.J1:.J500])); 5)" office:value-type="float" office:value="0.22181" calcext:value-type="float">
            <text:p>0.22181</text:p>
          </table:table-cell>
          <table:table-cell table:formula="of:=ROUND(SQRT(VAR([.K1:.K500])); 5)" office:value-type="float" office:value="0.16464" calcext:value-type="float">
            <text:p>0.16464</text:p>
          </table:table-cell>
          <table:table-cell table:formula="of:=ROUND(SQRT(VAR([.L1:.L500])); 5)" office:value-type="float" office:value="0.09627" calcext:value-type="float">
            <text:p>0.09627</text:p>
          </table:table-cell>
          <table:table-cell table:number-columns-repeated="6"/>
        </table:table-row>
        <table:table-row table:style-name="ro1">
          <table:table-cell table:formula="of:=ROUND(SQRT([.A502]^2 + [.A503]^2); 5)" office:value-type="float" office:value="0.19511" calcext:value-type="float">
            <text:p>0.19511</text:p>
          </table:table-cell>
          <table:table-cell table:formula="of:=ROUND(SQRT([.B502]^2 + [.B503]^2); 5)" office:value-type="float" office:value="0.13924" calcext:value-type="float">
            <text:p>0.13924</text:p>
          </table:table-cell>
          <table:table-cell table:formula="of:=ROUND(SQRT([.C502]^2 + [.C503]^2); 5)" office:value-type="float" office:value="0.08137" calcext:value-type="float">
            <text:p>0.08137</text:p>
          </table:table-cell>
          <table:table-cell table:number-columns-repeated="6"/>
          <table:table-cell table:formula="of:=ROUND(SQRT([.J502]^2 + [.J503]^2); 5)" office:value-type="float" office:value="0.22192" calcext:value-type="float">
            <text:p>0.22192</text:p>
          </table:table-cell>
          <table:table-cell table:formula="of:=ROUND(SQRT([.K502]^2 + [.K503]^2); 5)" office:value-type="float" office:value="0.16467" calcext:value-type="float">
            <text:p>0.16467</text:p>
          </table:table-cell>
          <table:table-cell table:formula="of:=ROUND(SQRT([.L502]^2 + [.L503]^2); 5)" office:value-type="float" office:value="0.09776" calcext:value-type="float">
            <text:p>0.09776</text:p>
          </table:table-cell>
          <table:table-cell table:number-columns-repeated="6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float" office:value="0.488344395740688" calcext:value-type="float">
            <text:p>0.488344395740688</text:p>
          </table:table-cell>
          <table:table-cell office:value-type="float" office:value="1.30124977722861" calcext:value-type="float">
            <text:p>1.30124977722861</text:p>
          </table:table-cell>
          <table:table-cell office:value-type="float" office:value="0.522248602069496" calcext:value-type="float">
            <text:p>0.522248602069496</text:p>
          </table:table-cell>
          <table:table-cell office:value-type="float" office:value="0.189997227223297" calcext:value-type="float">
            <text:p>0.189997227223297</text:p>
          </table:table-cell>
          <table:table-cell office:value-type="float" office:value="0.135635246842936" calcext:value-type="float">
            <text:p>0.135635246842936</text:p>
          </table:table-cell>
          <table:table-cell office:value-type="float" office:value="0.0734023242614275" calcext:value-type="float">
            <text:p>0.073402324261428</text:p>
          </table:table-cell>
          <table:table-cell office:value-type="float" office:value="0.942" calcext:value-type="float">
            <text:p>0.942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" calcext:value-type="float">
            <text:p>0.93</text:p>
          </table:table-cell>
          <table:table-cell office:value-type="float" office:value="0.506965869897445" calcext:value-type="float">
            <text:p>0.506965869897445</text:p>
          </table:table-cell>
          <table:table-cell office:value-type="float" office:value="1.29671001964668" calcext:value-type="float">
            <text:p>1.29671001964668</text:p>
          </table:table-cell>
          <table:table-cell office:value-type="float" office:value="0.482984475813102" calcext:value-type="float">
            <text:p>0.482984475813102</text:p>
          </table:table-cell>
          <table:table-cell office:value-type="float" office:value="0.196210242116877" calcext:value-type="float">
            <text:p>0.196210242116877</text:p>
          </table:table-cell>
          <table:table-cell office:value-type="float" office:value="0.146215569865368" calcext:value-type="float">
            <text:p>0.146215569865368</text:p>
          </table:table-cell>
          <table:table-cell office:value-type="float" office:value="0.0765916143406896" calcext:value-type="float">
            <text:p>0.07659161434069</text:p>
          </table:table-cell>
          <table:table-cell office:value-type="float" office:value="0.896" calcext:value-type="float">
            <text:p>0.896</text:p>
          </table:table-cell>
          <table:table-cell office:value-type="float" office:value="0.91" calcext:value-type="float">
            <text:p>0.91</text:p>
          </table:table-cell>
          <table:table-cell office:value-type="float" office:value="0.858" calcext:value-type="float">
            <text:p>0.858</text:p>
          </table:table-cell>
        </table:table-row>
        <table:table-row table:style-name="ro1">
          <table:table-cell office:value-type="float" office:value="-0.01166" calcext:value-type="float">
            <text:p>-0.01166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37239" calcext:value-type="float">
            <text:p>0.37239</text:p>
          </table:table-cell>
          <table:table-cell office:value-type="float" office:value="0.26585" calcext:value-type="float">
            <text:p>0.26585</text:p>
          </table:table-cell>
          <table:table-cell office:value-type="float" office:value="0.14387" calcext:value-type="float">
            <text:p>0.14387</text:p>
          </table:table-cell>
          <table:table-cell table:number-columns-repeated="3"/>
          <table:table-cell office:value-type="float" office:value="0.00697" calcext:value-type="float">
            <text:p>0.00697</text:p>
          </table:table-cell>
          <table:table-cell office:value-type="float" office:value="-0.00329" calcext:value-type="float">
            <text:p>-0.00329</text:p>
          </table:table-cell>
          <table:table-cell office:value-type="float" office:value="-0.01702" calcext:value-type="float">
            <text:p>-0.01702</text:p>
          </table:table-cell>
          <table:table-cell office:value-type="float" office:value="0.38457" calcext:value-type="float">
            <text:p>0.38457</text:p>
          </table:table-cell>
          <table:table-cell office:value-type="float" office:value="0.28658" calcext:value-type="float">
            <text:p>0.28658</text:p>
          </table:table-cell>
          <table:table-cell office:value-type="float" office:value="0.15012" calcext:value-type="float">
            <text:p>0.15012</text:p>
          </table:table-cell>
          <table:table-cell table:number-columns-repeated="3"/>
        </table:table-row>
        <table:table-row table:style-name="ro1">
          <table:table-cell office:value-type="float" office:value="0.19476" calcext:value-type="float">
            <text:p>0.19476</text:p>
          </table:table-cell>
          <table:table-cell office:value-type="float" office:value="0.13923" calcext:value-type="float">
            <text:p>0.13923</text:p>
          </table:table-cell>
          <table:table-cell office:value-type="float" office:value="0.07827" calcext:value-type="float">
            <text:p>0.07827</text:p>
          </table:table-cell>
          <table:table-cell table:number-columns-repeated="6"/>
          <table:table-cell office:value-type="float" office:value="0.22181" calcext:value-type="float">
            <text:p>0.22181</text:p>
          </table:table-cell>
          <table:table-cell office:value-type="float" office:value="0.16464" calcext:value-type="float">
            <text:p>0.16464</text:p>
          </table:table-cell>
          <table:table-cell office:value-type="float" office:value="0.09627" calcext:value-type="float">
            <text:p>0.09627</text:p>
          </table:table-cell>
          <table:table-cell table:number-columns-repeated="6"/>
        </table:table-row>
        <table:table-row table:style-name="ro1">
          <table:table-cell office:value-type="float" office:value="0.19511" calcext:value-type="float">
            <text:p>0.19511</text:p>
          </table:table-cell>
          <table:table-cell office:value-type="float" office:value="0.13924" calcext:value-type="float">
            <text:p>0.13924</text:p>
          </table:table-cell>
          <table:table-cell office:value-type="float" office:value="0.08137" calcext:value-type="float">
            <text:p>0.08137</text:p>
          </table:table-cell>
          <table:table-cell table:number-columns-repeated="6"/>
          <table:table-cell office:value-type="float" office:value="0.22192" calcext:value-type="float">
            <text:p>0.22192</text:p>
          </table:table-cell>
          <table:table-cell office:value-type="float" office:value="0.16467" calcext:value-type="float">
            <text:p>0.16467</text:p>
          </table:table-cell>
          <table:table-cell office:value-type="float" office:value="0.09776" calcext:value-type="float">
            <text:p>0.09776</text:p>
          </table:table-cell>
          <table:table-cell table:number-columns-repeated="6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float" office:value="0.488344395740688" calcext:value-type="float">
            <text:p>0.488344395740688</text:p>
          </table:table-cell>
          <table:table-cell office:value-type="float" office:value="-0.01166" calcext:value-type="float">
            <text:p>-0.01166</text:p>
          </table:table-cell>
          <table:table-cell office:value-type="float" office:value="0.19476" calcext:value-type="float">
            <text:p>0.19476</text:p>
          </table:table-cell>
          <table:table-cell office:value-type="float" office:value="0.19511" calcext:value-type="float">
            <text:p>0.19511</text:p>
          </table:table-cell>
          <table:table-cell office:value-type="float" office:value="0.37239" calcext:value-type="float">
            <text:p>0.37239</text:p>
          </table:table-cell>
          <table:table-cell office:value-type="float" office:value="0.942" calcext:value-type="float">
            <text:p>0.942</text:p>
          </table:table-cell>
          <table:table-cell table:number-columns-repeated="12"/>
        </table:table-row>
        <table:table-row table:style-name="ro1">
          <table:table-cell office:value-type="float" office:value="1.30124977722861" calcext:value-type="float">
            <text:p>1.30124977722861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13923" calcext:value-type="float">
            <text:p>0.13923</text:p>
          </table:table-cell>
          <table:table-cell office:value-type="float" office:value="0.13924" calcext:value-type="float">
            <text:p>0.13924</text:p>
          </table:table-cell>
          <table:table-cell office:value-type="float" office:value="0.26585" calcext:value-type="float">
            <text:p>0.26585</text:p>
          </table:table-cell>
          <table:table-cell office:value-type="float" office:value="0.928" calcext:value-type="float">
            <text:p>0.928</text:p>
          </table:table-cell>
          <table:table-cell table:number-columns-repeated="12"/>
        </table:table-row>
        <table:table-row table:style-name="ro1">
          <table:table-cell office:value-type="float" office:value="0.522248602069496" calcext:value-type="float">
            <text:p>0.522248602069496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7827" calcext:value-type="float">
            <text:p>0.07827</text:p>
          </table:table-cell>
          <table:table-cell office:value-type="float" office:value="0.08137" calcext:value-type="float">
            <text:p>0.08137</text:p>
          </table:table-cell>
          <table:table-cell office:value-type="float" office:value="0.14387" calcext:value-type="float">
            <text:p>0.14387</text:p>
          </table:table-cell>
          <table:table-cell office:value-type="float" office:value="0.93" calcext:value-type="float">
            <text:p>0.93</text:p>
          </table:table-cell>
          <table:table-cell table:number-columns-repeated="12"/>
        </table:table-row>
        <table:table-row table:style-name="ro1">
          <table:table-cell office:value-type="float" office:value="0.189997227223297" calcext:value-type="float">
            <text:p>0.189997227223297</text:p>
          </table:table-cell>
          <table:table-cell table:number-columns-repeated="17"/>
        </table:table-row>
        <table:table-row table:style-name="ro1">
          <table:table-cell office:value-type="float" office:value="0.135635246842936" calcext:value-type="float">
            <text:p>0.135635246842936</text:p>
          </table:table-cell>
          <table:table-cell table:number-columns-repeated="17"/>
        </table:table-row>
        <table:table-row table:style-name="ro1">
          <table:table-cell office:value-type="float" office:value="0.0734023242614275" calcext:value-type="float">
            <text:p>0.073402324261428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float" office:value="0.506965869897445" calcext:value-type="float">
            <text:p>0.506965869897445</text:p>
          </table:table-cell>
          <table:table-cell office:value-type="float" office:value="0.00697" calcext:value-type="float">
            <text:p>0.00697</text:p>
          </table:table-cell>
          <table:table-cell office:value-type="float" office:value="0.22181" calcext:value-type="float">
            <text:p>0.22181</text:p>
          </table:table-cell>
          <table:table-cell office:value-type="float" office:value="0.22192" calcext:value-type="float">
            <text:p>0.22192</text:p>
          </table:table-cell>
          <table:table-cell office:value-type="float" office:value="0.38457" calcext:value-type="float">
            <text:p>0.38457</text:p>
          </table:table-cell>
          <table:table-cell office:value-type="float" office:value="0.896" calcext:value-type="float">
            <text:p>0.896</text:p>
          </table:table-cell>
          <table:table-cell table:number-columns-repeated="12"/>
        </table:table-row>
        <table:table-row table:style-name="ro1">
          <table:table-cell office:value-type="float" office:value="1.29671001964668" calcext:value-type="float">
            <text:p>1.29671001964668</text:p>
          </table:table-cell>
          <table:table-cell office:value-type="float" office:value="-0.00329" calcext:value-type="float">
            <text:p>-0.00329</text:p>
          </table:table-cell>
          <table:table-cell office:value-type="float" office:value="0.16464" calcext:value-type="float">
            <text:p>0.16464</text:p>
          </table:table-cell>
          <table:table-cell office:value-type="float" office:value="0.16467" calcext:value-type="float">
            <text:p>0.16467</text:p>
          </table:table-cell>
          <table:table-cell office:value-type="float" office:value="0.28658" calcext:value-type="float">
            <text:p>0.28658</text:p>
          </table:table-cell>
          <table:table-cell office:value-type="float" office:value="0.91" calcext:value-type="float">
            <text:p>0.91</text:p>
          </table:table-cell>
          <table:table-cell table:number-columns-repeated="12"/>
        </table:table-row>
        <table:table-row table:style-name="ro1">
          <table:table-cell office:value-type="float" office:value="0.482984475813102" calcext:value-type="float">
            <text:p>0.482984475813102</text:p>
          </table:table-cell>
          <table:table-cell office:value-type="float" office:value="-0.01702" calcext:value-type="float">
            <text:p>-0.01702</text:p>
          </table:table-cell>
          <table:table-cell office:value-type="float" office:value="0.09627" calcext:value-type="float">
            <text:p>0.09627</text:p>
          </table:table-cell>
          <table:table-cell office:value-type="float" office:value="0.09776" calcext:value-type="float">
            <text:p>0.09776</text:p>
          </table:table-cell>
          <table:table-cell office:value-type="float" office:value="0.15012" calcext:value-type="float">
            <text:p>0.15012</text:p>
          </table:table-cell>
          <table:table-cell office:value-type="float" office:value="0.858" calcext:value-type="float">
            <text:p>0.858</text:p>
          </table:table-cell>
          <table:table-cell table:number-columns-repeated="12"/>
        </table:table-row>
        <table:table-row table:style-name="ro1">
          <table:table-cell office:value-type="float" office:value="0.196210242116877" calcext:value-type="float">
            <text:p>0.196210242116877</text:p>
          </table:table-cell>
          <table:table-cell table:number-columns-repeated="17"/>
        </table:table-row>
        <table:table-row table:style-name="ro1">
          <table:table-cell office:value-type="float" office:value="0.146215569865368" calcext:value-type="float">
            <text:p>0.146215569865368</text:p>
          </table:table-cell>
          <table:table-cell table:number-columns-repeated="17"/>
        </table:table-row>
        <table:table-row table:style-name="ro1">
          <table:table-cell office:value-type="float" office:value="0.0765916143406896" calcext:value-type="float">
            <text:p>0.07659161434069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0T15:03:11.457753678</dc:date>
    <meta:editing-duration>PT4M19S</meta:editing-duration>
    <meta:editing-cycles>1</meta:editing-cycles>
    <meta:document-statistic meta:table-count="1" meta:cell-count="9126" meta:object-count="0"/>
    <meta:generator>LibreOffice/6.4.7.2$Linux_X86_64 LibreOffice_project/40$Build-2</meta:generator>
  </office:meta>
</office:document-meta>
</file>